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27.33mm" svg:height="89.8mm" svg:x="156.88mm" svg:y="13.28mm">
            <loext:p draw:notify-on-update-of-ranges="Sheet1.A1:Sheet1.A100 Sheet1.B1:Sheet1.B100 Sheet1.C1:Sheet1.C100 Sheet1.D1:Sheet1.D100 Sheet1.E1:Sheet1.E100 Sheet1.F1:Sheet1.F100 Sheet1.G1:Sheet1.G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30mm" svg:height="90.06mm" svg:x="121.64mm" svg:y="228.23mm">
            <loext:p draw:notify-on-update-of-ranges="Sheet1.A107:Sheet1.A626 Sheet1.B107:Sheet1.B626 Sheet1.C107:Sheet1.C626 Sheet1.D107:Sheet1.D626 Sheet1.E107:Sheet1.E626 Sheet1.F107:Sheet1.F626 Sheet1.G107:Sheet1.G6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264" calcext:value-type="float">
            <text:p>264</text:p>
          </table:table-cell>
          <table:table-cell office:value-type="float" office:value="620" calcext:value-type="float">
            <text:p>620</text:p>
          </table:table-cell>
          <table:table-cell office:value-type="float" office:value="503" calcext:value-type="float">
            <text:p>503</text:p>
          </table:table-cell>
          <table:table-cell office:value-type="float" office:value="614" calcext:value-type="float">
            <text:p>614</text:p>
          </table:table-cell>
          <table:table-cell office:value-type="float" office:value="824" calcext:value-type="float">
            <text:p>824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565" calcext:value-type="float">
            <text:p>565</text:p>
          </table:table-cell>
          <table:table-cell office:value-type="float" office:value="1208" calcext:value-type="float">
            <text:p>1208</text:p>
          </table:table-cell>
          <table:table-cell office:value-type="float" office:value="970" calcext:value-type="float">
            <text:p>970</text:p>
          </table:table-cell>
          <table:table-cell office:value-type="float" office:value="1270" calcext:value-type="float">
            <text:p>1270</text:p>
          </table:table-cell>
          <table:table-cell office:value-type="float" office:value="1875" calcext:value-type="float">
            <text:p>1875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328" calcext:value-type="float">
            <text:p>328</text:p>
          </table:table-cell>
          <table:table-cell office:value-type="float" office:value="909" calcext:value-type="float">
            <text:p>909</text:p>
          </table:table-cell>
          <table:table-cell office:value-type="float" office:value="1961" calcext:value-type="float">
            <text:p>1961</text:p>
          </table:table-cell>
          <table:table-cell office:value-type="float" office:value="1558" calcext:value-type="float">
            <text:p>1558</text:p>
          </table:table-cell>
          <table:table-cell office:value-type="float" office:value="1905" calcext:value-type="float">
            <text:p>1905</text:p>
          </table:table-cell>
          <table:table-cell office:value-type="float" office:value="2626" calcext:value-type="float">
            <text:p>2626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493" calcext:value-type="float">
            <text:p>493</text:p>
          </table:table-cell>
          <table:table-cell office:value-type="float" office:value="1142" calcext:value-type="float">
            <text:p>1142</text:p>
          </table:table-cell>
          <table:table-cell office:value-type="float" office:value="2851" calcext:value-type="float">
            <text:p>2851</text:p>
          </table:table-cell>
          <table:table-cell office:value-type="float" office:value="2136" calcext:value-type="float">
            <text:p>2136</text:p>
          </table:table-cell>
          <table:table-cell office:value-type="float" office:value="2553" calcext:value-type="float">
            <text:p>2553</text:p>
          </table:table-cell>
          <table:table-cell office:value-type="float" office:value="3213" calcext:value-type="float">
            <text:p>3213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539" calcext:value-type="float">
            <text:p>539</text:p>
          </table:table-cell>
          <table:table-cell office:value-type="float" office:value="1382" calcext:value-type="float">
            <text:p>1382</text:p>
          </table:table-cell>
          <table:table-cell office:value-type="float" office:value="2576" calcext:value-type="float">
            <text:p>2576</text:p>
          </table:table-cell>
          <table:table-cell office:value-type="float" office:value="2844" calcext:value-type="float">
            <text:p>2844</text:p>
          </table:table-cell>
          <table:table-cell office:value-type="float" office:value="3165" calcext:value-type="float">
            <text:p>3165</text:p>
          </table:table-cell>
          <table:table-cell office:value-type="float" office:value="3590" calcext:value-type="float">
            <text:p>3590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843" calcext:value-type="float">
            <text:p>843</text:p>
          </table:table-cell>
          <table:table-cell office:value-type="float" office:value="1704" calcext:value-type="float">
            <text:p>1704</text:p>
          </table:table-cell>
          <table:table-cell office:value-type="float" office:value="3245" calcext:value-type="float">
            <text:p>3245</text:p>
          </table:table-cell>
          <table:table-cell office:value-type="float" office:value="1963" calcext:value-type="float">
            <text:p>1963</text:p>
          </table:table-cell>
          <table:table-cell office:value-type="float" office:value="3807" calcext:value-type="float">
            <text:p>3807</text:p>
          </table:table-cell>
          <table:table-cell office:value-type="float" office:value="4297" calcext:value-type="float">
            <text:p>4297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float" office:value="742" calcext:value-type="float">
            <text:p>742</text:p>
          </table:table-cell>
          <table:table-cell office:value-type="float" office:value="1982" calcext:value-type="float">
            <text:p>1982</text:p>
          </table:table-cell>
          <table:table-cell office:value-type="float" office:value="4180" calcext:value-type="float">
            <text:p>4180</text:p>
          </table:table-cell>
          <table:table-cell office:value-type="float" office:value="2928" calcext:value-type="float">
            <text:p>2928</text:p>
          </table:table-cell>
          <table:table-cell office:value-type="float" office:value="4507" calcext:value-type="float">
            <text:p>4507</text:p>
          </table:table-cell>
          <table:table-cell office:value-type="float" office:value="5327" calcext:value-type="float">
            <text:p>5327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1091" calcext:value-type="float">
            <text:p>1091</text:p>
          </table:table-cell>
          <table:table-cell office:value-type="float" office:value="2455" calcext:value-type="float">
            <text:p>2455</text:p>
          </table:table-cell>
          <table:table-cell office:value-type="float" office:value="5159" calcext:value-type="float">
            <text:p>5159</text:p>
          </table:table-cell>
          <table:table-cell office:value-type="float" office:value="3987" calcext:value-type="float">
            <text:p>3987</text:p>
          </table:table-cell>
          <table:table-cell office:value-type="float" office:value="5144" calcext:value-type="float">
            <text:p>5144</text:p>
          </table:table-cell>
          <table:table-cell office:value-type="float" office:value="6723" calcext:value-type="float">
            <text:p>6723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1029" calcext:value-type="float">
            <text:p>1029</text:p>
          </table:table-cell>
          <table:table-cell office:value-type="float" office:value="2556" calcext:value-type="float">
            <text:p>2556</text:p>
          </table:table-cell>
          <table:table-cell office:value-type="float" office:value="4597" calcext:value-type="float">
            <text:p>4597</text:p>
          </table:table-cell>
          <table:table-cell office:value-type="float" office:value="4526" calcext:value-type="float">
            <text:p>4526</text:p>
          </table:table-cell>
          <table:table-cell office:value-type="float" office:value="5688" calcext:value-type="float">
            <text:p>5688</text:p>
          </table:table-cell>
          <table:table-cell office:value-type="float" office:value="6497" calcext:value-type="float">
            <text:p>6497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float" office:value="1125" calcext:value-type="float">
            <text:p>1125</text:p>
          </table:table-cell>
          <table:table-cell office:value-type="float" office:value="2994" calcext:value-type="float">
            <text:p>2994</text:p>
          </table:table-cell>
          <table:table-cell office:value-type="float" office:value="5958" calcext:value-type="float">
            <text:p>5958</text:p>
          </table:table-cell>
          <table:table-cell office:value-type="float" office:value="5659" calcext:value-type="float">
            <text:p>5659</text:p>
          </table:table-cell>
          <table:table-cell office:value-type="float" office:value="6367" calcext:value-type="float">
            <text:p>6367</text:p>
          </table:table-cell>
          <table:table-cell office:value-type="float" office:value="7373" calcext:value-type="float">
            <text:p>7373</text:p>
          </table:table-cell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float" office:value="1475" calcext:value-type="float">
            <text:p>1475</text:p>
          </table:table-cell>
          <table:table-cell office:value-type="float" office:value="3310" calcext:value-type="float">
            <text:p>3310</text:p>
          </table:table-cell>
          <table:table-cell office:value-type="float" office:value="6089" calcext:value-type="float">
            <text:p>6089</text:p>
          </table:table-cell>
          <table:table-cell office:value-type="float" office:value="6063" calcext:value-type="float">
            <text:p>6063</text:p>
          </table:table-cell>
          <table:table-cell office:value-type="float" office:value="7041" calcext:value-type="float">
            <text:p>7041</text:p>
          </table:table-cell>
          <table:table-cell office:value-type="float" office:value="8407" calcext:value-type="float">
            <text:p>8407</text:p>
          </table:table-cell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float" office:value="1200" calcext:value-type="float">
            <text:p>1200</text:p>
          </table:table-cell>
          <table:table-cell office:value-type="float" office:value="3488" calcext:value-type="float">
            <text:p>3488</text:p>
          </table:table-cell>
          <table:table-cell office:value-type="float" office:value="6833" calcext:value-type="float">
            <text:p>6833</text:p>
          </table:table-cell>
          <table:table-cell office:value-type="float" office:value="6741" calcext:value-type="float">
            <text:p>6741</text:p>
          </table:table-cell>
          <table:table-cell office:value-type="float" office:value="7670" calcext:value-type="float">
            <text:p>7670</text:p>
          </table:table-cell>
          <table:table-cell office:value-type="float" office:value="9604" calcext:value-type="float">
            <text:p>9604</text:p>
          </table:table-cell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float" office:value="1496" calcext:value-type="float">
            <text:p>1496</text:p>
          </table:table-cell>
          <table:table-cell office:value-type="float" office:value="3895" calcext:value-type="float">
            <text:p>3895</text:p>
          </table:table-cell>
          <table:table-cell office:value-type="float" office:value="9395" calcext:value-type="float">
            <text:p>9395</text:p>
          </table:table-cell>
          <table:table-cell office:value-type="float" office:value="6405" calcext:value-type="float">
            <text:p>6405</text:p>
          </table:table-cell>
          <table:table-cell office:value-type="float" office:value="8369" calcext:value-type="float">
            <text:p>8369</text:p>
          </table:table-cell>
          <table:table-cell office:value-type="float" office:value="10204" calcext:value-type="float">
            <text:p>10204</text:p>
          </table:table-cell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float" office:value="1567" calcext:value-type="float">
            <text:p>1567</text:p>
          </table:table-cell>
          <table:table-cell office:value-type="float" office:value="4055" calcext:value-type="float">
            <text:p>4055</text:p>
          </table:table-cell>
          <table:table-cell office:value-type="float" office:value="9044" calcext:value-type="float">
            <text:p>9044</text:p>
          </table:table-cell>
          <table:table-cell office:value-type="float" office:value="7965" calcext:value-type="float">
            <text:p>7965</text:p>
          </table:table-cell>
          <table:table-cell office:value-type="float" office:value="9060" calcext:value-type="float">
            <text:p>9060</text:p>
          </table:table-cell>
          <table:table-cell office:value-type="float" office:value="12091" calcext:value-type="float">
            <text:p>12091</text:p>
          </table:table-cell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float" office:value="1683" calcext:value-type="float">
            <text:p>1683</text:p>
          </table:table-cell>
          <table:table-cell office:value-type="float" office:value="4510" calcext:value-type="float">
            <text:p>4510</text:p>
          </table:table-cell>
          <table:table-cell office:value-type="float" office:value="9161" calcext:value-type="float">
            <text:p>9161</text:p>
          </table:table-cell>
          <table:table-cell office:value-type="float" office:value="7881" calcext:value-type="float">
            <text:p>7881</text:p>
          </table:table-cell>
          <table:table-cell office:value-type="float" office:value="9653" calcext:value-type="float">
            <text:p>9653</text:p>
          </table:table-cell>
          <table:table-cell office:value-type="float" office:value="11872" calcext:value-type="float">
            <text:p>11872</text:p>
          </table:table-cell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float" office:value="1753" calcext:value-type="float">
            <text:p>1753</text:p>
          </table:table-cell>
          <table:table-cell office:value-type="float" office:value="4683" calcext:value-type="float">
            <text:p>4683</text:p>
          </table:table-cell>
          <table:table-cell office:value-type="float" office:value="10204" calcext:value-type="float">
            <text:p>10204</text:p>
          </table:table-cell>
          <table:table-cell office:value-type="float" office:value="7667" calcext:value-type="float">
            <text:p>7667</text:p>
          </table:table-cell>
          <table:table-cell office:value-type="float" office:value="10189" calcext:value-type="float">
            <text:p>10189</text:p>
          </table:table-cell>
          <table:table-cell office:value-type="float" office:value="11858" calcext:value-type="float">
            <text:p>11858</text:p>
          </table:table-cell>
        </table:table-row>
        <table:table-row table:style-name="ro2">
          <table:table-cell office:value-type="float" office:value="1701" calcext:value-type="float">
            <text:p>1701</text:p>
          </table:table-cell>
          <table:table-cell office:value-type="float" office:value="1996" calcext:value-type="float">
            <text:p>1996</text:p>
          </table:table-cell>
          <table:table-cell office:value-type="float" office:value="5123" calcext:value-type="float">
            <text:p>5123</text:p>
          </table:table-cell>
          <table:table-cell office:value-type="float" office:value="10824" calcext:value-type="float">
            <text:p>10824</text:p>
          </table:table-cell>
          <table:table-cell office:value-type="float" office:value="9363" calcext:value-type="float">
            <text:p>9363</text:p>
          </table:table-cell>
          <table:table-cell office:value-type="float" office:value="10871" calcext:value-type="float">
            <text:p>10871</text:p>
          </table:table-cell>
          <table:table-cell office:value-type="float" office:value="12260" calcext:value-type="float">
            <text:p>12260</text:p>
          </table:table-cell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float" office:value="2416" calcext:value-type="float">
            <text:p>2416</text:p>
          </table:table-cell>
          <table:table-cell office:value-type="float" office:value="5238" calcext:value-type="float">
            <text:p>5238</text:p>
          </table:table-cell>
          <table:table-cell office:value-type="float" office:value="12798" calcext:value-type="float">
            <text:p>12798</text:p>
          </table:table-cell>
          <table:table-cell office:value-type="float" office:value="10293" calcext:value-type="float">
            <text:p>10293</text:p>
          </table:table-cell>
          <table:table-cell office:value-type="float" office:value="11503" calcext:value-type="float">
            <text:p>11503</text:p>
          </table:table-cell>
          <table:table-cell office:value-type="float" office:value="13556" calcext:value-type="float">
            <text:p>13556</text:p>
          </table:table-cell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float" office:value="2098" calcext:value-type="float">
            <text:p>2098</text:p>
          </table:table-cell>
          <table:table-cell office:value-type="float" office:value="5759" calcext:value-type="float">
            <text:p>5759</text:p>
          </table:table-cell>
          <table:table-cell office:value-type="float" office:value="14131" calcext:value-type="float">
            <text:p>14131</text:p>
          </table:table-cell>
          <table:table-cell office:value-type="float" office:value="10626" calcext:value-type="float">
            <text:p>10626</text:p>
          </table:table-cell>
          <table:table-cell office:value-type="float" office:value="12034" calcext:value-type="float">
            <text:p>12034</text:p>
          </table:table-cell>
          <table:table-cell office:value-type="float" office:value="12905" calcext:value-type="float">
            <text:p>12905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2490" calcext:value-type="float">
            <text:p>2490</text:p>
          </table:table-cell>
          <table:table-cell office:value-type="float" office:value="6034" calcext:value-type="float">
            <text:p>6034</text:p>
          </table:table-cell>
          <table:table-cell office:value-type="float" office:value="11320" calcext:value-type="float">
            <text:p>11320</text:p>
          </table:table-cell>
          <table:table-cell office:value-type="float" office:value="11630" calcext:value-type="float">
            <text:p>11630</text:p>
          </table:table-cell>
          <table:table-cell office:value-type="float" office:value="12750" calcext:value-type="float">
            <text:p>12750</text:p>
          </table:table-cell>
          <table:table-cell office:value-type="float" office:value="14286" calcext:value-type="float">
            <text:p>14286</text:p>
          </table:table-cell>
        </table:table-row>
        <table:table-row table:style-name="ro2">
          <table:table-cell office:value-type="float" office:value="2101" calcext:value-type="float">
            <text:p>2101</text:p>
          </table:table-cell>
          <table:table-cell office:value-type="float" office:value="2555" calcext:value-type="float">
            <text:p>2555</text:p>
          </table:table-cell>
          <table:table-cell office:value-type="float" office:value="6278" calcext:value-type="float">
            <text:p>6278</text:p>
          </table:table-cell>
          <table:table-cell office:value-type="float" office:value="12879" calcext:value-type="float">
            <text:p>12879</text:p>
          </table:table-cell>
          <table:table-cell office:value-type="float" office:value="12306" calcext:value-type="float">
            <text:p>12306</text:p>
          </table:table-cell>
          <table:table-cell office:value-type="float" office:value="13525" calcext:value-type="float">
            <text:p>13525</text:p>
          </table:table-cell>
          <table:table-cell office:value-type="float" office:value="15293" calcext:value-type="float">
            <text:p>15293</text:p>
          </table:table-cell>
        </table:table-row>
        <table:table-row table:style-name="ro2">
          <table:table-cell office:value-type="float" office:value="2201" calcext:value-type="float">
            <text:p>2201</text:p>
          </table:table-cell>
          <table:table-cell office:value-type="float" office:value="2366" calcext:value-type="float">
            <text:p>2366</text:p>
          </table:table-cell>
          <table:table-cell office:value-type="float" office:value="6430" calcext:value-type="float">
            <text:p>6430</text:p>
          </table:table-cell>
          <table:table-cell office:value-type="float" office:value="11625" calcext:value-type="float">
            <text:p>11625</text:p>
          </table:table-cell>
          <table:table-cell office:value-type="float" office:value="10535" calcext:value-type="float">
            <text:p>10535</text:p>
          </table:table-cell>
          <table:table-cell office:value-type="float" office:value="13972" calcext:value-type="float">
            <text:p>13972</text:p>
          </table:table-cell>
          <table:table-cell office:value-type="float" office:value="16593" calcext:value-type="float">
            <text:p>16593</text:p>
          </table:table-cell>
        </table:table-row>
        <table:table-row table:style-name="ro2">
          <table:table-cell office:value-type="float" office:value="2301" calcext:value-type="float">
            <text:p>2301</text:p>
          </table:table-cell>
          <table:table-cell office:value-type="float" office:value="2866" calcext:value-type="float">
            <text:p>2866</text:p>
          </table:table-cell>
          <table:table-cell office:value-type="float" office:value="6714" calcext:value-type="float">
            <text:p>6714</text:p>
          </table:table-cell>
          <table:table-cell office:value-type="float" office:value="14934" calcext:value-type="float">
            <text:p>14934</text:p>
          </table:table-cell>
          <table:table-cell office:value-type="float" office:value="13697" calcext:value-type="float">
            <text:p>13697</text:p>
          </table:table-cell>
          <table:table-cell office:value-type="float" office:value="14621" calcext:value-type="float">
            <text:p>14621</text:p>
          </table:table-cell>
          <table:table-cell office:value-type="float" office:value="16298" calcext:value-type="float">
            <text:p>16298</text:p>
          </table:table-cell>
        </table:table-row>
        <table:table-row table:style-name="ro2">
          <table:table-cell office:value-type="float" office:value="2401" calcext:value-type="float">
            <text:p>2401</text:p>
          </table:table-cell>
          <table:table-cell office:value-type="float" office:value="3204" calcext:value-type="float">
            <text:p>3204</text:p>
          </table:table-cell>
          <table:table-cell office:value-type="float" office:value="7412" calcext:value-type="float">
            <text:p>7412</text:p>
          </table:table-cell>
          <table:table-cell office:value-type="float" office:value="17866" calcext:value-type="float">
            <text:p>17866</text:p>
          </table:table-cell>
          <table:table-cell office:value-type="float" office:value="14203" calcext:value-type="float">
            <text:p>14203</text:p>
          </table:table-cell>
          <table:table-cell office:value-type="float" office:value="15366" calcext:value-type="float">
            <text:p>15366</text:p>
          </table:table-cell>
          <table:table-cell office:value-type="float" office:value="17093" calcext:value-type="float">
            <text:p>17093</text:p>
          </table:table-cell>
        </table:table-row>
        <table:table-row table:style-name="ro2">
          <table:table-cell office:value-type="float" office:value="2501" calcext:value-type="float">
            <text:p>2501</text:p>
          </table:table-cell>
          <table:table-cell office:value-type="float" office:value="2738" calcext:value-type="float">
            <text:p>2738</text:p>
          </table:table-cell>
          <table:table-cell office:value-type="float" office:value="7286" calcext:value-type="float">
            <text:p>7286</text:p>
          </table:table-cell>
          <table:table-cell office:value-type="float" office:value="15765" calcext:value-type="float">
            <text:p>15765</text:p>
          </table:table-cell>
          <table:table-cell office:value-type="float" office:value="14399" calcext:value-type="float">
            <text:p>14399</text:p>
          </table:table-cell>
          <table:table-cell office:value-type="float" office:value="16112" calcext:value-type="float">
            <text:p>16112</text:p>
          </table:table-cell>
          <table:table-cell office:value-type="float" office:value="17977" calcext:value-type="float">
            <text:p>17977</text:p>
          </table:table-cell>
        </table:table-row>
        <table:table-row table:style-name="ro2">
          <table:table-cell office:value-type="float" office:value="2601" calcext:value-type="float">
            <text:p>2601</text:p>
          </table:table-cell>
          <table:table-cell office:value-type="float" office:value="3447" calcext:value-type="float">
            <text:p>3447</text:p>
          </table:table-cell>
          <table:table-cell office:value-type="float" office:value="7644" calcext:value-type="float">
            <text:p>7644</text:p>
          </table:table-cell>
          <table:table-cell office:value-type="float" office:value="14536" calcext:value-type="float">
            <text:p>14536</text:p>
          </table:table-cell>
          <table:table-cell office:value-type="float" office:value="15262" calcext:value-type="float">
            <text:p>15262</text:p>
          </table:table-cell>
          <table:table-cell office:value-type="float" office:value="16665" calcext:value-type="float">
            <text:p>16665</text:p>
          </table:table-cell>
          <table:table-cell office:value-type="float" office:value="18901" calcext:value-type="float">
            <text:p>18901</text:p>
          </table:table-cell>
        </table:table-row>
        <table:table-row table:style-name="ro2">
          <table:table-cell office:value-type="float" office:value="2701" calcext:value-type="float">
            <text:p>2701</text:p>
          </table:table-cell>
          <table:table-cell office:value-type="float" office:value="3157" calcext:value-type="float">
            <text:p>3157</text:p>
          </table:table-cell>
          <table:table-cell office:value-type="float" office:value="7875" calcext:value-type="float">
            <text:p>7875</text:p>
          </table:table-cell>
          <table:table-cell office:value-type="float" office:value="15771" calcext:value-type="float">
            <text:p>15771</text:p>
          </table:table-cell>
          <table:table-cell office:value-type="float" office:value="15532" calcext:value-type="float">
            <text:p>15532</text:p>
          </table:table-cell>
          <table:table-cell office:value-type="float" office:value="17207" calcext:value-type="float">
            <text:p>17207</text:p>
          </table:table-cell>
          <table:table-cell office:value-type="float" office:value="18669" calcext:value-type="float">
            <text:p>18669</text:p>
          </table:table-cell>
        </table:table-row>
        <table:table-row table:style-name="ro2">
          <table:table-cell office:value-type="float" office:value="2801" calcext:value-type="float">
            <text:p>2801</text:p>
          </table:table-cell>
          <table:table-cell office:value-type="float" office:value="2800" calcext:value-type="float">
            <text:p>2800</text:p>
          </table:table-cell>
          <table:table-cell office:value-type="float" office:value="8158" calcext:value-type="float">
            <text:p>8158</text:p>
          </table:table-cell>
          <table:table-cell office:value-type="float" office:value="16082" calcext:value-type="float">
            <text:p>16082</text:p>
          </table:table-cell>
          <table:table-cell office:value-type="float" office:value="16228" calcext:value-type="float">
            <text:p>16228</text:p>
          </table:table-cell>
          <table:table-cell office:value-type="float" office:value="17924" calcext:value-type="float">
            <text:p>17924</text:p>
          </table:table-cell>
          <table:table-cell office:value-type="float" office:value="19605" calcext:value-type="float">
            <text:p>19605</text:p>
          </table:table-cell>
        </table:table-row>
        <table:table-row table:style-name="ro2">
          <table:table-cell office:value-type="float" office:value="2901" calcext:value-type="float">
            <text:p>2901</text:p>
          </table:table-cell>
          <table:table-cell office:value-type="float" office:value="4214" calcext:value-type="float">
            <text:p>4214</text:p>
          </table:table-cell>
          <table:table-cell office:value-type="float" office:value="8350" calcext:value-type="float">
            <text:p>8350</text:p>
          </table:table-cell>
          <table:table-cell office:value-type="float" office:value="15459" calcext:value-type="float">
            <text:p>15459</text:p>
          </table:table-cell>
          <table:table-cell office:value-type="float" office:value="16749" calcext:value-type="float">
            <text:p>16749</text:p>
          </table:table-cell>
          <table:table-cell office:value-type="float" office:value="18561" calcext:value-type="float">
            <text:p>18561</text:p>
          </table:table-cell>
          <table:table-cell office:value-type="float" office:value="21057" calcext:value-type="float">
            <text:p>21057</text:p>
          </table:table-cell>
        </table:table-row>
        <table:table-row table:style-name="ro2">
          <table:table-cell office:value-type="float" office:value="3001" calcext:value-type="float">
            <text:p>3001</text:p>
          </table:table-cell>
          <table:table-cell office:value-type="float" office:value="3723" calcext:value-type="float">
            <text:p>3723</text:p>
          </table:table-cell>
          <table:table-cell office:value-type="float" office:value="8994" calcext:value-type="float">
            <text:p>8994</text:p>
          </table:table-cell>
          <table:table-cell office:value-type="float" office:value="17014" calcext:value-type="float">
            <text:p>17014</text:p>
          </table:table-cell>
          <table:table-cell office:value-type="float" office:value="17909" calcext:value-type="float">
            <text:p>17909</text:p>
          </table:table-cell>
          <table:table-cell office:value-type="float" office:value="19184" calcext:value-type="float">
            <text:p>19184</text:p>
          </table:table-cell>
          <table:table-cell office:value-type="float" office:value="22091" calcext:value-type="float">
            <text:p>22091</text:p>
          </table:table-cell>
        </table:table-row>
        <table:table-row table:style-name="ro2">
          <table:table-cell office:value-type="float" office:value="3101" calcext:value-type="float">
            <text:p>3101</text:p>
          </table:table-cell>
          <table:table-cell office:value-type="float" office:value="4071" calcext:value-type="float">
            <text:p>4071</text:p>
          </table:table-cell>
          <table:table-cell office:value-type="float" office:value="9302" calcext:value-type="float">
            <text:p>9302</text:p>
          </table:table-cell>
          <table:table-cell office:value-type="float" office:value="17950" calcext:value-type="float">
            <text:p>17950</text:p>
          </table:table-cell>
          <table:table-cell office:value-type="float" office:value="17913" calcext:value-type="float">
            <text:p>17913</text:p>
          </table:table-cell>
          <table:table-cell office:value-type="float" office:value="19932" calcext:value-type="float">
            <text:p>19932</text:p>
          </table:table-cell>
          <table:table-cell office:value-type="float" office:value="22765" calcext:value-type="float">
            <text:p>22765</text:p>
          </table:table-cell>
        </table:table-row>
        <table:table-row table:style-name="ro2">
          <table:table-cell office:value-type="float" office:value="3201" calcext:value-type="float">
            <text:p>3201</text:p>
          </table:table-cell>
          <table:table-cell office:value-type="float" office:value="4160" calcext:value-type="float">
            <text:p>4160</text:p>
          </table:table-cell>
          <table:table-cell office:value-type="float" office:value="9485" calcext:value-type="float">
            <text:p>9485</text:p>
          </table:table-cell>
          <table:table-cell office:value-type="float" office:value="21703" calcext:value-type="float">
            <text:p>21703</text:p>
          </table:table-cell>
          <table:table-cell office:value-type="float" office:value="17161" calcext:value-type="float">
            <text:p>17161</text:p>
          </table:table-cell>
          <table:table-cell office:value-type="float" office:value="20839" calcext:value-type="float">
            <text:p>20839</text:p>
          </table:table-cell>
          <table:table-cell office:value-type="float" office:value="24538" calcext:value-type="float">
            <text:p>24538</text:p>
          </table:table-cell>
        </table:table-row>
        <table:table-row table:style-name="ro2">
          <table:table-cell office:value-type="float" office:value="3301" calcext:value-type="float">
            <text:p>3301</text:p>
          </table:table-cell>
          <table:table-cell office:value-type="float" office:value="3342" calcext:value-type="float">
            <text:p>3342</text:p>
          </table:table-cell>
          <table:table-cell office:value-type="float" office:value="9841" calcext:value-type="float">
            <text:p>9841</text:p>
          </table:table-cell>
          <table:table-cell office:value-type="float" office:value="18816" calcext:value-type="float">
            <text:p>18816</text:p>
          </table:table-cell>
          <table:table-cell office:value-type="float" office:value="16193" calcext:value-type="float">
            <text:p>16193</text:p>
          </table:table-cell>
          <table:table-cell office:value-type="float" office:value="21393" calcext:value-type="float">
            <text:p>21393</text:p>
          </table:table-cell>
          <table:table-cell office:value-type="float" office:value="25744" calcext:value-type="float">
            <text:p>25744</text:p>
          </table:table-cell>
        </table:table-row>
        <table:table-row table:style-name="ro2">
          <table:table-cell office:value-type="float" office:value="3401" calcext:value-type="float">
            <text:p>3401</text:p>
          </table:table-cell>
          <table:table-cell office:value-type="float" office:value="4703" calcext:value-type="float">
            <text:p>4703</text:p>
          </table:table-cell>
          <table:table-cell office:value-type="float" office:value="10180" calcext:value-type="float">
            <text:p>10180</text:p>
          </table:table-cell>
          <table:table-cell office:value-type="float" office:value="18165" calcext:value-type="float">
            <text:p>18165</text:p>
          </table:table-cell>
          <table:table-cell office:value-type="float" office:value="16746" calcext:value-type="float">
            <text:p>16746</text:p>
          </table:table-cell>
          <table:table-cell office:value-type="float" office:value="21680" calcext:value-type="float">
            <text:p>21680</text:p>
          </table:table-cell>
          <table:table-cell office:value-type="float" office:value="24274" calcext:value-type="float">
            <text:p>24274</text:p>
          </table:table-cell>
        </table:table-row>
        <table:table-row table:style-name="ro2">
          <table:table-cell office:value-type="float" office:value="3501" calcext:value-type="float">
            <text:p>3501</text:p>
          </table:table-cell>
          <table:table-cell office:value-type="float" office:value="3709" calcext:value-type="float">
            <text:p>3709</text:p>
          </table:table-cell>
          <table:table-cell office:value-type="float" office:value="10741" calcext:value-type="float">
            <text:p>10741</text:p>
          </table:table-cell>
          <table:table-cell office:value-type="float" office:value="22101" calcext:value-type="float">
            <text:p>22101</text:p>
          </table:table-cell>
          <table:table-cell office:value-type="float" office:value="19431" calcext:value-type="float">
            <text:p>19431</text:p>
          </table:table-cell>
          <table:table-cell office:value-type="float" office:value="22602" calcext:value-type="float">
            <text:p>22602</text:p>
          </table:table-cell>
          <table:table-cell office:value-type="float" office:value="26061" calcext:value-type="float">
            <text:p>26061</text:p>
          </table:table-cell>
        </table:table-row>
        <table:table-row table:style-name="ro2">
          <table:table-cell office:value-type="float" office:value="3601" calcext:value-type="float">
            <text:p>3601</text:p>
          </table:table-cell>
          <table:table-cell office:value-type="float" office:value="4244" calcext:value-type="float">
            <text:p>4244</text:p>
          </table:table-cell>
          <table:table-cell office:value-type="float" office:value="10375" calcext:value-type="float">
            <text:p>10375</text:p>
          </table:table-cell>
          <table:table-cell office:value-type="float" office:value="24662" calcext:value-type="float">
            <text:p>24662</text:p>
          </table:table-cell>
          <table:table-cell office:value-type="float" office:value="19937" calcext:value-type="float">
            <text:p>19937</text:p>
          </table:table-cell>
          <table:table-cell office:value-type="float" office:value="22856" calcext:value-type="float">
            <text:p>22856</text:p>
          </table:table-cell>
          <table:table-cell office:value-type="float" office:value="25581" calcext:value-type="float">
            <text:p>25581</text:p>
          </table:table-cell>
        </table:table-row>
        <table:table-row table:style-name="ro2">
          <table:table-cell office:value-type="float" office:value="3701" calcext:value-type="float">
            <text:p>3701</text:p>
          </table:table-cell>
          <table:table-cell office:value-type="float" office:value="5534" calcext:value-type="float">
            <text:p>5534</text:p>
          </table:table-cell>
          <table:table-cell office:value-type="float" office:value="11329" calcext:value-type="float">
            <text:p>11329</text:p>
          </table:table-cell>
          <table:table-cell office:value-type="float" office:value="20301" calcext:value-type="float">
            <text:p>20301</text:p>
          </table:table-cell>
          <table:table-cell office:value-type="float" office:value="21679" calcext:value-type="float">
            <text:p>21679</text:p>
          </table:table-cell>
          <table:table-cell office:value-type="float" office:value="23546" calcext:value-type="float">
            <text:p>23546</text:p>
          </table:table-cell>
          <table:table-cell office:value-type="float" office:value="25549" calcext:value-type="float">
            <text:p>25549</text:p>
          </table:table-cell>
        </table:table-row>
        <table:table-row table:style-name="ro2">
          <table:table-cell office:value-type="float" office:value="3801" calcext:value-type="float">
            <text:p>3801</text:p>
          </table:table-cell>
          <table:table-cell office:value-type="float" office:value="5871" calcext:value-type="float">
            <text:p>5871</text:p>
          </table:table-cell>
          <table:table-cell office:value-type="float" office:value="11630" calcext:value-type="float">
            <text:p>11630</text:p>
          </table:table-cell>
          <table:table-cell office:value-type="float" office:value="22542" calcext:value-type="float">
            <text:p>22542</text:p>
          </table:table-cell>
          <table:table-cell office:value-type="float" office:value="20567" calcext:value-type="float">
            <text:p>20567</text:p>
          </table:table-cell>
          <table:table-cell office:value-type="float" office:value="24595" calcext:value-type="float">
            <text:p>24595</text:p>
          </table:table-cell>
          <table:table-cell office:value-type="float" office:value="30756" calcext:value-type="float">
            <text:p>30756</text:p>
          </table:table-cell>
        </table:table-row>
        <table:table-row table:style-name="ro2">
          <table:table-cell office:value-type="float" office:value="3901" calcext:value-type="float">
            <text:p>3901</text:p>
          </table:table-cell>
          <table:table-cell office:value-type="float" office:value="4804" calcext:value-type="float">
            <text:p>4804</text:p>
          </table:table-cell>
          <table:table-cell office:value-type="float" office:value="10991" calcext:value-type="float">
            <text:p>10991</text:p>
          </table:table-cell>
          <table:table-cell office:value-type="float" office:value="20429" calcext:value-type="float">
            <text:p>20429</text:p>
          </table:table-cell>
          <table:table-cell office:value-type="float" office:value="14174" calcext:value-type="float">
            <text:p>14174</text:p>
          </table:table-cell>
          <table:table-cell office:value-type="float" office:value="26752" calcext:value-type="float">
            <text:p>26752</text:p>
          </table:table-cell>
          <table:table-cell office:value-type="float" office:value="36373" calcext:value-type="float">
            <text:p>36373</text:p>
          </table:table-cell>
        </table:table-row>
        <table:table-row table:style-name="ro2">
          <table:table-cell office:value-type="float" office:value="4001" calcext:value-type="float">
            <text:p>4001</text:p>
          </table:table-cell>
          <table:table-cell office:value-type="float" office:value="4613" calcext:value-type="float">
            <text:p>4613</text:p>
          </table:table-cell>
          <table:table-cell office:value-type="float" office:value="11834" calcext:value-type="float">
            <text:p>11834</text:p>
          </table:table-cell>
          <table:table-cell office:value-type="float" office:value="20592" calcext:value-type="float">
            <text:p>20592</text:p>
          </table:table-cell>
          <table:table-cell office:value-type="float" office:value="19938" calcext:value-type="float">
            <text:p>19938</text:p>
          </table:table-cell>
          <table:table-cell office:value-type="float" office:value="25485" calcext:value-type="float">
            <text:p>25485</text:p>
          </table:table-cell>
          <table:table-cell office:value-type="float" office:value="29906" calcext:value-type="float">
            <text:p>29906</text:p>
          </table:table-cell>
        </table:table-row>
        <table:table-row table:style-name="ro2">
          <table:table-cell office:value-type="float" office:value="4101" calcext:value-type="float">
            <text:p>4101</text:p>
          </table:table-cell>
          <table:table-cell office:value-type="float" office:value="4550" calcext:value-type="float">
            <text:p>4550</text:p>
          </table:table-cell>
          <table:table-cell office:value-type="float" office:value="12249" calcext:value-type="float">
            <text:p>12249</text:p>
          </table:table-cell>
          <table:table-cell office:value-type="float" office:value="28987" calcext:value-type="float">
            <text:p>28987</text:p>
          </table:table-cell>
          <table:table-cell office:value-type="float" office:value="23227" calcext:value-type="float">
            <text:p>23227</text:p>
          </table:table-cell>
          <table:table-cell office:value-type="float" office:value="26158" calcext:value-type="float">
            <text:p>26158</text:p>
          </table:table-cell>
          <table:table-cell office:value-type="float" office:value="30246" calcext:value-type="float">
            <text:p>30246</text:p>
          </table:table-cell>
        </table:table-row>
        <table:table-row table:style-name="ro2">
          <table:table-cell office:value-type="float" office:value="4201" calcext:value-type="float">
            <text:p>4201</text:p>
          </table:table-cell>
          <table:table-cell office:value-type="float" office:value="4783" calcext:value-type="float">
            <text:p>4783</text:p>
          </table:table-cell>
          <table:table-cell office:value-type="float" office:value="12315" calcext:value-type="float">
            <text:p>12315</text:p>
          </table:table-cell>
          <table:table-cell office:value-type="float" office:value="27370" calcext:value-type="float">
            <text:p>27370</text:p>
          </table:table-cell>
          <table:table-cell office:value-type="float" office:value="22735" calcext:value-type="float">
            <text:p>22735</text:p>
          </table:table-cell>
          <table:table-cell office:value-type="float" office:value="26815" calcext:value-type="float">
            <text:p>26815</text:p>
          </table:table-cell>
          <table:table-cell office:value-type="float" office:value="30196" calcext:value-type="float">
            <text:p>30196</text:p>
          </table:table-cell>
        </table:table-row>
        <table:table-row table:style-name="ro2">
          <table:table-cell office:value-type="float" office:value="4301" calcext:value-type="float">
            <text:p>4301</text:p>
          </table:table-cell>
          <table:table-cell office:value-type="float" office:value="4546" calcext:value-type="float">
            <text:p>4546</text:p>
          </table:table-cell>
          <table:table-cell office:value-type="float" office:value="13302" calcext:value-type="float">
            <text:p>13302</text:p>
          </table:table-cell>
          <table:table-cell office:value-type="float" office:value="25091" calcext:value-type="float">
            <text:p>25091</text:p>
          </table:table-cell>
          <table:table-cell office:value-type="float" office:value="24697" calcext:value-type="float">
            <text:p>24697</text:p>
          </table:table-cell>
          <table:table-cell office:value-type="float" office:value="27310" calcext:value-type="float">
            <text:p>27310</text:p>
          </table:table-cell>
          <table:table-cell office:value-type="float" office:value="30596" calcext:value-type="float">
            <text:p>30596</text:p>
          </table:table-cell>
        </table:table-row>
        <table:table-row table:style-name="ro2">
          <table:table-cell office:value-type="float" office:value="4401" calcext:value-type="float">
            <text:p>4401</text:p>
          </table:table-cell>
          <table:table-cell office:value-type="float" office:value="4892" calcext:value-type="float">
            <text:p>4892</text:p>
          </table:table-cell>
          <table:table-cell office:value-type="float" office:value="12633" calcext:value-type="float">
            <text:p>12633</text:p>
          </table:table-cell>
          <table:table-cell office:value-type="float" office:value="23974" calcext:value-type="float">
            <text:p>23974</text:p>
          </table:table-cell>
          <table:table-cell office:value-type="float" office:value="25407" calcext:value-type="float">
            <text:p>25407</text:p>
          </table:table-cell>
          <table:table-cell office:value-type="float" office:value="28146" calcext:value-type="float">
            <text:p>28146</text:p>
          </table:table-cell>
          <table:table-cell office:value-type="float" office:value="30998" calcext:value-type="float">
            <text:p>30998</text:p>
          </table:table-cell>
        </table:table-row>
        <table:table-row table:style-name="ro2">
          <table:table-cell office:value-type="float" office:value="4501" calcext:value-type="float">
            <text:p>4501</text:p>
          </table:table-cell>
          <table:table-cell office:value-type="float" office:value="5891" calcext:value-type="float">
            <text:p>5891</text:p>
          </table:table-cell>
          <table:table-cell office:value-type="float" office:value="13130" calcext:value-type="float">
            <text:p>13130</text:p>
          </table:table-cell>
          <table:table-cell office:value-type="float" office:value="29405" calcext:value-type="float">
            <text:p>29405</text:p>
          </table:table-cell>
          <table:table-cell office:value-type="float" office:value="26930" calcext:value-type="float">
            <text:p>26930</text:p>
          </table:table-cell>
          <table:table-cell office:value-type="float" office:value="28805" calcext:value-type="float">
            <text:p>28805</text:p>
          </table:table-cell>
          <table:table-cell office:value-type="float" office:value="32105" calcext:value-type="float">
            <text:p>32105</text:p>
          </table:table-cell>
        </table:table-row>
        <table:table-row table:style-name="ro2">
          <table:table-cell office:value-type="float" office:value="4601" calcext:value-type="float">
            <text:p>4601</text:p>
          </table:table-cell>
          <table:table-cell office:value-type="float" office:value="6372" calcext:value-type="float">
            <text:p>6372</text:p>
          </table:table-cell>
          <table:table-cell office:value-type="float" office:value="13619" calcext:value-type="float">
            <text:p>13619</text:p>
          </table:table-cell>
          <table:table-cell office:value-type="float" office:value="28055" calcext:value-type="float">
            <text:p>28055</text:p>
          </table:table-cell>
          <table:table-cell office:value-type="float" office:value="27032" calcext:value-type="float">
            <text:p>27032</text:p>
          </table:table-cell>
          <table:table-cell office:value-type="float" office:value="29356" calcext:value-type="float">
            <text:p>29356</text:p>
          </table:table-cell>
          <table:table-cell office:value-type="float" office:value="31611" calcext:value-type="float">
            <text:p>31611</text:p>
          </table:table-cell>
        </table:table-row>
        <table:table-row table:style-name="ro2">
          <table:table-cell office:value-type="float" office:value="4701" calcext:value-type="float">
            <text:p>4701</text:p>
          </table:table-cell>
          <table:table-cell office:value-type="float" office:value="6151" calcext:value-type="float">
            <text:p>6151</text:p>
          </table:table-cell>
          <table:table-cell office:value-type="float" office:value="14348" calcext:value-type="float">
            <text:p>14348</text:p>
          </table:table-cell>
          <table:table-cell office:value-type="float" office:value="26787" calcext:value-type="float">
            <text:p>26787</text:p>
          </table:table-cell>
          <table:table-cell office:value-type="float" office:value="28360" calcext:value-type="float">
            <text:p>28360</text:p>
          </table:table-cell>
          <table:table-cell office:value-type="float" office:value="30021" calcext:value-type="float">
            <text:p>30021</text:p>
          </table:table-cell>
          <table:table-cell office:value-type="float" office:value="32799" calcext:value-type="float">
            <text:p>32799</text:p>
          </table:table-cell>
        </table:table-row>
        <table:table-row table:style-name="ro2">
          <table:table-cell office:value-type="float" office:value="4801" calcext:value-type="float">
            <text:p>4801</text:p>
          </table:table-cell>
          <table:table-cell office:value-type="float" office:value="5341" calcext:value-type="float">
            <text:p>5341</text:p>
          </table:table-cell>
          <table:table-cell office:value-type="float" office:value="14772" calcext:value-type="float">
            <text:p>14772</text:p>
          </table:table-cell>
          <table:table-cell office:value-type="float" office:value="32046" calcext:value-type="float">
            <text:p>32046</text:p>
          </table:table-cell>
          <table:table-cell office:value-type="float" office:value="28976" calcext:value-type="float">
            <text:p>28976</text:p>
          </table:table-cell>
          <table:table-cell office:value-type="float" office:value="30821" calcext:value-type="float">
            <text:p>30821</text:p>
          </table:table-cell>
          <table:table-cell office:value-type="float" office:value="34173" calcext:value-type="float">
            <text:p>34173</text:p>
          </table:table-cell>
        </table:table-row>
        <table:table-row table:style-name="ro2">
          <table:table-cell office:value-type="float" office:value="4901" calcext:value-type="float">
            <text:p>4901</text:p>
          </table:table-cell>
          <table:table-cell office:value-type="float" office:value="6980" calcext:value-type="float">
            <text:p>6980</text:p>
          </table:table-cell>
          <table:table-cell office:value-type="float" office:value="14728" calcext:value-type="float">
            <text:p>14728</text:p>
          </table:table-cell>
          <table:table-cell office:value-type="float" office:value="34428" calcext:value-type="float">
            <text:p>34428</text:p>
          </table:table-cell>
          <table:table-cell office:value-type="float" office:value="29320" calcext:value-type="float">
            <text:p>29320</text:p>
          </table:table-cell>
          <table:table-cell office:value-type="float" office:value="31316" calcext:value-type="float">
            <text:p>31316</text:p>
          </table:table-cell>
          <table:table-cell office:value-type="float" office:value="33859" calcext:value-type="float">
            <text:p>33859</text:p>
          </table:table-cell>
        </table:table-row>
        <table:table-row table:style-name="ro2">
          <table:table-cell office:value-type="float" office:value="5001" calcext:value-type="float">
            <text:p>5001</text:p>
          </table:table-cell>
          <table:table-cell office:value-type="float" office:value="5823" calcext:value-type="float">
            <text:p>5823</text:p>
          </table:table-cell>
          <table:table-cell office:value-type="float" office:value="15691" calcext:value-type="float">
            <text:p>15691</text:p>
          </table:table-cell>
          <table:table-cell office:value-type="float" office:value="36793" calcext:value-type="float">
            <text:p>36793</text:p>
          </table:table-cell>
          <table:table-cell office:value-type="float" office:value="29481" calcext:value-type="float">
            <text:p>29481</text:p>
          </table:table-cell>
          <table:table-cell office:value-type="float" office:value="32148" calcext:value-type="float">
            <text:p>32148</text:p>
          </table:table-cell>
          <table:table-cell office:value-type="float" office:value="36074" calcext:value-type="float">
            <text:p>36074</text:p>
          </table:table-cell>
        </table:table-row>
        <table:table-row table:style-name="ro2">
          <table:table-cell office:value-type="float" office:value="5101" calcext:value-type="float">
            <text:p>5101</text:p>
          </table:table-cell>
          <table:table-cell office:value-type="float" office:value="5568" calcext:value-type="float">
            <text:p>5568</text:p>
          </table:table-cell>
          <table:table-cell office:value-type="float" office:value="15562" calcext:value-type="float">
            <text:p>15562</text:p>
          </table:table-cell>
          <table:table-cell office:value-type="float" office:value="31446" calcext:value-type="float">
            <text:p>31446</text:p>
          </table:table-cell>
          <table:table-cell office:value-type="float" office:value="28872" calcext:value-type="float">
            <text:p>28872</text:p>
          </table:table-cell>
          <table:table-cell office:value-type="float" office:value="32565" calcext:value-type="float">
            <text:p>32565</text:p>
          </table:table-cell>
          <table:table-cell office:value-type="float" office:value="34979" calcext:value-type="float">
            <text:p>34979</text:p>
          </table:table-cell>
        </table:table-row>
        <table:table-row table:style-name="ro2">
          <table:table-cell office:value-type="float" office:value="5201" calcext:value-type="float">
            <text:p>5201</text:p>
          </table:table-cell>
          <table:table-cell office:value-type="float" office:value="7326" calcext:value-type="float">
            <text:p>7326</text:p>
          </table:table-cell>
          <table:table-cell office:value-type="float" office:value="15816" calcext:value-type="float">
            <text:p>15816</text:p>
          </table:table-cell>
          <table:table-cell office:value-type="float" office:value="28920" calcext:value-type="float">
            <text:p>28920</text:p>
          </table:table-cell>
          <table:table-cell office:value-type="float" office:value="29352" calcext:value-type="float">
            <text:p>29352</text:p>
          </table:table-cell>
          <table:table-cell office:value-type="float" office:value="33223" calcext:value-type="float">
            <text:p>33223</text:p>
          </table:table-cell>
          <table:table-cell office:value-type="float" office:value="36818" calcext:value-type="float">
            <text:p>36818</text:p>
          </table:table-cell>
        </table:table-row>
        <table:table-row table:style-name="ro2">
          <table:table-cell office:value-type="float" office:value="5301" calcext:value-type="float">
            <text:p>5301</text:p>
          </table:table-cell>
          <table:table-cell office:value-type="float" office:value="6213" calcext:value-type="float">
            <text:p>6213</text:p>
          </table:table-cell>
          <table:table-cell office:value-type="float" office:value="15604" calcext:value-type="float">
            <text:p>15604</text:p>
          </table:table-cell>
          <table:table-cell office:value-type="float" office:value="35064" calcext:value-type="float">
            <text:p>35064</text:p>
          </table:table-cell>
          <table:table-cell office:value-type="float" office:value="26441" calcext:value-type="float">
            <text:p>26441</text:p>
          </table:table-cell>
          <table:table-cell office:value-type="float" office:value="33663" calcext:value-type="float">
            <text:p>33663</text:p>
          </table:table-cell>
          <table:table-cell office:value-type="float" office:value="35920" calcext:value-type="float">
            <text:p>35920</text:p>
          </table:table-cell>
        </table:table-row>
        <table:table-row table:style-name="ro2">
          <table:table-cell office:value-type="float" office:value="5401" calcext:value-type="float">
            <text:p>5401</text:p>
          </table:table-cell>
          <table:table-cell office:value-type="float" office:value="6206" calcext:value-type="float">
            <text:p>6206</text:p>
          </table:table-cell>
          <table:table-cell office:value-type="float" office:value="16192" calcext:value-type="float">
            <text:p>16192</text:p>
          </table:table-cell>
          <table:table-cell office:value-type="float" office:value="33148" calcext:value-type="float">
            <text:p>33148</text:p>
          </table:table-cell>
          <table:table-cell office:value-type="float" office:value="32229" calcext:value-type="float">
            <text:p>32229</text:p>
          </table:table-cell>
          <table:table-cell office:value-type="float" office:value="34317" calcext:value-type="float">
            <text:p>34317</text:p>
          </table:table-cell>
          <table:table-cell office:value-type="float" office:value="36989" calcext:value-type="float">
            <text:p>36989</text:p>
          </table:table-cell>
        </table:table-row>
        <table:table-row table:style-name="ro2">
          <table:table-cell office:value-type="float" office:value="5501" calcext:value-type="float">
            <text:p>5501</text:p>
          </table:table-cell>
          <table:table-cell office:value-type="float" office:value="6161" calcext:value-type="float">
            <text:p>6161</text:p>
          </table:table-cell>
          <table:table-cell office:value-type="float" office:value="16429" calcext:value-type="float">
            <text:p>16429</text:p>
          </table:table-cell>
          <table:table-cell office:value-type="float" office:value="31910" calcext:value-type="float">
            <text:p>31910</text:p>
          </table:table-cell>
          <table:table-cell office:value-type="float" office:value="32881" calcext:value-type="float">
            <text:p>32881</text:p>
          </table:table-cell>
          <table:table-cell office:value-type="float" office:value="35002" calcext:value-type="float">
            <text:p>35002</text:p>
          </table:table-cell>
          <table:table-cell office:value-type="float" office:value="38897" calcext:value-type="float">
            <text:p>38897</text:p>
          </table:table-cell>
        </table:table-row>
        <table:table-row table:style-name="ro2">
          <table:table-cell office:value-type="float" office:value="5601" calcext:value-type="float">
            <text:p>5601</text:p>
          </table:table-cell>
          <table:table-cell office:value-type="float" office:value="8351" calcext:value-type="float">
            <text:p>8351</text:p>
          </table:table-cell>
          <table:table-cell office:value-type="float" office:value="17408" calcext:value-type="float">
            <text:p>17408</text:p>
          </table:table-cell>
          <table:table-cell office:value-type="float" office:value="30484" calcext:value-type="float">
            <text:p>30484</text:p>
          </table:table-cell>
          <table:table-cell office:value-type="float" office:value="32436" calcext:value-type="float">
            <text:p>32436</text:p>
          </table:table-cell>
          <table:table-cell office:value-type="float" office:value="35752" calcext:value-type="float">
            <text:p>35752</text:p>
          </table:table-cell>
          <table:table-cell office:value-type="float" office:value="38382" calcext:value-type="float">
            <text:p>38382</text:p>
          </table:table-cell>
        </table:table-row>
        <table:table-row table:style-name="ro2">
          <table:table-cell office:value-type="float" office:value="5701" calcext:value-type="float">
            <text:p>5701</text:p>
          </table:table-cell>
          <table:table-cell office:value-type="float" office:value="7322" calcext:value-type="float">
            <text:p>7322</text:p>
          </table:table-cell>
          <table:table-cell office:value-type="float" office:value="17346" calcext:value-type="float">
            <text:p>17346</text:p>
          </table:table-cell>
          <table:table-cell office:value-type="float" office:value="36232" calcext:value-type="float">
            <text:p>36232</text:p>
          </table:table-cell>
          <table:table-cell office:value-type="float" office:value="34850" calcext:value-type="float">
            <text:p>34850</text:p>
          </table:table-cell>
          <table:table-cell office:value-type="float" office:value="36411" calcext:value-type="float">
            <text:p>36411</text:p>
          </table:table-cell>
          <table:table-cell office:value-type="float" office:value="39098" calcext:value-type="float">
            <text:p>39098</text:p>
          </table:table-cell>
        </table:table-row>
        <table:table-row table:style-name="ro2">
          <table:table-cell office:value-type="float" office:value="5801" calcext:value-type="float">
            <text:p>5801</text:p>
          </table:table-cell>
          <table:table-cell office:value-type="float" office:value="7188" calcext:value-type="float">
            <text:p>7188</text:p>
          </table:table-cell>
          <table:table-cell office:value-type="float" office:value="17049" calcext:value-type="float">
            <text:p>17049</text:p>
          </table:table-cell>
          <table:table-cell office:value-type="float" office:value="34966" calcext:value-type="float">
            <text:p>34966</text:p>
          </table:table-cell>
          <table:table-cell office:value-type="float" office:value="35155" calcext:value-type="float">
            <text:p>35155</text:p>
          </table:table-cell>
          <table:table-cell office:value-type="float" office:value="37070" calcext:value-type="float">
            <text:p>37070</text:p>
          </table:table-cell>
          <table:table-cell office:value-type="float" office:value="43262" calcext:value-type="float">
            <text:p>43262</text:p>
          </table:table-cell>
        </table:table-row>
        <table:table-row table:style-name="ro2">
          <table:table-cell office:value-type="float" office:value="5901" calcext:value-type="float">
            <text:p>5901</text:p>
          </table:table-cell>
          <table:table-cell office:value-type="float" office:value="7112" calcext:value-type="float">
            <text:p>7112</text:p>
          </table:table-cell>
          <table:table-cell office:value-type="float" office:value="16720" calcext:value-type="float">
            <text:p>16720</text:p>
          </table:table-cell>
          <table:table-cell office:value-type="float" office:value="36215" calcext:value-type="float">
            <text:p>36215</text:p>
          </table:table-cell>
          <table:table-cell office:value-type="float" office:value="35376" calcext:value-type="float">
            <text:p>35376</text:p>
          </table:table-cell>
          <table:table-cell office:value-type="float" office:value="37645" calcext:value-type="float">
            <text:p>37645</text:p>
          </table:table-cell>
          <table:table-cell office:value-type="float" office:value="44199" calcext:value-type="float">
            <text:p>44199</text:p>
          </table:table-cell>
        </table:table-row>
        <table:table-row table:style-name="ro2">
          <table:table-cell office:value-type="float" office:value="6001" calcext:value-type="float">
            <text:p>6001</text:p>
          </table:table-cell>
          <table:table-cell office:value-type="float" office:value="6722" calcext:value-type="float">
            <text:p>6722</text:p>
          </table:table-cell>
          <table:table-cell office:value-type="float" office:value="18602" calcext:value-type="float">
            <text:p>18602</text:p>
          </table:table-cell>
          <table:table-cell office:value-type="float" office:value="46299" calcext:value-type="float">
            <text:p>46299</text:p>
          </table:table-cell>
          <table:table-cell office:value-type="float" office:value="35859" calcext:value-type="float">
            <text:p>35859</text:p>
          </table:table-cell>
          <table:table-cell office:value-type="float" office:value="38356" calcext:value-type="float">
            <text:p>38356</text:p>
          </table:table-cell>
          <table:table-cell office:value-type="float" office:value="42911" calcext:value-type="float">
            <text:p>42911</text:p>
          </table:table-cell>
        </table:table-row>
        <table:table-row table:style-name="ro2">
          <table:table-cell office:value-type="float" office:value="6101" calcext:value-type="float">
            <text:p>6101</text:p>
          </table:table-cell>
          <table:table-cell office:value-type="float" office:value="9434" calcext:value-type="float">
            <text:p>9434</text:p>
          </table:table-cell>
          <table:table-cell office:value-type="float" office:value="18140" calcext:value-type="float">
            <text:p>18140</text:p>
          </table:table-cell>
          <table:table-cell office:value-type="float" office:value="44758" calcext:value-type="float">
            <text:p>44758</text:p>
          </table:table-cell>
          <table:table-cell office:value-type="float" office:value="36357" calcext:value-type="float">
            <text:p>36357</text:p>
          </table:table-cell>
          <table:table-cell office:value-type="float" office:value="39066" calcext:value-type="float">
            <text:p>39066</text:p>
          </table:table-cell>
          <table:table-cell office:value-type="float" office:value="47472" calcext:value-type="float">
            <text:p>47472</text:p>
          </table:table-cell>
        </table:table-row>
        <table:table-row table:style-name="ro2">
          <table:table-cell office:value-type="float" office:value="6201" calcext:value-type="float">
            <text:p>6201</text:p>
          </table:table-cell>
          <table:table-cell office:value-type="float" office:value="6345" calcext:value-type="float">
            <text:p>6345</text:p>
          </table:table-cell>
          <table:table-cell office:value-type="float" office:value="17481" calcext:value-type="float">
            <text:p>17481</text:p>
          </table:table-cell>
          <table:table-cell office:value-type="float" office:value="36883" calcext:value-type="float">
            <text:p>36883</text:p>
          </table:table-cell>
          <table:table-cell office:value-type="float" office:value="34141" calcext:value-type="float">
            <text:p>34141</text:p>
          </table:table-cell>
          <table:table-cell office:value-type="float" office:value="39479" calcext:value-type="float">
            <text:p>39479</text:p>
          </table:table-cell>
          <table:table-cell office:value-type="float" office:value="47269" calcext:value-type="float">
            <text:p>47269</text:p>
          </table:table-cell>
        </table:table-row>
        <table:table-row table:style-name="ro2">
          <table:table-cell office:value-type="float" office:value="6301" calcext:value-type="float">
            <text:p>6301</text:p>
          </table:table-cell>
          <table:table-cell office:value-type="float" office:value="8279" calcext:value-type="float">
            <text:p>8279</text:p>
          </table:table-cell>
          <table:table-cell office:value-type="float" office:value="19543" calcext:value-type="float">
            <text:p>19543</text:p>
          </table:table-cell>
          <table:table-cell office:value-type="float" office:value="47362" calcext:value-type="float">
            <text:p>47362</text:p>
          </table:table-cell>
          <table:table-cell office:value-type="float" office:value="34503" calcext:value-type="float">
            <text:p>34503</text:p>
          </table:table-cell>
          <table:table-cell office:value-type="float" office:value="40495" calcext:value-type="float">
            <text:p>40495</text:p>
          </table:table-cell>
          <table:table-cell office:value-type="float" office:value="46081" calcext:value-type="float">
            <text:p>46081</text:p>
          </table:table-cell>
        </table:table-row>
        <table:table-row table:style-name="ro2">
          <table:table-cell office:value-type="float" office:value="6401" calcext:value-type="float">
            <text:p>6401</text:p>
          </table:table-cell>
          <table:table-cell office:value-type="float" office:value="8853" calcext:value-type="float">
            <text:p>8853</text:p>
          </table:table-cell>
          <table:table-cell office:value-type="float" office:value="19388" calcext:value-type="float">
            <text:p>19388</text:p>
          </table:table-cell>
          <table:table-cell office:value-type="float" office:value="37681" calcext:value-type="float">
            <text:p>37681</text:p>
          </table:table-cell>
          <table:table-cell office:value-type="float" office:value="34367" calcext:value-type="float">
            <text:p>34367</text:p>
          </table:table-cell>
          <table:table-cell office:value-type="float" office:value="40651" calcext:value-type="float">
            <text:p>40651</text:p>
          </table:table-cell>
          <table:table-cell office:value-type="float" office:value="46434" calcext:value-type="float">
            <text:p>46434</text:p>
          </table:table-cell>
        </table:table-row>
        <table:table-row table:style-name="ro2">
          <table:table-cell office:value-type="float" office:value="6501" calcext:value-type="float">
            <text:p>6501</text:p>
          </table:table-cell>
          <table:table-cell office:value-type="float" office:value="8638" calcext:value-type="float">
            <text:p>8638</text:p>
          </table:table-cell>
          <table:table-cell office:value-type="float" office:value="20634" calcext:value-type="float">
            <text:p>20634</text:p>
          </table:table-cell>
          <table:table-cell office:value-type="float" office:value="37105" calcext:value-type="float">
            <text:p>37105</text:p>
          </table:table-cell>
          <table:table-cell office:value-type="float" office:value="39096" calcext:value-type="float">
            <text:p>39096</text:p>
          </table:table-cell>
          <table:table-cell office:value-type="float" office:value="42039" calcext:value-type="float">
            <text:p>42039</text:p>
          </table:table-cell>
          <table:table-cell office:value-type="float" office:value="54757" calcext:value-type="float">
            <text:p>54757</text:p>
          </table:table-cell>
        </table:table-row>
        <table:table-row table:style-name="ro2">
          <table:table-cell office:value-type="float" office:value="6601" calcext:value-type="float">
            <text:p>6601</text:p>
          </table:table-cell>
          <table:table-cell office:value-type="float" office:value="8337" calcext:value-type="float">
            <text:p>8337</text:p>
          </table:table-cell>
          <table:table-cell office:value-type="float" office:value="20609" calcext:value-type="float">
            <text:p>20609</text:p>
          </table:table-cell>
          <table:table-cell office:value-type="float" office:value="37548" calcext:value-type="float">
            <text:p>37548</text:p>
          </table:table-cell>
          <table:table-cell office:value-type="float" office:value="33855" calcext:value-type="float">
            <text:p>33855</text:p>
          </table:table-cell>
          <table:table-cell office:value-type="float" office:value="42317" calcext:value-type="float">
            <text:p>42317</text:p>
          </table:table-cell>
          <table:table-cell office:value-type="float" office:value="50096" calcext:value-type="float">
            <text:p>50096</text:p>
          </table:table-cell>
        </table:table-row>
        <table:table-row table:style-name="ro2">
          <table:table-cell office:value-type="float" office:value="6701" calcext:value-type="float">
            <text:p>6701</text:p>
          </table:table-cell>
          <table:table-cell office:value-type="float" office:value="8553" calcext:value-type="float">
            <text:p>8553</text:p>
          </table:table-cell>
          <table:table-cell office:value-type="float" office:value="19724" calcext:value-type="float">
            <text:p>19724</text:p>
          </table:table-cell>
          <table:table-cell office:value-type="float" office:value="46912" calcext:value-type="float">
            <text:p>46912</text:p>
          </table:table-cell>
          <table:table-cell office:value-type="float" office:value="36601" calcext:value-type="float">
            <text:p>36601</text:p>
          </table:table-cell>
          <table:table-cell office:value-type="float" office:value="43254" calcext:value-type="float">
            <text:p>43254</text:p>
          </table:table-cell>
          <table:table-cell office:value-type="float" office:value="50287" calcext:value-type="float">
            <text:p>50287</text:p>
          </table:table-cell>
        </table:table-row>
        <table:table-row table:style-name="ro2">
          <table:table-cell office:value-type="float" office:value="6801" calcext:value-type="float">
            <text:p>6801</text:p>
          </table:table-cell>
          <table:table-cell office:value-type="float" office:value="7595" calcext:value-type="float">
            <text:p>7595</text:p>
          </table:table-cell>
          <table:table-cell office:value-type="float" office:value="20696" calcext:value-type="float">
            <text:p>20696</text:p>
          </table:table-cell>
          <table:table-cell office:value-type="float" office:value="36451" calcext:value-type="float">
            <text:p>36451</text:p>
          </table:table-cell>
          <table:table-cell office:value-type="float" office:value="37533" calcext:value-type="float">
            <text:p>37533</text:p>
          </table:table-cell>
          <table:table-cell office:value-type="float" office:value="43375" calcext:value-type="float">
            <text:p>43375</text:p>
          </table:table-cell>
          <table:table-cell office:value-type="float" office:value="48427" calcext:value-type="float">
            <text:p>48427</text:p>
          </table:table-cell>
        </table:table-row>
        <table:table-row table:style-name="ro2">
          <table:table-cell office:value-type="float" office:value="6901" calcext:value-type="float">
            <text:p>6901</text:p>
          </table:table-cell>
          <table:table-cell office:value-type="float" office:value="8705" calcext:value-type="float">
            <text:p>8705</text:p>
          </table:table-cell>
          <table:table-cell office:value-type="float" office:value="21071" calcext:value-type="float">
            <text:p>21071</text:p>
          </table:table-cell>
          <table:table-cell office:value-type="float" office:value="42173" calcext:value-type="float">
            <text:p>42173</text:p>
          </table:table-cell>
          <table:table-cell office:value-type="float" office:value="39223" calcext:value-type="float">
            <text:p>39223</text:p>
          </table:table-cell>
          <table:table-cell office:value-type="float" office:value="44099" calcext:value-type="float">
            <text:p>44099</text:p>
          </table:table-cell>
          <table:table-cell office:value-type="float" office:value="49815" calcext:value-type="float">
            <text:p>49815</text:p>
          </table:table-cell>
        </table:table-row>
        <table:table-row table:style-name="ro2">
          <table:table-cell office:value-type="float" office:value="7001" calcext:value-type="float">
            <text:p>7001</text:p>
          </table:table-cell>
          <table:table-cell office:value-type="float" office:value="9143" calcext:value-type="float">
            <text:p>9143</text:p>
          </table:table-cell>
          <table:table-cell office:value-type="float" office:value="20341" calcext:value-type="float">
            <text:p>20341</text:p>
          </table:table-cell>
          <table:table-cell office:value-type="float" office:value="38646" calcext:value-type="float">
            <text:p>38646</text:p>
          </table:table-cell>
          <table:table-cell office:value-type="float" office:value="42412" calcext:value-type="float">
            <text:p>42412</text:p>
          </table:table-cell>
          <table:table-cell office:value-type="float" office:value="44716" calcext:value-type="float">
            <text:p>44716</text:p>
          </table:table-cell>
          <table:table-cell office:value-type="float" office:value="48776" calcext:value-type="float">
            <text:p>48776</text:p>
          </table:table-cell>
        </table:table-row>
        <table:table-row table:style-name="ro2">
          <table:table-cell office:value-type="float" office:value="7101" calcext:value-type="float">
            <text:p>7101</text:p>
          </table:table-cell>
          <table:table-cell office:value-type="float" office:value="8753" calcext:value-type="float">
            <text:p>8753</text:p>
          </table:table-cell>
          <table:table-cell office:value-type="float" office:value="21696" calcext:value-type="float">
            <text:p>21696</text:p>
          </table:table-cell>
          <table:table-cell office:value-type="float" office:value="36253" calcext:value-type="float">
            <text:p>36253</text:p>
          </table:table-cell>
          <table:table-cell office:value-type="float" office:value="42512" calcext:value-type="float">
            <text:p>42512</text:p>
          </table:table-cell>
          <table:table-cell office:value-type="float" office:value="45202" calcext:value-type="float">
            <text:p>45202</text:p>
          </table:table-cell>
          <table:table-cell office:value-type="float" office:value="48951" calcext:value-type="float">
            <text:p>48951</text:p>
          </table:table-cell>
        </table:table-row>
        <table:table-row table:style-name="ro2">
          <table:table-cell office:value-type="float" office:value="7201" calcext:value-type="float">
            <text:p>7201</text:p>
          </table:table-cell>
          <table:table-cell office:value-type="float" office:value="9351" calcext:value-type="float">
            <text:p>9351</text:p>
          </table:table-cell>
          <table:table-cell office:value-type="float" office:value="21304" calcext:value-type="float">
            <text:p>21304</text:p>
          </table:table-cell>
          <table:table-cell office:value-type="float" office:value="40237" calcext:value-type="float">
            <text:p>40237</text:p>
          </table:table-cell>
          <table:table-cell office:value-type="float" office:value="42226" calcext:value-type="float">
            <text:p>42226</text:p>
          </table:table-cell>
          <table:table-cell office:value-type="float" office:value="46186" calcext:value-type="float">
            <text:p>46186</text:p>
          </table:table-cell>
          <table:table-cell office:value-type="float" office:value="52108" calcext:value-type="float">
            <text:p>52108</text:p>
          </table:table-cell>
        </table:table-row>
        <table:table-row table:style-name="ro2">
          <table:table-cell office:value-type="float" office:value="7301" calcext:value-type="float">
            <text:p>7301</text:p>
          </table:table-cell>
          <table:table-cell office:value-type="float" office:value="9590" calcext:value-type="float">
            <text:p>9590</text:p>
          </table:table-cell>
          <table:table-cell office:value-type="float" office:value="22327" calcext:value-type="float">
            <text:p>22327</text:p>
          </table:table-cell>
          <table:table-cell office:value-type="float" office:value="44821" calcext:value-type="float">
            <text:p>44821</text:p>
          </table:table-cell>
          <table:table-cell office:value-type="float" office:value="43796" calcext:value-type="float">
            <text:p>43796</text:p>
          </table:table-cell>
          <table:table-cell office:value-type="float" office:value="46455" calcext:value-type="float">
            <text:p>46455</text:p>
          </table:table-cell>
          <table:table-cell office:value-type="float" office:value="52774" calcext:value-type="float">
            <text:p>52774</text:p>
          </table:table-cell>
        </table:table-row>
        <table:table-row table:style-name="ro2">
          <table:table-cell office:value-type="float" office:value="7401" calcext:value-type="float">
            <text:p>7401</text:p>
          </table:table-cell>
          <table:table-cell office:value-type="float" office:value="10461" calcext:value-type="float">
            <text:p>10461</text:p>
          </table:table-cell>
          <table:table-cell office:value-type="float" office:value="21219" calcext:value-type="float">
            <text:p>21219</text:p>
          </table:table-cell>
          <table:table-cell office:value-type="float" office:value="45623" calcext:value-type="float">
            <text:p>45623</text:p>
          </table:table-cell>
          <table:table-cell office:value-type="float" office:value="40477" calcext:value-type="float">
            <text:p>40477</text:p>
          </table:table-cell>
          <table:table-cell office:value-type="float" office:value="47124" calcext:value-type="float">
            <text:p>47124</text:p>
          </table:table-cell>
          <table:table-cell office:value-type="float" office:value="55468" calcext:value-type="float">
            <text:p>55468</text:p>
          </table:table-cell>
        </table:table-row>
        <table:table-row table:style-name="ro2">
          <table:table-cell office:value-type="float" office:value="7501" calcext:value-type="float">
            <text:p>7501</text:p>
          </table:table-cell>
          <table:table-cell office:value-type="float" office:value="10639" calcext:value-type="float">
            <text:p>10639</text:p>
          </table:table-cell>
          <table:table-cell office:value-type="float" office:value="21616" calcext:value-type="float">
            <text:p>21616</text:p>
          </table:table-cell>
          <table:table-cell office:value-type="float" office:value="45800" calcext:value-type="float">
            <text:p>45800</text:p>
          </table:table-cell>
          <table:table-cell office:value-type="float" office:value="38326" calcext:value-type="float">
            <text:p>38326</text:p>
          </table:table-cell>
          <table:table-cell office:value-type="float" office:value="48339" calcext:value-type="float">
            <text:p>48339</text:p>
          </table:table-cell>
          <table:table-cell office:value-type="float" office:value="57458" calcext:value-type="float">
            <text:p>57458</text:p>
          </table:table-cell>
        </table:table-row>
        <table:table-row table:style-name="ro2">
          <table:table-cell office:value-type="float" office:value="7601" calcext:value-type="float">
            <text:p>7601</text:p>
          </table:table-cell>
          <table:table-cell office:value-type="float" office:value="9169" calcext:value-type="float">
            <text:p>9169</text:p>
          </table:table-cell>
          <table:table-cell office:value-type="float" office:value="22214" calcext:value-type="float">
            <text:p>22214</text:p>
          </table:table-cell>
          <table:table-cell office:value-type="float" office:value="43960" calcext:value-type="float">
            <text:p>43960</text:p>
          </table:table-cell>
          <table:table-cell office:value-type="float" office:value="45477" calcext:value-type="float">
            <text:p>45477</text:p>
          </table:table-cell>
          <table:table-cell office:value-type="float" office:value="49246" calcext:value-type="float">
            <text:p>49246</text:p>
          </table:table-cell>
          <table:table-cell office:value-type="float" office:value="58089" calcext:value-type="float">
            <text:p>58089</text:p>
          </table:table-cell>
        </table:table-row>
        <table:table-row table:style-name="ro2">
          <table:table-cell office:value-type="float" office:value="7701" calcext:value-type="float">
            <text:p>7701</text:p>
          </table:table-cell>
          <table:table-cell office:value-type="float" office:value="10006" calcext:value-type="float">
            <text:p>10006</text:p>
          </table:table-cell>
          <table:table-cell office:value-type="float" office:value="23335" calcext:value-type="float">
            <text:p>23335</text:p>
          </table:table-cell>
          <table:table-cell office:value-type="float" office:value="48967" calcext:value-type="float">
            <text:p>48967</text:p>
          </table:table-cell>
          <table:table-cell office:value-type="float" office:value="43357" calcext:value-type="float">
            <text:p>43357</text:p>
          </table:table-cell>
          <table:table-cell office:value-type="float" office:value="49414" calcext:value-type="float">
            <text:p>49414</text:p>
          </table:table-cell>
          <table:table-cell office:value-type="float" office:value="57913" calcext:value-type="float">
            <text:p>57913</text:p>
          </table:table-cell>
        </table:table-row>
        <table:table-row table:style-name="ro2">
          <table:table-cell office:value-type="float" office:value="7801" calcext:value-type="float">
            <text:p>7801</text:p>
          </table:table-cell>
          <table:table-cell office:value-type="float" office:value="9620" calcext:value-type="float">
            <text:p>9620</text:p>
          </table:table-cell>
          <table:table-cell office:value-type="float" office:value="23815" calcext:value-type="float">
            <text:p>23815</text:p>
          </table:table-cell>
          <table:table-cell office:value-type="float" office:value="54294" calcext:value-type="float">
            <text:p>54294</text:p>
          </table:table-cell>
          <table:table-cell office:value-type="float" office:value="39788" calcext:value-type="float">
            <text:p>39788</text:p>
          </table:table-cell>
          <table:table-cell office:value-type="float" office:value="50243" calcext:value-type="float">
            <text:p>50243</text:p>
          </table:table-cell>
          <table:table-cell office:value-type="float" office:value="62719" calcext:value-type="float">
            <text:p>62719</text:p>
          </table:table-cell>
        </table:table-row>
        <table:table-row table:style-name="ro2">
          <table:table-cell office:value-type="float" office:value="7901" calcext:value-type="float">
            <text:p>7901</text:p>
          </table:table-cell>
          <table:table-cell office:value-type="float" office:value="8743" calcext:value-type="float">
            <text:p>8743</text:p>
          </table:table-cell>
          <table:table-cell office:value-type="float" office:value="22612" calcext:value-type="float">
            <text:p>22612</text:p>
          </table:table-cell>
          <table:table-cell office:value-type="float" office:value="44206" calcext:value-type="float">
            <text:p>44206</text:p>
          </table:table-cell>
          <table:table-cell office:value-type="float" office:value="45144" calcext:value-type="float">
            <text:p>45144</text:p>
          </table:table-cell>
          <table:table-cell office:value-type="float" office:value="50805" calcext:value-type="float">
            <text:p>50805</text:p>
          </table:table-cell>
          <table:table-cell office:value-type="float" office:value="59797" calcext:value-type="float">
            <text:p>59797</text:p>
          </table:table-cell>
        </table:table-row>
        <table:table-row table:style-name="ro2">
          <table:table-cell office:value-type="float" office:value="8001" calcext:value-type="float">
            <text:p>8001</text:p>
          </table:table-cell>
          <table:table-cell office:value-type="float" office:value="8653" calcext:value-type="float">
            <text:p>8653</text:p>
          </table:table-cell>
          <table:table-cell office:value-type="float" office:value="23514" calcext:value-type="float">
            <text:p>23514</text:p>
          </table:table-cell>
          <table:table-cell office:value-type="float" office:value="47787" calcext:value-type="float">
            <text:p>47787</text:p>
          </table:table-cell>
          <table:table-cell office:value-type="float" office:value="44318" calcext:value-type="float">
            <text:p>44318</text:p>
          </table:table-cell>
          <table:table-cell office:value-type="float" office:value="50982" calcext:value-type="float">
            <text:p>50982</text:p>
          </table:table-cell>
          <table:table-cell office:value-type="float" office:value="56831" calcext:value-type="float">
            <text:p>56831</text:p>
          </table:table-cell>
        </table:table-row>
        <table:table-row table:style-name="ro2">
          <table:table-cell office:value-type="float" office:value="8101" calcext:value-type="float">
            <text:p>8101</text:p>
          </table:table-cell>
          <table:table-cell office:value-type="float" office:value="8561" calcext:value-type="float">
            <text:p>8561</text:p>
          </table:table-cell>
          <table:table-cell office:value-type="float" office:value="23698" calcext:value-type="float">
            <text:p>23698</text:p>
          </table:table-cell>
          <table:table-cell office:value-type="float" office:value="46615" calcext:value-type="float">
            <text:p>46615</text:p>
          </table:table-cell>
          <table:table-cell office:value-type="float" office:value="45592" calcext:value-type="float">
            <text:p>45592</text:p>
          </table:table-cell>
          <table:table-cell office:value-type="float" office:value="51976" calcext:value-type="float">
            <text:p>51976</text:p>
          </table:table-cell>
          <table:table-cell office:value-type="float" office:value="59431" calcext:value-type="float">
            <text:p>59431</text:p>
          </table:table-cell>
        </table:table-row>
        <table:table-row table:style-name="ro2">
          <table:table-cell office:value-type="float" office:value="8201" calcext:value-type="float">
            <text:p>8201</text:p>
          </table:table-cell>
          <table:table-cell office:value-type="float" office:value="10318" calcext:value-type="float">
            <text:p>10318</text:p>
          </table:table-cell>
          <table:table-cell office:value-type="float" office:value="23628" calcext:value-type="float">
            <text:p>23628</text:p>
          </table:table-cell>
          <table:table-cell office:value-type="float" office:value="41754" calcext:value-type="float">
            <text:p>41754</text:p>
          </table:table-cell>
          <table:table-cell office:value-type="float" office:value="49140" calcext:value-type="float">
            <text:p>49140</text:p>
          </table:table-cell>
          <table:table-cell office:value-type="float" office:value="52336" calcext:value-type="float">
            <text:p>52336</text:p>
          </table:table-cell>
          <table:table-cell office:value-type="float" office:value="56833" calcext:value-type="float">
            <text:p>56833</text:p>
          </table:table-cell>
        </table:table-row>
        <table:table-row table:style-name="ro2">
          <table:table-cell office:value-type="float" office:value="8301" calcext:value-type="float">
            <text:p>8301</text:p>
          </table:table-cell>
          <table:table-cell office:value-type="float" office:value="11474" calcext:value-type="float">
            <text:p>11474</text:p>
          </table:table-cell>
          <table:table-cell office:value-type="float" office:value="25051" calcext:value-type="float">
            <text:p>25051</text:p>
          </table:table-cell>
          <table:table-cell office:value-type="float" office:value="49152" calcext:value-type="float">
            <text:p>49152</text:p>
          </table:table-cell>
          <table:table-cell office:value-type="float" office:value="48772" calcext:value-type="float">
            <text:p>48772</text:p>
          </table:table-cell>
          <table:table-cell office:value-type="float" office:value="52839" calcext:value-type="float">
            <text:p>52839</text:p>
          </table:table-cell>
          <table:table-cell office:value-type="float" office:value="56424" calcext:value-type="float">
            <text:p>56424</text:p>
          </table:table-cell>
        </table:table-row>
        <table:table-row table:style-name="ro2">
          <table:table-cell office:value-type="float" office:value="8401" calcext:value-type="float">
            <text:p>8401</text:p>
          </table:table-cell>
          <table:table-cell office:value-type="float" office:value="9784" calcext:value-type="float">
            <text:p>9784</text:p>
          </table:table-cell>
          <table:table-cell office:value-type="float" office:value="26524" calcext:value-type="float">
            <text:p>26524</text:p>
          </table:table-cell>
          <table:table-cell office:value-type="float" office:value="53853" calcext:value-type="float">
            <text:p>53853</text:p>
          </table:table-cell>
          <table:table-cell office:value-type="float" office:value="49890" calcext:value-type="float">
            <text:p>49890</text:p>
          </table:table-cell>
          <table:table-cell office:value-type="float" office:value="53537" calcext:value-type="float">
            <text:p>53537</text:p>
          </table:table-cell>
          <table:table-cell office:value-type="float" office:value="57986" calcext:value-type="float">
            <text:p>57986</text:p>
          </table:table-cell>
        </table:table-row>
        <table:table-row table:style-name="ro2">
          <table:table-cell office:value-type="float" office:value="8501" calcext:value-type="float">
            <text:p>8501</text:p>
          </table:table-cell>
          <table:table-cell office:value-type="float" office:value="9260" calcext:value-type="float">
            <text:p>9260</text:p>
          </table:table-cell>
          <table:table-cell office:value-type="float" office:value="25507" calcext:value-type="float">
            <text:p>25507</text:p>
          </table:table-cell>
          <table:table-cell office:value-type="float" office:value="69783" calcext:value-type="float">
            <text:p>69783</text:p>
          </table:table-cell>
          <table:table-cell office:value-type="float" office:value="50500" calcext:value-type="float">
            <text:p>50500</text:p>
          </table:table-cell>
          <table:table-cell office:value-type="float" office:value="54058" calcext:value-type="float">
            <text:p>54058</text:p>
          </table:table-cell>
          <table:table-cell office:value-type="float" office:value="58263" calcext:value-type="float">
            <text:p>58263</text:p>
          </table:table-cell>
        </table:table-row>
        <table:table-row table:style-name="ro2">
          <table:table-cell office:value-type="float" office:value="8601" calcext:value-type="float">
            <text:p>8601</text:p>
          </table:table-cell>
          <table:table-cell office:value-type="float" office:value="12185" calcext:value-type="float">
            <text:p>12185</text:p>
          </table:table-cell>
          <table:table-cell office:value-type="float" office:value="24676" calcext:value-type="float">
            <text:p>24676</text:p>
          </table:table-cell>
          <table:table-cell office:value-type="float" office:value="43198" calcext:value-type="float">
            <text:p>43198</text:p>
          </table:table-cell>
          <table:table-cell office:value-type="float" office:value="52136" calcext:value-type="float">
            <text:p>52136</text:p>
          </table:table-cell>
          <table:table-cell office:value-type="float" office:value="55042" calcext:value-type="float">
            <text:p>55042</text:p>
          </table:table-cell>
          <table:table-cell office:value-type="float" office:value="58433" calcext:value-type="float">
            <text:p>58433</text:p>
          </table:table-cell>
        </table:table-row>
        <table:table-row table:style-name="ro2">
          <table:table-cell office:value-type="float" office:value="8701" calcext:value-type="float">
            <text:p>8701</text:p>
          </table:table-cell>
          <table:table-cell office:value-type="float" office:value="12271" calcext:value-type="float">
            <text:p>12271</text:p>
          </table:table-cell>
          <table:table-cell office:value-type="float" office:value="26595" calcext:value-type="float">
            <text:p>26595</text:p>
          </table:table-cell>
          <table:table-cell office:value-type="float" office:value="52009" calcext:value-type="float">
            <text:p>52009</text:p>
          </table:table-cell>
          <table:table-cell office:value-type="float" office:value="51752" calcext:value-type="float">
            <text:p>51752</text:p>
          </table:table-cell>
          <table:table-cell office:value-type="float" office:value="55525" calcext:value-type="float">
            <text:p>55525</text:p>
          </table:table-cell>
          <table:table-cell office:value-type="float" office:value="59917" calcext:value-type="float">
            <text:p>59917</text:p>
          </table:table-cell>
        </table:table-row>
        <table:table-row table:style-name="ro2">
          <table:table-cell office:value-type="float" office:value="8801" calcext:value-type="float">
            <text:p>8801</text:p>
          </table:table-cell>
          <table:table-cell office:value-type="float" office:value="11393" calcext:value-type="float">
            <text:p>11393</text:p>
          </table:table-cell>
          <table:table-cell office:value-type="float" office:value="26652" calcext:value-type="float">
            <text:p>26652</text:p>
          </table:table-cell>
          <table:table-cell office:value-type="float" office:value="52073" calcext:value-type="float">
            <text:p>52073</text:p>
          </table:table-cell>
          <table:table-cell office:value-type="float" office:value="52264" calcext:value-type="float">
            <text:p>52264</text:p>
          </table:table-cell>
          <table:table-cell office:value-type="float" office:value="56085" calcext:value-type="float">
            <text:p>56085</text:p>
          </table:table-cell>
          <table:table-cell office:value-type="float" office:value="58912" calcext:value-type="float">
            <text:p>58912</text:p>
          </table:table-cell>
        </table:table-row>
        <table:table-row table:style-name="ro2">
          <table:table-cell office:value-type="float" office:value="8901" calcext:value-type="float">
            <text:p>8901</text:p>
          </table:table-cell>
          <table:table-cell office:value-type="float" office:value="10391" calcext:value-type="float">
            <text:p>10391</text:p>
          </table:table-cell>
          <table:table-cell office:value-type="float" office:value="26997" calcext:value-type="float">
            <text:p>26997</text:p>
          </table:table-cell>
          <table:table-cell office:value-type="float" office:value="64054" calcext:value-type="float">
            <text:p>64054</text:p>
          </table:table-cell>
          <table:table-cell office:value-type="float" office:value="54003" calcext:value-type="float">
            <text:p>54003</text:p>
          </table:table-cell>
          <table:table-cell office:value-type="float" office:value="56845" calcext:value-type="float">
            <text:p>56845</text:p>
          </table:table-cell>
          <table:table-cell office:value-type="float" office:value="60558" calcext:value-type="float">
            <text:p>60558</text:p>
          </table:table-cell>
        </table:table-row>
        <table:table-row table:style-name="ro2">
          <table:table-cell office:value-type="float" office:value="9001" calcext:value-type="float">
            <text:p>9001</text:p>
          </table:table-cell>
          <table:table-cell office:value-type="float" office:value="12310" calcext:value-type="float">
            <text:p>12310</text:p>
          </table:table-cell>
          <table:table-cell office:value-type="float" office:value="28053" calcext:value-type="float">
            <text:p>28053</text:p>
          </table:table-cell>
          <table:table-cell office:value-type="float" office:value="64287" calcext:value-type="float">
            <text:p>64287</text:p>
          </table:table-cell>
          <table:table-cell office:value-type="float" office:value="54688" calcext:value-type="float">
            <text:p>54688</text:p>
          </table:table-cell>
          <table:table-cell office:value-type="float" office:value="57444" calcext:value-type="float">
            <text:p>57444</text:p>
          </table:table-cell>
          <table:table-cell office:value-type="float" office:value="60520" calcext:value-type="float">
            <text:p>60520</text:p>
          </table:table-cell>
        </table:table-row>
        <table:table-row table:style-name="ro2">
          <table:table-cell office:value-type="float" office:value="9101" calcext:value-type="float">
            <text:p>9101</text:p>
          </table:table-cell>
          <table:table-cell office:value-type="float" office:value="9730" calcext:value-type="float">
            <text:p>9730</text:p>
          </table:table-cell>
          <table:table-cell office:value-type="float" office:value="27367" calcext:value-type="float">
            <text:p>27367</text:p>
          </table:table-cell>
          <table:table-cell office:value-type="float" office:value="59072" calcext:value-type="float">
            <text:p>59072</text:p>
          </table:table-cell>
          <table:table-cell office:value-type="float" office:value="55464" calcext:value-type="float">
            <text:p>55464</text:p>
          </table:table-cell>
          <table:table-cell office:value-type="float" office:value="57854" calcext:value-type="float">
            <text:p>57854</text:p>
          </table:table-cell>
          <table:table-cell office:value-type="float" office:value="60676" calcext:value-type="float">
            <text:p>60676</text:p>
          </table:table-cell>
        </table:table-row>
        <table:table-row table:style-name="ro2">
          <table:table-cell office:value-type="float" office:value="9201" calcext:value-type="float">
            <text:p>9201</text:p>
          </table:table-cell>
          <table:table-cell office:value-type="float" office:value="12499" calcext:value-type="float">
            <text:p>12499</text:p>
          </table:table-cell>
          <table:table-cell office:value-type="float" office:value="27484" calcext:value-type="float">
            <text:p>27484</text:p>
          </table:table-cell>
          <table:table-cell office:value-type="float" office:value="58247" calcext:value-type="float">
            <text:p>58247</text:p>
          </table:table-cell>
          <table:table-cell office:value-type="float" office:value="54950" calcext:value-type="float">
            <text:p>54950</text:p>
          </table:table-cell>
          <table:table-cell office:value-type="float" office:value="58754" calcext:value-type="float">
            <text:p>58754</text:p>
          </table:table-cell>
          <table:table-cell office:value-type="float" office:value="62122" calcext:value-type="float">
            <text:p>62122</text:p>
          </table:table-cell>
        </table:table-row>
        <table:table-row table:style-name="ro2">
          <table:table-cell office:value-type="float" office:value="9301" calcext:value-type="float">
            <text:p>9301</text:p>
          </table:table-cell>
          <table:table-cell office:value-type="float" office:value="10681" calcext:value-type="float">
            <text:p>10681</text:p>
          </table:table-cell>
          <table:table-cell office:value-type="float" office:value="28214" calcext:value-type="float">
            <text:p>28214</text:p>
          </table:table-cell>
          <table:table-cell office:value-type="float" office:value="50723" calcext:value-type="float">
            <text:p>50723</text:p>
          </table:table-cell>
          <table:table-cell office:value-type="float" office:value="56733" calcext:value-type="float">
            <text:p>56733</text:p>
          </table:table-cell>
          <table:table-cell office:value-type="float" office:value="59361" calcext:value-type="float">
            <text:p>59361</text:p>
          </table:table-cell>
          <table:table-cell office:value-type="float" office:value="62300" calcext:value-type="float">
            <text:p>62300</text:p>
          </table:table-cell>
        </table:table-row>
        <table:table-row table:style-name="ro2">
          <table:table-cell office:value-type="float" office:value="9401" calcext:value-type="float">
            <text:p>9401</text:p>
          </table:table-cell>
          <table:table-cell office:value-type="float" office:value="13114" calcext:value-type="float">
            <text:p>13114</text:p>
          </table:table-cell>
          <table:table-cell office:value-type="float" office:value="28371" calcext:value-type="float">
            <text:p>28371</text:p>
          </table:table-cell>
          <table:table-cell office:value-type="float" office:value="50689" calcext:value-type="float">
            <text:p>50689</text:p>
          </table:table-cell>
          <table:table-cell office:value-type="float" office:value="56979" calcext:value-type="float">
            <text:p>56979</text:p>
          </table:table-cell>
          <table:table-cell office:value-type="float" office:value="59964" calcext:value-type="float">
            <text:p>59964</text:p>
          </table:table-cell>
          <table:table-cell office:value-type="float" office:value="63680" calcext:value-type="float">
            <text:p>63680</text:p>
          </table:table-cell>
        </table:table-row>
        <table:table-row table:style-name="ro2">
          <table:table-cell office:value-type="float" office:value="9501" calcext:value-type="float">
            <text:p>9501</text:p>
          </table:table-cell>
          <table:table-cell office:value-type="float" office:value="10313" calcext:value-type="float">
            <text:p>10313</text:p>
          </table:table-cell>
          <table:table-cell office:value-type="float" office:value="27158" calcext:value-type="float">
            <text:p>27158</text:p>
          </table:table-cell>
          <table:table-cell office:value-type="float" office:value="58198" calcext:value-type="float">
            <text:p>58198</text:p>
          </table:table-cell>
          <table:table-cell office:value-type="float" office:value="57100" calcext:value-type="float">
            <text:p>57100</text:p>
          </table:table-cell>
          <table:table-cell office:value-type="float" office:value="60571" calcext:value-type="float">
            <text:p>60571</text:p>
          </table:table-cell>
          <table:table-cell office:value-type="float" office:value="65357" calcext:value-type="float">
            <text:p>65357</text:p>
          </table:table-cell>
        </table:table-row>
        <table:table-row table:style-name="ro2">
          <table:table-cell office:value-type="float" office:value="9601" calcext:value-type="float">
            <text:p>9601</text:p>
          </table:table-cell>
          <table:table-cell office:value-type="float" office:value="12848" calcext:value-type="float">
            <text:p>12848</text:p>
          </table:table-cell>
          <table:table-cell office:value-type="float" office:value="30071" calcext:value-type="float">
            <text:p>30071</text:p>
          </table:table-cell>
          <table:table-cell office:value-type="float" office:value="64659" calcext:value-type="float">
            <text:p>64659</text:p>
          </table:table-cell>
          <table:table-cell office:value-type="float" office:value="58336" calcext:value-type="float">
            <text:p>58336</text:p>
          </table:table-cell>
          <table:table-cell office:value-type="float" office:value="61065" calcext:value-type="float">
            <text:p>61065</text:p>
          </table:table-cell>
          <table:table-cell office:value-type="float" office:value="64483" calcext:value-type="float">
            <text:p>64483</text:p>
          </table:table-cell>
        </table:table-row>
        <table:table-row table:style-name="ro2">
          <table:table-cell office:value-type="float" office:value="9701" calcext:value-type="float">
            <text:p>9701</text:p>
          </table:table-cell>
          <table:table-cell office:value-type="float" office:value="11195" calcext:value-type="float">
            <text:p>11195</text:p>
          </table:table-cell>
          <table:table-cell office:value-type="float" office:value="26639" calcext:value-type="float">
            <text:p>26639</text:p>
          </table:table-cell>
          <table:table-cell office:value-type="float" office:value="50109" calcext:value-type="float">
            <text:p>50109</text:p>
          </table:table-cell>
          <table:table-cell office:value-type="float" office:value="58902" calcext:value-type="float">
            <text:p>58902</text:p>
          </table:table-cell>
          <table:table-cell office:value-type="float" office:value="61672" calcext:value-type="float">
            <text:p>61672</text:p>
          </table:table-cell>
          <table:table-cell office:value-type="float" office:value="65432" calcext:value-type="float">
            <text:p>65432</text:p>
          </table:table-cell>
        </table:table-row>
        <table:table-row table:style-name="ro2">
          <table:table-cell office:value-type="float" office:value="9801" calcext:value-type="float">
            <text:p>9801</text:p>
          </table:table-cell>
          <table:table-cell office:value-type="float" office:value="13911" calcext:value-type="float">
            <text:p>13911</text:p>
          </table:table-cell>
          <table:table-cell office:value-type="float" office:value="29077" calcext:value-type="float">
            <text:p>29077</text:p>
          </table:table-cell>
          <table:table-cell office:value-type="float" office:value="62585" calcext:value-type="float">
            <text:p>62585</text:p>
          </table:table-cell>
          <table:table-cell office:value-type="float" office:value="59601" calcext:value-type="float">
            <text:p>59601</text:p>
          </table:table-cell>
          <table:table-cell office:value-type="float" office:value="62680" calcext:value-type="float">
            <text:p>62680</text:p>
          </table:table-cell>
          <table:table-cell office:value-type="float" office:value="66508" calcext:value-type="float">
            <text:p>66508</text:p>
          </table:table-cell>
        </table:table-row>
        <table:table-row table:style-name="ro2">
          <table:table-cell office:value-type="float" office:value="9901" calcext:value-type="float">
            <text:p>9901</text:p>
          </table:table-cell>
          <table:table-cell office:value-type="float" office:value="12549" calcext:value-type="float">
            <text:p>12549</text:p>
          </table:table-cell>
          <table:table-cell office:value-type="float" office:value="30893" calcext:value-type="float">
            <text:p>30893</text:p>
          </table:table-cell>
          <table:table-cell office:value-type="float" office:value="63040" calcext:value-type="float">
            <text:p>63040</text:p>
          </table:table-cell>
          <table:table-cell office:value-type="float" office:value="58025" calcext:value-type="float">
            <text:p>58025</text:p>
          </table:table-cell>
          <table:table-cell office:value-type="float" office:value="63322" calcext:value-type="float">
            <text:p>63322</text:p>
          </table:table-cell>
          <table:table-cell office:value-type="float" office:value="67466" calcext:value-type="float">
            <text:p>67466</text:p>
          </table:table-cell>
        </table:table-row>
        <table:table-row table:style-name="ro2" table:number-rows-repeated="6"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268" calcext:value-type="float">
            <text:p>268</text:p>
          </table:table-cell>
          <table:table-cell office:value-type="float" office:value="524" calcext:value-type="float">
            <text:p>524</text:p>
          </table:table-cell>
          <table:table-cell office:value-type="float" office:value="317" calcext:value-type="float">
            <text:p>317</text:p>
          </table:table-cell>
          <table:table-cell office:value-type="float" office:value="607" calcext:value-type="float">
            <text:p>607</text:p>
          </table:table-cell>
          <table:table-cell office:value-type="float" office:value="771" calcext:value-type="float">
            <text:p>771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float" office:value="559" calcext:value-type="float">
            <text:p>559</text:p>
          </table:table-cell>
          <table:table-cell office:value-type="float" office:value="1262" calcext:value-type="float">
            <text:p>1262</text:p>
          </table:table-cell>
          <table:table-cell office:value-type="float" office:value="614" calcext:value-type="float">
            <text:p>614</text:p>
          </table:table-cell>
          <table:table-cell office:value-type="float" office:value="1256" calcext:value-type="float">
            <text:p>1256</text:p>
          </table:table-cell>
          <table:table-cell office:value-type="float" office:value="1860" calcext:value-type="float">
            <text:p>1860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336" calcext:value-type="float">
            <text:p>336</text:p>
          </table:table-cell>
          <table:table-cell office:value-type="float" office:value="867" calcext:value-type="float">
            <text:p>867</text:p>
          </table:table-cell>
          <table:table-cell office:value-type="float" office:value="1709" calcext:value-type="float">
            <text:p>1709</text:p>
          </table:table-cell>
          <table:table-cell office:value-type="float" office:value="1607" calcext:value-type="float">
            <text:p>1607</text:p>
          </table:table-cell>
          <table:table-cell office:value-type="float" office:value="1905" calcext:value-type="float">
            <text:p>1905</text:p>
          </table:table-cell>
          <table:table-cell office:value-type="float" office:value="2361" calcext:value-type="float">
            <text:p>2361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443" calcext:value-type="float">
            <text:p>443</text:p>
          </table:table-cell>
          <table:table-cell office:value-type="float" office:value="1239" calcext:value-type="float">
            <text:p>1239</text:p>
          </table:table-cell>
          <table:table-cell office:value-type="float" office:value="2337" calcext:value-type="float">
            <text:p>2337</text:p>
          </table:table-cell>
          <table:table-cell office:value-type="float" office:value="2148" calcext:value-type="float">
            <text:p>2148</text:p>
          </table:table-cell>
          <table:table-cell office:value-type="float" office:value="2532" calcext:value-type="float">
            <text:p>2532</text:p>
          </table:table-cell>
          <table:table-cell office:value-type="float" office:value="2997" calcext:value-type="float">
            <text:p>2997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518" calcext:value-type="float">
            <text:p>518</text:p>
          </table:table-cell>
          <table:table-cell office:value-type="float" office:value="1503" calcext:value-type="float">
            <text:p>1503</text:p>
          </table:table-cell>
          <table:table-cell office:value-type="float" office:value="2965" calcext:value-type="float">
            <text:p>2965</text:p>
          </table:table-cell>
          <table:table-cell office:value-type="float" office:value="1591" calcext:value-type="float">
            <text:p>1591</text:p>
          </table:table-cell>
          <table:table-cell office:value-type="float" office:value="3144" calcext:value-type="float">
            <text:p>3144</text:p>
          </table:table-cell>
          <table:table-cell office:value-type="float" office:value="3593" calcext:value-type="float">
            <text:p>3593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646" calcext:value-type="float">
            <text:p>646</text:p>
          </table:table-cell>
          <table:table-cell office:value-type="float" office:value="1827" calcext:value-type="float">
            <text:p>1827</text:p>
          </table:table-cell>
          <table:table-cell office:value-type="float" office:value="3401" calcext:value-type="float">
            <text:p>3401</text:p>
          </table:table-cell>
          <table:table-cell office:value-type="float" office:value="2005" calcext:value-type="float">
            <text:p>2005</text:p>
          </table:table-cell>
          <table:table-cell office:value-type="float" office:value="3849" calcext:value-type="float">
            <text:p>3849</text:p>
          </table:table-cell>
          <table:table-cell office:value-type="float" office:value="4438" calcext:value-type="float">
            <text:p>4438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float" office:value="897" calcext:value-type="float">
            <text:p>897</text:p>
          </table:table-cell>
          <table:table-cell office:value-type="float" office:value="1991" calcext:value-type="float">
            <text:p>1991</text:p>
          </table:table-cell>
          <table:table-cell office:value-type="float" office:value="3717" calcext:value-type="float">
            <text:p>3717</text:p>
          </table:table-cell>
          <table:table-cell office:value-type="float" office:value="3450" calcext:value-type="float">
            <text:p>3450</text:p>
          </table:table-cell>
          <table:table-cell office:value-type="float" office:value="4521" calcext:value-type="float">
            <text:p>4521</text:p>
          </table:table-cell>
          <table:table-cell office:value-type="float" office:value="5741" calcext:value-type="float">
            <text:p>5741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861" calcext:value-type="float">
            <text:p>861</text:p>
          </table:table-cell>
          <table:table-cell office:value-type="float" office:value="2333" calcext:value-type="float">
            <text:p>2333</text:p>
          </table:table-cell>
          <table:table-cell office:value-type="float" office:value="5191" calcext:value-type="float">
            <text:p>5191</text:p>
          </table:table-cell>
          <table:table-cell office:value-type="float" office:value="3878" calcext:value-type="float">
            <text:p>3878</text:p>
          </table:table-cell>
          <table:table-cell office:value-type="float" office:value="5190" calcext:value-type="float">
            <text:p>5190</text:p>
          </table:table-cell>
          <table:table-cell office:value-type="float" office:value="6045" calcext:value-type="float">
            <text:p>6045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1191" calcext:value-type="float">
            <text:p>1191</text:p>
          </table:table-cell>
          <table:table-cell office:value-type="float" office:value="2762" calcext:value-type="float">
            <text:p>2762</text:p>
          </table:table-cell>
          <table:table-cell office:value-type="float" office:value="5540" calcext:value-type="float">
            <text:p>5540</text:p>
          </table:table-cell>
          <table:table-cell office:value-type="float" office:value="5037" calcext:value-type="float">
            <text:p>5037</text:p>
          </table:table-cell>
          <table:table-cell office:value-type="float" office:value="5782" calcext:value-type="float">
            <text:p>5782</text:p>
          </table:table-cell>
          <table:table-cell office:value-type="float" office:value="6475" calcext:value-type="float">
            <text:p>6475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float" office:value="1153" calcext:value-type="float">
            <text:p>1153</text:p>
          </table:table-cell>
          <table:table-cell office:value-type="float" office:value="2957" calcext:value-type="float">
            <text:p>2957</text:p>
          </table:table-cell>
          <table:table-cell office:value-type="float" office:value="5650" calcext:value-type="float">
            <text:p>5650</text:p>
          </table:table-cell>
          <table:table-cell office:value-type="float" office:value="5340" calcext:value-type="float">
            <text:p>5340</text:p>
          </table:table-cell>
          <table:table-cell office:value-type="float" office:value="6381" calcext:value-type="float">
            <text:p>6381</text:p>
          </table:table-cell>
          <table:table-cell office:value-type="float" office:value="7646" calcext:value-type="float">
            <text:p>7646</text:p>
          </table:table-cell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float" office:value="1281" calcext:value-type="float">
            <text:p>1281</text:p>
          </table:table-cell>
          <table:table-cell office:value-type="float" office:value="2976" calcext:value-type="float">
            <text:p>2976</text:p>
          </table:table-cell>
          <table:table-cell office:value-type="float" office:value="6116" calcext:value-type="float">
            <text:p>6116</text:p>
          </table:table-cell>
          <table:table-cell office:value-type="float" office:value="6170" calcext:value-type="float">
            <text:p>6170</text:p>
          </table:table-cell>
          <table:table-cell office:value-type="float" office:value="7051" calcext:value-type="float">
            <text:p>7051</text:p>
          </table:table-cell>
          <table:table-cell office:value-type="float" office:value="8112" calcext:value-type="float">
            <text:p>8112</text:p>
          </table:table-cell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float" office:value="1507" calcext:value-type="float">
            <text:p>1507</text:p>
          </table:table-cell>
          <table:table-cell office:value-type="float" office:value="3534" calcext:value-type="float">
            <text:p>3534</text:p>
          </table:table-cell>
          <table:table-cell office:value-type="float" office:value="7288" calcext:value-type="float">
            <text:p>7288</text:p>
          </table:table-cell>
          <table:table-cell office:value-type="float" office:value="6888" calcext:value-type="float">
            <text:p>6888</text:p>
          </table:table-cell>
          <table:table-cell office:value-type="float" office:value="7712" calcext:value-type="float">
            <text:p>7712</text:p>
          </table:table-cell>
          <table:table-cell office:value-type="float" office:value="9543" calcext:value-type="float">
            <text:p>9543</text:p>
          </table:table-cell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float" office:value="1534" calcext:value-type="float">
            <text:p>1534</text:p>
          </table:table-cell>
          <table:table-cell office:value-type="float" office:value="3836" calcext:value-type="float">
            <text:p>3836</text:p>
          </table:table-cell>
          <table:table-cell office:value-type="float" office:value="7457" calcext:value-type="float">
            <text:p>7457</text:p>
          </table:table-cell>
          <table:table-cell office:value-type="float" office:value="6961" calcext:value-type="float">
            <text:p>6961</text:p>
          </table:table-cell>
          <table:table-cell office:value-type="float" office:value="8389" calcext:value-type="float">
            <text:p>8389</text:p>
          </table:table-cell>
          <table:table-cell office:value-type="float" office:value="10713" calcext:value-type="float">
            <text:p>10713</text:p>
          </table:table-cell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float" office:value="1580" calcext:value-type="float">
            <text:p>1580</text:p>
          </table:table-cell>
          <table:table-cell office:value-type="float" office:value="4147" calcext:value-type="float">
            <text:p>4147</text:p>
          </table:table-cell>
          <table:table-cell office:value-type="float" office:value="7353" calcext:value-type="float">
            <text:p>7353</text:p>
          </table:table-cell>
          <table:table-cell office:value-type="float" office:value="7760" calcext:value-type="float">
            <text:p>7760</text:p>
          </table:table-cell>
          <table:table-cell office:value-type="float" office:value="9036" calcext:value-type="float">
            <text:p>9036</text:p>
          </table:table-cell>
          <table:table-cell office:value-type="float" office:value="11060" calcext:value-type="float">
            <text:p>11060</text:p>
          </table:table-cell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float" office:value="1622" calcext:value-type="float">
            <text:p>1622</text:p>
          </table:table-cell>
          <table:table-cell office:value-type="float" office:value="4661" calcext:value-type="float">
            <text:p>4661</text:p>
          </table:table-cell>
          <table:table-cell office:value-type="float" office:value="9119" calcext:value-type="float">
            <text:p>9119</text:p>
          </table:table-cell>
          <table:table-cell office:value-type="float" office:value="7555" calcext:value-type="float">
            <text:p>7555</text:p>
          </table:table-cell>
          <table:table-cell office:value-type="float" office:value="9722" calcext:value-type="float">
            <text:p>9722</text:p>
          </table:table-cell>
          <table:table-cell office:value-type="float" office:value="13177" calcext:value-type="float">
            <text:p>13177</text:p>
          </table:table-cell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float" office:value="2030" calcext:value-type="float">
            <text:p>2030</text:p>
          </table:table-cell>
          <table:table-cell office:value-type="float" office:value="4790" calcext:value-type="float">
            <text:p>4790</text:p>
          </table:table-cell>
          <table:table-cell office:value-type="float" office:value="9365" calcext:value-type="float">
            <text:p>9365</text:p>
          </table:table-cell>
          <table:table-cell office:value-type="float" office:value="7499" calcext:value-type="float">
            <text:p>7499</text:p>
          </table:table-cell>
          <table:table-cell office:value-type="float" office:value="10301" calcext:value-type="float">
            <text:p>10301</text:p>
          </table:table-cell>
          <table:table-cell office:value-type="float" office:value="12482" calcext:value-type="float">
            <text:p>12482</text:p>
          </table:table-cell>
        </table:table-row>
        <table:table-row table:style-name="ro2">
          <table:table-cell office:value-type="float" office:value="1701" calcext:value-type="float">
            <text:p>1701</text:p>
          </table:table-cell>
          <table:table-cell office:value-type="float" office:value="1970" calcext:value-type="float">
            <text:p>1970</text:p>
          </table:table-cell>
          <table:table-cell office:value-type="float" office:value="4890" calcext:value-type="float">
            <text:p>4890</text:p>
          </table:table-cell>
          <table:table-cell office:value-type="float" office:value="8902" calcext:value-type="float">
            <text:p>8902</text:p>
          </table:table-cell>
          <table:table-cell office:value-type="float" office:value="9478" calcext:value-type="float">
            <text:p>9478</text:p>
          </table:table-cell>
          <table:table-cell office:value-type="float" office:value="10890" calcext:value-type="float">
            <text:p>10890</text:p>
          </table:table-cell>
          <table:table-cell office:value-type="float" office:value="12396" calcext:value-type="float">
            <text:p>12396</text:p>
          </table:table-cell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float" office:value="2280" calcext:value-type="float">
            <text:p>2280</text:p>
          </table:table-cell>
          <table:table-cell office:value-type="float" office:value="5400" calcext:value-type="float">
            <text:p>5400</text:p>
          </table:table-cell>
          <table:table-cell office:value-type="float" office:value="10337" calcext:value-type="float">
            <text:p>10337</text:p>
          </table:table-cell>
          <table:table-cell office:value-type="float" office:value="10472" calcext:value-type="float">
            <text:p>10472</text:p>
          </table:table-cell>
          <table:table-cell office:value-type="float" office:value="11520" calcext:value-type="float">
            <text:p>11520</text:p>
          </table:table-cell>
          <table:table-cell office:value-type="float" office:value="12905" calcext:value-type="float">
            <text:p>12905</text:p>
          </table:table-cell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float" office:value="2594" calcext:value-type="float">
            <text:p>2594</text:p>
          </table:table-cell>
          <table:table-cell office:value-type="float" office:value="5713" calcext:value-type="float">
            <text:p>5713</text:p>
          </table:table-cell>
          <table:table-cell office:value-type="float" office:value="10631" calcext:value-type="float">
            <text:p>10631</text:p>
          </table:table-cell>
          <table:table-cell office:value-type="float" office:value="11049" calcext:value-type="float">
            <text:p>11049</text:p>
          </table:table-cell>
          <table:table-cell office:value-type="float" office:value="12083" calcext:value-type="float">
            <text:p>12083</text:p>
          </table:table-cell>
          <table:table-cell office:value-type="float" office:value="13362" calcext:value-type="float">
            <text:p>13362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2000" calcext:value-type="float">
            <text:p>2000</text:p>
          </table:table-cell>
          <table:table-cell office:value-type="float" office:value="5761" calcext:value-type="float">
            <text:p>5761</text:p>
          </table:table-cell>
          <table:table-cell office:value-type="float" office:value="12436" calcext:value-type="float">
            <text:p>12436</text:p>
          </table:table-cell>
          <table:table-cell office:value-type="float" office:value="9280" calcext:value-type="float">
            <text:p>9280</text:p>
          </table:table-cell>
          <table:table-cell office:value-type="float" office:value="12662" calcext:value-type="float">
            <text:p>12662</text:p>
          </table:table-cell>
          <table:table-cell office:value-type="float" office:value="14152" calcext:value-type="float">
            <text:p>14152</text:p>
          </table:table-cell>
        </table:table-row>
        <table:table-row table:style-name="ro2">
          <table:table-cell office:value-type="float" office:value="2101" calcext:value-type="float">
            <text:p>2101</text:p>
          </table:table-cell>
          <table:table-cell office:value-type="float" office:value="2508" calcext:value-type="float">
            <text:p>2508</text:p>
          </table:table-cell>
          <table:table-cell office:value-type="float" office:value="6274" calcext:value-type="float">
            <text:p>6274</text:p>
          </table:table-cell>
          <table:table-cell office:value-type="float" office:value="12360" calcext:value-type="float">
            <text:p>12360</text:p>
          </table:table-cell>
          <table:table-cell office:value-type="float" office:value="12384" calcext:value-type="float">
            <text:p>12384</text:p>
          </table:table-cell>
          <table:table-cell office:value-type="float" office:value="13318" calcext:value-type="float">
            <text:p>13318</text:p>
          </table:table-cell>
          <table:table-cell office:value-type="float" office:value="14617" calcext:value-type="float">
            <text:p>14617</text:p>
          </table:table-cell>
        </table:table-row>
        <table:table-row table:style-name="ro2">
          <table:table-cell office:value-type="float" office:value="2201" calcext:value-type="float">
            <text:p>2201</text:p>
          </table:table-cell>
          <table:table-cell office:value-type="float" office:value="2200" calcext:value-type="float">
            <text:p>2200</text:p>
          </table:table-cell>
          <table:table-cell office:value-type="float" office:value="6433" calcext:value-type="float">
            <text:p>6433</text:p>
          </table:table-cell>
          <table:table-cell office:value-type="float" office:value="12553" calcext:value-type="float">
            <text:p>12553</text:p>
          </table:table-cell>
          <table:table-cell office:value-type="float" office:value="12796" calcext:value-type="float">
            <text:p>12796</text:p>
          </table:table-cell>
          <table:table-cell office:value-type="float" office:value="14041" calcext:value-type="float">
            <text:p>14041</text:p>
          </table:table-cell>
          <table:table-cell office:value-type="float" office:value="15686" calcext:value-type="float">
            <text:p>15686</text:p>
          </table:table-cell>
        </table:table-row>
        <table:table-row table:style-name="ro2">
          <table:table-cell office:value-type="float" office:value="2301" calcext:value-type="float">
            <text:p>2301</text:p>
          </table:table-cell>
          <table:table-cell office:value-type="float" office:value="2808" calcext:value-type="float">
            <text:p>2808</text:p>
          </table:table-cell>
          <table:table-cell office:value-type="float" office:value="6440" calcext:value-type="float">
            <text:p>6440</text:p>
          </table:table-cell>
          <table:table-cell office:value-type="float" office:value="12986" calcext:value-type="float">
            <text:p>12986</text:p>
          </table:table-cell>
          <table:table-cell office:value-type="float" office:value="10879" calcext:value-type="float">
            <text:p>10879</text:p>
          </table:table-cell>
          <table:table-cell office:value-type="float" office:value="14679" calcext:value-type="float">
            <text:p>14679</text:p>
          </table:table-cell>
          <table:table-cell office:value-type="float" office:value="16951" calcext:value-type="float">
            <text:p>16951</text:p>
          </table:table-cell>
        </table:table-row>
        <table:table-row table:style-name="ro2">
          <table:table-cell office:value-type="float" office:value="2401" calcext:value-type="float">
            <text:p>2401</text:p>
          </table:table-cell>
          <table:table-cell office:value-type="float" office:value="2822" calcext:value-type="float">
            <text:p>2822</text:p>
          </table:table-cell>
          <table:table-cell office:value-type="float" office:value="7037" calcext:value-type="float">
            <text:p>7037</text:p>
          </table:table-cell>
          <table:table-cell office:value-type="float" office:value="13330" calcext:value-type="float">
            <text:p>13330</text:p>
          </table:table-cell>
          <table:table-cell office:value-type="float" office:value="14041" calcext:value-type="float">
            <text:p>14041</text:p>
          </table:table-cell>
          <table:table-cell office:value-type="float" office:value="15292" calcext:value-type="float">
            <text:p>15292</text:p>
          </table:table-cell>
          <table:table-cell office:value-type="float" office:value="17655" calcext:value-type="float">
            <text:p>17655</text:p>
          </table:table-cell>
        </table:table-row>
        <table:table-row table:style-name="ro2">
          <table:table-cell office:value-type="float" office:value="2501" calcext:value-type="float">
            <text:p>2501</text:p>
          </table:table-cell>
          <table:table-cell office:value-type="float" office:value="2934" calcext:value-type="float">
            <text:p>2934</text:p>
          </table:table-cell>
          <table:table-cell office:value-type="float" office:value="7191" calcext:value-type="float">
            <text:p>7191</text:p>
          </table:table-cell>
          <table:table-cell office:value-type="float" office:value="12186" calcext:value-type="float">
            <text:p>12186</text:p>
          </table:table-cell>
          <table:table-cell office:value-type="float" office:value="14350" calcext:value-type="float">
            <text:p>14350</text:p>
          </table:table-cell>
          <table:table-cell office:value-type="float" office:value="15818" calcext:value-type="float">
            <text:p>15818</text:p>
          </table:table-cell>
          <table:table-cell office:value-type="float" office:value="17436" calcext:value-type="float">
            <text:p>17436</text:p>
          </table:table-cell>
        </table:table-row>
        <table:table-row table:style-name="ro2">
          <table:table-cell office:value-type="float" office:value="2601" calcext:value-type="float">
            <text:p>2601</text:p>
          </table:table-cell>
          <table:table-cell office:value-type="float" office:value="3749" calcext:value-type="float">
            <text:p>3749</text:p>
          </table:table-cell>
          <table:table-cell office:value-type="float" office:value="7566" calcext:value-type="float">
            <text:p>7566</text:p>
          </table:table-cell>
          <table:table-cell office:value-type="float" office:value="18850" calcext:value-type="float">
            <text:p>18850</text:p>
          </table:table-cell>
          <table:table-cell office:value-type="float" office:value="15038" calcext:value-type="float">
            <text:p>15038</text:p>
          </table:table-cell>
          <table:table-cell office:value-type="float" office:value="16624" calcext:value-type="float">
            <text:p>16624</text:p>
          </table:table-cell>
          <table:table-cell office:value-type="float" office:value="18797" calcext:value-type="float">
            <text:p>18797</text:p>
          </table:table-cell>
        </table:table-row>
        <table:table-row table:style-name="ro2">
          <table:table-cell office:value-type="float" office:value="2701" calcext:value-type="float">
            <text:p>2701</text:p>
          </table:table-cell>
          <table:table-cell office:value-type="float" office:value="3021" calcext:value-type="float">
            <text:p>3021</text:p>
          </table:table-cell>
          <table:table-cell office:value-type="float" office:value="8103" calcext:value-type="float">
            <text:p>8103</text:p>
          </table:table-cell>
          <table:table-cell office:value-type="float" office:value="20131" calcext:value-type="float">
            <text:p>20131</text:p>
          </table:table-cell>
          <table:table-cell office:value-type="float" office:value="15188" calcext:value-type="float">
            <text:p>15188</text:p>
          </table:table-cell>
          <table:table-cell office:value-type="float" office:value="17202" calcext:value-type="float">
            <text:p>17202</text:p>
          </table:table-cell>
          <table:table-cell office:value-type="float" office:value="19197" calcext:value-type="float">
            <text:p>19197</text:p>
          </table:table-cell>
        </table:table-row>
        <table:table-row table:style-name="ro2">
          <table:table-cell office:value-type="float" office:value="2801" calcext:value-type="float">
            <text:p>2801</text:p>
          </table:table-cell>
          <table:table-cell office:value-type="float" office:value="3606" calcext:value-type="float">
            <text:p>3606</text:p>
          </table:table-cell>
          <table:table-cell office:value-type="float" office:value="8319" calcext:value-type="float">
            <text:p>8319</text:p>
          </table:table-cell>
          <table:table-cell office:value-type="float" office:value="15768" calcext:value-type="float">
            <text:p>15768</text:p>
          </table:table-cell>
          <table:table-cell office:value-type="float" office:value="16558" calcext:value-type="float">
            <text:p>16558</text:p>
          </table:table-cell>
          <table:table-cell office:value-type="float" office:value="18016" calcext:value-type="float">
            <text:p>18016</text:p>
          </table:table-cell>
          <table:table-cell office:value-type="float" office:value="20320" calcext:value-type="float">
            <text:p>20320</text:p>
          </table:table-cell>
        </table:table-row>
        <table:table-row table:style-name="ro2">
          <table:table-cell office:value-type="float" office:value="2901" calcext:value-type="float">
            <text:p>2901</text:p>
          </table:table-cell>
          <table:table-cell office:value-type="float" office:value="3901" calcext:value-type="float">
            <text:p>3901</text:p>
          </table:table-cell>
          <table:table-cell office:value-type="float" office:value="8454" calcext:value-type="float">
            <text:p>8454</text:p>
          </table:table-cell>
          <table:table-cell office:value-type="float" office:value="22111" calcext:value-type="float">
            <text:p>22111</text:p>
          </table:table-cell>
          <table:table-cell office:value-type="float" office:value="14610" calcext:value-type="float">
            <text:p>14610</text:p>
          </table:table-cell>
          <table:table-cell office:value-type="float" office:value="18530" calcext:value-type="float">
            <text:p>18530</text:p>
          </table:table-cell>
          <table:table-cell office:value-type="float" office:value="20402" calcext:value-type="float">
            <text:p>20402</text:p>
          </table:table-cell>
        </table:table-row>
        <table:table-row table:style-name="ro2">
          <table:table-cell office:value-type="float" office:value="3001" calcext:value-type="float">
            <text:p>3001</text:p>
          </table:table-cell>
          <table:table-cell office:value-type="float" office:value="3362" calcext:value-type="float">
            <text:p>3362</text:p>
          </table:table-cell>
          <table:table-cell office:value-type="float" office:value="8967" calcext:value-type="float">
            <text:p>8967</text:p>
          </table:table-cell>
          <table:table-cell office:value-type="float" office:value="19526" calcext:value-type="float">
            <text:p>19526</text:p>
          </table:table-cell>
          <table:table-cell office:value-type="float" office:value="17761" calcext:value-type="float">
            <text:p>17761</text:p>
          </table:table-cell>
          <table:table-cell office:value-type="float" office:value="19277" calcext:value-type="float">
            <text:p>19277</text:p>
          </table:table-cell>
          <table:table-cell office:value-type="float" office:value="21940" calcext:value-type="float">
            <text:p>21940</text:p>
          </table:table-cell>
        </table:table-row>
        <table:table-row table:style-name="ro2">
          <table:table-cell office:value-type="float" office:value="3101" calcext:value-type="float">
            <text:p>3101</text:p>
          </table:table-cell>
          <table:table-cell office:value-type="float" office:value="3904" calcext:value-type="float">
            <text:p>3904</text:p>
          </table:table-cell>
          <table:table-cell office:value-type="float" office:value="8281" calcext:value-type="float">
            <text:p>8281</text:p>
          </table:table-cell>
          <table:table-cell office:value-type="float" office:value="16966" calcext:value-type="float">
            <text:p>16966</text:p>
          </table:table-cell>
          <table:table-cell office:value-type="float" office:value="10206" calcext:value-type="float">
            <text:p>10206</text:p>
          </table:table-cell>
          <table:table-cell office:value-type="float" office:value="19870" calcext:value-type="float">
            <text:p>19870</text:p>
          </table:table-cell>
          <table:table-cell office:value-type="float" office:value="21546" calcext:value-type="float">
            <text:p>21546</text:p>
          </table:table-cell>
        </table:table-row>
        <table:table-row table:style-name="ro2">
          <table:table-cell office:value-type="float" office:value="3201" calcext:value-type="float">
            <text:p>3201</text:p>
          </table:table-cell>
          <table:table-cell office:value-type="float" office:value="4013" calcext:value-type="float">
            <text:p>4013</text:p>
          </table:table-cell>
          <table:table-cell office:value-type="float" office:value="9654" calcext:value-type="float">
            <text:p>9654</text:p>
          </table:table-cell>
          <table:table-cell office:value-type="float" office:value="21778" calcext:value-type="float">
            <text:p>21778</text:p>
          </table:table-cell>
          <table:table-cell office:value-type="float" office:value="16897" calcext:value-type="float">
            <text:p>16897</text:p>
          </table:table-cell>
          <table:table-cell office:value-type="float" office:value="20813" calcext:value-type="float">
            <text:p>20813</text:p>
          </table:table-cell>
          <table:table-cell office:value-type="float" office:value="25609" calcext:value-type="float">
            <text:p>25609</text:p>
          </table:table-cell>
        </table:table-row>
        <table:table-row table:style-name="ro2">
          <table:table-cell office:value-type="float" office:value="3301" calcext:value-type="float">
            <text:p>3301</text:p>
          </table:table-cell>
          <table:table-cell office:value-type="float" office:value="3692" calcext:value-type="float">
            <text:p>3692</text:p>
          </table:table-cell>
          <table:table-cell office:value-type="float" office:value="9789" calcext:value-type="float">
            <text:p>9789</text:p>
          </table:table-cell>
          <table:table-cell office:value-type="float" office:value="21171" calcext:value-type="float">
            <text:p>21171</text:p>
          </table:table-cell>
          <table:table-cell office:value-type="float" office:value="15304" calcext:value-type="float">
            <text:p>15304</text:p>
          </table:table-cell>
          <table:table-cell office:value-type="float" office:value="21306" calcext:value-type="float">
            <text:p>21306</text:p>
          </table:table-cell>
          <table:table-cell office:value-type="float" office:value="24710" calcext:value-type="float">
            <text:p>24710</text:p>
          </table:table-cell>
        </table:table-row>
        <table:table-row table:style-name="ro2">
          <table:table-cell office:value-type="float" office:value="3401" calcext:value-type="float">
            <text:p>3401</text:p>
          </table:table-cell>
          <table:table-cell office:value-type="float" office:value="4047" calcext:value-type="float">
            <text:p>4047</text:p>
          </table:table-cell>
          <table:table-cell office:value-type="float" office:value="9690" calcext:value-type="float">
            <text:p>9690</text:p>
          </table:table-cell>
          <table:table-cell office:value-type="float" office:value="18344" calcext:value-type="float">
            <text:p>18344</text:p>
          </table:table-cell>
          <table:table-cell office:value-type="float" office:value="19570" calcext:value-type="float">
            <text:p>19570</text:p>
          </table:table-cell>
          <table:table-cell office:value-type="float" office:value="22018" calcext:value-type="float">
            <text:p>22018</text:p>
          </table:table-cell>
          <table:table-cell office:value-type="float" office:value="26484" calcext:value-type="float">
            <text:p>26484</text:p>
          </table:table-cell>
        </table:table-row>
        <table:table-row table:style-name="ro2">
          <table:table-cell office:value-type="float" office:value="3501" calcext:value-type="float">
            <text:p>3501</text:p>
          </table:table-cell>
          <table:table-cell office:value-type="float" office:value="4558" calcext:value-type="float">
            <text:p>4558</text:p>
          </table:table-cell>
          <table:table-cell office:value-type="float" office:value="10081" calcext:value-type="float">
            <text:p>10081</text:p>
          </table:table-cell>
          <table:table-cell office:value-type="float" office:value="17129" calcext:value-type="float">
            <text:p>17129</text:p>
          </table:table-cell>
          <table:table-cell office:value-type="float" office:value="19259" calcext:value-type="float">
            <text:p>19259</text:p>
          </table:table-cell>
          <table:table-cell office:value-type="float" office:value="22419" calcext:value-type="float">
            <text:p>22419</text:p>
          </table:table-cell>
          <table:table-cell office:value-type="float" office:value="24804" calcext:value-type="float">
            <text:p>24804</text:p>
          </table:table-cell>
        </table:table-row>
        <table:table-row table:style-name="ro2">
          <table:table-cell office:value-type="float" office:value="3601" calcext:value-type="float">
            <text:p>3601</text:p>
          </table:table-cell>
          <table:table-cell office:value-type="float" office:value="4536" calcext:value-type="float">
            <text:p>4536</text:p>
          </table:table-cell>
          <table:table-cell office:value-type="float" office:value="10114" calcext:value-type="float">
            <text:p>10114</text:p>
          </table:table-cell>
          <table:table-cell office:value-type="float" office:value="20824" calcext:value-type="float">
            <text:p>20824</text:p>
          </table:table-cell>
          <table:table-cell office:value-type="float" office:value="20506" calcext:value-type="float">
            <text:p>20506</text:p>
          </table:table-cell>
          <table:table-cell office:value-type="float" office:value="22882" calcext:value-type="float">
            <text:p>22882</text:p>
          </table:table-cell>
          <table:table-cell office:value-type="float" office:value="25024" calcext:value-type="float">
            <text:p>25024</text:p>
          </table:table-cell>
        </table:table-row>
        <table:table-row table:style-name="ro2">
          <table:table-cell office:value-type="float" office:value="3701" calcext:value-type="float">
            <text:p>3701</text:p>
          </table:table-cell>
          <table:table-cell office:value-type="float" office:value="4861" calcext:value-type="float">
            <text:p>4861</text:p>
          </table:table-cell>
          <table:table-cell office:value-type="float" office:value="10535" calcext:value-type="float">
            <text:p>10535</text:p>
          </table:table-cell>
          <table:table-cell office:value-type="float" office:value="20156" calcext:value-type="float">
            <text:p>20156</text:p>
          </table:table-cell>
          <table:table-cell office:value-type="float" office:value="21226" calcext:value-type="float">
            <text:p>21226</text:p>
          </table:table-cell>
          <table:table-cell office:value-type="float" office:value="23595" calcext:value-type="float">
            <text:p>23595</text:p>
          </table:table-cell>
          <table:table-cell office:value-type="float" office:value="25875" calcext:value-type="float">
            <text:p>25875</text:p>
          </table:table-cell>
        </table:table-row>
        <table:table-row table:style-name="ro2">
          <table:table-cell office:value-type="float" office:value="3801" calcext:value-type="float">
            <text:p>3801</text:p>
          </table:table-cell>
          <table:table-cell office:value-type="float" office:value="4264" calcext:value-type="float">
            <text:p>4264</text:p>
          </table:table-cell>
          <table:table-cell office:value-type="float" office:value="11118" calcext:value-type="float">
            <text:p>11118</text:p>
          </table:table-cell>
          <table:table-cell office:value-type="float" office:value="20949" calcext:value-type="float">
            <text:p>20949</text:p>
          </table:table-cell>
          <table:table-cell office:value-type="float" office:value="18211" calcext:value-type="float">
            <text:p>18211</text:p>
          </table:table-cell>
          <table:table-cell office:value-type="float" office:value="24325" calcext:value-type="float">
            <text:p>24325</text:p>
          </table:table-cell>
          <table:table-cell office:value-type="float" office:value="30317" calcext:value-type="float">
            <text:p>30317</text:p>
          </table:table-cell>
        </table:table-row>
        <table:table-row table:style-name="ro2">
          <table:table-cell office:value-type="float" office:value="3901" calcext:value-type="float">
            <text:p>3901</text:p>
          </table:table-cell>
          <table:table-cell office:value-type="float" office:value="4262" calcext:value-type="float">
            <text:p>4262</text:p>
          </table:table-cell>
          <table:table-cell office:value-type="float" office:value="11870" calcext:value-type="float">
            <text:p>11870</text:p>
          </table:table-cell>
          <table:table-cell office:value-type="float" office:value="23124" calcext:value-type="float">
            <text:p>23124</text:p>
          </table:table-cell>
          <table:table-cell office:value-type="float" office:value="15337" calcext:value-type="float">
            <text:p>15337</text:p>
          </table:table-cell>
          <table:table-cell office:value-type="float" office:value="27526" calcext:value-type="float">
            <text:p>27526</text:p>
          </table:table-cell>
          <table:table-cell office:value-type="float" office:value="37892" calcext:value-type="float">
            <text:p>37892</text:p>
          </table:table-cell>
        </table:table-row>
        <table:table-row table:style-name="ro2">
          <table:table-cell office:value-type="float" office:value="4001" calcext:value-type="float">
            <text:p>4001</text:p>
          </table:table-cell>
          <table:table-cell office:value-type="float" office:value="5326" calcext:value-type="float">
            <text:p>5326</text:p>
          </table:table-cell>
          <table:table-cell office:value-type="float" office:value="11728" calcext:value-type="float">
            <text:p>11728</text:p>
          </table:table-cell>
          <table:table-cell office:value-type="float" office:value="26245" calcext:value-type="float">
            <text:p>26245</text:p>
          </table:table-cell>
          <table:table-cell office:value-type="float" office:value="22122" calcext:value-type="float">
            <text:p>22122</text:p>
          </table:table-cell>
          <table:table-cell office:value-type="float" office:value="25640" calcext:value-type="float">
            <text:p>25640</text:p>
          </table:table-cell>
          <table:table-cell office:value-type="float" office:value="29840" calcext:value-type="float">
            <text:p>29840</text:p>
          </table:table-cell>
        </table:table-row>
        <table:table-row table:style-name="ro2">
          <table:table-cell office:value-type="float" office:value="4101" calcext:value-type="float">
            <text:p>4101</text:p>
          </table:table-cell>
          <table:table-cell office:value-type="float" office:value="5660" calcext:value-type="float">
            <text:p>5660</text:p>
          </table:table-cell>
          <table:table-cell office:value-type="float" office:value="12395" calcext:value-type="float">
            <text:p>12395</text:p>
          </table:table-cell>
          <table:table-cell office:value-type="float" office:value="27183" calcext:value-type="float">
            <text:p>27183</text:p>
          </table:table-cell>
          <table:table-cell office:value-type="float" office:value="22355" calcext:value-type="float">
            <text:p>22355</text:p>
          </table:table-cell>
          <table:table-cell office:value-type="float" office:value="26295" calcext:value-type="float">
            <text:p>26295</text:p>
          </table:table-cell>
          <table:table-cell office:value-type="float" office:value="30013" calcext:value-type="float">
            <text:p>30013</text:p>
          </table:table-cell>
        </table:table-row>
        <table:table-row table:style-name="ro2">
          <table:table-cell office:value-type="float" office:value="4201" calcext:value-type="float">
            <text:p>4201</text:p>
          </table:table-cell>
          <table:table-cell office:value-type="float" office:value="5668" calcext:value-type="float">
            <text:p>5668</text:p>
          </table:table-cell>
          <table:table-cell office:value-type="float" office:value="13511" calcext:value-type="float">
            <text:p>13511</text:p>
          </table:table-cell>
          <table:table-cell office:value-type="float" office:value="26891" calcext:value-type="float">
            <text:p>26891</text:p>
          </table:table-cell>
          <table:table-cell office:value-type="float" office:value="22665" calcext:value-type="float">
            <text:p>22665</text:p>
          </table:table-cell>
          <table:table-cell office:value-type="float" office:value="27026" calcext:value-type="float">
            <text:p>27026</text:p>
          </table:table-cell>
          <table:table-cell office:value-type="float" office:value="30838" calcext:value-type="float">
            <text:p>30838</text:p>
          </table:table-cell>
        </table:table-row>
        <table:table-row table:style-name="ro2">
          <table:table-cell office:value-type="float" office:value="4301" calcext:value-type="float">
            <text:p>4301</text:p>
          </table:table-cell>
          <table:table-cell office:value-type="float" office:value="5987" calcext:value-type="float">
            <text:p>5987</text:p>
          </table:table-cell>
          <table:table-cell office:value-type="float" office:value="12546" calcext:value-type="float">
            <text:p>12546</text:p>
          </table:table-cell>
          <table:table-cell office:value-type="float" office:value="23928" calcext:value-type="float">
            <text:p>23928</text:p>
          </table:table-cell>
          <table:table-cell office:value-type="float" office:value="25121" calcext:value-type="float">
            <text:p>25121</text:p>
          </table:table-cell>
          <table:table-cell office:value-type="float" office:value="27469" calcext:value-type="float">
            <text:p>27469</text:p>
          </table:table-cell>
          <table:table-cell office:value-type="float" office:value="30174" calcext:value-type="float">
            <text:p>30174</text:p>
          </table:table-cell>
        </table:table-row>
        <table:table-row table:style-name="ro2">
          <table:table-cell office:value-type="float" office:value="4401" calcext:value-type="float">
            <text:p>4401</text:p>
          </table:table-cell>
          <table:table-cell office:value-type="float" office:value="4865" calcext:value-type="float">
            <text:p>4865</text:p>
          </table:table-cell>
          <table:table-cell office:value-type="float" office:value="12512" calcext:value-type="float">
            <text:p>12512</text:p>
          </table:table-cell>
          <table:table-cell office:value-type="float" office:value="24436" calcext:value-type="float">
            <text:p>24436</text:p>
          </table:table-cell>
          <table:table-cell office:value-type="float" office:value="25646" calcext:value-type="float">
            <text:p>25646</text:p>
          </table:table-cell>
          <table:table-cell office:value-type="float" office:value="27904" calcext:value-type="float">
            <text:p>27904</text:p>
          </table:table-cell>
          <table:table-cell office:value-type="float" office:value="30329" calcext:value-type="float">
            <text:p>30329</text:p>
          </table:table-cell>
        </table:table-row>
        <table:table-row table:style-name="ro2">
          <table:table-cell office:value-type="float" office:value="4501" calcext:value-type="float">
            <text:p>4501</text:p>
          </table:table-cell>
          <table:table-cell office:value-type="float" office:value="4966" calcext:value-type="float">
            <text:p>4966</text:p>
          </table:table-cell>
          <table:table-cell office:value-type="float" office:value="13855" calcext:value-type="float">
            <text:p>13855</text:p>
          </table:table-cell>
          <table:table-cell office:value-type="float" office:value="27052" calcext:value-type="float">
            <text:p>27052</text:p>
          </table:table-cell>
          <table:table-cell office:value-type="float" office:value="26387" calcext:value-type="float">
            <text:p>26387</text:p>
          </table:table-cell>
          <table:table-cell office:value-type="float" office:value="28653" calcext:value-type="float">
            <text:p>28653</text:p>
          </table:table-cell>
          <table:table-cell office:value-type="float" office:value="32428" calcext:value-type="float">
            <text:p>32428</text:p>
          </table:table-cell>
        </table:table-row>
        <table:table-row table:style-name="ro2">
          <table:table-cell office:value-type="float" office:value="4601" calcext:value-type="float">
            <text:p>4601</text:p>
          </table:table-cell>
          <table:table-cell office:value-type="float" office:value="5860" calcext:value-type="float">
            <text:p>5860</text:p>
          </table:table-cell>
          <table:table-cell office:value-type="float" office:value="12896" calcext:value-type="float">
            <text:p>12896</text:p>
          </table:table-cell>
          <table:table-cell office:value-type="float" office:value="32435" calcext:value-type="float">
            <text:p>32435</text:p>
          </table:table-cell>
          <table:table-cell office:value-type="float" office:value="26934" calcext:value-type="float">
            <text:p>26934</text:p>
          </table:table-cell>
          <table:table-cell office:value-type="float" office:value="29342" calcext:value-type="float">
            <text:p>29342</text:p>
          </table:table-cell>
          <table:table-cell office:value-type="float" office:value="31872" calcext:value-type="float">
            <text:p>31872</text:p>
          </table:table-cell>
        </table:table-row>
        <table:table-row table:style-name="ro2">
          <table:table-cell office:value-type="float" office:value="4701" calcext:value-type="float">
            <text:p>4701</text:p>
          </table:table-cell>
          <table:table-cell office:value-type="float" office:value="5617" calcext:value-type="float">
            <text:p>5617</text:p>
          </table:table-cell>
          <table:table-cell office:value-type="float" office:value="13702" calcext:value-type="float">
            <text:p>13702</text:p>
          </table:table-cell>
          <table:table-cell office:value-type="float" office:value="24926" calcext:value-type="float">
            <text:p>24926</text:p>
          </table:table-cell>
          <table:table-cell office:value-type="float" office:value="23246" calcext:value-type="float">
            <text:p>23246</text:p>
          </table:table-cell>
          <table:table-cell office:value-type="float" office:value="29955" calcext:value-type="float">
            <text:p>29955</text:p>
          </table:table-cell>
          <table:table-cell office:value-type="float" office:value="32869" calcext:value-type="float">
            <text:p>32869</text:p>
          </table:table-cell>
        </table:table-row>
        <table:table-row table:style-name="ro2">
          <table:table-cell office:value-type="float" office:value="4801" calcext:value-type="float">
            <text:p>4801</text:p>
          </table:table-cell>
          <table:table-cell office:value-type="float" office:value="5390" calcext:value-type="float">
            <text:p>5390</text:p>
          </table:table-cell>
          <table:table-cell office:value-type="float" office:value="14720" calcext:value-type="float">
            <text:p>14720</text:p>
          </table:table-cell>
          <table:table-cell office:value-type="float" office:value="28236" calcext:value-type="float">
            <text:p>28236</text:p>
          </table:table-cell>
          <table:table-cell office:value-type="float" office:value="28490" calcext:value-type="float">
            <text:p>28490</text:p>
          </table:table-cell>
          <table:table-cell office:value-type="float" office:value="30550" calcext:value-type="float">
            <text:p>30550</text:p>
          </table:table-cell>
          <table:table-cell office:value-type="float" office:value="32922" calcext:value-type="float">
            <text:p>32922</text:p>
          </table:table-cell>
        </table:table-row>
        <table:table-row table:style-name="ro2">
          <table:table-cell office:value-type="float" office:value="4901" calcext:value-type="float">
            <text:p>4901</text:p>
          </table:table-cell>
          <table:table-cell office:value-type="float" office:value="6932" calcext:value-type="float">
            <text:p>6932</text:p>
          </table:table-cell>
          <table:table-cell office:value-type="float" office:value="15423" calcext:value-type="float">
            <text:p>15423</text:p>
          </table:table-cell>
          <table:table-cell office:value-type="float" office:value="27067" calcext:value-type="float">
            <text:p>27067</text:p>
          </table:table-cell>
          <table:table-cell office:value-type="float" office:value="29289" calcext:value-type="float">
            <text:p>29289</text:p>
          </table:table-cell>
          <table:table-cell office:value-type="float" office:value="31338" calcext:value-type="float">
            <text:p>31338</text:p>
          </table:table-cell>
          <table:table-cell office:value-type="float" office:value="33763" calcext:value-type="float">
            <text:p>33763</text:p>
          </table:table-cell>
        </table:table-row>
        <table:table-row table:style-name="ro2">
          <table:table-cell office:value-type="float" office:value="5001" calcext:value-type="float">
            <text:p>5001</text:p>
          </table:table-cell>
          <table:table-cell office:value-type="float" office:value="5658" calcext:value-type="float">
            <text:p>5658</text:p>
          </table:table-cell>
          <table:table-cell office:value-type="float" office:value="14679" calcext:value-type="float">
            <text:p>14679</text:p>
          </table:table-cell>
          <table:table-cell office:value-type="float" office:value="32153" calcext:value-type="float">
            <text:p>32153</text:p>
          </table:table-cell>
          <table:table-cell office:value-type="float" office:value="29756" calcext:value-type="float">
            <text:p>29756</text:p>
          </table:table-cell>
          <table:table-cell office:value-type="float" office:value="32016" calcext:value-type="float">
            <text:p>32016</text:p>
          </table:table-cell>
          <table:table-cell office:value-type="float" office:value="35113" calcext:value-type="float">
            <text:p>35113</text:p>
          </table:table-cell>
        </table:table-row>
        <table:table-row table:style-name="ro2">
          <table:table-cell office:value-type="float" office:value="5101" calcext:value-type="float">
            <text:p>5101</text:p>
          </table:table-cell>
          <table:table-cell office:value-type="float" office:value="7173" calcext:value-type="float">
            <text:p>7173</text:p>
          </table:table-cell>
          <table:table-cell office:value-type="float" office:value="14593" calcext:value-type="float">
            <text:p>14593</text:p>
          </table:table-cell>
          <table:table-cell office:value-type="float" office:value="30764" calcext:value-type="float">
            <text:p>30764</text:p>
          </table:table-cell>
          <table:table-cell office:value-type="float" office:value="30414" calcext:value-type="float">
            <text:p>30414</text:p>
          </table:table-cell>
          <table:table-cell office:value-type="float" office:value="32579" calcext:value-type="float">
            <text:p>32579</text:p>
          </table:table-cell>
          <table:table-cell office:value-type="float" office:value="35115" calcext:value-type="float">
            <text:p>35115</text:p>
          </table:table-cell>
        </table:table-row>
        <table:table-row table:style-name="ro2">
          <table:table-cell office:value-type="float" office:value="5201" calcext:value-type="float">
            <text:p>5201</text:p>
          </table:table-cell>
          <table:table-cell office:value-type="float" office:value="5582" calcext:value-type="float">
            <text:p>5582</text:p>
          </table:table-cell>
          <table:table-cell office:value-type="float" office:value="15542" calcext:value-type="float">
            <text:p>15542</text:p>
          </table:table-cell>
          <table:table-cell office:value-type="float" office:value="28133" calcext:value-type="float">
            <text:p>28133</text:p>
          </table:table-cell>
          <table:table-cell office:value-type="float" office:value="31113" calcext:value-type="float">
            <text:p>31113</text:p>
          </table:table-cell>
          <table:table-cell office:value-type="float" office:value="33115" calcext:value-type="float">
            <text:p>33115</text:p>
          </table:table-cell>
          <table:table-cell office:value-type="float" office:value="35146" calcext:value-type="float">
            <text:p>35146</text:p>
          </table:table-cell>
        </table:table-row>
        <table:table-row table:style-name="ro2">
          <table:table-cell office:value-type="float" office:value="5301" calcext:value-type="float">
            <text:p>5301</text:p>
          </table:table-cell>
          <table:table-cell office:value-type="float" office:value="5854" calcext:value-type="float">
            <text:p>5854</text:p>
          </table:table-cell>
          <table:table-cell office:value-type="float" office:value="14688" calcext:value-type="float">
            <text:p>14688</text:p>
          </table:table-cell>
          <table:table-cell office:value-type="float" office:value="29104" calcext:value-type="float">
            <text:p>29104</text:p>
          </table:table-cell>
          <table:table-cell office:value-type="float" office:value="31860" calcext:value-type="float">
            <text:p>31860</text:p>
          </table:table-cell>
          <table:table-cell office:value-type="float" office:value="33898" calcext:value-type="float">
            <text:p>33898</text:p>
          </table:table-cell>
          <table:table-cell office:value-type="float" office:value="36047" calcext:value-type="float">
            <text:p>36047</text:p>
          </table:table-cell>
        </table:table-row>
        <table:table-row table:style-name="ro2">
          <table:table-cell office:value-type="float" office:value="5401" calcext:value-type="float">
            <text:p>5401</text:p>
          </table:table-cell>
          <table:table-cell office:value-type="float" office:value="7258" calcext:value-type="float">
            <text:p>7258</text:p>
          </table:table-cell>
          <table:table-cell office:value-type="float" office:value="16321" calcext:value-type="float">
            <text:p>16321</text:p>
          </table:table-cell>
          <table:table-cell office:value-type="float" office:value="34511" calcext:value-type="float">
            <text:p>34511</text:p>
          </table:table-cell>
          <table:table-cell office:value-type="float" office:value="31827" calcext:value-type="float">
            <text:p>31827</text:p>
          </table:table-cell>
          <table:table-cell office:value-type="float" office:value="34397" calcext:value-type="float">
            <text:p>34397</text:p>
          </table:table-cell>
          <table:table-cell office:value-type="float" office:value="36473" calcext:value-type="float">
            <text:p>36473</text:p>
          </table:table-cell>
        </table:table-row>
        <table:table-row table:style-name="ro2">
          <table:table-cell office:value-type="float" office:value="5501" calcext:value-type="float">
            <text:p>5501</text:p>
          </table:table-cell>
          <table:table-cell office:value-type="float" office:value="6635" calcext:value-type="float">
            <text:p>6635</text:p>
          </table:table-cell>
          <table:table-cell office:value-type="float" office:value="16551" calcext:value-type="float">
            <text:p>16551</text:p>
          </table:table-cell>
          <table:table-cell office:value-type="float" office:value="30962" calcext:value-type="float">
            <text:p>30962</text:p>
          </table:table-cell>
          <table:table-cell office:value-type="float" office:value="31525" calcext:value-type="float">
            <text:p>31525</text:p>
          </table:table-cell>
          <table:table-cell office:value-type="float" office:value="35137" calcext:value-type="float">
            <text:p>35137</text:p>
          </table:table-cell>
          <table:table-cell office:value-type="float" office:value="38716" calcext:value-type="float">
            <text:p>38716</text:p>
          </table:table-cell>
        </table:table-row>
        <table:table-row table:style-name="ro2">
          <table:table-cell office:value-type="float" office:value="5601" calcext:value-type="float">
            <text:p>5601</text:p>
          </table:table-cell>
          <table:table-cell office:value-type="float" office:value="6696" calcext:value-type="float">
            <text:p>6696</text:p>
          </table:table-cell>
          <table:table-cell office:value-type="float" office:value="16955" calcext:value-type="float">
            <text:p>16955</text:p>
          </table:table-cell>
          <table:table-cell office:value-type="float" office:value="30364" calcext:value-type="float">
            <text:p>30364</text:p>
          </table:table-cell>
          <table:table-cell office:value-type="float" office:value="33788" calcext:value-type="float">
            <text:p>33788</text:p>
          </table:table-cell>
          <table:table-cell office:value-type="float" office:value="35854" calcext:value-type="float">
            <text:p>35854</text:p>
          </table:table-cell>
          <table:table-cell office:value-type="float" office:value="38470" calcext:value-type="float">
            <text:p>38470</text:p>
          </table:table-cell>
        </table:table-row>
        <table:table-row table:style-name="ro2">
          <table:table-cell office:value-type="float" office:value="5701" calcext:value-type="float">
            <text:p>5701</text:p>
          </table:table-cell>
          <table:table-cell office:value-type="float" office:value="7199" calcext:value-type="float">
            <text:p>7199</text:p>
          </table:table-cell>
          <table:table-cell office:value-type="float" office:value="17626" calcext:value-type="float">
            <text:p>17626</text:p>
          </table:table-cell>
          <table:table-cell office:value-type="float" office:value="35042" calcext:value-type="float">
            <text:p>35042</text:p>
          </table:table-cell>
          <table:table-cell office:value-type="float" office:value="18563" calcext:value-type="float">
            <text:p>18563</text:p>
          </table:table-cell>
          <table:table-cell office:value-type="float" office:value="36225" calcext:value-type="float">
            <text:p>36225</text:p>
          </table:table-cell>
          <table:table-cell office:value-type="float" office:value="38895" calcext:value-type="float">
            <text:p>38895</text:p>
          </table:table-cell>
        </table:table-row>
        <table:table-row table:style-name="ro2">
          <table:table-cell office:value-type="float" office:value="5801" calcext:value-type="float">
            <text:p>5801</text:p>
          </table:table-cell>
          <table:table-cell office:value-type="float" office:value="6283" calcext:value-type="float">
            <text:p>6283</text:p>
          </table:table-cell>
          <table:table-cell office:value-type="float" office:value="17738" calcext:value-type="float">
            <text:p>17738</text:p>
          </table:table-cell>
          <table:table-cell office:value-type="float" office:value="31277" calcext:value-type="float">
            <text:p>31277</text:p>
          </table:table-cell>
          <table:table-cell office:value-type="float" office:value="34475" calcext:value-type="float">
            <text:p>34475</text:p>
          </table:table-cell>
          <table:table-cell office:value-type="float" office:value="37164" calcext:value-type="float">
            <text:p>37164</text:p>
          </table:table-cell>
          <table:table-cell office:value-type="float" office:value="43858" calcext:value-type="float">
            <text:p>43858</text:p>
          </table:table-cell>
        </table:table-row>
        <table:table-row table:style-name="ro2">
          <table:table-cell office:value-type="float" office:value="5901" calcext:value-type="float">
            <text:p>5901</text:p>
          </table:table-cell>
          <table:table-cell office:value-type="float" office:value="8193" calcext:value-type="float">
            <text:p>8193</text:p>
          </table:table-cell>
          <table:table-cell office:value-type="float" office:value="17309" calcext:value-type="float">
            <text:p>17309</text:p>
          </table:table-cell>
          <table:table-cell office:value-type="float" office:value="42503" calcext:value-type="float">
            <text:p>42503</text:p>
          </table:table-cell>
          <table:table-cell office:value-type="float" office:value="35560" calcext:value-type="float">
            <text:p>35560</text:p>
          </table:table-cell>
          <table:table-cell office:value-type="float" office:value="37759" calcext:value-type="float">
            <text:p>37759</text:p>
          </table:table-cell>
          <table:table-cell office:value-type="float" office:value="40384" calcext:value-type="float">
            <text:p>40384</text:p>
          </table:table-cell>
        </table:table-row>
        <table:table-row table:style-name="ro2">
          <table:table-cell office:value-type="float" office:value="6001" calcext:value-type="float">
            <text:p>6001</text:p>
          </table:table-cell>
          <table:table-cell office:value-type="float" office:value="6654" calcext:value-type="float">
            <text:p>6654</text:p>
          </table:table-cell>
          <table:table-cell office:value-type="float" office:value="18060" calcext:value-type="float">
            <text:p>18060</text:p>
          </table:table-cell>
          <table:table-cell office:value-type="float" office:value="39058" calcext:value-type="float">
            <text:p>39058</text:p>
          </table:table-cell>
          <table:table-cell office:value-type="float" office:value="35863" calcext:value-type="float">
            <text:p>35863</text:p>
          </table:table-cell>
          <table:table-cell office:value-type="float" office:value="38505" calcext:value-type="float">
            <text:p>38505</text:p>
          </table:table-cell>
          <table:table-cell office:value-type="float" office:value="47809" calcext:value-type="float">
            <text:p>47809</text:p>
          </table:table-cell>
        </table:table-row>
        <table:table-row table:style-name="ro2">
          <table:table-cell office:value-type="float" office:value="6101" calcext:value-type="float">
            <text:p>6101</text:p>
          </table:table-cell>
          <table:table-cell office:value-type="float" office:value="7087" calcext:value-type="float">
            <text:p>7087</text:p>
          </table:table-cell>
          <table:table-cell office:value-type="float" office:value="19078" calcext:value-type="float">
            <text:p>19078</text:p>
          </table:table-cell>
          <table:table-cell office:value-type="float" office:value="34279" calcext:value-type="float">
            <text:p>34279</text:p>
          </table:table-cell>
          <table:table-cell office:value-type="float" office:value="36308" calcext:value-type="float">
            <text:p>36308</text:p>
          </table:table-cell>
          <table:table-cell office:value-type="float" office:value="39402" calcext:value-type="float">
            <text:p>39402</text:p>
          </table:table-cell>
          <table:table-cell office:value-type="float" office:value="46902" calcext:value-type="float">
            <text:p>46902</text:p>
          </table:table-cell>
        </table:table-row>
        <table:table-row table:style-name="ro2">
          <table:table-cell office:value-type="float" office:value="6201" calcext:value-type="float">
            <text:p>6201</text:p>
          </table:table-cell>
          <table:table-cell office:value-type="float" office:value="8630" calcext:value-type="float">
            <text:p>8630</text:p>
          </table:table-cell>
          <table:table-cell office:value-type="float" office:value="18577" calcext:value-type="float">
            <text:p>18577</text:p>
          </table:table-cell>
          <table:table-cell office:value-type="float" office:value="31768" calcext:value-type="float">
            <text:p>31768</text:p>
          </table:table-cell>
          <table:table-cell office:value-type="float" office:value="34273" calcext:value-type="float">
            <text:p>34273</text:p>
          </table:table-cell>
          <table:table-cell office:value-type="float" office:value="39918" calcext:value-type="float">
            <text:p>39918</text:p>
          </table:table-cell>
          <table:table-cell office:value-type="float" office:value="46482" calcext:value-type="float">
            <text:p>46482</text:p>
          </table:table-cell>
        </table:table-row>
        <table:table-row table:style-name="ro2">
          <table:table-cell office:value-type="float" office:value="6301" calcext:value-type="float">
            <text:p>6301</text:p>
          </table:table-cell>
          <table:table-cell office:value-type="float" office:value="8329" calcext:value-type="float">
            <text:p>8329</text:p>
          </table:table-cell>
          <table:table-cell office:value-type="float" office:value="19830" calcext:value-type="float">
            <text:p>19830</text:p>
          </table:table-cell>
          <table:table-cell office:value-type="float" office:value="42314" calcext:value-type="float">
            <text:p>42314</text:p>
          </table:table-cell>
          <table:table-cell office:value-type="float" office:value="35513" calcext:value-type="float">
            <text:p>35513</text:p>
          </table:table-cell>
          <table:table-cell office:value-type="float" office:value="40236" calcext:value-type="float">
            <text:p>40236</text:p>
          </table:table-cell>
          <table:table-cell office:value-type="float" office:value="48467" calcext:value-type="float">
            <text:p>48467</text:p>
          </table:table-cell>
        </table:table-row>
        <table:table-row table:style-name="ro2">
          <table:table-cell office:value-type="float" office:value="6401" calcext:value-type="float">
            <text:p>6401</text:p>
          </table:table-cell>
          <table:table-cell office:value-type="float" office:value="7930" calcext:value-type="float">
            <text:p>7930</text:p>
          </table:table-cell>
          <table:table-cell office:value-type="float" office:value="18711" calcext:value-type="float">
            <text:p>18711</text:p>
          </table:table-cell>
          <table:table-cell office:value-type="float" office:value="41103" calcext:value-type="float">
            <text:p>41103</text:p>
          </table:table-cell>
          <table:table-cell office:value-type="float" office:value="36914" calcext:value-type="float">
            <text:p>36914</text:p>
          </table:table-cell>
          <table:table-cell office:value-type="float" office:value="41179" calcext:value-type="float">
            <text:p>41179</text:p>
          </table:table-cell>
          <table:table-cell office:value-type="float" office:value="50640" calcext:value-type="float">
            <text:p>50640</text:p>
          </table:table-cell>
        </table:table-row>
        <table:table-row table:style-name="ro2">
          <table:table-cell office:value-type="float" office:value="6501" calcext:value-type="float">
            <text:p>6501</text:p>
          </table:table-cell>
          <table:table-cell office:value-type="float" office:value="7699" calcext:value-type="float">
            <text:p>7699</text:p>
          </table:table-cell>
          <table:table-cell office:value-type="float" office:value="19343" calcext:value-type="float">
            <text:p>19343</text:p>
          </table:table-cell>
          <table:table-cell office:value-type="float" office:value="44261" calcext:value-type="float">
            <text:p>44261</text:p>
          </table:table-cell>
          <table:table-cell office:value-type="float" office:value="36197" calcext:value-type="float">
            <text:p>36197</text:p>
          </table:table-cell>
          <table:table-cell office:value-type="float" office:value="42041" calcext:value-type="float">
            <text:p>42041</text:p>
          </table:table-cell>
          <table:table-cell office:value-type="float" office:value="51029" calcext:value-type="float">
            <text:p>51029</text:p>
          </table:table-cell>
        </table:table-row>
        <table:table-row table:style-name="ro2">
          <table:table-cell office:value-type="float" office:value="6601" calcext:value-type="float">
            <text:p>6601</text:p>
          </table:table-cell>
          <table:table-cell office:value-type="float" office:value="8832" calcext:value-type="float">
            <text:p>8832</text:p>
          </table:table-cell>
          <table:table-cell office:value-type="float" office:value="19401" calcext:value-type="float">
            <text:p>19401</text:p>
          </table:table-cell>
          <table:table-cell office:value-type="float" office:value="36175" calcext:value-type="float">
            <text:p>36175</text:p>
          </table:table-cell>
          <table:table-cell office:value-type="float" office:value="35645" calcext:value-type="float">
            <text:p>35645</text:p>
          </table:table-cell>
          <table:table-cell office:value-type="float" office:value="42346" calcext:value-type="float">
            <text:p>42346</text:p>
          </table:table-cell>
          <table:table-cell office:value-type="float" office:value="45864" calcext:value-type="float">
            <text:p>45864</text:p>
          </table:table-cell>
        </table:table-row>
        <table:table-row table:style-name="ro2">
          <table:table-cell office:value-type="float" office:value="6701" calcext:value-type="float">
            <text:p>6701</text:p>
          </table:table-cell>
          <table:table-cell office:value-type="float" office:value="7269" calcext:value-type="float">
            <text:p>7269</text:p>
          </table:table-cell>
          <table:table-cell office:value-type="float" office:value="19028" calcext:value-type="float">
            <text:p>19028</text:p>
          </table:table-cell>
          <table:table-cell office:value-type="float" office:value="35587" calcext:value-type="float">
            <text:p>35587</text:p>
          </table:table-cell>
          <table:table-cell office:value-type="float" office:value="36644" calcext:value-type="float">
            <text:p>36644</text:p>
          </table:table-cell>
          <table:table-cell office:value-type="float" office:value="43099" calcext:value-type="float">
            <text:p>43099</text:p>
          </table:table-cell>
          <table:table-cell office:value-type="float" office:value="48204" calcext:value-type="float">
            <text:p>48204</text:p>
          </table:table-cell>
        </table:table-row>
        <table:table-row table:style-name="ro2">
          <table:table-cell office:value-type="float" office:value="6801" calcext:value-type="float">
            <text:p>6801</text:p>
          </table:table-cell>
          <table:table-cell office:value-type="float" office:value="8539" calcext:value-type="float">
            <text:p>8539</text:p>
          </table:table-cell>
          <table:table-cell office:value-type="float" office:value="19366" calcext:value-type="float">
            <text:p>19366</text:p>
          </table:table-cell>
          <table:table-cell office:value-type="float" office:value="51306" calcext:value-type="float">
            <text:p>51306</text:p>
          </table:table-cell>
          <table:table-cell office:value-type="float" office:value="38116" calcext:value-type="float">
            <text:p>38116</text:p>
          </table:table-cell>
          <table:table-cell office:value-type="float" office:value="43536" calcext:value-type="float">
            <text:p>43536</text:p>
          </table:table-cell>
          <table:table-cell office:value-type="float" office:value="48145" calcext:value-type="float">
            <text:p>48145</text:p>
          </table:table-cell>
        </table:table-row>
        <table:table-row table:style-name="ro2">
          <table:table-cell office:value-type="float" office:value="6901" calcext:value-type="float">
            <text:p>6901</text:p>
          </table:table-cell>
          <table:table-cell office:value-type="float" office:value="8550" calcext:value-type="float">
            <text:p>8550</text:p>
          </table:table-cell>
          <table:table-cell office:value-type="float" office:value="20305" calcext:value-type="float">
            <text:p>20305</text:p>
          </table:table-cell>
          <table:table-cell office:value-type="float" office:value="35092" calcext:value-type="float">
            <text:p>35092</text:p>
          </table:table-cell>
          <table:table-cell office:value-type="float" office:value="39545" calcext:value-type="float">
            <text:p>39545</text:p>
          </table:table-cell>
          <table:table-cell office:value-type="float" office:value="44192" calcext:value-type="float">
            <text:p>44192</text:p>
          </table:table-cell>
          <table:table-cell office:value-type="float" office:value="47156" calcext:value-type="float">
            <text:p>47156</text:p>
          </table:table-cell>
        </table:table-row>
        <table:table-row table:style-name="ro2">
          <table:table-cell office:value-type="float" office:value="7001" calcext:value-type="float">
            <text:p>7001</text:p>
          </table:table-cell>
          <table:table-cell office:value-type="float" office:value="8487" calcext:value-type="float">
            <text:p>8487</text:p>
          </table:table-cell>
          <table:table-cell office:value-type="float" office:value="20741" calcext:value-type="float">
            <text:p>20741</text:p>
          </table:table-cell>
          <table:table-cell office:value-type="float" office:value="43413" calcext:value-type="float">
            <text:p>43413</text:p>
          </table:table-cell>
          <table:table-cell office:value-type="float" office:value="40535" calcext:value-type="float">
            <text:p>40535</text:p>
          </table:table-cell>
          <table:table-cell office:value-type="float" office:value="44651" calcext:value-type="float">
            <text:p>44651</text:p>
          </table:table-cell>
          <table:table-cell office:value-type="float" office:value="47275" calcext:value-type="float">
            <text:p>47275</text:p>
          </table:table-cell>
        </table:table-row>
        <table:table-row table:style-name="ro2">
          <table:table-cell office:value-type="float" office:value="7101" calcext:value-type="float">
            <text:p>7101</text:p>
          </table:table-cell>
          <table:table-cell office:value-type="float" office:value="8709" calcext:value-type="float">
            <text:p>8709</text:p>
          </table:table-cell>
          <table:table-cell office:value-type="float" office:value="21897" calcext:value-type="float">
            <text:p>21897</text:p>
          </table:table-cell>
          <table:table-cell office:value-type="float" office:value="50205" calcext:value-type="float">
            <text:p>50205</text:p>
          </table:table-cell>
          <table:table-cell office:value-type="float" office:value="42208" calcext:value-type="float">
            <text:p>42208</text:p>
          </table:table-cell>
          <table:table-cell office:value-type="float" office:value="45281" calcext:value-type="float">
            <text:p>45281</text:p>
          </table:table-cell>
          <table:table-cell office:value-type="float" office:value="49332" calcext:value-type="float">
            <text:p>49332</text:p>
          </table:table-cell>
        </table:table-row>
        <table:table-row table:style-name="ro2">
          <table:table-cell office:value-type="float" office:value="7201" calcext:value-type="float">
            <text:p>7201</text:p>
          </table:table-cell>
          <table:table-cell office:value-type="float" office:value="7924" calcext:value-type="float">
            <text:p>7924</text:p>
          </table:table-cell>
          <table:table-cell office:value-type="float" office:value="22003" calcext:value-type="float">
            <text:p>22003</text:p>
          </table:table-cell>
          <table:table-cell office:value-type="float" office:value="40451" calcext:value-type="float">
            <text:p>40451</text:p>
          </table:table-cell>
          <table:table-cell office:value-type="float" office:value="42654" calcext:value-type="float">
            <text:p>42654</text:p>
          </table:table-cell>
          <table:table-cell office:value-type="float" office:value="46147" calcext:value-type="float">
            <text:p>46147</text:p>
          </table:table-cell>
          <table:table-cell office:value-type="float" office:value="54212" calcext:value-type="float">
            <text:p>54212</text:p>
          </table:table-cell>
        </table:table-row>
        <table:table-row table:style-name="ro2">
          <table:table-cell office:value-type="float" office:value="7301" calcext:value-type="float">
            <text:p>7301</text:p>
          </table:table-cell>
          <table:table-cell office:value-type="float" office:value="8210" calcext:value-type="float">
            <text:p>8210</text:p>
          </table:table-cell>
          <table:table-cell office:value-type="float" office:value="21407" calcext:value-type="float">
            <text:p>21407</text:p>
          </table:table-cell>
          <table:table-cell office:value-type="float" office:value="51777" calcext:value-type="float">
            <text:p>51777</text:p>
          </table:table-cell>
          <table:table-cell office:value-type="float" office:value="43096" calcext:value-type="float">
            <text:p>43096</text:p>
          </table:table-cell>
          <table:table-cell office:value-type="float" office:value="46786" calcext:value-type="float">
            <text:p>46786</text:p>
          </table:table-cell>
          <table:table-cell office:value-type="float" office:value="53990" calcext:value-type="float">
            <text:p>53990</text:p>
          </table:table-cell>
        </table:table-row>
        <table:table-row table:style-name="ro2">
          <table:table-cell office:value-type="float" office:value="7401" calcext:value-type="float">
            <text:p>7401</text:p>
          </table:table-cell>
          <table:table-cell office:value-type="float" office:value="8843" calcext:value-type="float">
            <text:p>8843</text:p>
          </table:table-cell>
          <table:table-cell office:value-type="float" office:value="20700" calcext:value-type="float">
            <text:p>20700</text:p>
          </table:table-cell>
          <table:table-cell office:value-type="float" office:value="45812" calcext:value-type="float">
            <text:p>45812</text:p>
          </table:table-cell>
          <table:table-cell office:value-type="float" office:value="43663" calcext:value-type="float">
            <text:p>43663</text:p>
          </table:table-cell>
          <table:table-cell office:value-type="float" office:value="47617" calcext:value-type="float">
            <text:p>47617</text:p>
          </table:table-cell>
          <table:table-cell office:value-type="float" office:value="57340" calcext:value-type="float">
            <text:p>57340</text:p>
          </table:table-cell>
        </table:table-row>
        <table:table-row table:style-name="ro2">
          <table:table-cell office:value-type="float" office:value="7501" calcext:value-type="float">
            <text:p>7501</text:p>
          </table:table-cell>
          <table:table-cell office:value-type="float" office:value="8931" calcext:value-type="float">
            <text:p>8931</text:p>
          </table:table-cell>
          <table:table-cell office:value-type="float" office:value="20671" calcext:value-type="float">
            <text:p>20671</text:p>
          </table:table-cell>
          <table:table-cell office:value-type="float" office:value="41192" calcext:value-type="float">
            <text:p>41192</text:p>
          </table:table-cell>
          <table:table-cell office:value-type="float" office:value="39615" calcext:value-type="float">
            <text:p>39615</text:p>
          </table:table-cell>
          <table:table-cell office:value-type="float" office:value="47878" calcext:value-type="float">
            <text:p>47878</text:p>
          </table:table-cell>
          <table:table-cell office:value-type="float" office:value="61307" calcext:value-type="float">
            <text:p>61307</text:p>
          </table:table-cell>
        </table:table-row>
        <table:table-row table:style-name="ro2">
          <table:table-cell office:value-type="float" office:value="7601" calcext:value-type="float">
            <text:p>7601</text:p>
          </table:table-cell>
          <table:table-cell office:value-type="float" office:value="8760" calcext:value-type="float">
            <text:p>8760</text:p>
          </table:table-cell>
          <table:table-cell office:value-type="float" office:value="22954" calcext:value-type="float">
            <text:p>22954</text:p>
          </table:table-cell>
          <table:table-cell office:value-type="float" office:value="48148" calcext:value-type="float">
            <text:p>48148</text:p>
          </table:table-cell>
          <table:table-cell office:value-type="float" office:value="42792" calcext:value-type="float">
            <text:p>42792</text:p>
          </table:table-cell>
          <table:table-cell office:value-type="float" office:value="48848" calcext:value-type="float">
            <text:p>48848</text:p>
          </table:table-cell>
          <table:table-cell office:value-type="float" office:value="58811" calcext:value-type="float">
            <text:p>58811</text:p>
          </table:table-cell>
        </table:table-row>
        <table:table-row table:style-name="ro2">
          <table:table-cell office:value-type="float" office:value="7701" calcext:value-type="float">
            <text:p>7701</text:p>
          </table:table-cell>
          <table:table-cell office:value-type="float" office:value="9733" calcext:value-type="float">
            <text:p>9733</text:p>
          </table:table-cell>
          <table:table-cell office:value-type="float" office:value="22534" calcext:value-type="float">
            <text:p>22534</text:p>
          </table:table-cell>
          <table:table-cell office:value-type="float" office:value="47523" calcext:value-type="float">
            <text:p>47523</text:p>
          </table:table-cell>
          <table:table-cell office:value-type="float" office:value="42933" calcext:value-type="float">
            <text:p>42933</text:p>
          </table:table-cell>
          <table:table-cell office:value-type="float" office:value="49640" calcext:value-type="float">
            <text:p>49640</text:p>
          </table:table-cell>
          <table:table-cell office:value-type="float" office:value="59092" calcext:value-type="float">
            <text:p>59092</text:p>
          </table:table-cell>
        </table:table-row>
        <table:table-row table:style-name="ro2">
          <table:table-cell office:value-type="float" office:value="7801" calcext:value-type="float">
            <text:p>7801</text:p>
          </table:table-cell>
          <table:table-cell office:value-type="float" office:value="8936" calcext:value-type="float">
            <text:p>8936</text:p>
          </table:table-cell>
          <table:table-cell office:value-type="float" office:value="23266" calcext:value-type="float">
            <text:p>23266</text:p>
          </table:table-cell>
          <table:table-cell office:value-type="float" office:value="48187" calcext:value-type="float">
            <text:p>48187</text:p>
          </table:table-cell>
          <table:table-cell office:value-type="float" office:value="41415" calcext:value-type="float">
            <text:p>41415</text:p>
          </table:table-cell>
          <table:table-cell office:value-type="float" office:value="49887" calcext:value-type="float">
            <text:p>49887</text:p>
          </table:table-cell>
          <table:table-cell office:value-type="float" office:value="55138" calcext:value-type="float">
            <text:p>55138</text:p>
          </table:table-cell>
        </table:table-row>
        <table:table-row table:style-name="ro2">
          <table:table-cell office:value-type="float" office:value="7901" calcext:value-type="float">
            <text:p>7901</text:p>
          </table:table-cell>
          <table:table-cell office:value-type="float" office:value="8889" calcext:value-type="float">
            <text:p>8889</text:p>
          </table:table-cell>
          <table:table-cell office:value-type="float" office:value="22739" calcext:value-type="float">
            <text:p>22739</text:p>
          </table:table-cell>
          <table:table-cell office:value-type="float" office:value="47049" calcext:value-type="float">
            <text:p>47049</text:p>
          </table:table-cell>
          <table:table-cell office:value-type="float" office:value="39846" calcext:value-type="float">
            <text:p>39846</text:p>
          </table:table-cell>
          <table:table-cell office:value-type="float" office:value="50698" calcext:value-type="float">
            <text:p>50698</text:p>
          </table:table-cell>
          <table:table-cell office:value-type="float" office:value="59309" calcext:value-type="float">
            <text:p>59309</text:p>
          </table:table-cell>
        </table:table-row>
        <table:table-row table:style-name="ro2">
          <table:table-cell office:value-type="float" office:value="8001" calcext:value-type="float">
            <text:p>8001</text:p>
          </table:table-cell>
          <table:table-cell office:value-type="float" office:value="9054" calcext:value-type="float">
            <text:p>9054</text:p>
          </table:table-cell>
          <table:table-cell office:value-type="float" office:value="23859" calcext:value-type="float">
            <text:p>23859</text:p>
          </table:table-cell>
          <table:table-cell office:value-type="float" office:value="58757" calcext:value-type="float">
            <text:p>58757</text:p>
          </table:table-cell>
          <table:table-cell office:value-type="float" office:value="47821" calcext:value-type="float">
            <text:p>47821</text:p>
          </table:table-cell>
          <table:table-cell office:value-type="float" office:value="51516" calcext:value-type="float">
            <text:p>51516</text:p>
          </table:table-cell>
          <table:table-cell office:value-type="float" office:value="56089" calcext:value-type="float">
            <text:p>56089</text:p>
          </table:table-cell>
        </table:table-row>
        <table:table-row table:style-name="ro2">
          <table:table-cell office:value-type="float" office:value="8101" calcext:value-type="float">
            <text:p>8101</text:p>
          </table:table-cell>
          <table:table-cell office:value-type="float" office:value="10345" calcext:value-type="float">
            <text:p>10345</text:p>
          </table:table-cell>
          <table:table-cell office:value-type="float" office:value="22831" calcext:value-type="float">
            <text:p>22831</text:p>
          </table:table-cell>
          <table:table-cell office:value-type="float" office:value="42076" calcext:value-type="float">
            <text:p>42076</text:p>
          </table:table-cell>
          <table:table-cell office:value-type="float" office:value="40017" calcext:value-type="float">
            <text:p>40017</text:p>
          </table:table-cell>
          <table:table-cell office:value-type="float" office:value="51605" calcext:value-type="float">
            <text:p>51605</text:p>
          </table:table-cell>
          <table:table-cell office:value-type="float" office:value="55277" calcext:value-type="float">
            <text:p>55277</text:p>
          </table:table-cell>
        </table:table-row>
        <table:table-row table:style-name="ro2">
          <table:table-cell office:value-type="float" office:value="8201" calcext:value-type="float">
            <text:p>8201</text:p>
          </table:table-cell>
          <table:table-cell office:value-type="float" office:value="10775" calcext:value-type="float">
            <text:p>10775</text:p>
          </table:table-cell>
          <table:table-cell office:value-type="float" office:value="23895" calcext:value-type="float">
            <text:p>23895</text:p>
          </table:table-cell>
          <table:table-cell office:value-type="float" office:value="50048" calcext:value-type="float">
            <text:p>50048</text:p>
          </table:table-cell>
          <table:table-cell office:value-type="float" office:value="48389" calcext:value-type="float">
            <text:p>48389</text:p>
          </table:table-cell>
          <table:table-cell office:value-type="float" office:value="52563" calcext:value-type="float">
            <text:p>52563</text:p>
          </table:table-cell>
          <table:table-cell office:value-type="float" office:value="58068" calcext:value-type="float">
            <text:p>58068</text:p>
          </table:table-cell>
        </table:table-row>
        <table:table-row table:style-name="ro2">
          <table:table-cell office:value-type="float" office:value="8301" calcext:value-type="float">
            <text:p>8301</text:p>
          </table:table-cell>
          <table:table-cell office:value-type="float" office:value="9653" calcext:value-type="float">
            <text:p>9653</text:p>
          </table:table-cell>
          <table:table-cell office:value-type="float" office:value="23678" calcext:value-type="float">
            <text:p>23678</text:p>
          </table:table-cell>
          <table:table-cell office:value-type="float" office:value="46925" calcext:value-type="float">
            <text:p>46925</text:p>
          </table:table-cell>
          <table:table-cell office:value-type="float" office:value="49607" calcext:value-type="float">
            <text:p>49607</text:p>
          </table:table-cell>
          <table:table-cell office:value-type="float" office:value="52862" calcext:value-type="float">
            <text:p>52862</text:p>
          </table:table-cell>
          <table:table-cell office:value-type="float" office:value="56865" calcext:value-type="float">
            <text:p>56865</text:p>
          </table:table-cell>
        </table:table-row>
        <table:table-row table:style-name="ro2">
          <table:table-cell office:value-type="float" office:value="8401" calcext:value-type="float">
            <text:p>8401</text:p>
          </table:table-cell>
          <table:table-cell office:value-type="float" office:value="9175" calcext:value-type="float">
            <text:p>9175</text:p>
          </table:table-cell>
          <table:table-cell office:value-type="float" office:value="25233" calcext:value-type="float">
            <text:p>25233</text:p>
          </table:table-cell>
          <table:table-cell office:value-type="float" office:value="56953" calcext:value-type="float">
            <text:p>56953</text:p>
          </table:table-cell>
          <table:table-cell office:value-type="float" office:value="49288" calcext:value-type="float">
            <text:p>49288</text:p>
          </table:table-cell>
          <table:table-cell office:value-type="float" office:value="53677" calcext:value-type="float">
            <text:p>53677</text:p>
          </table:table-cell>
          <table:table-cell office:value-type="float" office:value="58107" calcext:value-type="float">
            <text:p>58107</text:p>
          </table:table-cell>
        </table:table-row>
        <table:table-row table:style-name="ro2">
          <table:table-cell office:value-type="float" office:value="8501" calcext:value-type="float">
            <text:p>8501</text:p>
          </table:table-cell>
          <table:table-cell office:value-type="float" office:value="11852" calcext:value-type="float">
            <text:p>11852</text:p>
          </table:table-cell>
          <table:table-cell office:value-type="float" office:value="25771" calcext:value-type="float">
            <text:p>25771</text:p>
          </table:table-cell>
          <table:table-cell office:value-type="float" office:value="48089" calcext:value-type="float">
            <text:p>48089</text:p>
          </table:table-cell>
          <table:table-cell office:value-type="float" office:value="50898" calcext:value-type="float">
            <text:p>50898</text:p>
          </table:table-cell>
          <table:table-cell office:value-type="float" office:value="54405" calcext:value-type="float">
            <text:p>54405</text:p>
          </table:table-cell>
          <table:table-cell office:value-type="float" office:value="57780" calcext:value-type="float">
            <text:p>57780</text:p>
          </table:table-cell>
        </table:table-row>
        <table:table-row table:style-name="ro2">
          <table:table-cell office:value-type="float" office:value="8601" calcext:value-type="float">
            <text:p>8601</text:p>
          </table:table-cell>
          <table:table-cell office:value-type="float" office:value="9788" calcext:value-type="float">
            <text:p>9788</text:p>
          </table:table-cell>
          <table:table-cell office:value-type="float" office:value="26509" calcext:value-type="float">
            <text:p>26509</text:p>
          </table:table-cell>
          <table:table-cell office:value-type="float" office:value="51669" calcext:value-type="float">
            <text:p>51669</text:p>
          </table:table-cell>
          <table:table-cell office:value-type="float" office:value="51312" calcext:value-type="float">
            <text:p>51312</text:p>
          </table:table-cell>
          <table:table-cell office:value-type="float" office:value="54893" calcext:value-type="float">
            <text:p>54893</text:p>
          </table:table-cell>
          <table:table-cell office:value-type="float" office:value="59308" calcext:value-type="float">
            <text:p>59308</text:p>
          </table:table-cell>
        </table:table-row>
        <table:table-row table:style-name="ro2">
          <table:table-cell office:value-type="float" office:value="8701" calcext:value-type="float">
            <text:p>8701</text:p>
          </table:table-cell>
          <table:table-cell office:value-type="float" office:value="10989" calcext:value-type="float">
            <text:p>10989</text:p>
          </table:table-cell>
          <table:table-cell office:value-type="float" office:value="25882" calcext:value-type="float">
            <text:p>25882</text:p>
          </table:table-cell>
          <table:table-cell office:value-type="float" office:value="59690" calcext:value-type="float">
            <text:p>59690</text:p>
          </table:table-cell>
          <table:table-cell office:value-type="float" office:value="48507" calcext:value-type="float">
            <text:p>48507</text:p>
          </table:table-cell>
          <table:table-cell office:value-type="float" office:value="55702" calcext:value-type="float">
            <text:p>55702</text:p>
          </table:table-cell>
          <table:table-cell office:value-type="float" office:value="59727" calcext:value-type="float">
            <text:p>59727</text:p>
          </table:table-cell>
        </table:table-row>
        <table:table-row table:style-name="ro2">
          <table:table-cell office:value-type="float" office:value="8801" calcext:value-type="float">
            <text:p>8801</text:p>
          </table:table-cell>
          <table:table-cell office:value-type="float" office:value="9853" calcext:value-type="float">
            <text:p>9853</text:p>
          </table:table-cell>
          <table:table-cell office:value-type="float" office:value="27960" calcext:value-type="float">
            <text:p>27960</text:p>
          </table:table-cell>
          <table:table-cell office:value-type="float" office:value="54787" calcext:value-type="float">
            <text:p>54787</text:p>
          </table:table-cell>
          <table:table-cell office:value-type="float" office:value="53115" calcext:value-type="float">
            <text:p>53115</text:p>
          </table:table-cell>
          <table:table-cell office:value-type="float" office:value="56094" calcext:value-type="float">
            <text:p>56094</text:p>
          </table:table-cell>
          <table:table-cell office:value-type="float" office:value="59466" calcext:value-type="float">
            <text:p>59466</text:p>
          </table:table-cell>
        </table:table-row>
        <table:table-row table:style-name="ro2">
          <table:table-cell office:value-type="float" office:value="8901" calcext:value-type="float">
            <text:p>8901</text:p>
          </table:table-cell>
          <table:table-cell office:value-type="float" office:value="9891" calcext:value-type="float">
            <text:p>9891</text:p>
          </table:table-cell>
          <table:table-cell office:value-type="float" office:value="25848" calcext:value-type="float">
            <text:p>25848</text:p>
          </table:table-cell>
          <table:table-cell office:value-type="float" office:value="49815" calcext:value-type="float">
            <text:p>49815</text:p>
          </table:table-cell>
          <table:table-cell office:value-type="float" office:value="54523" calcext:value-type="float">
            <text:p>54523</text:p>
          </table:table-cell>
          <table:table-cell office:value-type="float" office:value="56900" calcext:value-type="float">
            <text:p>56900</text:p>
          </table:table-cell>
          <table:table-cell office:value-type="float" office:value="61290" calcext:value-type="float">
            <text:p>61290</text:p>
          </table:table-cell>
        </table:table-row>
        <table:table-row table:style-name="ro2">
          <table:table-cell office:value-type="float" office:value="9001" calcext:value-type="float">
            <text:p>9001</text:p>
          </table:table-cell>
          <table:table-cell office:value-type="float" office:value="10631" calcext:value-type="float">
            <text:p>10631</text:p>
          </table:table-cell>
          <table:table-cell office:value-type="float" office:value="26253" calcext:value-type="float">
            <text:p>26253</text:p>
          </table:table-cell>
          <table:table-cell office:value-type="float" office:value="49848" calcext:value-type="float">
            <text:p>49848</text:p>
          </table:table-cell>
          <table:table-cell office:value-type="float" office:value="54445" calcext:value-type="float">
            <text:p>54445</text:p>
          </table:table-cell>
          <table:table-cell office:value-type="float" office:value="57390" calcext:value-type="float">
            <text:p>57390</text:p>
          </table:table-cell>
          <table:table-cell office:value-type="float" office:value="61596" calcext:value-type="float">
            <text:p>61596</text:p>
          </table:table-cell>
        </table:table-row>
        <table:table-row table:style-name="ro2">
          <table:table-cell office:value-type="float" office:value="9101" calcext:value-type="float">
            <text:p>9101</text:p>
          </table:table-cell>
          <table:table-cell office:value-type="float" office:value="9100" calcext:value-type="float">
            <text:p>9100</text:p>
          </table:table-cell>
          <table:table-cell office:value-type="float" office:value="26996" calcext:value-type="float">
            <text:p>26996</text:p>
          </table:table-cell>
          <table:table-cell office:value-type="float" office:value="51433" calcext:value-type="float">
            <text:p>51433</text:p>
          </table:table-cell>
          <table:table-cell office:value-type="float" office:value="55129" calcext:value-type="float">
            <text:p>55129</text:p>
          </table:table-cell>
          <table:table-cell office:value-type="float" office:value="58200" calcext:value-type="float">
            <text:p>58200</text:p>
          </table:table-cell>
          <table:table-cell office:value-type="float" office:value="62185" calcext:value-type="float">
            <text:p>62185</text:p>
          </table:table-cell>
        </table:table-row>
        <table:table-row table:style-name="ro2">
          <table:table-cell office:value-type="float" office:value="9201" calcext:value-type="float">
            <text:p>9201</text:p>
          </table:table-cell>
          <table:table-cell office:value-type="float" office:value="10910" calcext:value-type="float">
            <text:p>10910</text:p>
          </table:table-cell>
          <table:table-cell office:value-type="float" office:value="27261" calcext:value-type="float">
            <text:p>27261</text:p>
          </table:table-cell>
          <table:table-cell office:value-type="float" office:value="48087" calcext:value-type="float">
            <text:p>48087</text:p>
          </table:table-cell>
          <table:table-cell office:value-type="float" office:value="56008" calcext:value-type="float">
            <text:p>56008</text:p>
          </table:table-cell>
          <table:table-cell office:value-type="float" office:value="58843" calcext:value-type="float">
            <text:p>58843</text:p>
          </table:table-cell>
          <table:table-cell office:value-type="float" office:value="61130" calcext:value-type="float">
            <text:p>61130</text:p>
          </table:table-cell>
        </table:table-row>
        <table:table-row table:style-name="ro2">
          <table:table-cell office:value-type="float" office:value="9301" calcext:value-type="float">
            <text:p>9301</text:p>
          </table:table-cell>
          <table:table-cell office:value-type="float" office:value="9980" calcext:value-type="float">
            <text:p>9980</text:p>
          </table:table-cell>
          <table:table-cell office:value-type="float" office:value="27468" calcext:value-type="float">
            <text:p>27468</text:p>
          </table:table-cell>
          <table:table-cell office:value-type="float" office:value="52442" calcext:value-type="float">
            <text:p>52442</text:p>
          </table:table-cell>
          <table:table-cell office:value-type="float" office:value="55435" calcext:value-type="float">
            <text:p>55435</text:p>
          </table:table-cell>
          <table:table-cell office:value-type="float" office:value="59320" calcext:value-type="float">
            <text:p>59320</text:p>
          </table:table-cell>
          <table:table-cell office:value-type="float" office:value="62187" calcext:value-type="float">
            <text:p>62187</text:p>
          </table:table-cell>
        </table:table-row>
        <table:table-row table:style-name="ro2">
          <table:table-cell office:value-type="float" office:value="9401" calcext:value-type="float">
            <text:p>9401</text:p>
          </table:table-cell>
          <table:table-cell office:value-type="float" office:value="11086" calcext:value-type="float">
            <text:p>11086</text:p>
          </table:table-cell>
          <table:table-cell office:value-type="float" office:value="28227" calcext:value-type="float">
            <text:p>28227</text:p>
          </table:table-cell>
          <table:table-cell office:value-type="float" office:value="59374" calcext:value-type="float">
            <text:p>59374</text:p>
          </table:table-cell>
          <table:table-cell office:value-type="float" office:value="56010" calcext:value-type="float">
            <text:p>56010</text:p>
          </table:table-cell>
          <table:table-cell office:value-type="float" office:value="60090" calcext:value-type="float">
            <text:p>60090</text:p>
          </table:table-cell>
          <table:table-cell office:value-type="float" office:value="64497" calcext:value-type="float">
            <text:p>64497</text:p>
          </table:table-cell>
        </table:table-row>
        <table:table-row table:style-name="ro2">
          <table:table-cell office:value-type="float" office:value="9501" calcext:value-type="float">
            <text:p>9501</text:p>
          </table:table-cell>
          <table:table-cell office:value-type="float" office:value="12056" calcext:value-type="float">
            <text:p>12056</text:p>
          </table:table-cell>
          <table:table-cell office:value-type="float" office:value="27457" calcext:value-type="float">
            <text:p>27457</text:p>
          </table:table-cell>
          <table:table-cell office:value-type="float" office:value="53435" calcext:value-type="float">
            <text:p>53435</text:p>
          </table:table-cell>
          <table:table-cell office:value-type="float" office:value="45399" calcext:value-type="float">
            <text:p>45399</text:p>
          </table:table-cell>
          <table:table-cell office:value-type="float" office:value="60836" calcext:value-type="float">
            <text:p>60836</text:p>
          </table:table-cell>
          <table:table-cell office:value-type="float" office:value="64514" calcext:value-type="float">
            <text:p>64514</text:p>
          </table:table-cell>
        </table:table-row>
        <table:table-row table:style-name="ro2">
          <table:table-cell office:value-type="float" office:value="9601" calcext:value-type="float">
            <text:p>9601</text:p>
          </table:table-cell>
          <table:table-cell office:value-type="float" office:value="9702" calcext:value-type="float">
            <text:p>9702</text:p>
          </table:table-cell>
          <table:table-cell office:value-type="float" office:value="28976" calcext:value-type="float">
            <text:p>28976</text:p>
          </table:table-cell>
          <table:table-cell office:value-type="float" office:value="62357" calcext:value-type="float">
            <text:p>62357</text:p>
          </table:table-cell>
          <table:table-cell office:value-type="float" office:value="56357" calcext:value-type="float">
            <text:p>56357</text:p>
          </table:table-cell>
          <table:table-cell office:value-type="float" office:value="61346" calcext:value-type="float">
            <text:p>61346</text:p>
          </table:table-cell>
          <table:table-cell office:value-type="float" office:value="68043" calcext:value-type="float">
            <text:p>68043</text:p>
          </table:table-cell>
        </table:table-row>
        <table:table-row table:style-name="ro2">
          <table:table-cell office:value-type="float" office:value="9701" calcext:value-type="float">
            <text:p>9701</text:p>
          </table:table-cell>
          <table:table-cell office:value-type="float" office:value="11293" calcext:value-type="float">
            <text:p>11293</text:p>
          </table:table-cell>
          <table:table-cell office:value-type="float" office:value="29989" calcext:value-type="float">
            <text:p>29989</text:p>
          </table:table-cell>
          <table:table-cell office:value-type="float" office:value="64799" calcext:value-type="float">
            <text:p>64799</text:p>
          </table:table-cell>
          <table:table-cell office:value-type="float" office:value="58760" calcext:value-type="float">
            <text:p>58760</text:p>
          </table:table-cell>
          <table:table-cell office:value-type="float" office:value="61871" calcext:value-type="float">
            <text:p>61871</text:p>
          </table:table-cell>
          <table:table-cell office:value-type="float" office:value="66542" calcext:value-type="float">
            <text:p>66542</text:p>
          </table:table-cell>
        </table:table-row>
        <table:table-row table:style-name="ro2">
          <table:table-cell office:value-type="float" office:value="9801" calcext:value-type="float">
            <text:p>9801</text:p>
          </table:table-cell>
          <table:table-cell office:value-type="float" office:value="10750" calcext:value-type="float">
            <text:p>10750</text:p>
          </table:table-cell>
          <table:table-cell office:value-type="float" office:value="30090" calcext:value-type="float">
            <text:p>30090</text:p>
          </table:table-cell>
          <table:table-cell office:value-type="float" office:value="67938" calcext:value-type="float">
            <text:p>67938</text:p>
          </table:table-cell>
          <table:table-cell office:value-type="float" office:value="59139" calcext:value-type="float">
            <text:p>59139</text:p>
          </table:table-cell>
          <table:table-cell office:value-type="float" office:value="62558" calcext:value-type="float">
            <text:p>62558</text:p>
          </table:table-cell>
          <table:table-cell office:value-type="float" office:value="67710" calcext:value-type="float">
            <text:p>67710</text:p>
          </table:table-cell>
        </table:table-row>
        <table:table-row table:style-name="ro2">
          <table:table-cell office:value-type="float" office:value="9901" calcext:value-type="float">
            <text:p>9901</text:p>
          </table:table-cell>
          <table:table-cell office:value-type="float" office:value="13937" calcext:value-type="float">
            <text:p>13937</text:p>
          </table:table-cell>
          <table:table-cell office:value-type="float" office:value="29469" calcext:value-type="float">
            <text:p>29469</text:p>
          </table:table-cell>
          <table:table-cell office:value-type="float" office:value="60267" calcext:value-type="float">
            <text:p>60267</text:p>
          </table:table-cell>
          <table:table-cell office:value-type="float" office:value="61017" calcext:value-type="float">
            <text:p>61017</text:p>
          </table:table-cell>
          <table:table-cell office:value-type="float" office:value="63252" calcext:value-type="float">
            <text:p>63252</text:p>
          </table:table-cell>
          <table:table-cell office:value-type="float" office:value="66403" calcext:value-type="float">
            <text:p>66403</text:p>
          </table:table-cell>
        </table:table-row>
        <table:table-row table:style-name="ro2">
          <table:table-cell office:value-type="float" office:value="10001" calcext:value-type="float">
            <text:p>10001</text:p>
          </table:table-cell>
          <table:table-cell office:value-type="float" office:value="10277" calcext:value-type="float">
            <text:p>10277</text:p>
          </table:table-cell>
          <table:table-cell office:value-type="float" office:value="30948" calcext:value-type="float">
            <text:p>30948</text:p>
          </table:table-cell>
          <table:table-cell office:value-type="float" office:value="59506" calcext:value-type="float">
            <text:p>59506</text:p>
          </table:table-cell>
          <table:table-cell office:value-type="float" office:value="60767" calcext:value-type="float">
            <text:p>60767</text:p>
          </table:table-cell>
          <table:table-cell office:value-type="float" office:value="63887" calcext:value-type="float">
            <text:p>63887</text:p>
          </table:table-cell>
          <table:table-cell office:value-type="float" office:value="67596" calcext:value-type="float">
            <text:p>67596</text:p>
          </table:table-cell>
        </table:table-row>
        <table:table-row table:style-name="ro2">
          <table:table-cell office:value-type="float" office:value="10101" calcext:value-type="float">
            <text:p>10101</text:p>
          </table:table-cell>
          <table:table-cell office:value-type="float" office:value="12875" calcext:value-type="float">
            <text:p>12875</text:p>
          </table:table-cell>
          <table:table-cell office:value-type="float" office:value="30267" calcext:value-type="float">
            <text:p>30267</text:p>
          </table:table-cell>
          <table:table-cell office:value-type="float" office:value="51069" calcext:value-type="float">
            <text:p>51069</text:p>
          </table:table-cell>
          <table:table-cell office:value-type="float" office:value="61645" calcext:value-type="float">
            <text:p>61645</text:p>
          </table:table-cell>
          <table:table-cell office:value-type="float" office:value="64387" calcext:value-type="float">
            <text:p>64387</text:p>
          </table:table-cell>
          <table:table-cell office:value-type="float" office:value="70441" calcext:value-type="float">
            <text:p>70441</text:p>
          </table:table-cell>
        </table:table-row>
        <table:table-row table:style-name="ro2">
          <table:table-cell office:value-type="float" office:value="10201" calcext:value-type="float">
            <text:p>10201</text:p>
          </table:table-cell>
          <table:table-cell office:value-type="float" office:value="13293" calcext:value-type="float">
            <text:p>13293</text:p>
          </table:table-cell>
          <table:table-cell office:value-type="float" office:value="29902" calcext:value-type="float">
            <text:p>29902</text:p>
          </table:table-cell>
          <table:table-cell office:value-type="float" office:value="73032" calcext:value-type="float">
            <text:p>73032</text:p>
          </table:table-cell>
          <table:table-cell office:value-type="float" office:value="61527" calcext:value-type="float">
            <text:p>61527</text:p>
          </table:table-cell>
          <table:table-cell office:value-type="float" office:value="65108" calcext:value-type="float">
            <text:p>65108</text:p>
          </table:table-cell>
          <table:table-cell office:value-type="float" office:value="68707" calcext:value-type="float">
            <text:p>68707</text:p>
          </table:table-cell>
        </table:table-row>
        <table:table-row table:style-name="ro2">
          <table:table-cell office:value-type="float" office:value="10301" calcext:value-type="float">
            <text:p>10301</text:p>
          </table:table-cell>
          <table:table-cell office:value-type="float" office:value="11357" calcext:value-type="float">
            <text:p>11357</text:p>
          </table:table-cell>
          <table:table-cell office:value-type="float" office:value="31095" calcext:value-type="float">
            <text:p>31095</text:p>
          </table:table-cell>
          <table:table-cell office:value-type="float" office:value="65547" calcext:value-type="float">
            <text:p>65547</text:p>
          </table:table-cell>
          <table:table-cell office:value-type="float" office:value="62293" calcext:value-type="float">
            <text:p>62293</text:p>
          </table:table-cell>
          <table:table-cell office:value-type="float" office:value="65610" calcext:value-type="float">
            <text:p>65610</text:p>
          </table:table-cell>
          <table:table-cell office:value-type="float" office:value="69223" calcext:value-type="float">
            <text:p>69223</text:p>
          </table:table-cell>
        </table:table-row>
        <table:table-row table:style-name="ro2">
          <table:table-cell office:value-type="float" office:value="10401" calcext:value-type="float">
            <text:p>10401</text:p>
          </table:table-cell>
          <table:table-cell office:value-type="float" office:value="14043" calcext:value-type="float">
            <text:p>14043</text:p>
          </table:table-cell>
          <table:table-cell office:value-type="float" office:value="29163" calcext:value-type="float">
            <text:p>29163</text:p>
          </table:table-cell>
          <table:table-cell office:value-type="float" office:value="66174" calcext:value-type="float">
            <text:p>66174</text:p>
          </table:table-cell>
          <table:table-cell office:value-type="float" office:value="58517" calcext:value-type="float">
            <text:p>58517</text:p>
          </table:table-cell>
          <table:table-cell office:value-type="float" office:value="66646" calcext:value-type="float">
            <text:p>66646</text:p>
          </table:table-cell>
          <table:table-cell office:value-type="float" office:value="70955" calcext:value-type="float">
            <text:p>70955</text:p>
          </table:table-cell>
        </table:table-row>
        <table:table-row table:style-name="ro2">
          <table:table-cell office:value-type="float" office:value="10501" calcext:value-type="float">
            <text:p>10501</text:p>
          </table:table-cell>
          <table:table-cell office:value-type="float" office:value="11661" calcext:value-type="float">
            <text:p>11661</text:p>
          </table:table-cell>
          <table:table-cell office:value-type="float" office:value="31823" calcext:value-type="float">
            <text:p>31823</text:p>
          </table:table-cell>
          <table:table-cell office:value-type="float" office:value="54732" calcext:value-type="float">
            <text:p>54732</text:p>
          </table:table-cell>
          <table:table-cell office:value-type="float" office:value="63416" calcext:value-type="float">
            <text:p>63416</text:p>
          </table:table-cell>
          <table:table-cell office:value-type="float" office:value="66912" calcext:value-type="float">
            <text:p>66912</text:p>
          </table:table-cell>
          <table:table-cell office:value-type="float" office:value="70977" calcext:value-type="float">
            <text:p>70977</text:p>
          </table:table-cell>
        </table:table-row>
        <table:table-row table:style-name="ro2">
          <table:table-cell office:value-type="float" office:value="10601" calcext:value-type="float">
            <text:p>10601</text:p>
          </table:table-cell>
          <table:table-cell office:value-type="float" office:value="14938" calcext:value-type="float">
            <text:p>14938</text:p>
          </table:table-cell>
          <table:table-cell office:value-type="float" office:value="33646" calcext:value-type="float">
            <text:p>33646</text:p>
          </table:table-cell>
          <table:table-cell office:value-type="float" office:value="56010" calcext:value-type="float">
            <text:p>56010</text:p>
          </table:table-cell>
          <table:table-cell office:value-type="float" office:value="64755" calcext:value-type="float">
            <text:p>64755</text:p>
          </table:table-cell>
          <table:table-cell office:value-type="float" office:value="67716" calcext:value-type="float">
            <text:p>67716</text:p>
          </table:table-cell>
          <table:table-cell office:value-type="float" office:value="72051" calcext:value-type="float">
            <text:p>72051</text:p>
          </table:table-cell>
        </table:table-row>
        <table:table-row table:style-name="ro2">
          <table:table-cell office:value-type="float" office:value="10701" calcext:value-type="float">
            <text:p>10701</text:p>
          </table:table-cell>
          <table:table-cell office:value-type="float" office:value="11454" calcext:value-type="float">
            <text:p>11454</text:p>
          </table:table-cell>
          <table:table-cell office:value-type="float" office:value="30814" calcext:value-type="float">
            <text:p>30814</text:p>
          </table:table-cell>
          <table:table-cell office:value-type="float" office:value="66251" calcext:value-type="float">
            <text:p>66251</text:p>
          </table:table-cell>
          <table:table-cell office:value-type="float" office:value="65432" calcext:value-type="float">
            <text:p>65432</text:p>
          </table:table-cell>
          <table:table-cell office:value-type="float" office:value="68209" calcext:value-type="float">
            <text:p>68209</text:p>
          </table:table-cell>
          <table:table-cell office:value-type="float" office:value="72780" calcext:value-type="float">
            <text:p>72780</text:p>
          </table:table-cell>
        </table:table-row>
        <table:table-row table:style-name="ro2">
          <table:table-cell office:value-type="float" office:value="10801" calcext:value-type="float">
            <text:p>10801</text:p>
          </table:table-cell>
          <table:table-cell office:value-type="float" office:value="16189" calcext:value-type="float">
            <text:p>16189</text:p>
          </table:table-cell>
          <table:table-cell office:value-type="float" office:value="34748" calcext:value-type="float">
            <text:p>34748</text:p>
          </table:table-cell>
          <table:table-cell office:value-type="float" office:value="71597" calcext:value-type="float">
            <text:p>71597</text:p>
          </table:table-cell>
          <table:table-cell office:value-type="float" office:value="65926" calcext:value-type="float">
            <text:p>65926</text:p>
          </table:table-cell>
          <table:table-cell office:value-type="float" office:value="69109" calcext:value-type="float">
            <text:p>69109</text:p>
          </table:table-cell>
          <table:table-cell office:value-type="float" office:value="72527" calcext:value-type="float">
            <text:p>72527</text:p>
          </table:table-cell>
        </table:table-row>
        <table:table-row table:style-name="ro2">
          <table:table-cell office:value-type="float" office:value="10901" calcext:value-type="float">
            <text:p>10901</text:p>
          </table:table-cell>
          <table:table-cell office:value-type="float" office:value="11847" calcext:value-type="float">
            <text:p>11847</text:p>
          </table:table-cell>
          <table:table-cell office:value-type="float" office:value="33160" calcext:value-type="float">
            <text:p>33160</text:p>
          </table:table-cell>
          <table:table-cell office:value-type="float" office:value="61468" calcext:value-type="float">
            <text:p>61468</text:p>
          </table:table-cell>
          <table:table-cell office:value-type="float" office:value="65957" calcext:value-type="float">
            <text:p>65957</text:p>
          </table:table-cell>
          <table:table-cell office:value-type="float" office:value="69642" calcext:value-type="float">
            <text:p>69642</text:p>
          </table:table-cell>
          <table:table-cell office:value-type="float" office:value="73860" calcext:value-type="float">
            <text:p>73860</text:p>
          </table:table-cell>
        </table:table-row>
        <table:table-row table:style-name="ro2">
          <table:table-cell office:value-type="float" office:value="11001" calcext:value-type="float">
            <text:p>11001</text:p>
          </table:table-cell>
          <table:table-cell office:value-type="float" office:value="13662" calcext:value-type="float">
            <text:p>13662</text:p>
          </table:table-cell>
          <table:table-cell office:value-type="float" office:value="32753" calcext:value-type="float">
            <text:p>32753</text:p>
          </table:table-cell>
          <table:table-cell office:value-type="float" office:value="70620" calcext:value-type="float">
            <text:p>70620</text:p>
          </table:table-cell>
          <table:table-cell office:value-type="float" office:value="66683" calcext:value-type="float">
            <text:p>66683</text:p>
          </table:table-cell>
          <table:table-cell office:value-type="float" office:value="70384" calcext:value-type="float">
            <text:p>70384</text:p>
          </table:table-cell>
          <table:table-cell office:value-type="float" office:value="75004" calcext:value-type="float">
            <text:p>75004</text:p>
          </table:table-cell>
        </table:table-row>
        <table:table-row table:style-name="ro2">
          <table:table-cell office:value-type="float" office:value="11101" calcext:value-type="float">
            <text:p>11101</text:p>
          </table:table-cell>
          <table:table-cell office:value-type="float" office:value="12966" calcext:value-type="float">
            <text:p>12966</text:p>
          </table:table-cell>
          <table:table-cell office:value-type="float" office:value="34315" calcext:value-type="float">
            <text:p>34315</text:p>
          </table:table-cell>
          <table:table-cell office:value-type="float" office:value="63283" calcext:value-type="float">
            <text:p>63283</text:p>
          </table:table-cell>
          <table:table-cell office:value-type="float" office:value="67805" calcext:value-type="float">
            <text:p>67805</text:p>
          </table:table-cell>
          <table:table-cell office:value-type="float" office:value="71065" calcext:value-type="float">
            <text:p>71065</text:p>
          </table:table-cell>
          <table:table-cell office:value-type="float" office:value="75135" calcext:value-type="float">
            <text:p>75135</text:p>
          </table:table-cell>
        </table:table-row>
        <table:table-row table:style-name="ro2">
          <table:table-cell office:value-type="float" office:value="11201" calcext:value-type="float">
            <text:p>11201</text:p>
          </table:table-cell>
          <table:table-cell office:value-type="float" office:value="13233" calcext:value-type="float">
            <text:p>13233</text:p>
          </table:table-cell>
          <table:table-cell office:value-type="float" office:value="32740" calcext:value-type="float">
            <text:p>32740</text:p>
          </table:table-cell>
          <table:table-cell office:value-type="float" office:value="92637" calcext:value-type="float">
            <text:p>92637</text:p>
          </table:table-cell>
          <table:table-cell office:value-type="float" office:value="67759" calcext:value-type="float">
            <text:p>67759</text:p>
          </table:table-cell>
          <table:table-cell office:value-type="float" office:value="71595" calcext:value-type="float">
            <text:p>71595</text:p>
          </table:table-cell>
          <table:table-cell office:value-type="float" office:value="77002" calcext:value-type="float">
            <text:p>77002</text:p>
          </table:table-cell>
        </table:table-row>
        <table:table-row table:style-name="ro2">
          <table:table-cell office:value-type="float" office:value="11301" calcext:value-type="float">
            <text:p>11301</text:p>
          </table:table-cell>
          <table:table-cell office:value-type="float" office:value="11733" calcext:value-type="float">
            <text:p>11733</text:p>
          </table:table-cell>
          <table:table-cell office:value-type="float" office:value="32762" calcext:value-type="float">
            <text:p>32762</text:p>
          </table:table-cell>
          <table:table-cell office:value-type="float" office:value="60547" calcext:value-type="float">
            <text:p>60547</text:p>
          </table:table-cell>
          <table:table-cell office:value-type="float" office:value="67582" calcext:value-type="float">
            <text:p>67582</text:p>
          </table:table-cell>
          <table:table-cell office:value-type="float" office:value="72121" calcext:value-type="float">
            <text:p>72121</text:p>
          </table:table-cell>
          <table:table-cell office:value-type="float" office:value="78325" calcext:value-type="float">
            <text:p>78325</text:p>
          </table:table-cell>
        </table:table-row>
        <table:table-row table:style-name="ro2">
          <table:table-cell office:value-type="float" office:value="11401" calcext:value-type="float">
            <text:p>11401</text:p>
          </table:table-cell>
          <table:table-cell office:value-type="float" office:value="13039" calcext:value-type="float">
            <text:p>13039</text:p>
          </table:table-cell>
          <table:table-cell office:value-type="float" office:value="33643" calcext:value-type="float">
            <text:p>33643</text:p>
          </table:table-cell>
          <table:table-cell office:value-type="float" office:value="57605" calcext:value-type="float">
            <text:p>57605</text:p>
          </table:table-cell>
          <table:table-cell office:value-type="float" office:value="68157" calcext:value-type="float">
            <text:p>68157</text:p>
          </table:table-cell>
          <table:table-cell office:value-type="float" office:value="73103" calcext:value-type="float">
            <text:p>73103</text:p>
          </table:table-cell>
          <table:table-cell office:value-type="float" office:value="80894" calcext:value-type="float">
            <text:p>80894</text:p>
          </table:table-cell>
        </table:table-row>
        <table:table-row table:style-name="ro2">
          <table:table-cell office:value-type="float" office:value="11501" calcext:value-type="float">
            <text:p>11501</text:p>
          </table:table-cell>
          <table:table-cell office:value-type="float" office:value="12093" calcext:value-type="float">
            <text:p>12093</text:p>
          </table:table-cell>
          <table:table-cell office:value-type="float" office:value="32208" calcext:value-type="float">
            <text:p>32208</text:p>
          </table:table-cell>
          <table:table-cell office:value-type="float" office:value="59558" calcext:value-type="float">
            <text:p>59558</text:p>
          </table:table-cell>
          <table:table-cell office:value-type="float" office:value="70093" calcext:value-type="float">
            <text:p>70093</text:p>
          </table:table-cell>
          <table:table-cell office:value-type="float" office:value="73400" calcext:value-type="float">
            <text:p>73400</text:p>
          </table:table-cell>
          <table:table-cell office:value-type="float" office:value="79095" calcext:value-type="float">
            <text:p>79095</text:p>
          </table:table-cell>
        </table:table-row>
        <table:table-row table:style-name="ro2">
          <table:table-cell office:value-type="float" office:value="11601" calcext:value-type="float">
            <text:p>11601</text:p>
          </table:table-cell>
          <table:table-cell office:value-type="float" office:value="13498" calcext:value-type="float">
            <text:p>13498</text:p>
          </table:table-cell>
          <table:table-cell office:value-type="float" office:value="33910" calcext:value-type="float">
            <text:p>33910</text:p>
          </table:table-cell>
          <table:table-cell office:value-type="float" office:value="77069" calcext:value-type="float">
            <text:p>77069</text:p>
          </table:table-cell>
          <table:table-cell office:value-type="float" office:value="37733" calcext:value-type="float">
            <text:p>37733</text:p>
          </table:table-cell>
          <table:table-cell office:value-type="float" office:value="73659" calcext:value-type="float">
            <text:p>73659</text:p>
          </table:table-cell>
          <table:table-cell office:value-type="float" office:value="79059" calcext:value-type="float">
            <text:p>79059</text:p>
          </table:table-cell>
        </table:table-row>
        <table:table-row table:style-name="ro2">
          <table:table-cell office:value-type="float" office:value="11701" calcext:value-type="float">
            <text:p>11701</text:p>
          </table:table-cell>
          <table:table-cell office:value-type="float" office:value="14921" calcext:value-type="float">
            <text:p>14921</text:p>
          </table:table-cell>
          <table:table-cell office:value-type="float" office:value="35346" calcext:value-type="float">
            <text:p>35346</text:p>
          </table:table-cell>
          <table:table-cell office:value-type="float" office:value="74757" calcext:value-type="float">
            <text:p>74757</text:p>
          </table:table-cell>
          <table:table-cell office:value-type="float" office:value="70979" calcext:value-type="float">
            <text:p>70979</text:p>
          </table:table-cell>
          <table:table-cell office:value-type="float" office:value="74530" calcext:value-type="float">
            <text:p>74530</text:p>
          </table:table-cell>
          <table:table-cell office:value-type="float" office:value="83388" calcext:value-type="float">
            <text:p>83388</text:p>
          </table:table-cell>
        </table:table-row>
        <table:table-row table:style-name="ro2">
          <table:table-cell office:value-type="float" office:value="11801" calcext:value-type="float">
            <text:p>11801</text:p>
          </table:table-cell>
          <table:table-cell office:value-type="float" office:value="14467" calcext:value-type="float">
            <text:p>14467</text:p>
          </table:table-cell>
          <table:table-cell office:value-type="float" office:value="33755" calcext:value-type="float">
            <text:p>33755</text:p>
          </table:table-cell>
          <table:table-cell office:value-type="float" office:value="85795" calcext:value-type="float">
            <text:p>85795</text:p>
          </table:table-cell>
          <table:table-cell office:value-type="float" office:value="72583" calcext:value-type="float">
            <text:p>72583</text:p>
          </table:table-cell>
          <table:table-cell office:value-type="float" office:value="75563" calcext:value-type="float">
            <text:p>75563</text:p>
          </table:table-cell>
          <table:table-cell office:value-type="float" office:value="87594" calcext:value-type="float">
            <text:p>87594</text:p>
          </table:table-cell>
        </table:table-row>
        <table:table-row table:style-name="ro2">
          <table:table-cell office:value-type="float" office:value="11901" calcext:value-type="float">
            <text:p>11901</text:p>
          </table:table-cell>
          <table:table-cell office:value-type="float" office:value="15256" calcext:value-type="float">
            <text:p>15256</text:p>
          </table:table-cell>
          <table:table-cell office:value-type="float" office:value="36632" calcext:value-type="float">
            <text:p>36632</text:p>
          </table:table-cell>
          <table:table-cell office:value-type="float" office:value="78035" calcext:value-type="float">
            <text:p>78035</text:p>
          </table:table-cell>
          <table:table-cell office:value-type="float" office:value="72539" calcext:value-type="float">
            <text:p>72539</text:p>
          </table:table-cell>
          <table:table-cell office:value-type="float" office:value="76202" calcext:value-type="float">
            <text:p>76202</text:p>
          </table:table-cell>
          <table:table-cell office:value-type="float" office:value="84423" calcext:value-type="float">
            <text:p>84423</text:p>
          </table:table-cell>
        </table:table-row>
        <table:table-row table:style-name="ro2">
          <table:table-cell office:value-type="float" office:value="12001" calcext:value-type="float">
            <text:p>12001</text:p>
          </table:table-cell>
          <table:table-cell office:value-type="float" office:value="17265" calcext:value-type="float">
            <text:p>17265</text:p>
          </table:table-cell>
          <table:table-cell office:value-type="float" office:value="35049" calcext:value-type="float">
            <text:p>35049</text:p>
          </table:table-cell>
          <table:table-cell office:value-type="float" office:value="71081" calcext:value-type="float">
            <text:p>71081</text:p>
          </table:table-cell>
          <table:table-cell office:value-type="float" office:value="71546" calcext:value-type="float">
            <text:p>71546</text:p>
          </table:table-cell>
          <table:table-cell office:value-type="float" office:value="76949" calcext:value-type="float">
            <text:p>76949</text:p>
          </table:table-cell>
          <table:table-cell office:value-type="float" office:value="87546" calcext:value-type="float">
            <text:p>87546</text:p>
          </table:table-cell>
        </table:table-row>
        <table:table-row table:style-name="ro2">
          <table:table-cell office:value-type="float" office:value="12101" calcext:value-type="float">
            <text:p>12101</text:p>
          </table:table-cell>
          <table:table-cell office:value-type="float" office:value="13288" calcext:value-type="float">
            <text:p>13288</text:p>
          </table:table-cell>
          <table:table-cell office:value-type="float" office:value="37445" calcext:value-type="float">
            <text:p>37445</text:p>
          </table:table-cell>
          <table:table-cell office:value-type="float" office:value="64806" calcext:value-type="float">
            <text:p>64806</text:p>
          </table:table-cell>
          <table:table-cell office:value-type="float" office:value="74157" calcext:value-type="float">
            <text:p>74157</text:p>
          </table:table-cell>
          <table:table-cell office:value-type="float" office:value="77370" calcext:value-type="float">
            <text:p>77370</text:p>
          </table:table-cell>
          <table:table-cell office:value-type="float" office:value="87248" calcext:value-type="float">
            <text:p>87248</text:p>
          </table:table-cell>
        </table:table-row>
        <table:table-row table:style-name="ro2">
          <table:table-cell office:value-type="float" office:value="12201" calcext:value-type="float">
            <text:p>12201</text:p>
          </table:table-cell>
          <table:table-cell office:value-type="float" office:value="14431" calcext:value-type="float">
            <text:p>14431</text:p>
          </table:table-cell>
          <table:table-cell office:value-type="float" office:value="35183" calcext:value-type="float">
            <text:p>35183</text:p>
          </table:table-cell>
          <table:table-cell office:value-type="float" office:value="64338" calcext:value-type="float">
            <text:p>64338</text:p>
          </table:table-cell>
          <table:table-cell office:value-type="float" office:value="74501" calcext:value-type="float">
            <text:p>74501</text:p>
          </table:table-cell>
          <table:table-cell office:value-type="float" office:value="78063" calcext:value-type="float">
            <text:p>78063</text:p>
          </table:table-cell>
          <table:table-cell office:value-type="float" office:value="88560" calcext:value-type="float">
            <text:p>88560</text:p>
          </table:table-cell>
        </table:table-row>
        <table:table-row table:style-name="ro2">
          <table:table-cell office:value-type="float" office:value="12301" calcext:value-type="float">
            <text:p>12301</text:p>
          </table:table-cell>
          <table:table-cell office:value-type="float" office:value="13791" calcext:value-type="float">
            <text:p>13791</text:p>
          </table:table-cell>
          <table:table-cell office:value-type="float" office:value="37081" calcext:value-type="float">
            <text:p>37081</text:p>
          </table:table-cell>
          <table:table-cell office:value-type="float" office:value="64873" calcext:value-type="float">
            <text:p>64873</text:p>
          </table:table-cell>
          <table:table-cell office:value-type="float" office:value="75226" calcext:value-type="float">
            <text:p>75226</text:p>
          </table:table-cell>
          <table:table-cell office:value-type="float" office:value="79286" calcext:value-type="float">
            <text:p>79286</text:p>
          </table:table-cell>
          <table:table-cell office:value-type="float" office:value="92355" calcext:value-type="float">
            <text:p>92355</text:p>
          </table:table-cell>
        </table:table-row>
        <table:table-row table:style-name="ro2">
          <table:table-cell office:value-type="float" office:value="12401" calcext:value-type="float">
            <text:p>12401</text:p>
          </table:table-cell>
          <table:table-cell office:value-type="float" office:value="13870" calcext:value-type="float">
            <text:p>13870</text:p>
          </table:table-cell>
          <table:table-cell office:value-type="float" office:value="36867" calcext:value-type="float">
            <text:p>36867</text:p>
          </table:table-cell>
          <table:table-cell office:value-type="float" office:value="77917" calcext:value-type="float">
            <text:p>77917</text:p>
          </table:table-cell>
          <table:table-cell office:value-type="float" office:value="72405" calcext:value-type="float">
            <text:p>72405</text:p>
          </table:table-cell>
          <table:table-cell office:value-type="float" office:value="79502" calcext:value-type="float">
            <text:p>79502</text:p>
          </table:table-cell>
          <table:table-cell office:value-type="float" office:value="87340" calcext:value-type="float">
            <text:p>87340</text:p>
          </table:table-cell>
        </table:table-row>
        <table:table-row table:style-name="ro2">
          <table:table-cell office:value-type="float" office:value="12501" calcext:value-type="float">
            <text:p>12501</text:p>
          </table:table-cell>
          <table:table-cell office:value-type="float" office:value="12998" calcext:value-type="float">
            <text:p>12998</text:p>
          </table:table-cell>
          <table:table-cell office:value-type="float" office:value="38306" calcext:value-type="float">
            <text:p>38306</text:p>
          </table:table-cell>
          <table:table-cell office:value-type="float" office:value="84795" calcext:value-type="float">
            <text:p>84795</text:p>
          </table:table-cell>
          <table:table-cell office:value-type="float" office:value="75521" calcext:value-type="float">
            <text:p>75521</text:p>
          </table:table-cell>
          <table:table-cell office:value-type="float" office:value="80181" calcext:value-type="float">
            <text:p>80181</text:p>
          </table:table-cell>
          <table:table-cell office:value-type="float" office:value="88293" calcext:value-type="float">
            <text:p>88293</text:p>
          </table:table-cell>
        </table:table-row>
        <table:table-row table:style-name="ro2">
          <table:table-cell office:value-type="float" office:value="12601" calcext:value-type="float">
            <text:p>12601</text:p>
          </table:table-cell>
          <table:table-cell office:value-type="float" office:value="15841" calcext:value-type="float">
            <text:p>15841</text:p>
          </table:table-cell>
          <table:table-cell office:value-type="float" office:value="38298" calcext:value-type="float">
            <text:p>38298</text:p>
          </table:table-cell>
          <table:table-cell office:value-type="float" office:value="70472" calcext:value-type="float">
            <text:p>70472</text:p>
          </table:table-cell>
          <table:table-cell office:value-type="float" office:value="75113" calcext:value-type="float">
            <text:p>75113</text:p>
          </table:table-cell>
          <table:table-cell office:value-type="float" office:value="80835" calcext:value-type="float">
            <text:p>80835</text:p>
          </table:table-cell>
          <table:table-cell office:value-type="float" office:value="88699" calcext:value-type="float">
            <text:p>88699</text:p>
          </table:table-cell>
        </table:table-row>
        <table:table-row table:style-name="ro2">
          <table:table-cell office:value-type="float" office:value="12701" calcext:value-type="float">
            <text:p>12701</text:p>
          </table:table-cell>
          <table:table-cell office:value-type="float" office:value="13268" calcext:value-type="float">
            <text:p>13268</text:p>
          </table:table-cell>
          <table:table-cell office:value-type="float" office:value="36334" calcext:value-type="float">
            <text:p>36334</text:p>
          </table:table-cell>
          <table:table-cell office:value-type="float" office:value="74832" calcext:value-type="float">
            <text:p>74832</text:p>
          </table:table-cell>
          <table:table-cell office:value-type="float" office:value="77649" calcext:value-type="float">
            <text:p>77649</text:p>
          </table:table-cell>
          <table:table-cell office:value-type="float" office:value="81414" calcext:value-type="float">
            <text:p>81414</text:p>
          </table:table-cell>
          <table:table-cell office:value-type="float" office:value="87304" calcext:value-type="float">
            <text:p>87304</text:p>
          </table:table-cell>
        </table:table-row>
        <table:table-row table:style-name="ro2">
          <table:table-cell office:value-type="float" office:value="12801" calcext:value-type="float">
            <text:p>12801</text:p>
          </table:table-cell>
          <table:table-cell office:value-type="float" office:value="14069" calcext:value-type="float">
            <text:p>14069</text:p>
          </table:table-cell>
          <table:table-cell office:value-type="float" office:value="37811" calcext:value-type="float">
            <text:p>37811</text:p>
          </table:table-cell>
          <table:table-cell office:value-type="float" office:value="85084" calcext:value-type="float">
            <text:p>85084</text:p>
          </table:table-cell>
          <table:table-cell office:value-type="float" office:value="77458" calcext:value-type="float">
            <text:p>77458</text:p>
          </table:table-cell>
          <table:table-cell office:value-type="float" office:value="81921" calcext:value-type="float">
            <text:p>81921</text:p>
          </table:table-cell>
          <table:table-cell office:value-type="float" office:value="87348" calcext:value-type="float">
            <text:p>87348</text:p>
          </table:table-cell>
        </table:table-row>
        <table:table-row table:style-name="ro2">
          <table:table-cell office:value-type="float" office:value="12901" calcext:value-type="float">
            <text:p>12901</text:p>
          </table:table-cell>
          <table:table-cell office:value-type="float" office:value="15511" calcext:value-type="float">
            <text:p>15511</text:p>
          </table:table-cell>
          <table:table-cell office:value-type="float" office:value="39026" calcext:value-type="float">
            <text:p>39026</text:p>
          </table:table-cell>
          <table:table-cell office:value-type="float" office:value="78679" calcext:value-type="float">
            <text:p>78679</text:p>
          </table:table-cell>
          <table:table-cell office:value-type="float" office:value="77299" calcext:value-type="float">
            <text:p>77299</text:p>
          </table:table-cell>
          <table:table-cell office:value-type="float" office:value="82538" calcext:value-type="float">
            <text:p>82538</text:p>
          </table:table-cell>
          <table:table-cell office:value-type="float" office:value="90633" calcext:value-type="float">
            <text:p>90633</text:p>
          </table:table-cell>
        </table:table-row>
        <table:table-row table:style-name="ro2">
          <table:table-cell office:value-type="float" office:value="13001" calcext:value-type="float">
            <text:p>13001</text:p>
          </table:table-cell>
          <table:table-cell office:value-type="float" office:value="15655" calcext:value-type="float">
            <text:p>15655</text:p>
          </table:table-cell>
          <table:table-cell office:value-type="float" office:value="38817" calcext:value-type="float">
            <text:p>38817</text:p>
          </table:table-cell>
          <table:table-cell office:value-type="float" office:value="70486" calcext:value-type="float">
            <text:p>70486</text:p>
          </table:table-cell>
          <table:table-cell office:value-type="float" office:value="77847" calcext:value-type="float">
            <text:p>77847</text:p>
          </table:table-cell>
          <table:table-cell office:value-type="float" office:value="83097" calcext:value-type="float">
            <text:p>83097</text:p>
          </table:table-cell>
          <table:table-cell office:value-type="float" office:value="91740" calcext:value-type="float">
            <text:p>91740</text:p>
          </table:table-cell>
        </table:table-row>
        <table:table-row table:style-name="ro2">
          <table:table-cell office:value-type="float" office:value="13101" calcext:value-type="float">
            <text:p>13101</text:p>
          </table:table-cell>
          <table:table-cell office:value-type="float" office:value="14706" calcext:value-type="float">
            <text:p>14706</text:p>
          </table:table-cell>
          <table:table-cell office:value-type="float" office:value="39582" calcext:value-type="float">
            <text:p>39582</text:p>
          </table:table-cell>
          <table:table-cell office:value-type="float" office:value="81191" calcext:value-type="float">
            <text:p>81191</text:p>
          </table:table-cell>
          <table:table-cell office:value-type="float" office:value="76400" calcext:value-type="float">
            <text:p>76400</text:p>
          </table:table-cell>
          <table:table-cell office:value-type="float" office:value="84115" calcext:value-type="float">
            <text:p>84115</text:p>
          </table:table-cell>
          <table:table-cell office:value-type="float" office:value="88996" calcext:value-type="float">
            <text:p>88996</text:p>
          </table:table-cell>
        </table:table-row>
        <table:table-row table:style-name="ro2">
          <table:table-cell office:value-type="float" office:value="13201" calcext:value-type="float">
            <text:p>13201</text:p>
          </table:table-cell>
          <table:table-cell office:value-type="float" office:value="16227" calcext:value-type="float">
            <text:p>16227</text:p>
          </table:table-cell>
          <table:table-cell office:value-type="float" office:value="39452" calcext:value-type="float">
            <text:p>39452</text:p>
          </table:table-cell>
          <table:table-cell office:value-type="float" office:value="77569" calcext:value-type="float">
            <text:p>77569</text:p>
          </table:table-cell>
          <table:table-cell office:value-type="float" office:value="77900" calcext:value-type="float">
            <text:p>77900</text:p>
          </table:table-cell>
          <table:table-cell office:value-type="float" office:value="84252" calcext:value-type="float">
            <text:p>84252</text:p>
          </table:table-cell>
          <table:table-cell office:value-type="float" office:value="92167" calcext:value-type="float">
            <text:p>92167</text:p>
          </table:table-cell>
        </table:table-row>
        <table:table-row table:style-name="ro2">
          <table:table-cell office:value-type="float" office:value="13301" calcext:value-type="float">
            <text:p>13301</text:p>
          </table:table-cell>
          <table:table-cell office:value-type="float" office:value="18445" calcext:value-type="float">
            <text:p>18445</text:p>
          </table:table-cell>
          <table:table-cell office:value-type="float" office:value="42517" calcext:value-type="float">
            <text:p>42517</text:p>
          </table:table-cell>
          <table:table-cell office:value-type="float" office:value="93699" calcext:value-type="float">
            <text:p>93699</text:p>
          </table:table-cell>
          <table:table-cell office:value-type="float" office:value="79818" calcext:value-type="float">
            <text:p>79818</text:p>
          </table:table-cell>
          <table:table-cell office:value-type="float" office:value="84959" calcext:value-type="float">
            <text:p>84959</text:p>
          </table:table-cell>
          <table:table-cell office:value-type="float" office:value="90813" calcext:value-type="float">
            <text:p>90813</text:p>
          </table:table-cell>
        </table:table-row>
        <table:table-row table:style-name="ro2">
          <table:table-cell office:value-type="float" office:value="13401" calcext:value-type="float">
            <text:p>13401</text:p>
          </table:table-cell>
          <table:table-cell office:value-type="float" office:value="14655" calcext:value-type="float">
            <text:p>14655</text:p>
          </table:table-cell>
          <table:table-cell office:value-type="float" office:value="39460" calcext:value-type="float">
            <text:p>39460</text:p>
          </table:table-cell>
          <table:table-cell office:value-type="float" office:value="69130" calcext:value-type="float">
            <text:p>69130</text:p>
          </table:table-cell>
          <table:table-cell office:value-type="float" office:value="79167" calcext:value-type="float">
            <text:p>79167</text:p>
          </table:table-cell>
          <table:table-cell office:value-type="float" office:value="85648" calcext:value-type="float">
            <text:p>85648</text:p>
          </table:table-cell>
          <table:table-cell office:value-type="float" office:value="92082" calcext:value-type="float">
            <text:p>92082</text:p>
          </table:table-cell>
        </table:table-row>
        <table:table-row table:style-name="ro2">
          <table:table-cell office:value-type="float" office:value="13501" calcext:value-type="float">
            <text:p>13501</text:p>
          </table:table-cell>
          <table:table-cell office:value-type="float" office:value="14680" calcext:value-type="float">
            <text:p>14680</text:p>
          </table:table-cell>
          <table:table-cell office:value-type="float" office:value="39245" calcext:value-type="float">
            <text:p>39245</text:p>
          </table:table-cell>
          <table:table-cell office:value-type="float" office:value="69729" calcext:value-type="float">
            <text:p>69729</text:p>
          </table:table-cell>
          <table:table-cell office:value-type="float" office:value="82161" calcext:value-type="float">
            <text:p>82161</text:p>
          </table:table-cell>
          <table:table-cell office:value-type="float" office:value="86419" calcext:value-type="float">
            <text:p>86419</text:p>
          </table:table-cell>
          <table:table-cell office:value-type="float" office:value="90615" calcext:value-type="float">
            <text:p>90615</text:p>
          </table:table-cell>
        </table:table-row>
        <table:table-row table:style-name="ro2">
          <table:table-cell office:value-type="float" office:value="13601" calcext:value-type="float">
            <text:p>13601</text:p>
          </table:table-cell>
          <table:table-cell office:value-type="float" office:value="18443" calcext:value-type="float">
            <text:p>18443</text:p>
          </table:table-cell>
          <table:table-cell office:value-type="float" office:value="41076" calcext:value-type="float">
            <text:p>41076</text:p>
          </table:table-cell>
          <table:table-cell office:value-type="float" office:value="93225" calcext:value-type="float">
            <text:p>93225</text:p>
          </table:table-cell>
          <table:table-cell office:value-type="float" office:value="82873" calcext:value-type="float">
            <text:p>82873</text:p>
          </table:table-cell>
          <table:table-cell office:value-type="float" office:value="87255" calcext:value-type="float">
            <text:p>87255</text:p>
          </table:table-cell>
          <table:table-cell office:value-type="float" office:value="92613" calcext:value-type="float">
            <text:p>92613</text:p>
          </table:table-cell>
        </table:table-row>
        <table:table-row table:style-name="ro2">
          <table:table-cell office:value-type="float" office:value="13701" calcext:value-type="float">
            <text:p>13701</text:p>
          </table:table-cell>
          <table:table-cell office:value-type="float" office:value="17087" calcext:value-type="float">
            <text:p>17087</text:p>
          </table:table-cell>
          <table:table-cell office:value-type="float" office:value="41213" calcext:value-type="float">
            <text:p>41213</text:p>
          </table:table-cell>
          <table:table-cell office:value-type="float" office:value="97863" calcext:value-type="float">
            <text:p>97863</text:p>
          </table:table-cell>
          <table:table-cell office:value-type="float" office:value="81668" calcext:value-type="float">
            <text:p>81668</text:p>
          </table:table-cell>
          <table:table-cell office:value-type="float" office:value="87672" calcext:value-type="float">
            <text:p>87672</text:p>
          </table:table-cell>
          <table:table-cell office:value-type="float" office:value="93327" calcext:value-type="float">
            <text:p>93327</text:p>
          </table:table-cell>
        </table:table-row>
        <table:table-row table:style-name="ro2">
          <table:table-cell office:value-type="float" office:value="13801" calcext:value-type="float">
            <text:p>13801</text:p>
          </table:table-cell>
          <table:table-cell office:value-type="float" office:value="16664" calcext:value-type="float">
            <text:p>16664</text:p>
          </table:table-cell>
          <table:table-cell office:value-type="float" office:value="40655" calcext:value-type="float">
            <text:p>40655</text:p>
          </table:table-cell>
          <table:table-cell office:value-type="float" office:value="84718" calcext:value-type="float">
            <text:p>84718</text:p>
          </table:table-cell>
          <table:table-cell office:value-type="float" office:value="66520" calcext:value-type="float">
            <text:p>66520</text:p>
          </table:table-cell>
          <table:table-cell office:value-type="float" office:value="88134" calcext:value-type="float">
            <text:p>88134</text:p>
          </table:table-cell>
          <table:table-cell office:value-type="float" office:value="92863" calcext:value-type="float">
            <text:p>92863</text:p>
          </table:table-cell>
        </table:table-row>
        <table:table-row table:style-name="ro2">
          <table:table-cell office:value-type="float" office:value="13901" calcext:value-type="float">
            <text:p>13901</text:p>
          </table:table-cell>
          <table:table-cell office:value-type="float" office:value="15121" calcext:value-type="float">
            <text:p>15121</text:p>
          </table:table-cell>
          <table:table-cell office:value-type="float" office:value="42984" calcext:value-type="float">
            <text:p>42984</text:p>
          </table:table-cell>
          <table:table-cell office:value-type="float" office:value="94975" calcext:value-type="float">
            <text:p>94975</text:p>
          </table:table-cell>
          <table:table-cell office:value-type="float" office:value="84571" calcext:value-type="float">
            <text:p>84571</text:p>
          </table:table-cell>
          <table:table-cell office:value-type="float" office:value="88667" calcext:value-type="float">
            <text:p>88667</text:p>
          </table:table-cell>
          <table:table-cell office:value-type="float" office:value="95253" calcext:value-type="float">
            <text:p>95253</text:p>
          </table:table-cell>
        </table:table-row>
        <table:table-row table:style-name="ro2">
          <table:table-cell office:value-type="float" office:value="14001" calcext:value-type="float">
            <text:p>14001</text:p>
          </table:table-cell>
          <table:table-cell office:value-type="float" office:value="15765" calcext:value-type="float">
            <text:p>15765</text:p>
          </table:table-cell>
          <table:table-cell office:value-type="float" office:value="41268" calcext:value-type="float">
            <text:p>41268</text:p>
          </table:table-cell>
          <table:table-cell office:value-type="float" office:value="85499" calcext:value-type="float">
            <text:p>85499</text:p>
          </table:table-cell>
          <table:table-cell office:value-type="float" office:value="84304" calcext:value-type="float">
            <text:p>84304</text:p>
          </table:table-cell>
          <table:table-cell office:value-type="float" office:value="89448" calcext:value-type="float">
            <text:p>89448</text:p>
          </table:table-cell>
          <table:table-cell office:value-type="float" office:value="93061" calcext:value-type="float">
            <text:p>93061</text:p>
          </table:table-cell>
        </table:table-row>
        <table:table-row table:style-name="ro2">
          <table:table-cell office:value-type="float" office:value="14101" calcext:value-type="float">
            <text:p>14101</text:p>
          </table:table-cell>
          <table:table-cell office:value-type="float" office:value="18534" calcext:value-type="float">
            <text:p>18534</text:p>
          </table:table-cell>
          <table:table-cell office:value-type="float" office:value="42083" calcext:value-type="float">
            <text:p>42083</text:p>
          </table:table-cell>
          <table:table-cell office:value-type="float" office:value="83542" calcext:value-type="float">
            <text:p>83542</text:p>
          </table:table-cell>
          <table:table-cell office:value-type="float" office:value="85258" calcext:value-type="float">
            <text:p>85258</text:p>
          </table:table-cell>
          <table:table-cell office:value-type="float" office:value="90054" calcext:value-type="float">
            <text:p>90054</text:p>
          </table:table-cell>
          <table:table-cell office:value-type="float" office:value="94272" calcext:value-type="float">
            <text:p>94272</text:p>
          </table:table-cell>
        </table:table-row>
        <table:table-row table:style-name="ro2">
          <table:table-cell office:value-type="float" office:value="14201" calcext:value-type="float">
            <text:p>14201</text:p>
          </table:table-cell>
          <table:table-cell office:value-type="float" office:value="16996" calcext:value-type="float">
            <text:p>16996</text:p>
          </table:table-cell>
          <table:table-cell office:value-type="float" office:value="41256" calcext:value-type="float">
            <text:p>41256</text:p>
          </table:table-cell>
          <table:table-cell office:value-type="float" office:value="81281" calcext:value-type="float">
            <text:p>81281</text:p>
          </table:table-cell>
          <table:table-cell office:value-type="float" office:value="86383" calcext:value-type="float">
            <text:p>86383</text:p>
          </table:table-cell>
          <table:table-cell office:value-type="float" office:value="90604" calcext:value-type="float">
            <text:p>90604</text:p>
          </table:table-cell>
          <table:table-cell office:value-type="float" office:value="94986" calcext:value-type="float">
            <text:p>94986</text:p>
          </table:table-cell>
        </table:table-row>
        <table:table-row table:style-name="ro2">
          <table:table-cell office:value-type="float" office:value="14301" calcext:value-type="float">
            <text:p>14301</text:p>
          </table:table-cell>
          <table:table-cell office:value-type="float" office:value="15426" calcext:value-type="float">
            <text:p>15426</text:p>
          </table:table-cell>
          <table:table-cell office:value-type="float" office:value="43816" calcext:value-type="float">
            <text:p>43816</text:p>
          </table:table-cell>
          <table:table-cell office:value-type="float" office:value="86616" calcext:value-type="float">
            <text:p>86616</text:p>
          </table:table-cell>
          <table:table-cell office:value-type="float" office:value="85740" calcext:value-type="float">
            <text:p>85740</text:p>
          </table:table-cell>
          <table:table-cell office:value-type="float" office:value="91260" calcext:value-type="float">
            <text:p>91260</text:p>
          </table:table-cell>
          <table:table-cell office:value-type="float" office:value="95095" calcext:value-type="float">
            <text:p>95095</text:p>
          </table:table-cell>
        </table:table-row>
        <table:table-row table:style-name="ro2">
          <table:table-cell office:value-type="float" office:value="14401" calcext:value-type="float">
            <text:p>14401</text:p>
          </table:table-cell>
          <table:table-cell office:value-type="float" office:value="16776" calcext:value-type="float">
            <text:p>16776</text:p>
          </table:table-cell>
          <table:table-cell office:value-type="float" office:value="42614" calcext:value-type="float">
            <text:p>42614</text:p>
          </table:table-cell>
          <table:table-cell office:value-type="float" office:value="83151" calcext:value-type="float">
            <text:p>83151</text:p>
          </table:table-cell>
          <table:table-cell office:value-type="float" office:value="87638" calcext:value-type="float">
            <text:p>87638</text:p>
          </table:table-cell>
          <table:table-cell office:value-type="float" office:value="92236" calcext:value-type="float">
            <text:p>92236</text:p>
          </table:table-cell>
          <table:table-cell office:value-type="float" office:value="104020" calcext:value-type="float">
            <text:p>104020</text:p>
          </table:table-cell>
        </table:table-row>
        <table:table-row table:style-name="ro2">
          <table:table-cell office:value-type="float" office:value="14501" calcext:value-type="float">
            <text:p>14501</text:p>
          </table:table-cell>
          <table:table-cell office:value-type="float" office:value="17791" calcext:value-type="float">
            <text:p>17791</text:p>
          </table:table-cell>
          <table:table-cell office:value-type="float" office:value="42196" calcext:value-type="float">
            <text:p>42196</text:p>
          </table:table-cell>
          <table:table-cell office:value-type="float" office:value="89350" calcext:value-type="float">
            <text:p>89350</text:p>
          </table:table-cell>
          <table:table-cell office:value-type="float" office:value="88763" calcext:value-type="float">
            <text:p>88763</text:p>
          </table:table-cell>
          <table:table-cell office:value-type="float" office:value="92430" calcext:value-type="float">
            <text:p>92430</text:p>
          </table:table-cell>
          <table:table-cell office:value-type="float" office:value="100434" calcext:value-type="float">
            <text:p>100434</text:p>
          </table:table-cell>
        </table:table-row>
        <table:table-row table:style-name="ro2">
          <table:table-cell office:value-type="float" office:value="14601" calcext:value-type="float">
            <text:p>14601</text:p>
          </table:table-cell>
          <table:table-cell office:value-type="float" office:value="17553" calcext:value-type="float">
            <text:p>17553</text:p>
          </table:table-cell>
          <table:table-cell office:value-type="float" office:value="43282" calcext:value-type="float">
            <text:p>43282</text:p>
          </table:table-cell>
          <table:table-cell office:value-type="float" office:value="99561" calcext:value-type="float">
            <text:p>99561</text:p>
          </table:table-cell>
          <table:table-cell office:value-type="float" office:value="89149" calcext:value-type="float">
            <text:p>89149</text:p>
          </table:table-cell>
          <table:table-cell office:value-type="float" office:value="93112" calcext:value-type="float">
            <text:p>93112</text:p>
          </table:table-cell>
          <table:table-cell office:value-type="float" office:value="99012" calcext:value-type="float">
            <text:p>99012</text:p>
          </table:table-cell>
        </table:table-row>
        <table:table-row table:style-name="ro2">
          <table:table-cell office:value-type="float" office:value="14701" calcext:value-type="float">
            <text:p>14701</text:p>
          </table:table-cell>
          <table:table-cell office:value-type="float" office:value="22091" calcext:value-type="float">
            <text:p>22091</text:p>
          </table:table-cell>
          <table:table-cell office:value-type="float" office:value="45974" calcext:value-type="float">
            <text:p>45974</text:p>
          </table:table-cell>
          <table:table-cell office:value-type="float" office:value="87735" calcext:value-type="float">
            <text:p>87735</text:p>
          </table:table-cell>
          <table:table-cell office:value-type="float" office:value="88849" calcext:value-type="float">
            <text:p>88849</text:p>
          </table:table-cell>
          <table:table-cell office:value-type="float" office:value="94091" calcext:value-type="float">
            <text:p>94091</text:p>
          </table:table-cell>
          <table:table-cell office:value-type="float" office:value="102034" calcext:value-type="float">
            <text:p>102034</text:p>
          </table:table-cell>
        </table:table-row>
        <table:table-row table:style-name="ro2">
          <table:table-cell office:value-type="float" office:value="14801" calcext:value-type="float">
            <text:p>14801</text:p>
          </table:table-cell>
          <table:table-cell office:value-type="float" office:value="17816" calcext:value-type="float">
            <text:p>17816</text:p>
          </table:table-cell>
          <table:table-cell office:value-type="float" office:value="45161" calcext:value-type="float">
            <text:p>45161</text:p>
          </table:table-cell>
          <table:table-cell office:value-type="float" office:value="106910" calcext:value-type="float">
            <text:p>106910</text:p>
          </table:table-cell>
          <table:table-cell office:value-type="float" office:value="88461" calcext:value-type="float">
            <text:p>88461</text:p>
          </table:table-cell>
          <table:table-cell office:value-type="float" office:value="94312" calcext:value-type="float">
            <text:p>94312</text:p>
          </table:table-cell>
          <table:table-cell office:value-type="float" office:value="104930" calcext:value-type="float">
            <text:p>104930</text:p>
          </table:table-cell>
        </table:table-row>
        <table:table-row table:style-name="ro2">
          <table:table-cell office:value-type="float" office:value="14901" calcext:value-type="float">
            <text:p>14901</text:p>
          </table:table-cell>
          <table:table-cell office:value-type="float" office:value="20120" calcext:value-type="float">
            <text:p>20120</text:p>
          </table:table-cell>
          <table:table-cell office:value-type="float" office:value="46103" calcext:value-type="float">
            <text:p>46103</text:p>
          </table:table-cell>
          <table:table-cell office:value-type="float" office:value="95367" calcext:value-type="float">
            <text:p>95367</text:p>
          </table:table-cell>
          <table:table-cell office:value-type="float" office:value="89273" calcext:value-type="float">
            <text:p>89273</text:p>
          </table:table-cell>
          <table:table-cell office:value-type="float" office:value="95306" calcext:value-type="float">
            <text:p>95306</text:p>
          </table:table-cell>
          <table:table-cell office:value-type="float" office:value="106407" calcext:value-type="float">
            <text:p>106407</text:p>
          </table:table-cell>
        </table:table-row>
        <table:table-row table:style-name="ro2">
          <table:table-cell office:value-type="float" office:value="15001" calcext:value-type="float">
            <text:p>15001</text:p>
          </table:table-cell>
          <table:table-cell office:value-type="float" office:value="17354" calcext:value-type="float">
            <text:p>17354</text:p>
          </table:table-cell>
          <table:table-cell office:value-type="float" office:value="44833" calcext:value-type="float">
            <text:p>44833</text:p>
          </table:table-cell>
          <table:table-cell office:value-type="float" office:value="84099" calcext:value-type="float">
            <text:p>84099</text:p>
          </table:table-cell>
          <table:table-cell office:value-type="float" office:value="91339" calcext:value-type="float">
            <text:p>91339</text:p>
          </table:table-cell>
          <table:table-cell office:value-type="float" office:value="96184" calcext:value-type="float">
            <text:p>96184</text:p>
          </table:table-cell>
          <table:table-cell office:value-type="float" office:value="105179" calcext:value-type="float">
            <text:p>105179</text:p>
          </table:table-cell>
        </table:table-row>
        <table:table-row table:style-name="ro2">
          <table:table-cell office:value-type="float" office:value="15101" calcext:value-type="float">
            <text:p>15101</text:p>
          </table:table-cell>
          <table:table-cell office:value-type="float" office:value="21176" calcext:value-type="float">
            <text:p>21176</text:p>
          </table:table-cell>
          <table:table-cell office:value-type="float" office:value="42985" calcext:value-type="float">
            <text:p>42985</text:p>
          </table:table-cell>
          <table:table-cell office:value-type="float" office:value="80697" calcext:value-type="float">
            <text:p>80697</text:p>
          </table:table-cell>
          <table:table-cell office:value-type="float" office:value="88414" calcext:value-type="float">
            <text:p>88414</text:p>
          </table:table-cell>
          <table:table-cell office:value-type="float" office:value="96538" calcext:value-type="float">
            <text:p>96538</text:p>
          </table:table-cell>
          <table:table-cell office:value-type="float" office:value="106443" calcext:value-type="float">
            <text:p>106443</text:p>
          </table:table-cell>
        </table:table-row>
        <table:table-row table:style-name="ro2">
          <table:table-cell office:value-type="float" office:value="15201" calcext:value-type="float">
            <text:p>15201</text:p>
          </table:table-cell>
          <table:table-cell office:value-type="float" office:value="17961" calcext:value-type="float">
            <text:p>17961</text:p>
          </table:table-cell>
          <table:table-cell office:value-type="float" office:value="47552" calcext:value-type="float">
            <text:p>47552</text:p>
          </table:table-cell>
          <table:table-cell office:value-type="float" office:value="91454" calcext:value-type="float">
            <text:p>91454</text:p>
          </table:table-cell>
          <table:table-cell office:value-type="float" office:value="92516" calcext:value-type="float">
            <text:p>92516</text:p>
          </table:table-cell>
          <table:table-cell office:value-type="float" office:value="97613" calcext:value-type="float">
            <text:p>97613</text:p>
          </table:table-cell>
          <table:table-cell office:value-type="float" office:value="106747" calcext:value-type="float">
            <text:p>106747</text:p>
          </table:table-cell>
        </table:table-row>
        <table:table-row table:style-name="ro2">
          <table:table-cell office:value-type="float" office:value="15301" calcext:value-type="float">
            <text:p>15301</text:p>
          </table:table-cell>
          <table:table-cell office:value-type="float" office:value="17893" calcext:value-type="float">
            <text:p>17893</text:p>
          </table:table-cell>
          <table:table-cell office:value-type="float" office:value="47641" calcext:value-type="float">
            <text:p>47641</text:p>
          </table:table-cell>
          <table:table-cell office:value-type="float" office:value="91594" calcext:value-type="float">
            <text:p>91594</text:p>
          </table:table-cell>
          <table:table-cell office:value-type="float" office:value="90834" calcext:value-type="float">
            <text:p>90834</text:p>
          </table:table-cell>
          <table:table-cell office:value-type="float" office:value="97986" calcext:value-type="float">
            <text:p>97986</text:p>
          </table:table-cell>
          <table:table-cell office:value-type="float" office:value="107707" calcext:value-type="float">
            <text:p>107707</text:p>
          </table:table-cell>
        </table:table-row>
        <table:table-row table:style-name="ro2">
          <table:table-cell office:value-type="float" office:value="15401" calcext:value-type="float">
            <text:p>15401</text:p>
          </table:table-cell>
          <table:table-cell office:value-type="float" office:value="22520" calcext:value-type="float">
            <text:p>22520</text:p>
          </table:table-cell>
          <table:table-cell office:value-type="float" office:value="48821" calcext:value-type="float">
            <text:p>48821</text:p>
          </table:table-cell>
          <table:table-cell office:value-type="float" office:value="92674" calcext:value-type="float">
            <text:p>92674</text:p>
          </table:table-cell>
          <table:table-cell office:value-type="float" office:value="92830" calcext:value-type="float">
            <text:p>92830</text:p>
          </table:table-cell>
          <table:table-cell office:value-type="float" office:value="98582" calcext:value-type="float">
            <text:p>98582</text:p>
          </table:table-cell>
          <table:table-cell office:value-type="float" office:value="109203" calcext:value-type="float">
            <text:p>109203</text:p>
          </table:table-cell>
        </table:table-row>
        <table:table-row table:style-name="ro2">
          <table:table-cell office:value-type="float" office:value="15501" calcext:value-type="float">
            <text:p>15501</text:p>
          </table:table-cell>
          <table:table-cell office:value-type="float" office:value="18769" calcext:value-type="float">
            <text:p>18769</text:p>
          </table:table-cell>
          <table:table-cell office:value-type="float" office:value="47104" calcext:value-type="float">
            <text:p>47104</text:p>
          </table:table-cell>
          <table:table-cell office:value-type="float" office:value="90602" calcext:value-type="float">
            <text:p>90602</text:p>
          </table:table-cell>
          <table:table-cell office:value-type="float" office:value="92485" calcext:value-type="float">
            <text:p>92485</text:p>
          </table:table-cell>
          <table:table-cell office:value-type="float" office:value="98788" calcext:value-type="float">
            <text:p>98788</text:p>
          </table:table-cell>
          <table:table-cell office:value-type="float" office:value="110479" calcext:value-type="float">
            <text:p>110479</text:p>
          </table:table-cell>
        </table:table-row>
        <table:table-row table:style-name="ro2">
          <table:table-cell office:value-type="float" office:value="15601" calcext:value-type="float">
            <text:p>15601</text:p>
          </table:table-cell>
          <table:table-cell office:value-type="float" office:value="18936" calcext:value-type="float">
            <text:p>18936</text:p>
          </table:table-cell>
          <table:table-cell office:value-type="float" office:value="46953" calcext:value-type="float">
            <text:p>46953</text:p>
          </table:table-cell>
          <table:table-cell office:value-type="float" office:value="87767" calcext:value-type="float">
            <text:p>87767</text:p>
          </table:table-cell>
          <table:table-cell office:value-type="float" office:value="94671" calcext:value-type="float">
            <text:p>94671</text:p>
          </table:table-cell>
          <table:table-cell office:value-type="float" office:value="100161" calcext:value-type="float">
            <text:p>100161</text:p>
          </table:table-cell>
          <table:table-cell office:value-type="float" office:value="112190" calcext:value-type="float">
            <text:p>112190</text:p>
          </table:table-cell>
        </table:table-row>
        <table:table-row table:style-name="ro2">
          <table:table-cell office:value-type="float" office:value="15701" calcext:value-type="float">
            <text:p>15701</text:p>
          </table:table-cell>
          <table:table-cell office:value-type="float" office:value="21601" calcext:value-type="float">
            <text:p>21601</text:p>
          </table:table-cell>
          <table:table-cell office:value-type="float" office:value="44770" calcext:value-type="float">
            <text:p>44770</text:p>
          </table:table-cell>
          <table:table-cell office:value-type="float" office:value="85140" calcext:value-type="float">
            <text:p>85140</text:p>
          </table:table-cell>
          <table:table-cell office:value-type="float" office:value="79715" calcext:value-type="float">
            <text:p>79715</text:p>
          </table:table-cell>
          <table:table-cell office:value-type="float" office:value="101629" calcext:value-type="float">
            <text:p>101629</text:p>
          </table:table-cell>
          <table:table-cell office:value-type="float" office:value="126844" calcext:value-type="float">
            <text:p>126844</text:p>
          </table:table-cell>
        </table:table-row>
        <table:table-row table:style-name="ro2">
          <table:table-cell office:value-type="float" office:value="15801" calcext:value-type="float">
            <text:p>15801</text:p>
          </table:table-cell>
          <table:table-cell office:value-type="float" office:value="22634" calcext:value-type="float">
            <text:p>22634</text:p>
          </table:table-cell>
          <table:table-cell office:value-type="float" office:value="46087" calcext:value-type="float">
            <text:p>46087</text:p>
          </table:table-cell>
          <table:table-cell office:value-type="float" office:value="92477" calcext:value-type="float">
            <text:p>92477</text:p>
          </table:table-cell>
          <table:table-cell office:value-type="float" office:value="70394" calcext:value-type="float">
            <text:p>70394</text:p>
          </table:table-cell>
          <table:table-cell office:value-type="float" office:value="101065" calcext:value-type="float">
            <text:p>101065</text:p>
          </table:table-cell>
          <table:table-cell office:value-type="float" office:value="126789" calcext:value-type="float">
            <text:p>126789</text:p>
          </table:table-cell>
        </table:table-row>
        <table:table-row table:style-name="ro2">
          <table:table-cell office:value-type="float" office:value="15901" calcext:value-type="float">
            <text:p>15901</text:p>
          </table:table-cell>
          <table:table-cell office:value-type="float" office:value="21386" calcext:value-type="float">
            <text:p>21386</text:p>
          </table:table-cell>
          <table:table-cell office:value-type="float" office:value="49251" calcext:value-type="float">
            <text:p>49251</text:p>
          </table:table-cell>
          <table:table-cell office:value-type="float" office:value="81344" calcext:value-type="float">
            <text:p>81344</text:p>
          </table:table-cell>
          <table:table-cell office:value-type="float" office:value="86954" calcext:value-type="float">
            <text:p>86954</text:p>
          </table:table-cell>
          <table:table-cell office:value-type="float" office:value="101122" calcext:value-type="float">
            <text:p>101122</text:p>
          </table:table-cell>
          <table:table-cell office:value-type="float" office:value="112808" calcext:value-type="float">
            <text:p>112808</text:p>
          </table:table-cell>
        </table:table-row>
        <table:table-row table:style-name="ro2">
          <table:table-cell office:value-type="float" office:value="16001" calcext:value-type="float">
            <text:p>16001</text:p>
          </table:table-cell>
          <table:table-cell office:value-type="float" office:value="18334" calcext:value-type="float">
            <text:p>18334</text:p>
          </table:table-cell>
          <table:table-cell office:value-type="float" office:value="46445" calcext:value-type="float">
            <text:p>46445</text:p>
          </table:table-cell>
          <table:table-cell office:value-type="float" office:value="83633" calcext:value-type="float">
            <text:p>83633</text:p>
          </table:table-cell>
          <table:table-cell office:value-type="float" office:value="84886" calcext:value-type="float">
            <text:p>84886</text:p>
          </table:table-cell>
          <table:table-cell office:value-type="float" office:value="102691" calcext:value-type="float">
            <text:p>102691</text:p>
          </table:table-cell>
          <table:table-cell office:value-type="float" office:value="115365" calcext:value-type="float">
            <text:p>115365</text:p>
          </table:table-cell>
        </table:table-row>
        <table:table-row table:style-name="ro2">
          <table:table-cell office:value-type="float" office:value="16101" calcext:value-type="float">
            <text:p>16101</text:p>
          </table:table-cell>
          <table:table-cell office:value-type="float" office:value="19597" calcext:value-type="float">
            <text:p>19597</text:p>
          </table:table-cell>
          <table:table-cell office:value-type="float" office:value="49446" calcext:value-type="float">
            <text:p>49446</text:p>
          </table:table-cell>
          <table:table-cell office:value-type="float" office:value="96487" calcext:value-type="float">
            <text:p>96487</text:p>
          </table:table-cell>
          <table:table-cell office:value-type="float" office:value="93265" calcext:value-type="float">
            <text:p>93265</text:p>
          </table:table-cell>
          <table:table-cell office:value-type="float" office:value="103234" calcext:value-type="float">
            <text:p>103234</text:p>
          </table:table-cell>
          <table:table-cell office:value-type="float" office:value="111872" calcext:value-type="float">
            <text:p>111872</text:p>
          </table:table-cell>
        </table:table-row>
        <table:table-row table:style-name="ro2">
          <table:table-cell office:value-type="float" office:value="16201" calcext:value-type="float">
            <text:p>16201</text:p>
          </table:table-cell>
          <table:table-cell office:value-type="float" office:value="18506" calcext:value-type="float">
            <text:p>18506</text:p>
          </table:table-cell>
          <table:table-cell office:value-type="float" office:value="49408" calcext:value-type="float">
            <text:p>49408</text:p>
          </table:table-cell>
          <table:table-cell office:value-type="float" office:value="91517" calcext:value-type="float">
            <text:p>91517</text:p>
          </table:table-cell>
          <table:table-cell office:value-type="float" office:value="87818" calcext:value-type="float">
            <text:p>87818</text:p>
          </table:table-cell>
          <table:table-cell office:value-type="float" office:value="103619" calcext:value-type="float">
            <text:p>103619</text:p>
          </table:table-cell>
          <table:table-cell office:value-type="float" office:value="111382" calcext:value-type="float">
            <text:p>111382</text:p>
          </table:table-cell>
        </table:table-row>
        <table:table-row table:style-name="ro2">
          <table:table-cell office:value-type="float" office:value="16301" calcext:value-type="float">
            <text:p>16301</text:p>
          </table:table-cell>
          <table:table-cell office:value-type="float" office:value="24256" calcext:value-type="float">
            <text:p>24256</text:p>
          </table:table-cell>
          <table:table-cell office:value-type="float" office:value="51150" calcext:value-type="float">
            <text:p>51150</text:p>
          </table:table-cell>
          <table:table-cell office:value-type="float" office:value="102010" calcext:value-type="float">
            <text:p>102010</text:p>
          </table:table-cell>
          <table:table-cell office:value-type="float" office:value="64896" calcext:value-type="float">
            <text:p>64896</text:p>
          </table:table-cell>
          <table:table-cell office:value-type="float" office:value="104673" calcext:value-type="float">
            <text:p>104673</text:p>
          </table:table-cell>
          <table:table-cell office:value-type="float" office:value="131826" calcext:value-type="float">
            <text:p>131826</text:p>
          </table:table-cell>
        </table:table-row>
        <table:table-row table:style-name="ro2">
          <table:table-cell office:value-type="float" office:value="16401" calcext:value-type="float">
            <text:p>16401</text:p>
          </table:table-cell>
          <table:table-cell office:value-type="float" office:value="18326" calcext:value-type="float">
            <text:p>18326</text:p>
          </table:table-cell>
          <table:table-cell office:value-type="float" office:value="47435" calcext:value-type="float">
            <text:p>47435</text:p>
          </table:table-cell>
          <table:table-cell office:value-type="float" office:value="100863" calcext:value-type="float">
            <text:p>100863</text:p>
          </table:table-cell>
          <table:table-cell office:value-type="float" office:value="64208" calcext:value-type="float">
            <text:p>64208</text:p>
          </table:table-cell>
          <table:table-cell office:value-type="float" office:value="113892" calcext:value-type="float">
            <text:p>113892</text:p>
          </table:table-cell>
          <table:table-cell office:value-type="float" office:value="160833" calcext:value-type="float">
            <text:p>160833</text:p>
          </table:table-cell>
        </table:table-row>
        <table:table-row table:style-name="ro2">
          <table:table-cell office:value-type="float" office:value="16501" calcext:value-type="float">
            <text:p>16501</text:p>
          </table:table-cell>
          <table:table-cell office:value-type="float" office:value="19207" calcext:value-type="float">
            <text:p>19207</text:p>
          </table:table-cell>
          <table:table-cell office:value-type="float" office:value="47994" calcext:value-type="float">
            <text:p>47994</text:p>
          </table:table-cell>
          <table:table-cell office:value-type="float" office:value="91872" calcext:value-type="float">
            <text:p>91872</text:p>
          </table:table-cell>
          <table:table-cell office:value-type="float" office:value="89458" calcext:value-type="float">
            <text:p>89458</text:p>
          </table:table-cell>
          <table:table-cell office:value-type="float" office:value="104758" calcext:value-type="float">
            <text:p>104758</text:p>
          </table:table-cell>
          <table:table-cell office:value-type="float" office:value="120211" calcext:value-type="float">
            <text:p>120211</text:p>
          </table:table-cell>
        </table:table-row>
        <table:table-row table:style-name="ro2">
          <table:table-cell office:value-type="float" office:value="16601" calcext:value-type="float">
            <text:p>16601</text:p>
          </table:table-cell>
          <table:table-cell office:value-type="float" office:value="19573" calcext:value-type="float">
            <text:p>19573</text:p>
          </table:table-cell>
          <table:table-cell office:value-type="float" office:value="49332" calcext:value-type="float">
            <text:p>49332</text:p>
          </table:table-cell>
          <table:table-cell office:value-type="float" office:value="95948" calcext:value-type="float">
            <text:p>95948</text:p>
          </table:table-cell>
          <table:table-cell office:value-type="float" office:value="96606" calcext:value-type="float">
            <text:p>96606</text:p>
          </table:table-cell>
          <table:table-cell office:value-type="float" office:value="105933" calcext:value-type="float">
            <text:p>105933</text:p>
          </table:table-cell>
          <table:table-cell office:value-type="float" office:value="124466" calcext:value-type="float">
            <text:p>124466</text:p>
          </table:table-cell>
        </table:table-row>
        <table:table-row table:style-name="ro2">
          <table:table-cell office:value-type="float" office:value="16701" calcext:value-type="float">
            <text:p>16701</text:p>
          </table:table-cell>
          <table:table-cell office:value-type="float" office:value="20888" calcext:value-type="float">
            <text:p>20888</text:p>
          </table:table-cell>
          <table:table-cell office:value-type="float" office:value="48448" calcext:value-type="float">
            <text:p>48448</text:p>
          </table:table-cell>
          <table:table-cell office:value-type="float" office:value="97824" calcext:value-type="float">
            <text:p>97824</text:p>
          </table:table-cell>
          <table:table-cell office:value-type="float" office:value="95260" calcext:value-type="float">
            <text:p>95260</text:p>
          </table:table-cell>
          <table:table-cell office:value-type="float" office:value="106720" calcext:value-type="float">
            <text:p>106720</text:p>
          </table:table-cell>
          <table:table-cell office:value-type="float" office:value="115977" calcext:value-type="float">
            <text:p>115977</text:p>
          </table:table-cell>
        </table:table-row>
        <table:table-row table:style-name="ro2">
          <table:table-cell office:value-type="float" office:value="16801" calcext:value-type="float">
            <text:p>16801</text:p>
          </table:table-cell>
          <table:table-cell office:value-type="float" office:value="19445" calcext:value-type="float">
            <text:p>19445</text:p>
          </table:table-cell>
          <table:table-cell office:value-type="float" office:value="51093" calcext:value-type="float">
            <text:p>51093</text:p>
          </table:table-cell>
          <table:table-cell office:value-type="float" office:value="86766" calcext:value-type="float">
            <text:p>86766</text:p>
          </table:table-cell>
          <table:table-cell office:value-type="float" office:value="96573" calcext:value-type="float">
            <text:p>96573</text:p>
          </table:table-cell>
          <table:table-cell office:value-type="float" office:value="107745" calcext:value-type="float">
            <text:p>107745</text:p>
          </table:table-cell>
          <table:table-cell office:value-type="float" office:value="123303" calcext:value-type="float">
            <text:p>123303</text:p>
          </table:table-cell>
        </table:table-row>
        <table:table-row table:style-name="ro2">
          <table:table-cell office:value-type="float" office:value="16901" calcext:value-type="float">
            <text:p>16901</text:p>
          </table:table-cell>
          <table:table-cell office:value-type="float" office:value="18555" calcext:value-type="float">
            <text:p>18555</text:p>
          </table:table-cell>
          <table:table-cell office:value-type="float" office:value="52092" calcext:value-type="float">
            <text:p>52092</text:p>
          </table:table-cell>
          <table:table-cell office:value-type="float" office:value="106507" calcext:value-type="float">
            <text:p>106507</text:p>
          </table:table-cell>
          <table:table-cell office:value-type="float" office:value="101153" calcext:value-type="float">
            <text:p>101153</text:p>
          </table:table-cell>
          <table:table-cell office:value-type="float" office:value="107951" calcext:value-type="float">
            <text:p>107951</text:p>
          </table:table-cell>
          <table:table-cell office:value-type="float" office:value="120846" calcext:value-type="float">
            <text:p>120846</text:p>
          </table:table-cell>
        </table:table-row>
        <table:table-row table:style-name="ro2">
          <table:table-cell office:value-type="float" office:value="17001" calcext:value-type="float">
            <text:p>17001</text:p>
          </table:table-cell>
          <table:table-cell office:value-type="float" office:value="21577" calcext:value-type="float">
            <text:p>21577</text:p>
          </table:table-cell>
          <table:table-cell office:value-type="float" office:value="51500" calcext:value-type="float">
            <text:p>51500</text:p>
          </table:table-cell>
          <table:table-cell office:value-type="float" office:value="99740" calcext:value-type="float">
            <text:p>99740</text:p>
          </table:table-cell>
          <table:table-cell office:value-type="float" office:value="101876" calcext:value-type="float">
            <text:p>101876</text:p>
          </table:table-cell>
          <table:table-cell office:value-type="float" office:value="108436" calcext:value-type="float">
            <text:p>108436</text:p>
          </table:table-cell>
          <table:table-cell office:value-type="float" office:value="113992" calcext:value-type="float">
            <text:p>113992</text:p>
          </table:table-cell>
        </table:table-row>
        <table:table-row table:style-name="ro2">
          <table:table-cell office:value-type="float" office:value="17101" calcext:value-type="float">
            <text:p>17101</text:p>
          </table:table-cell>
          <table:table-cell office:value-type="float" office:value="18988" calcext:value-type="float">
            <text:p>18988</text:p>
          </table:table-cell>
          <table:table-cell office:value-type="float" office:value="52381" calcext:value-type="float">
            <text:p>52381</text:p>
          </table:table-cell>
          <table:table-cell office:value-type="float" office:value="94727" calcext:value-type="float">
            <text:p>94727</text:p>
          </table:table-cell>
          <table:table-cell office:value-type="float" office:value="101173" calcext:value-type="float">
            <text:p>101173</text:p>
          </table:table-cell>
          <table:table-cell office:value-type="float" office:value="109770" calcext:value-type="float">
            <text:p>109770</text:p>
          </table:table-cell>
          <table:table-cell office:value-type="float" office:value="119427" calcext:value-type="float">
            <text:p>119427</text:p>
          </table:table-cell>
        </table:table-row>
        <table:table-row table:style-name="ro2">
          <table:table-cell office:value-type="float" office:value="17201" calcext:value-type="float">
            <text:p>17201</text:p>
          </table:table-cell>
          <table:table-cell office:value-type="float" office:value="20539" calcext:value-type="float">
            <text:p>20539</text:p>
          </table:table-cell>
          <table:table-cell office:value-type="float" office:value="49690" calcext:value-type="float">
            <text:p>49690</text:p>
          </table:table-cell>
          <table:table-cell office:value-type="float" office:value="106825" calcext:value-type="float">
            <text:p>106825</text:p>
          </table:table-cell>
          <table:table-cell office:value-type="float" office:value="99825" calcext:value-type="float">
            <text:p>99825</text:p>
          </table:table-cell>
          <table:table-cell office:value-type="float" office:value="109271" calcext:value-type="float">
            <text:p>109271</text:p>
          </table:table-cell>
          <table:table-cell office:value-type="float" office:value="116892" calcext:value-type="float">
            <text:p>116892</text:p>
          </table:table-cell>
        </table:table-row>
        <table:table-row table:style-name="ro2">
          <table:table-cell office:value-type="float" office:value="17301" calcext:value-type="float">
            <text:p>17301</text:p>
          </table:table-cell>
          <table:table-cell office:value-type="float" office:value="21984" calcext:value-type="float">
            <text:p>21984</text:p>
          </table:table-cell>
          <table:table-cell office:value-type="float" office:value="52330" calcext:value-type="float">
            <text:p>52330</text:p>
          </table:table-cell>
          <table:table-cell office:value-type="float" office:value="114305" calcext:value-type="float">
            <text:p>114305</text:p>
          </table:table-cell>
          <table:table-cell office:value-type="float" office:value="100681" calcext:value-type="float">
            <text:p>100681</text:p>
          </table:table-cell>
          <table:table-cell office:value-type="float" office:value="110493" calcext:value-type="float">
            <text:p>110493</text:p>
          </table:table-cell>
          <table:table-cell office:value-type="float" office:value="119869" calcext:value-type="float">
            <text:p>119869</text:p>
          </table:table-cell>
        </table:table-row>
        <table:table-row table:style-name="ro2">
          <table:table-cell office:value-type="float" office:value="17401" calcext:value-type="float">
            <text:p>17401</text:p>
          </table:table-cell>
          <table:table-cell office:value-type="float" office:value="21582" calcext:value-type="float">
            <text:p>21582</text:p>
          </table:table-cell>
          <table:table-cell office:value-type="float" office:value="51123" calcext:value-type="float">
            <text:p>51123</text:p>
          </table:table-cell>
          <table:table-cell office:value-type="float" office:value="94834" calcext:value-type="float">
            <text:p>94834</text:p>
          </table:table-cell>
          <table:table-cell office:value-type="float" office:value="105211" calcext:value-type="float">
            <text:p>105211</text:p>
          </table:table-cell>
          <table:table-cell office:value-type="float" office:value="111405" calcext:value-type="float">
            <text:p>111405</text:p>
          </table:table-cell>
          <table:table-cell office:value-type="float" office:value="120565" calcext:value-type="float">
            <text:p>120565</text:p>
          </table:table-cell>
        </table:table-row>
        <table:table-row table:style-name="ro2">
          <table:table-cell office:value-type="float" office:value="17501" calcext:value-type="float">
            <text:p>17501</text:p>
          </table:table-cell>
          <table:table-cell office:value-type="float" office:value="24947" calcext:value-type="float">
            <text:p>24947</text:p>
          </table:table-cell>
          <table:table-cell office:value-type="float" office:value="54348" calcext:value-type="float">
            <text:p>54348</text:p>
          </table:table-cell>
          <table:table-cell office:value-type="float" office:value="89699" calcext:value-type="float">
            <text:p>89699</text:p>
          </table:table-cell>
          <table:table-cell office:value-type="float" office:value="101640" calcext:value-type="float">
            <text:p>101640</text:p>
          </table:table-cell>
          <table:table-cell office:value-type="float" office:value="111162" calcext:value-type="float">
            <text:p>111162</text:p>
          </table:table-cell>
          <table:table-cell office:value-type="float" office:value="122224" calcext:value-type="float">
            <text:p>122224</text:p>
          </table:table-cell>
        </table:table-row>
        <table:table-row table:style-name="ro2">
          <table:table-cell office:value-type="float" office:value="17601" calcext:value-type="float">
            <text:p>17601</text:p>
          </table:table-cell>
          <table:table-cell office:value-type="float" office:value="21351" calcext:value-type="float">
            <text:p>21351</text:p>
          </table:table-cell>
          <table:table-cell office:value-type="float" office:value="52810" calcext:value-type="float">
            <text:p>52810</text:p>
          </table:table-cell>
          <table:table-cell office:value-type="float" office:value="105682" calcext:value-type="float">
            <text:p>105682</text:p>
          </table:table-cell>
          <table:table-cell office:value-type="float" office:value="105840" calcext:value-type="float">
            <text:p>105840</text:p>
          </table:table-cell>
          <table:table-cell office:value-type="float" office:value="112453" calcext:value-type="float">
            <text:p>112453</text:p>
          </table:table-cell>
          <table:table-cell office:value-type="float" office:value="122106" calcext:value-type="float">
            <text:p>122106</text:p>
          </table:table-cell>
        </table:table-row>
        <table:table-row table:style-name="ro2">
          <table:table-cell office:value-type="float" office:value="17701" calcext:value-type="float">
            <text:p>17701</text:p>
          </table:table-cell>
          <table:table-cell office:value-type="float" office:value="19485" calcext:value-type="float">
            <text:p>19485</text:p>
          </table:table-cell>
          <table:table-cell office:value-type="float" office:value="51964" calcext:value-type="float">
            <text:p>51964</text:p>
          </table:table-cell>
          <table:table-cell office:value-type="float" office:value="139373" calcext:value-type="float">
            <text:p>139373</text:p>
          </table:table-cell>
          <table:table-cell office:value-type="float" office:value="103737" calcext:value-type="float">
            <text:p>103737</text:p>
          </table:table-cell>
          <table:table-cell office:value-type="float" office:value="112673" calcext:value-type="float">
            <text:p>112673</text:p>
          </table:table-cell>
          <table:table-cell office:value-type="float" office:value="120523" calcext:value-type="float">
            <text:p>120523</text:p>
          </table:table-cell>
        </table:table-row>
        <table:table-row table:style-name="ro2">
          <table:table-cell office:value-type="float" office:value="17801" calcext:value-type="float">
            <text:p>17801</text:p>
          </table:table-cell>
          <table:table-cell office:value-type="float" office:value="21790" calcext:value-type="float">
            <text:p>21790</text:p>
          </table:table-cell>
          <table:table-cell office:value-type="float" office:value="55903" calcext:value-type="float">
            <text:p>55903</text:p>
          </table:table-cell>
          <table:table-cell office:value-type="float" office:value="117694" calcext:value-type="float">
            <text:p>117694</text:p>
          </table:table-cell>
          <table:table-cell office:value-type="float" office:value="105712" calcext:value-type="float">
            <text:p>105712</text:p>
          </table:table-cell>
          <table:table-cell office:value-type="float" office:value="113391" calcext:value-type="float">
            <text:p>113391</text:p>
          </table:table-cell>
          <table:table-cell office:value-type="float" office:value="122526" calcext:value-type="float">
            <text:p>122526</text:p>
          </table:table-cell>
        </table:table-row>
        <table:table-row table:style-name="ro2">
          <table:table-cell office:value-type="float" office:value="17901" calcext:value-type="float">
            <text:p>17901</text:p>
          </table:table-cell>
          <table:table-cell office:value-type="float" office:value="20919" calcext:value-type="float">
            <text:p>20919</text:p>
          </table:table-cell>
          <table:table-cell office:value-type="float" office:value="52024" calcext:value-type="float">
            <text:p>52024</text:p>
          </table:table-cell>
          <table:table-cell office:value-type="float" office:value="98213" calcext:value-type="float">
            <text:p>98213</text:p>
          </table:table-cell>
          <table:table-cell office:value-type="float" office:value="103824" calcext:value-type="float">
            <text:p>103824</text:p>
          </table:table-cell>
          <table:table-cell office:value-type="float" office:value="114653" calcext:value-type="float">
            <text:p>114653</text:p>
          </table:table-cell>
          <table:table-cell office:value-type="float" office:value="125971" calcext:value-type="float">
            <text:p>125971</text:p>
          </table:table-cell>
        </table:table-row>
        <table:table-row table:style-name="ro2">
          <table:table-cell office:value-type="float" office:value="18001" calcext:value-type="float">
            <text:p>18001</text:p>
          </table:table-cell>
          <table:table-cell office:value-type="float" office:value="21099" calcext:value-type="float">
            <text:p>21099</text:p>
          </table:table-cell>
          <table:table-cell office:value-type="float" office:value="51430" calcext:value-type="float">
            <text:p>51430</text:p>
          </table:table-cell>
          <table:table-cell office:value-type="float" office:value="120694" calcext:value-type="float">
            <text:p>120694</text:p>
          </table:table-cell>
          <table:table-cell office:value-type="float" office:value="109495" calcext:value-type="float">
            <text:p>109495</text:p>
          </table:table-cell>
          <table:table-cell office:value-type="float" office:value="115492" calcext:value-type="float">
            <text:p>115492</text:p>
          </table:table-cell>
          <table:table-cell office:value-type="float" office:value="122504" calcext:value-type="float">
            <text:p>122504</text:p>
          </table:table-cell>
        </table:table-row>
        <table:table-row table:style-name="ro2">
          <table:table-cell office:value-type="float" office:value="18101" calcext:value-type="float">
            <text:p>18101</text:p>
          </table:table-cell>
          <table:table-cell office:value-type="float" office:value="24059" calcext:value-type="float">
            <text:p>24059</text:p>
          </table:table-cell>
          <table:table-cell office:value-type="float" office:value="54218" calcext:value-type="float">
            <text:p>54218</text:p>
          </table:table-cell>
          <table:table-cell office:value-type="float" office:value="108788" calcext:value-type="float">
            <text:p>108788</text:p>
          </table:table-cell>
          <table:table-cell office:value-type="float" office:value="108561" calcext:value-type="float">
            <text:p>108561</text:p>
          </table:table-cell>
          <table:table-cell office:value-type="float" office:value="116047" calcext:value-type="float">
            <text:p>116047</text:p>
          </table:table-cell>
          <table:table-cell office:value-type="float" office:value="125150" calcext:value-type="float">
            <text:p>125150</text:p>
          </table:table-cell>
        </table:table-row>
        <table:table-row table:style-name="ro2">
          <table:table-cell office:value-type="float" office:value="18201" calcext:value-type="float">
            <text:p>18201</text:p>
          </table:table-cell>
          <table:table-cell office:value-type="float" office:value="22901" calcext:value-type="float">
            <text:p>22901</text:p>
          </table:table-cell>
          <table:table-cell office:value-type="float" office:value="53750" calcext:value-type="float">
            <text:p>53750</text:p>
          </table:table-cell>
          <table:table-cell office:value-type="float" office:value="104595" calcext:value-type="float">
            <text:p>104595</text:p>
          </table:table-cell>
          <table:table-cell office:value-type="float" office:value="109630" calcext:value-type="float">
            <text:p>109630</text:p>
          </table:table-cell>
          <table:table-cell office:value-type="float" office:value="115796" calcext:value-type="float">
            <text:p>115796</text:p>
          </table:table-cell>
          <table:table-cell office:value-type="float" office:value="129207" calcext:value-type="float">
            <text:p>129207</text:p>
          </table:table-cell>
        </table:table-row>
        <table:table-row table:style-name="ro2">
          <table:table-cell office:value-type="float" office:value="18301" calcext:value-type="float">
            <text:p>18301</text:p>
          </table:table-cell>
          <table:table-cell office:value-type="float" office:value="20848" calcext:value-type="float">
            <text:p>20848</text:p>
          </table:table-cell>
          <table:table-cell office:value-type="float" office:value="53529" calcext:value-type="float">
            <text:p>53529</text:p>
          </table:table-cell>
          <table:table-cell office:value-type="float" office:value="101598" calcext:value-type="float">
            <text:p>101598</text:p>
          </table:table-cell>
          <table:table-cell office:value-type="float" office:value="110396" calcext:value-type="float">
            <text:p>110396</text:p>
          </table:table-cell>
          <table:table-cell office:value-type="float" office:value="116696" calcext:value-type="float">
            <text:p>116696</text:p>
          </table:table-cell>
          <table:table-cell office:value-type="float" office:value="125884" calcext:value-type="float">
            <text:p>125884</text:p>
          </table:table-cell>
        </table:table-row>
        <table:table-row table:style-name="ro2">
          <table:table-cell office:value-type="float" office:value="18401" calcext:value-type="float">
            <text:p>18401</text:p>
          </table:table-cell>
          <table:table-cell office:value-type="float" office:value="19633" calcext:value-type="float">
            <text:p>19633</text:p>
          </table:table-cell>
          <table:table-cell office:value-type="float" office:value="55551" calcext:value-type="float">
            <text:p>55551</text:p>
          </table:table-cell>
          <table:table-cell office:value-type="float" office:value="124066" calcext:value-type="float">
            <text:p>124066</text:p>
          </table:table-cell>
          <table:table-cell office:value-type="float" office:value="111613" calcext:value-type="float">
            <text:p>111613</text:p>
          </table:table-cell>
          <table:table-cell office:value-type="float" office:value="117420" calcext:value-type="float">
            <text:p>117420</text:p>
          </table:table-cell>
          <table:table-cell office:value-type="float" office:value="125003" calcext:value-type="float">
            <text:p>125003</text:p>
          </table:table-cell>
        </table:table-row>
        <table:table-row table:style-name="ro2">
          <table:table-cell office:value-type="float" office:value="18501" calcext:value-type="float">
            <text:p>18501</text:p>
          </table:table-cell>
          <table:table-cell office:value-type="float" office:value="25067" calcext:value-type="float">
            <text:p>25067</text:p>
          </table:table-cell>
          <table:table-cell office:value-type="float" office:value="52714" calcext:value-type="float">
            <text:p>52714</text:p>
          </table:table-cell>
          <table:table-cell office:value-type="float" office:value="119923" calcext:value-type="float">
            <text:p>119923</text:p>
          </table:table-cell>
          <table:table-cell office:value-type="float" office:value="112703" calcext:value-type="float">
            <text:p>112703</text:p>
          </table:table-cell>
          <table:table-cell office:value-type="float" office:value="117654" calcext:value-type="float">
            <text:p>117654</text:p>
          </table:table-cell>
          <table:table-cell office:value-type="float" office:value="124365" calcext:value-type="float">
            <text:p>124365</text:p>
          </table:table-cell>
        </table:table-row>
        <table:table-row table:style-name="ro2">
          <table:table-cell office:value-type="float" office:value="18601" calcext:value-type="float">
            <text:p>18601</text:p>
          </table:table-cell>
          <table:table-cell office:value-type="float" office:value="21261" calcext:value-type="float">
            <text:p>21261</text:p>
          </table:table-cell>
          <table:table-cell office:value-type="float" office:value="56108" calcext:value-type="float">
            <text:p>56108</text:p>
          </table:table-cell>
          <table:table-cell office:value-type="float" office:value="112966" calcext:value-type="float">
            <text:p>112966</text:p>
          </table:table-cell>
          <table:table-cell office:value-type="float" office:value="111890" calcext:value-type="float">
            <text:p>111890</text:p>
          </table:table-cell>
          <table:table-cell office:value-type="float" office:value="118442" calcext:value-type="float">
            <text:p>118442</text:p>
          </table:table-cell>
          <table:table-cell office:value-type="float" office:value="124435" calcext:value-type="float">
            <text:p>124435</text:p>
          </table:table-cell>
        </table:table-row>
        <table:table-row table:style-name="ro2">
          <table:table-cell office:value-type="float" office:value="18701" calcext:value-type="float">
            <text:p>18701</text:p>
          </table:table-cell>
          <table:table-cell office:value-type="float" office:value="21720" calcext:value-type="float">
            <text:p>21720</text:p>
          </table:table-cell>
          <table:table-cell office:value-type="float" office:value="54861" calcext:value-type="float">
            <text:p>54861</text:p>
          </table:table-cell>
          <table:table-cell office:value-type="float" office:value="135965" calcext:value-type="float">
            <text:p>135965</text:p>
          </table:table-cell>
          <table:table-cell office:value-type="float" office:value="111850" calcext:value-type="float">
            <text:p>111850</text:p>
          </table:table-cell>
          <table:table-cell office:value-type="float" office:value="119035" calcext:value-type="float">
            <text:p>119035</text:p>
          </table:table-cell>
          <table:table-cell office:value-type="float" office:value="126893" calcext:value-type="float">
            <text:p>126893</text:p>
          </table:table-cell>
        </table:table-row>
        <table:table-row table:style-name="ro2">
          <table:table-cell office:value-type="float" office:value="18801" calcext:value-type="float">
            <text:p>18801</text:p>
          </table:table-cell>
          <table:table-cell office:value-type="float" office:value="23920" calcext:value-type="float">
            <text:p>23920</text:p>
          </table:table-cell>
          <table:table-cell office:value-type="float" office:value="55152" calcext:value-type="float">
            <text:p>55152</text:p>
          </table:table-cell>
          <table:table-cell office:value-type="float" office:value="111601" calcext:value-type="float">
            <text:p>111601</text:p>
          </table:table-cell>
          <table:table-cell office:value-type="float" office:value="97468" calcext:value-type="float">
            <text:p>97468</text:p>
          </table:table-cell>
          <table:table-cell office:value-type="float" office:value="120097" calcext:value-type="float">
            <text:p>120097</text:p>
          </table:table-cell>
          <table:table-cell office:value-type="float" office:value="142330" calcext:value-type="float">
            <text:p>142330</text:p>
          </table:table-cell>
        </table:table-row>
        <table:table-row table:style-name="ro2">
          <table:table-cell office:value-type="float" office:value="18901" calcext:value-type="float">
            <text:p>18901</text:p>
          </table:table-cell>
          <table:table-cell office:value-type="float" office:value="23002" calcext:value-type="float">
            <text:p>23002</text:p>
          </table:table-cell>
          <table:table-cell office:value-type="float" office:value="55177" calcext:value-type="float">
            <text:p>55177</text:p>
          </table:table-cell>
          <table:table-cell office:value-type="float" office:value="101083" calcext:value-type="float">
            <text:p>101083</text:p>
          </table:table-cell>
          <table:table-cell office:value-type="float" office:value="67163" calcext:value-type="float">
            <text:p>67163</text:p>
          </table:table-cell>
          <table:table-cell office:value-type="float" office:value="127726" calcext:value-type="float">
            <text:p>127726</text:p>
          </table:table-cell>
          <table:table-cell office:value-type="float" office:value="187135" calcext:value-type="float">
            <text:p>187135</text:p>
          </table:table-cell>
        </table:table-row>
        <table:table-row table:style-name="ro2">
          <table:table-cell office:value-type="float" office:value="19001" calcext:value-type="float">
            <text:p>19001</text:p>
          </table:table-cell>
          <table:table-cell office:value-type="float" office:value="22902" calcext:value-type="float">
            <text:p>22902</text:p>
          </table:table-cell>
          <table:table-cell office:value-type="float" office:value="57082" calcext:value-type="float">
            <text:p>57082</text:p>
          </table:table-cell>
          <table:table-cell office:value-type="float" office:value="91256" calcext:value-type="float">
            <text:p>91256</text:p>
          </table:table-cell>
          <table:table-cell office:value-type="float" office:value="103240" calcext:value-type="float">
            <text:p>103240</text:p>
          </table:table-cell>
          <table:table-cell office:value-type="float" office:value="122317" calcext:value-type="float">
            <text:p>122317</text:p>
          </table:table-cell>
          <table:table-cell office:value-type="float" office:value="140353" calcext:value-type="float">
            <text:p>140353</text:p>
          </table:table-cell>
        </table:table-row>
        <table:table-row table:style-name="ro2">
          <table:table-cell office:value-type="float" office:value="19101" calcext:value-type="float">
            <text:p>19101</text:p>
          </table:table-cell>
          <table:table-cell office:value-type="float" office:value="20026" calcext:value-type="float">
            <text:p>20026</text:p>
          </table:table-cell>
          <table:table-cell office:value-type="float" office:value="57791" calcext:value-type="float">
            <text:p>57791</text:p>
          </table:table-cell>
          <table:table-cell office:value-type="float" office:value="109883" calcext:value-type="float">
            <text:p>109883</text:p>
          </table:table-cell>
          <table:table-cell office:value-type="float" office:value="114349" calcext:value-type="float">
            <text:p>114349</text:p>
          </table:table-cell>
          <table:table-cell office:value-type="float" office:value="122066" calcext:value-type="float">
            <text:p>122066</text:p>
          </table:table-cell>
          <table:table-cell office:value-type="float" office:value="132269" calcext:value-type="float">
            <text:p>132269</text:p>
          </table:table-cell>
        </table:table-row>
        <table:table-row table:style-name="ro2">
          <table:table-cell office:value-type="float" office:value="19201" calcext:value-type="float">
            <text:p>19201</text:p>
          </table:table-cell>
          <table:table-cell office:value-type="float" office:value="26288" calcext:value-type="float">
            <text:p>26288</text:p>
          </table:table-cell>
          <table:table-cell office:value-type="float" office:value="57304" calcext:value-type="float">
            <text:p>57304</text:p>
          </table:table-cell>
          <table:table-cell office:value-type="float" office:value="101801" calcext:value-type="float">
            <text:p>101801</text:p>
          </table:table-cell>
          <table:table-cell office:value-type="float" office:value="106337" calcext:value-type="float">
            <text:p>106337</text:p>
          </table:table-cell>
          <table:table-cell office:value-type="float" office:value="123136" calcext:value-type="float">
            <text:p>123136</text:p>
          </table:table-cell>
          <table:table-cell office:value-type="float" office:value="137206" calcext:value-type="float">
            <text:p>137206</text:p>
          </table:table-cell>
        </table:table-row>
        <table:table-row table:style-name="ro2">
          <table:table-cell office:value-type="float" office:value="19301" calcext:value-type="float">
            <text:p>19301</text:p>
          </table:table-cell>
          <table:table-cell office:value-type="float" office:value="25832" calcext:value-type="float">
            <text:p>25832</text:p>
          </table:table-cell>
          <table:table-cell office:value-type="float" office:value="60099" calcext:value-type="float">
            <text:p>60099</text:p>
          </table:table-cell>
          <table:table-cell office:value-type="float" office:value="116210" calcext:value-type="float">
            <text:p>116210</text:p>
          </table:table-cell>
          <table:table-cell office:value-type="float" office:value="109156" calcext:value-type="float">
            <text:p>109156</text:p>
          </table:table-cell>
          <table:table-cell office:value-type="float" office:value="123035" calcext:value-type="float">
            <text:p>123035</text:p>
          </table:table-cell>
          <table:table-cell office:value-type="float" office:value="133363" calcext:value-type="float">
            <text:p>133363</text:p>
          </table:table-cell>
        </table:table-row>
        <table:table-row table:style-name="ro2">
          <table:table-cell office:value-type="float" office:value="19401" calcext:value-type="float">
            <text:p>19401</text:p>
          </table:table-cell>
          <table:table-cell office:value-type="float" office:value="22971" calcext:value-type="float">
            <text:p>22971</text:p>
          </table:table-cell>
          <table:table-cell office:value-type="float" office:value="58491" calcext:value-type="float">
            <text:p>58491</text:p>
          </table:table-cell>
          <table:table-cell office:value-type="float" office:value="122893" calcext:value-type="float">
            <text:p>122893</text:p>
          </table:table-cell>
          <table:table-cell office:value-type="float" office:value="86525" calcext:value-type="float">
            <text:p>86525</text:p>
          </table:table-cell>
          <table:table-cell office:value-type="float" office:value="139242" calcext:value-type="float">
            <text:p>139242</text:p>
          </table:table-cell>
          <table:table-cell office:value-type="float" office:value="193425" calcext:value-type="float">
            <text:p>193425</text:p>
          </table:table-cell>
        </table:table-row>
        <table:table-row table:style-name="ro2">
          <table:table-cell office:value-type="float" office:value="19501" calcext:value-type="float">
            <text:p>19501</text:p>
          </table:table-cell>
          <table:table-cell office:value-type="float" office:value="22139" calcext:value-type="float">
            <text:p>22139</text:p>
          </table:table-cell>
          <table:table-cell office:value-type="float" office:value="57235" calcext:value-type="float">
            <text:p>57235</text:p>
          </table:table-cell>
          <table:table-cell office:value-type="float" office:value="103159" calcext:value-type="float">
            <text:p>103159</text:p>
          </table:table-cell>
          <table:table-cell office:value-type="float" office:value="72350" calcext:value-type="float">
            <text:p>72350</text:p>
          </table:table-cell>
          <table:table-cell office:value-type="float" office:value="135302" calcext:value-type="float">
            <text:p>135302</text:p>
          </table:table-cell>
          <table:table-cell office:value-type="float" office:value="191725" calcext:value-type="float">
            <text:p>191725</text:p>
          </table:table-cell>
        </table:table-row>
        <table:table-row table:style-name="ro2">
          <table:table-cell office:value-type="float" office:value="19601" calcext:value-type="float">
            <text:p>19601</text:p>
          </table:table-cell>
          <table:table-cell office:value-type="float" office:value="23994" calcext:value-type="float">
            <text:p>23994</text:p>
          </table:table-cell>
          <table:table-cell office:value-type="float" office:value="57697" calcext:value-type="float">
            <text:p>57697</text:p>
          </table:table-cell>
          <table:table-cell office:value-type="float" office:value="121200" calcext:value-type="float">
            <text:p>121200</text:p>
          </table:table-cell>
          <table:table-cell office:value-type="float" office:value="107416" calcext:value-type="float">
            <text:p>107416</text:p>
          </table:table-cell>
          <table:table-cell office:value-type="float" office:value="124842" calcext:value-type="float">
            <text:p>124842</text:p>
          </table:table-cell>
          <table:table-cell office:value-type="float" office:value="139451" calcext:value-type="float">
            <text:p>139451</text:p>
          </table:table-cell>
        </table:table-row>
        <table:table-row table:style-name="ro2">
          <table:table-cell office:value-type="float" office:value="19701" calcext:value-type="float">
            <text:p>19701</text:p>
          </table:table-cell>
          <table:table-cell office:value-type="float" office:value="20865" calcext:value-type="float">
            <text:p>20865</text:p>
          </table:table-cell>
          <table:table-cell office:value-type="float" office:value="57583" calcext:value-type="float">
            <text:p>57583</text:p>
          </table:table-cell>
          <table:table-cell office:value-type="float" office:value="117131" calcext:value-type="float">
            <text:p>117131</text:p>
          </table:table-cell>
          <table:table-cell office:value-type="float" office:value="113981" calcext:value-type="float">
            <text:p>113981</text:p>
          </table:table-cell>
          <table:table-cell office:value-type="float" office:value="127345" calcext:value-type="float">
            <text:p>127345</text:p>
          </table:table-cell>
          <table:table-cell office:value-type="float" office:value="151575" calcext:value-type="float">
            <text:p>151575</text:p>
          </table:table-cell>
        </table:table-row>
        <table:table-row table:style-name="ro2">
          <table:table-cell office:value-type="float" office:value="19801" calcext:value-type="float">
            <text:p>19801</text:p>
          </table:table-cell>
          <table:table-cell office:value-type="float" office:value="21465" calcext:value-type="float">
            <text:p>21465</text:p>
          </table:table-cell>
          <table:table-cell office:value-type="float" office:value="61436" calcext:value-type="float">
            <text:p>61436</text:p>
          </table:table-cell>
          <table:table-cell office:value-type="float" office:value="129770" calcext:value-type="float">
            <text:p>129770</text:p>
          </table:table-cell>
          <table:table-cell office:value-type="float" office:value="112688" calcext:value-type="float">
            <text:p>112688</text:p>
          </table:table-cell>
          <table:table-cell office:value-type="float" office:value="126736" calcext:value-type="float">
            <text:p>126736</text:p>
          </table:table-cell>
          <table:table-cell office:value-type="float" office:value="141848" calcext:value-type="float">
            <text:p>141848</text:p>
          </table:table-cell>
        </table:table-row>
        <table:table-row table:style-name="ro2">
          <table:table-cell office:value-type="float" office:value="19901" calcext:value-type="float">
            <text:p>19901</text:p>
          </table:table-cell>
          <table:table-cell office:value-type="float" office:value="23508" calcext:value-type="float">
            <text:p>23508</text:p>
          </table:table-cell>
          <table:table-cell office:value-type="float" office:value="57235" calcext:value-type="float">
            <text:p>57235</text:p>
          </table:table-cell>
          <table:table-cell office:value-type="float" office:value="129210" calcext:value-type="float">
            <text:p>129210</text:p>
          </table:table-cell>
          <table:table-cell office:value-type="float" office:value="111472" calcext:value-type="float">
            <text:p>111472</text:p>
          </table:table-cell>
          <table:table-cell office:value-type="float" office:value="127821" calcext:value-type="float">
            <text:p>127821</text:p>
          </table:table-cell>
          <table:table-cell office:value-type="float" office:value="148360" calcext:value-type="float">
            <text:p>148360</text:p>
          </table:table-cell>
        </table:table-row>
        <table:table-row table:style-name="ro2">
          <table:table-cell office:value-type="float" office:value="20001" calcext:value-type="float">
            <text:p>20001</text:p>
          </table:table-cell>
          <table:table-cell office:value-type="float" office:value="23846" calcext:value-type="float">
            <text:p>23846</text:p>
          </table:table-cell>
          <table:table-cell office:value-type="float" office:value="59499" calcext:value-type="float">
            <text:p>59499</text:p>
          </table:table-cell>
          <table:table-cell office:value-type="float" office:value="148629" calcext:value-type="float">
            <text:p>148629</text:p>
          </table:table-cell>
          <table:table-cell office:value-type="float" office:value="117424" calcext:value-type="float">
            <text:p>117424</text:p>
          </table:table-cell>
          <table:table-cell office:value-type="float" office:value="127352" calcext:value-type="float">
            <text:p>127352</text:p>
          </table:table-cell>
          <table:table-cell office:value-type="float" office:value="138572" calcext:value-type="float">
            <text:p>138572</text:p>
          </table:table-cell>
        </table:table-row>
        <table:table-row table:style-name="ro2">
          <table:table-cell office:value-type="float" office:value="20101" calcext:value-type="float">
            <text:p>20101</text:p>
          </table:table-cell>
          <table:table-cell office:value-type="float" office:value="21622" calcext:value-type="float">
            <text:p>21622</text:p>
          </table:table-cell>
          <table:table-cell office:value-type="float" office:value="64292" calcext:value-type="float">
            <text:p>64292</text:p>
          </table:table-cell>
          <table:table-cell office:value-type="float" office:value="120543" calcext:value-type="float">
            <text:p>120543</text:p>
          </table:table-cell>
          <table:table-cell office:value-type="float" office:value="113777" calcext:value-type="float">
            <text:p>113777</text:p>
          </table:table-cell>
          <table:table-cell office:value-type="float" office:value="128875" calcext:value-type="float">
            <text:p>128875</text:p>
          </table:table-cell>
          <table:table-cell office:value-type="float" office:value="142004" calcext:value-type="float">
            <text:p>142004</text:p>
          </table:table-cell>
        </table:table-row>
        <table:table-row table:style-name="ro2">
          <table:table-cell office:value-type="float" office:value="20201" calcext:value-type="float">
            <text:p>20201</text:p>
          </table:table-cell>
          <table:table-cell office:value-type="float" office:value="22932" calcext:value-type="float">
            <text:p>22932</text:p>
          </table:table-cell>
          <table:table-cell office:value-type="float" office:value="61927" calcext:value-type="float">
            <text:p>61927</text:p>
          </table:table-cell>
          <table:table-cell office:value-type="float" office:value="123467" calcext:value-type="float">
            <text:p>123467</text:p>
          </table:table-cell>
          <table:table-cell office:value-type="float" office:value="119236" calcext:value-type="float">
            <text:p>119236</text:p>
          </table:table-cell>
          <table:table-cell office:value-type="float" office:value="129467" calcext:value-type="float">
            <text:p>129467</text:p>
          </table:table-cell>
          <table:table-cell office:value-type="float" office:value="139658" calcext:value-type="float">
            <text:p>139658</text:p>
          </table:table-cell>
        </table:table-row>
        <table:table-row table:style-name="ro2">
          <table:table-cell office:value-type="float" office:value="20301" calcext:value-type="float">
            <text:p>20301</text:p>
          </table:table-cell>
          <table:table-cell office:value-type="float" office:value="23066" calcext:value-type="float">
            <text:p>23066</text:p>
          </table:table-cell>
          <table:table-cell office:value-type="float" office:value="60591" calcext:value-type="float">
            <text:p>60591</text:p>
          </table:table-cell>
          <table:table-cell office:value-type="float" office:value="112843" calcext:value-type="float">
            <text:p>112843</text:p>
          </table:table-cell>
          <table:table-cell office:value-type="float" office:value="121897" calcext:value-type="float">
            <text:p>121897</text:p>
          </table:table-cell>
          <table:table-cell office:value-type="float" office:value="129412" calcext:value-type="float">
            <text:p>129412</text:p>
          </table:table-cell>
          <table:table-cell office:value-type="float" office:value="140594" calcext:value-type="float">
            <text:p>140594</text:p>
          </table:table-cell>
        </table:table-row>
        <table:table-row table:style-name="ro2">
          <table:table-cell office:value-type="float" office:value="20401" calcext:value-type="float">
            <text:p>20401</text:p>
          </table:table-cell>
          <table:table-cell office:value-type="float" office:value="23696" calcext:value-type="float">
            <text:p>23696</text:p>
          </table:table-cell>
          <table:table-cell office:value-type="float" office:value="60546" calcext:value-type="float">
            <text:p>60546</text:p>
          </table:table-cell>
          <table:table-cell office:value-type="float" office:value="115608" calcext:value-type="float">
            <text:p>115608</text:p>
          </table:table-cell>
          <table:table-cell office:value-type="float" office:value="120631" calcext:value-type="float">
            <text:p>120631</text:p>
          </table:table-cell>
          <table:table-cell office:value-type="float" office:value="130880" calcext:value-type="float">
            <text:p>130880</text:p>
          </table:table-cell>
          <table:table-cell office:value-type="float" office:value="141014" calcext:value-type="float">
            <text:p>141014</text:p>
          </table:table-cell>
        </table:table-row>
        <table:table-row table:style-name="ro2">
          <table:table-cell office:value-type="float" office:value="20501" calcext:value-type="float">
            <text:p>20501</text:p>
          </table:table-cell>
          <table:table-cell office:value-type="float" office:value="22061" calcext:value-type="float">
            <text:p>22061</text:p>
          </table:table-cell>
          <table:table-cell office:value-type="float" office:value="61424" calcext:value-type="float">
            <text:p>61424</text:p>
          </table:table-cell>
          <table:table-cell office:value-type="float" office:value="127339" calcext:value-type="float">
            <text:p>127339</text:p>
          </table:table-cell>
          <table:table-cell office:value-type="float" office:value="123421" calcext:value-type="float">
            <text:p>123421</text:p>
          </table:table-cell>
          <table:table-cell office:value-type="float" office:value="131232" calcext:value-type="float">
            <text:p>131232</text:p>
          </table:table-cell>
          <table:table-cell office:value-type="float" office:value="138816" calcext:value-type="float">
            <text:p>138816</text:p>
          </table:table-cell>
        </table:table-row>
        <table:table-row table:style-name="ro2">
          <table:table-cell office:value-type="float" office:value="20601" calcext:value-type="float">
            <text:p>20601</text:p>
          </table:table-cell>
          <table:table-cell office:value-type="float" office:value="26515" calcext:value-type="float">
            <text:p>26515</text:p>
          </table:table-cell>
          <table:table-cell office:value-type="float" office:value="62322" calcext:value-type="float">
            <text:p>62322</text:p>
          </table:table-cell>
          <table:table-cell office:value-type="float" office:value="118974" calcext:value-type="float">
            <text:p>118974</text:p>
          </table:table-cell>
          <table:table-cell office:value-type="float" office:value="125436" calcext:value-type="float">
            <text:p>125436</text:p>
          </table:table-cell>
          <table:table-cell office:value-type="float" office:value="131426" calcext:value-type="float">
            <text:p>131426</text:p>
          </table:table-cell>
          <table:table-cell office:value-type="float" office:value="139406" calcext:value-type="float">
            <text:p>139406</text:p>
          </table:table-cell>
        </table:table-row>
        <table:table-row table:style-name="ro2">
          <table:table-cell office:value-type="float" office:value="20701" calcext:value-type="float">
            <text:p>20701</text:p>
          </table:table-cell>
          <table:table-cell office:value-type="float" office:value="24987" calcext:value-type="float">
            <text:p>24987</text:p>
          </table:table-cell>
          <table:table-cell office:value-type="float" office:value="61267" calcext:value-type="float">
            <text:p>61267</text:p>
          </table:table-cell>
          <table:table-cell office:value-type="float" office:value="119180" calcext:value-type="float">
            <text:p>119180</text:p>
          </table:table-cell>
          <table:table-cell office:value-type="float" office:value="122051" calcext:value-type="float">
            <text:p>122051</text:p>
          </table:table-cell>
          <table:table-cell office:value-type="float" office:value="132348" calcext:value-type="float">
            <text:p>132348</text:p>
          </table:table-cell>
          <table:table-cell office:value-type="float" office:value="143273" calcext:value-type="float">
            <text:p>143273</text:p>
          </table:table-cell>
        </table:table-row>
        <table:table-row table:style-name="ro2">
          <table:table-cell office:value-type="float" office:value="20801" calcext:value-type="float">
            <text:p>20801</text:p>
          </table:table-cell>
          <table:table-cell office:value-type="float" office:value="28131" calcext:value-type="float">
            <text:p>28131</text:p>
          </table:table-cell>
          <table:table-cell office:value-type="float" office:value="64524" calcext:value-type="float">
            <text:p>64524</text:p>
          </table:table-cell>
          <table:table-cell office:value-type="float" office:value="146420" calcext:value-type="float">
            <text:p>146420</text:p>
          </table:table-cell>
          <table:table-cell office:value-type="float" office:value="118538" calcext:value-type="float">
            <text:p>118538</text:p>
          </table:table-cell>
          <table:table-cell office:value-type="float" office:value="132601" calcext:value-type="float">
            <text:p>132601</text:p>
          </table:table-cell>
          <table:table-cell office:value-type="float" office:value="141733" calcext:value-type="float">
            <text:p>141733</text:p>
          </table:table-cell>
        </table:table-row>
        <table:table-row table:style-name="ro2">
          <table:table-cell office:value-type="float" office:value="20901" calcext:value-type="float">
            <text:p>20901</text:p>
          </table:table-cell>
          <table:table-cell office:value-type="float" office:value="26169" calcext:value-type="float">
            <text:p>26169</text:p>
          </table:table-cell>
          <table:table-cell office:value-type="float" office:value="60515" calcext:value-type="float">
            <text:p>60515</text:p>
          </table:table-cell>
          <table:table-cell office:value-type="float" office:value="121890" calcext:value-type="float">
            <text:p>121890</text:p>
          </table:table-cell>
          <table:table-cell office:value-type="float" office:value="126784" calcext:value-type="float">
            <text:p>126784</text:p>
          </table:table-cell>
          <table:table-cell office:value-type="float" office:value="133678" calcext:value-type="float">
            <text:p>133678</text:p>
          </table:table-cell>
          <table:table-cell office:value-type="float" office:value="147380" calcext:value-type="float">
            <text:p>147380</text:p>
          </table:table-cell>
        </table:table-row>
        <table:table-row table:style-name="ro2">
          <table:table-cell office:value-type="float" office:value="21001" calcext:value-type="float">
            <text:p>21001</text:p>
          </table:table-cell>
          <table:table-cell office:value-type="float" office:value="25234" calcext:value-type="float">
            <text:p>25234</text:p>
          </table:table-cell>
          <table:table-cell office:value-type="float" office:value="65515" calcext:value-type="float">
            <text:p>65515</text:p>
          </table:table-cell>
          <table:table-cell office:value-type="float" office:value="118877" calcext:value-type="float">
            <text:p>118877</text:p>
          </table:table-cell>
          <table:table-cell office:value-type="float" office:value="124603" calcext:value-type="float">
            <text:p>124603</text:p>
          </table:table-cell>
          <table:table-cell office:value-type="float" office:value="133709" calcext:value-type="float">
            <text:p>133709</text:p>
          </table:table-cell>
          <table:table-cell office:value-type="float" office:value="142881" calcext:value-type="float">
            <text:p>142881</text:p>
          </table:table-cell>
        </table:table-row>
        <table:table-row table:style-name="ro2">
          <table:table-cell office:value-type="float" office:value="21101" calcext:value-type="float">
            <text:p>21101</text:p>
          </table:table-cell>
          <table:table-cell office:value-type="float" office:value="26285" calcext:value-type="float">
            <text:p>26285</text:p>
          </table:table-cell>
          <table:table-cell office:value-type="float" office:value="61187" calcext:value-type="float">
            <text:p>61187</text:p>
          </table:table-cell>
          <table:table-cell office:value-type="float" office:value="120648" calcext:value-type="float">
            <text:p>120648</text:p>
          </table:table-cell>
          <table:table-cell office:value-type="float" office:value="124430" calcext:value-type="float">
            <text:p>124430</text:p>
          </table:table-cell>
          <table:table-cell office:value-type="float" office:value="134693" calcext:value-type="float">
            <text:p>134693</text:p>
          </table:table-cell>
          <table:table-cell office:value-type="float" office:value="147120" calcext:value-type="float">
            <text:p>147120</text:p>
          </table:table-cell>
        </table:table-row>
        <table:table-row table:style-name="ro2">
          <table:table-cell office:value-type="float" office:value="21201" calcext:value-type="float">
            <text:p>21201</text:p>
          </table:table-cell>
          <table:table-cell office:value-type="float" office:value="25254" calcext:value-type="float">
            <text:p>25254</text:p>
          </table:table-cell>
          <table:table-cell office:value-type="float" office:value="65889" calcext:value-type="float">
            <text:p>65889</text:p>
          </table:table-cell>
          <table:table-cell office:value-type="float" office:value="125740" calcext:value-type="float">
            <text:p>125740</text:p>
          </table:table-cell>
          <table:table-cell office:value-type="float" office:value="125501" calcext:value-type="float">
            <text:p>125501</text:p>
          </table:table-cell>
          <table:table-cell office:value-type="float" office:value="135500" calcext:value-type="float">
            <text:p>135500</text:p>
          </table:table-cell>
          <table:table-cell office:value-type="float" office:value="146188" calcext:value-type="float">
            <text:p>146188</text:p>
          </table:table-cell>
        </table:table-row>
        <table:table-row table:style-name="ro2">
          <table:table-cell office:value-type="float" office:value="21301" calcext:value-type="float">
            <text:p>21301</text:p>
          </table:table-cell>
          <table:table-cell office:value-type="float" office:value="26652" calcext:value-type="float">
            <text:p>26652</text:p>
          </table:table-cell>
          <table:table-cell office:value-type="float" office:value="64710" calcext:value-type="float">
            <text:p>64710</text:p>
          </table:table-cell>
          <table:table-cell office:value-type="float" office:value="131015" calcext:value-type="float">
            <text:p>131015</text:p>
          </table:table-cell>
          <table:table-cell office:value-type="float" office:value="130092" calcext:value-type="float">
            <text:p>130092</text:p>
          </table:table-cell>
          <table:table-cell office:value-type="float" office:value="136036" calcext:value-type="float">
            <text:p>136036</text:p>
          </table:table-cell>
          <table:table-cell office:value-type="float" office:value="147955" calcext:value-type="float">
            <text:p>147955</text:p>
          </table:table-cell>
        </table:table-row>
        <table:table-row table:style-name="ro2">
          <table:table-cell office:value-type="float" office:value="21401" calcext:value-type="float">
            <text:p>21401</text:p>
          </table:table-cell>
          <table:table-cell office:value-type="float" office:value="25768" calcext:value-type="float">
            <text:p>25768</text:p>
          </table:table-cell>
          <table:table-cell office:value-type="float" office:value="65962" calcext:value-type="float">
            <text:p>65962</text:p>
          </table:table-cell>
          <table:table-cell office:value-type="float" office:value="134530" calcext:value-type="float">
            <text:p>134530</text:p>
          </table:table-cell>
          <table:table-cell office:value-type="float" office:value="130737" calcext:value-type="float">
            <text:p>130737</text:p>
          </table:table-cell>
          <table:table-cell office:value-type="float" office:value="136671" calcext:value-type="float">
            <text:p>136671</text:p>
          </table:table-cell>
          <table:table-cell office:value-type="float" office:value="145147" calcext:value-type="float">
            <text:p>145147</text:p>
          </table:table-cell>
        </table:table-row>
        <table:table-row table:style-name="ro2">
          <table:table-cell office:value-type="float" office:value="21501" calcext:value-type="float">
            <text:p>21501</text:p>
          </table:table-cell>
          <table:table-cell office:value-type="float" office:value="28065" calcext:value-type="float">
            <text:p>28065</text:p>
          </table:table-cell>
          <table:table-cell office:value-type="float" office:value="62220" calcext:value-type="float">
            <text:p>62220</text:p>
          </table:table-cell>
          <table:table-cell office:value-type="float" office:value="111288" calcext:value-type="float">
            <text:p>111288</text:p>
          </table:table-cell>
          <table:table-cell office:value-type="float" office:value="128850" calcext:value-type="float">
            <text:p>128850</text:p>
          </table:table-cell>
          <table:table-cell office:value-type="float" office:value="137139" calcext:value-type="float">
            <text:p>137139</text:p>
          </table:table-cell>
          <table:table-cell office:value-type="float" office:value="144647" calcext:value-type="float">
            <text:p>144647</text:p>
          </table:table-cell>
        </table:table-row>
        <table:table-row table:style-name="ro2">
          <table:table-cell office:value-type="float" office:value="21601" calcext:value-type="float">
            <text:p>21601</text:p>
          </table:table-cell>
          <table:table-cell office:value-type="float" office:value="24513" calcext:value-type="float">
            <text:p>24513</text:p>
          </table:table-cell>
          <table:table-cell office:value-type="float" office:value="63487" calcext:value-type="float">
            <text:p>63487</text:p>
          </table:table-cell>
          <table:table-cell office:value-type="float" office:value="177974" calcext:value-type="float">
            <text:p>177974</text:p>
          </table:table-cell>
          <table:table-cell office:value-type="float" office:value="130631" calcext:value-type="float">
            <text:p>130631</text:p>
          </table:table-cell>
          <table:table-cell office:value-type="float" office:value="137623" calcext:value-type="float">
            <text:p>137623</text:p>
          </table:table-cell>
          <table:table-cell office:value-type="float" office:value="147732" calcext:value-type="float">
            <text:p>147732</text:p>
          </table:table-cell>
        </table:table-row>
        <table:table-row table:style-name="ro2">
          <table:table-cell office:value-type="float" office:value="21701" calcext:value-type="float">
            <text:p>21701</text:p>
          </table:table-cell>
          <table:table-cell office:value-type="float" office:value="24856" calcext:value-type="float">
            <text:p>24856</text:p>
          </table:table-cell>
          <table:table-cell office:value-type="float" office:value="60963" calcext:value-type="float">
            <text:p>60963</text:p>
          </table:table-cell>
          <table:table-cell office:value-type="float" office:value="135502" calcext:value-type="float">
            <text:p>135502</text:p>
          </table:table-cell>
          <table:table-cell office:value-type="float" office:value="132467" calcext:value-type="float">
            <text:p>132467</text:p>
          </table:table-cell>
          <table:table-cell office:value-type="float" office:value="138425" calcext:value-type="float">
            <text:p>138425</text:p>
          </table:table-cell>
          <table:table-cell office:value-type="float" office:value="146277" calcext:value-type="float">
            <text:p>146277</text:p>
          </table:table-cell>
        </table:table-row>
        <table:table-row table:style-name="ro2">
          <table:table-cell office:value-type="float" office:value="21801" calcext:value-type="float">
            <text:p>21801</text:p>
          </table:table-cell>
          <table:table-cell office:value-type="float" office:value="24935" calcext:value-type="float">
            <text:p>24935</text:p>
          </table:table-cell>
          <table:table-cell office:value-type="float" office:value="63617" calcext:value-type="float">
            <text:p>63617</text:p>
          </table:table-cell>
          <table:table-cell office:value-type="float" office:value="130629" calcext:value-type="float">
            <text:p>130629</text:p>
          </table:table-cell>
          <table:table-cell office:value-type="float" office:value="132948" calcext:value-type="float">
            <text:p>132948</text:p>
          </table:table-cell>
          <table:table-cell office:value-type="float" office:value="139649" calcext:value-type="float">
            <text:p>139649</text:p>
          </table:table-cell>
          <table:table-cell office:value-type="float" office:value="146367" calcext:value-type="float">
            <text:p>146367</text:p>
          </table:table-cell>
        </table:table-row>
        <table:table-row table:style-name="ro2">
          <table:table-cell office:value-type="float" office:value="21901" calcext:value-type="float">
            <text:p>21901</text:p>
          </table:table-cell>
          <table:table-cell office:value-type="float" office:value="26309" calcext:value-type="float">
            <text:p>26309</text:p>
          </table:table-cell>
          <table:table-cell office:value-type="float" office:value="65793" calcext:value-type="float">
            <text:p>65793</text:p>
          </table:table-cell>
          <table:table-cell office:value-type="float" office:value="149756" calcext:value-type="float">
            <text:p>149756</text:p>
          </table:table-cell>
          <table:table-cell office:value-type="float" office:value="134130" calcext:value-type="float">
            <text:p>134130</text:p>
          </table:table-cell>
          <table:table-cell office:value-type="float" office:value="140029" calcext:value-type="float">
            <text:p>140029</text:p>
          </table:table-cell>
          <table:table-cell office:value-type="float" office:value="152811" calcext:value-type="float">
            <text:p>152811</text:p>
          </table:table-cell>
        </table:table-row>
        <table:table-row table:style-name="ro2">
          <table:table-cell office:value-type="float" office:value="22001" calcext:value-type="float">
            <text:p>22001</text:p>
          </table:table-cell>
          <table:table-cell office:value-type="float" office:value="29732" calcext:value-type="float">
            <text:p>29732</text:p>
          </table:table-cell>
          <table:table-cell office:value-type="float" office:value="65935" calcext:value-type="float">
            <text:p>65935</text:p>
          </table:table-cell>
          <table:table-cell office:value-type="float" office:value="155066" calcext:value-type="float">
            <text:p>155066</text:p>
          </table:table-cell>
          <table:table-cell office:value-type="float" office:value="134008" calcext:value-type="float">
            <text:p>134008</text:p>
          </table:table-cell>
          <table:table-cell office:value-type="float" office:value="140505" calcext:value-type="float">
            <text:p>140505</text:p>
          </table:table-cell>
          <table:table-cell office:value-type="float" office:value="149905" calcext:value-type="float">
            <text:p>149905</text:p>
          </table:table-cell>
        </table:table-row>
        <table:table-row table:style-name="ro2">
          <table:table-cell office:value-type="float" office:value="22101" calcext:value-type="float">
            <text:p>22101</text:p>
          </table:table-cell>
          <table:table-cell office:value-type="float" office:value="29490" calcext:value-type="float">
            <text:p>29490</text:p>
          </table:table-cell>
          <table:table-cell office:value-type="float" office:value="65344" calcext:value-type="float">
            <text:p>65344</text:p>
          </table:table-cell>
          <table:table-cell office:value-type="float" office:value="118227" calcext:value-type="float">
            <text:p>118227</text:p>
          </table:table-cell>
          <table:table-cell office:value-type="float" office:value="135681" calcext:value-type="float">
            <text:p>135681</text:p>
          </table:table-cell>
          <table:table-cell office:value-type="float" office:value="141017" calcext:value-type="float">
            <text:p>141017</text:p>
          </table:table-cell>
          <table:table-cell office:value-type="float" office:value="149446" calcext:value-type="float">
            <text:p>149446</text:p>
          </table:table-cell>
        </table:table-row>
        <table:table-row table:style-name="ro2">
          <table:table-cell office:value-type="float" office:value="22201" calcext:value-type="float">
            <text:p>22201</text:p>
          </table:table-cell>
          <table:table-cell office:value-type="float" office:value="29045" calcext:value-type="float">
            <text:p>29045</text:p>
          </table:table-cell>
          <table:table-cell office:value-type="float" office:value="67660" calcext:value-type="float">
            <text:p>67660</text:p>
          </table:table-cell>
          <table:table-cell office:value-type="float" office:value="143205" calcext:value-type="float">
            <text:p>143205</text:p>
          </table:table-cell>
          <table:table-cell office:value-type="float" office:value="133735" calcext:value-type="float">
            <text:p>133735</text:p>
          </table:table-cell>
          <table:table-cell office:value-type="float" office:value="141292" calcext:value-type="float">
            <text:p>141292</text:p>
          </table:table-cell>
          <table:table-cell office:value-type="float" office:value="147435" calcext:value-type="float">
            <text:p>147435</text:p>
          </table:table-cell>
        </table:table-row>
        <table:table-row table:style-name="ro2">
          <table:table-cell office:value-type="float" office:value="22301" calcext:value-type="float">
            <text:p>22301</text:p>
          </table:table-cell>
          <table:table-cell office:value-type="float" office:value="26438" calcext:value-type="float">
            <text:p>26438</text:p>
          </table:table-cell>
          <table:table-cell office:value-type="float" office:value="67019" calcext:value-type="float">
            <text:p>67019</text:p>
          </table:table-cell>
          <table:table-cell office:value-type="float" office:value="155695" calcext:value-type="float">
            <text:p>155695</text:p>
          </table:table-cell>
          <table:table-cell office:value-type="float" office:value="135315" calcext:value-type="float">
            <text:p>135315</text:p>
          </table:table-cell>
          <table:table-cell office:value-type="float" office:value="142063" calcext:value-type="float">
            <text:p>142063</text:p>
          </table:table-cell>
          <table:table-cell office:value-type="float" office:value="148221" calcext:value-type="float">
            <text:p>148221</text:p>
          </table:table-cell>
        </table:table-row>
        <table:table-row table:style-name="ro2">
          <table:table-cell office:value-type="float" office:value="22401" calcext:value-type="float">
            <text:p>22401</text:p>
          </table:table-cell>
          <table:table-cell office:value-type="float" office:value="26588" calcext:value-type="float">
            <text:p>26588</text:p>
          </table:table-cell>
          <table:table-cell office:value-type="float" office:value="63547" calcext:value-type="float">
            <text:p>63547</text:p>
          </table:table-cell>
          <table:table-cell office:value-type="float" office:value="120937" calcext:value-type="float">
            <text:p>120937</text:p>
          </table:table-cell>
          <table:table-cell office:value-type="float" office:value="136384" calcext:value-type="float">
            <text:p>136384</text:p>
          </table:table-cell>
          <table:table-cell office:value-type="float" office:value="142724" calcext:value-type="float">
            <text:p>142724</text:p>
          </table:table-cell>
          <table:table-cell office:value-type="float" office:value="149039" calcext:value-type="float">
            <text:p>149039</text:p>
          </table:table-cell>
        </table:table-row>
        <table:table-row table:style-name="ro2">
          <table:table-cell office:value-type="float" office:value="22501" calcext:value-type="float">
            <text:p>22501</text:p>
          </table:table-cell>
          <table:table-cell office:value-type="float" office:value="28831" calcext:value-type="float">
            <text:p>28831</text:p>
          </table:table-cell>
          <table:table-cell office:value-type="float" office:value="64412" calcext:value-type="float">
            <text:p>64412</text:p>
          </table:table-cell>
          <table:table-cell office:value-type="float" office:value="139231" calcext:value-type="float">
            <text:p>139231</text:p>
          </table:table-cell>
          <table:table-cell office:value-type="float" office:value="136413" calcext:value-type="float">
            <text:p>136413</text:p>
          </table:table-cell>
          <table:table-cell office:value-type="float" office:value="143523" calcext:value-type="float">
            <text:p>143523</text:p>
          </table:table-cell>
          <table:table-cell office:value-type="float" office:value="151252" calcext:value-type="float">
            <text:p>151252</text:p>
          </table:table-cell>
        </table:table-row>
        <table:table-row table:style-name="ro2">
          <table:table-cell office:value-type="float" office:value="22601" calcext:value-type="float">
            <text:p>22601</text:p>
          </table:table-cell>
          <table:table-cell office:value-type="float" office:value="33720" calcext:value-type="float">
            <text:p>33720</text:p>
          </table:table-cell>
          <table:table-cell office:value-type="float" office:value="67399" calcext:value-type="float">
            <text:p>67399</text:p>
          </table:table-cell>
          <table:table-cell office:value-type="float" office:value="120520" calcext:value-type="float">
            <text:p>120520</text:p>
          </table:table-cell>
          <table:table-cell office:value-type="float" office:value="137669" calcext:value-type="float">
            <text:p>137669</text:p>
          </table:table-cell>
          <table:table-cell office:value-type="float" office:value="143991" calcext:value-type="float">
            <text:p>143991</text:p>
          </table:table-cell>
          <table:table-cell office:value-type="float" office:value="151866" calcext:value-type="float">
            <text:p>151866</text:p>
          </table:table-cell>
        </table:table-row>
        <table:table-row table:style-name="ro2">
          <table:table-cell office:value-type="float" office:value="22701" calcext:value-type="float">
            <text:p>22701</text:p>
          </table:table-cell>
          <table:table-cell office:value-type="float" office:value="26610" calcext:value-type="float">
            <text:p>26610</text:p>
          </table:table-cell>
          <table:table-cell office:value-type="float" office:value="64635" calcext:value-type="float">
            <text:p>64635</text:p>
          </table:table-cell>
          <table:table-cell office:value-type="float" office:value="130451" calcext:value-type="float">
            <text:p>130451</text:p>
          </table:table-cell>
          <table:table-cell office:value-type="float" office:value="136152" calcext:value-type="float">
            <text:p>136152</text:p>
          </table:table-cell>
          <table:table-cell office:value-type="float" office:value="144906" calcext:value-type="float">
            <text:p>144906</text:p>
          </table:table-cell>
          <table:table-cell office:value-type="float" office:value="153188" calcext:value-type="float">
            <text:p>153188</text:p>
          </table:table-cell>
        </table:table-row>
        <table:table-row table:style-name="ro2">
          <table:table-cell office:value-type="float" office:value="22801" calcext:value-type="float">
            <text:p>22801</text:p>
          </table:table-cell>
          <table:table-cell office:value-type="float" office:value="27885" calcext:value-type="float">
            <text:p>27885</text:p>
          </table:table-cell>
          <table:table-cell office:value-type="float" office:value="69071" calcext:value-type="float">
            <text:p>69071</text:p>
          </table:table-cell>
          <table:table-cell office:value-type="float" office:value="121270" calcext:value-type="float">
            <text:p>121270</text:p>
          </table:table-cell>
          <table:table-cell office:value-type="float" office:value="140627" calcext:value-type="float">
            <text:p>140627</text:p>
          </table:table-cell>
          <table:table-cell office:value-type="float" office:value="145624" calcext:value-type="float">
            <text:p>145624</text:p>
          </table:table-cell>
          <table:table-cell office:value-type="float" office:value="153756" calcext:value-type="float">
            <text:p>153756</text:p>
          </table:table-cell>
        </table:table-row>
        <table:table-row table:style-name="ro2">
          <table:table-cell office:value-type="float" office:value="22901" calcext:value-type="float">
            <text:p>22901</text:p>
          </table:table-cell>
          <table:table-cell office:value-type="float" office:value="29213" calcext:value-type="float">
            <text:p>29213</text:p>
          </table:table-cell>
          <table:table-cell office:value-type="float" office:value="68194" calcext:value-type="float">
            <text:p>68194</text:p>
          </table:table-cell>
          <table:table-cell office:value-type="float" office:value="133187" calcext:value-type="float">
            <text:p>133187</text:p>
          </table:table-cell>
          <table:table-cell office:value-type="float" office:value="140340" calcext:value-type="float">
            <text:p>140340</text:p>
          </table:table-cell>
          <table:table-cell office:value-type="float" office:value="146467" calcext:value-type="float">
            <text:p>146467</text:p>
          </table:table-cell>
          <table:table-cell office:value-type="float" office:value="158857" calcext:value-type="float">
            <text:p>158857</text:p>
          </table:table-cell>
        </table:table-row>
        <table:table-row table:style-name="ro2">
          <table:table-cell office:value-type="float" office:value="23001" calcext:value-type="float">
            <text:p>23001</text:p>
          </table:table-cell>
          <table:table-cell office:value-type="float" office:value="27960" calcext:value-type="float">
            <text:p>27960</text:p>
          </table:table-cell>
          <table:table-cell office:value-type="float" office:value="69294" calcext:value-type="float">
            <text:p>69294</text:p>
          </table:table-cell>
          <table:table-cell office:value-type="float" office:value="123004" calcext:value-type="float">
            <text:p>123004</text:p>
          </table:table-cell>
          <table:table-cell office:value-type="float" office:value="140741" calcext:value-type="float">
            <text:p>140741</text:p>
          </table:table-cell>
          <table:table-cell office:value-type="float" office:value="146474" calcext:value-type="float">
            <text:p>146474</text:p>
          </table:table-cell>
          <table:table-cell office:value-type="float" office:value="159037" calcext:value-type="float">
            <text:p>159037</text:p>
          </table:table-cell>
        </table:table-row>
        <table:table-row table:style-name="ro2">
          <table:table-cell office:value-type="float" office:value="23101" calcext:value-type="float">
            <text:p>23101</text:p>
          </table:table-cell>
          <table:table-cell office:value-type="float" office:value="27294" calcext:value-type="float">
            <text:p>27294</text:p>
          </table:table-cell>
          <table:table-cell office:value-type="float" office:value="67572" calcext:value-type="float">
            <text:p>67572</text:p>
          </table:table-cell>
          <table:table-cell office:value-type="float" office:value="117047" calcext:value-type="float">
            <text:p>117047</text:p>
          </table:table-cell>
          <table:table-cell office:value-type="float" office:value="140349" calcext:value-type="float">
            <text:p>140349</text:p>
          </table:table-cell>
          <table:table-cell office:value-type="float" office:value="146916" calcext:value-type="float">
            <text:p>146916</text:p>
          </table:table-cell>
          <table:table-cell office:value-type="float" office:value="160134" calcext:value-type="float">
            <text:p>160134</text:p>
          </table:table-cell>
        </table:table-row>
        <table:table-row table:style-name="ro2">
          <table:table-cell office:value-type="float" office:value="23201" calcext:value-type="float">
            <text:p>23201</text:p>
          </table:table-cell>
          <table:table-cell office:value-type="float" office:value="27466" calcext:value-type="float">
            <text:p>27466</text:p>
          </table:table-cell>
          <table:table-cell office:value-type="float" office:value="73420" calcext:value-type="float">
            <text:p>73420</text:p>
          </table:table-cell>
          <table:table-cell office:value-type="float" office:value="134947" calcext:value-type="float">
            <text:p>134947</text:p>
          </table:table-cell>
          <table:table-cell office:value-type="float" office:value="143346" calcext:value-type="float">
            <text:p>143346</text:p>
          </table:table-cell>
          <table:table-cell office:value-type="float" office:value="148446" calcext:value-type="float">
            <text:p>148446</text:p>
          </table:table-cell>
          <table:table-cell office:value-type="float" office:value="161340" calcext:value-type="float">
            <text:p>161340</text:p>
          </table:table-cell>
        </table:table-row>
        <table:table-row table:style-name="ro2">
          <table:table-cell office:value-type="float" office:value="23301" calcext:value-type="float">
            <text:p>23301</text:p>
          </table:table-cell>
          <table:table-cell office:value-type="float" office:value="23833" calcext:value-type="float">
            <text:p>23833</text:p>
          </table:table-cell>
          <table:table-cell office:value-type="float" office:value="68902" calcext:value-type="float">
            <text:p>68902</text:p>
          </table:table-cell>
          <table:table-cell office:value-type="float" office:value="119115" calcext:value-type="float">
            <text:p>119115</text:p>
          </table:table-cell>
          <table:table-cell office:value-type="float" office:value="143589" calcext:value-type="float">
            <text:p>143589</text:p>
          </table:table-cell>
          <table:table-cell office:value-type="float" office:value="148171" calcext:value-type="float">
            <text:p>148171</text:p>
          </table:table-cell>
          <table:table-cell office:value-type="float" office:value="156662" calcext:value-type="float">
            <text:p>156662</text:p>
          </table:table-cell>
        </table:table-row>
        <table:table-row table:style-name="ro2">
          <table:table-cell office:value-type="float" office:value="23401" calcext:value-type="float">
            <text:p>23401</text:p>
          </table:table-cell>
          <table:table-cell office:value-type="float" office:value="27988" calcext:value-type="float">
            <text:p>27988</text:p>
          </table:table-cell>
          <table:table-cell office:value-type="float" office:value="70745" calcext:value-type="float">
            <text:p>70745</text:p>
          </table:table-cell>
          <table:table-cell office:value-type="float" office:value="138935" calcext:value-type="float">
            <text:p>138935</text:p>
          </table:table-cell>
          <table:table-cell office:value-type="float" office:value="141320" calcext:value-type="float">
            <text:p>141320</text:p>
          </table:table-cell>
          <table:table-cell office:value-type="float" office:value="149223" calcext:value-type="float">
            <text:p>149223</text:p>
          </table:table-cell>
          <table:table-cell office:value-type="float" office:value="158739" calcext:value-type="float">
            <text:p>158739</text:p>
          </table:table-cell>
        </table:table-row>
        <table:table-row table:style-name="ro2">
          <table:table-cell office:value-type="float" office:value="23501" calcext:value-type="float">
            <text:p>23501</text:p>
          </table:table-cell>
          <table:table-cell office:value-type="float" office:value="25086" calcext:value-type="float">
            <text:p>25086</text:p>
          </table:table-cell>
          <table:table-cell office:value-type="float" office:value="70383" calcext:value-type="float">
            <text:p>70383</text:p>
          </table:table-cell>
          <table:table-cell office:value-type="float" office:value="147951" calcext:value-type="float">
            <text:p>147951</text:p>
          </table:table-cell>
          <table:table-cell office:value-type="float" office:value="145432" calcext:value-type="float">
            <text:p>145432</text:p>
          </table:table-cell>
          <table:table-cell office:value-type="float" office:value="150041" calcext:value-type="float">
            <text:p>150041</text:p>
          </table:table-cell>
          <table:table-cell office:value-type="float" office:value="157988" calcext:value-type="float">
            <text:p>157988</text:p>
          </table:table-cell>
        </table:table-row>
        <table:table-row table:style-name="ro2">
          <table:table-cell office:value-type="float" office:value="23601" calcext:value-type="float">
            <text:p>23601</text:p>
          </table:table-cell>
          <table:table-cell office:value-type="float" office:value="29678" calcext:value-type="float">
            <text:p>29678</text:p>
          </table:table-cell>
          <table:table-cell office:value-type="float" office:value="68690" calcext:value-type="float">
            <text:p>68690</text:p>
          </table:table-cell>
          <table:table-cell office:value-type="float" office:value="116230" calcext:value-type="float">
            <text:p>116230</text:p>
          </table:table-cell>
          <table:table-cell office:value-type="float" office:value="143614" calcext:value-type="float">
            <text:p>143614</text:p>
          </table:table-cell>
          <table:table-cell office:value-type="float" office:value="150645" calcext:value-type="float">
            <text:p>150645</text:p>
          </table:table-cell>
          <table:table-cell office:value-type="float" office:value="158366" calcext:value-type="float">
            <text:p>158366</text:p>
          </table:table-cell>
        </table:table-row>
        <table:table-row table:style-name="ro2">
          <table:table-cell office:value-type="float" office:value="23701" calcext:value-type="float">
            <text:p>23701</text:p>
          </table:table-cell>
          <table:table-cell office:value-type="float" office:value="25356" calcext:value-type="float">
            <text:p>25356</text:p>
          </table:table-cell>
          <table:table-cell office:value-type="float" office:value="72086" calcext:value-type="float">
            <text:p>72086</text:p>
          </table:table-cell>
          <table:table-cell office:value-type="float" office:value="149753" calcext:value-type="float">
            <text:p>149753</text:p>
          </table:table-cell>
          <table:table-cell office:value-type="float" office:value="145976" calcext:value-type="float">
            <text:p>145976</text:p>
          </table:table-cell>
          <table:table-cell office:value-type="float" office:value="151487" calcext:value-type="float">
            <text:p>151487</text:p>
          </table:table-cell>
          <table:table-cell office:value-type="float" office:value="160468" calcext:value-type="float">
            <text:p>160468</text:p>
          </table:table-cell>
        </table:table-row>
        <table:table-row table:style-name="ro2">
          <table:table-cell office:value-type="float" office:value="23801" calcext:value-type="float">
            <text:p>23801</text:p>
          </table:table-cell>
          <table:table-cell office:value-type="float" office:value="31951" calcext:value-type="float">
            <text:p>31951</text:p>
          </table:table-cell>
          <table:table-cell office:value-type="float" office:value="72809" calcext:value-type="float">
            <text:p>72809</text:p>
          </table:table-cell>
          <table:table-cell office:value-type="float" office:value="166322" calcext:value-type="float">
            <text:p>166322</text:p>
          </table:table-cell>
          <table:table-cell office:value-type="float" office:value="145924" calcext:value-type="float">
            <text:p>145924</text:p>
          </table:table-cell>
          <table:table-cell office:value-type="float" office:value="151634" calcext:value-type="float">
            <text:p>151634</text:p>
          </table:table-cell>
          <table:table-cell office:value-type="float" office:value="160389" calcext:value-type="float">
            <text:p>160389</text:p>
          </table:table-cell>
        </table:table-row>
        <table:table-row table:style-name="ro2">
          <table:table-cell office:value-type="float" office:value="23901" calcext:value-type="float">
            <text:p>23901</text:p>
          </table:table-cell>
          <table:table-cell office:value-type="float" office:value="30672" calcext:value-type="float">
            <text:p>30672</text:p>
          </table:table-cell>
          <table:table-cell office:value-type="float" office:value="73078" calcext:value-type="float">
            <text:p>73078</text:p>
          </table:table-cell>
          <table:table-cell office:value-type="float" office:value="120759" calcext:value-type="float">
            <text:p>120759</text:p>
          </table:table-cell>
          <table:table-cell office:value-type="float" office:value="146039" calcext:value-type="float">
            <text:p>146039</text:p>
          </table:table-cell>
          <table:table-cell office:value-type="float" office:value="152160" calcext:value-type="float">
            <text:p>152160</text:p>
          </table:table-cell>
          <table:table-cell office:value-type="float" office:value="165422" calcext:value-type="float">
            <text:p>165422</text:p>
          </table:table-cell>
        </table:table-row>
        <table:table-row table:style-name="ro2">
          <table:table-cell office:value-type="float" office:value="24001" calcext:value-type="float">
            <text:p>24001</text:p>
          </table:table-cell>
          <table:table-cell office:value-type="float" office:value="28914" calcext:value-type="float">
            <text:p>28914</text:p>
          </table:table-cell>
          <table:table-cell office:value-type="float" office:value="72299" calcext:value-type="float">
            <text:p>72299</text:p>
          </table:table-cell>
          <table:table-cell office:value-type="float" office:value="156702" calcext:value-type="float">
            <text:p>156702</text:p>
          </table:table-cell>
          <table:table-cell office:value-type="float" office:value="145281" calcext:value-type="float">
            <text:p>145281</text:p>
          </table:table-cell>
          <table:table-cell office:value-type="float" office:value="153221" calcext:value-type="float">
            <text:p>153221</text:p>
          </table:table-cell>
          <table:table-cell office:value-type="float" office:value="159688" calcext:value-type="float">
            <text:p>159688</text:p>
          </table:table-cell>
        </table:table-row>
        <table:table-row table:style-name="ro2">
          <table:table-cell office:value-type="float" office:value="24101" calcext:value-type="float">
            <text:p>24101</text:p>
          </table:table-cell>
          <table:table-cell office:value-type="float" office:value="28938" calcext:value-type="float">
            <text:p>28938</text:p>
          </table:table-cell>
          <table:table-cell office:value-type="float" office:value="71209" calcext:value-type="float">
            <text:p>71209</text:p>
          </table:table-cell>
          <table:table-cell office:value-type="float" office:value="153047" calcext:value-type="float">
            <text:p>153047</text:p>
          </table:table-cell>
          <table:table-cell office:value-type="float" office:value="147478" calcext:value-type="float">
            <text:p>147478</text:p>
          </table:table-cell>
          <table:table-cell office:value-type="float" office:value="153632" calcext:value-type="float">
            <text:p>153632</text:p>
          </table:table-cell>
          <table:table-cell office:value-type="float" office:value="161231" calcext:value-type="float">
            <text:p>161231</text:p>
          </table:table-cell>
        </table:table-row>
        <table:table-row table:style-name="ro2">
          <table:table-cell office:value-type="float" office:value="24201" calcext:value-type="float">
            <text:p>24201</text:p>
          </table:table-cell>
          <table:table-cell office:value-type="float" office:value="27932" calcext:value-type="float">
            <text:p>27932</text:p>
          </table:table-cell>
          <table:table-cell office:value-type="float" office:value="71122" calcext:value-type="float">
            <text:p>71122</text:p>
          </table:table-cell>
          <table:table-cell office:value-type="float" office:value="162363" calcext:value-type="float">
            <text:p>162363</text:p>
          </table:table-cell>
          <table:table-cell office:value-type="float" office:value="147936" calcext:value-type="float">
            <text:p>147936</text:p>
          </table:table-cell>
          <table:table-cell office:value-type="float" office:value="154763" calcext:value-type="float">
            <text:p>154763</text:p>
          </table:table-cell>
          <table:table-cell office:value-type="float" office:value="167108" calcext:value-type="float">
            <text:p>167108</text:p>
          </table:table-cell>
        </table:table-row>
        <table:table-row table:style-name="ro2">
          <table:table-cell office:value-type="float" office:value="24301" calcext:value-type="float">
            <text:p>24301</text:p>
          </table:table-cell>
          <table:table-cell office:value-type="float" office:value="30149" calcext:value-type="float">
            <text:p>30149</text:p>
          </table:table-cell>
          <table:table-cell office:value-type="float" office:value="73684" calcext:value-type="float">
            <text:p>73684</text:p>
          </table:table-cell>
          <table:table-cell office:value-type="float" office:value="132886" calcext:value-type="float">
            <text:p>132886</text:p>
          </table:table-cell>
          <table:table-cell office:value-type="float" office:value="149871" calcext:value-type="float">
            <text:p>149871</text:p>
          </table:table-cell>
          <table:table-cell office:value-type="float" office:value="155982" calcext:value-type="float">
            <text:p>155982</text:p>
          </table:table-cell>
          <table:table-cell office:value-type="float" office:value="166945" calcext:value-type="float">
            <text:p>166945</text:p>
          </table:table-cell>
        </table:table-row>
        <table:table-row table:style-name="ro2">
          <table:table-cell office:value-type="float" office:value="24401" calcext:value-type="float">
            <text:p>24401</text:p>
          </table:table-cell>
          <table:table-cell office:value-type="float" office:value="33166" calcext:value-type="float">
            <text:p>33166</text:p>
          </table:table-cell>
          <table:table-cell office:value-type="float" office:value="75033" calcext:value-type="float">
            <text:p>75033</text:p>
          </table:table-cell>
          <table:table-cell office:value-type="float" office:value="143416" calcext:value-type="float">
            <text:p>143416</text:p>
          </table:table-cell>
          <table:table-cell office:value-type="float" office:value="150500" calcext:value-type="float">
            <text:p>150500</text:p>
          </table:table-cell>
          <table:table-cell office:value-type="float" office:value="155603" calcext:value-type="float">
            <text:p>155603</text:p>
          </table:table-cell>
          <table:table-cell office:value-type="float" office:value="164975" calcext:value-type="float">
            <text:p>164975</text:p>
          </table:table-cell>
        </table:table-row>
        <table:table-row table:style-name="ro2">
          <table:table-cell office:value-type="float" office:value="24501" calcext:value-type="float">
            <text:p>24501</text:p>
          </table:table-cell>
          <table:table-cell office:value-type="float" office:value="25489" calcext:value-type="float">
            <text:p>25489</text:p>
          </table:table-cell>
          <table:table-cell office:value-type="float" office:value="74308" calcext:value-type="float">
            <text:p>74308</text:p>
          </table:table-cell>
          <table:table-cell office:value-type="float" office:value="151189" calcext:value-type="float">
            <text:p>151189</text:p>
          </table:table-cell>
          <table:table-cell office:value-type="float" office:value="151318" calcext:value-type="float">
            <text:p>151318</text:p>
          </table:table-cell>
          <table:table-cell office:value-type="float" office:value="156586" calcext:value-type="float">
            <text:p>156586</text:p>
          </table:table-cell>
          <table:table-cell office:value-type="float" office:value="165212" calcext:value-type="float">
            <text:p>165212</text:p>
          </table:table-cell>
        </table:table-row>
        <table:table-row table:style-name="ro2">
          <table:table-cell office:value-type="float" office:value="24601" calcext:value-type="float">
            <text:p>24601</text:p>
          </table:table-cell>
          <table:table-cell office:value-type="float" office:value="29623" calcext:value-type="float">
            <text:p>29623</text:p>
          </table:table-cell>
          <table:table-cell office:value-type="float" office:value="77284" calcext:value-type="float">
            <text:p>77284</text:p>
          </table:table-cell>
          <table:table-cell office:value-type="float" office:value="154157" calcext:value-type="float">
            <text:p>154157</text:p>
          </table:table-cell>
          <table:table-cell office:value-type="float" office:value="150681" calcext:value-type="float">
            <text:p>150681</text:p>
          </table:table-cell>
          <table:table-cell office:value-type="float" office:value="157754" calcext:value-type="float">
            <text:p>157754</text:p>
          </table:table-cell>
          <table:table-cell office:value-type="float" office:value="167963" calcext:value-type="float">
            <text:p>167963</text:p>
          </table:table-cell>
        </table:table-row>
        <table:table-row table:style-name="ro2">
          <table:table-cell office:value-type="float" office:value="24701" calcext:value-type="float">
            <text:p>24701</text:p>
          </table:table-cell>
          <table:table-cell office:value-type="float" office:value="37048" calcext:value-type="float">
            <text:p>37048</text:p>
          </table:table-cell>
          <table:table-cell office:value-type="float" office:value="75980" calcext:value-type="float">
            <text:p>75980</text:p>
          </table:table-cell>
          <table:table-cell office:value-type="float" office:value="144454" calcext:value-type="float">
            <text:p>144454</text:p>
          </table:table-cell>
          <table:table-cell office:value-type="float" office:value="146624" calcext:value-type="float">
            <text:p>146624</text:p>
          </table:table-cell>
          <table:table-cell office:value-type="float" office:value="157671" calcext:value-type="float">
            <text:p>157671</text:p>
          </table:table-cell>
          <table:table-cell office:value-type="float" office:value="166440" calcext:value-type="float">
            <text:p>166440</text:p>
          </table:table-cell>
        </table:table-row>
        <table:table-row table:style-name="ro2">
          <table:table-cell office:value-type="float" office:value="24801" calcext:value-type="float">
            <text:p>24801</text:p>
          </table:table-cell>
          <table:table-cell office:value-type="float" office:value="26496" calcext:value-type="float">
            <text:p>26496</text:p>
          </table:table-cell>
          <table:table-cell office:value-type="float" office:value="74976" calcext:value-type="float">
            <text:p>74976</text:p>
          </table:table-cell>
          <table:table-cell office:value-type="float" office:value="148587" calcext:value-type="float">
            <text:p>148587</text:p>
          </table:table-cell>
          <table:table-cell office:value-type="float" office:value="153252" calcext:value-type="float">
            <text:p>153252</text:p>
          </table:table-cell>
          <table:table-cell office:value-type="float" office:value="158453" calcext:value-type="float">
            <text:p>158453</text:p>
          </table:table-cell>
          <table:table-cell office:value-type="float" office:value="172416" calcext:value-type="float">
            <text:p>172416</text:p>
          </table:table-cell>
        </table:table-row>
        <table:table-row table:style-name="ro2">
          <table:table-cell office:value-type="float" office:value="24901" calcext:value-type="float">
            <text:p>24901</text:p>
          </table:table-cell>
          <table:table-cell office:value-type="float" office:value="30764" calcext:value-type="float">
            <text:p>30764</text:p>
          </table:table-cell>
          <table:table-cell office:value-type="float" office:value="77426" calcext:value-type="float">
            <text:p>77426</text:p>
          </table:table-cell>
          <table:table-cell office:value-type="float" office:value="156244" calcext:value-type="float">
            <text:p>156244</text:p>
          </table:table-cell>
          <table:table-cell office:value-type="float" office:value="152329" calcext:value-type="float">
            <text:p>152329</text:p>
          </table:table-cell>
          <table:table-cell office:value-type="float" office:value="159086" calcext:value-type="float">
            <text:p>159086</text:p>
          </table:table-cell>
          <table:table-cell office:value-type="float" office:value="170556" calcext:value-type="float">
            <text:p>170556</text:p>
          </table:table-cell>
        </table:table-row>
        <table:table-row table:style-name="ro2">
          <table:table-cell office:value-type="float" office:value="25001" calcext:value-type="float">
            <text:p>25001</text:p>
          </table:table-cell>
          <table:table-cell office:value-type="float" office:value="28139" calcext:value-type="float">
            <text:p>28139</text:p>
          </table:table-cell>
          <table:table-cell office:value-type="float" office:value="75894" calcext:value-type="float">
            <text:p>75894</text:p>
          </table:table-cell>
          <table:table-cell office:value-type="float" office:value="166811" calcext:value-type="float">
            <text:p>166811</text:p>
          </table:table-cell>
          <table:table-cell office:value-type="float" office:value="153514" calcext:value-type="float">
            <text:p>153514</text:p>
          </table:table-cell>
          <table:table-cell office:value-type="float" office:value="159549" calcext:value-type="float">
            <text:p>159549</text:p>
          </table:table-cell>
          <table:table-cell office:value-type="float" office:value="171451" calcext:value-type="float">
            <text:p>171451</text:p>
          </table:table-cell>
        </table:table-row>
        <table:table-row table:style-name="ro2">
          <table:table-cell office:value-type="float" office:value="25101" calcext:value-type="float">
            <text:p>25101</text:p>
          </table:table-cell>
          <table:table-cell office:value-type="float" office:value="41918" calcext:value-type="float">
            <text:p>41918</text:p>
          </table:table-cell>
          <table:table-cell office:value-type="float" office:value="79720" calcext:value-type="float">
            <text:p>79720</text:p>
          </table:table-cell>
          <table:table-cell office:value-type="float" office:value="170901" calcext:value-type="float">
            <text:p>170901</text:p>
          </table:table-cell>
          <table:table-cell office:value-type="float" office:value="153506" calcext:value-type="float">
            <text:p>153506</text:p>
          </table:table-cell>
          <table:table-cell office:value-type="float" office:value="160232" calcext:value-type="float">
            <text:p>160232</text:p>
          </table:table-cell>
          <table:table-cell office:value-type="float" office:value="173522" calcext:value-type="float">
            <text:p>173522</text:p>
          </table:table-cell>
        </table:table-row>
        <table:table-row table:style-name="ro2">
          <table:table-cell office:value-type="float" office:value="25201" calcext:value-type="float">
            <text:p>25201</text:p>
          </table:table-cell>
          <table:table-cell office:value-type="float" office:value="27892" calcext:value-type="float">
            <text:p>27892</text:p>
          </table:table-cell>
          <table:table-cell office:value-type="float" office:value="78821" calcext:value-type="float">
            <text:p>78821</text:p>
          </table:table-cell>
          <table:table-cell office:value-type="float" office:value="165610" calcext:value-type="float">
            <text:p>165610</text:p>
          </table:table-cell>
          <table:table-cell office:value-type="float" office:value="150894" calcext:value-type="float">
            <text:p>150894</text:p>
          </table:table-cell>
          <table:table-cell office:value-type="float" office:value="161338" calcext:value-type="float">
            <text:p>161338</text:p>
          </table:table-cell>
          <table:table-cell office:value-type="float" office:value="169808" calcext:value-type="float">
            <text:p>169808</text:p>
          </table:table-cell>
        </table:table-row>
        <table:table-row table:style-name="ro2">
          <table:table-cell office:value-type="float" office:value="25301" calcext:value-type="float">
            <text:p>25301</text:p>
          </table:table-cell>
          <table:table-cell office:value-type="float" office:value="27175" calcext:value-type="float">
            <text:p>27175</text:p>
          </table:table-cell>
          <table:table-cell office:value-type="float" office:value="77083" calcext:value-type="float">
            <text:p>77083</text:p>
          </table:table-cell>
          <table:table-cell office:value-type="float" office:value="180082" calcext:value-type="float">
            <text:p>180082</text:p>
          </table:table-cell>
          <table:table-cell office:value-type="float" office:value="154283" calcext:value-type="float">
            <text:p>154283</text:p>
          </table:table-cell>
          <table:table-cell office:value-type="float" office:value="161519" calcext:value-type="float">
            <text:p>161519</text:p>
          </table:table-cell>
          <table:table-cell office:value-type="float" office:value="169331" calcext:value-type="float">
            <text:p>169331</text:p>
          </table:table-cell>
        </table:table-row>
        <table:table-row table:style-name="ro2">
          <table:table-cell office:value-type="float" office:value="25401" calcext:value-type="float">
            <text:p>25401</text:p>
          </table:table-cell>
          <table:table-cell office:value-type="float" office:value="42589" calcext:value-type="float">
            <text:p>42589</text:p>
          </table:table-cell>
          <table:table-cell office:value-type="float" office:value="76671" calcext:value-type="float">
            <text:p>76671</text:p>
          </table:table-cell>
          <table:table-cell office:value-type="float" office:value="139731" calcext:value-type="float">
            <text:p>139731</text:p>
          </table:table-cell>
          <table:table-cell office:value-type="float" office:value="153314" calcext:value-type="float">
            <text:p>153314</text:p>
          </table:table-cell>
          <table:table-cell office:value-type="float" office:value="161662" calcext:value-type="float">
            <text:p>161662</text:p>
          </table:table-cell>
          <table:table-cell office:value-type="float" office:value="170944" calcext:value-type="float">
            <text:p>170944</text:p>
          </table:table-cell>
        </table:table-row>
        <table:table-row table:style-name="ro2">
          <table:table-cell office:value-type="float" office:value="25501" calcext:value-type="float">
            <text:p>25501</text:p>
          </table:table-cell>
          <table:table-cell office:value-type="float" office:value="36438" calcext:value-type="float">
            <text:p>36438</text:p>
          </table:table-cell>
          <table:table-cell office:value-type="float" office:value="78474" calcext:value-type="float">
            <text:p>78474</text:p>
          </table:table-cell>
          <table:table-cell office:value-type="float" office:value="187804" calcext:value-type="float">
            <text:p>187804</text:p>
          </table:table-cell>
          <table:table-cell office:value-type="float" office:value="153378" calcext:value-type="float">
            <text:p>153378</text:p>
          </table:table-cell>
          <table:table-cell office:value-type="float" office:value="163126" calcext:value-type="float">
            <text:p>163126</text:p>
          </table:table-cell>
          <table:table-cell office:value-type="float" office:value="175412" calcext:value-type="float">
            <text:p>175412</text:p>
          </table:table-cell>
        </table:table-row>
        <table:table-row table:style-name="ro2">
          <table:table-cell office:value-type="float" office:value="25601" calcext:value-type="float">
            <text:p>25601</text:p>
          </table:table-cell>
          <table:table-cell office:value-type="float" office:value="30627" calcext:value-type="float">
            <text:p>30627</text:p>
          </table:table-cell>
          <table:table-cell office:value-type="float" office:value="77828" calcext:value-type="float">
            <text:p>77828</text:p>
          </table:table-cell>
          <table:table-cell office:value-type="float" office:value="189574" calcext:value-type="float">
            <text:p>189574</text:p>
          </table:table-cell>
          <table:table-cell office:value-type="float" office:value="156119" calcext:value-type="float">
            <text:p>156119</text:p>
          </table:table-cell>
          <table:table-cell office:value-type="float" office:value="163496" calcext:value-type="float">
            <text:p>163496</text:p>
          </table:table-cell>
          <table:table-cell office:value-type="float" office:value="171897" calcext:value-type="float">
            <text:p>171897</text:p>
          </table:table-cell>
        </table:table-row>
        <table:table-row table:style-name="ro2">
          <table:table-cell office:value-type="float" office:value="25701" calcext:value-type="float">
            <text:p>25701</text:p>
          </table:table-cell>
          <table:table-cell office:value-type="float" office:value="34339" calcext:value-type="float">
            <text:p>34339</text:p>
          </table:table-cell>
          <table:table-cell office:value-type="float" office:value="76006" calcext:value-type="float">
            <text:p>76006</text:p>
          </table:table-cell>
          <table:table-cell office:value-type="float" office:value="198314" calcext:value-type="float">
            <text:p>198314</text:p>
          </table:table-cell>
          <table:table-cell office:value-type="float" office:value="155230" calcext:value-type="float">
            <text:p>155230</text:p>
          </table:table-cell>
          <table:table-cell office:value-type="float" office:value="163850" calcext:value-type="float">
            <text:p>163850</text:p>
          </table:table-cell>
          <table:table-cell office:value-type="float" office:value="172270" calcext:value-type="float">
            <text:p>172270</text:p>
          </table:table-cell>
        </table:table-row>
        <table:table-row table:style-name="ro2">
          <table:table-cell office:value-type="float" office:value="25801" calcext:value-type="float">
            <text:p>25801</text:p>
          </table:table-cell>
          <table:table-cell office:value-type="float" office:value="32274" calcext:value-type="float">
            <text:p>32274</text:p>
          </table:table-cell>
          <table:table-cell office:value-type="float" office:value="77923" calcext:value-type="float">
            <text:p>77923</text:p>
          </table:table-cell>
          <table:table-cell office:value-type="float" office:value="155757" calcext:value-type="float">
            <text:p>155757</text:p>
          </table:table-cell>
          <table:table-cell office:value-type="float" office:value="152182" calcext:value-type="float">
            <text:p>152182</text:p>
          </table:table-cell>
          <table:table-cell office:value-type="float" office:value="164418" calcext:value-type="float">
            <text:p>164418</text:p>
          </table:table-cell>
          <table:table-cell office:value-type="float" office:value="175963" calcext:value-type="float">
            <text:p>175963</text:p>
          </table:table-cell>
        </table:table-row>
        <table:table-row table:style-name="ro2">
          <table:table-cell office:value-type="float" office:value="25901" calcext:value-type="float">
            <text:p>25901</text:p>
          </table:table-cell>
          <table:table-cell office:value-type="float" office:value="30793" calcext:value-type="float">
            <text:p>30793</text:p>
          </table:table-cell>
          <table:table-cell office:value-type="float" office:value="72154" calcext:value-type="float">
            <text:p>72154</text:p>
          </table:table-cell>
          <table:table-cell office:value-type="float" office:value="143736" calcext:value-type="float">
            <text:p>143736</text:p>
          </table:table-cell>
          <table:table-cell office:value-type="float" office:value="158501" calcext:value-type="float">
            <text:p>158501</text:p>
          </table:table-cell>
          <table:table-cell office:value-type="float" office:value="166074" calcext:value-type="float">
            <text:p>166074</text:p>
          </table:table-cell>
          <table:table-cell office:value-type="float" office:value="176073" calcext:value-type="float">
            <text:p>176073</text:p>
          </table:table-cell>
        </table:table-row>
        <table:table-row table:style-name="ro2">
          <table:table-cell office:value-type="float" office:value="26001" calcext:value-type="float">
            <text:p>26001</text:p>
          </table:table-cell>
          <table:table-cell office:value-type="float" office:value="31262" calcext:value-type="float">
            <text:p>31262</text:p>
          </table:table-cell>
          <table:table-cell office:value-type="float" office:value="78728" calcext:value-type="float">
            <text:p>78728</text:p>
          </table:table-cell>
          <table:table-cell office:value-type="float" office:value="188259" calcext:value-type="float">
            <text:p>188259</text:p>
          </table:table-cell>
          <table:table-cell office:value-type="float" office:value="160106" calcext:value-type="float">
            <text:p>160106</text:p>
          </table:table-cell>
          <table:table-cell office:value-type="float" office:value="166552" calcext:value-type="float">
            <text:p>166552</text:p>
          </table:table-cell>
          <table:table-cell office:value-type="float" office:value="175490" calcext:value-type="float">
            <text:p>175490</text:p>
          </table:table-cell>
        </table:table-row>
        <table:table-row table:style-name="ro2">
          <table:table-cell office:value-type="float" office:value="26101" calcext:value-type="float">
            <text:p>26101</text:p>
          </table:table-cell>
          <table:table-cell office:value-type="float" office:value="35400" calcext:value-type="float">
            <text:p>35400</text:p>
          </table:table-cell>
          <table:table-cell office:value-type="float" office:value="79851" calcext:value-type="float">
            <text:p>79851</text:p>
          </table:table-cell>
          <table:table-cell office:value-type="float" office:value="138868" calcext:value-type="float">
            <text:p>138868</text:p>
          </table:table-cell>
          <table:table-cell office:value-type="float" office:value="158464" calcext:value-type="float">
            <text:p>158464</text:p>
          </table:table-cell>
          <table:table-cell office:value-type="float" office:value="167007" calcext:value-type="float">
            <text:p>167007</text:p>
          </table:table-cell>
          <table:table-cell office:value-type="float" office:value="177856" calcext:value-type="float">
            <text:p>177856</text:p>
          </table:table-cell>
        </table:table-row>
        <table:table-row table:style-name="ro2">
          <table:table-cell office:value-type="float" office:value="26201" calcext:value-type="float">
            <text:p>26201</text:p>
          </table:table-cell>
          <table:table-cell office:value-type="float" office:value="32914" calcext:value-type="float">
            <text:p>32914</text:p>
          </table:table-cell>
          <table:table-cell office:value-type="float" office:value="82493" calcext:value-type="float">
            <text:p>82493</text:p>
          </table:table-cell>
          <table:table-cell office:value-type="float" office:value="159577" calcext:value-type="float">
            <text:p>159577</text:p>
          </table:table-cell>
          <table:table-cell office:value-type="float" office:value="159778" calcext:value-type="float">
            <text:p>159778</text:p>
          </table:table-cell>
          <table:table-cell office:value-type="float" office:value="167480" calcext:value-type="float">
            <text:p>167480</text:p>
          </table:table-cell>
          <table:table-cell office:value-type="float" office:value="179939" calcext:value-type="float">
            <text:p>179939</text:p>
          </table:table-cell>
        </table:table-row>
        <table:table-row table:style-name="ro2">
          <table:table-cell office:value-type="float" office:value="26301" calcext:value-type="float">
            <text:p>26301</text:p>
          </table:table-cell>
          <table:table-cell office:value-type="float" office:value="30695" calcext:value-type="float">
            <text:p>30695</text:p>
          </table:table-cell>
          <table:table-cell office:value-type="float" office:value="77123" calcext:value-type="float">
            <text:p>77123</text:p>
          </table:table-cell>
          <table:table-cell office:value-type="float" office:value="153595" calcext:value-type="float">
            <text:p>153595</text:p>
          </table:table-cell>
          <table:table-cell office:value-type="float" office:value="160817" calcext:value-type="float">
            <text:p>160817</text:p>
          </table:table-cell>
          <table:table-cell office:value-type="float" office:value="167783" calcext:value-type="float">
            <text:p>167783</text:p>
          </table:table-cell>
          <table:table-cell office:value-type="float" office:value="176617" calcext:value-type="float">
            <text:p>176617</text:p>
          </table:table-cell>
        </table:table-row>
        <table:table-row table:style-name="ro2">
          <table:table-cell office:value-type="float" office:value="26401" calcext:value-type="float">
            <text:p>26401</text:p>
          </table:table-cell>
          <table:table-cell office:value-type="float" office:value="30401" calcext:value-type="float">
            <text:p>30401</text:p>
          </table:table-cell>
          <table:table-cell office:value-type="float" office:value="79573" calcext:value-type="float">
            <text:p>79573</text:p>
          </table:table-cell>
          <table:table-cell office:value-type="float" office:value="147744" calcext:value-type="float">
            <text:p>147744</text:p>
          </table:table-cell>
          <table:table-cell office:value-type="float" office:value="159726" calcext:value-type="float">
            <text:p>159726</text:p>
          </table:table-cell>
          <table:table-cell office:value-type="float" office:value="168400" calcext:value-type="float">
            <text:p>168400</text:p>
          </table:table-cell>
          <table:table-cell office:value-type="float" office:value="176143" calcext:value-type="float">
            <text:p>176143</text:p>
          </table:table-cell>
        </table:table-row>
        <table:table-row table:style-name="ro2">
          <table:table-cell office:value-type="float" office:value="26501" calcext:value-type="float">
            <text:p>26501</text:p>
          </table:table-cell>
          <table:table-cell office:value-type="float" office:value="29459" calcext:value-type="float">
            <text:p>29459</text:p>
          </table:table-cell>
          <table:table-cell office:value-type="float" office:value="84354" calcext:value-type="float">
            <text:p>84354</text:p>
          </table:table-cell>
          <table:table-cell office:value-type="float" office:value="156035" calcext:value-type="float">
            <text:p>156035</text:p>
          </table:table-cell>
          <table:table-cell office:value-type="float" office:value="151890" calcext:value-type="float">
            <text:p>151890</text:p>
          </table:table-cell>
          <table:table-cell office:value-type="float" office:value="168709" calcext:value-type="float">
            <text:p>168709</text:p>
          </table:table-cell>
          <table:table-cell office:value-type="float" office:value="177978" calcext:value-type="float">
            <text:p>177978</text:p>
          </table:table-cell>
        </table:table-row>
        <table:table-row table:style-name="ro2">
          <table:table-cell office:value-type="float" office:value="26601" calcext:value-type="float">
            <text:p>26601</text:p>
          </table:table-cell>
          <table:table-cell office:value-type="float" office:value="32092" calcext:value-type="float">
            <text:p>32092</text:p>
          </table:table-cell>
          <table:table-cell office:value-type="float" office:value="80329" calcext:value-type="float">
            <text:p>80329</text:p>
          </table:table-cell>
          <table:table-cell office:value-type="float" office:value="138866" calcext:value-type="float">
            <text:p>138866</text:p>
          </table:table-cell>
          <table:table-cell office:value-type="float" office:value="164182" calcext:value-type="float">
            <text:p>164182</text:p>
          </table:table-cell>
          <table:table-cell office:value-type="float" office:value="170292" calcext:value-type="float">
            <text:p>170292</text:p>
          </table:table-cell>
          <table:table-cell office:value-type="float" office:value="179608" calcext:value-type="float">
            <text:p>179608</text:p>
          </table:table-cell>
        </table:table-row>
        <table:table-row table:style-name="ro2">
          <table:table-cell office:value-type="float" office:value="26701" calcext:value-type="float">
            <text:p>26701</text:p>
          </table:table-cell>
          <table:table-cell office:value-type="float" office:value="29853" calcext:value-type="float">
            <text:p>29853</text:p>
          </table:table-cell>
          <table:table-cell office:value-type="float" office:value="80498" calcext:value-type="float">
            <text:p>80498</text:p>
          </table:table-cell>
          <table:table-cell office:value-type="float" office:value="144992" calcext:value-type="float">
            <text:p>144992</text:p>
          </table:table-cell>
          <table:table-cell office:value-type="float" office:value="162088" calcext:value-type="float">
            <text:p>162088</text:p>
          </table:table-cell>
          <table:table-cell office:value-type="float" office:value="170753" calcext:value-type="float">
            <text:p>170753</text:p>
          </table:table-cell>
          <table:table-cell office:value-type="float" office:value="180875" calcext:value-type="float">
            <text:p>180875</text:p>
          </table:table-cell>
        </table:table-row>
        <table:table-row table:style-name="ro2">
          <table:table-cell office:value-type="float" office:value="26801" calcext:value-type="float">
            <text:p>26801</text:p>
          </table:table-cell>
          <table:table-cell office:value-type="float" office:value="32800" calcext:value-type="float">
            <text:p>32800</text:p>
          </table:table-cell>
          <table:table-cell office:value-type="float" office:value="83706" calcext:value-type="float">
            <text:p>83706</text:p>
          </table:table-cell>
          <table:table-cell office:value-type="float" office:value="162030" calcext:value-type="float">
            <text:p>162030</text:p>
          </table:table-cell>
          <table:table-cell office:value-type="float" office:value="163440" calcext:value-type="float">
            <text:p>163440</text:p>
          </table:table-cell>
          <table:table-cell office:value-type="float" office:value="171257" calcext:value-type="float">
            <text:p>171257</text:p>
          </table:table-cell>
          <table:table-cell office:value-type="float" office:value="180415" calcext:value-type="float">
            <text:p>180415</text:p>
          </table:table-cell>
        </table:table-row>
        <table:table-row table:style-name="ro2">
          <table:table-cell office:value-type="float" office:value="26901" calcext:value-type="float">
            <text:p>26901</text:p>
          </table:table-cell>
          <table:table-cell office:value-type="float" office:value="29300" calcext:value-type="float">
            <text:p>29300</text:p>
          </table:table-cell>
          <table:table-cell office:value-type="float" office:value="76755" calcext:value-type="float">
            <text:p>76755</text:p>
          </table:table-cell>
          <table:table-cell office:value-type="float" office:value="156198" calcext:value-type="float">
            <text:p>156198</text:p>
          </table:table-cell>
          <table:table-cell office:value-type="float" office:value="162182" calcext:value-type="float">
            <text:p>162182</text:p>
          </table:table-cell>
          <table:table-cell office:value-type="float" office:value="171192" calcext:value-type="float">
            <text:p>171192</text:p>
          </table:table-cell>
          <table:table-cell office:value-type="float" office:value="179379" calcext:value-type="float">
            <text:p>179379</text:p>
          </table:table-cell>
        </table:table-row>
        <table:table-row table:style-name="ro2">
          <table:table-cell office:value-type="float" office:value="27001" calcext:value-type="float">
            <text:p>27001</text:p>
          </table:table-cell>
          <table:table-cell office:value-type="float" office:value="29326" calcext:value-type="float">
            <text:p>29326</text:p>
          </table:table-cell>
          <table:table-cell office:value-type="float" office:value="79783" calcext:value-type="float">
            <text:p>79783</text:p>
          </table:table-cell>
          <table:table-cell office:value-type="float" office:value="156016" calcext:value-type="float">
            <text:p>156016</text:p>
          </table:table-cell>
          <table:table-cell office:value-type="float" office:value="165405" calcext:value-type="float">
            <text:p>165405</text:p>
          </table:table-cell>
          <table:table-cell office:value-type="float" office:value="172636" calcext:value-type="float">
            <text:p>172636</text:p>
          </table:table-cell>
          <table:table-cell office:value-type="float" office:value="182409" calcext:value-type="float">
            <text:p>182409</text:p>
          </table:table-cell>
        </table:table-row>
        <table:table-row table:style-name="ro2">
          <table:table-cell office:value-type="float" office:value="27101" calcext:value-type="float">
            <text:p>27101</text:p>
          </table:table-cell>
          <table:table-cell office:value-type="float" office:value="30062" calcext:value-type="float">
            <text:p>30062</text:p>
          </table:table-cell>
          <table:table-cell office:value-type="float" office:value="77800" calcext:value-type="float">
            <text:p>77800</text:p>
          </table:table-cell>
          <table:table-cell office:value-type="float" office:value="152309" calcext:value-type="float">
            <text:p>152309</text:p>
          </table:table-cell>
          <table:table-cell office:value-type="float" office:value="165346" calcext:value-type="float">
            <text:p>165346</text:p>
          </table:table-cell>
          <table:table-cell office:value-type="float" office:value="172954" calcext:value-type="float">
            <text:p>172954</text:p>
          </table:table-cell>
          <table:table-cell office:value-type="float" office:value="181902" calcext:value-type="float">
            <text:p>181902</text:p>
          </table:table-cell>
        </table:table-row>
        <table:table-row table:style-name="ro2">
          <table:table-cell office:value-type="float" office:value="27201" calcext:value-type="float">
            <text:p>27201</text:p>
          </table:table-cell>
          <table:table-cell office:value-type="float" office:value="34119" calcext:value-type="float">
            <text:p>34119</text:p>
          </table:table-cell>
          <table:table-cell office:value-type="float" office:value="83095" calcext:value-type="float">
            <text:p>83095</text:p>
          </table:table-cell>
          <table:table-cell office:value-type="float" office:value="165614" calcext:value-type="float">
            <text:p>165614</text:p>
          </table:table-cell>
          <table:table-cell office:value-type="float" office:value="164572" calcext:value-type="float">
            <text:p>164572</text:p>
          </table:table-cell>
          <table:table-cell office:value-type="float" office:value="174273" calcext:value-type="float">
            <text:p>174273</text:p>
          </table:table-cell>
          <table:table-cell office:value-type="float" office:value="185720" calcext:value-type="float">
            <text:p>185720</text:p>
          </table:table-cell>
        </table:table-row>
        <table:table-row table:style-name="ro2">
          <table:table-cell office:value-type="float" office:value="27301" calcext:value-type="float">
            <text:p>27301</text:p>
          </table:table-cell>
          <table:table-cell office:value-type="float" office:value="35124" calcext:value-type="float">
            <text:p>35124</text:p>
          </table:table-cell>
          <table:table-cell office:value-type="float" office:value="83075" calcext:value-type="float">
            <text:p>83075</text:p>
          </table:table-cell>
          <table:table-cell office:value-type="float" office:value="168396" calcext:value-type="float">
            <text:p>168396</text:p>
          </table:table-cell>
          <table:table-cell office:value-type="float" office:value="168841" calcext:value-type="float">
            <text:p>168841</text:p>
          </table:table-cell>
          <table:table-cell office:value-type="float" office:value="174416" calcext:value-type="float">
            <text:p>174416</text:p>
          </table:table-cell>
          <table:table-cell office:value-type="float" office:value="183806" calcext:value-type="float">
            <text:p>183806</text:p>
          </table:table-cell>
        </table:table-row>
        <table:table-row table:style-name="ro2">
          <table:table-cell office:value-type="float" office:value="27401" calcext:value-type="float">
            <text:p>27401</text:p>
          </table:table-cell>
          <table:table-cell office:value-type="float" office:value="33347" calcext:value-type="float">
            <text:p>33347</text:p>
          </table:table-cell>
          <table:table-cell office:value-type="float" office:value="82100" calcext:value-type="float">
            <text:p>82100</text:p>
          </table:table-cell>
          <table:table-cell office:value-type="float" office:value="161910" calcext:value-type="float">
            <text:p>161910</text:p>
          </table:table-cell>
          <table:table-cell office:value-type="float" office:value="166931" calcext:value-type="float">
            <text:p>166931</text:p>
          </table:table-cell>
          <table:table-cell office:value-type="float" office:value="175466" calcext:value-type="float">
            <text:p>175466</text:p>
          </table:table-cell>
          <table:table-cell office:value-type="float" office:value="196431" calcext:value-type="float">
            <text:p>196431</text:p>
          </table:table-cell>
        </table:table-row>
        <table:table-row table:style-name="ro2">
          <table:table-cell office:value-type="float" office:value="27501" calcext:value-type="float">
            <text:p>27501</text:p>
          </table:table-cell>
          <table:table-cell office:value-type="float" office:value="34826" calcext:value-type="float">
            <text:p>34826</text:p>
          </table:table-cell>
          <table:table-cell office:value-type="float" office:value="86467" calcext:value-type="float">
            <text:p>86467</text:p>
          </table:table-cell>
          <table:table-cell office:value-type="float" office:value="174238" calcext:value-type="float">
            <text:p>174238</text:p>
          </table:table-cell>
          <table:table-cell office:value-type="float" office:value="164510" calcext:value-type="float">
            <text:p>164510</text:p>
          </table:table-cell>
          <table:table-cell office:value-type="float" office:value="175816" calcext:value-type="float">
            <text:p>175816</text:p>
          </table:table-cell>
          <table:table-cell office:value-type="float" office:value="184645" calcext:value-type="float">
            <text:p>184645</text:p>
          </table:table-cell>
        </table:table-row>
        <table:table-row table:style-name="ro2">
          <table:table-cell office:value-type="float" office:value="27601" calcext:value-type="float">
            <text:p>27601</text:p>
          </table:table-cell>
          <table:table-cell office:value-type="float" office:value="37771" calcext:value-type="float">
            <text:p>37771</text:p>
          </table:table-cell>
          <table:table-cell office:value-type="float" office:value="78955" calcext:value-type="float">
            <text:p>78955</text:p>
          </table:table-cell>
          <table:table-cell office:value-type="float" office:value="173488" calcext:value-type="float">
            <text:p>173488</text:p>
          </table:table-cell>
          <table:table-cell office:value-type="float" office:value="170256" calcext:value-type="float">
            <text:p>170256</text:p>
          </table:table-cell>
          <table:table-cell office:value-type="float" office:value="176217" calcext:value-type="float">
            <text:p>176217</text:p>
          </table:table-cell>
          <table:table-cell office:value-type="float" office:value="184112" calcext:value-type="float">
            <text:p>184112</text:p>
          </table:table-cell>
        </table:table-row>
        <table:table-row table:style-name="ro2">
          <table:table-cell office:value-type="float" office:value="27701" calcext:value-type="float">
            <text:p>27701</text:p>
          </table:table-cell>
          <table:table-cell office:value-type="float" office:value="33987" calcext:value-type="float">
            <text:p>33987</text:p>
          </table:table-cell>
          <table:table-cell office:value-type="float" office:value="78662" calcext:value-type="float">
            <text:p>78662</text:p>
          </table:table-cell>
          <table:table-cell office:value-type="float" office:value="151178" calcext:value-type="float">
            <text:p>151178</text:p>
          </table:table-cell>
          <table:table-cell office:value-type="float" office:value="169608" calcext:value-type="float">
            <text:p>169608</text:p>
          </table:table-cell>
          <table:table-cell office:value-type="float" office:value="176973" calcext:value-type="float">
            <text:p>176973</text:p>
          </table:table-cell>
          <table:table-cell office:value-type="float" office:value="190498" calcext:value-type="float">
            <text:p>190498</text:p>
          </table:table-cell>
        </table:table-row>
        <table:table-row table:style-name="ro2">
          <table:table-cell office:value-type="float" office:value="27801" calcext:value-type="float">
            <text:p>27801</text:p>
          </table:table-cell>
          <table:table-cell office:value-type="float" office:value="35683" calcext:value-type="float">
            <text:p>35683</text:p>
          </table:table-cell>
          <table:table-cell office:value-type="float" office:value="85304" calcext:value-type="float">
            <text:p>85304</text:p>
          </table:table-cell>
          <table:table-cell office:value-type="float" office:value="166331" calcext:value-type="float">
            <text:p>166331</text:p>
          </table:table-cell>
          <table:table-cell office:value-type="float" office:value="171185" calcext:value-type="float">
            <text:p>171185</text:p>
          </table:table-cell>
          <table:table-cell office:value-type="float" office:value="177399" calcext:value-type="float">
            <text:p>177399</text:p>
          </table:table-cell>
          <table:table-cell office:value-type="float" office:value="185329" calcext:value-type="float">
            <text:p>185329</text:p>
          </table:table-cell>
        </table:table-row>
        <table:table-row table:style-name="ro2">
          <table:table-cell office:value-type="float" office:value="27901" calcext:value-type="float">
            <text:p>27901</text:p>
          </table:table-cell>
          <table:table-cell office:value-type="float" office:value="29481" calcext:value-type="float">
            <text:p>29481</text:p>
          </table:table-cell>
          <table:table-cell office:value-type="float" office:value="78969" calcext:value-type="float">
            <text:p>78969</text:p>
          </table:table-cell>
          <table:table-cell office:value-type="float" office:value="149187" calcext:value-type="float">
            <text:p>149187</text:p>
          </table:table-cell>
          <table:table-cell office:value-type="float" office:value="170454" calcext:value-type="float">
            <text:p>170454</text:p>
          </table:table-cell>
          <table:table-cell office:value-type="float" office:value="177965" calcext:value-type="float">
            <text:p>177965</text:p>
          </table:table-cell>
          <table:table-cell office:value-type="float" office:value="185765" calcext:value-type="float">
            <text:p>185765</text:p>
          </table:table-cell>
        </table:table-row>
        <table:table-row table:style-name="ro2">
          <table:table-cell office:value-type="float" office:value="28001" calcext:value-type="float">
            <text:p>28001</text:p>
          </table:table-cell>
          <table:table-cell office:value-type="float" office:value="36154" calcext:value-type="float">
            <text:p>36154</text:p>
          </table:table-cell>
          <table:table-cell office:value-type="float" office:value="84813" calcext:value-type="float">
            <text:p>84813</text:p>
          </table:table-cell>
          <table:table-cell office:value-type="float" office:value="176364" calcext:value-type="float">
            <text:p>176364</text:p>
          </table:table-cell>
          <table:table-cell office:value-type="float" office:value="171571" calcext:value-type="float">
            <text:p>171571</text:p>
          </table:table-cell>
          <table:table-cell office:value-type="float" office:value="178358" calcext:value-type="float">
            <text:p>178358</text:p>
          </table:table-cell>
          <table:table-cell office:value-type="float" office:value="189638" calcext:value-type="float">
            <text:p>189638</text:p>
          </table:table-cell>
        </table:table-row>
        <table:table-row table:style-name="ro2">
          <table:table-cell office:value-type="float" office:value="28101" calcext:value-type="float">
            <text:p>28101</text:p>
          </table:table-cell>
          <table:table-cell office:value-type="float" office:value="32454" calcext:value-type="float">
            <text:p>32454</text:p>
          </table:table-cell>
          <table:table-cell office:value-type="float" office:value="85778" calcext:value-type="float">
            <text:p>85778</text:p>
          </table:table-cell>
          <table:table-cell office:value-type="float" office:value="156843" calcext:value-type="float">
            <text:p>156843</text:p>
          </table:table-cell>
          <table:table-cell office:value-type="float" office:value="170221" calcext:value-type="float">
            <text:p>170221</text:p>
          </table:table-cell>
          <table:table-cell office:value-type="float" office:value="179331" calcext:value-type="float">
            <text:p>179331</text:p>
          </table:table-cell>
          <table:table-cell office:value-type="float" office:value="190405" calcext:value-type="float">
            <text:p>190405</text:p>
          </table:table-cell>
        </table:table-row>
        <table:table-row table:style-name="ro2">
          <table:table-cell office:value-type="float" office:value="28201" calcext:value-type="float">
            <text:p>28201</text:p>
          </table:table-cell>
          <table:table-cell office:value-type="float" office:value="35298" calcext:value-type="float">
            <text:p>35298</text:p>
          </table:table-cell>
          <table:table-cell office:value-type="float" office:value="85724" calcext:value-type="float">
            <text:p>85724</text:p>
          </table:table-cell>
          <table:table-cell office:value-type="float" office:value="189183" calcext:value-type="float">
            <text:p>189183</text:p>
          </table:table-cell>
          <table:table-cell office:value-type="float" office:value="172996" calcext:value-type="float">
            <text:p>172996</text:p>
          </table:table-cell>
          <table:table-cell office:value-type="float" office:value="180272" calcext:value-type="float">
            <text:p>180272</text:p>
          </table:table-cell>
          <table:table-cell office:value-type="float" office:value="188593" calcext:value-type="float">
            <text:p>188593</text:p>
          </table:table-cell>
        </table:table-row>
        <table:table-row table:style-name="ro2">
          <table:table-cell office:value-type="float" office:value="28301" calcext:value-type="float">
            <text:p>28301</text:p>
          </table:table-cell>
          <table:table-cell office:value-type="float" office:value="32899" calcext:value-type="float">
            <text:p>32899</text:p>
          </table:table-cell>
          <table:table-cell office:value-type="float" office:value="85347" calcext:value-type="float">
            <text:p>85347</text:p>
          </table:table-cell>
          <table:table-cell office:value-type="float" office:value="191607" calcext:value-type="float">
            <text:p>191607</text:p>
          </table:table-cell>
          <table:table-cell office:value-type="float" office:value="173411" calcext:value-type="float">
            <text:p>173411</text:p>
          </table:table-cell>
          <table:table-cell office:value-type="float" office:value="180801" calcext:value-type="float">
            <text:p>180801</text:p>
          </table:table-cell>
          <table:table-cell office:value-type="float" office:value="194134" calcext:value-type="float">
            <text:p>194134</text:p>
          </table:table-cell>
        </table:table-row>
        <table:table-row table:style-name="ro2">
          <table:table-cell office:value-type="float" office:value="28401" calcext:value-type="float">
            <text:p>28401</text:p>
          </table:table-cell>
          <table:table-cell office:value-type="float" office:value="30251" calcext:value-type="float">
            <text:p>30251</text:p>
          </table:table-cell>
          <table:table-cell office:value-type="float" office:value="81919" calcext:value-type="float">
            <text:p>81919</text:p>
          </table:table-cell>
          <table:table-cell office:value-type="float" office:value="144359" calcext:value-type="float">
            <text:p>144359</text:p>
          </table:table-cell>
          <table:table-cell office:value-type="float" office:value="174450" calcext:value-type="float">
            <text:p>174450</text:p>
          </table:table-cell>
          <table:table-cell office:value-type="float" office:value="180976" calcext:value-type="float">
            <text:p>180976</text:p>
          </table:table-cell>
          <table:table-cell office:value-type="float" office:value="189752" calcext:value-type="float">
            <text:p>189752</text:p>
          </table:table-cell>
        </table:table-row>
        <table:table-row table:style-name="ro2">
          <table:table-cell office:value-type="float" office:value="28501" calcext:value-type="float">
            <text:p>28501</text:p>
          </table:table-cell>
          <table:table-cell office:value-type="float" office:value="35618" calcext:value-type="float">
            <text:p>35618</text:p>
          </table:table-cell>
          <table:table-cell office:value-type="float" office:value="86074" calcext:value-type="float">
            <text:p>86074</text:p>
          </table:table-cell>
          <table:table-cell office:value-type="float" office:value="179758" calcext:value-type="float">
            <text:p>179758</text:p>
          </table:table-cell>
          <table:table-cell office:value-type="float" office:value="174468" calcext:value-type="float">
            <text:p>174468</text:p>
          </table:table-cell>
          <table:table-cell office:value-type="float" office:value="181425" calcext:value-type="float">
            <text:p>181425</text:p>
          </table:table-cell>
          <table:table-cell office:value-type="float" office:value="190336" calcext:value-type="float">
            <text:p>190336</text:p>
          </table:table-cell>
        </table:table-row>
        <table:table-row table:style-name="ro2">
          <table:table-cell office:value-type="float" office:value="28601" calcext:value-type="float">
            <text:p>28601</text:p>
          </table:table-cell>
          <table:table-cell office:value-type="float" office:value="32071" calcext:value-type="float">
            <text:p>32071</text:p>
          </table:table-cell>
          <table:table-cell office:value-type="float" office:value="84406" calcext:value-type="float">
            <text:p>84406</text:p>
          </table:table-cell>
          <table:table-cell office:value-type="float" office:value="156858" calcext:value-type="float">
            <text:p>156858</text:p>
          </table:table-cell>
          <table:table-cell office:value-type="float" office:value="177015" calcext:value-type="float">
            <text:p>177015</text:p>
          </table:table-cell>
          <table:table-cell office:value-type="float" office:value="182702" calcext:value-type="float">
            <text:p>182702</text:p>
          </table:table-cell>
          <table:table-cell office:value-type="float" office:value="199994" calcext:value-type="float">
            <text:p>199994</text:p>
          </table:table-cell>
        </table:table-row>
        <table:table-row table:style-name="ro2">
          <table:table-cell office:value-type="float" office:value="28701" calcext:value-type="float">
            <text:p>28701</text:p>
          </table:table-cell>
          <table:table-cell office:value-type="float" office:value="34134" calcext:value-type="float">
            <text:p>34134</text:p>
          </table:table-cell>
          <table:table-cell office:value-type="float" office:value="83729" calcext:value-type="float">
            <text:p>83729</text:p>
          </table:table-cell>
          <table:table-cell office:value-type="float" office:value="164536" calcext:value-type="float">
            <text:p>164536</text:p>
          </table:table-cell>
          <table:table-cell office:value-type="float" office:value="177436" calcext:value-type="float">
            <text:p>177436</text:p>
          </table:table-cell>
          <table:table-cell office:value-type="float" office:value="182989" calcext:value-type="float">
            <text:p>182989</text:p>
          </table:table-cell>
          <table:table-cell office:value-type="float" office:value="195968" calcext:value-type="float">
            <text:p>195968</text:p>
          </table:table-cell>
        </table:table-row>
        <table:table-row table:style-name="ro2">
          <table:table-cell office:value-type="float" office:value="28801" calcext:value-type="float">
            <text:p>28801</text:p>
          </table:table-cell>
          <table:table-cell office:value-type="float" office:value="35555" calcext:value-type="float">
            <text:p>35555</text:p>
          </table:table-cell>
          <table:table-cell office:value-type="float" office:value="92983" calcext:value-type="float">
            <text:p>92983</text:p>
          </table:table-cell>
          <table:table-cell office:value-type="float" office:value="184583" calcext:value-type="float">
            <text:p>184583</text:p>
          </table:table-cell>
          <table:table-cell office:value-type="float" office:value="177396" calcext:value-type="float">
            <text:p>177396</text:p>
          </table:table-cell>
          <table:table-cell office:value-type="float" office:value="183725" calcext:value-type="float">
            <text:p>183725</text:p>
          </table:table-cell>
          <table:table-cell office:value-type="float" office:value="194995" calcext:value-type="float">
            <text:p>194995</text:p>
          </table:table-cell>
        </table:table-row>
        <table:table-row table:style-name="ro2">
          <table:table-cell office:value-type="float" office:value="28901" calcext:value-type="float">
            <text:p>28901</text:p>
          </table:table-cell>
          <table:table-cell office:value-type="float" office:value="34806" calcext:value-type="float">
            <text:p>34806</text:p>
          </table:table-cell>
          <table:table-cell office:value-type="float" office:value="88935" calcext:value-type="float">
            <text:p>88935</text:p>
          </table:table-cell>
          <table:table-cell office:value-type="float" office:value="195344" calcext:value-type="float">
            <text:p>195344</text:p>
          </table:table-cell>
          <table:table-cell office:value-type="float" office:value="178062" calcext:value-type="float">
            <text:p>178062</text:p>
          </table:table-cell>
          <table:table-cell office:value-type="float" office:value="183962" calcext:value-type="float">
            <text:p>183962</text:p>
          </table:table-cell>
          <table:table-cell office:value-type="float" office:value="197686" calcext:value-type="float">
            <text:p>197686</text:p>
          </table:table-cell>
        </table:table-row>
        <table:table-row table:style-name="ro2">
          <table:table-cell office:value-type="float" office:value="29001" calcext:value-type="float">
            <text:p>29001</text:p>
          </table:table-cell>
          <table:table-cell office:value-type="float" office:value="35211" calcext:value-type="float">
            <text:p>35211</text:p>
          </table:table-cell>
          <table:table-cell office:value-type="float" office:value="88972" calcext:value-type="float">
            <text:p>88972</text:p>
          </table:table-cell>
          <table:table-cell office:value-type="float" office:value="160140" calcext:value-type="float">
            <text:p>160140</text:p>
          </table:table-cell>
          <table:table-cell office:value-type="float" office:value="175212" calcext:value-type="float">
            <text:p>175212</text:p>
          </table:table-cell>
          <table:table-cell office:value-type="float" office:value="184924" calcext:value-type="float">
            <text:p>184924</text:p>
          </table:table-cell>
          <table:table-cell office:value-type="float" office:value="205398" calcext:value-type="float">
            <text:p>205398</text:p>
          </table:table-cell>
        </table:table-row>
        <table:table-row table:style-name="ro2">
          <table:table-cell office:value-type="float" office:value="29101" calcext:value-type="float">
            <text:p>29101</text:p>
          </table:table-cell>
          <table:table-cell office:value-type="float" office:value="39752" calcext:value-type="float">
            <text:p>39752</text:p>
          </table:table-cell>
          <table:table-cell office:value-type="float" office:value="92099" calcext:value-type="float">
            <text:p>92099</text:p>
          </table:table-cell>
          <table:table-cell office:value-type="float" office:value="195667" calcext:value-type="float">
            <text:p>195667</text:p>
          </table:table-cell>
          <table:table-cell office:value-type="float" office:value="179480" calcext:value-type="float">
            <text:p>179480</text:p>
          </table:table-cell>
          <table:table-cell office:value-type="float" office:value="185349" calcext:value-type="float">
            <text:p>185349</text:p>
          </table:table-cell>
          <table:table-cell office:value-type="float" office:value="192893" calcext:value-type="float">
            <text:p>192893</text:p>
          </table:table-cell>
        </table:table-row>
        <table:table-row table:style-name="ro2">
          <table:table-cell office:value-type="float" office:value="29201" calcext:value-type="float">
            <text:p>29201</text:p>
          </table:table-cell>
          <table:table-cell office:value-type="float" office:value="35719" calcext:value-type="float">
            <text:p>35719</text:p>
          </table:table-cell>
          <table:table-cell office:value-type="float" office:value="83809" calcext:value-type="float">
            <text:p>83809</text:p>
          </table:table-cell>
          <table:table-cell office:value-type="float" office:value="146313" calcext:value-type="float">
            <text:p>146313</text:p>
          </table:table-cell>
          <table:table-cell office:value-type="float" office:value="179775" calcext:value-type="float">
            <text:p>179775</text:p>
          </table:table-cell>
          <table:table-cell office:value-type="float" office:value="186316" calcext:value-type="float">
            <text:p>186316</text:p>
          </table:table-cell>
          <table:table-cell office:value-type="float" office:value="199545" calcext:value-type="float">
            <text:p>199545</text:p>
          </table:table-cell>
        </table:table-row>
        <table:table-row table:style-name="ro2">
          <table:table-cell office:value-type="float" office:value="29301" calcext:value-type="float">
            <text:p>29301</text:p>
          </table:table-cell>
          <table:table-cell office:value-type="float" office:value="35349" calcext:value-type="float">
            <text:p>35349</text:p>
          </table:table-cell>
          <table:table-cell office:value-type="float" office:value="91052" calcext:value-type="float">
            <text:p>91052</text:p>
          </table:table-cell>
          <table:table-cell office:value-type="float" office:value="168893" calcext:value-type="float">
            <text:p>168893</text:p>
          </table:table-cell>
          <table:table-cell office:value-type="float" office:value="181789" calcext:value-type="float">
            <text:p>181789</text:p>
          </table:table-cell>
          <table:table-cell office:value-type="float" office:value="186917" calcext:value-type="float">
            <text:p>186917</text:p>
          </table:table-cell>
          <table:table-cell office:value-type="float" office:value="198163" calcext:value-type="float">
            <text:p>198163</text:p>
          </table:table-cell>
        </table:table-row>
        <table:table-row table:style-name="ro2">
          <table:table-cell office:value-type="float" office:value="29401" calcext:value-type="float">
            <text:p>29401</text:p>
          </table:table-cell>
          <table:table-cell office:value-type="float" office:value="36016" calcext:value-type="float">
            <text:p>36016</text:p>
          </table:table-cell>
          <table:table-cell office:value-type="float" office:value="85584" calcext:value-type="float">
            <text:p>85584</text:p>
          </table:table-cell>
          <table:table-cell office:value-type="float" office:value="189398" calcext:value-type="float">
            <text:p>189398</text:p>
          </table:table-cell>
          <table:table-cell office:value-type="float" office:value="161013" calcext:value-type="float">
            <text:p>161013</text:p>
          </table:table-cell>
          <table:table-cell office:value-type="float" office:value="187236" calcext:value-type="float">
            <text:p>187236</text:p>
          </table:table-cell>
          <table:table-cell office:value-type="float" office:value="195395" calcext:value-type="float">
            <text:p>195395</text:p>
          </table:table-cell>
        </table:table-row>
        <table:table-row table:style-name="ro2">
          <table:table-cell office:value-type="float" office:value="29501" calcext:value-type="float">
            <text:p>29501</text:p>
          </table:table-cell>
          <table:table-cell office:value-type="float" office:value="41944" calcext:value-type="float">
            <text:p>41944</text:p>
          </table:table-cell>
          <table:table-cell office:value-type="float" office:value="91691" calcext:value-type="float">
            <text:p>91691</text:p>
          </table:table-cell>
          <table:table-cell office:value-type="float" office:value="169860" calcext:value-type="float">
            <text:p>169860</text:p>
          </table:table-cell>
          <table:table-cell office:value-type="float" office:value="182439" calcext:value-type="float">
            <text:p>182439</text:p>
          </table:table-cell>
          <table:table-cell office:value-type="float" office:value="188003" calcext:value-type="float">
            <text:p>188003</text:p>
          </table:table-cell>
          <table:table-cell office:value-type="float" office:value="198352" calcext:value-type="float">
            <text:p>198352</text:p>
          </table:table-cell>
        </table:table-row>
        <table:table-row table:style-name="ro2">
          <table:table-cell office:value-type="float" office:value="29601" calcext:value-type="float">
            <text:p>29601</text:p>
          </table:table-cell>
          <table:table-cell office:value-type="float" office:value="36557" calcext:value-type="float">
            <text:p>36557</text:p>
          </table:table-cell>
          <table:table-cell office:value-type="float" office:value="90306" calcext:value-type="float">
            <text:p>90306</text:p>
          </table:table-cell>
          <table:table-cell office:value-type="float" office:value="168067" calcext:value-type="float">
            <text:p>168067</text:p>
          </table:table-cell>
          <table:table-cell office:value-type="float" office:value="184378" calcext:value-type="float">
            <text:p>184378</text:p>
          </table:table-cell>
          <table:table-cell office:value-type="float" office:value="189464" calcext:value-type="float">
            <text:p>189464</text:p>
          </table:table-cell>
          <table:table-cell office:value-type="float" office:value="198831" calcext:value-type="float">
            <text:p>198831</text:p>
          </table:table-cell>
        </table:table-row>
        <table:table-row table:style-name="ro2">
          <table:table-cell office:value-type="float" office:value="29701" calcext:value-type="float">
            <text:p>29701</text:p>
          </table:table-cell>
          <table:table-cell office:value-type="float" office:value="39116" calcext:value-type="float">
            <text:p>39116</text:p>
          </table:table-cell>
          <table:table-cell office:value-type="float" office:value="97426" calcext:value-type="float">
            <text:p>97426</text:p>
          </table:table-cell>
          <table:table-cell office:value-type="float" office:value="206208" calcext:value-type="float">
            <text:p>206208</text:p>
          </table:table-cell>
          <table:table-cell office:value-type="float" office:value="182393" calcext:value-type="float">
            <text:p>182393</text:p>
          </table:table-cell>
          <table:table-cell office:value-type="float" office:value="189812" calcext:value-type="float">
            <text:p>189812</text:p>
          </table:table-cell>
          <table:table-cell office:value-type="float" office:value="202780" calcext:value-type="float">
            <text:p>202780</text:p>
          </table:table-cell>
        </table:table-row>
        <table:table-row table:style-name="ro2">
          <table:table-cell office:value-type="float" office:value="29801" calcext:value-type="float">
            <text:p>29801</text:p>
          </table:table-cell>
          <table:table-cell office:value-type="float" office:value="36158" calcext:value-type="float">
            <text:p>36158</text:p>
          </table:table-cell>
          <table:table-cell office:value-type="float" office:value="87620" calcext:value-type="float">
            <text:p>87620</text:p>
          </table:table-cell>
          <table:table-cell office:value-type="float" office:value="156234" calcext:value-type="float">
            <text:p>156234</text:p>
          </table:table-cell>
          <table:table-cell office:value-type="float" office:value="182974" calcext:value-type="float">
            <text:p>182974</text:p>
          </table:table-cell>
          <table:table-cell office:value-type="float" office:value="189735" calcext:value-type="float">
            <text:p>189735</text:p>
          </table:table-cell>
          <table:table-cell office:value-type="float" office:value="204585" calcext:value-type="float">
            <text:p>204585</text:p>
          </table:table-cell>
        </table:table-row>
        <table:table-row table:style-name="ro2">
          <table:table-cell office:value-type="float" office:value="29901" calcext:value-type="float">
            <text:p>29901</text:p>
          </table:table-cell>
          <table:table-cell office:value-type="float" office:value="31594" calcext:value-type="float">
            <text:p>31594</text:p>
          </table:table-cell>
          <table:table-cell office:value-type="float" office:value="88382" calcext:value-type="float">
            <text:p>88382</text:p>
          </table:table-cell>
          <table:table-cell office:value-type="float" office:value="172189" calcext:value-type="float">
            <text:p>172189</text:p>
          </table:table-cell>
          <table:table-cell office:value-type="float" office:value="184606" calcext:value-type="float">
            <text:p>184606</text:p>
          </table:table-cell>
          <table:table-cell office:value-type="float" office:value="191100" calcext:value-type="float">
            <text:p>191100</text:p>
          </table:table-cell>
          <table:table-cell office:value-type="float" office:value="211932" calcext:value-type="float">
            <text:p>211932</text:p>
          </table:table-cell>
        </table:table-row>
        <table:table-row table:style-name="ro2">
          <table:table-cell office:value-type="float" office:value="30001" calcext:value-type="float">
            <text:p>30001</text:p>
          </table:table-cell>
          <table:table-cell office:value-type="float" office:value="41489" calcext:value-type="float">
            <text:p>41489</text:p>
          </table:table-cell>
          <table:table-cell office:value-type="float" office:value="90084" calcext:value-type="float">
            <text:p>90084</text:p>
          </table:table-cell>
          <table:table-cell office:value-type="float" office:value="168880" calcext:value-type="float">
            <text:p>168880</text:p>
          </table:table-cell>
          <table:table-cell office:value-type="float" office:value="184112" calcext:value-type="float">
            <text:p>184112</text:p>
          </table:table-cell>
          <table:table-cell office:value-type="float" office:value="191963" calcext:value-type="float">
            <text:p>191963</text:p>
          </table:table-cell>
          <table:table-cell office:value-type="float" office:value="207171" calcext:value-type="float">
            <text:p>207171</text:p>
          </table:table-cell>
        </table:table-row>
        <table:table-row table:style-name="ro2">
          <table:table-cell office:value-type="float" office:value="30101" calcext:value-type="float">
            <text:p>30101</text:p>
          </table:table-cell>
          <table:table-cell office:value-type="float" office:value="34645" calcext:value-type="float">
            <text:p>34645</text:p>
          </table:table-cell>
          <table:table-cell office:value-type="float" office:value="92563" calcext:value-type="float">
            <text:p>92563</text:p>
          </table:table-cell>
          <table:table-cell office:value-type="float" office:value="176514" calcext:value-type="float">
            <text:p>176514</text:p>
          </table:table-cell>
          <table:table-cell office:value-type="float" office:value="181543" calcext:value-type="float">
            <text:p>181543</text:p>
          </table:table-cell>
          <table:table-cell office:value-type="float" office:value="192648" calcext:value-type="float">
            <text:p>192648</text:p>
          </table:table-cell>
          <table:table-cell office:value-type="float" office:value="234850" calcext:value-type="float">
            <text:p>234850</text:p>
          </table:table-cell>
        </table:table-row>
        <table:table-row table:style-name="ro2">
          <table:table-cell office:value-type="float" office:value="30201" calcext:value-type="float">
            <text:p>30201</text:p>
          </table:table-cell>
          <table:table-cell office:value-type="float" office:value="39098" calcext:value-type="float">
            <text:p>39098</text:p>
          </table:table-cell>
          <table:table-cell office:value-type="float" office:value="88262" calcext:value-type="float">
            <text:p>88262</text:p>
          </table:table-cell>
          <table:table-cell office:value-type="float" office:value="196584" calcext:value-type="float">
            <text:p>196584</text:p>
          </table:table-cell>
          <table:table-cell office:value-type="float" office:value="185088" calcext:value-type="float">
            <text:p>185088</text:p>
          </table:table-cell>
          <table:table-cell office:value-type="float" office:value="193009" calcext:value-type="float">
            <text:p>193009</text:p>
          </table:table-cell>
          <table:table-cell office:value-type="float" office:value="218394" calcext:value-type="float">
            <text:p>218394</text:p>
          </table:table-cell>
        </table:table-row>
        <table:table-row table:style-name="ro2">
          <table:table-cell office:value-type="float" office:value="30301" calcext:value-type="float">
            <text:p>30301</text:p>
          </table:table-cell>
          <table:table-cell office:value-type="float" office:value="30879" calcext:value-type="float">
            <text:p>30879</text:p>
          </table:table-cell>
          <table:table-cell office:value-type="float" office:value="87065" calcext:value-type="float">
            <text:p>87065</text:p>
          </table:table-cell>
          <table:table-cell office:value-type="float" office:value="166258" calcext:value-type="float">
            <text:p>166258</text:p>
          </table:table-cell>
          <table:table-cell office:value-type="float" office:value="176998" calcext:value-type="float">
            <text:p>176998</text:p>
          </table:table-cell>
          <table:table-cell office:value-type="float" office:value="193253" calcext:value-type="float">
            <text:p>193253</text:p>
          </table:table-cell>
          <table:table-cell office:value-type="float" office:value="218640" calcext:value-type="float">
            <text:p>218640</text:p>
          </table:table-cell>
        </table:table-row>
        <table:table-row table:style-name="ro2">
          <table:table-cell office:value-type="float" office:value="30401" calcext:value-type="float">
            <text:p>30401</text:p>
          </table:table-cell>
          <table:table-cell office:value-type="float" office:value="35332" calcext:value-type="float">
            <text:p>35332</text:p>
          </table:table-cell>
          <table:table-cell office:value-type="float" office:value="93377" calcext:value-type="float">
            <text:p>93377</text:p>
          </table:table-cell>
          <table:table-cell office:value-type="float" office:value="190150" calcext:value-type="float">
            <text:p>190150</text:p>
          </table:table-cell>
          <table:table-cell office:value-type="float" office:value="177650" calcext:value-type="float">
            <text:p>177650</text:p>
          </table:table-cell>
          <table:table-cell office:value-type="float" office:value="194285" calcext:value-type="float">
            <text:p>194285</text:p>
          </table:table-cell>
          <table:table-cell office:value-type="float" office:value="206572" calcext:value-type="float">
            <text:p>206572</text:p>
          </table:table-cell>
        </table:table-row>
        <table:table-row table:style-name="ro2">
          <table:table-cell office:value-type="float" office:value="30501" calcext:value-type="float">
            <text:p>30501</text:p>
          </table:table-cell>
          <table:table-cell office:value-type="float" office:value="33256" calcext:value-type="float">
            <text:p>33256</text:p>
          </table:table-cell>
          <table:table-cell office:value-type="float" office:value="89363" calcext:value-type="float">
            <text:p>89363</text:p>
          </table:table-cell>
          <table:table-cell office:value-type="float" office:value="159411" calcext:value-type="float">
            <text:p>159411</text:p>
          </table:table-cell>
          <table:table-cell office:value-type="float" office:value="176603" calcext:value-type="float">
            <text:p>176603</text:p>
          </table:table-cell>
          <table:table-cell office:value-type="float" office:value="194742" calcext:value-type="float">
            <text:p>194742</text:p>
          </table:table-cell>
          <table:table-cell office:value-type="float" office:value="213156" calcext:value-type="float">
            <text:p>213156</text:p>
          </table:table-cell>
        </table:table-row>
        <table:table-row table:style-name="ro2">
          <table:table-cell office:value-type="float" office:value="30601" calcext:value-type="float">
            <text:p>30601</text:p>
          </table:table-cell>
          <table:table-cell office:value-type="float" office:value="35215" calcext:value-type="float">
            <text:p>35215</text:p>
          </table:table-cell>
          <table:table-cell office:value-type="float" office:value="92964" calcext:value-type="float">
            <text:p>92964</text:p>
          </table:table-cell>
          <table:table-cell office:value-type="float" office:value="169195" calcext:value-type="float">
            <text:p>169195</text:p>
          </table:table-cell>
          <table:table-cell office:value-type="float" office:value="183249" calcext:value-type="float">
            <text:p>183249</text:p>
          </table:table-cell>
          <table:table-cell office:value-type="float" office:value="195802" calcext:value-type="float">
            <text:p>195802</text:p>
          </table:table-cell>
          <table:table-cell office:value-type="float" office:value="233902" calcext:value-type="float">
            <text:p>233902</text:p>
          </table:table-cell>
        </table:table-row>
        <table:table-row table:style-name="ro2">
          <table:table-cell office:value-type="float" office:value="30701" calcext:value-type="float">
            <text:p>30701</text:p>
          </table:table-cell>
          <table:table-cell office:value-type="float" office:value="36165" calcext:value-type="float">
            <text:p>36165</text:p>
          </table:table-cell>
          <table:table-cell office:value-type="float" office:value="90301" calcext:value-type="float">
            <text:p>90301</text:p>
          </table:table-cell>
          <table:table-cell office:value-type="float" office:value="194616" calcext:value-type="float">
            <text:p>194616</text:p>
          </table:table-cell>
          <table:table-cell office:value-type="float" office:value="175390" calcext:value-type="float">
            <text:p>175390</text:p>
          </table:table-cell>
          <table:table-cell office:value-type="float" office:value="197177" calcext:value-type="float">
            <text:p>197177</text:p>
          </table:table-cell>
          <table:table-cell office:value-type="float" office:value="250267" calcext:value-type="float">
            <text:p>250267</text:p>
          </table:table-cell>
        </table:table-row>
        <table:table-row table:style-name="ro2">
          <table:table-cell office:value-type="float" office:value="30801" calcext:value-type="float">
            <text:p>30801</text:p>
          </table:table-cell>
          <table:table-cell office:value-type="float" office:value="38688" calcext:value-type="float">
            <text:p>38688</text:p>
          </table:table-cell>
          <table:table-cell office:value-type="float" office:value="91744" calcext:value-type="float">
            <text:p>91744</text:p>
          </table:table-cell>
          <table:table-cell office:value-type="float" office:value="173493" calcext:value-type="float">
            <text:p>173493</text:p>
          </table:table-cell>
          <table:table-cell office:value-type="float" office:value="179230" calcext:value-type="float">
            <text:p>179230</text:p>
          </table:table-cell>
          <table:table-cell office:value-type="float" office:value="198339" calcext:value-type="float">
            <text:p>198339</text:p>
          </table:table-cell>
          <table:table-cell office:value-type="float" office:value="232381" calcext:value-type="float">
            <text:p>232381</text:p>
          </table:table-cell>
        </table:table-row>
        <table:table-row table:style-name="ro2">
          <table:table-cell office:value-type="float" office:value="30901" calcext:value-type="float">
            <text:p>30901</text:p>
          </table:table-cell>
          <table:table-cell office:value-type="float" office:value="32405" calcext:value-type="float">
            <text:p>32405</text:p>
          </table:table-cell>
          <table:table-cell office:value-type="float" office:value="96954" calcext:value-type="float">
            <text:p>96954</text:p>
          </table:table-cell>
          <table:table-cell office:value-type="float" office:value="222508" calcext:value-type="float">
            <text:p>222508</text:p>
          </table:table-cell>
          <table:table-cell office:value-type="float" office:value="173576" calcext:value-type="float">
            <text:p>173576</text:p>
          </table:table-cell>
          <table:table-cell office:value-type="float" office:value="198175" calcext:value-type="float">
            <text:p>198175</text:p>
          </table:table-cell>
          <table:table-cell office:value-type="float" office:value="225113" calcext:value-type="float">
            <text:p>225113</text:p>
          </table:table-cell>
        </table:table-row>
        <table:table-row table:style-name="ro2">
          <table:table-cell office:value-type="float" office:value="31001" calcext:value-type="float">
            <text:p>31001</text:p>
          </table:table-cell>
          <table:table-cell office:value-type="float" office:value="36332" calcext:value-type="float">
            <text:p>36332</text:p>
          </table:table-cell>
          <table:table-cell office:value-type="float" office:value="93619" calcext:value-type="float">
            <text:p>93619</text:p>
          </table:table-cell>
          <table:table-cell office:value-type="float" office:value="178154" calcext:value-type="float">
            <text:p>178154</text:p>
          </table:table-cell>
          <table:table-cell office:value-type="float" office:value="176107" calcext:value-type="float">
            <text:p>176107</text:p>
          </table:table-cell>
          <table:table-cell office:value-type="float" office:value="198955" calcext:value-type="float">
            <text:p>198955</text:p>
          </table:table-cell>
          <table:table-cell office:value-type="float" office:value="234785" calcext:value-type="float">
            <text:p>234785</text:p>
          </table:table-cell>
        </table:table-row>
        <table:table-row table:style-name="ro2">
          <table:table-cell office:value-type="float" office:value="31101" calcext:value-type="float">
            <text:p>31101</text:p>
          </table:table-cell>
          <table:table-cell office:value-type="float" office:value="39954" calcext:value-type="float">
            <text:p>39954</text:p>
          </table:table-cell>
          <table:table-cell office:value-type="float" office:value="89965" calcext:value-type="float">
            <text:p>89965</text:p>
          </table:table-cell>
          <table:table-cell office:value-type="float" office:value="197589" calcext:value-type="float">
            <text:p>197589</text:p>
          </table:table-cell>
          <table:table-cell office:value-type="float" office:value="183312" calcext:value-type="float">
            <text:p>183312</text:p>
          </table:table-cell>
          <table:table-cell office:value-type="float" office:value="200723" calcext:value-type="float">
            <text:p>200723</text:p>
          </table:table-cell>
          <table:table-cell office:value-type="float" office:value="232849" calcext:value-type="float">
            <text:p>232849</text:p>
          </table:table-cell>
        </table:table-row>
        <table:table-row table:style-name="ro2">
          <table:table-cell office:value-type="float" office:value="31201" calcext:value-type="float">
            <text:p>31201</text:p>
          </table:table-cell>
          <table:table-cell office:value-type="float" office:value="39217" calcext:value-type="float">
            <text:p>39217</text:p>
          </table:table-cell>
          <table:table-cell office:value-type="float" office:value="92331" calcext:value-type="float">
            <text:p>92331</text:p>
          </table:table-cell>
          <table:table-cell office:value-type="float" office:value="209542" calcext:value-type="float">
            <text:p>209542</text:p>
          </table:table-cell>
          <table:table-cell office:value-type="float" office:value="185363" calcext:value-type="float">
            <text:p>185363</text:p>
          </table:table-cell>
          <table:table-cell office:value-type="float" office:value="201173" calcext:value-type="float">
            <text:p>201173</text:p>
          </table:table-cell>
          <table:table-cell office:value-type="float" office:value="232208" calcext:value-type="float">
            <text:p>232208</text:p>
          </table:table-cell>
        </table:table-row>
        <table:table-row table:style-name="ro2">
          <table:table-cell office:value-type="float" office:value="31301" calcext:value-type="float">
            <text:p>31301</text:p>
          </table:table-cell>
          <table:table-cell office:value-type="float" office:value="32964" calcext:value-type="float">
            <text:p>32964</text:p>
          </table:table-cell>
          <table:table-cell office:value-type="float" office:value="92609" calcext:value-type="float">
            <text:p>92609</text:p>
          </table:table-cell>
          <table:table-cell office:value-type="float" office:value="195651" calcext:value-type="float">
            <text:p>195651</text:p>
          </table:table-cell>
          <table:table-cell office:value-type="float" office:value="188816" calcext:value-type="float">
            <text:p>188816</text:p>
          </table:table-cell>
          <table:table-cell office:value-type="float" office:value="200983" calcext:value-type="float">
            <text:p>200983</text:p>
          </table:table-cell>
          <table:table-cell office:value-type="float" office:value="216338" calcext:value-type="float">
            <text:p>216338</text:p>
          </table:table-cell>
        </table:table-row>
        <table:table-row table:style-name="ro2">
          <table:table-cell office:value-type="float" office:value="31401" calcext:value-type="float">
            <text:p>31401</text:p>
          </table:table-cell>
          <table:table-cell office:value-type="float" office:value="33250" calcext:value-type="float">
            <text:p>33250</text:p>
          </table:table-cell>
          <table:table-cell office:value-type="float" office:value="91067" calcext:value-type="float">
            <text:p>91067</text:p>
          </table:table-cell>
          <table:table-cell office:value-type="float" office:value="228181" calcext:value-type="float">
            <text:p>228181</text:p>
          </table:table-cell>
          <table:table-cell office:value-type="float" office:value="186774" calcext:value-type="float">
            <text:p>186774</text:p>
          </table:table-cell>
          <table:table-cell office:value-type="float" office:value="202383" calcext:value-type="float">
            <text:p>202383</text:p>
          </table:table-cell>
          <table:table-cell office:value-type="float" office:value="227727" calcext:value-type="float">
            <text:p>227727</text:p>
          </table:table-cell>
        </table:table-row>
        <table:table-row table:style-name="ro2">
          <table:table-cell office:value-type="float" office:value="31501" calcext:value-type="float">
            <text:p>31501</text:p>
          </table:table-cell>
          <table:table-cell office:value-type="float" office:value="44928" calcext:value-type="float">
            <text:p>44928</text:p>
          </table:table-cell>
          <table:table-cell office:value-type="float" office:value="94317" calcext:value-type="float">
            <text:p>94317</text:p>
          </table:table-cell>
          <table:table-cell office:value-type="float" office:value="200470" calcext:value-type="float">
            <text:p>200470</text:p>
          </table:table-cell>
          <table:table-cell office:value-type="float" office:value="188974" calcext:value-type="float">
            <text:p>188974</text:p>
          </table:table-cell>
          <table:table-cell office:value-type="float" office:value="203306" calcext:value-type="float">
            <text:p>203306</text:p>
          </table:table-cell>
          <table:table-cell office:value-type="float" office:value="242296" calcext:value-type="float">
            <text:p>242296</text:p>
          </table:table-cell>
        </table:table-row>
        <table:table-row table:style-name="ro2">
          <table:table-cell office:value-type="float" office:value="31601" calcext:value-type="float">
            <text:p>31601</text:p>
          </table:table-cell>
          <table:table-cell office:value-type="float" office:value="36067" calcext:value-type="float">
            <text:p>36067</text:p>
          </table:table-cell>
          <table:table-cell office:value-type="float" office:value="92607" calcext:value-type="float">
            <text:p>92607</text:p>
          </table:table-cell>
          <table:table-cell office:value-type="float" office:value="194870" calcext:value-type="float">
            <text:p>194870</text:p>
          </table:table-cell>
          <table:table-cell office:value-type="float" office:value="184544" calcext:value-type="float">
            <text:p>184544</text:p>
          </table:table-cell>
          <table:table-cell office:value-type="float" office:value="202032" calcext:value-type="float">
            <text:p>202032</text:p>
          </table:table-cell>
          <table:table-cell office:value-type="float" office:value="233623" calcext:value-type="float">
            <text:p>233623</text:p>
          </table:table-cell>
        </table:table-row>
        <table:table-row table:style-name="ro2">
          <table:table-cell office:value-type="float" office:value="31701" calcext:value-type="float">
            <text:p>31701</text:p>
          </table:table-cell>
          <table:table-cell office:value-type="float" office:value="34673" calcext:value-type="float">
            <text:p>34673</text:p>
          </table:table-cell>
          <table:table-cell office:value-type="float" office:value="90857" calcext:value-type="float">
            <text:p>90857</text:p>
          </table:table-cell>
          <table:table-cell office:value-type="float" office:value="202464" calcext:value-type="float">
            <text:p>202464</text:p>
          </table:table-cell>
          <table:table-cell office:value-type="float" office:value="185442" calcext:value-type="float">
            <text:p>185442</text:p>
          </table:table-cell>
          <table:table-cell office:value-type="float" office:value="203298" calcext:value-type="float">
            <text:p>203298</text:p>
          </table:table-cell>
          <table:table-cell office:value-type="float" office:value="219735" calcext:value-type="float">
            <text:p>219735</text:p>
          </table:table-cell>
        </table:table-row>
        <table:table-row table:style-name="ro2">
          <table:table-cell office:value-type="float" office:value="31801" calcext:value-type="float">
            <text:p>31801</text:p>
          </table:table-cell>
          <table:table-cell office:value-type="float" office:value="37938" calcext:value-type="float">
            <text:p>37938</text:p>
          </table:table-cell>
          <table:table-cell office:value-type="float" office:value="94953" calcext:value-type="float">
            <text:p>94953</text:p>
          </table:table-cell>
          <table:table-cell office:value-type="float" office:value="170019" calcext:value-type="float">
            <text:p>170019</text:p>
          </table:table-cell>
          <table:table-cell office:value-type="float" office:value="182287" calcext:value-type="float">
            <text:p>182287</text:p>
          </table:table-cell>
          <table:table-cell office:value-type="float" office:value="203895" calcext:value-type="float">
            <text:p>203895</text:p>
          </table:table-cell>
          <table:table-cell office:value-type="float" office:value="227395" calcext:value-type="float">
            <text:p>227395</text:p>
          </table:table-cell>
        </table:table-row>
        <table:table-row table:style-name="ro2">
          <table:table-cell office:value-type="float" office:value="31901" calcext:value-type="float">
            <text:p>31901</text:p>
          </table:table-cell>
          <table:table-cell office:value-type="float" office:value="39677" calcext:value-type="float">
            <text:p>39677</text:p>
          </table:table-cell>
          <table:table-cell office:value-type="float" office:value="93418" calcext:value-type="float">
            <text:p>93418</text:p>
          </table:table-cell>
          <table:table-cell office:value-type="float" office:value="187670" calcext:value-type="float">
            <text:p>187670</text:p>
          </table:table-cell>
          <table:table-cell office:value-type="float" office:value="185748" calcext:value-type="float">
            <text:p>185748</text:p>
          </table:table-cell>
          <table:table-cell office:value-type="float" office:value="204923" calcext:value-type="float">
            <text:p>204923</text:p>
          </table:table-cell>
          <table:table-cell office:value-type="float" office:value="234985" calcext:value-type="float">
            <text:p>234985</text:p>
          </table:table-cell>
        </table:table-row>
        <table:table-row table:style-name="ro2">
          <table:table-cell office:value-type="float" office:value="32001" calcext:value-type="float">
            <text:p>32001</text:p>
          </table:table-cell>
          <table:table-cell office:value-type="float" office:value="49516" calcext:value-type="float">
            <text:p>49516</text:p>
          </table:table-cell>
          <table:table-cell office:value-type="float" office:value="99446" calcext:value-type="float">
            <text:p>99446</text:p>
          </table:table-cell>
          <table:table-cell office:value-type="float" office:value="195475" calcext:value-type="float">
            <text:p>195475</text:p>
          </table:table-cell>
          <table:table-cell office:value-type="float" office:value="181416" calcext:value-type="float">
            <text:p>181416</text:p>
          </table:table-cell>
          <table:table-cell office:value-type="float" office:value="205274" calcext:value-type="float">
            <text:p>205274</text:p>
          </table:table-cell>
          <table:table-cell office:value-type="float" office:value="234652" calcext:value-type="float">
            <text:p>234652</text:p>
          </table:table-cell>
        </table:table-row>
        <table:table-row table:style-name="ro2">
          <table:table-cell office:value-type="float" office:value="32101" calcext:value-type="float">
            <text:p>32101</text:p>
          </table:table-cell>
          <table:table-cell office:value-type="float" office:value="37172" calcext:value-type="float">
            <text:p>37172</text:p>
          </table:table-cell>
          <table:table-cell office:value-type="float" office:value="93541" calcext:value-type="float">
            <text:p>93541</text:p>
          </table:table-cell>
          <table:table-cell office:value-type="float" office:value="216415" calcext:value-type="float">
            <text:p>216415</text:p>
          </table:table-cell>
          <table:table-cell office:value-type="float" office:value="162074" calcext:value-type="float">
            <text:p>162074</text:p>
          </table:table-cell>
          <table:table-cell office:value-type="float" office:value="207352" calcext:value-type="float">
            <text:p>207352</text:p>
          </table:table-cell>
          <table:table-cell office:value-type="float" office:value="250483" calcext:value-type="float">
            <text:p>250483</text:p>
          </table:table-cell>
        </table:table-row>
        <table:table-row table:style-name="ro2">
          <table:table-cell office:value-type="float" office:value="32201" calcext:value-type="float">
            <text:p>32201</text:p>
          </table:table-cell>
          <table:table-cell office:value-type="float" office:value="39834" calcext:value-type="float">
            <text:p>39834</text:p>
          </table:table-cell>
          <table:table-cell office:value-type="float" office:value="95726" calcext:value-type="float">
            <text:p>95726</text:p>
          </table:table-cell>
          <table:table-cell office:value-type="float" office:value="200018" calcext:value-type="float">
            <text:p>200018</text:p>
          </table:table-cell>
          <table:table-cell office:value-type="float" office:value="183853" calcext:value-type="float">
            <text:p>183853</text:p>
          </table:table-cell>
          <table:table-cell office:value-type="float" office:value="206092" calcext:value-type="float">
            <text:p>206092</text:p>
          </table:table-cell>
          <table:table-cell office:value-type="float" office:value="246066" calcext:value-type="float">
            <text:p>246066</text:p>
          </table:table-cell>
        </table:table-row>
        <table:table-row table:style-name="ro2">
          <table:table-cell office:value-type="float" office:value="32301" calcext:value-type="float">
            <text:p>32301</text:p>
          </table:table-cell>
          <table:table-cell office:value-type="float" office:value="43502" calcext:value-type="float">
            <text:p>43502</text:p>
          </table:table-cell>
          <table:table-cell office:value-type="float" office:value="99184" calcext:value-type="float">
            <text:p>99184</text:p>
          </table:table-cell>
          <table:table-cell office:value-type="float" office:value="182504" calcext:value-type="float">
            <text:p>182504</text:p>
          </table:table-cell>
          <table:table-cell office:value-type="float" office:value="192585" calcext:value-type="float">
            <text:p>192585</text:p>
          </table:table-cell>
          <table:table-cell office:value-type="float" office:value="208610" calcext:value-type="float">
            <text:p>208610</text:p>
          </table:table-cell>
          <table:table-cell office:value-type="float" office:value="264799" calcext:value-type="float">
            <text:p>264799</text:p>
          </table:table-cell>
        </table:table-row>
        <table:table-row table:style-name="ro2">
          <table:table-cell office:value-type="float" office:value="32401" calcext:value-type="float">
            <text:p>32401</text:p>
          </table:table-cell>
          <table:table-cell office:value-type="float" office:value="38326" calcext:value-type="float">
            <text:p>38326</text:p>
          </table:table-cell>
          <table:table-cell office:value-type="float" office:value="94963" calcext:value-type="float">
            <text:p>94963</text:p>
          </table:table-cell>
          <table:table-cell office:value-type="float" office:value="184043" calcext:value-type="float">
            <text:p>184043</text:p>
          </table:table-cell>
          <table:table-cell office:value-type="float" office:value="180018" calcext:value-type="float">
            <text:p>180018</text:p>
          </table:table-cell>
          <table:table-cell office:value-type="float" office:value="208051" calcext:value-type="float">
            <text:p>208051</text:p>
          </table:table-cell>
          <table:table-cell office:value-type="float" office:value="245182" calcext:value-type="float">
            <text:p>245182</text:p>
          </table:table-cell>
        </table:table-row>
        <table:table-row table:style-name="ro2">
          <table:table-cell office:value-type="float" office:value="32501" calcext:value-type="float">
            <text:p>32501</text:p>
          </table:table-cell>
          <table:table-cell office:value-type="float" office:value="37245" calcext:value-type="float">
            <text:p>37245</text:p>
          </table:table-cell>
          <table:table-cell office:value-type="float" office:value="97062" calcext:value-type="float">
            <text:p>97062</text:p>
          </table:table-cell>
          <table:table-cell office:value-type="float" office:value="179282" calcext:value-type="float">
            <text:p>179282</text:p>
          </table:table-cell>
          <table:table-cell office:value-type="float" office:value="192631" calcext:value-type="float">
            <text:p>192631</text:p>
          </table:table-cell>
          <table:table-cell office:value-type="float" office:value="207010" calcext:value-type="float">
            <text:p>207010</text:p>
          </table:table-cell>
          <table:table-cell office:value-type="float" office:value="228983" calcext:value-type="float">
            <text:p>228983</text:p>
          </table:table-cell>
        </table:table-row>
        <table:table-row table:style-name="ro2">
          <table:table-cell office:value-type="float" office:value="32601" calcext:value-type="float">
            <text:p>32601</text:p>
          </table:table-cell>
          <table:table-cell office:value-type="float" office:value="40183" calcext:value-type="float">
            <text:p>40183</text:p>
          </table:table-cell>
          <table:table-cell office:value-type="float" office:value="96736" calcext:value-type="float">
            <text:p>96736</text:p>
          </table:table-cell>
          <table:table-cell office:value-type="float" office:value="199221" calcext:value-type="float">
            <text:p>199221</text:p>
          </table:table-cell>
          <table:table-cell office:value-type="float" office:value="187660" calcext:value-type="float">
            <text:p>187660</text:p>
          </table:table-cell>
          <table:table-cell office:value-type="float" office:value="208628" calcext:value-type="float">
            <text:p>208628</text:p>
          </table:table-cell>
          <table:table-cell office:value-type="float" office:value="245822" calcext:value-type="float">
            <text:p>245822</text:p>
          </table:table-cell>
        </table:table-row>
        <table:table-row table:style-name="ro2">
          <table:table-cell office:value-type="float" office:value="32701" calcext:value-type="float">
            <text:p>32701</text:p>
          </table:table-cell>
          <table:table-cell office:value-type="float" office:value="37083" calcext:value-type="float">
            <text:p>37083</text:p>
          </table:table-cell>
          <table:table-cell office:value-type="float" office:value="95964" calcext:value-type="float">
            <text:p>95964</text:p>
          </table:table-cell>
          <table:table-cell office:value-type="float" office:value="188064" calcext:value-type="float">
            <text:p>188064</text:p>
          </table:table-cell>
          <table:table-cell office:value-type="float" office:value="184917" calcext:value-type="float">
            <text:p>184917</text:p>
          </table:table-cell>
          <table:table-cell office:value-type="float" office:value="209602" calcext:value-type="float">
            <text:p>209602</text:p>
          </table:table-cell>
          <table:table-cell office:value-type="float" office:value="240887" calcext:value-type="float">
            <text:p>240887</text:p>
          </table:table-cell>
        </table:table-row>
        <table:table-row table:style-name="ro2">
          <table:table-cell office:value-type="float" office:value="32801" calcext:value-type="float">
            <text:p>32801</text:p>
          </table:table-cell>
          <table:table-cell office:value-type="float" office:value="35860" calcext:value-type="float">
            <text:p>35860</text:p>
          </table:table-cell>
          <table:table-cell office:value-type="float" office:value="97103" calcext:value-type="float">
            <text:p>97103</text:p>
          </table:table-cell>
          <table:table-cell office:value-type="float" office:value="241375" calcext:value-type="float">
            <text:p>241375</text:p>
          </table:table-cell>
          <table:table-cell office:value-type="float" office:value="174628" calcext:value-type="float">
            <text:p>174628</text:p>
          </table:table-cell>
          <table:table-cell office:value-type="float" office:value="210572" calcext:value-type="float">
            <text:p>210572</text:p>
          </table:table-cell>
          <table:table-cell office:value-type="float" office:value="255961" calcext:value-type="float">
            <text:p>255961</text:p>
          </table:table-cell>
        </table:table-row>
        <table:table-row table:style-name="ro2">
          <table:table-cell office:value-type="float" office:value="32901" calcext:value-type="float">
            <text:p>32901</text:p>
          </table:table-cell>
          <table:table-cell office:value-type="float" office:value="41264" calcext:value-type="float">
            <text:p>41264</text:p>
          </table:table-cell>
          <table:table-cell office:value-type="float" office:value="96449" calcext:value-type="float">
            <text:p>96449</text:p>
          </table:table-cell>
          <table:table-cell office:value-type="float" office:value="190336" calcext:value-type="float">
            <text:p>190336</text:p>
          </table:table-cell>
          <table:table-cell office:value-type="float" office:value="192474" calcext:value-type="float">
            <text:p>192474</text:p>
          </table:table-cell>
          <table:table-cell office:value-type="float" office:value="210528" calcext:value-type="float">
            <text:p>210528</text:p>
          </table:table-cell>
          <table:table-cell office:value-type="float" office:value="244998" calcext:value-type="float">
            <text:p>244998</text:p>
          </table:table-cell>
        </table:table-row>
        <table:table-row table:style-name="ro2">
          <table:table-cell office:value-type="float" office:value="33001" calcext:value-type="float">
            <text:p>33001</text:p>
          </table:table-cell>
          <table:table-cell office:value-type="float" office:value="47681" calcext:value-type="float">
            <text:p>47681</text:p>
          </table:table-cell>
          <table:table-cell office:value-type="float" office:value="100530" calcext:value-type="float">
            <text:p>100530</text:p>
          </table:table-cell>
          <table:table-cell office:value-type="float" office:value="220854" calcext:value-type="float">
            <text:p>220854</text:p>
          </table:table-cell>
          <table:table-cell office:value-type="float" office:value="193813" calcext:value-type="float">
            <text:p>193813</text:p>
          </table:table-cell>
          <table:table-cell office:value-type="float" office:value="211836" calcext:value-type="float">
            <text:p>211836</text:p>
          </table:table-cell>
          <table:table-cell office:value-type="float" office:value="248388" calcext:value-type="float">
            <text:p>248388</text:p>
          </table:table-cell>
        </table:table-row>
        <table:table-row table:style-name="ro2">
          <table:table-cell office:value-type="float" office:value="33101" calcext:value-type="float">
            <text:p>33101</text:p>
          </table:table-cell>
          <table:table-cell office:value-type="float" office:value="40988" calcext:value-type="float">
            <text:p>40988</text:p>
          </table:table-cell>
          <table:table-cell office:value-type="float" office:value="93709" calcext:value-type="float">
            <text:p>93709</text:p>
          </table:table-cell>
          <table:table-cell office:value-type="float" office:value="170543" calcext:value-type="float">
            <text:p>170543</text:p>
          </table:table-cell>
          <table:table-cell office:value-type="float" office:value="174487" calcext:value-type="float">
            <text:p>174487</text:p>
          </table:table-cell>
          <table:table-cell office:value-type="float" office:value="213095" calcext:value-type="float">
            <text:p>213095</text:p>
          </table:table-cell>
          <table:table-cell office:value-type="float" office:value="267196" calcext:value-type="float">
            <text:p>267196</text:p>
          </table:table-cell>
        </table:table-row>
        <table:table-row table:style-name="ro2">
          <table:table-cell office:value-type="float" office:value="33201" calcext:value-type="float">
            <text:p>33201</text:p>
          </table:table-cell>
          <table:table-cell office:value-type="float" office:value="33200" calcext:value-type="float">
            <text:p>33200</text:p>
          </table:table-cell>
          <table:table-cell office:value-type="float" office:value="98784" calcext:value-type="float">
            <text:p>98784</text:p>
          </table:table-cell>
          <table:table-cell office:value-type="float" office:value="189206" calcext:value-type="float">
            <text:p>189206</text:p>
          </table:table-cell>
          <table:table-cell office:value-type="float" office:value="188130" calcext:value-type="float">
            <text:p>188130</text:p>
          </table:table-cell>
          <table:table-cell office:value-type="float" office:value="212660" calcext:value-type="float">
            <text:p>212660</text:p>
          </table:table-cell>
          <table:table-cell office:value-type="float" office:value="241221" calcext:value-type="float">
            <text:p>241221</text:p>
          </table:table-cell>
        </table:table-row>
        <table:table-row table:style-name="ro2">
          <table:table-cell office:value-type="float" office:value="33301" calcext:value-type="float">
            <text:p>33301</text:p>
          </table:table-cell>
          <table:table-cell office:value-type="float" office:value="46618" calcext:value-type="float">
            <text:p>46618</text:p>
          </table:table-cell>
          <table:table-cell office:value-type="float" office:value="103014" calcext:value-type="float">
            <text:p>103014</text:p>
          </table:table-cell>
          <table:table-cell office:value-type="float" office:value="202777" calcext:value-type="float">
            <text:p>202777</text:p>
          </table:table-cell>
          <table:table-cell office:value-type="float" office:value="193474" calcext:value-type="float">
            <text:p>193474</text:p>
          </table:table-cell>
          <table:table-cell office:value-type="float" office:value="212709" calcext:value-type="float">
            <text:p>212709</text:p>
          </table:table-cell>
          <table:table-cell office:value-type="float" office:value="234874" calcext:value-type="float">
            <text:p>234874</text:p>
          </table:table-cell>
        </table:table-row>
        <table:table-row table:style-name="ro2">
          <table:table-cell office:value-type="float" office:value="33401" calcext:value-type="float">
            <text:p>33401</text:p>
          </table:table-cell>
          <table:table-cell office:value-type="float" office:value="38093" calcext:value-type="float">
            <text:p>38093</text:p>
          </table:table-cell>
          <table:table-cell office:value-type="float" office:value="98918" calcext:value-type="float">
            <text:p>98918</text:p>
          </table:table-cell>
          <table:table-cell office:value-type="float" office:value="181191" calcext:value-type="float">
            <text:p>181191</text:p>
          </table:table-cell>
          <table:table-cell office:value-type="float" office:value="193636" calcext:value-type="float">
            <text:p>193636</text:p>
          </table:table-cell>
          <table:table-cell office:value-type="float" office:value="212653" calcext:value-type="float">
            <text:p>212653</text:p>
          </table:table-cell>
          <table:table-cell office:value-type="float" office:value="240335" calcext:value-type="float">
            <text:p>240335</text:p>
          </table:table-cell>
        </table:table-row>
        <table:table-row table:style-name="ro2">
          <table:table-cell office:value-type="float" office:value="33501" calcext:value-type="float">
            <text:p>33501</text:p>
          </table:table-cell>
          <table:table-cell office:value-type="float" office:value="45290" calcext:value-type="float">
            <text:p>45290</text:p>
          </table:table-cell>
          <table:table-cell office:value-type="float" office:value="98236" calcext:value-type="float">
            <text:p>98236</text:p>
          </table:table-cell>
          <table:table-cell office:value-type="float" office:value="218778" calcext:value-type="float">
            <text:p>218778</text:p>
          </table:table-cell>
          <table:table-cell office:value-type="float" office:value="199584" calcext:value-type="float">
            <text:p>199584</text:p>
          </table:table-cell>
          <table:table-cell office:value-type="float" office:value="215364" calcext:value-type="float">
            <text:p>215364</text:p>
          </table:table-cell>
          <table:table-cell office:value-type="float" office:value="258101" calcext:value-type="float">
            <text:p>258101</text:p>
          </table:table-cell>
        </table:table-row>
        <table:table-row table:style-name="ro2">
          <table:table-cell office:value-type="float" office:value="33601" calcext:value-type="float">
            <text:p>33601</text:p>
          </table:table-cell>
          <table:table-cell office:value-type="float" office:value="36038" calcext:value-type="float">
            <text:p>36038</text:p>
          </table:table-cell>
          <table:table-cell office:value-type="float" office:value="94999" calcext:value-type="float">
            <text:p>94999</text:p>
          </table:table-cell>
          <table:table-cell office:value-type="float" office:value="184396" calcext:value-type="float">
            <text:p>184396</text:p>
          </table:table-cell>
          <table:table-cell office:value-type="float" office:value="201176" calcext:value-type="float">
            <text:p>201176</text:p>
          </table:table-cell>
          <table:table-cell office:value-type="float" office:value="215638" calcext:value-type="float">
            <text:p>215638</text:p>
          </table:table-cell>
          <table:table-cell office:value-type="float" office:value="228584" calcext:value-type="float">
            <text:p>228584</text:p>
          </table:table-cell>
        </table:table-row>
        <table:table-row table:style-name="ro2">
          <table:table-cell office:value-type="float" office:value="33701" calcext:value-type="float">
            <text:p>33701</text:p>
          </table:table-cell>
          <table:table-cell office:value-type="float" office:value="44623" calcext:value-type="float">
            <text:p>44623</text:p>
          </table:table-cell>
          <table:table-cell office:value-type="float" office:value="103515" calcext:value-type="float">
            <text:p>103515</text:p>
          </table:table-cell>
          <table:table-cell office:value-type="float" office:value="216977" calcext:value-type="float">
            <text:p>216977</text:p>
          </table:table-cell>
          <table:table-cell office:value-type="float" office:value="191300" calcext:value-type="float">
            <text:p>191300</text:p>
          </table:table-cell>
          <table:table-cell office:value-type="float" office:value="215282" calcext:value-type="float">
            <text:p>215282</text:p>
          </table:table-cell>
          <table:table-cell office:value-type="float" office:value="232867" calcext:value-type="float">
            <text:p>232867</text:p>
          </table:table-cell>
        </table:table-row>
        <table:table-row table:style-name="ro2">
          <table:table-cell office:value-type="float" office:value="33801" calcext:value-type="float">
            <text:p>33801</text:p>
          </table:table-cell>
          <table:table-cell office:value-type="float" office:value="37138" calcext:value-type="float">
            <text:p>37138</text:p>
          </table:table-cell>
          <table:table-cell office:value-type="float" office:value="94778" calcext:value-type="float">
            <text:p>94778</text:p>
          </table:table-cell>
          <table:table-cell office:value-type="float" office:value="193786" calcext:value-type="float">
            <text:p>193786</text:p>
          </table:table-cell>
          <table:table-cell office:value-type="float" office:value="194936" calcext:value-type="float">
            <text:p>194936</text:p>
          </table:table-cell>
          <table:table-cell office:value-type="float" office:value="215342" calcext:value-type="float">
            <text:p>215342</text:p>
          </table:table-cell>
          <table:table-cell office:value-type="float" office:value="224726" calcext:value-type="float">
            <text:p>224726</text:p>
          </table:table-cell>
        </table:table-row>
        <table:table-row table:style-name="ro2">
          <table:table-cell office:value-type="float" office:value="33901" calcext:value-type="float">
            <text:p>33901</text:p>
          </table:table-cell>
          <table:table-cell office:value-type="float" office:value="39278" calcext:value-type="float">
            <text:p>39278</text:p>
          </table:table-cell>
          <table:table-cell office:value-type="float" office:value="103117" calcext:value-type="float">
            <text:p>103117</text:p>
          </table:table-cell>
          <table:table-cell office:value-type="float" office:value="199684" calcext:value-type="float">
            <text:p>199684</text:p>
          </table:table-cell>
          <table:table-cell office:value-type="float" office:value="202031" calcext:value-type="float">
            <text:p>202031</text:p>
          </table:table-cell>
          <table:table-cell office:value-type="float" office:value="216019" calcext:value-type="float">
            <text:p>216019</text:p>
          </table:table-cell>
          <table:table-cell office:value-type="float" office:value="228365" calcext:value-type="float">
            <text:p>228365</text:p>
          </table:table-cell>
        </table:table-row>
        <table:table-row table:style-name="ro2">
          <table:table-cell office:value-type="float" office:value="34001" calcext:value-type="float">
            <text:p>34001</text:p>
          </table:table-cell>
          <table:table-cell office:value-type="float" office:value="40827" calcext:value-type="float">
            <text:p>40827</text:p>
          </table:table-cell>
          <table:table-cell office:value-type="float" office:value="93845" calcext:value-type="float">
            <text:p>93845</text:p>
          </table:table-cell>
          <table:table-cell office:value-type="float" office:value="173766" calcext:value-type="float">
            <text:p>173766</text:p>
          </table:table-cell>
          <table:table-cell office:value-type="float" office:value="206137" calcext:value-type="float">
            <text:p>206137</text:p>
          </table:table-cell>
          <table:table-cell office:value-type="float" office:value="216637" calcext:value-type="float">
            <text:p>216637</text:p>
          </table:table-cell>
          <table:table-cell office:value-type="float" office:value="231580" calcext:value-type="float">
            <text:p>231580</text:p>
          </table:table-cell>
        </table:table-row>
        <table:table-row table:style-name="ro2">
          <table:table-cell office:value-type="float" office:value="34101" calcext:value-type="float">
            <text:p>34101</text:p>
          </table:table-cell>
          <table:table-cell office:value-type="float" office:value="40387" calcext:value-type="float">
            <text:p>40387</text:p>
          </table:table-cell>
          <table:table-cell office:value-type="float" office:value="102112" calcext:value-type="float">
            <text:p>102112</text:p>
          </table:table-cell>
          <table:table-cell office:value-type="float" office:value="204743" calcext:value-type="float">
            <text:p>204743</text:p>
          </table:table-cell>
          <table:table-cell office:value-type="float" office:value="207863" calcext:value-type="float">
            <text:p>207863</text:p>
          </table:table-cell>
          <table:table-cell office:value-type="float" office:value="217477" calcext:value-type="float">
            <text:p>217477</text:p>
          </table:table-cell>
          <table:table-cell office:value-type="float" office:value="226696" calcext:value-type="float">
            <text:p>226696</text:p>
          </table:table-cell>
        </table:table-row>
        <table:table-row table:style-name="ro2">
          <table:table-cell office:value-type="float" office:value="34201" calcext:value-type="float">
            <text:p>34201</text:p>
          </table:table-cell>
          <table:table-cell office:value-type="float" office:value="47080" calcext:value-type="float">
            <text:p>47080</text:p>
          </table:table-cell>
          <table:table-cell office:value-type="float" office:value="102029" calcext:value-type="float">
            <text:p>102029</text:p>
          </table:table-cell>
          <table:table-cell office:value-type="float" office:value="195019" calcext:value-type="float">
            <text:p>195019</text:p>
          </table:table-cell>
          <table:table-cell office:value-type="float" office:value="208629" calcext:value-type="float">
            <text:p>208629</text:p>
          </table:table-cell>
          <table:table-cell office:value-type="float" office:value="218251" calcext:value-type="float">
            <text:p>218251</text:p>
          </table:table-cell>
          <table:table-cell office:value-type="float" office:value="228696" calcext:value-type="float">
            <text:p>228696</text:p>
          </table:table-cell>
        </table:table-row>
        <table:table-row table:style-name="ro2">
          <table:table-cell office:value-type="float" office:value="34301" calcext:value-type="float">
            <text:p>34301</text:p>
          </table:table-cell>
          <table:table-cell office:value-type="float" office:value="36710" calcext:value-type="float">
            <text:p>36710</text:p>
          </table:table-cell>
          <table:table-cell office:value-type="float" office:value="105305" calcext:value-type="float">
            <text:p>105305</text:p>
          </table:table-cell>
          <table:table-cell office:value-type="float" office:value="222612" calcext:value-type="float">
            <text:p>222612</text:p>
          </table:table-cell>
          <table:table-cell office:value-type="float" office:value="209529" calcext:value-type="float">
            <text:p>209529</text:p>
          </table:table-cell>
          <table:table-cell office:value-type="float" office:value="219534" calcext:value-type="float">
            <text:p>219534</text:p>
          </table:table-cell>
          <table:table-cell office:value-type="float" office:value="228486" calcext:value-type="float">
            <text:p>228486</text:p>
          </table:table-cell>
        </table:table-row>
        <table:table-row table:style-name="ro2">
          <table:table-cell office:value-type="float" office:value="34401" calcext:value-type="float">
            <text:p>34401</text:p>
          </table:table-cell>
          <table:table-cell office:value-type="float" office:value="34400" calcext:value-type="float">
            <text:p>34400</text:p>
          </table:table-cell>
          <table:table-cell office:value-type="float" office:value="99130" calcext:value-type="float">
            <text:p>99130</text:p>
          </table:table-cell>
          <table:table-cell office:value-type="float" office:value="183934" calcext:value-type="float">
            <text:p>183934</text:p>
          </table:table-cell>
          <table:table-cell office:value-type="float" office:value="207415" calcext:value-type="float">
            <text:p>207415</text:p>
          </table:table-cell>
          <table:table-cell office:value-type="float" office:value="220203" calcext:value-type="float">
            <text:p>220203</text:p>
          </table:table-cell>
          <table:table-cell office:value-type="float" office:value="231010" calcext:value-type="float">
            <text:p>231010</text:p>
          </table:table-cell>
        </table:table-row>
        <table:table-row table:style-name="ro2">
          <table:table-cell office:value-type="float" office:value="34501" calcext:value-type="float">
            <text:p>34501</text:p>
          </table:table-cell>
          <table:table-cell office:value-type="float" office:value="46248" calcext:value-type="float">
            <text:p>46248</text:p>
          </table:table-cell>
          <table:table-cell office:value-type="float" office:value="104502" calcext:value-type="float">
            <text:p>104502</text:p>
          </table:table-cell>
          <table:table-cell office:value-type="float" office:value="221119" calcext:value-type="float">
            <text:p>221119</text:p>
          </table:table-cell>
          <table:table-cell office:value-type="float" office:value="206951" calcext:value-type="float">
            <text:p>206951</text:p>
          </table:table-cell>
          <table:table-cell office:value-type="float" office:value="219760" calcext:value-type="float">
            <text:p>219760</text:p>
          </table:table-cell>
          <table:table-cell office:value-type="float" office:value="237466" calcext:value-type="float">
            <text:p>237466</text:p>
          </table:table-cell>
        </table:table-row>
        <table:table-row table:style-name="ro2">
          <table:table-cell office:value-type="float" office:value="34601" calcext:value-type="float">
            <text:p>34601</text:p>
          </table:table-cell>
          <table:table-cell office:value-type="float" office:value="42761" calcext:value-type="float">
            <text:p>42761</text:p>
          </table:table-cell>
          <table:table-cell office:value-type="float" office:value="105131" calcext:value-type="float">
            <text:p>105131</text:p>
          </table:table-cell>
          <table:table-cell office:value-type="float" office:value="212080" calcext:value-type="float">
            <text:p>212080</text:p>
          </table:table-cell>
          <table:table-cell office:value-type="float" office:value="210273" calcext:value-type="float">
            <text:p>210273</text:p>
          </table:table-cell>
          <table:table-cell office:value-type="float" office:value="220346" calcext:value-type="float">
            <text:p>220346</text:p>
          </table:table-cell>
          <table:table-cell office:value-type="float" office:value="233643" calcext:value-type="float">
            <text:p>233643</text:p>
          </table:table-cell>
        </table:table-row>
        <table:table-row table:style-name="ro2">
          <table:table-cell office:value-type="float" office:value="34701" calcext:value-type="float">
            <text:p>34701</text:p>
          </table:table-cell>
          <table:table-cell office:value-type="float" office:value="47288" calcext:value-type="float">
            <text:p>47288</text:p>
          </table:table-cell>
          <table:table-cell office:value-type="float" office:value="104893" calcext:value-type="float">
            <text:p>104893</text:p>
          </table:table-cell>
          <table:table-cell office:value-type="float" office:value="223470" calcext:value-type="float">
            <text:p>223470</text:p>
          </table:table-cell>
          <table:table-cell office:value-type="float" office:value="212029" calcext:value-type="float">
            <text:p>212029</text:p>
          </table:table-cell>
          <table:table-cell office:value-type="float" office:value="221230" calcext:value-type="float">
            <text:p>221230</text:p>
          </table:table-cell>
          <table:table-cell office:value-type="float" office:value="236405" calcext:value-type="float">
            <text:p>236405</text:p>
          </table:table-cell>
        </table:table-row>
        <table:table-row table:style-name="ro2">
          <table:table-cell office:value-type="float" office:value="34801" calcext:value-type="float">
            <text:p>34801</text:p>
          </table:table-cell>
          <table:table-cell office:value-type="float" office:value="41652" calcext:value-type="float">
            <text:p>41652</text:p>
          </table:table-cell>
          <table:table-cell office:value-type="float" office:value="105456" calcext:value-type="float">
            <text:p>105456</text:p>
          </table:table-cell>
          <table:table-cell office:value-type="float" office:value="204978" calcext:value-type="float">
            <text:p>204978</text:p>
          </table:table-cell>
          <table:table-cell office:value-type="float" office:value="214160" calcext:value-type="float">
            <text:p>214160</text:p>
          </table:table-cell>
          <table:table-cell office:value-type="float" office:value="222062" calcext:value-type="float">
            <text:p>222062</text:p>
          </table:table-cell>
          <table:table-cell office:value-type="float" office:value="237793" calcext:value-type="float">
            <text:p>237793</text:p>
          </table:table-cell>
        </table:table-row>
        <table:table-row table:style-name="ro2">
          <table:table-cell office:value-type="float" office:value="34901" calcext:value-type="float">
            <text:p>34901</text:p>
          </table:table-cell>
          <table:table-cell office:value-type="float" office:value="38165" calcext:value-type="float">
            <text:p>38165</text:p>
          </table:table-cell>
          <table:table-cell office:value-type="float" office:value="103029" calcext:value-type="float">
            <text:p>103029</text:p>
          </table:table-cell>
          <table:table-cell office:value-type="float" office:value="211534" calcext:value-type="float">
            <text:p>211534</text:p>
          </table:table-cell>
          <table:table-cell office:value-type="float" office:value="214490" calcext:value-type="float">
            <text:p>214490</text:p>
          </table:table-cell>
          <table:table-cell office:value-type="float" office:value="222558" calcext:value-type="float">
            <text:p>222558</text:p>
          </table:table-cell>
          <table:table-cell office:value-type="float" office:value="232484" calcext:value-type="float">
            <text:p>232484</text:p>
          </table:table-cell>
        </table:table-row>
        <table:table-row table:style-name="ro2">
          <table:table-cell office:value-type="float" office:value="35001" calcext:value-type="float">
            <text:p>35001</text:p>
          </table:table-cell>
          <table:table-cell office:value-type="float" office:value="52574" calcext:value-type="float">
            <text:p>52574</text:p>
          </table:table-cell>
          <table:table-cell office:value-type="float" office:value="107774" calcext:value-type="float">
            <text:p>107774</text:p>
          </table:table-cell>
          <table:table-cell office:value-type="float" office:value="228632" calcext:value-type="float">
            <text:p>228632</text:p>
          </table:table-cell>
          <table:table-cell office:value-type="float" office:value="214629" calcext:value-type="float">
            <text:p>214629</text:p>
          </table:table-cell>
          <table:table-cell office:value-type="float" office:value="223422" calcext:value-type="float">
            <text:p>223422</text:p>
          </table:table-cell>
          <table:table-cell office:value-type="float" office:value="243774" calcext:value-type="float">
            <text:p>243774</text:p>
          </table:table-cell>
        </table:table-row>
        <table:table-row table:style-name="ro2">
          <table:table-cell office:value-type="float" office:value="35101" calcext:value-type="float">
            <text:p>35101</text:p>
          </table:table-cell>
          <table:table-cell office:value-type="float" office:value="45914" calcext:value-type="float">
            <text:p>45914</text:p>
          </table:table-cell>
          <table:table-cell office:value-type="float" office:value="107829" calcext:value-type="float">
            <text:p>107829</text:p>
          </table:table-cell>
          <table:table-cell office:value-type="float" office:value="221203" calcext:value-type="float">
            <text:p>221203</text:p>
          </table:table-cell>
          <table:table-cell office:value-type="float" office:value="214868" calcext:value-type="float">
            <text:p>214868</text:p>
          </table:table-cell>
          <table:table-cell office:value-type="float" office:value="223607" calcext:value-type="float">
            <text:p>223607</text:p>
          </table:table-cell>
          <table:table-cell office:value-type="float" office:value="235335" calcext:value-type="float">
            <text:p>235335</text:p>
          </table:table-cell>
        </table:table-row>
        <table:table-row table:style-name="ro2">
          <table:table-cell office:value-type="float" office:value="35201" calcext:value-type="float">
            <text:p>35201</text:p>
          </table:table-cell>
          <table:table-cell office:value-type="float" office:value="40053" calcext:value-type="float">
            <text:p>40053</text:p>
          </table:table-cell>
          <table:table-cell office:value-type="float" office:value="106742" calcext:value-type="float">
            <text:p>106742</text:p>
          </table:table-cell>
          <table:table-cell office:value-type="float" office:value="216340" calcext:value-type="float">
            <text:p>216340</text:p>
          </table:table-cell>
          <table:table-cell office:value-type="float" office:value="213676" calcext:value-type="float">
            <text:p>213676</text:p>
          </table:table-cell>
          <table:table-cell office:value-type="float" office:value="224440" calcext:value-type="float">
            <text:p>224440</text:p>
          </table:table-cell>
          <table:table-cell office:value-type="float" office:value="236476" calcext:value-type="float">
            <text:p>236476</text:p>
          </table:table-cell>
        </table:table-row>
        <table:table-row table:style-name="ro2">
          <table:table-cell office:value-type="float" office:value="35301" calcext:value-type="float">
            <text:p>35301</text:p>
          </table:table-cell>
          <table:table-cell office:value-type="float" office:value="38152" calcext:value-type="float">
            <text:p>38152</text:p>
          </table:table-cell>
          <table:table-cell office:value-type="float" office:value="106226" calcext:value-type="float">
            <text:p>106226</text:p>
          </table:table-cell>
          <table:table-cell office:value-type="float" office:value="234832" calcext:value-type="float">
            <text:p>234832</text:p>
          </table:table-cell>
          <table:table-cell office:value-type="float" office:value="217705" calcext:value-type="float">
            <text:p>217705</text:p>
          </table:table-cell>
          <table:table-cell office:value-type="float" office:value="224788" calcext:value-type="float">
            <text:p>224788</text:p>
          </table:table-cell>
          <table:table-cell office:value-type="float" office:value="236958" calcext:value-type="float">
            <text:p>236958</text:p>
          </table:table-cell>
        </table:table-row>
        <table:table-row table:style-name="ro2">
          <table:table-cell office:value-type="float" office:value="35401" calcext:value-type="float">
            <text:p>35401</text:p>
          </table:table-cell>
          <table:table-cell office:value-type="float" office:value="54137" calcext:value-type="float">
            <text:p>54137</text:p>
          </table:table-cell>
          <table:table-cell office:value-type="float" office:value="108402" calcext:value-type="float">
            <text:p>108402</text:p>
          </table:table-cell>
          <table:table-cell office:value-type="float" office:value="234790" calcext:value-type="float">
            <text:p>234790</text:p>
          </table:table-cell>
          <table:table-cell office:value-type="float" office:value="212165" calcext:value-type="float">
            <text:p>212165</text:p>
          </table:table-cell>
          <table:table-cell office:value-type="float" office:value="225391" calcext:value-type="float">
            <text:p>225391</text:p>
          </table:table-cell>
          <table:table-cell office:value-type="float" office:value="235171" calcext:value-type="float">
            <text:p>235171</text:p>
          </table:table-cell>
        </table:table-row>
        <table:table-row table:style-name="ro2">
          <table:table-cell office:value-type="float" office:value="35501" calcext:value-type="float">
            <text:p>35501</text:p>
          </table:table-cell>
          <table:table-cell office:value-type="float" office:value="44371" calcext:value-type="float">
            <text:p>44371</text:p>
          </table:table-cell>
          <table:table-cell office:value-type="float" office:value="101485" calcext:value-type="float">
            <text:p>101485</text:p>
          </table:table-cell>
          <table:table-cell office:value-type="float" office:value="192126" calcext:value-type="float">
            <text:p>192126</text:p>
          </table:table-cell>
          <table:table-cell office:value-type="float" office:value="218316" calcext:value-type="float">
            <text:p>218316</text:p>
          </table:table-cell>
          <table:table-cell office:value-type="float" office:value="226499" calcext:value-type="float">
            <text:p>226499</text:p>
          </table:table-cell>
          <table:table-cell office:value-type="float" office:value="241154" calcext:value-type="float">
            <text:p>241154</text:p>
          </table:table-cell>
        </table:table-row>
        <table:table-row table:style-name="ro2">
          <table:table-cell office:value-type="float" office:value="35601" calcext:value-type="float">
            <text:p>35601</text:p>
          </table:table-cell>
          <table:table-cell office:value-type="float" office:value="39682" calcext:value-type="float">
            <text:p>39682</text:p>
          </table:table-cell>
          <table:table-cell office:value-type="float" office:value="108730" calcext:value-type="float">
            <text:p>108730</text:p>
          </table:table-cell>
          <table:table-cell office:value-type="float" office:value="293607" calcext:value-type="float">
            <text:p>293607</text:p>
          </table:table-cell>
          <table:table-cell office:value-type="float" office:value="212843" calcext:value-type="float">
            <text:p>212843</text:p>
          </table:table-cell>
          <table:table-cell office:value-type="float" office:value="226757" calcext:value-type="float">
            <text:p>226757</text:p>
          </table:table-cell>
          <table:table-cell office:value-type="float" office:value="242044" calcext:value-type="float">
            <text:p>242044</text:p>
          </table:table-cell>
        </table:table-row>
        <table:table-row table:style-name="ro2">
          <table:table-cell office:value-type="float" office:value="35701" calcext:value-type="float">
            <text:p>35701</text:p>
          </table:table-cell>
          <table:table-cell office:value-type="float" office:value="40080" calcext:value-type="float">
            <text:p>40080</text:p>
          </table:table-cell>
          <table:table-cell office:value-type="float" office:value="105956" calcext:value-type="float">
            <text:p>105956</text:p>
          </table:table-cell>
          <table:table-cell office:value-type="float" office:value="184196" calcext:value-type="float">
            <text:p>184196</text:p>
          </table:table-cell>
          <table:table-cell office:value-type="float" office:value="217829" calcext:value-type="float">
            <text:p>217829</text:p>
          </table:table-cell>
          <table:table-cell office:value-type="float" office:value="227638" calcext:value-type="float">
            <text:p>227638</text:p>
          </table:table-cell>
          <table:table-cell office:value-type="float" office:value="241918" calcext:value-type="float">
            <text:p>241918</text:p>
          </table:table-cell>
        </table:table-row>
        <table:table-row table:style-name="ro2">
          <table:table-cell office:value-type="float" office:value="35801" calcext:value-type="float">
            <text:p>35801</text:p>
          </table:table-cell>
          <table:table-cell office:value-type="float" office:value="41512" calcext:value-type="float">
            <text:p>41512</text:p>
          </table:table-cell>
          <table:table-cell office:value-type="float" office:value="107876" calcext:value-type="float">
            <text:p>107876</text:p>
          </table:table-cell>
          <table:table-cell office:value-type="float" office:value="194767" calcext:value-type="float">
            <text:p>194767</text:p>
          </table:table-cell>
          <table:table-cell office:value-type="float" office:value="219766" calcext:value-type="float">
            <text:p>219766</text:p>
          </table:table-cell>
          <table:table-cell office:value-type="float" office:value="229046" calcext:value-type="float">
            <text:p>229046</text:p>
          </table:table-cell>
          <table:table-cell office:value-type="float" office:value="240466" calcext:value-type="float">
            <text:p>240466</text:p>
          </table:table-cell>
        </table:table-row>
        <table:table-row table:style-name="ro2">
          <table:table-cell office:value-type="float" office:value="35901" calcext:value-type="float">
            <text:p>35901</text:p>
          </table:table-cell>
          <table:table-cell office:value-type="float" office:value="39224" calcext:value-type="float">
            <text:p>39224</text:p>
          </table:table-cell>
          <table:table-cell office:value-type="float" office:value="106016" calcext:value-type="float">
            <text:p>106016</text:p>
          </table:table-cell>
          <table:table-cell office:value-type="float" office:value="178723" calcext:value-type="float">
            <text:p>178723</text:p>
          </table:table-cell>
          <table:table-cell office:value-type="float" office:value="219863" calcext:value-type="float">
            <text:p>219863</text:p>
          </table:table-cell>
          <table:table-cell office:value-type="float" office:value="229019" calcext:value-type="float">
            <text:p>229019</text:p>
          </table:table-cell>
          <table:table-cell office:value-type="float" office:value="239230" calcext:value-type="float">
            <text:p>239230</text:p>
          </table:table-cell>
        </table:table-row>
        <table:table-row table:style-name="ro2">
          <table:table-cell office:value-type="float" office:value="36001" calcext:value-type="float">
            <text:p>36001</text:p>
          </table:table-cell>
          <table:table-cell office:value-type="float" office:value="45124" calcext:value-type="float">
            <text:p>45124</text:p>
          </table:table-cell>
          <table:table-cell office:value-type="float" office:value="103247" calcext:value-type="float">
            <text:p>103247</text:p>
          </table:table-cell>
          <table:table-cell office:value-type="float" office:value="224913" calcext:value-type="float">
            <text:p>224913</text:p>
          </table:table-cell>
          <table:table-cell office:value-type="float" office:value="219885" calcext:value-type="float">
            <text:p>219885</text:p>
          </table:table-cell>
          <table:table-cell office:value-type="float" office:value="229784" calcext:value-type="float">
            <text:p>229784</text:p>
          </table:table-cell>
          <table:table-cell office:value-type="float" office:value="240585" calcext:value-type="float">
            <text:p>240585</text:p>
          </table:table-cell>
        </table:table-row>
        <table:table-row table:style-name="ro2">
          <table:table-cell office:value-type="float" office:value="36101" calcext:value-type="float">
            <text:p>36101</text:p>
          </table:table-cell>
          <table:table-cell office:value-type="float" office:value="38605" calcext:value-type="float">
            <text:p>38605</text:p>
          </table:table-cell>
          <table:table-cell office:value-type="float" office:value="101552" calcext:value-type="float">
            <text:p>101552</text:p>
          </table:table-cell>
          <table:table-cell office:value-type="float" office:value="185384" calcext:value-type="float">
            <text:p>185384</text:p>
          </table:table-cell>
          <table:table-cell office:value-type="float" office:value="219732" calcext:value-type="float">
            <text:p>219732</text:p>
          </table:table-cell>
          <table:table-cell office:value-type="float" office:value="229515" calcext:value-type="float">
            <text:p>229515</text:p>
          </table:table-cell>
          <table:table-cell office:value-type="float" office:value="241928" calcext:value-type="float">
            <text:p>241928</text:p>
          </table:table-cell>
        </table:table-row>
        <table:table-row table:style-name="ro2">
          <table:table-cell office:value-type="float" office:value="36201" calcext:value-type="float">
            <text:p>36201</text:p>
          </table:table-cell>
          <table:table-cell office:value-type="float" office:value="44127" calcext:value-type="float">
            <text:p>44127</text:p>
          </table:table-cell>
          <table:table-cell office:value-type="float" office:value="103258" calcext:value-type="float">
            <text:p>103258</text:p>
          </table:table-cell>
          <table:table-cell office:value-type="float" office:value="233061" calcext:value-type="float">
            <text:p>233061</text:p>
          </table:table-cell>
          <table:table-cell office:value-type="float" office:value="117839" calcext:value-type="float">
            <text:p>117839</text:p>
          </table:table-cell>
          <table:table-cell office:value-type="float" office:value="230322" calcext:value-type="float">
            <text:p>230322</text:p>
          </table:table-cell>
          <table:table-cell office:value-type="float" office:value="243796" calcext:value-type="float">
            <text:p>243796</text:p>
          </table:table-cell>
        </table:table-row>
        <table:table-row table:style-name="ro2">
          <table:table-cell office:value-type="float" office:value="36301" calcext:value-type="float">
            <text:p>36301</text:p>
          </table:table-cell>
          <table:table-cell office:value-type="float" office:value="50001" calcext:value-type="float">
            <text:p>50001</text:p>
          </table:table-cell>
          <table:table-cell office:value-type="float" office:value="110155" calcext:value-type="float">
            <text:p>110155</text:p>
          </table:table-cell>
          <table:table-cell office:value-type="float" office:value="258994" calcext:value-type="float">
            <text:p>258994</text:p>
          </table:table-cell>
          <table:table-cell office:value-type="float" office:value="223477" calcext:value-type="float">
            <text:p>223477</text:p>
          </table:table-cell>
          <table:table-cell office:value-type="float" office:value="232639" calcext:value-type="float">
            <text:p>232639</text:p>
          </table:table-cell>
          <table:table-cell office:value-type="float" office:value="281965" calcext:value-type="float">
            <text:p>281965</text:p>
          </table:table-cell>
        </table:table-row>
        <table:table-row table:style-name="ro2">
          <table:table-cell office:value-type="float" office:value="36401" calcext:value-type="float">
            <text:p>36401</text:p>
          </table:table-cell>
          <table:table-cell office:value-type="float" office:value="41806" calcext:value-type="float">
            <text:p>41806</text:p>
          </table:table-cell>
          <table:table-cell office:value-type="float" office:value="111092" calcext:value-type="float">
            <text:p>111092</text:p>
          </table:table-cell>
          <table:table-cell office:value-type="float" office:value="252669" calcext:value-type="float">
            <text:p>252669</text:p>
          </table:table-cell>
          <table:table-cell office:value-type="float" office:value="183295" calcext:value-type="float">
            <text:p>183295</text:p>
          </table:table-cell>
          <table:table-cell office:value-type="float" office:value="230435" calcext:value-type="float">
            <text:p>230435</text:p>
          </table:table-cell>
          <table:table-cell office:value-type="float" office:value="251990" calcext:value-type="float">
            <text:p>251990</text:p>
          </table:table-cell>
        </table:table-row>
        <table:table-row table:style-name="ro2">
          <table:table-cell office:value-type="float" office:value="36501" calcext:value-type="float">
            <text:p>36501</text:p>
          </table:table-cell>
          <table:table-cell office:value-type="float" office:value="54176" calcext:value-type="float">
            <text:p>54176</text:p>
          </table:table-cell>
          <table:table-cell office:value-type="float" office:value="109226" calcext:value-type="float">
            <text:p>109226</text:p>
          </table:table-cell>
          <table:table-cell office:value-type="float" office:value="211426" calcext:value-type="float">
            <text:p>211426</text:p>
          </table:table-cell>
          <table:table-cell office:value-type="float" office:value="225751" calcext:value-type="float">
            <text:p>225751</text:p>
          </table:table-cell>
          <table:table-cell office:value-type="float" office:value="233472" calcext:value-type="float">
            <text:p>233472</text:p>
          </table:table-cell>
          <table:table-cell office:value-type="float" office:value="252636" calcext:value-type="float">
            <text:p>252636</text:p>
          </table:table-cell>
        </table:table-row>
        <table:table-row table:style-name="ro2">
          <table:table-cell office:value-type="float" office:value="36601" calcext:value-type="float">
            <text:p>36601</text:p>
          </table:table-cell>
          <table:table-cell office:value-type="float" office:value="48899" calcext:value-type="float">
            <text:p>48899</text:p>
          </table:table-cell>
          <table:table-cell office:value-type="float" office:value="106775" calcext:value-type="float">
            <text:p>106775</text:p>
          </table:table-cell>
          <table:table-cell office:value-type="float" office:value="192042" calcext:value-type="float">
            <text:p>192042</text:p>
          </table:table-cell>
          <table:table-cell office:value-type="float" office:value="202915" calcext:value-type="float">
            <text:p>202915</text:p>
          </table:table-cell>
          <table:table-cell office:value-type="float" office:value="233092" calcext:value-type="float">
            <text:p>233092</text:p>
          </table:table-cell>
          <table:table-cell office:value-type="float" office:value="253176" calcext:value-type="float">
            <text:p>253176</text:p>
          </table:table-cell>
        </table:table-row>
        <table:table-row table:style-name="ro2">
          <table:table-cell office:value-type="float" office:value="36701" calcext:value-type="float">
            <text:p>36701</text:p>
          </table:table-cell>
          <table:table-cell office:value-type="float" office:value="47389" calcext:value-type="float">
            <text:p>47389</text:p>
          </table:table-cell>
          <table:table-cell office:value-type="float" office:value="108754" calcext:value-type="float">
            <text:p>108754</text:p>
          </table:table-cell>
          <table:table-cell office:value-type="float" office:value="231705" calcext:value-type="float">
            <text:p>231705</text:p>
          </table:table-cell>
          <table:table-cell office:value-type="float" office:value="224208" calcext:value-type="float">
            <text:p>224208</text:p>
          </table:table-cell>
          <table:table-cell office:value-type="float" office:value="233725" calcext:value-type="float">
            <text:p>233725</text:p>
          </table:table-cell>
          <table:table-cell office:value-type="float" office:value="271017" calcext:value-type="float">
            <text:p>271017</text:p>
          </table:table-cell>
        </table:table-row>
        <table:table-row table:style-name="ro2">
          <table:table-cell office:value-type="float" office:value="36801" calcext:value-type="float">
            <text:p>36801</text:p>
          </table:table-cell>
          <table:table-cell office:value-type="float" office:value="50778" calcext:value-type="float">
            <text:p>50778</text:p>
          </table:table-cell>
          <table:table-cell office:value-type="float" office:value="113051" calcext:value-type="float">
            <text:p>113051</text:p>
          </table:table-cell>
          <table:table-cell office:value-type="float" office:value="206774" calcext:value-type="float">
            <text:p>206774</text:p>
          </table:table-cell>
          <table:table-cell office:value-type="float" office:value="214797" calcext:value-type="float">
            <text:p>214797</text:p>
          </table:table-cell>
          <table:table-cell office:value-type="float" office:value="235046" calcext:value-type="float">
            <text:p>235046</text:p>
          </table:table-cell>
          <table:table-cell office:value-type="float" office:value="253826" calcext:value-type="float">
            <text:p>253826</text:p>
          </table:table-cell>
        </table:table-row>
        <table:table-row table:style-name="ro2">
          <table:table-cell office:value-type="float" office:value="36901" calcext:value-type="float">
            <text:p>36901</text:p>
          </table:table-cell>
          <table:table-cell office:value-type="float" office:value="46556" calcext:value-type="float">
            <text:p>46556</text:p>
          </table:table-cell>
          <table:table-cell office:value-type="float" office:value="115395" calcext:value-type="float">
            <text:p>115395</text:p>
          </table:table-cell>
          <table:table-cell office:value-type="float" office:value="234473" calcext:value-type="float">
            <text:p>234473</text:p>
          </table:table-cell>
          <table:table-cell office:value-type="float" office:value="204125" calcext:value-type="float">
            <text:p>204125</text:p>
          </table:table-cell>
          <table:table-cell office:value-type="float" office:value="235796" calcext:value-type="float">
            <text:p>235796</text:p>
          </table:table-cell>
          <table:table-cell office:value-type="float" office:value="287926" calcext:value-type="float">
            <text:p>287926</text:p>
          </table:table-cell>
        </table:table-row>
        <table:table-row table:style-name="ro2">
          <table:table-cell office:value-type="float" office:value="37001" calcext:value-type="float">
            <text:p>37001</text:p>
          </table:table-cell>
          <table:table-cell office:value-type="float" office:value="43717" calcext:value-type="float">
            <text:p>43717</text:p>
          </table:table-cell>
          <table:table-cell office:value-type="float" office:value="108985" calcext:value-type="float">
            <text:p>108985</text:p>
          </table:table-cell>
          <table:table-cell office:value-type="float" office:value="226710" calcext:value-type="float">
            <text:p>226710</text:p>
          </table:table-cell>
          <table:table-cell office:value-type="float" office:value="217125" calcext:value-type="float">
            <text:p>217125</text:p>
          </table:table-cell>
          <table:table-cell office:value-type="float" office:value="237070" calcext:value-type="float">
            <text:p>237070</text:p>
          </table:table-cell>
          <table:table-cell office:value-type="float" office:value="269657" calcext:value-type="float">
            <text:p>269657</text:p>
          </table:table-cell>
        </table:table-row>
        <table:table-row table:style-name="ro2">
          <table:table-cell office:value-type="float" office:value="37101" calcext:value-type="float">
            <text:p>37101</text:p>
          </table:table-cell>
          <table:table-cell office:value-type="float" office:value="51678" calcext:value-type="float">
            <text:p>51678</text:p>
          </table:table-cell>
          <table:table-cell office:value-type="float" office:value="118594" calcext:value-type="float">
            <text:p>118594</text:p>
          </table:table-cell>
          <table:table-cell office:value-type="float" office:value="247395" calcext:value-type="float">
            <text:p>247395</text:p>
          </table:table-cell>
          <table:table-cell office:value-type="float" office:value="216341" calcext:value-type="float">
            <text:p>216341</text:p>
          </table:table-cell>
          <table:table-cell office:value-type="float" office:value="236406" calcext:value-type="float">
            <text:p>236406</text:p>
          </table:table-cell>
          <table:table-cell office:value-type="float" office:value="258406" calcext:value-type="float">
            <text:p>258406</text:p>
          </table:table-cell>
        </table:table-row>
        <table:table-row table:style-name="ro2">
          <table:table-cell office:value-type="float" office:value="37201" calcext:value-type="float">
            <text:p>37201</text:p>
          </table:table-cell>
          <table:table-cell office:value-type="float" office:value="39787" calcext:value-type="float">
            <text:p>39787</text:p>
          </table:table-cell>
          <table:table-cell office:value-type="float" office:value="110269" calcext:value-type="float">
            <text:p>110269</text:p>
          </table:table-cell>
          <table:table-cell office:value-type="float" office:value="219255" calcext:value-type="float">
            <text:p>219255</text:p>
          </table:table-cell>
          <table:table-cell office:value-type="float" office:value="221082" calcext:value-type="float">
            <text:p>221082</text:p>
          </table:table-cell>
          <table:table-cell office:value-type="float" office:value="238152" calcext:value-type="float">
            <text:p>238152</text:p>
          </table:table-cell>
          <table:table-cell office:value-type="float" office:value="275950" calcext:value-type="float">
            <text:p>275950</text:p>
          </table:table-cell>
        </table:table-row>
        <table:table-row table:style-name="ro2">
          <table:table-cell office:value-type="float" office:value="37301" calcext:value-type="float">
            <text:p>37301</text:p>
          </table:table-cell>
          <table:table-cell office:value-type="float" office:value="44925" calcext:value-type="float">
            <text:p>44925</text:p>
          </table:table-cell>
          <table:table-cell office:value-type="float" office:value="110419" calcext:value-type="float">
            <text:p>110419</text:p>
          </table:table-cell>
          <table:table-cell office:value-type="float" office:value="213043" calcext:value-type="float">
            <text:p>213043</text:p>
          </table:table-cell>
          <table:table-cell office:value-type="float" office:value="216910" calcext:value-type="float">
            <text:p>216910</text:p>
          </table:table-cell>
          <table:table-cell office:value-type="float" office:value="237314" calcext:value-type="float">
            <text:p>237314</text:p>
          </table:table-cell>
          <table:table-cell office:value-type="float" office:value="278892" calcext:value-type="float">
            <text:p>278892</text:p>
          </table:table-cell>
        </table:table-row>
        <table:table-row table:style-name="ro2">
          <table:table-cell office:value-type="float" office:value="37401" calcext:value-type="float">
            <text:p>37401</text:p>
          </table:table-cell>
          <table:table-cell office:value-type="float" office:value="43520" calcext:value-type="float">
            <text:p>43520</text:p>
          </table:table-cell>
          <table:table-cell office:value-type="float" office:value="113580" calcext:value-type="float">
            <text:p>113580</text:p>
          </table:table-cell>
          <table:table-cell office:value-type="float" office:value="213486" calcext:value-type="float">
            <text:p>213486</text:p>
          </table:table-cell>
          <table:table-cell office:value-type="float" office:value="216677" calcext:value-type="float">
            <text:p>216677</text:p>
          </table:table-cell>
          <table:table-cell office:value-type="float" office:value="238895" calcext:value-type="float">
            <text:p>238895</text:p>
          </table:table-cell>
          <table:table-cell office:value-type="float" office:value="265347" calcext:value-type="float">
            <text:p>265347</text:p>
          </table:table-cell>
        </table:table-row>
        <table:table-row table:style-name="ro2">
          <table:table-cell office:value-type="float" office:value="37501" calcext:value-type="float">
            <text:p>37501</text:p>
          </table:table-cell>
          <table:table-cell office:value-type="float" office:value="50977" calcext:value-type="float">
            <text:p>50977</text:p>
          </table:table-cell>
          <table:table-cell office:value-type="float" office:value="114630" calcext:value-type="float">
            <text:p>114630</text:p>
          </table:table-cell>
          <table:table-cell office:value-type="float" office:value="210030" calcext:value-type="float">
            <text:p>210030</text:p>
          </table:table-cell>
          <table:table-cell office:value-type="float" office:value="216120" calcext:value-type="float">
            <text:p>216120</text:p>
          </table:table-cell>
          <table:table-cell office:value-type="float" office:value="240734" calcext:value-type="float">
            <text:p>240734</text:p>
          </table:table-cell>
          <table:table-cell office:value-type="float" office:value="273496" calcext:value-type="float">
            <text:p>273496</text:p>
          </table:table-cell>
        </table:table-row>
        <table:table-row table:style-name="ro2">
          <table:table-cell office:value-type="float" office:value="37601" calcext:value-type="float">
            <text:p>37601</text:p>
          </table:table-cell>
          <table:table-cell office:value-type="float" office:value="49181" calcext:value-type="float">
            <text:p>49181</text:p>
          </table:table-cell>
          <table:table-cell office:value-type="float" office:value="113615" calcext:value-type="float">
            <text:p>113615</text:p>
          </table:table-cell>
          <table:table-cell office:value-type="float" office:value="268855" calcext:value-type="float">
            <text:p>268855</text:p>
          </table:table-cell>
          <table:table-cell office:value-type="float" office:value="214628" calcext:value-type="float">
            <text:p>214628</text:p>
          </table:table-cell>
          <table:table-cell office:value-type="float" office:value="242961" calcext:value-type="float">
            <text:p>242961</text:p>
          </table:table-cell>
          <table:table-cell office:value-type="float" office:value="286476" calcext:value-type="float">
            <text:p>286476</text:p>
          </table:table-cell>
        </table:table-row>
        <table:table-row table:style-name="ro2">
          <table:table-cell office:value-type="float" office:value="37701" calcext:value-type="float">
            <text:p>37701</text:p>
          </table:table-cell>
          <table:table-cell office:value-type="float" office:value="41288" calcext:value-type="float">
            <text:p>41288</text:p>
          </table:table-cell>
          <table:table-cell office:value-type="float" office:value="108207" calcext:value-type="float">
            <text:p>108207</text:p>
          </table:table-cell>
          <table:table-cell office:value-type="float" office:value="196818" calcext:value-type="float">
            <text:p>196818</text:p>
          </table:table-cell>
          <table:table-cell office:value-type="float" office:value="182498" calcext:value-type="float">
            <text:p>182498</text:p>
          </table:table-cell>
          <table:table-cell office:value-type="float" office:value="242143" calcext:value-type="float">
            <text:p>242143</text:p>
          </table:table-cell>
          <table:table-cell office:value-type="float" office:value="293929" calcext:value-type="float">
            <text:p>293929</text:p>
          </table:table-cell>
        </table:table-row>
        <table:table-row table:style-name="ro2">
          <table:table-cell office:value-type="float" office:value="37801" calcext:value-type="float">
            <text:p>37801</text:p>
          </table:table-cell>
          <table:table-cell office:value-type="float" office:value="51112" calcext:value-type="float">
            <text:p>51112</text:p>
          </table:table-cell>
          <table:table-cell office:value-type="float" office:value="109781" calcext:value-type="float">
            <text:p>109781</text:p>
          </table:table-cell>
          <table:table-cell office:value-type="float" office:value="253528" calcext:value-type="float">
            <text:p>253528</text:p>
          </table:table-cell>
          <table:table-cell office:value-type="float" office:value="220170" calcext:value-type="float">
            <text:p>220170</text:p>
          </table:table-cell>
          <table:table-cell office:value-type="float" office:value="241293" calcext:value-type="float">
            <text:p>241293</text:p>
          </table:table-cell>
          <table:table-cell office:value-type="float" office:value="266965" calcext:value-type="float">
            <text:p>266965</text:p>
          </table:table-cell>
        </table:table-row>
        <table:table-row table:style-name="ro2">
          <table:table-cell office:value-type="float" office:value="37901" calcext:value-type="float">
            <text:p>37901</text:p>
          </table:table-cell>
          <table:table-cell office:value-type="float" office:value="54634" calcext:value-type="float">
            <text:p>54634</text:p>
          </table:table-cell>
          <table:table-cell office:value-type="float" office:value="119935" calcext:value-type="float">
            <text:p>119935</text:p>
          </table:table-cell>
          <table:table-cell office:value-type="float" office:value="213783" calcext:value-type="float">
            <text:p>213783</text:p>
          </table:table-cell>
          <table:table-cell office:value-type="float" office:value="220485" calcext:value-type="float">
            <text:p>220485</text:p>
          </table:table-cell>
          <table:table-cell office:value-type="float" office:value="243845" calcext:value-type="float">
            <text:p>243845</text:p>
          </table:table-cell>
          <table:table-cell office:value-type="float" office:value="297463" calcext:value-type="float">
            <text:p>297463</text:p>
          </table:table-cell>
        </table:table-row>
        <table:table-row table:style-name="ro2">
          <table:table-cell office:value-type="float" office:value="38001" calcext:value-type="float">
            <text:p>38001</text:p>
          </table:table-cell>
          <table:table-cell office:value-type="float" office:value="43805" calcext:value-type="float">
            <text:p>43805</text:p>
          </table:table-cell>
          <table:table-cell office:value-type="float" office:value="106526" calcext:value-type="float">
            <text:p>106526</text:p>
          </table:table-cell>
          <table:table-cell office:value-type="float" office:value="196233" calcext:value-type="float">
            <text:p>196233</text:p>
          </table:table-cell>
          <table:table-cell office:value-type="float" office:value="213087" calcext:value-type="float">
            <text:p>213087</text:p>
          </table:table-cell>
          <table:table-cell office:value-type="float" office:value="242857" calcext:value-type="float">
            <text:p>242857</text:p>
          </table:table-cell>
          <table:table-cell office:value-type="float" office:value="262235" calcext:value-type="float">
            <text:p>262235</text:p>
          </table:table-cell>
        </table:table-row>
        <table:table-row table:style-name="ro2">
          <table:table-cell office:value-type="float" office:value="38101" calcext:value-type="float">
            <text:p>38101</text:p>
          </table:table-cell>
          <table:table-cell office:value-type="float" office:value="44612" calcext:value-type="float">
            <text:p>44612</text:p>
          </table:table-cell>
          <table:table-cell office:value-type="float" office:value="114992" calcext:value-type="float">
            <text:p>114992</text:p>
          </table:table-cell>
          <table:table-cell office:value-type="float" office:value="212038" calcext:value-type="float">
            <text:p>212038</text:p>
          </table:table-cell>
          <table:table-cell office:value-type="float" office:value="218874" calcext:value-type="float">
            <text:p>218874</text:p>
          </table:table-cell>
          <table:table-cell office:value-type="float" office:value="244143" calcext:value-type="float">
            <text:p>244143</text:p>
          </table:table-cell>
          <table:table-cell office:value-type="float" office:value="287419" calcext:value-type="float">
            <text:p>287419</text:p>
          </table:table-cell>
        </table:table-row>
        <table:table-row table:style-name="ro2">
          <table:table-cell office:value-type="float" office:value="38201" calcext:value-type="float">
            <text:p>38201</text:p>
          </table:table-cell>
          <table:table-cell office:value-type="float" office:value="41673" calcext:value-type="float">
            <text:p>41673</text:p>
          </table:table-cell>
          <table:table-cell office:value-type="float" office:value="110343" calcext:value-type="float">
            <text:p>110343</text:p>
          </table:table-cell>
          <table:table-cell office:value-type="float" office:value="202528" calcext:value-type="float">
            <text:p>202528</text:p>
          </table:table-cell>
          <table:table-cell office:value-type="float" office:value="201306" calcext:value-type="float">
            <text:p>201306</text:p>
          </table:table-cell>
          <table:table-cell office:value-type="float" office:value="244328" calcext:value-type="float">
            <text:p>244328</text:p>
          </table:table-cell>
          <table:table-cell office:value-type="float" office:value="290527" calcext:value-type="float">
            <text:p>290527</text:p>
          </table:table-cell>
        </table:table-row>
        <table:table-row table:style-name="ro2">
          <table:table-cell office:value-type="float" office:value="38301" calcext:value-type="float">
            <text:p>38301</text:p>
          </table:table-cell>
          <table:table-cell office:value-type="float" office:value="48057" calcext:value-type="float">
            <text:p>48057</text:p>
          </table:table-cell>
          <table:table-cell office:value-type="float" office:value="118670" calcext:value-type="float">
            <text:p>118670</text:p>
          </table:table-cell>
          <table:table-cell office:value-type="float" office:value="231139" calcext:value-type="float">
            <text:p>231139</text:p>
          </table:table-cell>
          <table:table-cell office:value-type="float" office:value="218783" calcext:value-type="float">
            <text:p>218783</text:p>
          </table:table-cell>
          <table:table-cell office:value-type="float" office:value="246764" calcext:value-type="float">
            <text:p>246764</text:p>
          </table:table-cell>
          <table:table-cell office:value-type="float" office:value="275188" calcext:value-type="float">
            <text:p>275188</text:p>
          </table:table-cell>
        </table:table-row>
        <table:table-row table:style-name="ro2">
          <table:table-cell office:value-type="float" office:value="38401" calcext:value-type="float">
            <text:p>38401</text:p>
          </table:table-cell>
          <table:table-cell office:value-type="float" office:value="50944" calcext:value-type="float">
            <text:p>50944</text:p>
          </table:table-cell>
          <table:table-cell office:value-type="float" office:value="113011" calcext:value-type="float">
            <text:p>113011</text:p>
          </table:table-cell>
          <table:table-cell office:value-type="float" office:value="227867" calcext:value-type="float">
            <text:p>227867</text:p>
          </table:table-cell>
          <table:table-cell office:value-type="float" office:value="220975" calcext:value-type="float">
            <text:p>220975</text:p>
          </table:table-cell>
          <table:table-cell office:value-type="float" office:value="246246" calcext:value-type="float">
            <text:p>246246</text:p>
          </table:table-cell>
          <table:table-cell office:value-type="float" office:value="327567" calcext:value-type="float">
            <text:p>327567</text:p>
          </table:table-cell>
        </table:table-row>
        <table:table-row table:style-name="ro2">
          <table:table-cell office:value-type="float" office:value="38501" calcext:value-type="float">
            <text:p>38501</text:p>
          </table:table-cell>
          <table:table-cell office:value-type="float" office:value="42111" calcext:value-type="float">
            <text:p>42111</text:p>
          </table:table-cell>
          <table:table-cell office:value-type="float" office:value="116879" calcext:value-type="float">
            <text:p>116879</text:p>
          </table:table-cell>
          <table:table-cell office:value-type="float" office:value="231342" calcext:value-type="float">
            <text:p>231342</text:p>
          </table:table-cell>
          <table:table-cell office:value-type="float" office:value="195043" calcext:value-type="float">
            <text:p>195043</text:p>
          </table:table-cell>
          <table:table-cell office:value-type="float" office:value="246699" calcext:value-type="float">
            <text:p>246699</text:p>
          </table:table-cell>
          <table:table-cell office:value-type="float" office:value="297869" calcext:value-type="float">
            <text:p>297869</text:p>
          </table:table-cell>
        </table:table-row>
        <table:table-row table:style-name="ro2">
          <table:table-cell office:value-type="float" office:value="38601" calcext:value-type="float">
            <text:p>38601</text:p>
          </table:table-cell>
          <table:table-cell office:value-type="float" office:value="52955" calcext:value-type="float">
            <text:p>52955</text:p>
          </table:table-cell>
          <table:table-cell office:value-type="float" office:value="116114" calcext:value-type="float">
            <text:p>116114</text:p>
          </table:table-cell>
          <table:table-cell office:value-type="float" office:value="204877" calcext:value-type="float">
            <text:p>204877</text:p>
          </table:table-cell>
          <table:table-cell office:value-type="float" office:value="218743" calcext:value-type="float">
            <text:p>218743</text:p>
          </table:table-cell>
          <table:table-cell office:value-type="float" office:value="247135" calcext:value-type="float">
            <text:p>247135</text:p>
          </table:table-cell>
          <table:table-cell office:value-type="float" office:value="305206" calcext:value-type="float">
            <text:p>305206</text:p>
          </table:table-cell>
        </table:table-row>
        <table:table-row table:style-name="ro2">
          <table:table-cell office:value-type="float" office:value="38701" calcext:value-type="float">
            <text:p>38701</text:p>
          </table:table-cell>
          <table:table-cell office:value-type="float" office:value="49354" calcext:value-type="float">
            <text:p>49354</text:p>
          </table:table-cell>
          <table:table-cell office:value-type="float" office:value="118018" calcext:value-type="float">
            <text:p>118018</text:p>
          </table:table-cell>
          <table:table-cell office:value-type="float" office:value="226344" calcext:value-type="float">
            <text:p>226344</text:p>
          </table:table-cell>
          <table:table-cell office:value-type="float" office:value="227667" calcext:value-type="float">
            <text:p>227667</text:p>
          </table:table-cell>
          <table:table-cell office:value-type="float" office:value="249370" calcext:value-type="float">
            <text:p>249370</text:p>
          </table:table-cell>
          <table:table-cell office:value-type="float" office:value="296762" calcext:value-type="float">
            <text:p>296762</text:p>
          </table:table-cell>
        </table:table-row>
        <table:table-row table:style-name="ro2">
          <table:table-cell office:value-type="float" office:value="38801" calcext:value-type="float">
            <text:p>38801</text:p>
          </table:table-cell>
          <table:table-cell office:value-type="float" office:value="44161" calcext:value-type="float">
            <text:p>44161</text:p>
          </table:table-cell>
          <table:table-cell office:value-type="float" office:value="111994" calcext:value-type="float">
            <text:p>111994</text:p>
          </table:table-cell>
          <table:table-cell office:value-type="float" office:value="218676" calcext:value-type="float">
            <text:p>218676</text:p>
          </table:table-cell>
          <table:table-cell office:value-type="float" office:value="229693" calcext:value-type="float">
            <text:p>229693</text:p>
          </table:table-cell>
          <table:table-cell office:value-type="float" office:value="248856" calcext:value-type="float">
            <text:p>248856</text:p>
          </table:table-cell>
          <table:table-cell office:value-type="float" office:value="293088" calcext:value-type="float">
            <text:p>293088</text:p>
          </table:table-cell>
        </table:table-row>
        <table:table-row table:style-name="ro2">
          <table:table-cell office:value-type="float" office:value="38901" calcext:value-type="float">
            <text:p>38901</text:p>
          </table:table-cell>
          <table:table-cell office:value-type="float" office:value="42213" calcext:value-type="float">
            <text:p>42213</text:p>
          </table:table-cell>
          <table:table-cell office:value-type="float" office:value="114709" calcext:value-type="float">
            <text:p>114709</text:p>
          </table:table-cell>
          <table:table-cell office:value-type="float" office:value="247545" calcext:value-type="float">
            <text:p>247545</text:p>
          </table:table-cell>
          <table:table-cell office:value-type="float" office:value="230298" calcext:value-type="float">
            <text:p>230298</text:p>
          </table:table-cell>
          <table:table-cell office:value-type="float" office:value="251036" calcext:value-type="float">
            <text:p>251036</text:p>
          </table:table-cell>
          <table:table-cell office:value-type="float" office:value="287661" calcext:value-type="float">
            <text:p>287661</text:p>
          </table:table-cell>
        </table:table-row>
        <table:table-row table:style-name="ro2">
          <table:table-cell office:value-type="float" office:value="39001" calcext:value-type="float">
            <text:p>39001</text:p>
          </table:table-cell>
          <table:table-cell office:value-type="float" office:value="39135" calcext:value-type="float">
            <text:p>39135</text:p>
          </table:table-cell>
          <table:table-cell office:value-type="float" office:value="112591" calcext:value-type="float">
            <text:p>112591</text:p>
          </table:table-cell>
          <table:table-cell office:value-type="float" office:value="228712" calcext:value-type="float">
            <text:p>228712</text:p>
          </table:table-cell>
          <table:table-cell office:value-type="float" office:value="220881" calcext:value-type="float">
            <text:p>220881</text:p>
          </table:table-cell>
          <table:table-cell office:value-type="float" office:value="250663" calcext:value-type="float">
            <text:p>250663</text:p>
          </table:table-cell>
          <table:table-cell office:value-type="float" office:value="302246" calcext:value-type="float">
            <text:p>302246</text:p>
          </table:table-cell>
        </table:table-row>
        <table:table-row table:style-name="ro2">
          <table:table-cell office:value-type="float" office:value="39101" calcext:value-type="float">
            <text:p>39101</text:p>
          </table:table-cell>
          <table:table-cell office:value-type="float" office:value="47375" calcext:value-type="float">
            <text:p>47375</text:p>
          </table:table-cell>
          <table:table-cell office:value-type="float" office:value="112247" calcext:value-type="float">
            <text:p>112247</text:p>
          </table:table-cell>
          <table:table-cell office:value-type="float" office:value="200251" calcext:value-type="float">
            <text:p>200251</text:p>
          </table:table-cell>
          <table:table-cell office:value-type="float" office:value="235480" calcext:value-type="float">
            <text:p>235480</text:p>
          </table:table-cell>
          <table:table-cell office:value-type="float" office:value="249850" calcext:value-type="float">
            <text:p>249850</text:p>
          </table:table-cell>
          <table:table-cell office:value-type="float" office:value="279797" calcext:value-type="float">
            <text:p>279797</text:p>
          </table:table-cell>
        </table:table-row>
        <table:table-row table:style-name="ro2">
          <table:table-cell office:value-type="float" office:value="39201" calcext:value-type="float">
            <text:p>39201</text:p>
          </table:table-cell>
          <table:table-cell office:value-type="float" office:value="55537" calcext:value-type="float">
            <text:p>55537</text:p>
          </table:table-cell>
          <table:table-cell office:value-type="float" office:value="114956" calcext:value-type="float">
            <text:p>114956</text:p>
          </table:table-cell>
          <table:table-cell office:value-type="float" office:value="216163" calcext:value-type="float">
            <text:p>216163</text:p>
          </table:table-cell>
          <table:table-cell office:value-type="float" office:value="231384" calcext:value-type="float">
            <text:p>231384</text:p>
          </table:table-cell>
          <table:table-cell office:value-type="float" office:value="250911" calcext:value-type="float">
            <text:p>250911</text:p>
          </table:table-cell>
          <table:table-cell office:value-type="float" office:value="293110" calcext:value-type="float">
            <text:p>293110</text:p>
          </table:table-cell>
        </table:table-row>
        <table:table-row table:style-name="ro2">
          <table:table-cell office:value-type="float" office:value="39301" calcext:value-type="float">
            <text:p>39301</text:p>
          </table:table-cell>
          <table:table-cell office:value-type="float" office:value="41909" calcext:value-type="float">
            <text:p>41909</text:p>
          </table:table-cell>
          <table:table-cell office:value-type="float" office:value="119672" calcext:value-type="float">
            <text:p>119672</text:p>
          </table:table-cell>
          <table:table-cell office:value-type="float" office:value="245143" calcext:value-type="float">
            <text:p>245143</text:p>
          </table:table-cell>
          <table:table-cell office:value-type="float" office:value="220130" calcext:value-type="float">
            <text:p>220130</text:p>
          </table:table-cell>
          <table:table-cell office:value-type="float" office:value="254285" calcext:value-type="float">
            <text:p>254285</text:p>
          </table:table-cell>
          <table:table-cell office:value-type="float" office:value="317578" calcext:value-type="float">
            <text:p>317578</text:p>
          </table:table-cell>
        </table:table-row>
        <table:table-row table:style-name="ro2">
          <table:table-cell office:value-type="float" office:value="39401" calcext:value-type="float">
            <text:p>39401</text:p>
          </table:table-cell>
          <table:table-cell office:value-type="float" office:value="49801" calcext:value-type="float">
            <text:p>49801</text:p>
          </table:table-cell>
          <table:table-cell office:value-type="float" office:value="124640" calcext:value-type="float">
            <text:p>124640</text:p>
          </table:table-cell>
          <table:table-cell office:value-type="float" office:value="247562" calcext:value-type="float">
            <text:p>247562</text:p>
          </table:table-cell>
          <table:table-cell office:value-type="float" office:value="235386" calcext:value-type="float">
            <text:p>235386</text:p>
          </table:table-cell>
          <table:table-cell office:value-type="float" office:value="253313" calcext:value-type="float">
            <text:p>253313</text:p>
          </table:table-cell>
          <table:table-cell office:value-type="float" office:value="296575" calcext:value-type="float">
            <text:p>296575</text:p>
          </table:table-cell>
        </table:table-row>
        <table:table-row table:style-name="ro2">
          <table:table-cell office:value-type="float" office:value="39501" calcext:value-type="float">
            <text:p>39501</text:p>
          </table:table-cell>
          <table:table-cell office:value-type="float" office:value="47540" calcext:value-type="float">
            <text:p>47540</text:p>
          </table:table-cell>
          <table:table-cell office:value-type="float" office:value="110637" calcext:value-type="float">
            <text:p>110637</text:p>
          </table:table-cell>
          <table:table-cell office:value-type="float" office:value="245846" calcext:value-type="float">
            <text:p>245846</text:p>
          </table:table-cell>
          <table:table-cell office:value-type="float" office:value="211284" calcext:value-type="float">
            <text:p>211284</text:p>
          </table:table-cell>
          <table:table-cell office:value-type="float" office:value="252308" calcext:value-type="float">
            <text:p>252308</text:p>
          </table:table-cell>
          <table:table-cell office:value-type="float" office:value="280784" calcext:value-type="float">
            <text:p>280784</text:p>
          </table:table-cell>
        </table:table-row>
        <table:table-row table:style-name="ro2">
          <table:table-cell office:value-type="float" office:value="39601" calcext:value-type="float">
            <text:p>39601</text:p>
          </table:table-cell>
          <table:table-cell office:value-type="float" office:value="41395" calcext:value-type="float">
            <text:p>41395</text:p>
          </table:table-cell>
          <table:table-cell office:value-type="float" office:value="110653" calcext:value-type="float">
            <text:p>110653</text:p>
          </table:table-cell>
          <table:table-cell office:value-type="float" office:value="206027" calcext:value-type="float">
            <text:p>206027</text:p>
          </table:table-cell>
          <table:table-cell office:value-type="float" office:value="239534" calcext:value-type="float">
            <text:p>239534</text:p>
          </table:table-cell>
          <table:table-cell office:value-type="float" office:value="253880" calcext:value-type="float">
            <text:p>253880</text:p>
          </table:table-cell>
          <table:table-cell office:value-type="float" office:value="296746" calcext:value-type="float">
            <text:p>296746</text:p>
          </table:table-cell>
        </table:table-row>
        <table:table-row table:style-name="ro2">
          <table:table-cell office:value-type="float" office:value="39701" calcext:value-type="float">
            <text:p>39701</text:p>
          </table:table-cell>
          <table:table-cell office:value-type="float" office:value="42045" calcext:value-type="float">
            <text:p>42045</text:p>
          </table:table-cell>
          <table:table-cell office:value-type="float" office:value="123985" calcext:value-type="float">
            <text:p>123985</text:p>
          </table:table-cell>
          <table:table-cell office:value-type="float" office:value="283459" calcext:value-type="float">
            <text:p>283459</text:p>
          </table:table-cell>
          <table:table-cell office:value-type="float" office:value="234210" calcext:value-type="float">
            <text:p>234210</text:p>
          </table:table-cell>
          <table:table-cell office:value-type="float" office:value="254401" calcext:value-type="float">
            <text:p>254401</text:p>
          </table:table-cell>
          <table:table-cell office:value-type="float" office:value="286907" calcext:value-type="float">
            <text:p>286907</text:p>
          </table:table-cell>
        </table:table-row>
        <table:table-row table:style-name="ro2">
          <table:table-cell office:value-type="float" office:value="39801" calcext:value-type="float">
            <text:p>39801</text:p>
          </table:table-cell>
          <table:table-cell office:value-type="float" office:value="51250" calcext:value-type="float">
            <text:p>51250</text:p>
          </table:table-cell>
          <table:table-cell office:value-type="float" office:value="122017" calcext:value-type="float">
            <text:p>122017</text:p>
          </table:table-cell>
          <table:table-cell office:value-type="float" office:value="223648" calcext:value-type="float">
            <text:p>223648</text:p>
          </table:table-cell>
          <table:table-cell office:value-type="float" office:value="231523" calcext:value-type="float">
            <text:p>231523</text:p>
          </table:table-cell>
          <table:table-cell office:value-type="float" office:value="255442" calcext:value-type="float">
            <text:p>255442</text:p>
          </table:table-cell>
          <table:table-cell office:value-type="float" office:value="285999" calcext:value-type="float">
            <text:p>285999</text:p>
          </table:table-cell>
        </table:table-row>
        <table:table-row table:style-name="ro2">
          <table:table-cell office:value-type="float" office:value="39901" calcext:value-type="float">
            <text:p>39901</text:p>
          </table:table-cell>
          <table:table-cell office:value-type="float" office:value="41806" calcext:value-type="float">
            <text:p>41806</text:p>
          </table:table-cell>
          <table:table-cell office:value-type="float" office:value="112520" calcext:value-type="float">
            <text:p>112520</text:p>
          </table:table-cell>
          <table:table-cell office:value-type="float" office:value="242150" calcext:value-type="float">
            <text:p>242150</text:p>
          </table:table-cell>
          <table:table-cell office:value-type="float" office:value="236879" calcext:value-type="float">
            <text:p>236879</text:p>
          </table:table-cell>
          <table:table-cell office:value-type="float" office:value="254027" calcext:value-type="float">
            <text:p>254027</text:p>
          </table:table-cell>
          <table:table-cell office:value-type="float" office:value="267480" calcext:value-type="float">
            <text:p>267480</text:p>
          </table:table-cell>
        </table:table-row>
        <table:table-row table:style-name="ro2">
          <table:table-cell office:value-type="float" office:value="40001" calcext:value-type="float">
            <text:p>40001</text:p>
          </table:table-cell>
          <table:table-cell office:value-type="float" office:value="52550" calcext:value-type="float">
            <text:p>52550</text:p>
          </table:table-cell>
          <table:table-cell office:value-type="float" office:value="120688" calcext:value-type="float">
            <text:p>120688</text:p>
          </table:table-cell>
          <table:table-cell office:value-type="float" office:value="228930" calcext:value-type="float">
            <text:p>228930</text:p>
          </table:table-cell>
          <table:table-cell office:value-type="float" office:value="230034" calcext:value-type="float">
            <text:p>230034</text:p>
          </table:table-cell>
          <table:table-cell office:value-type="float" office:value="254352" calcext:value-type="float">
            <text:p>254352</text:p>
          </table:table-cell>
          <table:table-cell office:value-type="float" office:value="270060" calcext:value-type="float">
            <text:p>270060</text:p>
          </table:table-cell>
        </table:table-row>
        <table:table-row table:style-name="ro2">
          <table:table-cell office:value-type="float" office:value="40101" calcext:value-type="float">
            <text:p>40101</text:p>
          </table:table-cell>
          <table:table-cell office:value-type="float" office:value="53370" calcext:value-type="float">
            <text:p>53370</text:p>
          </table:table-cell>
          <table:table-cell office:value-type="float" office:value="117424" calcext:value-type="float">
            <text:p>117424</text:p>
          </table:table-cell>
          <table:table-cell office:value-type="float" office:value="266499" calcext:value-type="float">
            <text:p>266499</text:p>
          </table:table-cell>
          <table:table-cell office:value-type="float" office:value="241144" calcext:value-type="float">
            <text:p>241144</text:p>
          </table:table-cell>
          <table:table-cell office:value-type="float" office:value="255145" calcext:value-type="float">
            <text:p>255145</text:p>
          </table:table-cell>
          <table:table-cell office:value-type="float" office:value="278324" calcext:value-type="float">
            <text:p>278324</text:p>
          </table:table-cell>
        </table:table-row>
        <table:table-row table:style-name="ro2">
          <table:table-cell office:value-type="float" office:value="40201" calcext:value-type="float">
            <text:p>40201</text:p>
          </table:table-cell>
          <table:table-cell office:value-type="float" office:value="46481" calcext:value-type="float">
            <text:p>46481</text:p>
          </table:table-cell>
          <table:table-cell office:value-type="float" office:value="117314" calcext:value-type="float">
            <text:p>117314</text:p>
          </table:table-cell>
          <table:table-cell office:value-type="float" office:value="236235" calcext:value-type="float">
            <text:p>236235</text:p>
          </table:table-cell>
          <table:table-cell office:value-type="float" office:value="245119" calcext:value-type="float">
            <text:p>245119</text:p>
          </table:table-cell>
          <table:table-cell office:value-type="float" office:value="256310" calcext:value-type="float">
            <text:p>256310</text:p>
          </table:table-cell>
          <table:table-cell office:value-type="float" office:value="271301" calcext:value-type="float">
            <text:p>271301</text:p>
          </table:table-cell>
        </table:table-row>
        <table:table-row table:style-name="ro2">
          <table:table-cell office:value-type="float" office:value="40301" calcext:value-type="float">
            <text:p>40301</text:p>
          </table:table-cell>
          <table:table-cell office:value-type="float" office:value="46921" calcext:value-type="float">
            <text:p>46921</text:p>
          </table:table-cell>
          <table:table-cell office:value-type="float" office:value="122799" calcext:value-type="float">
            <text:p>122799</text:p>
          </table:table-cell>
          <table:table-cell office:value-type="float" office:value="258088" calcext:value-type="float">
            <text:p>258088</text:p>
          </table:table-cell>
          <table:table-cell office:value-type="float" office:value="240262" calcext:value-type="float">
            <text:p>240262</text:p>
          </table:table-cell>
          <table:table-cell office:value-type="float" office:value="256522" calcext:value-type="float">
            <text:p>256522</text:p>
          </table:table-cell>
          <table:table-cell office:value-type="float" office:value="267506" calcext:value-type="float">
            <text:p>267506</text:p>
          </table:table-cell>
        </table:table-row>
        <table:table-row table:style-name="ro2">
          <table:table-cell office:value-type="float" office:value="40401" calcext:value-type="float">
            <text:p>40401</text:p>
          </table:table-cell>
          <table:table-cell office:value-type="float" office:value="45243" calcext:value-type="float">
            <text:p>45243</text:p>
          </table:table-cell>
          <table:table-cell office:value-type="float" office:value="122899" calcext:value-type="float">
            <text:p>122899</text:p>
          </table:table-cell>
          <table:table-cell office:value-type="float" office:value="254420" calcext:value-type="float">
            <text:p>254420</text:p>
          </table:table-cell>
          <table:table-cell office:value-type="float" office:value="247200" calcext:value-type="float">
            <text:p>247200</text:p>
          </table:table-cell>
          <table:table-cell office:value-type="float" office:value="257795" calcext:value-type="float">
            <text:p>257795</text:p>
          </table:table-cell>
          <table:table-cell office:value-type="float" office:value="271321" calcext:value-type="float">
            <text:p>271321</text:p>
          </table:table-cell>
        </table:table-row>
        <table:table-row table:style-name="ro2">
          <table:table-cell office:value-type="float" office:value="40501" calcext:value-type="float">
            <text:p>40501</text:p>
          </table:table-cell>
          <table:table-cell office:value-type="float" office:value="46755" calcext:value-type="float">
            <text:p>46755</text:p>
          </table:table-cell>
          <table:table-cell office:value-type="float" office:value="115462" calcext:value-type="float">
            <text:p>115462</text:p>
          </table:table-cell>
          <table:table-cell office:value-type="float" office:value="203772" calcext:value-type="float">
            <text:p>203772</text:p>
          </table:table-cell>
          <table:table-cell office:value-type="float" office:value="245597" calcext:value-type="float">
            <text:p>245597</text:p>
          </table:table-cell>
          <table:table-cell office:value-type="float" office:value="258467" calcext:value-type="float">
            <text:p>258467</text:p>
          </table:table-cell>
          <table:table-cell office:value-type="float" office:value="270871" calcext:value-type="float">
            <text:p>270871</text:p>
          </table:table-cell>
        </table:table-row>
        <table:table-row table:style-name="ro2">
          <table:table-cell office:value-type="float" office:value="40601" calcext:value-type="float">
            <text:p>40601</text:p>
          </table:table-cell>
          <table:table-cell office:value-type="float" office:value="50341" calcext:value-type="float">
            <text:p>50341</text:p>
          </table:table-cell>
          <table:table-cell office:value-type="float" office:value="118911" calcext:value-type="float">
            <text:p>118911</text:p>
          </table:table-cell>
          <table:table-cell office:value-type="float" office:value="219684" calcext:value-type="float">
            <text:p>219684</text:p>
          </table:table-cell>
          <table:table-cell office:value-type="float" office:value="239799" calcext:value-type="float">
            <text:p>239799</text:p>
          </table:table-cell>
          <table:table-cell office:value-type="float" office:value="258822" calcext:value-type="float">
            <text:p>258822</text:p>
          </table:table-cell>
          <table:table-cell office:value-type="float" office:value="268978" calcext:value-type="float">
            <text:p>268978</text:p>
          </table:table-cell>
        </table:table-row>
        <table:table-row table:style-name="ro2">
          <table:table-cell office:value-type="float" office:value="40701" calcext:value-type="float">
            <text:p>40701</text:p>
          </table:table-cell>
          <table:table-cell office:value-type="float" office:value="46471" calcext:value-type="float">
            <text:p>46471</text:p>
          </table:table-cell>
          <table:table-cell office:value-type="float" office:value="124858" calcext:value-type="float">
            <text:p>124858</text:p>
          </table:table-cell>
          <table:table-cell office:value-type="float" office:value="246170" calcext:value-type="float">
            <text:p>246170</text:p>
          </table:table-cell>
          <table:table-cell office:value-type="float" office:value="241881" calcext:value-type="float">
            <text:p>241881</text:p>
          </table:table-cell>
          <table:table-cell office:value-type="float" office:value="259882" calcext:value-type="float">
            <text:p>259882</text:p>
          </table:table-cell>
          <table:table-cell office:value-type="float" office:value="274401" calcext:value-type="float">
            <text:p>274401</text:p>
          </table:table-cell>
        </table:table-row>
        <table:table-row table:style-name="ro2">
          <table:table-cell office:value-type="float" office:value="40801" calcext:value-type="float">
            <text:p>40801</text:p>
          </table:table-cell>
          <table:table-cell office:value-type="float" office:value="55130" calcext:value-type="float">
            <text:p>55130</text:p>
          </table:table-cell>
          <table:table-cell office:value-type="float" office:value="123460" calcext:value-type="float">
            <text:p>123460</text:p>
          </table:table-cell>
          <table:table-cell office:value-type="float" office:value="227431" calcext:value-type="float">
            <text:p>227431</text:p>
          </table:table-cell>
          <table:table-cell office:value-type="float" office:value="252234" calcext:value-type="float">
            <text:p>252234</text:p>
          </table:table-cell>
          <table:table-cell office:value-type="float" office:value="260169" calcext:value-type="float">
            <text:p>260169</text:p>
          </table:table-cell>
          <table:table-cell office:value-type="float" office:value="272622" calcext:value-type="float">
            <text:p>272622</text:p>
          </table:table-cell>
        </table:table-row>
        <table:table-row table:style-name="ro2">
          <table:table-cell office:value-type="float" office:value="40901" calcext:value-type="float">
            <text:p>40901</text:p>
          </table:table-cell>
          <table:table-cell office:value-type="float" office:value="43614" calcext:value-type="float">
            <text:p>43614</text:p>
          </table:table-cell>
          <table:table-cell office:value-type="float" office:value="125452" calcext:value-type="float">
            <text:p>125452</text:p>
          </table:table-cell>
          <table:table-cell office:value-type="float" office:value="324361" calcext:value-type="float">
            <text:p>324361</text:p>
          </table:table-cell>
          <table:table-cell office:value-type="float" office:value="246987" calcext:value-type="float">
            <text:p>246987</text:p>
          </table:table-cell>
          <table:table-cell office:value-type="float" office:value="260428" calcext:value-type="float">
            <text:p>260428</text:p>
          </table:table-cell>
          <table:table-cell office:value-type="float" office:value="276789" calcext:value-type="float">
            <text:p>276789</text:p>
          </table:table-cell>
        </table:table-row>
        <table:table-row table:style-name="ro2">
          <table:table-cell office:value-type="float" office:value="41001" calcext:value-type="float">
            <text:p>41001</text:p>
          </table:table-cell>
          <table:table-cell office:value-type="float" office:value="51133" calcext:value-type="float">
            <text:p>51133</text:p>
          </table:table-cell>
          <table:table-cell office:value-type="float" office:value="120120" calcext:value-type="float">
            <text:p>120120</text:p>
          </table:table-cell>
          <table:table-cell office:value-type="float" office:value="225600" calcext:value-type="float">
            <text:p>225600</text:p>
          </table:table-cell>
          <table:table-cell office:value-type="float" office:value="252611" calcext:value-type="float">
            <text:p>252611</text:p>
          </table:table-cell>
          <table:table-cell office:value-type="float" office:value="262214" calcext:value-type="float">
            <text:p>262214</text:p>
          </table:table-cell>
          <table:table-cell office:value-type="float" office:value="275170" calcext:value-type="float">
            <text:p>275170</text:p>
          </table:table-cell>
        </table:table-row>
        <table:table-row table:style-name="ro2">
          <table:table-cell office:value-type="float" office:value="41101" calcext:value-type="float">
            <text:p>41101</text:p>
          </table:table-cell>
          <table:table-cell office:value-type="float" office:value="62971" calcext:value-type="float">
            <text:p>62971</text:p>
          </table:table-cell>
          <table:table-cell office:value-type="float" office:value="124003" calcext:value-type="float">
            <text:p>124003</text:p>
          </table:table-cell>
          <table:table-cell office:value-type="float" office:value="273153" calcext:value-type="float">
            <text:p>273153</text:p>
          </table:table-cell>
          <table:table-cell office:value-type="float" office:value="248858" calcext:value-type="float">
            <text:p>248858</text:p>
          </table:table-cell>
          <table:table-cell office:value-type="float" office:value="262928" calcext:value-type="float">
            <text:p>262928</text:p>
          </table:table-cell>
          <table:table-cell office:value-type="float" office:value="278062" calcext:value-type="float">
            <text:p>278062</text:p>
          </table:table-cell>
        </table:table-row>
        <table:table-row table:style-name="ro2">
          <table:table-cell office:value-type="float" office:value="41201" calcext:value-type="float">
            <text:p>41201</text:p>
          </table:table-cell>
          <table:table-cell office:value-type="float" office:value="53559" calcext:value-type="float">
            <text:p>53559</text:p>
          </table:table-cell>
          <table:table-cell office:value-type="float" office:value="131531" calcext:value-type="float">
            <text:p>131531</text:p>
          </table:table-cell>
          <table:table-cell office:value-type="float" office:value="227163" calcext:value-type="float">
            <text:p>227163</text:p>
          </table:table-cell>
          <table:table-cell office:value-type="float" office:value="250009" calcext:value-type="float">
            <text:p>250009</text:p>
          </table:table-cell>
          <table:table-cell office:value-type="float" office:value="262127" calcext:value-type="float">
            <text:p>262127</text:p>
          </table:table-cell>
          <table:table-cell office:value-type="float" office:value="274724" calcext:value-type="float">
            <text:p>274724</text:p>
          </table:table-cell>
        </table:table-row>
        <table:table-row table:style-name="ro2">
          <table:table-cell office:value-type="float" office:value="41301" calcext:value-type="float">
            <text:p>41301</text:p>
          </table:table-cell>
          <table:table-cell office:value-type="float" office:value="53921" calcext:value-type="float">
            <text:p>53921</text:p>
          </table:table-cell>
          <table:table-cell office:value-type="float" office:value="123814" calcext:value-type="float">
            <text:p>123814</text:p>
          </table:table-cell>
          <table:table-cell office:value-type="float" office:value="257027" calcext:value-type="float">
            <text:p>257027</text:p>
          </table:table-cell>
          <table:table-cell office:value-type="float" office:value="248391" calcext:value-type="float">
            <text:p>248391</text:p>
          </table:table-cell>
          <table:table-cell office:value-type="float" office:value="263408" calcext:value-type="float">
            <text:p>263408</text:p>
          </table:table-cell>
          <table:table-cell office:value-type="float" office:value="280054" calcext:value-type="float">
            <text:p>280054</text:p>
          </table:table-cell>
        </table:table-row>
        <table:table-row table:style-name="ro2">
          <table:table-cell office:value-type="float" office:value="41401" calcext:value-type="float">
            <text:p>41401</text:p>
          </table:table-cell>
          <table:table-cell office:value-type="float" office:value="50054" calcext:value-type="float">
            <text:p>50054</text:p>
          </table:table-cell>
          <table:table-cell office:value-type="float" office:value="124486" calcext:value-type="float">
            <text:p>124486</text:p>
          </table:table-cell>
          <table:table-cell office:value-type="float" office:value="249123" calcext:value-type="float">
            <text:p>249123</text:p>
          </table:table-cell>
          <table:table-cell office:value-type="float" office:value="247183" calcext:value-type="float">
            <text:p>247183</text:p>
          </table:table-cell>
          <table:table-cell office:value-type="float" office:value="264763" calcext:value-type="float">
            <text:p>264763</text:p>
          </table:table-cell>
          <table:table-cell office:value-type="float" office:value="276074" calcext:value-type="float">
            <text:p>276074</text:p>
          </table:table-cell>
        </table:table-row>
        <table:table-row table:style-name="ro2">
          <table:table-cell office:value-type="float" office:value="41501" calcext:value-type="float">
            <text:p>41501</text:p>
          </table:table-cell>
          <table:table-cell office:value-type="float" office:value="48803" calcext:value-type="float">
            <text:p>48803</text:p>
          </table:table-cell>
          <table:table-cell office:value-type="float" office:value="127727" calcext:value-type="float">
            <text:p>127727</text:p>
          </table:table-cell>
          <table:table-cell office:value-type="float" office:value="277461" calcext:value-type="float">
            <text:p>277461</text:p>
          </table:table-cell>
          <table:table-cell office:value-type="float" office:value="254794" calcext:value-type="float">
            <text:p>254794</text:p>
          </table:table-cell>
          <table:table-cell office:value-type="float" office:value="264794" calcext:value-type="float">
            <text:p>264794</text:p>
          </table:table-cell>
          <table:table-cell office:value-type="float" office:value="283776" calcext:value-type="float">
            <text:p>283776</text:p>
          </table:table-cell>
        </table:table-row>
        <table:table-row table:style-name="ro2">
          <table:table-cell office:value-type="float" office:value="41601" calcext:value-type="float">
            <text:p>41601</text:p>
          </table:table-cell>
          <table:table-cell office:value-type="float" office:value="42561" calcext:value-type="float">
            <text:p>42561</text:p>
          </table:table-cell>
          <table:table-cell office:value-type="float" office:value="126918" calcext:value-type="float">
            <text:p>126918</text:p>
          </table:table-cell>
          <table:table-cell office:value-type="float" office:value="259578" calcext:value-type="float">
            <text:p>259578</text:p>
          </table:table-cell>
          <table:table-cell office:value-type="float" office:value="253833" calcext:value-type="float">
            <text:p>253833</text:p>
          </table:table-cell>
          <table:table-cell office:value-type="float" office:value="265320" calcext:value-type="float">
            <text:p>265320</text:p>
          </table:table-cell>
          <table:table-cell office:value-type="float" office:value="281085" calcext:value-type="float">
            <text:p>281085</text:p>
          </table:table-cell>
        </table:table-row>
        <table:table-row table:style-name="ro2">
          <table:table-cell office:value-type="float" office:value="41701" calcext:value-type="float">
            <text:p>41701</text:p>
          </table:table-cell>
          <table:table-cell office:value-type="float" office:value="62690" calcext:value-type="float">
            <text:p>62690</text:p>
          </table:table-cell>
          <table:table-cell office:value-type="float" office:value="124881" calcext:value-type="float">
            <text:p>124881</text:p>
          </table:table-cell>
          <table:table-cell office:value-type="float" office:value="258083" calcext:value-type="float">
            <text:p>258083</text:p>
          </table:table-cell>
          <table:table-cell office:value-type="float" office:value="253627" calcext:value-type="float">
            <text:p>253627</text:p>
          </table:table-cell>
          <table:table-cell office:value-type="float" office:value="264677" calcext:value-type="float">
            <text:p>264677</text:p>
          </table:table-cell>
          <table:table-cell office:value-type="float" office:value="276023" calcext:value-type="float">
            <text:p>276023</text:p>
          </table:table-cell>
        </table:table-row>
        <table:table-row table:style-name="ro2">
          <table:table-cell office:value-type="float" office:value="41801" calcext:value-type="float">
            <text:p>41801</text:p>
          </table:table-cell>
          <table:table-cell office:value-type="float" office:value="52221" calcext:value-type="float">
            <text:p>52221</text:p>
          </table:table-cell>
          <table:table-cell office:value-type="float" office:value="127836" calcext:value-type="float">
            <text:p>127836</text:p>
          </table:table-cell>
          <table:table-cell office:value-type="float" office:value="256434" calcext:value-type="float">
            <text:p>256434</text:p>
          </table:table-cell>
          <table:table-cell office:value-type="float" office:value="252480" calcext:value-type="float">
            <text:p>252480</text:p>
          </table:table-cell>
          <table:table-cell office:value-type="float" office:value="265821" calcext:value-type="float">
            <text:p>265821</text:p>
          </table:table-cell>
          <table:table-cell office:value-type="float" office:value="283714" calcext:value-type="float">
            <text:p>283714</text:p>
          </table:table-cell>
        </table:table-row>
        <table:table-row table:style-name="ro2">
          <table:table-cell office:value-type="float" office:value="41901" calcext:value-type="float">
            <text:p>41901</text:p>
          </table:table-cell>
          <table:table-cell office:value-type="float" office:value="48381" calcext:value-type="float">
            <text:p>48381</text:p>
          </table:table-cell>
          <table:table-cell office:value-type="float" office:value="119774" calcext:value-type="float">
            <text:p>119774</text:p>
          </table:table-cell>
          <table:table-cell office:value-type="float" office:value="217786" calcext:value-type="float">
            <text:p>217786</text:p>
          </table:table-cell>
          <table:table-cell office:value-type="float" office:value="257814" calcext:value-type="float">
            <text:p>257814</text:p>
          </table:table-cell>
          <table:table-cell office:value-type="float" office:value="268318" calcext:value-type="float">
            <text:p>268318</text:p>
          </table:table-cell>
          <table:table-cell office:value-type="float" office:value="282529" calcext:value-type="float">
            <text:p>282529</text:p>
          </table:table-cell>
        </table:table-row>
        <table:table-row table:style-name="ro2">
          <table:table-cell office:value-type="float" office:value="42001" calcext:value-type="float">
            <text:p>42001</text:p>
          </table:table-cell>
          <table:table-cell office:value-type="float" office:value="54452" calcext:value-type="float">
            <text:p>54452</text:p>
          </table:table-cell>
          <table:table-cell office:value-type="float" office:value="124064" calcext:value-type="float">
            <text:p>124064</text:p>
          </table:table-cell>
          <table:table-cell office:value-type="float" office:value="270992" calcext:value-type="float">
            <text:p>270992</text:p>
          </table:table-cell>
          <table:table-cell office:value-type="float" office:value="257630" calcext:value-type="float">
            <text:p>257630</text:p>
          </table:table-cell>
          <table:table-cell office:value-type="float" office:value="267977" calcext:value-type="float">
            <text:p>267977</text:p>
          </table:table-cell>
          <table:table-cell office:value-type="float" office:value="278186" calcext:value-type="float">
            <text:p>278186</text:p>
          </table:table-cell>
        </table:table-row>
        <table:table-row table:style-name="ro2">
          <table:table-cell office:value-type="float" office:value="42101" calcext:value-type="float">
            <text:p>42101</text:p>
          </table:table-cell>
          <table:table-cell office:value-type="float" office:value="54720" calcext:value-type="float">
            <text:p>54720</text:p>
          </table:table-cell>
          <table:table-cell office:value-type="float" office:value="123858" calcext:value-type="float">
            <text:p>123858</text:p>
          </table:table-cell>
          <table:table-cell office:value-type="float" office:value="247307" calcext:value-type="float">
            <text:p>247307</text:p>
          </table:table-cell>
          <table:table-cell office:value-type="float" office:value="257645" calcext:value-type="float">
            <text:p>257645</text:p>
          </table:table-cell>
          <table:table-cell office:value-type="float" office:value="268897" calcext:value-type="float">
            <text:p>268897</text:p>
          </table:table-cell>
          <table:table-cell office:value-type="float" office:value="283926" calcext:value-type="float">
            <text:p>283926</text:p>
          </table:table-cell>
        </table:table-row>
        <table:table-row table:style-name="ro2">
          <table:table-cell office:value-type="float" office:value="42201" calcext:value-type="float">
            <text:p>42201</text:p>
          </table:table-cell>
          <table:table-cell office:value-type="float" office:value="49394" calcext:value-type="float">
            <text:p>49394</text:p>
          </table:table-cell>
          <table:table-cell office:value-type="float" office:value="124103" calcext:value-type="float">
            <text:p>124103</text:p>
          </table:table-cell>
          <table:table-cell office:value-type="float" office:value="262916" calcext:value-type="float">
            <text:p>262916</text:p>
          </table:table-cell>
          <table:table-cell office:value-type="float" office:value="256524" calcext:value-type="float">
            <text:p>256524</text:p>
          </table:table-cell>
          <table:table-cell office:value-type="float" office:value="270643" calcext:value-type="float">
            <text:p>270643</text:p>
          </table:table-cell>
          <table:table-cell office:value-type="float" office:value="283149" calcext:value-type="float">
            <text:p>283149</text:p>
          </table:table-cell>
        </table:table-row>
        <table:table-row table:style-name="ro2">
          <table:table-cell office:value-type="float" office:value="42301" calcext:value-type="float">
            <text:p>42301</text:p>
          </table:table-cell>
          <table:table-cell office:value-type="float" office:value="46824" calcext:value-type="float">
            <text:p>46824</text:p>
          </table:table-cell>
          <table:table-cell office:value-type="float" office:value="128501" calcext:value-type="float">
            <text:p>128501</text:p>
          </table:table-cell>
          <table:table-cell office:value-type="float" office:value="268967" calcext:value-type="float">
            <text:p>268967</text:p>
          </table:table-cell>
          <table:table-cell office:value-type="float" office:value="258075" calcext:value-type="float">
            <text:p>258075</text:p>
          </table:table-cell>
          <table:table-cell office:value-type="float" office:value="269138" calcext:value-type="float">
            <text:p>269138</text:p>
          </table:table-cell>
          <table:table-cell office:value-type="float" office:value="278464" calcext:value-type="float">
            <text:p>278464</text:p>
          </table:table-cell>
        </table:table-row>
        <table:table-row table:style-name="ro2">
          <table:table-cell office:value-type="float" office:value="42401" calcext:value-type="float">
            <text:p>42401</text:p>
          </table:table-cell>
          <table:table-cell office:value-type="float" office:value="48572" calcext:value-type="float">
            <text:p>48572</text:p>
          </table:table-cell>
          <table:table-cell office:value-type="float" office:value="128990" calcext:value-type="float">
            <text:p>128990</text:p>
          </table:table-cell>
          <table:table-cell office:value-type="float" office:value="274610" calcext:value-type="float">
            <text:p>274610</text:p>
          </table:table-cell>
          <table:table-cell office:value-type="float" office:value="258354" calcext:value-type="float">
            <text:p>258354</text:p>
          </table:table-cell>
          <table:table-cell office:value-type="float" office:value="270180" calcext:value-type="float">
            <text:p>270180</text:p>
          </table:table-cell>
          <table:table-cell office:value-type="float" office:value="280959" calcext:value-type="float">
            <text:p>280959</text:p>
          </table:table-cell>
        </table:table-row>
        <table:table-row table:style-name="ro2">
          <table:table-cell office:value-type="float" office:value="42501" calcext:value-type="float">
            <text:p>42501</text:p>
          </table:table-cell>
          <table:table-cell office:value-type="float" office:value="62256" calcext:value-type="float">
            <text:p>62256</text:p>
          </table:table-cell>
          <table:table-cell office:value-type="float" office:value="129719" calcext:value-type="float">
            <text:p>129719</text:p>
          </table:table-cell>
          <table:table-cell office:value-type="float" office:value="334507" calcext:value-type="float">
            <text:p>334507</text:p>
          </table:table-cell>
          <table:table-cell office:value-type="float" office:value="261003" calcext:value-type="float">
            <text:p>261003</text:p>
          </table:table-cell>
          <table:table-cell office:value-type="float" office:value="271287" calcext:value-type="float">
            <text:p>271287</text:p>
          </table:table-cell>
          <table:table-cell office:value-type="float" office:value="286846" calcext:value-type="float">
            <text:p>286846</text:p>
          </table:table-cell>
        </table:table-row>
        <table:table-row table:style-name="ro2">
          <table:table-cell office:value-type="float" office:value="42601" calcext:value-type="float">
            <text:p>42601</text:p>
          </table:table-cell>
          <table:table-cell office:value-type="float" office:value="54619" calcext:value-type="float">
            <text:p>54619</text:p>
          </table:table-cell>
          <table:table-cell office:value-type="float" office:value="126147" calcext:value-type="float">
            <text:p>126147</text:p>
          </table:table-cell>
          <table:table-cell office:value-type="float" office:value="226312" calcext:value-type="float">
            <text:p>226312</text:p>
          </table:table-cell>
          <table:table-cell office:value-type="float" office:value="261868" calcext:value-type="float">
            <text:p>261868</text:p>
          </table:table-cell>
          <table:table-cell office:value-type="float" office:value="271978" calcext:value-type="float">
            <text:p>271978</text:p>
          </table:table-cell>
          <table:table-cell office:value-type="float" office:value="289909" calcext:value-type="float">
            <text:p>289909</text:p>
          </table:table-cell>
        </table:table-row>
        <table:table-row table:style-name="ro2">
          <table:table-cell office:value-type="float" office:value="42701" calcext:value-type="float">
            <text:p>42701</text:p>
          </table:table-cell>
          <table:table-cell office:value-type="float" office:value="47770" calcext:value-type="float">
            <text:p>47770</text:p>
          </table:table-cell>
          <table:table-cell office:value-type="float" office:value="128856" calcext:value-type="float">
            <text:p>128856</text:p>
          </table:table-cell>
          <table:table-cell office:value-type="float" office:value="263081" calcext:value-type="float">
            <text:p>263081</text:p>
          </table:table-cell>
          <table:table-cell office:value-type="float" office:value="260491" calcext:value-type="float">
            <text:p>260491</text:p>
          </table:table-cell>
          <table:table-cell office:value-type="float" office:value="272602" calcext:value-type="float">
            <text:p>272602</text:p>
          </table:table-cell>
          <table:table-cell office:value-type="float" office:value="282789" calcext:value-type="float">
            <text:p>282789</text:p>
          </table:table-cell>
        </table:table-row>
        <table:table-row table:style-name="ro2">
          <table:table-cell office:value-type="float" office:value="42801" calcext:value-type="float">
            <text:p>42801</text:p>
          </table:table-cell>
          <table:table-cell office:value-type="float" office:value="58127" calcext:value-type="float">
            <text:p>58127</text:p>
          </table:table-cell>
          <table:table-cell office:value-type="float" office:value="131060" calcext:value-type="float">
            <text:p>131060</text:p>
          </table:table-cell>
          <table:table-cell office:value-type="float" office:value="254263" calcext:value-type="float">
            <text:p>254263</text:p>
          </table:table-cell>
          <table:table-cell office:value-type="float" office:value="261260" calcext:value-type="float">
            <text:p>261260</text:p>
          </table:table-cell>
          <table:table-cell office:value-type="float" office:value="272567" calcext:value-type="float">
            <text:p>272567</text:p>
          </table:table-cell>
          <table:table-cell office:value-type="float" office:value="284734" calcext:value-type="float">
            <text:p>284734</text:p>
          </table:table-cell>
        </table:table-row>
        <table:table-row table:style-name="ro2">
          <table:table-cell office:value-type="float" office:value="42901" calcext:value-type="float">
            <text:p>42901</text:p>
          </table:table-cell>
          <table:table-cell office:value-type="float" office:value="55346" calcext:value-type="float">
            <text:p>55346</text:p>
          </table:table-cell>
          <table:table-cell office:value-type="float" office:value="127339" calcext:value-type="float">
            <text:p>127339</text:p>
          </table:table-cell>
          <table:table-cell office:value-type="float" office:value="223854" calcext:value-type="float">
            <text:p>223854</text:p>
          </table:table-cell>
          <table:table-cell office:value-type="float" office:value="261602" calcext:value-type="float">
            <text:p>261602</text:p>
          </table:table-cell>
          <table:table-cell office:value-type="float" office:value="273653" calcext:value-type="float">
            <text:p>273653</text:p>
          </table:table-cell>
          <table:table-cell office:value-type="float" office:value="286887" calcext:value-type="float">
            <text:p>286887</text:p>
          </table:table-cell>
        </table:table-row>
        <table:table-row table:style-name="ro2">
          <table:table-cell office:value-type="float" office:value="43001" calcext:value-type="float">
            <text:p>43001</text:p>
          </table:table-cell>
          <table:table-cell office:value-type="float" office:value="46460" calcext:value-type="float">
            <text:p>46460</text:p>
          </table:table-cell>
          <table:table-cell office:value-type="float" office:value="129194" calcext:value-type="float">
            <text:p>129194</text:p>
          </table:table-cell>
          <table:table-cell office:value-type="float" office:value="282778" calcext:value-type="float">
            <text:p>282778</text:p>
          </table:table-cell>
          <table:table-cell office:value-type="float" office:value="258073" calcext:value-type="float">
            <text:p>258073</text:p>
          </table:table-cell>
          <table:table-cell office:value-type="float" office:value="274440" calcext:value-type="float">
            <text:p>274440</text:p>
          </table:table-cell>
          <table:table-cell office:value-type="float" office:value="287964" calcext:value-type="float">
            <text:p>287964</text:p>
          </table:table-cell>
        </table:table-row>
        <table:table-row table:style-name="ro2">
          <table:table-cell office:value-type="float" office:value="43101" calcext:value-type="float">
            <text:p>43101</text:p>
          </table:table-cell>
          <table:table-cell office:value-type="float" office:value="56007" calcext:value-type="float">
            <text:p>56007</text:p>
          </table:table-cell>
          <table:table-cell office:value-type="float" office:value="129287" calcext:value-type="float">
            <text:p>129287</text:p>
          </table:table-cell>
          <table:table-cell office:value-type="float" office:value="220181" calcext:value-type="float">
            <text:p>220181</text:p>
          </table:table-cell>
          <table:table-cell office:value-type="float" office:value="262262" calcext:value-type="float">
            <text:p>262262</text:p>
          </table:table-cell>
          <table:table-cell office:value-type="float" office:value="275073" calcext:value-type="float">
            <text:p>275073</text:p>
          </table:table-cell>
          <table:table-cell office:value-type="float" office:value="289554" calcext:value-type="float">
            <text:p>289554</text:p>
          </table:table-cell>
        </table:table-row>
        <table:table-row table:style-name="ro2">
          <table:table-cell office:value-type="float" office:value="43201" calcext:value-type="float">
            <text:p>43201</text:p>
          </table:table-cell>
          <table:table-cell office:value-type="float" office:value="50571" calcext:value-type="float">
            <text:p>50571</text:p>
          </table:table-cell>
          <table:table-cell office:value-type="float" office:value="134985" calcext:value-type="float">
            <text:p>134985</text:p>
          </table:table-cell>
          <table:table-cell office:value-type="float" office:value="280584" calcext:value-type="float">
            <text:p>280584</text:p>
          </table:table-cell>
          <table:table-cell office:value-type="float" office:value="268694" calcext:value-type="float">
            <text:p>268694</text:p>
          </table:table-cell>
          <table:table-cell office:value-type="float" office:value="276300" calcext:value-type="float">
            <text:p>276300</text:p>
          </table:table-cell>
          <table:table-cell office:value-type="float" office:value="289133" calcext:value-type="float">
            <text:p>289133</text:p>
          </table:table-cell>
        </table:table-row>
        <table:table-row table:style-name="ro2">
          <table:table-cell office:value-type="float" office:value="43301" calcext:value-type="float">
            <text:p>43301</text:p>
          </table:table-cell>
          <table:table-cell office:value-type="float" office:value="53755" calcext:value-type="float">
            <text:p>53755</text:p>
          </table:table-cell>
          <table:table-cell office:value-type="float" office:value="126295" calcext:value-type="float">
            <text:p>126295</text:p>
          </table:table-cell>
          <table:table-cell office:value-type="float" office:value="239720" calcext:value-type="float">
            <text:p>239720</text:p>
          </table:table-cell>
          <table:table-cell office:value-type="float" office:value="266635" calcext:value-type="float">
            <text:p>266635</text:p>
          </table:table-cell>
          <table:table-cell office:value-type="float" office:value="275682" calcext:value-type="float">
            <text:p>275682</text:p>
          </table:table-cell>
          <table:table-cell office:value-type="float" office:value="287833" calcext:value-type="float">
            <text:p>287833</text:p>
          </table:table-cell>
        </table:table-row>
        <table:table-row table:style-name="ro2">
          <table:table-cell office:value-type="float" office:value="43401" calcext:value-type="float">
            <text:p>43401</text:p>
          </table:table-cell>
          <table:table-cell office:value-type="float" office:value="51782" calcext:value-type="float">
            <text:p>51782</text:p>
          </table:table-cell>
          <table:table-cell office:value-type="float" office:value="125928" calcext:value-type="float">
            <text:p>125928</text:p>
          </table:table-cell>
          <table:table-cell office:value-type="float" office:value="239394" calcext:value-type="float">
            <text:p>239394</text:p>
          </table:table-cell>
          <table:table-cell office:value-type="float" office:value="267705" calcext:value-type="float">
            <text:p>267705</text:p>
          </table:table-cell>
          <table:table-cell office:value-type="float" office:value="277361" calcext:value-type="float">
            <text:p>277361</text:p>
          </table:table-cell>
          <table:table-cell office:value-type="float" office:value="294989" calcext:value-type="float">
            <text:p>294989</text:p>
          </table:table-cell>
        </table:table-row>
        <table:table-row table:style-name="ro2">
          <table:table-cell office:value-type="float" office:value="43501" calcext:value-type="float">
            <text:p>43501</text:p>
          </table:table-cell>
          <table:table-cell office:value-type="float" office:value="50412" calcext:value-type="float">
            <text:p>50412</text:p>
          </table:table-cell>
          <table:table-cell office:value-type="float" office:value="130097" calcext:value-type="float">
            <text:p>130097</text:p>
          </table:table-cell>
          <table:table-cell office:value-type="float" office:value="302699" calcext:value-type="float">
            <text:p>302699</text:p>
          </table:table-cell>
          <table:table-cell office:value-type="float" office:value="267949" calcext:value-type="float">
            <text:p>267949</text:p>
          </table:table-cell>
          <table:table-cell office:value-type="float" office:value="277681" calcext:value-type="float">
            <text:p>277681</text:p>
          </table:table-cell>
          <table:table-cell office:value-type="float" office:value="289839" calcext:value-type="float">
            <text:p>289839</text:p>
          </table:table-cell>
        </table:table-row>
        <table:table-row table:style-name="ro2">
          <table:table-cell office:value-type="float" office:value="43601" calcext:value-type="float">
            <text:p>43601</text:p>
          </table:table-cell>
          <table:table-cell office:value-type="float" office:value="58565" calcext:value-type="float">
            <text:p>58565</text:p>
          </table:table-cell>
          <table:table-cell office:value-type="float" office:value="123168" calcext:value-type="float">
            <text:p>123168</text:p>
          </table:table-cell>
          <table:table-cell office:value-type="float" office:value="291492" calcext:value-type="float">
            <text:p>291492</text:p>
          </table:table-cell>
          <table:table-cell office:value-type="float" office:value="268906" calcext:value-type="float">
            <text:p>268906</text:p>
          </table:table-cell>
          <table:table-cell office:value-type="float" office:value="278359" calcext:value-type="float">
            <text:p>278359</text:p>
          </table:table-cell>
          <table:table-cell office:value-type="float" office:value="290062" calcext:value-type="float">
            <text:p>290062</text:p>
          </table:table-cell>
        </table:table-row>
        <table:table-row table:style-name="ro2">
          <table:table-cell office:value-type="float" office:value="43701" calcext:value-type="float">
            <text:p>43701</text:p>
          </table:table-cell>
          <table:table-cell office:value-type="float" office:value="49933" calcext:value-type="float">
            <text:p>49933</text:p>
          </table:table-cell>
          <table:table-cell office:value-type="float" office:value="126165" calcext:value-type="float">
            <text:p>126165</text:p>
          </table:table-cell>
          <table:table-cell office:value-type="float" office:value="273328" calcext:value-type="float">
            <text:p>273328</text:p>
          </table:table-cell>
          <table:table-cell office:value-type="float" office:value="269205" calcext:value-type="float">
            <text:p>269205</text:p>
          </table:table-cell>
          <table:table-cell office:value-type="float" office:value="278776" calcext:value-type="float">
            <text:p>278776</text:p>
          </table:table-cell>
          <table:table-cell office:value-type="float" office:value="288246" calcext:value-type="float">
            <text:p>288246</text:p>
          </table:table-cell>
        </table:table-row>
        <table:table-row table:style-name="ro2">
          <table:table-cell office:value-type="float" office:value="43801" calcext:value-type="float">
            <text:p>43801</text:p>
          </table:table-cell>
          <table:table-cell office:value-type="float" office:value="46831" calcext:value-type="float">
            <text:p>46831</text:p>
          </table:table-cell>
          <table:table-cell office:value-type="float" office:value="135958" calcext:value-type="float">
            <text:p>135958</text:p>
          </table:table-cell>
          <table:table-cell office:value-type="float" office:value="266603" calcext:value-type="float">
            <text:p>266603</text:p>
          </table:table-cell>
          <table:table-cell office:value-type="float" office:value="270148" calcext:value-type="float">
            <text:p>270148</text:p>
          </table:table-cell>
          <table:table-cell office:value-type="float" office:value="279353" calcext:value-type="float">
            <text:p>279353</text:p>
          </table:table-cell>
          <table:table-cell office:value-type="float" office:value="288942" calcext:value-type="float">
            <text:p>288942</text:p>
          </table:table-cell>
        </table:table-row>
        <table:table-row table:style-name="ro2">
          <table:table-cell office:value-type="float" office:value="43901" calcext:value-type="float">
            <text:p>43901</text:p>
          </table:table-cell>
          <table:table-cell office:value-type="float" office:value="56224" calcext:value-type="float">
            <text:p>56224</text:p>
          </table:table-cell>
          <table:table-cell office:value-type="float" office:value="136062" calcext:value-type="float">
            <text:p>136062</text:p>
          </table:table-cell>
          <table:table-cell office:value-type="float" office:value="289980" calcext:value-type="float">
            <text:p>289980</text:p>
          </table:table-cell>
          <table:table-cell office:value-type="float" office:value="269933" calcext:value-type="float">
            <text:p>269933</text:p>
          </table:table-cell>
          <table:table-cell office:value-type="float" office:value="279662" calcext:value-type="float">
            <text:p>279662</text:p>
          </table:table-cell>
          <table:table-cell office:value-type="float" office:value="287976" calcext:value-type="float">
            <text:p>287976</text:p>
          </table:table-cell>
        </table:table-row>
        <table:table-row table:style-name="ro2">
          <table:table-cell office:value-type="float" office:value="44001" calcext:value-type="float">
            <text:p>44001</text:p>
          </table:table-cell>
          <table:table-cell office:value-type="float" office:value="61525" calcext:value-type="float">
            <text:p>61525</text:p>
          </table:table-cell>
          <table:table-cell office:value-type="float" office:value="134700" calcext:value-type="float">
            <text:p>134700</text:p>
          </table:table-cell>
          <table:table-cell office:value-type="float" office:value="286660" calcext:value-type="float">
            <text:p>286660</text:p>
          </table:table-cell>
          <table:table-cell office:value-type="float" office:value="270340" calcext:value-type="float">
            <text:p>270340</text:p>
          </table:table-cell>
          <table:table-cell office:value-type="float" office:value="281156" calcext:value-type="float">
            <text:p>281156</text:p>
          </table:table-cell>
          <table:table-cell office:value-type="float" office:value="293773" calcext:value-type="float">
            <text:p>293773</text:p>
          </table:table-cell>
        </table:table-row>
        <table:table-row table:style-name="ro2">
          <table:table-cell office:value-type="float" office:value="44101" calcext:value-type="float">
            <text:p>44101</text:p>
          </table:table-cell>
          <table:table-cell office:value-type="float" office:value="47266" calcext:value-type="float">
            <text:p>47266</text:p>
          </table:table-cell>
          <table:table-cell office:value-type="float" office:value="136968" calcext:value-type="float">
            <text:p>136968</text:p>
          </table:table-cell>
          <table:table-cell office:value-type="float" office:value="262464" calcext:value-type="float">
            <text:p>262464</text:p>
          </table:table-cell>
          <table:table-cell office:value-type="float" office:value="271017" calcext:value-type="float">
            <text:p>271017</text:p>
          </table:table-cell>
          <table:table-cell office:value-type="float" office:value="281644" calcext:value-type="float">
            <text:p>281644</text:p>
          </table:table-cell>
          <table:table-cell office:value-type="float" office:value="296543" calcext:value-type="float">
            <text:p>296543</text:p>
          </table:table-cell>
        </table:table-row>
        <table:table-row table:style-name="ro2">
          <table:table-cell office:value-type="float" office:value="44201" calcext:value-type="float">
            <text:p>44201</text:p>
          </table:table-cell>
          <table:table-cell office:value-type="float" office:value="55059" calcext:value-type="float">
            <text:p>55059</text:p>
          </table:table-cell>
          <table:table-cell office:value-type="float" office:value="130540" calcext:value-type="float">
            <text:p>130540</text:p>
          </table:table-cell>
          <table:table-cell office:value-type="float" office:value="298417" calcext:value-type="float">
            <text:p>298417</text:p>
          </table:table-cell>
          <table:table-cell office:value-type="float" office:value="272529" calcext:value-type="float">
            <text:p>272529</text:p>
          </table:table-cell>
          <table:table-cell office:value-type="float" office:value="280927" calcext:value-type="float">
            <text:p>280927</text:p>
          </table:table-cell>
          <table:table-cell office:value-type="float" office:value="291576" calcext:value-type="float">
            <text:p>291576</text:p>
          </table:table-cell>
        </table:table-row>
        <table:table-row table:style-name="ro2">
          <table:table-cell office:value-type="float" office:value="44301" calcext:value-type="float">
            <text:p>44301</text:p>
          </table:table-cell>
          <table:table-cell office:value-type="float" office:value="48666" calcext:value-type="float">
            <text:p>48666</text:p>
          </table:table-cell>
          <table:table-cell office:value-type="float" office:value="131817" calcext:value-type="float">
            <text:p>131817</text:p>
          </table:table-cell>
          <table:table-cell office:value-type="float" office:value="244860" calcext:value-type="float">
            <text:p>244860</text:p>
          </table:table-cell>
          <table:table-cell office:value-type="float" office:value="274200" calcext:value-type="float">
            <text:p>274200</text:p>
          </table:table-cell>
          <table:table-cell office:value-type="float" office:value="282431" calcext:value-type="float">
            <text:p>282431</text:p>
          </table:table-cell>
          <table:table-cell office:value-type="float" office:value="292918" calcext:value-type="float">
            <text:p>292918</text:p>
          </table:table-cell>
        </table:table-row>
        <table:table-row table:style-name="ro2">
          <table:table-cell office:value-type="float" office:value="44401" calcext:value-type="float">
            <text:p>44401</text:p>
          </table:table-cell>
          <table:table-cell office:value-type="float" office:value="51175" calcext:value-type="float">
            <text:p>51175</text:p>
          </table:table-cell>
          <table:table-cell office:value-type="float" office:value="136413" calcext:value-type="float">
            <text:p>136413</text:p>
          </table:table-cell>
          <table:table-cell office:value-type="float" office:value="283621" calcext:value-type="float">
            <text:p>283621</text:p>
          </table:table-cell>
          <table:table-cell office:value-type="float" office:value="276228" calcext:value-type="float">
            <text:p>276228</text:p>
          </table:table-cell>
          <table:table-cell office:value-type="float" office:value="283685" calcext:value-type="float">
            <text:p>283685</text:p>
          </table:table-cell>
          <table:table-cell office:value-type="float" office:value="292172" calcext:value-type="float">
            <text:p>292172</text:p>
          </table:table-cell>
        </table:table-row>
        <table:table-row table:style-name="ro2">
          <table:table-cell office:value-type="float" office:value="44501" calcext:value-type="float">
            <text:p>44501</text:p>
          </table:table-cell>
          <table:table-cell office:value-type="float" office:value="54054" calcext:value-type="float">
            <text:p>54054</text:p>
          </table:table-cell>
          <table:table-cell office:value-type="float" office:value="129952" calcext:value-type="float">
            <text:p>129952</text:p>
          </table:table-cell>
          <table:table-cell office:value-type="float" office:value="288164" calcext:value-type="float">
            <text:p>288164</text:p>
          </table:table-cell>
          <table:table-cell office:value-type="float" office:value="275168" calcext:value-type="float">
            <text:p>275168</text:p>
          </table:table-cell>
          <table:table-cell office:value-type="float" office:value="284119" calcext:value-type="float">
            <text:p>284119</text:p>
          </table:table-cell>
          <table:table-cell office:value-type="float" office:value="296582" calcext:value-type="float">
            <text:p>296582</text:p>
          </table:table-cell>
        </table:table-row>
        <table:table-row table:style-name="ro2">
          <table:table-cell office:value-type="float" office:value="44601" calcext:value-type="float">
            <text:p>44601</text:p>
          </table:table-cell>
          <table:table-cell office:value-type="float" office:value="46302" calcext:value-type="float">
            <text:p>46302</text:p>
          </table:table-cell>
          <table:table-cell office:value-type="float" office:value="125449" calcext:value-type="float">
            <text:p>125449</text:p>
          </table:table-cell>
          <table:table-cell office:value-type="float" office:value="253673" calcext:value-type="float">
            <text:p>253673</text:p>
          </table:table-cell>
          <table:table-cell office:value-type="float" office:value="278180" calcext:value-type="float">
            <text:p>278180</text:p>
          </table:table-cell>
          <table:table-cell office:value-type="float" office:value="284439" calcext:value-type="float">
            <text:p>284439</text:p>
          </table:table-cell>
          <table:table-cell office:value-type="float" office:value="297459" calcext:value-type="float">
            <text:p>297459</text:p>
          </table:table-cell>
        </table:table-row>
        <table:table-row table:style-name="ro2">
          <table:table-cell office:value-type="float" office:value="44701" calcext:value-type="float">
            <text:p>44701</text:p>
          </table:table-cell>
          <table:table-cell office:value-type="float" office:value="54451" calcext:value-type="float">
            <text:p>54451</text:p>
          </table:table-cell>
          <table:table-cell office:value-type="float" office:value="131010" calcext:value-type="float">
            <text:p>131010</text:p>
          </table:table-cell>
          <table:table-cell office:value-type="float" office:value="292126" calcext:value-type="float">
            <text:p>292126</text:p>
          </table:table-cell>
          <table:table-cell office:value-type="float" office:value="275766" calcext:value-type="float">
            <text:p>275766</text:p>
          </table:table-cell>
          <table:table-cell office:value-type="float" office:value="284811" calcext:value-type="float">
            <text:p>284811</text:p>
          </table:table-cell>
          <table:table-cell office:value-type="float" office:value="294685" calcext:value-type="float">
            <text:p>294685</text:p>
          </table:table-cell>
        </table:table-row>
        <table:table-row table:style-name="ro2">
          <table:table-cell office:value-type="float" office:value="44801" calcext:value-type="float">
            <text:p>44801</text:p>
          </table:table-cell>
          <table:table-cell office:value-type="float" office:value="60196" calcext:value-type="float">
            <text:p>60196</text:p>
          </table:table-cell>
          <table:table-cell office:value-type="float" office:value="138299" calcext:value-type="float">
            <text:p>138299</text:p>
          </table:table-cell>
          <table:table-cell office:value-type="float" office:value="249531" calcext:value-type="float">
            <text:p>249531</text:p>
          </table:table-cell>
          <table:table-cell office:value-type="float" office:value="277157" calcext:value-type="float">
            <text:p>277157</text:p>
          </table:table-cell>
          <table:table-cell office:value-type="float" office:value="285165" calcext:value-type="float">
            <text:p>285165</text:p>
          </table:table-cell>
          <table:table-cell office:value-type="float" office:value="295574" calcext:value-type="float">
            <text:p>295574</text:p>
          </table:table-cell>
        </table:table-row>
        <table:table-row table:style-name="ro2">
          <table:table-cell office:value-type="float" office:value="44901" calcext:value-type="float">
            <text:p>44901</text:p>
          </table:table-cell>
          <table:table-cell office:value-type="float" office:value="49199" calcext:value-type="float">
            <text:p>49199</text:p>
          </table:table-cell>
          <table:table-cell office:value-type="float" office:value="134293" calcext:value-type="float">
            <text:p>134293</text:p>
          </table:table-cell>
          <table:table-cell office:value-type="float" office:value="262568" calcext:value-type="float">
            <text:p>262568</text:p>
          </table:table-cell>
          <table:table-cell office:value-type="float" office:value="277794" calcext:value-type="float">
            <text:p>277794</text:p>
          </table:table-cell>
          <table:table-cell office:value-type="float" office:value="286437" calcext:value-type="float">
            <text:p>286437</text:p>
          </table:table-cell>
          <table:table-cell office:value-type="float" office:value="298762" calcext:value-type="float">
            <text:p>298762</text:p>
          </table:table-cell>
        </table:table-row>
        <table:table-row table:style-name="ro2">
          <table:table-cell office:value-type="float" office:value="45001" calcext:value-type="float">
            <text:p>45001</text:p>
          </table:table-cell>
          <table:table-cell office:value-type="float" office:value="47215" calcext:value-type="float">
            <text:p>47215</text:p>
          </table:table-cell>
          <table:table-cell office:value-type="float" office:value="138799" calcext:value-type="float">
            <text:p>138799</text:p>
          </table:table-cell>
          <table:table-cell office:value-type="float" office:value="262103" calcext:value-type="float">
            <text:p>262103</text:p>
          </table:table-cell>
          <table:table-cell office:value-type="float" office:value="276923" calcext:value-type="float">
            <text:p>276923</text:p>
          </table:table-cell>
          <table:table-cell office:value-type="float" office:value="287181" calcext:value-type="float">
            <text:p>287181</text:p>
          </table:table-cell>
          <table:table-cell office:value-type="float" office:value="299375" calcext:value-type="float">
            <text:p>299375</text:p>
          </table:table-cell>
        </table:table-row>
        <table:table-row table:style-name="ro2">
          <table:table-cell office:value-type="float" office:value="45101" calcext:value-type="float">
            <text:p>45101</text:p>
          </table:table-cell>
          <table:table-cell office:value-type="float" office:value="59445" calcext:value-type="float">
            <text:p>59445</text:p>
          </table:table-cell>
          <table:table-cell office:value-type="float" office:value="141933" calcext:value-type="float">
            <text:p>141933</text:p>
          </table:table-cell>
          <table:table-cell office:value-type="float" office:value="260179" calcext:value-type="float">
            <text:p>260179</text:p>
          </table:table-cell>
          <table:table-cell office:value-type="float" office:value="274963" calcext:value-type="float">
            <text:p>274963</text:p>
          </table:table-cell>
          <table:table-cell office:value-type="float" office:value="287366" calcext:value-type="float">
            <text:p>287366</text:p>
          </table:table-cell>
          <table:table-cell office:value-type="float" office:value="299889" calcext:value-type="float">
            <text:p>299889</text:p>
          </table:table-cell>
        </table:table-row>
        <table:table-row table:style-name="ro2">
          <table:table-cell office:value-type="float" office:value="45201" calcext:value-type="float">
            <text:p>45201</text:p>
          </table:table-cell>
          <table:table-cell office:value-type="float" office:value="54049" calcext:value-type="float">
            <text:p>54049</text:p>
          </table:table-cell>
          <table:table-cell office:value-type="float" office:value="134675" calcext:value-type="float">
            <text:p>134675</text:p>
          </table:table-cell>
          <table:table-cell office:value-type="float" office:value="259963" calcext:value-type="float">
            <text:p>259963</text:p>
          </table:table-cell>
          <table:table-cell office:value-type="float" office:value="278513" calcext:value-type="float">
            <text:p>278513</text:p>
          </table:table-cell>
          <table:table-cell office:value-type="float" office:value="287874" calcext:value-type="float">
            <text:p>287874</text:p>
          </table:table-cell>
          <table:table-cell office:value-type="float" office:value="303355" calcext:value-type="float">
            <text:p>303355</text:p>
          </table:table-cell>
        </table:table-row>
        <table:table-row table:style-name="ro2">
          <table:table-cell office:value-type="float" office:value="45301" calcext:value-type="float">
            <text:p>45301</text:p>
          </table:table-cell>
          <table:table-cell office:value-type="float" office:value="61130" calcext:value-type="float">
            <text:p>61130</text:p>
          </table:table-cell>
          <table:table-cell office:value-type="float" office:value="140152" calcext:value-type="float">
            <text:p>140152</text:p>
          </table:table-cell>
          <table:table-cell office:value-type="float" office:value="289286" calcext:value-type="float">
            <text:p>289286</text:p>
          </table:table-cell>
          <table:table-cell office:value-type="float" office:value="280297" calcext:value-type="float">
            <text:p>280297</text:p>
          </table:table-cell>
          <table:table-cell office:value-type="float" office:value="288983" calcext:value-type="float">
            <text:p>288983</text:p>
          </table:table-cell>
          <table:table-cell office:value-type="float" office:value="296427" calcext:value-type="float">
            <text:p>296427</text:p>
          </table:table-cell>
        </table:table-row>
        <table:table-row table:style-name="ro2">
          <table:table-cell office:value-type="float" office:value="45401" calcext:value-type="float">
            <text:p>45401</text:p>
          </table:table-cell>
          <table:table-cell office:value-type="float" office:value="57621" calcext:value-type="float">
            <text:p>57621</text:p>
          </table:table-cell>
          <table:table-cell office:value-type="float" office:value="133415" calcext:value-type="float">
            <text:p>133415</text:p>
          </table:table-cell>
          <table:table-cell office:value-type="float" office:value="253346" calcext:value-type="float">
            <text:p>253346</text:p>
          </table:table-cell>
          <table:table-cell office:value-type="float" office:value="280200" calcext:value-type="float">
            <text:p>280200</text:p>
          </table:table-cell>
          <table:table-cell office:value-type="float" office:value="289728" calcext:value-type="float">
            <text:p>289728</text:p>
          </table:table-cell>
          <table:table-cell office:value-type="float" office:value="300286" calcext:value-type="float">
            <text:p>300286</text:p>
          </table:table-cell>
        </table:table-row>
        <table:table-row table:style-name="ro2">
          <table:table-cell office:value-type="float" office:value="45501" calcext:value-type="float">
            <text:p>45501</text:p>
          </table:table-cell>
          <table:table-cell office:value-type="float" office:value="48839" calcext:value-type="float">
            <text:p>48839</text:p>
          </table:table-cell>
          <table:table-cell office:value-type="float" office:value="136243" calcext:value-type="float">
            <text:p>136243</text:p>
          </table:table-cell>
          <table:table-cell office:value-type="float" office:value="265206" calcext:value-type="float">
            <text:p>265206</text:p>
          </table:table-cell>
          <table:table-cell office:value-type="float" office:value="274698" calcext:value-type="float">
            <text:p>274698</text:p>
          </table:table-cell>
          <table:table-cell office:value-type="float" office:value="290437" calcext:value-type="float">
            <text:p>290437</text:p>
          </table:table-cell>
          <table:table-cell office:value-type="float" office:value="301551" calcext:value-type="float">
            <text:p>301551</text:p>
          </table:table-cell>
        </table:table-row>
        <table:table-row table:style-name="ro2">
          <table:table-cell office:value-type="float" office:value="45601" calcext:value-type="float">
            <text:p>45601</text:p>
          </table:table-cell>
          <table:table-cell office:value-type="float" office:value="52357" calcext:value-type="float">
            <text:p>52357</text:p>
          </table:table-cell>
          <table:table-cell office:value-type="float" office:value="130930" calcext:value-type="float">
            <text:p>130930</text:p>
          </table:table-cell>
          <table:table-cell office:value-type="float" office:value="241346" calcext:value-type="float">
            <text:p>241346</text:p>
          </table:table-cell>
          <table:table-cell office:value-type="float" office:value="281506" calcext:value-type="float">
            <text:p>281506</text:p>
          </table:table-cell>
          <table:table-cell office:value-type="float" office:value="290606" calcext:value-type="float">
            <text:p>290606</text:p>
          </table:table-cell>
          <table:table-cell office:value-type="float" office:value="301403" calcext:value-type="float">
            <text:p>301403</text:p>
          </table:table-cell>
        </table:table-row>
        <table:table-row table:style-name="ro2">
          <table:table-cell office:value-type="float" office:value="45701" calcext:value-type="float">
            <text:p>45701</text:p>
          </table:table-cell>
          <table:table-cell office:value-type="float" office:value="49346" calcext:value-type="float">
            <text:p>49346</text:p>
          </table:table-cell>
          <table:table-cell office:value-type="float" office:value="132127" calcext:value-type="float">
            <text:p>132127</text:p>
          </table:table-cell>
          <table:table-cell office:value-type="float" office:value="297208" calcext:value-type="float">
            <text:p>297208</text:p>
          </table:table-cell>
          <table:table-cell office:value-type="float" office:value="276509" calcext:value-type="float">
            <text:p>276509</text:p>
          </table:table-cell>
          <table:table-cell office:value-type="float" office:value="290829" calcext:value-type="float">
            <text:p>290829</text:p>
          </table:table-cell>
          <table:table-cell office:value-type="float" office:value="304287" calcext:value-type="float">
            <text:p>304287</text:p>
          </table:table-cell>
        </table:table-row>
        <table:table-row table:style-name="ro2">
          <table:table-cell office:value-type="float" office:value="45801" calcext:value-type="float">
            <text:p>45801</text:p>
          </table:table-cell>
          <table:table-cell office:value-type="float" office:value="64809" calcext:value-type="float">
            <text:p>64809</text:p>
          </table:table-cell>
          <table:table-cell office:value-type="float" office:value="140700" calcext:value-type="float">
            <text:p>140700</text:p>
          </table:table-cell>
          <table:table-cell office:value-type="float" office:value="310419" calcext:value-type="float">
            <text:p>310419</text:p>
          </table:table-cell>
          <table:table-cell office:value-type="float" office:value="280409" calcext:value-type="float">
            <text:p>280409</text:p>
          </table:table-cell>
          <table:table-cell office:value-type="float" office:value="291193" calcext:value-type="float">
            <text:p>291193</text:p>
          </table:table-cell>
          <table:table-cell office:value-type="float" office:value="303376" calcext:value-type="float">
            <text:p>303376</text:p>
          </table:table-cell>
        </table:table-row>
        <table:table-row table:style-name="ro2">
          <table:table-cell office:value-type="float" office:value="45901" calcext:value-type="float">
            <text:p>45901</text:p>
          </table:table-cell>
          <table:table-cell office:value-type="float" office:value="51601" calcext:value-type="float">
            <text:p>51601</text:p>
          </table:table-cell>
          <table:table-cell office:value-type="float" office:value="140707" calcext:value-type="float">
            <text:p>140707</text:p>
          </table:table-cell>
          <table:table-cell office:value-type="float" office:value="261840" calcext:value-type="float">
            <text:p>261840</text:p>
          </table:table-cell>
          <table:table-cell office:value-type="float" office:value="284801" calcext:value-type="float">
            <text:p>284801</text:p>
          </table:table-cell>
          <table:table-cell office:value-type="float" office:value="292502" calcext:value-type="float">
            <text:p>292502</text:p>
          </table:table-cell>
          <table:table-cell office:value-type="float" office:value="308618" calcext:value-type="float">
            <text:p>308618</text:p>
          </table:table-cell>
        </table:table-row>
        <table:table-row table:style-name="ro2">
          <table:table-cell office:value-type="float" office:value="46001" calcext:value-type="float">
            <text:p>46001</text:p>
          </table:table-cell>
          <table:table-cell office:value-type="float" office:value="66787" calcext:value-type="float">
            <text:p>66787</text:p>
          </table:table-cell>
          <table:table-cell office:value-type="float" office:value="133885" calcext:value-type="float">
            <text:p>133885</text:p>
          </table:table-cell>
          <table:table-cell office:value-type="float" office:value="255989" calcext:value-type="float">
            <text:p>255989</text:p>
          </table:table-cell>
          <table:table-cell office:value-type="float" office:value="280258" calcext:value-type="float">
            <text:p>280258</text:p>
          </table:table-cell>
          <table:table-cell office:value-type="float" office:value="293301" calcext:value-type="float">
            <text:p>293301</text:p>
          </table:table-cell>
          <table:table-cell office:value-type="float" office:value="305442" calcext:value-type="float">
            <text:p>305442</text:p>
          </table:table-cell>
        </table:table-row>
        <table:table-row table:style-name="ro2">
          <table:table-cell office:value-type="float" office:value="46101" calcext:value-type="float">
            <text:p>46101</text:p>
          </table:table-cell>
          <table:table-cell office:value-type="float" office:value="55802" calcext:value-type="float">
            <text:p>55802</text:p>
          </table:table-cell>
          <table:table-cell office:value-type="float" office:value="139371" calcext:value-type="float">
            <text:p>139371</text:p>
          </table:table-cell>
          <table:table-cell office:value-type="float" office:value="246592" calcext:value-type="float">
            <text:p>246592</text:p>
          </table:table-cell>
          <table:table-cell office:value-type="float" office:value="284577" calcext:value-type="float">
            <text:p>284577</text:p>
          </table:table-cell>
          <table:table-cell office:value-type="float" office:value="293317" calcext:value-type="float">
            <text:p>293317</text:p>
          </table:table-cell>
          <table:table-cell office:value-type="float" office:value="304971" calcext:value-type="float">
            <text:p>304971</text:p>
          </table:table-cell>
        </table:table-row>
        <table:table-row table:style-name="ro2">
          <table:table-cell office:value-type="float" office:value="46201" calcext:value-type="float">
            <text:p>46201</text:p>
          </table:table-cell>
          <table:table-cell office:value-type="float" office:value="58046" calcext:value-type="float">
            <text:p>58046</text:p>
          </table:table-cell>
          <table:table-cell office:value-type="float" office:value="139770" calcext:value-type="float">
            <text:p>139770</text:p>
          </table:table-cell>
          <table:table-cell office:value-type="float" office:value="364878" calcext:value-type="float">
            <text:p>364878</text:p>
          </table:table-cell>
          <table:table-cell office:value-type="float" office:value="287751" calcext:value-type="float">
            <text:p>287751</text:p>
          </table:table-cell>
          <table:table-cell office:value-type="float" office:value="295253" calcext:value-type="float">
            <text:p>295253</text:p>
          </table:table-cell>
          <table:table-cell office:value-type="float" office:value="307724" calcext:value-type="float">
            <text:p>307724</text:p>
          </table:table-cell>
        </table:table-row>
        <table:table-row table:style-name="ro2">
          <table:table-cell office:value-type="float" office:value="46301" calcext:value-type="float">
            <text:p>46301</text:p>
          </table:table-cell>
          <table:table-cell office:value-type="float" office:value="52701" calcext:value-type="float">
            <text:p>52701</text:p>
          </table:table-cell>
          <table:table-cell office:value-type="float" office:value="134244" calcext:value-type="float">
            <text:p>134244</text:p>
          </table:table-cell>
          <table:table-cell office:value-type="float" office:value="284680" calcext:value-type="float">
            <text:p>284680</text:p>
          </table:table-cell>
          <table:table-cell office:value-type="float" office:value="253686" calcext:value-type="float">
            <text:p>253686</text:p>
          </table:table-cell>
          <table:table-cell office:value-type="float" office:value="294107" calcext:value-type="float">
            <text:p>294107</text:p>
          </table:table-cell>
          <table:table-cell office:value-type="float" office:value="314810" calcext:value-type="float">
            <text:p>314810</text:p>
          </table:table-cell>
        </table:table-row>
        <table:table-row table:style-name="ro2">
          <table:table-cell office:value-type="float" office:value="46401" calcext:value-type="float">
            <text:p>46401</text:p>
          </table:table-cell>
          <table:table-cell office:value-type="float" office:value="59482" calcext:value-type="float">
            <text:p>59482</text:p>
          </table:table-cell>
          <table:table-cell office:value-type="float" office:value="134251" calcext:value-type="float">
            <text:p>134251</text:p>
          </table:table-cell>
          <table:table-cell office:value-type="float" office:value="284062" calcext:value-type="float">
            <text:p>284062</text:p>
          </table:table-cell>
          <table:table-cell office:value-type="float" office:value="285079" calcext:value-type="float">
            <text:p>285079</text:p>
          </table:table-cell>
          <table:table-cell office:value-type="float" office:value="296384" calcext:value-type="float">
            <text:p>296384</text:p>
          </table:table-cell>
          <table:table-cell office:value-type="float" office:value="308415" calcext:value-type="float">
            <text:p>308415</text:p>
          </table:table-cell>
        </table:table-row>
        <table:table-row table:style-name="ro2">
          <table:table-cell office:value-type="float" office:value="46501" calcext:value-type="float">
            <text:p>46501</text:p>
          </table:table-cell>
          <table:table-cell office:value-type="float" office:value="66678" calcext:value-type="float">
            <text:p>66678</text:p>
          </table:table-cell>
          <table:table-cell office:value-type="float" office:value="131964" calcext:value-type="float">
            <text:p>131964</text:p>
          </table:table-cell>
          <table:table-cell office:value-type="float" office:value="248970" calcext:value-type="float">
            <text:p>248970</text:p>
          </table:table-cell>
          <table:table-cell office:value-type="float" office:value="288838" calcext:value-type="float">
            <text:p>288838</text:p>
          </table:table-cell>
          <table:table-cell office:value-type="float" office:value="297177" calcext:value-type="float">
            <text:p>297177</text:p>
          </table:table-cell>
          <table:table-cell office:value-type="float" office:value="310771" calcext:value-type="float">
            <text:p>310771</text:p>
          </table:table-cell>
        </table:table-row>
        <table:table-row table:style-name="ro2">
          <table:table-cell office:value-type="float" office:value="46601" calcext:value-type="float">
            <text:p>46601</text:p>
          </table:table-cell>
          <table:table-cell office:value-type="float" office:value="54213" calcext:value-type="float">
            <text:p>54213</text:p>
          </table:table-cell>
          <table:table-cell office:value-type="float" office:value="141418" calcext:value-type="float">
            <text:p>141418</text:p>
          </table:table-cell>
          <table:table-cell office:value-type="float" office:value="302880" calcext:value-type="float">
            <text:p>302880</text:p>
          </table:table-cell>
          <table:table-cell office:value-type="float" office:value="287895" calcext:value-type="float">
            <text:p>287895</text:p>
          </table:table-cell>
          <table:table-cell office:value-type="float" office:value="297150" calcext:value-type="float">
            <text:p>297150</text:p>
          </table:table-cell>
          <table:table-cell office:value-type="float" office:value="311525" calcext:value-type="float">
            <text:p>311525</text:p>
          </table:table-cell>
        </table:table-row>
        <table:table-row table:style-name="ro2">
          <table:table-cell office:value-type="float" office:value="46701" calcext:value-type="float">
            <text:p>46701</text:p>
          </table:table-cell>
          <table:table-cell office:value-type="float" office:value="60588" calcext:value-type="float">
            <text:p>60588</text:p>
          </table:table-cell>
          <table:table-cell office:value-type="float" office:value="143095" calcext:value-type="float">
            <text:p>143095</text:p>
          </table:table-cell>
          <table:table-cell office:value-type="float" office:value="246317" calcext:value-type="float">
            <text:p>246317</text:p>
          </table:table-cell>
          <table:table-cell office:value-type="float" office:value="288922" calcext:value-type="float">
            <text:p>288922</text:p>
          </table:table-cell>
          <table:table-cell office:value-type="float" office:value="298092" calcext:value-type="float">
            <text:p>298092</text:p>
          </table:table-cell>
          <table:table-cell office:value-type="float" office:value="306815" calcext:value-type="float">
            <text:p>306815</text:p>
          </table:table-cell>
        </table:table-row>
        <table:table-row table:style-name="ro2">
          <table:table-cell office:value-type="float" office:value="46801" calcext:value-type="float">
            <text:p>46801</text:p>
          </table:table-cell>
          <table:table-cell office:value-type="float" office:value="57453" calcext:value-type="float">
            <text:p>57453</text:p>
          </table:table-cell>
          <table:table-cell office:value-type="float" office:value="140529" calcext:value-type="float">
            <text:p>140529</text:p>
          </table:table-cell>
          <table:table-cell office:value-type="float" office:value="304863" calcext:value-type="float">
            <text:p>304863</text:p>
          </table:table-cell>
          <table:table-cell office:value-type="float" office:value="289320" calcext:value-type="float">
            <text:p>289320</text:p>
          </table:table-cell>
          <table:table-cell office:value-type="float" office:value="298911" calcext:value-type="float">
            <text:p>298911</text:p>
          </table:table-cell>
          <table:table-cell office:value-type="float" office:value="309160" calcext:value-type="float">
            <text:p>309160</text:p>
          </table:table-cell>
        </table:table-row>
        <table:table-row table:style-name="ro2">
          <table:table-cell office:value-type="float" office:value="46901" calcext:value-type="float">
            <text:p>46901</text:p>
          </table:table-cell>
          <table:table-cell office:value-type="float" office:value="57509" calcext:value-type="float">
            <text:p>57509</text:p>
          </table:table-cell>
          <table:table-cell office:value-type="float" office:value="144439" calcext:value-type="float">
            <text:p>144439</text:p>
          </table:table-cell>
          <table:table-cell office:value-type="float" office:value="277521" calcext:value-type="float">
            <text:p>277521</text:p>
          </table:table-cell>
          <table:table-cell office:value-type="float" office:value="289303" calcext:value-type="float">
            <text:p>289303</text:p>
          </table:table-cell>
          <table:table-cell office:value-type="float" office:value="299383" calcext:value-type="float">
            <text:p>299383</text:p>
          </table:table-cell>
          <table:table-cell office:value-type="float" office:value="309866" calcext:value-type="float">
            <text:p>309866</text:p>
          </table:table-cell>
        </table:table-row>
        <table:table-row table:style-name="ro2">
          <table:table-cell office:value-type="float" office:value="47001" calcext:value-type="float">
            <text:p>47001</text:p>
          </table:table-cell>
          <table:table-cell office:value-type="float" office:value="51115" calcext:value-type="float">
            <text:p>51115</text:p>
          </table:table-cell>
          <table:table-cell office:value-type="float" office:value="133305" calcext:value-type="float">
            <text:p>133305</text:p>
          </table:table-cell>
          <table:table-cell office:value-type="float" office:value="326919" calcext:value-type="float">
            <text:p>326919</text:p>
          </table:table-cell>
          <table:table-cell office:value-type="float" office:value="289980" calcext:value-type="float">
            <text:p>289980</text:p>
          </table:table-cell>
          <table:table-cell office:value-type="float" office:value="299760" calcext:value-type="float">
            <text:p>299760</text:p>
          </table:table-cell>
          <table:table-cell office:value-type="float" office:value="309106" calcext:value-type="float">
            <text:p>309106</text:p>
          </table:table-cell>
        </table:table-row>
        <table:table-row table:style-name="ro2">
          <table:table-cell office:value-type="float" office:value="47101" calcext:value-type="float">
            <text:p>47101</text:p>
          </table:table-cell>
          <table:table-cell office:value-type="float" office:value="49664" calcext:value-type="float">
            <text:p>49664</text:p>
          </table:table-cell>
          <table:table-cell office:value-type="float" office:value="140662" calcext:value-type="float">
            <text:p>140662</text:p>
          </table:table-cell>
          <table:table-cell office:value-type="float" office:value="424185" calcext:value-type="float">
            <text:p>424185</text:p>
          </table:table-cell>
          <table:table-cell office:value-type="float" office:value="289600" calcext:value-type="float">
            <text:p>289600</text:p>
          </table:table-cell>
          <table:table-cell office:value-type="float" office:value="300577" calcext:value-type="float">
            <text:p>300577</text:p>
          </table:table-cell>
          <table:table-cell office:value-type="float" office:value="318657" calcext:value-type="float">
            <text:p>318657</text:p>
          </table:table-cell>
        </table:table-row>
        <table:table-row table:style-name="ro2">
          <table:table-cell office:value-type="float" office:value="47201" calcext:value-type="float">
            <text:p>47201</text:p>
          </table:table-cell>
          <table:table-cell office:value-type="float" office:value="60267" calcext:value-type="float">
            <text:p>60267</text:p>
          </table:table-cell>
          <table:table-cell office:value-type="float" office:value="143745" calcext:value-type="float">
            <text:p>143745</text:p>
          </table:table-cell>
          <table:table-cell office:value-type="float" office:value="322937" calcext:value-type="float">
            <text:p>322937</text:p>
          </table:table-cell>
          <table:table-cell office:value-type="float" office:value="292263" calcext:value-type="float">
            <text:p>292263</text:p>
          </table:table-cell>
          <table:table-cell office:value-type="float" office:value="301411" calcext:value-type="float">
            <text:p>301411</text:p>
          </table:table-cell>
          <table:table-cell office:value-type="float" office:value="311972" calcext:value-type="float">
            <text:p>311972</text:p>
          </table:table-cell>
        </table:table-row>
        <table:table-row table:style-name="ro2">
          <table:table-cell office:value-type="float" office:value="47301" calcext:value-type="float">
            <text:p>47301</text:p>
          </table:table-cell>
          <table:table-cell office:value-type="float" office:value="58710" calcext:value-type="float">
            <text:p>58710</text:p>
          </table:table-cell>
          <table:table-cell office:value-type="float" office:value="147245" calcext:value-type="float">
            <text:p>147245</text:p>
          </table:table-cell>
          <table:table-cell office:value-type="float" office:value="284710" calcext:value-type="float">
            <text:p>284710</text:p>
          </table:table-cell>
          <table:table-cell office:value-type="float" office:value="292448" calcext:value-type="float">
            <text:p>292448</text:p>
          </table:table-cell>
          <table:table-cell office:value-type="float" office:value="302382" calcext:value-type="float">
            <text:p>302382</text:p>
          </table:table-cell>
          <table:table-cell office:value-type="float" office:value="314359" calcext:value-type="float">
            <text:p>314359</text:p>
          </table:table-cell>
        </table:table-row>
        <table:table-row table:style-name="ro2">
          <table:table-cell office:value-type="float" office:value="47401" calcext:value-type="float">
            <text:p>47401</text:p>
          </table:table-cell>
          <table:table-cell office:value-type="float" office:value="63976" calcext:value-type="float">
            <text:p>63976</text:p>
          </table:table-cell>
          <table:table-cell office:value-type="float" office:value="138353" calcext:value-type="float">
            <text:p>138353</text:p>
          </table:table-cell>
          <table:table-cell office:value-type="float" office:value="284226" calcext:value-type="float">
            <text:p>284226</text:p>
          </table:table-cell>
          <table:table-cell office:value-type="float" office:value="291915" calcext:value-type="float">
            <text:p>291915</text:p>
          </table:table-cell>
          <table:table-cell office:value-type="float" office:value="302869" calcext:value-type="float">
            <text:p>302869</text:p>
          </table:table-cell>
          <table:table-cell office:value-type="float" office:value="314263" calcext:value-type="float">
            <text:p>314263</text:p>
          </table:table-cell>
        </table:table-row>
        <table:table-row table:style-name="ro2">
          <table:table-cell office:value-type="float" office:value="47501" calcext:value-type="float">
            <text:p>47501</text:p>
          </table:table-cell>
          <table:table-cell office:value-type="float" office:value="51790" calcext:value-type="float">
            <text:p>51790</text:p>
          </table:table-cell>
          <table:table-cell office:value-type="float" office:value="146565" calcext:value-type="float">
            <text:p>146565</text:p>
          </table:table-cell>
          <table:table-cell office:value-type="float" office:value="307256" calcext:value-type="float">
            <text:p>307256</text:p>
          </table:table-cell>
          <table:table-cell office:value-type="float" office:value="291868" calcext:value-type="float">
            <text:p>291868</text:p>
          </table:table-cell>
          <table:table-cell office:value-type="float" office:value="302714" calcext:value-type="float">
            <text:p>302714</text:p>
          </table:table-cell>
          <table:table-cell office:value-type="float" office:value="314752" calcext:value-type="float">
            <text:p>314752</text:p>
          </table:table-cell>
        </table:table-row>
        <table:table-row table:style-name="ro2">
          <table:table-cell office:value-type="float" office:value="47601" calcext:value-type="float">
            <text:p>47601</text:p>
          </table:table-cell>
          <table:table-cell office:value-type="float" office:value="64545" calcext:value-type="float">
            <text:p>64545</text:p>
          </table:table-cell>
          <table:table-cell office:value-type="float" office:value="145358" calcext:value-type="float">
            <text:p>145358</text:p>
          </table:table-cell>
          <table:table-cell office:value-type="float" office:value="297923" calcext:value-type="float">
            <text:p>297923</text:p>
          </table:table-cell>
          <table:table-cell office:value-type="float" office:value="293302" calcext:value-type="float">
            <text:p>293302</text:p>
          </table:table-cell>
          <table:table-cell office:value-type="float" office:value="303880" calcext:value-type="float">
            <text:p>303880</text:p>
          </table:table-cell>
          <table:table-cell office:value-type="float" office:value="323980" calcext:value-type="float">
            <text:p>323980</text:p>
          </table:table-cell>
        </table:table-row>
        <table:table-row table:style-name="ro2">
          <table:table-cell office:value-type="float" office:value="47701" calcext:value-type="float">
            <text:p>47701</text:p>
          </table:table-cell>
          <table:table-cell office:value-type="float" office:value="58135" calcext:value-type="float">
            <text:p>58135</text:p>
          </table:table-cell>
          <table:table-cell office:value-type="float" office:value="144913" calcext:value-type="float">
            <text:p>144913</text:p>
          </table:table-cell>
          <table:table-cell office:value-type="float" office:value="306912" calcext:value-type="float">
            <text:p>306912</text:p>
          </table:table-cell>
          <table:table-cell office:value-type="float" office:value="292881" calcext:value-type="float">
            <text:p>292881</text:p>
          </table:table-cell>
          <table:table-cell office:value-type="float" office:value="303928" calcext:value-type="float">
            <text:p>303928</text:p>
          </table:table-cell>
          <table:table-cell office:value-type="float" office:value="328523" calcext:value-type="float">
            <text:p>328523</text:p>
          </table:table-cell>
        </table:table-row>
        <table:table-row table:style-name="ro2">
          <table:table-cell office:value-type="float" office:value="47801" calcext:value-type="float">
            <text:p>47801</text:p>
          </table:table-cell>
          <table:table-cell office:value-type="float" office:value="60976" calcext:value-type="float">
            <text:p>60976</text:p>
          </table:table-cell>
          <table:table-cell office:value-type="float" office:value="140486" calcext:value-type="float">
            <text:p>140486</text:p>
          </table:table-cell>
          <table:table-cell office:value-type="float" office:value="259505" calcext:value-type="float">
            <text:p>259505</text:p>
          </table:table-cell>
          <table:table-cell office:value-type="float" office:value="295778" calcext:value-type="float">
            <text:p>295778</text:p>
          </table:table-cell>
          <table:table-cell office:value-type="float" office:value="306099" calcext:value-type="float">
            <text:p>306099</text:p>
          </table:table-cell>
          <table:table-cell office:value-type="float" office:value="319629" calcext:value-type="float">
            <text:p>319629</text:p>
          </table:table-cell>
        </table:table-row>
        <table:table-row table:style-name="ro2">
          <table:table-cell office:value-type="float" office:value="47901" calcext:value-type="float">
            <text:p>47901</text:p>
          </table:table-cell>
          <table:table-cell office:value-type="float" office:value="52360" calcext:value-type="float">
            <text:p>52360</text:p>
          </table:table-cell>
          <table:table-cell office:value-type="float" office:value="135764" calcext:value-type="float">
            <text:p>135764</text:p>
          </table:table-cell>
          <table:table-cell office:value-type="float" office:value="264813" calcext:value-type="float">
            <text:p>264813</text:p>
          </table:table-cell>
          <table:table-cell office:value-type="float" office:value="295661" calcext:value-type="float">
            <text:p>295661</text:p>
          </table:table-cell>
          <table:table-cell office:value-type="float" office:value="305673" calcext:value-type="float">
            <text:p>305673</text:p>
          </table:table-cell>
          <table:table-cell office:value-type="float" office:value="328171" calcext:value-type="float">
            <text:p>328171</text:p>
          </table:table-cell>
        </table:table-row>
        <table:table-row table:style-name="ro2">
          <table:table-cell office:value-type="float" office:value="48001" calcext:value-type="float">
            <text:p>48001</text:p>
          </table:table-cell>
          <table:table-cell office:value-type="float" office:value="54921" calcext:value-type="float">
            <text:p>54921</text:p>
          </table:table-cell>
          <table:table-cell office:value-type="float" office:value="146536" calcext:value-type="float">
            <text:p>146536</text:p>
          </table:table-cell>
          <table:table-cell office:value-type="float" office:value="295254" calcext:value-type="float">
            <text:p>295254</text:p>
          </table:table-cell>
          <table:table-cell office:value-type="float" office:value="296415" calcext:value-type="float">
            <text:p>296415</text:p>
          </table:table-cell>
          <table:table-cell office:value-type="float" office:value="307094" calcext:value-type="float">
            <text:p>307094</text:p>
          </table:table-cell>
          <table:table-cell office:value-type="float" office:value="322772" calcext:value-type="float">
            <text:p>322772</text:p>
          </table:table-cell>
        </table:table-row>
        <table:table-row table:style-name="ro2">
          <table:table-cell office:value-type="float" office:value="48101" calcext:value-type="float">
            <text:p>48101</text:p>
          </table:table-cell>
          <table:table-cell office:value-type="float" office:value="50548" calcext:value-type="float">
            <text:p>50548</text:p>
          </table:table-cell>
          <table:table-cell office:value-type="float" office:value="137958" calcext:value-type="float">
            <text:p>137958</text:p>
          </table:table-cell>
          <table:table-cell office:value-type="float" office:value="289424" calcext:value-type="float">
            <text:p>289424</text:p>
          </table:table-cell>
          <table:table-cell office:value-type="float" office:value="298388" calcext:value-type="float">
            <text:p>298388</text:p>
          </table:table-cell>
          <table:table-cell office:value-type="float" office:value="307315" calcext:value-type="float">
            <text:p>307315</text:p>
          </table:table-cell>
          <table:table-cell office:value-type="float" office:value="321494" calcext:value-type="float">
            <text:p>321494</text:p>
          </table:table-cell>
        </table:table-row>
        <table:table-row table:style-name="ro2">
          <table:table-cell office:value-type="float" office:value="48201" calcext:value-type="float">
            <text:p>48201</text:p>
          </table:table-cell>
          <table:table-cell office:value-type="float" office:value="52393" calcext:value-type="float">
            <text:p>52393</text:p>
          </table:table-cell>
          <table:table-cell office:value-type="float" office:value="137271" calcext:value-type="float">
            <text:p>137271</text:p>
          </table:table-cell>
          <table:table-cell office:value-type="float" office:value="311511" calcext:value-type="float">
            <text:p>311511</text:p>
          </table:table-cell>
          <table:table-cell office:value-type="float" office:value="297846" calcext:value-type="float">
            <text:p>297846</text:p>
          </table:table-cell>
          <table:table-cell office:value-type="float" office:value="306797" calcext:value-type="float">
            <text:p>306797</text:p>
          </table:table-cell>
          <table:table-cell office:value-type="float" office:value="324810" calcext:value-type="float">
            <text:p>324810</text:p>
          </table:table-cell>
        </table:table-row>
        <table:table-row table:style-name="ro2">
          <table:table-cell office:value-type="float" office:value="48301" calcext:value-type="float">
            <text:p>48301</text:p>
          </table:table-cell>
          <table:table-cell office:value-type="float" office:value="63235" calcext:value-type="float">
            <text:p>63235</text:p>
          </table:table-cell>
          <table:table-cell office:value-type="float" office:value="151854" calcext:value-type="float">
            <text:p>151854</text:p>
          </table:table-cell>
          <table:table-cell office:value-type="float" office:value="296461" calcext:value-type="float">
            <text:p>296461</text:p>
          </table:table-cell>
          <table:table-cell office:value-type="float" office:value="299414" calcext:value-type="float">
            <text:p>299414</text:p>
          </table:table-cell>
          <table:table-cell office:value-type="float" office:value="308791" calcext:value-type="float">
            <text:p>308791</text:p>
          </table:table-cell>
          <table:table-cell office:value-type="float" office:value="324509" calcext:value-type="float">
            <text:p>324509</text:p>
          </table:table-cell>
        </table:table-row>
        <table:table-row table:style-name="ro2">
          <table:table-cell office:value-type="float" office:value="48401" calcext:value-type="float">
            <text:p>48401</text:p>
          </table:table-cell>
          <table:table-cell office:value-type="float" office:value="57139" calcext:value-type="float">
            <text:p>57139</text:p>
          </table:table-cell>
          <table:table-cell office:value-type="float" office:value="144149" calcext:value-type="float">
            <text:p>144149</text:p>
          </table:table-cell>
          <table:table-cell office:value-type="float" office:value="309647" calcext:value-type="float">
            <text:p>309647</text:p>
          </table:table-cell>
          <table:table-cell office:value-type="float" office:value="297617" calcext:value-type="float">
            <text:p>297617</text:p>
          </table:table-cell>
          <table:table-cell office:value-type="float" office:value="308044" calcext:value-type="float">
            <text:p>308044</text:p>
          </table:table-cell>
          <table:table-cell office:value-type="float" office:value="324168" calcext:value-type="float">
            <text:p>324168</text:p>
          </table:table-cell>
        </table:table-row>
        <table:table-row table:style-name="ro2">
          <table:table-cell office:value-type="float" office:value="48501" calcext:value-type="float">
            <text:p>48501</text:p>
          </table:table-cell>
          <table:table-cell office:value-type="float" office:value="52786" calcext:value-type="float">
            <text:p>52786</text:p>
          </table:table-cell>
          <table:table-cell office:value-type="float" office:value="139935" calcext:value-type="float">
            <text:p>139935</text:p>
          </table:table-cell>
          <table:table-cell office:value-type="float" office:value="371357" calcext:value-type="float">
            <text:p>371357</text:p>
          </table:table-cell>
          <table:table-cell office:value-type="float" office:value="301412" calcext:value-type="float">
            <text:p>301412</text:p>
          </table:table-cell>
          <table:table-cell office:value-type="float" office:value="308813" calcext:value-type="float">
            <text:p>308813</text:p>
          </table:table-cell>
          <table:table-cell office:value-type="float" office:value="320810" calcext:value-type="float">
            <text:p>320810</text:p>
          </table:table-cell>
        </table:table-row>
        <table:table-row table:style-name="ro2">
          <table:table-cell office:value-type="float" office:value="48601" calcext:value-type="float">
            <text:p>48601</text:p>
          </table:table-cell>
          <table:table-cell office:value-type="float" office:value="57242" calcext:value-type="float">
            <text:p>57242</text:p>
          </table:table-cell>
          <table:table-cell office:value-type="float" office:value="155366" calcext:value-type="float">
            <text:p>155366</text:p>
          </table:table-cell>
          <table:table-cell office:value-type="float" office:value="319414" calcext:value-type="float">
            <text:p>319414</text:p>
          </table:table-cell>
          <table:table-cell office:value-type="float" office:value="301362" calcext:value-type="float">
            <text:p>301362</text:p>
          </table:table-cell>
          <table:table-cell office:value-type="float" office:value="309727" calcext:value-type="float">
            <text:p>309727</text:p>
          </table:table-cell>
          <table:table-cell office:value-type="float" office:value="324266" calcext:value-type="float">
            <text:p>324266</text:p>
          </table:table-cell>
        </table:table-row>
        <table:table-row table:style-name="ro2">
          <table:table-cell office:value-type="float" office:value="48701" calcext:value-type="float">
            <text:p>48701</text:p>
          </table:table-cell>
          <table:table-cell office:value-type="float" office:value="59266" calcext:value-type="float">
            <text:p>59266</text:p>
          </table:table-cell>
          <table:table-cell office:value-type="float" office:value="151377" calcext:value-type="float">
            <text:p>151377</text:p>
          </table:table-cell>
          <table:table-cell office:value-type="float" office:value="271692" calcext:value-type="float">
            <text:p>271692</text:p>
          </table:table-cell>
          <table:table-cell office:value-type="float" office:value="298435" calcext:value-type="float">
            <text:p>298435</text:p>
          </table:table-cell>
          <table:table-cell office:value-type="float" office:value="310590" calcext:value-type="float">
            <text:p>310590</text:p>
          </table:table-cell>
          <table:table-cell office:value-type="float" office:value="328936" calcext:value-type="float">
            <text:p>328936</text:p>
          </table:table-cell>
        </table:table-row>
        <table:table-row table:style-name="ro2">
          <table:table-cell office:value-type="float" office:value="48801" calcext:value-type="float">
            <text:p>48801</text:p>
          </table:table-cell>
          <table:table-cell office:value-type="float" office:value="60883" calcext:value-type="float">
            <text:p>60883</text:p>
          </table:table-cell>
          <table:table-cell office:value-type="float" office:value="147282" calcext:value-type="float">
            <text:p>147282</text:p>
          </table:table-cell>
          <table:table-cell office:value-type="float" office:value="276846" calcext:value-type="float">
            <text:p>276846</text:p>
          </table:table-cell>
          <table:table-cell office:value-type="float" office:value="302657" calcext:value-type="float">
            <text:p>302657</text:p>
          </table:table-cell>
          <table:table-cell office:value-type="float" office:value="311481" calcext:value-type="float">
            <text:p>311481</text:p>
          </table:table-cell>
          <table:table-cell office:value-type="float" office:value="324279" calcext:value-type="float">
            <text:p>324279</text:p>
          </table:table-cell>
        </table:table-row>
        <table:table-row table:style-name="ro2">
          <table:table-cell office:value-type="float" office:value="48901" calcext:value-type="float">
            <text:p>48901</text:p>
          </table:table-cell>
          <table:table-cell office:value-type="float" office:value="59827" calcext:value-type="float">
            <text:p>59827</text:p>
          </table:table-cell>
          <table:table-cell office:value-type="float" office:value="143041" calcext:value-type="float">
            <text:p>143041</text:p>
          </table:table-cell>
          <table:table-cell office:value-type="float" office:value="273988" calcext:value-type="float">
            <text:p>273988</text:p>
          </table:table-cell>
          <table:table-cell office:value-type="float" office:value="299309" calcext:value-type="float">
            <text:p>299309</text:p>
          </table:table-cell>
          <table:table-cell office:value-type="float" office:value="312391" calcext:value-type="float">
            <text:p>312391</text:p>
          </table:table-cell>
          <table:table-cell office:value-type="float" office:value="329361" calcext:value-type="float">
            <text:p>329361</text:p>
          </table:table-cell>
        </table:table-row>
        <table:table-row table:style-name="ro2">
          <table:table-cell office:value-type="float" office:value="49001" calcext:value-type="float">
            <text:p>49001</text:p>
          </table:table-cell>
          <table:table-cell office:value-type="float" office:value="55931" calcext:value-type="float">
            <text:p>55931</text:p>
          </table:table-cell>
          <table:table-cell office:value-type="float" office:value="142147" calcext:value-type="float">
            <text:p>142147</text:p>
          </table:table-cell>
          <table:table-cell office:value-type="float" office:value="295935" calcext:value-type="float">
            <text:p>295935</text:p>
          </table:table-cell>
          <table:table-cell office:value-type="float" office:value="300421" calcext:value-type="float">
            <text:p>300421</text:p>
          </table:table-cell>
          <table:table-cell office:value-type="float" office:value="312450" calcext:value-type="float">
            <text:p>312450</text:p>
          </table:table-cell>
          <table:table-cell office:value-type="float" office:value="330642" calcext:value-type="float">
            <text:p>330642</text:p>
          </table:table-cell>
        </table:table-row>
        <table:table-row table:style-name="ro2">
          <table:table-cell office:value-type="float" office:value="49101" calcext:value-type="float">
            <text:p>49101</text:p>
          </table:table-cell>
          <table:table-cell office:value-type="float" office:value="63642" calcext:value-type="float">
            <text:p>63642</text:p>
          </table:table-cell>
          <table:table-cell office:value-type="float" office:value="150675" calcext:value-type="float">
            <text:p>150675</text:p>
          </table:table-cell>
          <table:table-cell office:value-type="float" office:value="294278" calcext:value-type="float">
            <text:p>294278</text:p>
          </table:table-cell>
          <table:table-cell office:value-type="float" office:value="305261" calcext:value-type="float">
            <text:p>305261</text:p>
          </table:table-cell>
          <table:table-cell office:value-type="float" office:value="313157" calcext:value-type="float">
            <text:p>313157</text:p>
          </table:table-cell>
          <table:table-cell office:value-type="float" office:value="331711" calcext:value-type="float">
            <text:p>331711</text:p>
          </table:table-cell>
        </table:table-row>
        <table:table-row table:style-name="ro2">
          <table:table-cell office:value-type="float" office:value="49201" calcext:value-type="float">
            <text:p>49201</text:p>
          </table:table-cell>
          <table:table-cell office:value-type="float" office:value="71221" calcext:value-type="float">
            <text:p>71221</text:p>
          </table:table-cell>
          <table:table-cell office:value-type="float" office:value="146219" calcext:value-type="float">
            <text:p>146219</text:p>
          </table:table-cell>
          <table:table-cell office:value-type="float" office:value="340501" calcext:value-type="float">
            <text:p>340501</text:p>
          </table:table-cell>
          <table:table-cell office:value-type="float" office:value="303262" calcext:value-type="float">
            <text:p>303262</text:p>
          </table:table-cell>
          <table:table-cell office:value-type="float" office:value="313448" calcext:value-type="float">
            <text:p>313448</text:p>
          </table:table-cell>
          <table:table-cell office:value-type="float" office:value="331183" calcext:value-type="float">
            <text:p>331183</text:p>
          </table:table-cell>
        </table:table-row>
        <table:table-row table:style-name="ro2">
          <table:table-cell office:value-type="float" office:value="49301" calcext:value-type="float">
            <text:p>49301</text:p>
          </table:table-cell>
          <table:table-cell office:value-type="float" office:value="61301" calcext:value-type="float">
            <text:p>61301</text:p>
          </table:table-cell>
          <table:table-cell office:value-type="float" office:value="146986" calcext:value-type="float">
            <text:p>146986</text:p>
          </table:table-cell>
          <table:table-cell office:value-type="float" office:value="274511" calcext:value-type="float">
            <text:p>274511</text:p>
          </table:table-cell>
          <table:table-cell office:value-type="float" office:value="305603" calcext:value-type="float">
            <text:p>305603</text:p>
          </table:table-cell>
          <table:table-cell office:value-type="float" office:value="314903" calcext:value-type="float">
            <text:p>314903</text:p>
          </table:table-cell>
          <table:table-cell office:value-type="float" office:value="327294" calcext:value-type="float">
            <text:p>327294</text:p>
          </table:table-cell>
        </table:table-row>
        <table:table-row table:style-name="ro2">
          <table:table-cell office:value-type="float" office:value="49401" calcext:value-type="float">
            <text:p>49401</text:p>
          </table:table-cell>
          <table:table-cell office:value-type="float" office:value="63017" calcext:value-type="float">
            <text:p>63017</text:p>
          </table:table-cell>
          <table:table-cell office:value-type="float" office:value="143998" calcext:value-type="float">
            <text:p>143998</text:p>
          </table:table-cell>
          <table:table-cell office:value-type="float" office:value="268132" calcext:value-type="float">
            <text:p>268132</text:p>
          </table:table-cell>
          <table:table-cell office:value-type="float" office:value="305969" calcext:value-type="float">
            <text:p>305969</text:p>
          </table:table-cell>
          <table:table-cell office:value-type="float" office:value="315130" calcext:value-type="float">
            <text:p>315130</text:p>
          </table:table-cell>
          <table:table-cell office:value-type="float" office:value="332923" calcext:value-type="float">
            <text:p>332923</text:p>
          </table:table-cell>
        </table:table-row>
        <table:table-row table:style-name="ro2">
          <table:table-cell office:value-type="float" office:value="49501" calcext:value-type="float">
            <text:p>49501</text:p>
          </table:table-cell>
          <table:table-cell office:value-type="float" office:value="57941" calcext:value-type="float">
            <text:p>57941</text:p>
          </table:table-cell>
          <table:table-cell office:value-type="float" office:value="157677" calcext:value-type="float">
            <text:p>157677</text:p>
          </table:table-cell>
          <table:table-cell office:value-type="float" office:value="299485" calcext:value-type="float">
            <text:p>299485</text:p>
          </table:table-cell>
          <table:table-cell office:value-type="float" office:value="305972" calcext:value-type="float">
            <text:p>305972</text:p>
          </table:table-cell>
          <table:table-cell office:value-type="float" office:value="315619" calcext:value-type="float">
            <text:p>315619</text:p>
          </table:table-cell>
          <table:table-cell office:value-type="float" office:value="329774" calcext:value-type="float">
            <text:p>329774</text:p>
          </table:table-cell>
        </table:table-row>
        <table:table-row table:style-name="ro2">
          <table:table-cell office:value-type="float" office:value="49601" calcext:value-type="float">
            <text:p>49601</text:p>
          </table:table-cell>
          <table:table-cell office:value-type="float" office:value="55100" calcext:value-type="float">
            <text:p>55100</text:p>
          </table:table-cell>
          <table:table-cell office:value-type="float" office:value="146124" calcext:value-type="float">
            <text:p>146124</text:p>
          </table:table-cell>
          <table:table-cell office:value-type="float" office:value="317729" calcext:value-type="float">
            <text:p>317729</text:p>
          </table:table-cell>
          <table:table-cell office:value-type="float" office:value="307105" calcext:value-type="float">
            <text:p>307105</text:p>
          </table:table-cell>
          <table:table-cell office:value-type="float" office:value="316870" calcext:value-type="float">
            <text:p>316870</text:p>
          </table:table-cell>
          <table:table-cell office:value-type="float" office:value="332893" calcext:value-type="float">
            <text:p>332893</text:p>
          </table:table-cell>
        </table:table-row>
        <table:table-row table:style-name="ro2">
          <table:table-cell office:value-type="float" office:value="49701" calcext:value-type="float">
            <text:p>49701</text:p>
          </table:table-cell>
          <table:table-cell office:value-type="float" office:value="58273" calcext:value-type="float">
            <text:p>58273</text:p>
          </table:table-cell>
          <table:table-cell office:value-type="float" office:value="149704" calcext:value-type="float">
            <text:p>149704</text:p>
          </table:table-cell>
          <table:table-cell office:value-type="float" office:value="256142" calcext:value-type="float">
            <text:p>256142</text:p>
          </table:table-cell>
          <table:table-cell office:value-type="float" office:value="305612" calcext:value-type="float">
            <text:p>305612</text:p>
          </table:table-cell>
          <table:table-cell office:value-type="float" office:value="317354" calcext:value-type="float">
            <text:p>317354</text:p>
          </table:table-cell>
          <table:table-cell office:value-type="float" office:value="331485" calcext:value-type="float">
            <text:p>331485</text:p>
          </table:table-cell>
        </table:table-row>
        <table:table-row table:style-name="ro2">
          <table:table-cell office:value-type="float" office:value="49801" calcext:value-type="float">
            <text:p>49801</text:p>
          </table:table-cell>
          <table:table-cell office:value-type="float" office:value="60066" calcext:value-type="float">
            <text:p>60066</text:p>
          </table:table-cell>
          <table:table-cell office:value-type="float" office:value="146806" calcext:value-type="float">
            <text:p>146806</text:p>
          </table:table-cell>
          <table:table-cell office:value-type="float" office:value="322217" calcext:value-type="float">
            <text:p>322217</text:p>
          </table:table-cell>
          <table:table-cell office:value-type="float" office:value="307061" calcext:value-type="float">
            <text:p>307061</text:p>
          </table:table-cell>
          <table:table-cell office:value-type="float" office:value="316925" calcext:value-type="float">
            <text:p>316925</text:p>
          </table:table-cell>
          <table:table-cell office:value-type="float" office:value="331966" calcext:value-type="float">
            <text:p>331966</text:p>
          </table:table-cell>
        </table:table-row>
        <table:table-row table:style-name="ro2">
          <table:table-cell office:value-type="float" office:value="49901" calcext:value-type="float">
            <text:p>49901</text:p>
          </table:table-cell>
          <table:table-cell office:value-type="float" office:value="55885" calcext:value-type="float">
            <text:p>55885</text:p>
          </table:table-cell>
          <table:table-cell office:value-type="float" office:value="156265" calcext:value-type="float">
            <text:p>156265</text:p>
          </table:table-cell>
          <table:table-cell office:value-type="float" office:value="321454" calcext:value-type="float">
            <text:p>321454</text:p>
          </table:table-cell>
          <table:table-cell office:value-type="float" office:value="308600" calcext:value-type="float">
            <text:p>308600</text:p>
          </table:table-cell>
          <table:table-cell office:value-type="float" office:value="318967" calcext:value-type="float">
            <text:p>318967</text:p>
          </table:table-cell>
          <table:table-cell office:value-type="float" office:value="332440" calcext:value-type="float">
            <text:p>332440</text:p>
          </table:table-cell>
        </table:table-row>
        <table:table-row table:style-name="ro2">
          <table:table-cell office:value-type="float" office:value="50001" calcext:value-type="float">
            <text:p>50001</text:p>
          </table:table-cell>
          <table:table-cell office:value-type="float" office:value="70009" calcext:value-type="float">
            <text:p>70009</text:p>
          </table:table-cell>
          <table:table-cell office:value-type="float" office:value="149206" calcext:value-type="float">
            <text:p>149206</text:p>
          </table:table-cell>
          <table:table-cell office:value-type="float" office:value="287510" calcext:value-type="float">
            <text:p>287510</text:p>
          </table:table-cell>
          <table:table-cell office:value-type="float" office:value="308511" calcext:value-type="float">
            <text:p>308511</text:p>
          </table:table-cell>
          <table:table-cell office:value-type="float" office:value="319747" calcext:value-type="float">
            <text:p>319747</text:p>
          </table:table-cell>
          <table:table-cell office:value-type="float" office:value="335966" calcext:value-type="float">
            <text:p>335966</text:p>
          </table:table-cell>
        </table:table-row>
        <table:table-row table:style-name="ro2">
          <table:table-cell office:value-type="float" office:value="50101" calcext:value-type="float">
            <text:p>50101</text:p>
          </table:table-cell>
          <table:table-cell office:value-type="float" office:value="68148" calcext:value-type="float">
            <text:p>68148</text:p>
          </table:table-cell>
          <table:table-cell office:value-type="float" office:value="153189" calcext:value-type="float">
            <text:p>153189</text:p>
          </table:table-cell>
          <table:table-cell office:value-type="float" office:value="323171" calcext:value-type="float">
            <text:p>323171</text:p>
          </table:table-cell>
          <table:table-cell office:value-type="float" office:value="307844" calcext:value-type="float">
            <text:p>307844</text:p>
          </table:table-cell>
          <table:table-cell office:value-type="float" office:value="318929" calcext:value-type="float">
            <text:p>318929</text:p>
          </table:table-cell>
          <table:table-cell office:value-type="float" office:value="339356" calcext:value-type="float">
            <text:p>339356</text:p>
          </table:table-cell>
        </table:table-row>
        <table:table-row table:style-name="ro2">
          <table:table-cell office:value-type="float" office:value="50201" calcext:value-type="float">
            <text:p>50201</text:p>
          </table:table-cell>
          <table:table-cell office:value-type="float" office:value="58151" calcext:value-type="float">
            <text:p>58151</text:p>
          </table:table-cell>
          <table:table-cell office:value-type="float" office:value="143380" calcext:value-type="float">
            <text:p>143380</text:p>
          </table:table-cell>
          <table:table-cell office:value-type="float" office:value="281695" calcext:value-type="float">
            <text:p>281695</text:p>
          </table:table-cell>
          <table:table-cell office:value-type="float" office:value="311937" calcext:value-type="float">
            <text:p>311937</text:p>
          </table:table-cell>
          <table:table-cell office:value-type="float" office:value="321124" calcext:value-type="float">
            <text:p>321124</text:p>
          </table:table-cell>
          <table:table-cell office:value-type="float" office:value="338097" calcext:value-type="float">
            <text:p>338097</text:p>
          </table:table-cell>
        </table:table-row>
        <table:table-row table:style-name="ro2">
          <table:table-cell office:value-type="float" office:value="50301" calcext:value-type="float">
            <text:p>50301</text:p>
          </table:table-cell>
          <table:table-cell office:value-type="float" office:value="61393" calcext:value-type="float">
            <text:p>61393</text:p>
          </table:table-cell>
          <table:table-cell office:value-type="float" office:value="147422" calcext:value-type="float">
            <text:p>147422</text:p>
          </table:table-cell>
          <table:table-cell office:value-type="float" office:value="317287" calcext:value-type="float">
            <text:p>317287</text:p>
          </table:table-cell>
          <table:table-cell office:value-type="float" office:value="312007" calcext:value-type="float">
            <text:p>312007</text:p>
          </table:table-cell>
          <table:table-cell office:value-type="float" office:value="322162" calcext:value-type="float">
            <text:p>322162</text:p>
          </table:table-cell>
          <table:table-cell office:value-type="float" office:value="338949" calcext:value-type="float">
            <text:p>338949</text:p>
          </table:table-cell>
        </table:table-row>
        <table:table-row table:style-name="ro2">
          <table:table-cell office:value-type="float" office:value="50401" calcext:value-type="float">
            <text:p>50401</text:p>
          </table:table-cell>
          <table:table-cell office:value-type="float" office:value="69057" calcext:value-type="float">
            <text:p>69057</text:p>
          </table:table-cell>
          <table:table-cell office:value-type="float" office:value="145895" calcext:value-type="float">
            <text:p>145895</text:p>
          </table:table-cell>
          <table:table-cell office:value-type="float" office:value="290535" calcext:value-type="float">
            <text:p>290535</text:p>
          </table:table-cell>
          <table:table-cell office:value-type="float" office:value="312486" calcext:value-type="float">
            <text:p>312486</text:p>
          </table:table-cell>
          <table:table-cell office:value-type="float" office:value="321784" calcext:value-type="float">
            <text:p>321784</text:p>
          </table:table-cell>
          <table:table-cell office:value-type="float" office:value="335564" calcext:value-type="float">
            <text:p>335564</text:p>
          </table:table-cell>
        </table:table-row>
        <table:table-row table:style-name="ro2">
          <table:table-cell office:value-type="float" office:value="50501" calcext:value-type="float">
            <text:p>50501</text:p>
          </table:table-cell>
          <table:table-cell office:value-type="float" office:value="68047" calcext:value-type="float">
            <text:p>68047</text:p>
          </table:table-cell>
          <table:table-cell office:value-type="float" office:value="160701" calcext:value-type="float">
            <text:p>160701</text:p>
          </table:table-cell>
          <table:table-cell office:value-type="float" office:value="299765" calcext:value-type="float">
            <text:p>299765</text:p>
          </table:table-cell>
          <table:table-cell office:value-type="float" office:value="312443" calcext:value-type="float">
            <text:p>312443</text:p>
          </table:table-cell>
          <table:table-cell office:value-type="float" office:value="322508" calcext:value-type="float">
            <text:p>322508</text:p>
          </table:table-cell>
          <table:table-cell office:value-type="float" office:value="340532" calcext:value-type="float">
            <text:p>340532</text:p>
          </table:table-cell>
        </table:table-row>
        <table:table-row table:style-name="ro2">
          <table:table-cell office:value-type="float" office:value="50601" calcext:value-type="float">
            <text:p>50601</text:p>
          </table:table-cell>
          <table:table-cell office:value-type="float" office:value="64942" calcext:value-type="float">
            <text:p>64942</text:p>
          </table:table-cell>
          <table:table-cell office:value-type="float" office:value="148548" calcext:value-type="float">
            <text:p>148548</text:p>
          </table:table-cell>
          <table:table-cell office:value-type="float" office:value="246532" calcext:value-type="float">
            <text:p>246532</text:p>
          </table:table-cell>
          <table:table-cell office:value-type="float" office:value="242761" calcext:value-type="float">
            <text:p>242761</text:p>
          </table:table-cell>
          <table:table-cell office:value-type="float" office:value="321408" calcext:value-type="float">
            <text:p>321408</text:p>
          </table:table-cell>
          <table:table-cell office:value-type="float" office:value="340088" calcext:value-type="float">
            <text:p>340088</text:p>
          </table:table-cell>
        </table:table-row>
        <table:table-row table:style-name="ro2">
          <table:table-cell office:value-type="float" office:value="50701" calcext:value-type="float">
            <text:p>50701</text:p>
          </table:table-cell>
          <table:table-cell office:value-type="float" office:value="62275" calcext:value-type="float">
            <text:p>62275</text:p>
          </table:table-cell>
          <table:table-cell office:value-type="float" office:value="147091" calcext:value-type="float">
            <text:p>147091</text:p>
          </table:table-cell>
          <table:table-cell office:value-type="float" office:value="286281" calcext:value-type="float">
            <text:p>286281</text:p>
          </table:table-cell>
          <table:table-cell office:value-type="float" office:value="311328" calcext:value-type="float">
            <text:p>311328</text:p>
          </table:table-cell>
          <table:table-cell office:value-type="float" office:value="323248" calcext:value-type="float">
            <text:p>323248</text:p>
          </table:table-cell>
          <table:table-cell office:value-type="float" office:value="341438" calcext:value-type="float">
            <text:p>341438</text:p>
          </table:table-cell>
        </table:table-row>
        <table:table-row table:style-name="ro2">
          <table:table-cell office:value-type="float" office:value="50801" calcext:value-type="float">
            <text:p>50801</text:p>
          </table:table-cell>
          <table:table-cell office:value-type="float" office:value="78410" calcext:value-type="float">
            <text:p>78410</text:p>
          </table:table-cell>
          <table:table-cell office:value-type="float" office:value="153365" calcext:value-type="float">
            <text:p>153365</text:p>
          </table:table-cell>
          <table:table-cell office:value-type="float" office:value="265096" calcext:value-type="float">
            <text:p>265096</text:p>
          </table:table-cell>
          <table:table-cell office:value-type="float" office:value="315347" calcext:value-type="float">
            <text:p>315347</text:p>
          </table:table-cell>
          <table:table-cell office:value-type="float" office:value="324640" calcext:value-type="float">
            <text:p>324640</text:p>
          </table:table-cell>
          <table:table-cell office:value-type="float" office:value="338712" calcext:value-type="float">
            <text:p>338712</text:p>
          </table:table-cell>
        </table:table-row>
        <table:table-row table:style-name="ro2">
          <table:table-cell office:value-type="float" office:value="50901" calcext:value-type="float">
            <text:p>50901</text:p>
          </table:table-cell>
          <table:table-cell office:value-type="float" office:value="64298" calcext:value-type="float">
            <text:p>64298</text:p>
          </table:table-cell>
          <table:table-cell office:value-type="float" office:value="164984" calcext:value-type="float">
            <text:p>164984</text:p>
          </table:table-cell>
          <table:table-cell office:value-type="float" office:value="335307" calcext:value-type="float">
            <text:p>335307</text:p>
          </table:table-cell>
          <table:table-cell office:value-type="float" office:value="313333" calcext:value-type="float">
            <text:p>313333</text:p>
          </table:table-cell>
          <table:table-cell office:value-type="float" office:value="324617" calcext:value-type="float">
            <text:p>324617</text:p>
          </table:table-cell>
          <table:table-cell office:value-type="float" office:value="341032" calcext:value-type="float">
            <text:p>341032</text:p>
          </table:table-cell>
        </table:table-row>
        <table:table-row table:style-name="ro2">
          <table:table-cell office:value-type="float" office:value="51001" calcext:value-type="float">
            <text:p>51001</text:p>
          </table:table-cell>
          <table:table-cell office:value-type="float" office:value="52945" calcext:value-type="float">
            <text:p>52945</text:p>
          </table:table-cell>
          <table:table-cell office:value-type="float" office:value="148053" calcext:value-type="float">
            <text:p>148053</text:p>
          </table:table-cell>
          <table:table-cell office:value-type="float" office:value="288726" calcext:value-type="float">
            <text:p>288726</text:p>
          </table:table-cell>
          <table:table-cell office:value-type="float" office:value="314219" calcext:value-type="float">
            <text:p>314219</text:p>
          </table:table-cell>
          <table:table-cell office:value-type="float" office:value="325781" calcext:value-type="float">
            <text:p>325781</text:p>
          </table:table-cell>
          <table:table-cell office:value-type="float" office:value="339620" calcext:value-type="float">
            <text:p>339620</text:p>
          </table:table-cell>
        </table:table-row>
        <table:table-row table:style-name="ro2">
          <table:table-cell office:value-type="float" office:value="51101" calcext:value-type="float">
            <text:p>51101</text:p>
          </table:table-cell>
          <table:table-cell office:value-type="float" office:value="59786" calcext:value-type="float">
            <text:p>59786</text:p>
          </table:table-cell>
          <table:table-cell office:value-type="float" office:value="148173" calcext:value-type="float">
            <text:p>148173</text:p>
          </table:table-cell>
          <table:table-cell office:value-type="float" office:value="266798" calcext:value-type="float">
            <text:p>266798</text:p>
          </table:table-cell>
          <table:table-cell office:value-type="float" office:value="313044" calcext:value-type="float">
            <text:p>313044</text:p>
          </table:table-cell>
          <table:table-cell office:value-type="float" office:value="325877" calcext:value-type="float">
            <text:p>325877</text:p>
          </table:table-cell>
          <table:table-cell office:value-type="float" office:value="344756" calcext:value-type="float">
            <text:p>344756</text:p>
          </table:table-cell>
        </table:table-row>
        <table:table-row table:style-name="ro2">
          <table:table-cell office:value-type="float" office:value="51201" calcext:value-type="float">
            <text:p>51201</text:p>
          </table:table-cell>
          <table:table-cell office:value-type="float" office:value="64866" calcext:value-type="float">
            <text:p>64866</text:p>
          </table:table-cell>
          <table:table-cell office:value-type="float" office:value="164751" calcext:value-type="float">
            <text:p>164751</text:p>
          </table:table-cell>
          <table:table-cell office:value-type="float" office:value="296285" calcext:value-type="float">
            <text:p>296285</text:p>
          </table:table-cell>
          <table:table-cell office:value-type="float" office:value="314469" calcext:value-type="float">
            <text:p>314469</text:p>
          </table:table-cell>
          <table:table-cell office:value-type="float" office:value="326609" calcext:value-type="float">
            <text:p>326609</text:p>
          </table:table-cell>
          <table:table-cell office:value-type="float" office:value="340944" calcext:value-type="float">
            <text:p>340944</text:p>
          </table:table-cell>
        </table:table-row>
        <table:table-row table:style-name="ro2">
          <table:table-cell office:value-type="float" office:value="51301" calcext:value-type="float">
            <text:p>51301</text:p>
          </table:table-cell>
          <table:table-cell office:value-type="float" office:value="64378" calcext:value-type="float">
            <text:p>64378</text:p>
          </table:table-cell>
          <table:table-cell office:value-type="float" office:value="154367" calcext:value-type="float">
            <text:p>154367</text:p>
          </table:table-cell>
          <table:table-cell office:value-type="float" office:value="302478" calcext:value-type="float">
            <text:p>302478</text:p>
          </table:table-cell>
          <table:table-cell office:value-type="float" office:value="315005" calcext:value-type="float">
            <text:p>315005</text:p>
          </table:table-cell>
          <table:table-cell office:value-type="float" office:value="327047" calcext:value-type="float">
            <text:p>327047</text:p>
          </table:table-cell>
          <table:table-cell office:value-type="float" office:value="344436" calcext:value-type="float">
            <text:p>344436</text:p>
          </table:table-cell>
        </table:table-row>
        <table:table-row table:style-name="ro2">
          <table:table-cell office:value-type="float" office:value="51401" calcext:value-type="float">
            <text:p>51401</text:p>
          </table:table-cell>
          <table:table-cell office:value-type="float" office:value="53286" calcext:value-type="float">
            <text:p>53286</text:p>
          </table:table-cell>
          <table:table-cell office:value-type="float" office:value="146317" calcext:value-type="float">
            <text:p>146317</text:p>
          </table:table-cell>
          <table:table-cell office:value-type="float" office:value="255808" calcext:value-type="float">
            <text:p>255808</text:p>
          </table:table-cell>
          <table:table-cell office:value-type="float" office:value="318123" calcext:value-type="float">
            <text:p>318123</text:p>
          </table:table-cell>
          <table:table-cell office:value-type="float" office:value="327642" calcext:value-type="float">
            <text:p>327642</text:p>
          </table:table-cell>
          <table:table-cell office:value-type="float" office:value="346686" calcext:value-type="float">
            <text:p>346686</text:p>
          </table:table-cell>
        </table:table-row>
        <table:table-row table:style-name="ro2">
          <table:table-cell office:value-type="float" office:value="51501" calcext:value-type="float">
            <text:p>51501</text:p>
          </table:table-cell>
          <table:table-cell office:value-type="float" office:value="58248" calcext:value-type="float">
            <text:p>58248</text:p>
          </table:table-cell>
          <table:table-cell office:value-type="float" office:value="156370" calcext:value-type="float">
            <text:p>156370</text:p>
          </table:table-cell>
          <table:table-cell office:value-type="float" office:value="328491" calcext:value-type="float">
            <text:p>328491</text:p>
          </table:table-cell>
          <table:table-cell office:value-type="float" office:value="318649" calcext:value-type="float">
            <text:p>318649</text:p>
          </table:table-cell>
          <table:table-cell office:value-type="float" office:value="329558" calcext:value-type="float">
            <text:p>329558</text:p>
          </table:table-cell>
          <table:table-cell office:value-type="float" office:value="348659" calcext:value-type="float">
            <text:p>348659</text:p>
          </table:table-cell>
        </table:table-row>
        <table:table-row table:style-name="ro2">
          <table:table-cell office:value-type="float" office:value="51601" calcext:value-type="float">
            <text:p>51601</text:p>
          </table:table-cell>
          <table:table-cell office:value-type="float" office:value="65913" calcext:value-type="float">
            <text:p>65913</text:p>
          </table:table-cell>
          <table:table-cell office:value-type="float" office:value="159908" calcext:value-type="float">
            <text:p>159908</text:p>
          </table:table-cell>
          <table:table-cell office:value-type="float" office:value="294536" calcext:value-type="float">
            <text:p>294536</text:p>
          </table:table-cell>
          <table:table-cell office:value-type="float" office:value="319034" calcext:value-type="float">
            <text:p>319034</text:p>
          </table:table-cell>
          <table:table-cell office:value-type="float" office:value="328812" calcext:value-type="float">
            <text:p>328812</text:p>
          </table:table-cell>
          <table:table-cell office:value-type="float" office:value="343587" calcext:value-type="float">
            <text:p>343587</text:p>
          </table:table-cell>
        </table:table-row>
        <table:table-row table:style-name="ro2">
          <table:table-cell office:value-type="float" office:value="51701" calcext:value-type="float">
            <text:p>51701</text:p>
          </table:table-cell>
          <table:table-cell office:value-type="float" office:value="53363" calcext:value-type="float">
            <text:p>53363</text:p>
          </table:table-cell>
          <table:table-cell office:value-type="float" office:value="160201" calcext:value-type="float">
            <text:p>160201</text:p>
          </table:table-cell>
          <table:table-cell office:value-type="float" office:value="304018" calcext:value-type="float">
            <text:p>304018</text:p>
          </table:table-cell>
          <table:table-cell office:value-type="float" office:value="319790" calcext:value-type="float">
            <text:p>319790</text:p>
          </table:table-cell>
          <table:table-cell office:value-type="float" office:value="330114" calcext:value-type="float">
            <text:p>330114</text:p>
          </table:table-cell>
          <table:table-cell office:value-type="float" office:value="345791" calcext:value-type="float">
            <text:p>345791</text:p>
          </table:table-cell>
        </table:table-row>
        <table:table-row table:style-name="ro2">
          <table:table-cell office:value-type="float" office:value="51801" calcext:value-type="float">
            <text:p>51801</text:p>
          </table:table-cell>
          <table:table-cell office:value-type="float" office:value="66792" calcext:value-type="float">
            <text:p>66792</text:p>
          </table:table-cell>
          <table:table-cell office:value-type="float" office:value="161157" calcext:value-type="float">
            <text:p>161157</text:p>
          </table:table-cell>
          <table:table-cell office:value-type="float" office:value="305146" calcext:value-type="float">
            <text:p>305146</text:p>
          </table:table-cell>
          <table:table-cell office:value-type="float" office:value="318828" calcext:value-type="float">
            <text:p>318828</text:p>
          </table:table-cell>
          <table:table-cell office:value-type="float" office:value="330394" calcext:value-type="float">
            <text:p>330394</text:p>
          </table:table-cell>
          <table:table-cell office:value-type="float" office:value="347174" calcext:value-type="float">
            <text:p>347174</text:p>
          </table:table-cell>
        </table:table-row>
        <table:table-row table:style-name="ro2">
          <table:table-cell office:value-type="float" office:value="51901" calcext:value-type="float">
            <text:p>51901</text:p>
          </table:table-cell>
          <table:table-cell office:value-type="float" office:value="53046" calcext:value-type="float">
            <text:p>53046</text:p>
          </table:table-cell>
          <table:table-cell office:value-type="float" office:value="152309" calcext:value-type="float">
            <text:p>152309</text:p>
          </table:table-cell>
          <table:table-cell office:value-type="float" office:value="306592" calcext:value-type="float">
            <text:p>306592</text:p>
          </table:table-cell>
          <table:table-cell office:value-type="float" office:value="320141" calcext:value-type="float">
            <text:p>320141</text:p>
          </table:table-cell>
          <table:table-cell office:value-type="float" office:value="331664" calcext:value-type="float">
            <text:p>331664</text:p>
          </table:table-cell>
          <table:table-cell office:value-type="float" office:value="347312" calcext:value-type="float">
            <text:p>34731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.00.0000</text:date>, <text:time style:data-style-name="N2" text:time-value="00:48:20.7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40S</meta:editing-duration>
    <meta:editing-cycles>4</meta:editing-cycles>
    <meta:generator>LibreOffice/5.3.0.3$Windows_x86 LibreOffice_project/7074905676c47b82bbcfbea1aeefc84afe1c50e1</meta:generator>
    <dc:date>2017-04-21T00:48:42.847000000</dc:date>
    <meta:document-statistic meta:table-count="3" meta:cell-count="4340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734cm" svg:height="8.981cm" xlink:href=".." xlink:type="simple" chart:class="chart:line" chart:style-name="ch1">
        <chart:legend chart:legend-position="end" svg:x="19.141cm" svg:y="3.105cm" style:legend-expansion="high" chart:style-name="ch2"/>
        <chart:plot-area chart:style-name="ch3" table:cell-range-address="Sheet1.A1:Sheet1.G100" chart:data-source-has-labels="both" svg:x="0.454cm" svg:y="0.179cm" svg:width="18.233cm" svg:height="8.623cm">
          <chartooo:coordinate-region svg:x="1.631cm" svg:y="0.179cm" svg:width="16.934cm" svg:height="7.433cm"/>
          <chart:axis chart:dimension="x" chart:name="primary-x" chart:style-name="ch4" chartooo:axis-type="auto">
            <chartooo:date-scale/>
            <chart:categories table:cell-range-address="Sheet1.A1:Sheet1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0" loext:label-string="minrandselect" chart:class="chart:line">
            <chart:data-point chart:repeated="100"/>
          </chart:series>
          <chart:series chart:style-name="ch7" chart:values-cell-range-address="Sheet1.C1:Sheet1.C100" loext:label-string="avgrandselect" chart:class="chart:line">
            <chart:data-point chart:repeated="100"/>
          </chart:series>
          <chart:series chart:style-name="ch8" chart:values-cell-range-address="Sheet1.D1:Sheet1.D100" loext:label-string="maxrandselect" chart:class="chart:line">
            <chart:data-point chart:repeated="100"/>
          </chart:series>
          <chart:series chart:style-name="ch9" chart:values-cell-range-address="Sheet1.E1:Sheet1.E100" loext:label-string="minselect" chart:class="chart:line">
            <chart:data-point chart:repeated="100"/>
          </chart:series>
          <chart:series chart:style-name="ch10" chart:values-cell-range-address="Sheet1.F1:Sheet1.F100" loext:label-string="avgselect" chart:class="chart:line">
            <chart:data-point chart:repeated="100"/>
          </chart:series>
          <chart:series chart:style-name="ch11" chart:values-cell-range-address="Sheet1.G1:Sheet1.G100" loext:label-string="maxselect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randselect</text:p>
              </table:table-cell>
              <table:table-cell office:value-type="string">
                <text:p>avgrandselect</text:p>
              </table:table-cell>
              <table:table-cell office:value-type="string">
                <text:p>maxrandselect</text:p>
              </table:table-cell>
              <table:table-cell office:value-type="string">
                <text:p>minselect</text:p>
              </table:table-cell>
              <table:table-cell office:value-type="string">
                <text:p>avgselect</text:p>
              </table:table-cell>
              <table:table-cell office:value-type="string">
                <text:p>maxselec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:Sheet1.A100</svg:desc>
                </draw:g>
              </table:table-cell>
              <table:table-cell office:value-type="float" office:value="0">
                <text:p>0</text:p>
                <draw:g>
                  <svg:desc>Sheet1.B1:Sheet1.B100</svg:desc>
                </draw:g>
              </table:table-cell>
              <table:table-cell office:value-type="float" office:value="0">
                <text:p>0</text:p>
                <draw:g>
                  <svg:desc>Sheet1.C1:Sheet1.C100</svg:desc>
                </draw:g>
              </table:table-cell>
              <table:table-cell office:value-type="float" office:value="0">
                <text:p>0</text:p>
                <draw:g>
                  <svg:desc>Sheet1.D1:Sheet1.D100</svg:desc>
                </draw:g>
              </table:table-cell>
              <table:table-cell office:value-type="float" office:value="0">
                <text:p>0</text:p>
                <draw:g>
                  <svg:desc>Sheet1.E1:Sheet1.E100</svg:desc>
                </draw:g>
              </table:table-cell>
              <table:table-cell office:value-type="float" office:value="0">
                <text:p>0</text:p>
                <draw:g>
                  <svg:desc>Sheet1.F1:Sheet1.F100</svg:desc>
                </draw:g>
              </table:table-cell>
              <table:table-cell office:value-type="float" office:value="0">
                <text:p>0</text:p>
                <draw:g>
                  <svg:desc>Sheet1.G1:Sheet1.G100</svg:desc>
                </draw:g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07">
                <text:p>107</text:p>
              </table:table-cell>
              <table:table-cell office:value-type="float" office:value="264">
                <text:p>264</text:p>
              </table:table-cell>
              <table:table-cell office:value-type="float" office:value="620">
                <text:p>620</text:p>
              </table:table-cell>
              <table:table-cell office:value-type="float" office:value="503">
                <text:p>503</text:p>
              </table:table-cell>
              <table:table-cell office:value-type="float" office:value="614">
                <text:p>614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565">
                <text:p>565</text:p>
              </table:table-cell>
              <table:table-cell office:value-type="float" office:value="1208">
                <text:p>1208</text:p>
              </table:table-cell>
              <table:table-cell office:value-type="float" office:value="970">
                <text:p>970</text:p>
              </table:table-cell>
              <table:table-cell office:value-type="float" office:value="1270">
                <text:p>127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328">
                <text:p>328</text:p>
              </table:table-cell>
              <table:table-cell office:value-type="float" office:value="909">
                <text:p>909</text:p>
              </table:table-cell>
              <table:table-cell office:value-type="float" office:value="1961">
                <text:p>1961</text:p>
              </table:table-cell>
              <table:table-cell office:value-type="float" office:value="1558">
                <text:p>1558</text:p>
              </table:table-cell>
              <table:table-cell office:value-type="float" office:value="1905">
                <text:p>1905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493">
                <text:p>493</text:p>
              </table:table-cell>
              <table:table-cell office:value-type="float" office:value="1142">
                <text:p>1142</text:p>
              </table:table-cell>
              <table:table-cell office:value-type="float" office:value="2851">
                <text:p>2851</text:p>
              </table:table-cell>
              <table:table-cell office:value-type="float" office:value="2136">
                <text:p>2136</text:p>
              </table:table-cell>
              <table:table-cell office:value-type="float" office:value="2553">
                <text:p>2553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539">
                <text:p>539</text:p>
              </table:table-cell>
              <table:table-cell office:value-type="float" office:value="1382">
                <text:p>1382</text:p>
              </table:table-cell>
              <table:table-cell office:value-type="float" office:value="2576">
                <text:p>2576</text:p>
              </table:table-cell>
              <table:table-cell office:value-type="float" office:value="2844">
                <text:p>2844</text:p>
              </table:table-cell>
              <table:table-cell office:value-type="float" office:value="3165">
                <text:p>3165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843">
                <text:p>843</text:p>
              </table:table-cell>
              <table:table-cell office:value-type="float" office:value="1704">
                <text:p>1704</text:p>
              </table:table-cell>
              <table:table-cell office:value-type="float" office:value="3245">
                <text:p>3245</text:p>
              </table:table-cell>
              <table:table-cell office:value-type="float" office:value="1963">
                <text:p>1963</text:p>
              </table:table-cell>
              <table:table-cell office:value-type="float" office:value="3807">
                <text:p>3807</text:p>
              </table:table-cell>
              <table:table-cell office:value-type="float" office:value="4297">
                <text:p>4297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742">
                <text:p>742</text:p>
              </table:table-cell>
              <table:table-cell office:value-type="float" office:value="1982">
                <text:p>1982</text:p>
              </table:table-cell>
              <table:table-cell office:value-type="float" office:value="4180">
                <text:p>4180</text:p>
              </table:table-cell>
              <table:table-cell office:value-type="float" office:value="2928">
                <text:p>2928</text:p>
              </table:table-cell>
              <table:table-cell office:value-type="float" office:value="4507">
                <text:p>4507</text:p>
              </table:table-cell>
              <table:table-cell office:value-type="float" office:value="5327">
                <text:p>5327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091">
                <text:p>1091</text:p>
              </table:table-cell>
              <table:table-cell office:value-type="float" office:value="2455">
                <text:p>2455</text:p>
              </table:table-cell>
              <table:table-cell office:value-type="float" office:value="5159">
                <text:p>5159</text:p>
              </table:table-cell>
              <table:table-cell office:value-type="float" office:value="3987">
                <text:p>3987</text:p>
              </table:table-cell>
              <table:table-cell office:value-type="float" office:value="5144">
                <text:p>5144</text:p>
              </table:table-cell>
              <table:table-cell office:value-type="float" office:value="6723">
                <text:p>6723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029">
                <text:p>1029</text:p>
              </table:table-cell>
              <table:table-cell office:value-type="float" office:value="2556">
                <text:p>2556</text:p>
              </table:table-cell>
              <table:table-cell office:value-type="float" office:value="4597">
                <text:p>4597</text:p>
              </table:table-cell>
              <table:table-cell office:value-type="float" office:value="4526">
                <text:p>4526</text:p>
              </table:table-cell>
              <table:table-cell office:value-type="float" office:value="5688">
                <text:p>5688</text:p>
              </table:table-cell>
              <table:table-cell office:value-type="float" office:value="6497">
                <text:p>6497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1125">
                <text:p>1125</text:p>
              </table:table-cell>
              <table:table-cell office:value-type="float" office:value="2994">
                <text:p>2994</text:p>
              </table:table-cell>
              <table:table-cell office:value-type="float" office:value="5958">
                <text:p>5958</text:p>
              </table:table-cell>
              <table:table-cell office:value-type="float" office:value="5659">
                <text:p>5659</text:p>
              </table:table-cell>
              <table:table-cell office:value-type="float" office:value="6367">
                <text:p>6367</text:p>
              </table:table-cell>
              <table:table-cell office:value-type="float" office:value="7373">
                <text:p>7373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1475">
                <text:p>1475</text:p>
              </table:table-cell>
              <table:table-cell office:value-type="float" office:value="3310">
                <text:p>3310</text:p>
              </table:table-cell>
              <table:table-cell office:value-type="float" office:value="6089">
                <text:p>6089</text:p>
              </table:table-cell>
              <table:table-cell office:value-type="float" office:value="6063">
                <text:p>6063</text:p>
              </table:table-cell>
              <table:table-cell office:value-type="float" office:value="7041">
                <text:p>7041</text:p>
              </table:table-cell>
              <table:table-cell office:value-type="float" office:value="8407">
                <text:p>8407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1200">
                <text:p>1200</text:p>
              </table:table-cell>
              <table:table-cell office:value-type="float" office:value="3488">
                <text:p>3488</text:p>
              </table:table-cell>
              <table:table-cell office:value-type="float" office:value="6833">
                <text:p>6833</text:p>
              </table:table-cell>
              <table:table-cell office:value-type="float" office:value="6741">
                <text:p>6741</text:p>
              </table:table-cell>
              <table:table-cell office:value-type="float" office:value="7670">
                <text:p>7670</text:p>
              </table:table-cell>
              <table:table-cell office:value-type="float" office:value="9604">
                <text:p>9604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1496">
                <text:p>1496</text:p>
              </table:table-cell>
              <table:table-cell office:value-type="float" office:value="3895">
                <text:p>3895</text:p>
              </table:table-cell>
              <table:table-cell office:value-type="float" office:value="9395">
                <text:p>9395</text:p>
              </table:table-cell>
              <table:table-cell office:value-type="float" office:value="6405">
                <text:p>6405</text:p>
              </table:table-cell>
              <table:table-cell office:value-type="float" office:value="8369">
                <text:p>8369</text:p>
              </table:table-cell>
              <table:table-cell office:value-type="float" office:value="10204">
                <text:p>10204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1567">
                <text:p>1567</text:p>
              </table:table-cell>
              <table:table-cell office:value-type="float" office:value="4055">
                <text:p>4055</text:p>
              </table:table-cell>
              <table:table-cell office:value-type="float" office:value="9044">
                <text:p>9044</text:p>
              </table:table-cell>
              <table:table-cell office:value-type="float" office:value="7965">
                <text:p>7965</text:p>
              </table:table-cell>
              <table:table-cell office:value-type="float" office:value="9060">
                <text:p>9060</text:p>
              </table:table-cell>
              <table:table-cell office:value-type="float" office:value="12091">
                <text:p>12091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1683">
                <text:p>1683</text:p>
              </table:table-cell>
              <table:table-cell office:value-type="float" office:value="4510">
                <text:p>4510</text:p>
              </table:table-cell>
              <table:table-cell office:value-type="float" office:value="9161">
                <text:p>9161</text:p>
              </table:table-cell>
              <table:table-cell office:value-type="float" office:value="7881">
                <text:p>7881</text:p>
              </table:table-cell>
              <table:table-cell office:value-type="float" office:value="9653">
                <text:p>9653</text:p>
              </table:table-cell>
              <table:table-cell office:value-type="float" office:value="11872">
                <text:p>11872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1753">
                <text:p>1753</text:p>
              </table:table-cell>
              <table:table-cell office:value-type="float" office:value="4683">
                <text:p>4683</text:p>
              </table:table-cell>
              <table:table-cell office:value-type="float" office:value="10204">
                <text:p>10204</text:p>
              </table:table-cell>
              <table:table-cell office:value-type="float" office:value="7667">
                <text:p>7667</text:p>
              </table:table-cell>
              <table:table-cell office:value-type="float" office:value="10189">
                <text:p>10189</text:p>
              </table:table-cell>
              <table:table-cell office:value-type="float" office:value="11858">
                <text:p>11858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1996">
                <text:p>1996</text:p>
              </table:table-cell>
              <table:table-cell office:value-type="float" office:value="5123">
                <text:p>5123</text:p>
              </table:table-cell>
              <table:table-cell office:value-type="float" office:value="10824">
                <text:p>10824</text:p>
              </table:table-cell>
              <table:table-cell office:value-type="float" office:value="9363">
                <text:p>9363</text:p>
              </table:table-cell>
              <table:table-cell office:value-type="float" office:value="10871">
                <text:p>10871</text:p>
              </table:table-cell>
              <table:table-cell office:value-type="float" office:value="12260">
                <text:p>12260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2416">
                <text:p>2416</text:p>
              </table:table-cell>
              <table:table-cell office:value-type="float" office:value="5238">
                <text:p>5238</text:p>
              </table:table-cell>
              <table:table-cell office:value-type="float" office:value="12798">
                <text:p>12798</text:p>
              </table:table-cell>
              <table:table-cell office:value-type="float" office:value="10293">
                <text:p>10293</text:p>
              </table:table-cell>
              <table:table-cell office:value-type="float" office:value="11503">
                <text:p>11503</text:p>
              </table:table-cell>
              <table:table-cell office:value-type="float" office:value="13556">
                <text:p>13556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2098">
                <text:p>2098</text:p>
              </table:table-cell>
              <table:table-cell office:value-type="float" office:value="5759">
                <text:p>5759</text:p>
              </table:table-cell>
              <table:table-cell office:value-type="float" office:value="14131">
                <text:p>14131</text:p>
              </table:table-cell>
              <table:table-cell office:value-type="float" office:value="10626">
                <text:p>10626</text:p>
              </table:table-cell>
              <table:table-cell office:value-type="float" office:value="12034">
                <text:p>12034</text:p>
              </table:table-cell>
              <table:table-cell office:value-type="float" office:value="12905">
                <text:p>1290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490">
                <text:p>2490</text:p>
              </table:table-cell>
              <table:table-cell office:value-type="float" office:value="6034">
                <text:p>6034</text:p>
              </table:table-cell>
              <table:table-cell office:value-type="float" office:value="11320">
                <text:p>11320</text:p>
              </table:table-cell>
              <table:table-cell office:value-type="float" office:value="11630">
                <text:p>11630</text:p>
              </table:table-cell>
              <table:table-cell office:value-type="float" office:value="12750">
                <text:p>12750</text:p>
              </table:table-cell>
              <table:table-cell office:value-type="float" office:value="14286">
                <text:p>14286</text:p>
              </table:table-cell>
            </table:table-row>
            <table:table-row>
              <table:table-cell office:value-type="float" office:value="2101">
                <text:p>2101</text:p>
              </table:table-cell>
              <table:table-cell office:value-type="float" office:value="2555">
                <text:p>2555</text:p>
              </table:table-cell>
              <table:table-cell office:value-type="float" office:value="6278">
                <text:p>6278</text:p>
              </table:table-cell>
              <table:table-cell office:value-type="float" office:value="12879">
                <text:p>12879</text:p>
              </table:table-cell>
              <table:table-cell office:value-type="float" office:value="12306">
                <text:p>12306</text:p>
              </table:table-cell>
              <table:table-cell office:value-type="float" office:value="13525">
                <text:p>13525</text:p>
              </table:table-cell>
              <table:table-cell office:value-type="float" office:value="15293">
                <text:p>15293</text:p>
              </table:table-cell>
            </table:table-row>
            <table:table-row>
              <table:table-cell office:value-type="float" office:value="2201">
                <text:p>2201</text:p>
              </table:table-cell>
              <table:table-cell office:value-type="float" office:value="2366">
                <text:p>2366</text:p>
              </table:table-cell>
              <table:table-cell office:value-type="float" office:value="6430">
                <text:p>6430</text:p>
              </table:table-cell>
              <table:table-cell office:value-type="float" office:value="11625">
                <text:p>11625</text:p>
              </table:table-cell>
              <table:table-cell office:value-type="float" office:value="10535">
                <text:p>10535</text:p>
              </table:table-cell>
              <table:table-cell office:value-type="float" office:value="13972">
                <text:p>13972</text:p>
              </table:table-cell>
              <table:table-cell office:value-type="float" office:value="16593">
                <text:p>16593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2866">
                <text:p>2866</text:p>
              </table:table-cell>
              <table:table-cell office:value-type="float" office:value="6714">
                <text:p>6714</text:p>
              </table:table-cell>
              <table:table-cell office:value-type="float" office:value="14934">
                <text:p>14934</text:p>
              </table:table-cell>
              <table:table-cell office:value-type="float" office:value="13697">
                <text:p>13697</text:p>
              </table:table-cell>
              <table:table-cell office:value-type="float" office:value="14621">
                <text:p>14621</text:p>
              </table:table-cell>
              <table:table-cell office:value-type="float" office:value="16298">
                <text:p>16298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3204">
                <text:p>3204</text:p>
              </table:table-cell>
              <table:table-cell office:value-type="float" office:value="7412">
                <text:p>7412</text:p>
              </table:table-cell>
              <table:table-cell office:value-type="float" office:value="17866">
                <text:p>17866</text:p>
              </table:table-cell>
              <table:table-cell office:value-type="float" office:value="14203">
                <text:p>14203</text:p>
              </table:table-cell>
              <table:table-cell office:value-type="float" office:value="15366">
                <text:p>15366</text:p>
              </table:table-cell>
              <table:table-cell office:value-type="float" office:value="17093">
                <text:p>17093</text:p>
              </table:table-cell>
            </table:table-row>
            <table:table-row>
              <table:table-cell office:value-type="float" office:value="2501">
                <text:p>2501</text:p>
              </table:table-cell>
              <table:table-cell office:value-type="float" office:value="2738">
                <text:p>2738</text:p>
              </table:table-cell>
              <table:table-cell office:value-type="float" office:value="7286">
                <text:p>7286</text:p>
              </table:table-cell>
              <table:table-cell office:value-type="float" office:value="15765">
                <text:p>15765</text:p>
              </table:table-cell>
              <table:table-cell office:value-type="float" office:value="14399">
                <text:p>14399</text:p>
              </table:table-cell>
              <table:table-cell office:value-type="float" office:value="16112">
                <text:p>16112</text:p>
              </table:table-cell>
              <table:table-cell office:value-type="float" office:value="17977">
                <text:p>17977</text:p>
              </table:table-cell>
            </table:table-row>
            <table:table-row>
              <table:table-cell office:value-type="float" office:value="2601">
                <text:p>2601</text:p>
              </table:table-cell>
              <table:table-cell office:value-type="float" office:value="3447">
                <text:p>3447</text:p>
              </table:table-cell>
              <table:table-cell office:value-type="float" office:value="7644">
                <text:p>7644</text:p>
              </table:table-cell>
              <table:table-cell office:value-type="float" office:value="14536">
                <text:p>14536</text:p>
              </table:table-cell>
              <table:table-cell office:value-type="float" office:value="15262">
                <text:p>15262</text:p>
              </table:table-cell>
              <table:table-cell office:value-type="float" office:value="16665">
                <text:p>16665</text:p>
              </table:table-cell>
              <table:table-cell office:value-type="float" office:value="18901">
                <text:p>18901</text:p>
              </table:table-cell>
            </table:table-row>
            <table:table-row>
              <table:table-cell office:value-type="float" office:value="2701">
                <text:p>2701</text:p>
              </table:table-cell>
              <table:table-cell office:value-type="float" office:value="3157">
                <text:p>3157</text:p>
              </table:table-cell>
              <table:table-cell office:value-type="float" office:value="7875">
                <text:p>7875</text:p>
              </table:table-cell>
              <table:table-cell office:value-type="float" office:value="15771">
                <text:p>15771</text:p>
              </table:table-cell>
              <table:table-cell office:value-type="float" office:value="15532">
                <text:p>15532</text:p>
              </table:table-cell>
              <table:table-cell office:value-type="float" office:value="17207">
                <text:p>17207</text:p>
              </table:table-cell>
              <table:table-cell office:value-type="float" office:value="18669">
                <text:p>18669</text:p>
              </table:table-cell>
            </table:table-row>
            <table:table-row>
              <table:table-cell office:value-type="float" office:value="2801">
                <text:p>2801</text:p>
              </table:table-cell>
              <table:table-cell office:value-type="float" office:value="2800">
                <text:p>2800</text:p>
              </table:table-cell>
              <table:table-cell office:value-type="float" office:value="8158">
                <text:p>8158</text:p>
              </table:table-cell>
              <table:table-cell office:value-type="float" office:value="16082">
                <text:p>16082</text:p>
              </table:table-cell>
              <table:table-cell office:value-type="float" office:value="16228">
                <text:p>16228</text:p>
              </table:table-cell>
              <table:table-cell office:value-type="float" office:value="17924">
                <text:p>17924</text:p>
              </table:table-cell>
              <table:table-cell office:value-type="float" office:value="19605">
                <text:p>19605</text:p>
              </table:table-cell>
            </table:table-row>
            <table:table-row>
              <table:table-cell office:value-type="float" office:value="2901">
                <text:p>2901</text:p>
              </table:table-cell>
              <table:table-cell office:value-type="float" office:value="4214">
                <text:p>4214</text:p>
              </table:table-cell>
              <table:table-cell office:value-type="float" office:value="8350">
                <text:p>8350</text:p>
              </table:table-cell>
              <table:table-cell office:value-type="float" office:value="15459">
                <text:p>15459</text:p>
              </table:table-cell>
              <table:table-cell office:value-type="float" office:value="16749">
                <text:p>16749</text:p>
              </table:table-cell>
              <table:table-cell office:value-type="float" office:value="18561">
                <text:p>18561</text:p>
              </table:table-cell>
              <table:table-cell office:value-type="float" office:value="21057">
                <text:p>21057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3723">
                <text:p>3723</text:p>
              </table:table-cell>
              <table:table-cell office:value-type="float" office:value="8994">
                <text:p>8994</text:p>
              </table:table-cell>
              <table:table-cell office:value-type="float" office:value="17014">
                <text:p>17014</text:p>
              </table:table-cell>
              <table:table-cell office:value-type="float" office:value="17909">
                <text:p>17909</text:p>
              </table:table-cell>
              <table:table-cell office:value-type="float" office:value="19184">
                <text:p>19184</text:p>
              </table:table-cell>
              <table:table-cell office:value-type="float" office:value="22091">
                <text:p>22091</text:p>
              </table:table-cell>
            </table:table-row>
            <table:table-row>
              <table:table-cell office:value-type="float" office:value="3101">
                <text:p>3101</text:p>
              </table:table-cell>
              <table:table-cell office:value-type="float" office:value="4071">
                <text:p>4071</text:p>
              </table:table-cell>
              <table:table-cell office:value-type="float" office:value="9302">
                <text:p>9302</text:p>
              </table:table-cell>
              <table:table-cell office:value-type="float" office:value="17950">
                <text:p>17950</text:p>
              </table:table-cell>
              <table:table-cell office:value-type="float" office:value="17913">
                <text:p>17913</text:p>
              </table:table-cell>
              <table:table-cell office:value-type="float" office:value="19932">
                <text:p>19932</text:p>
              </table:table-cell>
              <table:table-cell office:value-type="float" office:value="22765">
                <text:p>22765</text:p>
              </table:table-cell>
            </table:table-row>
            <table:table-row>
              <table:table-cell office:value-type="float" office:value="3201">
                <text:p>3201</text:p>
              </table:table-cell>
              <table:table-cell office:value-type="float" office:value="4160">
                <text:p>4160</text:p>
              </table:table-cell>
              <table:table-cell office:value-type="float" office:value="9485">
                <text:p>9485</text:p>
              </table:table-cell>
              <table:table-cell office:value-type="float" office:value="21703">
                <text:p>21703</text:p>
              </table:table-cell>
              <table:table-cell office:value-type="float" office:value="17161">
                <text:p>17161</text:p>
              </table:table-cell>
              <table:table-cell office:value-type="float" office:value="20839">
                <text:p>20839</text:p>
              </table:table-cell>
              <table:table-cell office:value-type="float" office:value="24538">
                <text:p>24538</text:p>
              </table:table-cell>
            </table:table-row>
            <table:table-row>
              <table:table-cell office:value-type="float" office:value="3301">
                <text:p>3301</text:p>
              </table:table-cell>
              <table:table-cell office:value-type="float" office:value="3342">
                <text:p>3342</text:p>
              </table:table-cell>
              <table:table-cell office:value-type="float" office:value="9841">
                <text:p>9841</text:p>
              </table:table-cell>
              <table:table-cell office:value-type="float" office:value="18816">
                <text:p>18816</text:p>
              </table:table-cell>
              <table:table-cell office:value-type="float" office:value="16193">
                <text:p>16193</text:p>
              </table:table-cell>
              <table:table-cell office:value-type="float" office:value="21393">
                <text:p>21393</text:p>
              </table:table-cell>
              <table:table-cell office:value-type="float" office:value="25744">
                <text:p>25744</text:p>
              </table:table-cell>
            </table:table-row>
            <table:table-row>
              <table:table-cell office:value-type="float" office:value="3401">
                <text:p>3401</text:p>
              </table:table-cell>
              <table:table-cell office:value-type="float" office:value="4703">
                <text:p>4703</text:p>
              </table:table-cell>
              <table:table-cell office:value-type="float" office:value="10180">
                <text:p>10180</text:p>
              </table:table-cell>
              <table:table-cell office:value-type="float" office:value="18165">
                <text:p>18165</text:p>
              </table:table-cell>
              <table:table-cell office:value-type="float" office:value="16746">
                <text:p>16746</text:p>
              </table:table-cell>
              <table:table-cell office:value-type="float" office:value="21680">
                <text:p>21680</text:p>
              </table:table-cell>
              <table:table-cell office:value-type="float" office:value="24274">
                <text:p>24274</text:p>
              </table:table-cell>
            </table:table-row>
            <table:table-row>
              <table:table-cell office:value-type="float" office:value="3501">
                <text:p>3501</text:p>
              </table:table-cell>
              <table:table-cell office:value-type="float" office:value="3709">
                <text:p>3709</text:p>
              </table:table-cell>
              <table:table-cell office:value-type="float" office:value="10741">
                <text:p>10741</text:p>
              </table:table-cell>
              <table:table-cell office:value-type="float" office:value="22101">
                <text:p>22101</text:p>
              </table:table-cell>
              <table:table-cell office:value-type="float" office:value="19431">
                <text:p>19431</text:p>
              </table:table-cell>
              <table:table-cell office:value-type="float" office:value="22602">
                <text:p>22602</text:p>
              </table:table-cell>
              <table:table-cell office:value-type="float" office:value="26061">
                <text:p>26061</text:p>
              </table:table-cell>
            </table:table-row>
            <table:table-row>
              <table:table-cell office:value-type="float" office:value="3601">
                <text:p>3601</text:p>
              </table:table-cell>
              <table:table-cell office:value-type="float" office:value="4244">
                <text:p>4244</text:p>
              </table:table-cell>
              <table:table-cell office:value-type="float" office:value="10375">
                <text:p>10375</text:p>
              </table:table-cell>
              <table:table-cell office:value-type="float" office:value="24662">
                <text:p>24662</text:p>
              </table:table-cell>
              <table:table-cell office:value-type="float" office:value="19937">
                <text:p>19937</text:p>
              </table:table-cell>
              <table:table-cell office:value-type="float" office:value="22856">
                <text:p>22856</text:p>
              </table:table-cell>
              <table:table-cell office:value-type="float" office:value="25581">
                <text:p>25581</text:p>
              </table:table-cell>
            </table:table-row>
            <table:table-row>
              <table:table-cell office:value-type="float" office:value="3701">
                <text:p>3701</text:p>
              </table:table-cell>
              <table:table-cell office:value-type="float" office:value="5534">
                <text:p>5534</text:p>
              </table:table-cell>
              <table:table-cell office:value-type="float" office:value="11329">
                <text:p>11329</text:p>
              </table:table-cell>
              <table:table-cell office:value-type="float" office:value="20301">
                <text:p>20301</text:p>
              </table:table-cell>
              <table:table-cell office:value-type="float" office:value="21679">
                <text:p>21679</text:p>
              </table:table-cell>
              <table:table-cell office:value-type="float" office:value="23546">
                <text:p>23546</text:p>
              </table:table-cell>
              <table:table-cell office:value-type="float" office:value="25549">
                <text:p>25549</text:p>
              </table:table-cell>
            </table:table-row>
            <table:table-row>
              <table:table-cell office:value-type="float" office:value="3801">
                <text:p>3801</text:p>
              </table:table-cell>
              <table:table-cell office:value-type="float" office:value="5871">
                <text:p>5871</text:p>
              </table:table-cell>
              <table:table-cell office:value-type="float" office:value="11630">
                <text:p>11630</text:p>
              </table:table-cell>
              <table:table-cell office:value-type="float" office:value="22542">
                <text:p>22542</text:p>
              </table:table-cell>
              <table:table-cell office:value-type="float" office:value="20567">
                <text:p>20567</text:p>
              </table:table-cell>
              <table:table-cell office:value-type="float" office:value="24595">
                <text:p>24595</text:p>
              </table:table-cell>
              <table:table-cell office:value-type="float" office:value="30756">
                <text:p>30756</text:p>
              </table:table-cell>
            </table:table-row>
            <table:table-row>
              <table:table-cell office:value-type="float" office:value="3901">
                <text:p>3901</text:p>
              </table:table-cell>
              <table:table-cell office:value-type="float" office:value="4804">
                <text:p>4804</text:p>
              </table:table-cell>
              <table:table-cell office:value-type="float" office:value="10991">
                <text:p>10991</text:p>
              </table:table-cell>
              <table:table-cell office:value-type="float" office:value="20429">
                <text:p>20429</text:p>
              </table:table-cell>
              <table:table-cell office:value-type="float" office:value="14174">
                <text:p>14174</text:p>
              </table:table-cell>
              <table:table-cell office:value-type="float" office:value="26752">
                <text:p>26752</text:p>
              </table:table-cell>
              <table:table-cell office:value-type="float" office:value="36373">
                <text:p>36373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4613">
                <text:p>4613</text:p>
              </table:table-cell>
              <table:table-cell office:value-type="float" office:value="11834">
                <text:p>11834</text:p>
              </table:table-cell>
              <table:table-cell office:value-type="float" office:value="20592">
                <text:p>20592</text:p>
              </table:table-cell>
              <table:table-cell office:value-type="float" office:value="19938">
                <text:p>19938</text:p>
              </table:table-cell>
              <table:table-cell office:value-type="float" office:value="25485">
                <text:p>25485</text:p>
              </table:table-cell>
              <table:table-cell office:value-type="float" office:value="29906">
                <text:p>29906</text:p>
              </table:table-cell>
            </table:table-row>
            <table:table-row>
              <table:table-cell office:value-type="float" office:value="4101">
                <text:p>4101</text:p>
              </table:table-cell>
              <table:table-cell office:value-type="float" office:value="4550">
                <text:p>4550</text:p>
              </table:table-cell>
              <table:table-cell office:value-type="float" office:value="12249">
                <text:p>12249</text:p>
              </table:table-cell>
              <table:table-cell office:value-type="float" office:value="28987">
                <text:p>28987</text:p>
              </table:table-cell>
              <table:table-cell office:value-type="float" office:value="23227">
                <text:p>23227</text:p>
              </table:table-cell>
              <table:table-cell office:value-type="float" office:value="26158">
                <text:p>26158</text:p>
              </table:table-cell>
              <table:table-cell office:value-type="float" office:value="30246">
                <text:p>30246</text:p>
              </table:table-cell>
            </table:table-row>
            <table:table-row>
              <table:table-cell office:value-type="float" office:value="4201">
                <text:p>4201</text:p>
              </table:table-cell>
              <table:table-cell office:value-type="float" office:value="4783">
                <text:p>4783</text:p>
              </table:table-cell>
              <table:table-cell office:value-type="float" office:value="12315">
                <text:p>12315</text:p>
              </table:table-cell>
              <table:table-cell office:value-type="float" office:value="27370">
                <text:p>27370</text:p>
              </table:table-cell>
              <table:table-cell office:value-type="float" office:value="22735">
                <text:p>22735</text:p>
              </table:table-cell>
              <table:table-cell office:value-type="float" office:value="26815">
                <text:p>26815</text:p>
              </table:table-cell>
              <table:table-cell office:value-type="float" office:value="30196">
                <text:p>30196</text:p>
              </table:table-cell>
            </table:table-row>
            <table:table-row>
              <table:table-cell office:value-type="float" office:value="4301">
                <text:p>4301</text:p>
              </table:table-cell>
              <table:table-cell office:value-type="float" office:value="4546">
                <text:p>4546</text:p>
              </table:table-cell>
              <table:table-cell office:value-type="float" office:value="13302">
                <text:p>13302</text:p>
              </table:table-cell>
              <table:table-cell office:value-type="float" office:value="25091">
                <text:p>25091</text:p>
              </table:table-cell>
              <table:table-cell office:value-type="float" office:value="24697">
                <text:p>24697</text:p>
              </table:table-cell>
              <table:table-cell office:value-type="float" office:value="27310">
                <text:p>27310</text:p>
              </table:table-cell>
              <table:table-cell office:value-type="float" office:value="30596">
                <text:p>30596</text:p>
              </table:table-cell>
            </table:table-row>
            <table:table-row>
              <table:table-cell office:value-type="float" office:value="4401">
                <text:p>4401</text:p>
              </table:table-cell>
              <table:table-cell office:value-type="float" office:value="4892">
                <text:p>4892</text:p>
              </table:table-cell>
              <table:table-cell office:value-type="float" office:value="12633">
                <text:p>12633</text:p>
              </table:table-cell>
              <table:table-cell office:value-type="float" office:value="23974">
                <text:p>23974</text:p>
              </table:table-cell>
              <table:table-cell office:value-type="float" office:value="25407">
                <text:p>25407</text:p>
              </table:table-cell>
              <table:table-cell office:value-type="float" office:value="28146">
                <text:p>28146</text:p>
              </table:table-cell>
              <table:table-cell office:value-type="float" office:value="30998">
                <text:p>30998</text:p>
              </table:table-cell>
            </table:table-row>
            <table:table-row>
              <table:table-cell office:value-type="float" office:value="4501">
                <text:p>4501</text:p>
              </table:table-cell>
              <table:table-cell office:value-type="float" office:value="5891">
                <text:p>5891</text:p>
              </table:table-cell>
              <table:table-cell office:value-type="float" office:value="13130">
                <text:p>13130</text:p>
              </table:table-cell>
              <table:table-cell office:value-type="float" office:value="29405">
                <text:p>29405</text:p>
              </table:table-cell>
              <table:table-cell office:value-type="float" office:value="26930">
                <text:p>26930</text:p>
              </table:table-cell>
              <table:table-cell office:value-type="float" office:value="28805">
                <text:p>28805</text:p>
              </table:table-cell>
              <table:table-cell office:value-type="float" office:value="32105">
                <text:p>32105</text:p>
              </table:table-cell>
            </table:table-row>
            <table:table-row>
              <table:table-cell office:value-type="float" office:value="4601">
                <text:p>4601</text:p>
              </table:table-cell>
              <table:table-cell office:value-type="float" office:value="6372">
                <text:p>6372</text:p>
              </table:table-cell>
              <table:table-cell office:value-type="float" office:value="13619">
                <text:p>13619</text:p>
              </table:table-cell>
              <table:table-cell office:value-type="float" office:value="28055">
                <text:p>28055</text:p>
              </table:table-cell>
              <table:table-cell office:value-type="float" office:value="27032">
                <text:p>27032</text:p>
              </table:table-cell>
              <table:table-cell office:value-type="float" office:value="29356">
                <text:p>29356</text:p>
              </table:table-cell>
              <table:table-cell office:value-type="float" office:value="31611">
                <text:p>31611</text:p>
              </table:table-cell>
            </table:table-row>
            <table:table-row>
              <table:table-cell office:value-type="float" office:value="4701">
                <text:p>4701</text:p>
              </table:table-cell>
              <table:table-cell office:value-type="float" office:value="6151">
                <text:p>6151</text:p>
              </table:table-cell>
              <table:table-cell office:value-type="float" office:value="14348">
                <text:p>14348</text:p>
              </table:table-cell>
              <table:table-cell office:value-type="float" office:value="26787">
                <text:p>26787</text:p>
              </table:table-cell>
              <table:table-cell office:value-type="float" office:value="28360">
                <text:p>28360</text:p>
              </table:table-cell>
              <table:table-cell office:value-type="float" office:value="30021">
                <text:p>30021</text:p>
              </table:table-cell>
              <table:table-cell office:value-type="float" office:value="32799">
                <text:p>32799</text:p>
              </table:table-cell>
            </table:table-row>
            <table:table-row>
              <table:table-cell office:value-type="float" office:value="4801">
                <text:p>4801</text:p>
              </table:table-cell>
              <table:table-cell office:value-type="float" office:value="5341">
                <text:p>5341</text:p>
              </table:table-cell>
              <table:table-cell office:value-type="float" office:value="14772">
                <text:p>14772</text:p>
              </table:table-cell>
              <table:table-cell office:value-type="float" office:value="32046">
                <text:p>32046</text:p>
              </table:table-cell>
              <table:table-cell office:value-type="float" office:value="28976">
                <text:p>28976</text:p>
              </table:table-cell>
              <table:table-cell office:value-type="float" office:value="30821">
                <text:p>30821</text:p>
              </table:table-cell>
              <table:table-cell office:value-type="float" office:value="34173">
                <text:p>34173</text:p>
              </table:table-cell>
            </table:table-row>
            <table:table-row>
              <table:table-cell office:value-type="float" office:value="4901">
                <text:p>4901</text:p>
              </table:table-cell>
              <table:table-cell office:value-type="float" office:value="6980">
                <text:p>6980</text:p>
              </table:table-cell>
              <table:table-cell office:value-type="float" office:value="14728">
                <text:p>14728</text:p>
              </table:table-cell>
              <table:table-cell office:value-type="float" office:value="34428">
                <text:p>34428</text:p>
              </table:table-cell>
              <table:table-cell office:value-type="float" office:value="29320">
                <text:p>29320</text:p>
              </table:table-cell>
              <table:table-cell office:value-type="float" office:value="31316">
                <text:p>31316</text:p>
              </table:table-cell>
              <table:table-cell office:value-type="float" office:value="33859">
                <text:p>33859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5823">
                <text:p>5823</text:p>
              </table:table-cell>
              <table:table-cell office:value-type="float" office:value="15691">
                <text:p>15691</text:p>
              </table:table-cell>
              <table:table-cell office:value-type="float" office:value="36793">
                <text:p>36793</text:p>
              </table:table-cell>
              <table:table-cell office:value-type="float" office:value="29481">
                <text:p>29481</text:p>
              </table:table-cell>
              <table:table-cell office:value-type="float" office:value="32148">
                <text:p>32148</text:p>
              </table:table-cell>
              <table:table-cell office:value-type="float" office:value="36074">
                <text:p>36074</text:p>
              </table:table-cell>
            </table:table-row>
            <table:table-row>
              <table:table-cell office:value-type="float" office:value="5101">
                <text:p>5101</text:p>
              </table:table-cell>
              <table:table-cell office:value-type="float" office:value="5568">
                <text:p>5568</text:p>
              </table:table-cell>
              <table:table-cell office:value-type="float" office:value="15562">
                <text:p>15562</text:p>
              </table:table-cell>
              <table:table-cell office:value-type="float" office:value="31446">
                <text:p>31446</text:p>
              </table:table-cell>
              <table:table-cell office:value-type="float" office:value="28872">
                <text:p>28872</text:p>
              </table:table-cell>
              <table:table-cell office:value-type="float" office:value="32565">
                <text:p>32565</text:p>
              </table:table-cell>
              <table:table-cell office:value-type="float" office:value="34979">
                <text:p>34979</text:p>
              </table:table-cell>
            </table:table-row>
            <table:table-row>
              <table:table-cell office:value-type="float" office:value="5201">
                <text:p>5201</text:p>
              </table:table-cell>
              <table:table-cell office:value-type="float" office:value="7326">
                <text:p>7326</text:p>
              </table:table-cell>
              <table:table-cell office:value-type="float" office:value="15816">
                <text:p>15816</text:p>
              </table:table-cell>
              <table:table-cell office:value-type="float" office:value="28920">
                <text:p>28920</text:p>
              </table:table-cell>
              <table:table-cell office:value-type="float" office:value="29352">
                <text:p>29352</text:p>
              </table:table-cell>
              <table:table-cell office:value-type="float" office:value="33223">
                <text:p>33223</text:p>
              </table:table-cell>
              <table:table-cell office:value-type="float" office:value="36818">
                <text:p>36818</text:p>
              </table:table-cell>
            </table:table-row>
            <table:table-row>
              <table:table-cell office:value-type="float" office:value="5301">
                <text:p>5301</text:p>
              </table:table-cell>
              <table:table-cell office:value-type="float" office:value="6213">
                <text:p>6213</text:p>
              </table:table-cell>
              <table:table-cell office:value-type="float" office:value="15604">
                <text:p>15604</text:p>
              </table:table-cell>
              <table:table-cell office:value-type="float" office:value="35064">
                <text:p>35064</text:p>
              </table:table-cell>
              <table:table-cell office:value-type="float" office:value="26441">
                <text:p>26441</text:p>
              </table:table-cell>
              <table:table-cell office:value-type="float" office:value="33663">
                <text:p>33663</text:p>
              </table:table-cell>
              <table:table-cell office:value-type="float" office:value="35920">
                <text:p>35920</text:p>
              </table:table-cell>
            </table:table-row>
            <table:table-row>
              <table:table-cell office:value-type="float" office:value="5401">
                <text:p>5401</text:p>
              </table:table-cell>
              <table:table-cell office:value-type="float" office:value="6206">
                <text:p>6206</text:p>
              </table:table-cell>
              <table:table-cell office:value-type="float" office:value="16192">
                <text:p>16192</text:p>
              </table:table-cell>
              <table:table-cell office:value-type="float" office:value="33148">
                <text:p>33148</text:p>
              </table:table-cell>
              <table:table-cell office:value-type="float" office:value="32229">
                <text:p>32229</text:p>
              </table:table-cell>
              <table:table-cell office:value-type="float" office:value="34317">
                <text:p>34317</text:p>
              </table:table-cell>
              <table:table-cell office:value-type="float" office:value="36989">
                <text:p>36989</text:p>
              </table:table-cell>
            </table:table-row>
            <table:table-row>
              <table:table-cell office:value-type="float" office:value="5501">
                <text:p>5501</text:p>
              </table:table-cell>
              <table:table-cell office:value-type="float" office:value="6161">
                <text:p>6161</text:p>
              </table:table-cell>
              <table:table-cell office:value-type="float" office:value="16429">
                <text:p>16429</text:p>
              </table:table-cell>
              <table:table-cell office:value-type="float" office:value="31910">
                <text:p>31910</text:p>
              </table:table-cell>
              <table:table-cell office:value-type="float" office:value="32881">
                <text:p>32881</text:p>
              </table:table-cell>
              <table:table-cell office:value-type="float" office:value="35002">
                <text:p>35002</text:p>
              </table:table-cell>
              <table:table-cell office:value-type="float" office:value="38897">
                <text:p>38897</text:p>
              </table:table-cell>
            </table:table-row>
            <table:table-row>
              <table:table-cell office:value-type="float" office:value="5601">
                <text:p>5601</text:p>
              </table:table-cell>
              <table:table-cell office:value-type="float" office:value="8351">
                <text:p>8351</text:p>
              </table:table-cell>
              <table:table-cell office:value-type="float" office:value="17408">
                <text:p>17408</text:p>
              </table:table-cell>
              <table:table-cell office:value-type="float" office:value="30484">
                <text:p>30484</text:p>
              </table:table-cell>
              <table:table-cell office:value-type="float" office:value="32436">
                <text:p>32436</text:p>
              </table:table-cell>
              <table:table-cell office:value-type="float" office:value="35752">
                <text:p>35752</text:p>
              </table:table-cell>
              <table:table-cell office:value-type="float" office:value="38382">
                <text:p>38382</text:p>
              </table:table-cell>
            </table:table-row>
            <table:table-row>
              <table:table-cell office:value-type="float" office:value="5701">
                <text:p>5701</text:p>
              </table:table-cell>
              <table:table-cell office:value-type="float" office:value="7322">
                <text:p>7322</text:p>
              </table:table-cell>
              <table:table-cell office:value-type="float" office:value="17346">
                <text:p>17346</text:p>
              </table:table-cell>
              <table:table-cell office:value-type="float" office:value="36232">
                <text:p>36232</text:p>
              </table:table-cell>
              <table:table-cell office:value-type="float" office:value="34850">
                <text:p>34850</text:p>
              </table:table-cell>
              <table:table-cell office:value-type="float" office:value="36411">
                <text:p>36411</text:p>
              </table:table-cell>
              <table:table-cell office:value-type="float" office:value="39098">
                <text:p>39098</text:p>
              </table:table-cell>
            </table:table-row>
            <table:table-row>
              <table:table-cell office:value-type="float" office:value="5801">
                <text:p>5801</text:p>
              </table:table-cell>
              <table:table-cell office:value-type="float" office:value="7188">
                <text:p>7188</text:p>
              </table:table-cell>
              <table:table-cell office:value-type="float" office:value="17049">
                <text:p>17049</text:p>
              </table:table-cell>
              <table:table-cell office:value-type="float" office:value="34966">
                <text:p>34966</text:p>
              </table:table-cell>
              <table:table-cell office:value-type="float" office:value="35155">
                <text:p>35155</text:p>
              </table:table-cell>
              <table:table-cell office:value-type="float" office:value="37070">
                <text:p>37070</text:p>
              </table:table-cell>
              <table:table-cell office:value-type="float" office:value="43262">
                <text:p>43262</text:p>
              </table:table-cell>
            </table:table-row>
            <table:table-row>
              <table:table-cell office:value-type="float" office:value="5901">
                <text:p>5901</text:p>
              </table:table-cell>
              <table:table-cell office:value-type="float" office:value="7112">
                <text:p>7112</text:p>
              </table:table-cell>
              <table:table-cell office:value-type="float" office:value="16720">
                <text:p>16720</text:p>
              </table:table-cell>
              <table:table-cell office:value-type="float" office:value="36215">
                <text:p>36215</text:p>
              </table:table-cell>
              <table:table-cell office:value-type="float" office:value="35376">
                <text:p>35376</text:p>
              </table:table-cell>
              <table:table-cell office:value-type="float" office:value="37645">
                <text:p>37645</text:p>
              </table:table-cell>
              <table:table-cell office:value-type="float" office:value="44199">
                <text:p>44199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6722">
                <text:p>6722</text:p>
              </table:table-cell>
              <table:table-cell office:value-type="float" office:value="18602">
                <text:p>18602</text:p>
              </table:table-cell>
              <table:table-cell office:value-type="float" office:value="46299">
                <text:p>46299</text:p>
              </table:table-cell>
              <table:table-cell office:value-type="float" office:value="35859">
                <text:p>35859</text:p>
              </table:table-cell>
              <table:table-cell office:value-type="float" office:value="38356">
                <text:p>38356</text:p>
              </table:table-cell>
              <table:table-cell office:value-type="float" office:value="42911">
                <text:p>42911</text:p>
              </table:table-cell>
            </table:table-row>
            <table:table-row>
              <table:table-cell office:value-type="float" office:value="6101">
                <text:p>6101</text:p>
              </table:table-cell>
              <table:table-cell office:value-type="float" office:value="9434">
                <text:p>9434</text:p>
              </table:table-cell>
              <table:table-cell office:value-type="float" office:value="18140">
                <text:p>18140</text:p>
              </table:table-cell>
              <table:table-cell office:value-type="float" office:value="44758">
                <text:p>44758</text:p>
              </table:table-cell>
              <table:table-cell office:value-type="float" office:value="36357">
                <text:p>36357</text:p>
              </table:table-cell>
              <table:table-cell office:value-type="float" office:value="39066">
                <text:p>39066</text:p>
              </table:table-cell>
              <table:table-cell office:value-type="float" office:value="47472">
                <text:p>47472</text:p>
              </table:table-cell>
            </table:table-row>
            <table:table-row>
              <table:table-cell office:value-type="float" office:value="6201">
                <text:p>6201</text:p>
              </table:table-cell>
              <table:table-cell office:value-type="float" office:value="6345">
                <text:p>6345</text:p>
              </table:table-cell>
              <table:table-cell office:value-type="float" office:value="17481">
                <text:p>17481</text:p>
              </table:table-cell>
              <table:table-cell office:value-type="float" office:value="36883">
                <text:p>36883</text:p>
              </table:table-cell>
              <table:table-cell office:value-type="float" office:value="34141">
                <text:p>34141</text:p>
              </table:table-cell>
              <table:table-cell office:value-type="float" office:value="39479">
                <text:p>39479</text:p>
              </table:table-cell>
              <table:table-cell office:value-type="float" office:value="47269">
                <text:p>47269</text:p>
              </table:table-cell>
            </table:table-row>
            <table:table-row>
              <table:table-cell office:value-type="float" office:value="6301">
                <text:p>6301</text:p>
              </table:table-cell>
              <table:table-cell office:value-type="float" office:value="8279">
                <text:p>8279</text:p>
              </table:table-cell>
              <table:table-cell office:value-type="float" office:value="19543">
                <text:p>19543</text:p>
              </table:table-cell>
              <table:table-cell office:value-type="float" office:value="47362">
                <text:p>47362</text:p>
              </table:table-cell>
              <table:table-cell office:value-type="float" office:value="34503">
                <text:p>34503</text:p>
              </table:table-cell>
              <table:table-cell office:value-type="float" office:value="40495">
                <text:p>40495</text:p>
              </table:table-cell>
              <table:table-cell office:value-type="float" office:value="46081">
                <text:p>46081</text:p>
              </table:table-cell>
            </table:table-row>
            <table:table-row>
              <table:table-cell office:value-type="float" office:value="6401">
                <text:p>6401</text:p>
              </table:table-cell>
              <table:table-cell office:value-type="float" office:value="8853">
                <text:p>8853</text:p>
              </table:table-cell>
              <table:table-cell office:value-type="float" office:value="19388">
                <text:p>19388</text:p>
              </table:table-cell>
              <table:table-cell office:value-type="float" office:value="37681">
                <text:p>37681</text:p>
              </table:table-cell>
              <table:table-cell office:value-type="float" office:value="34367">
                <text:p>34367</text:p>
              </table:table-cell>
              <table:table-cell office:value-type="float" office:value="40651">
                <text:p>40651</text:p>
              </table:table-cell>
              <table:table-cell office:value-type="float" office:value="46434">
                <text:p>46434</text:p>
              </table:table-cell>
            </table:table-row>
            <table:table-row>
              <table:table-cell office:value-type="float" office:value="6501">
                <text:p>6501</text:p>
              </table:table-cell>
              <table:table-cell office:value-type="float" office:value="8638">
                <text:p>8638</text:p>
              </table:table-cell>
              <table:table-cell office:value-type="float" office:value="20634">
                <text:p>20634</text:p>
              </table:table-cell>
              <table:table-cell office:value-type="float" office:value="37105">
                <text:p>37105</text:p>
              </table:table-cell>
              <table:table-cell office:value-type="float" office:value="39096">
                <text:p>39096</text:p>
              </table:table-cell>
              <table:table-cell office:value-type="float" office:value="42039">
                <text:p>42039</text:p>
              </table:table-cell>
              <table:table-cell office:value-type="float" office:value="54757">
                <text:p>54757</text:p>
              </table:table-cell>
            </table:table-row>
            <table:table-row>
              <table:table-cell office:value-type="float" office:value="6601">
                <text:p>6601</text:p>
              </table:table-cell>
              <table:table-cell office:value-type="float" office:value="8337">
                <text:p>8337</text:p>
              </table:table-cell>
              <table:table-cell office:value-type="float" office:value="20609">
                <text:p>20609</text:p>
              </table:table-cell>
              <table:table-cell office:value-type="float" office:value="37548">
                <text:p>37548</text:p>
              </table:table-cell>
              <table:table-cell office:value-type="float" office:value="33855">
                <text:p>33855</text:p>
              </table:table-cell>
              <table:table-cell office:value-type="float" office:value="42317">
                <text:p>42317</text:p>
              </table:table-cell>
              <table:table-cell office:value-type="float" office:value="50096">
                <text:p>50096</text:p>
              </table:table-cell>
            </table:table-row>
            <table:table-row>
              <table:table-cell office:value-type="float" office:value="6701">
                <text:p>6701</text:p>
              </table:table-cell>
              <table:table-cell office:value-type="float" office:value="8553">
                <text:p>8553</text:p>
              </table:table-cell>
              <table:table-cell office:value-type="float" office:value="19724">
                <text:p>19724</text:p>
              </table:table-cell>
              <table:table-cell office:value-type="float" office:value="46912">
                <text:p>46912</text:p>
              </table:table-cell>
              <table:table-cell office:value-type="float" office:value="36601">
                <text:p>36601</text:p>
              </table:table-cell>
              <table:table-cell office:value-type="float" office:value="43254">
                <text:p>43254</text:p>
              </table:table-cell>
              <table:table-cell office:value-type="float" office:value="50287">
                <text:p>50287</text:p>
              </table:table-cell>
            </table:table-row>
            <table:table-row>
              <table:table-cell office:value-type="float" office:value="6801">
                <text:p>6801</text:p>
              </table:table-cell>
              <table:table-cell office:value-type="float" office:value="7595">
                <text:p>7595</text:p>
              </table:table-cell>
              <table:table-cell office:value-type="float" office:value="20696">
                <text:p>20696</text:p>
              </table:table-cell>
              <table:table-cell office:value-type="float" office:value="36451">
                <text:p>36451</text:p>
              </table:table-cell>
              <table:table-cell office:value-type="float" office:value="37533">
                <text:p>37533</text:p>
              </table:table-cell>
              <table:table-cell office:value-type="float" office:value="43375">
                <text:p>43375</text:p>
              </table:table-cell>
              <table:table-cell office:value-type="float" office:value="48427">
                <text:p>48427</text:p>
              </table:table-cell>
            </table:table-row>
            <table:table-row>
              <table:table-cell office:value-type="float" office:value="6901">
                <text:p>6901</text:p>
              </table:table-cell>
              <table:table-cell office:value-type="float" office:value="8705">
                <text:p>8705</text:p>
              </table:table-cell>
              <table:table-cell office:value-type="float" office:value="21071">
                <text:p>21071</text:p>
              </table:table-cell>
              <table:table-cell office:value-type="float" office:value="42173">
                <text:p>42173</text:p>
              </table:table-cell>
              <table:table-cell office:value-type="float" office:value="39223">
                <text:p>39223</text:p>
              </table:table-cell>
              <table:table-cell office:value-type="float" office:value="44099">
                <text:p>44099</text:p>
              </table:table-cell>
              <table:table-cell office:value-type="float" office:value="49815">
                <text:p>49815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9143">
                <text:p>9143</text:p>
              </table:table-cell>
              <table:table-cell office:value-type="float" office:value="20341">
                <text:p>20341</text:p>
              </table:table-cell>
              <table:table-cell office:value-type="float" office:value="38646">
                <text:p>38646</text:p>
              </table:table-cell>
              <table:table-cell office:value-type="float" office:value="42412">
                <text:p>42412</text:p>
              </table:table-cell>
              <table:table-cell office:value-type="float" office:value="44716">
                <text:p>44716</text:p>
              </table:table-cell>
              <table:table-cell office:value-type="float" office:value="48776">
                <text:p>48776</text:p>
              </table:table-cell>
            </table:table-row>
            <table:table-row>
              <table:table-cell office:value-type="float" office:value="7101">
                <text:p>7101</text:p>
              </table:table-cell>
              <table:table-cell office:value-type="float" office:value="8753">
                <text:p>8753</text:p>
              </table:table-cell>
              <table:table-cell office:value-type="float" office:value="21696">
                <text:p>21696</text:p>
              </table:table-cell>
              <table:table-cell office:value-type="float" office:value="36253">
                <text:p>36253</text:p>
              </table:table-cell>
              <table:table-cell office:value-type="float" office:value="42512">
                <text:p>42512</text:p>
              </table:table-cell>
              <table:table-cell office:value-type="float" office:value="45202">
                <text:p>45202</text:p>
              </table:table-cell>
              <table:table-cell office:value-type="float" office:value="48951">
                <text:p>48951</text:p>
              </table:table-cell>
            </table:table-row>
            <table:table-row>
              <table:table-cell office:value-type="float" office:value="7201">
                <text:p>7201</text:p>
              </table:table-cell>
              <table:table-cell office:value-type="float" office:value="9351">
                <text:p>9351</text:p>
              </table:table-cell>
              <table:table-cell office:value-type="float" office:value="21304">
                <text:p>21304</text:p>
              </table:table-cell>
              <table:table-cell office:value-type="float" office:value="40237">
                <text:p>40237</text:p>
              </table:table-cell>
              <table:table-cell office:value-type="float" office:value="42226">
                <text:p>42226</text:p>
              </table:table-cell>
              <table:table-cell office:value-type="float" office:value="46186">
                <text:p>46186</text:p>
              </table:table-cell>
              <table:table-cell office:value-type="float" office:value="52108">
                <text:p>52108</text:p>
              </table:table-cell>
            </table:table-row>
            <table:table-row>
              <table:table-cell office:value-type="float" office:value="7301">
                <text:p>7301</text:p>
              </table:table-cell>
              <table:table-cell office:value-type="float" office:value="9590">
                <text:p>9590</text:p>
              </table:table-cell>
              <table:table-cell office:value-type="float" office:value="22327">
                <text:p>22327</text:p>
              </table:table-cell>
              <table:table-cell office:value-type="float" office:value="44821">
                <text:p>44821</text:p>
              </table:table-cell>
              <table:table-cell office:value-type="float" office:value="43796">
                <text:p>43796</text:p>
              </table:table-cell>
              <table:table-cell office:value-type="float" office:value="46455">
                <text:p>46455</text:p>
              </table:table-cell>
              <table:table-cell office:value-type="float" office:value="52774">
                <text:p>52774</text:p>
              </table:table-cell>
            </table:table-row>
            <table:table-row>
              <table:table-cell office:value-type="float" office:value="7401">
                <text:p>7401</text:p>
              </table:table-cell>
              <table:table-cell office:value-type="float" office:value="10461">
                <text:p>10461</text:p>
              </table:table-cell>
              <table:table-cell office:value-type="float" office:value="21219">
                <text:p>21219</text:p>
              </table:table-cell>
              <table:table-cell office:value-type="float" office:value="45623">
                <text:p>45623</text:p>
              </table:table-cell>
              <table:table-cell office:value-type="float" office:value="40477">
                <text:p>40477</text:p>
              </table:table-cell>
              <table:table-cell office:value-type="float" office:value="47124">
                <text:p>47124</text:p>
              </table:table-cell>
              <table:table-cell office:value-type="float" office:value="55468">
                <text:p>55468</text:p>
              </table:table-cell>
            </table:table-row>
            <table:table-row>
              <table:table-cell office:value-type="float" office:value="7501">
                <text:p>7501</text:p>
              </table:table-cell>
              <table:table-cell office:value-type="float" office:value="10639">
                <text:p>10639</text:p>
              </table:table-cell>
              <table:table-cell office:value-type="float" office:value="21616">
                <text:p>21616</text:p>
              </table:table-cell>
              <table:table-cell office:value-type="float" office:value="45800">
                <text:p>45800</text:p>
              </table:table-cell>
              <table:table-cell office:value-type="float" office:value="38326">
                <text:p>38326</text:p>
              </table:table-cell>
              <table:table-cell office:value-type="float" office:value="48339">
                <text:p>48339</text:p>
              </table:table-cell>
              <table:table-cell office:value-type="float" office:value="57458">
                <text:p>57458</text:p>
              </table:table-cell>
            </table:table-row>
            <table:table-row>
              <table:table-cell office:value-type="float" office:value="7601">
                <text:p>7601</text:p>
              </table:table-cell>
              <table:table-cell office:value-type="float" office:value="9169">
                <text:p>9169</text:p>
              </table:table-cell>
              <table:table-cell office:value-type="float" office:value="22214">
                <text:p>22214</text:p>
              </table:table-cell>
              <table:table-cell office:value-type="float" office:value="43960">
                <text:p>43960</text:p>
              </table:table-cell>
              <table:table-cell office:value-type="float" office:value="45477">
                <text:p>45477</text:p>
              </table:table-cell>
              <table:table-cell office:value-type="float" office:value="49246">
                <text:p>49246</text:p>
              </table:table-cell>
              <table:table-cell office:value-type="float" office:value="58089">
                <text:p>58089</text:p>
              </table:table-cell>
            </table:table-row>
            <table:table-row>
              <table:table-cell office:value-type="float" office:value="7701">
                <text:p>7701</text:p>
              </table:table-cell>
              <table:table-cell office:value-type="float" office:value="10006">
                <text:p>10006</text:p>
              </table:table-cell>
              <table:table-cell office:value-type="float" office:value="23335">
                <text:p>23335</text:p>
              </table:table-cell>
              <table:table-cell office:value-type="float" office:value="48967">
                <text:p>48967</text:p>
              </table:table-cell>
              <table:table-cell office:value-type="float" office:value="43357">
                <text:p>43357</text:p>
              </table:table-cell>
              <table:table-cell office:value-type="float" office:value="49414">
                <text:p>49414</text:p>
              </table:table-cell>
              <table:table-cell office:value-type="float" office:value="57913">
                <text:p>57913</text:p>
              </table:table-cell>
            </table:table-row>
            <table:table-row>
              <table:table-cell office:value-type="float" office:value="7801">
                <text:p>7801</text:p>
              </table:table-cell>
              <table:table-cell office:value-type="float" office:value="9620">
                <text:p>9620</text:p>
              </table:table-cell>
              <table:table-cell office:value-type="float" office:value="23815">
                <text:p>23815</text:p>
              </table:table-cell>
              <table:table-cell office:value-type="float" office:value="54294">
                <text:p>54294</text:p>
              </table:table-cell>
              <table:table-cell office:value-type="float" office:value="39788">
                <text:p>39788</text:p>
              </table:table-cell>
              <table:table-cell office:value-type="float" office:value="50243">
                <text:p>50243</text:p>
              </table:table-cell>
              <table:table-cell office:value-type="float" office:value="62719">
                <text:p>62719</text:p>
              </table:table-cell>
            </table:table-row>
            <table:table-row>
              <table:table-cell office:value-type="float" office:value="7901">
                <text:p>7901</text:p>
              </table:table-cell>
              <table:table-cell office:value-type="float" office:value="8743">
                <text:p>8743</text:p>
              </table:table-cell>
              <table:table-cell office:value-type="float" office:value="22612">
                <text:p>22612</text:p>
              </table:table-cell>
              <table:table-cell office:value-type="float" office:value="44206">
                <text:p>44206</text:p>
              </table:table-cell>
              <table:table-cell office:value-type="float" office:value="45144">
                <text:p>45144</text:p>
              </table:table-cell>
              <table:table-cell office:value-type="float" office:value="50805">
                <text:p>50805</text:p>
              </table:table-cell>
              <table:table-cell office:value-type="float" office:value="59797">
                <text:p>59797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8653">
                <text:p>8653</text:p>
              </table:table-cell>
              <table:table-cell office:value-type="float" office:value="23514">
                <text:p>23514</text:p>
              </table:table-cell>
              <table:table-cell office:value-type="float" office:value="47787">
                <text:p>47787</text:p>
              </table:table-cell>
              <table:table-cell office:value-type="float" office:value="44318">
                <text:p>44318</text:p>
              </table:table-cell>
              <table:table-cell office:value-type="float" office:value="50982">
                <text:p>50982</text:p>
              </table:table-cell>
              <table:table-cell office:value-type="float" office:value="56831">
                <text:p>56831</text:p>
              </table:table-cell>
            </table:table-row>
            <table:table-row>
              <table:table-cell office:value-type="float" office:value="8101">
                <text:p>8101</text:p>
              </table:table-cell>
              <table:table-cell office:value-type="float" office:value="8561">
                <text:p>8561</text:p>
              </table:table-cell>
              <table:table-cell office:value-type="float" office:value="23698">
                <text:p>23698</text:p>
              </table:table-cell>
              <table:table-cell office:value-type="float" office:value="46615">
                <text:p>46615</text:p>
              </table:table-cell>
              <table:table-cell office:value-type="float" office:value="45592">
                <text:p>45592</text:p>
              </table:table-cell>
              <table:table-cell office:value-type="float" office:value="51976">
                <text:p>51976</text:p>
              </table:table-cell>
              <table:table-cell office:value-type="float" office:value="59431">
                <text:p>59431</text:p>
              </table:table-cell>
            </table:table-row>
            <table:table-row>
              <table:table-cell office:value-type="float" office:value="8201">
                <text:p>8201</text:p>
              </table:table-cell>
              <table:table-cell office:value-type="float" office:value="10318">
                <text:p>10318</text:p>
              </table:table-cell>
              <table:table-cell office:value-type="float" office:value="23628">
                <text:p>23628</text:p>
              </table:table-cell>
              <table:table-cell office:value-type="float" office:value="41754">
                <text:p>41754</text:p>
              </table:table-cell>
              <table:table-cell office:value-type="float" office:value="49140">
                <text:p>49140</text:p>
              </table:table-cell>
              <table:table-cell office:value-type="float" office:value="52336">
                <text:p>52336</text:p>
              </table:table-cell>
              <table:table-cell office:value-type="float" office:value="56833">
                <text:p>56833</text:p>
              </table:table-cell>
            </table:table-row>
            <table:table-row>
              <table:table-cell office:value-type="float" office:value="8301">
                <text:p>8301</text:p>
              </table:table-cell>
              <table:table-cell office:value-type="float" office:value="11474">
                <text:p>11474</text:p>
              </table:table-cell>
              <table:table-cell office:value-type="float" office:value="25051">
                <text:p>25051</text:p>
              </table:table-cell>
              <table:table-cell office:value-type="float" office:value="49152">
                <text:p>49152</text:p>
              </table:table-cell>
              <table:table-cell office:value-type="float" office:value="48772">
                <text:p>48772</text:p>
              </table:table-cell>
              <table:table-cell office:value-type="float" office:value="52839">
                <text:p>52839</text:p>
              </table:table-cell>
              <table:table-cell office:value-type="float" office:value="56424">
                <text:p>56424</text:p>
              </table:table-cell>
            </table:table-row>
            <table:table-row>
              <table:table-cell office:value-type="float" office:value="8401">
                <text:p>8401</text:p>
              </table:table-cell>
              <table:table-cell office:value-type="float" office:value="9784">
                <text:p>9784</text:p>
              </table:table-cell>
              <table:table-cell office:value-type="float" office:value="26524">
                <text:p>26524</text:p>
              </table:table-cell>
              <table:table-cell office:value-type="float" office:value="53853">
                <text:p>53853</text:p>
              </table:table-cell>
              <table:table-cell office:value-type="float" office:value="49890">
                <text:p>49890</text:p>
              </table:table-cell>
              <table:table-cell office:value-type="float" office:value="53537">
                <text:p>53537</text:p>
              </table:table-cell>
              <table:table-cell office:value-type="float" office:value="57986">
                <text:p>57986</text:p>
              </table:table-cell>
            </table:table-row>
            <table:table-row>
              <table:table-cell office:value-type="float" office:value="8501">
                <text:p>8501</text:p>
              </table:table-cell>
              <table:table-cell office:value-type="float" office:value="9260">
                <text:p>9260</text:p>
              </table:table-cell>
              <table:table-cell office:value-type="float" office:value="25507">
                <text:p>25507</text:p>
              </table:table-cell>
              <table:table-cell office:value-type="float" office:value="69783">
                <text:p>69783</text:p>
              </table:table-cell>
              <table:table-cell office:value-type="float" office:value="50500">
                <text:p>50500</text:p>
              </table:table-cell>
              <table:table-cell office:value-type="float" office:value="54058">
                <text:p>54058</text:p>
              </table:table-cell>
              <table:table-cell office:value-type="float" office:value="58263">
                <text:p>58263</text:p>
              </table:table-cell>
            </table:table-row>
            <table:table-row>
              <table:table-cell office:value-type="float" office:value="8601">
                <text:p>8601</text:p>
              </table:table-cell>
              <table:table-cell office:value-type="float" office:value="12185">
                <text:p>12185</text:p>
              </table:table-cell>
              <table:table-cell office:value-type="float" office:value="24676">
                <text:p>24676</text:p>
              </table:table-cell>
              <table:table-cell office:value-type="float" office:value="43198">
                <text:p>43198</text:p>
              </table:table-cell>
              <table:table-cell office:value-type="float" office:value="52136">
                <text:p>52136</text:p>
              </table:table-cell>
              <table:table-cell office:value-type="float" office:value="55042">
                <text:p>55042</text:p>
              </table:table-cell>
              <table:table-cell office:value-type="float" office:value="58433">
                <text:p>58433</text:p>
              </table:table-cell>
            </table:table-row>
            <table:table-row>
              <table:table-cell office:value-type="float" office:value="8701">
                <text:p>8701</text:p>
              </table:table-cell>
              <table:table-cell office:value-type="float" office:value="12271">
                <text:p>12271</text:p>
              </table:table-cell>
              <table:table-cell office:value-type="float" office:value="26595">
                <text:p>26595</text:p>
              </table:table-cell>
              <table:table-cell office:value-type="float" office:value="52009">
                <text:p>52009</text:p>
              </table:table-cell>
              <table:table-cell office:value-type="float" office:value="51752">
                <text:p>51752</text:p>
              </table:table-cell>
              <table:table-cell office:value-type="float" office:value="55525">
                <text:p>55525</text:p>
              </table:table-cell>
              <table:table-cell office:value-type="float" office:value="59917">
                <text:p>59917</text:p>
              </table:table-cell>
            </table:table-row>
            <table:table-row>
              <table:table-cell office:value-type="float" office:value="8801">
                <text:p>8801</text:p>
              </table:table-cell>
              <table:table-cell office:value-type="float" office:value="11393">
                <text:p>11393</text:p>
              </table:table-cell>
              <table:table-cell office:value-type="float" office:value="26652">
                <text:p>26652</text:p>
              </table:table-cell>
              <table:table-cell office:value-type="float" office:value="52073">
                <text:p>52073</text:p>
              </table:table-cell>
              <table:table-cell office:value-type="float" office:value="52264">
                <text:p>52264</text:p>
              </table:table-cell>
              <table:table-cell office:value-type="float" office:value="56085">
                <text:p>56085</text:p>
              </table:table-cell>
              <table:table-cell office:value-type="float" office:value="58912">
                <text:p>58912</text:p>
              </table:table-cell>
            </table:table-row>
            <table:table-row>
              <table:table-cell office:value-type="float" office:value="8901">
                <text:p>8901</text:p>
              </table:table-cell>
              <table:table-cell office:value-type="float" office:value="10391">
                <text:p>10391</text:p>
              </table:table-cell>
              <table:table-cell office:value-type="float" office:value="26997">
                <text:p>26997</text:p>
              </table:table-cell>
              <table:table-cell office:value-type="float" office:value="64054">
                <text:p>64054</text:p>
              </table:table-cell>
              <table:table-cell office:value-type="float" office:value="54003">
                <text:p>54003</text:p>
              </table:table-cell>
              <table:table-cell office:value-type="float" office:value="56845">
                <text:p>56845</text:p>
              </table:table-cell>
              <table:table-cell office:value-type="float" office:value="60558">
                <text:p>60558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12310">
                <text:p>12310</text:p>
              </table:table-cell>
              <table:table-cell office:value-type="float" office:value="28053">
                <text:p>28053</text:p>
              </table:table-cell>
              <table:table-cell office:value-type="float" office:value="64287">
                <text:p>64287</text:p>
              </table:table-cell>
              <table:table-cell office:value-type="float" office:value="54688">
                <text:p>54688</text:p>
              </table:table-cell>
              <table:table-cell office:value-type="float" office:value="57444">
                <text:p>57444</text:p>
              </table:table-cell>
              <table:table-cell office:value-type="float" office:value="60520">
                <text:p>60520</text:p>
              </table:table-cell>
            </table:table-row>
            <table:table-row>
              <table:table-cell office:value-type="float" office:value="9101">
                <text:p>9101</text:p>
              </table:table-cell>
              <table:table-cell office:value-type="float" office:value="9730">
                <text:p>9730</text:p>
              </table:table-cell>
              <table:table-cell office:value-type="float" office:value="27367">
                <text:p>27367</text:p>
              </table:table-cell>
              <table:table-cell office:value-type="float" office:value="59072">
                <text:p>59072</text:p>
              </table:table-cell>
              <table:table-cell office:value-type="float" office:value="55464">
                <text:p>55464</text:p>
              </table:table-cell>
              <table:table-cell office:value-type="float" office:value="57854">
                <text:p>57854</text:p>
              </table:table-cell>
              <table:table-cell office:value-type="float" office:value="60676">
                <text:p>60676</text:p>
              </table:table-cell>
            </table:table-row>
            <table:table-row>
              <table:table-cell office:value-type="float" office:value="9201">
                <text:p>9201</text:p>
              </table:table-cell>
              <table:table-cell office:value-type="float" office:value="12499">
                <text:p>12499</text:p>
              </table:table-cell>
              <table:table-cell office:value-type="float" office:value="27484">
                <text:p>27484</text:p>
              </table:table-cell>
              <table:table-cell office:value-type="float" office:value="58247">
                <text:p>58247</text:p>
              </table:table-cell>
              <table:table-cell office:value-type="float" office:value="54950">
                <text:p>54950</text:p>
              </table:table-cell>
              <table:table-cell office:value-type="float" office:value="58754">
                <text:p>58754</text:p>
              </table:table-cell>
              <table:table-cell office:value-type="float" office:value="62122">
                <text:p>62122</text:p>
              </table:table-cell>
            </table:table-row>
            <table:table-row>
              <table:table-cell office:value-type="float" office:value="9301">
                <text:p>9301</text:p>
              </table:table-cell>
              <table:table-cell office:value-type="float" office:value="10681">
                <text:p>10681</text:p>
              </table:table-cell>
              <table:table-cell office:value-type="float" office:value="28214">
                <text:p>28214</text:p>
              </table:table-cell>
              <table:table-cell office:value-type="float" office:value="50723">
                <text:p>50723</text:p>
              </table:table-cell>
              <table:table-cell office:value-type="float" office:value="56733">
                <text:p>56733</text:p>
              </table:table-cell>
              <table:table-cell office:value-type="float" office:value="59361">
                <text:p>59361</text:p>
              </table:table-cell>
              <table:table-cell office:value-type="float" office:value="62300">
                <text:p>62300</text:p>
              </table:table-cell>
            </table:table-row>
            <table:table-row>
              <table:table-cell office:value-type="float" office:value="9401">
                <text:p>9401</text:p>
              </table:table-cell>
              <table:table-cell office:value-type="float" office:value="13114">
                <text:p>13114</text:p>
              </table:table-cell>
              <table:table-cell office:value-type="float" office:value="28371">
                <text:p>28371</text:p>
              </table:table-cell>
              <table:table-cell office:value-type="float" office:value="50689">
                <text:p>50689</text:p>
              </table:table-cell>
              <table:table-cell office:value-type="float" office:value="56979">
                <text:p>56979</text:p>
              </table:table-cell>
              <table:table-cell office:value-type="float" office:value="59964">
                <text:p>59964</text:p>
              </table:table-cell>
              <table:table-cell office:value-type="float" office:value="63680">
                <text:p>63680</text:p>
              </table:table-cell>
            </table:table-row>
            <table:table-row>
              <table:table-cell office:value-type="float" office:value="9501">
                <text:p>9501</text:p>
              </table:table-cell>
              <table:table-cell office:value-type="float" office:value="10313">
                <text:p>10313</text:p>
              </table:table-cell>
              <table:table-cell office:value-type="float" office:value="27158">
                <text:p>27158</text:p>
              </table:table-cell>
              <table:table-cell office:value-type="float" office:value="58198">
                <text:p>58198</text:p>
              </table:table-cell>
              <table:table-cell office:value-type="float" office:value="57100">
                <text:p>57100</text:p>
              </table:table-cell>
              <table:table-cell office:value-type="float" office:value="60571">
                <text:p>60571</text:p>
              </table:table-cell>
              <table:table-cell office:value-type="float" office:value="65357">
                <text:p>65357</text:p>
              </table:table-cell>
            </table:table-row>
            <table:table-row>
              <table:table-cell office:value-type="float" office:value="9601">
                <text:p>9601</text:p>
              </table:table-cell>
              <table:table-cell office:value-type="float" office:value="12848">
                <text:p>12848</text:p>
              </table:table-cell>
              <table:table-cell office:value-type="float" office:value="30071">
                <text:p>30071</text:p>
              </table:table-cell>
              <table:table-cell office:value-type="float" office:value="64659">
                <text:p>64659</text:p>
              </table:table-cell>
              <table:table-cell office:value-type="float" office:value="58336">
                <text:p>58336</text:p>
              </table:table-cell>
              <table:table-cell office:value-type="float" office:value="61065">
                <text:p>61065</text:p>
              </table:table-cell>
              <table:table-cell office:value-type="float" office:value="64483">
                <text:p>64483</text:p>
              </table:table-cell>
            </table:table-row>
            <table:table-row>
              <table:table-cell office:value-type="float" office:value="9701">
                <text:p>9701</text:p>
              </table:table-cell>
              <table:table-cell office:value-type="float" office:value="11195">
                <text:p>11195</text:p>
              </table:table-cell>
              <table:table-cell office:value-type="float" office:value="26639">
                <text:p>26639</text:p>
              </table:table-cell>
              <table:table-cell office:value-type="float" office:value="50109">
                <text:p>50109</text:p>
              </table:table-cell>
              <table:table-cell office:value-type="float" office:value="58902">
                <text:p>58902</text:p>
              </table:table-cell>
              <table:table-cell office:value-type="float" office:value="61672">
                <text:p>61672</text:p>
              </table:table-cell>
              <table:table-cell office:value-type="float" office:value="65432">
                <text:p>65432</text:p>
              </table:table-cell>
            </table:table-row>
            <table:table-row>
              <table:table-cell office:value-type="float" office:value="9801">
                <text:p>9801</text:p>
              </table:table-cell>
              <table:table-cell office:value-type="float" office:value="13911">
                <text:p>13911</text:p>
              </table:table-cell>
              <table:table-cell office:value-type="float" office:value="29077">
                <text:p>29077</text:p>
              </table:table-cell>
              <table:table-cell office:value-type="float" office:value="62585">
                <text:p>62585</text:p>
              </table:table-cell>
              <table:table-cell office:value-type="float" office:value="59601">
                <text:p>59601</text:p>
              </table:table-cell>
              <table:table-cell office:value-type="float" office:value="62680">
                <text:p>62680</text:p>
              </table:table-cell>
              <table:table-cell office:value-type="float" office:value="66508">
                <text:p>66508</text:p>
              </table:table-cell>
            </table:table-row>
            <table:table-row>
              <table:table-cell office:value-type="float" office:value="9901">
                <text:p>9901</text:p>
              </table:table-cell>
              <table:table-cell office:value-type="float" office:value="12549">
                <text:p>12549</text:p>
              </table:table-cell>
              <table:table-cell office:value-type="float" office:value="30893">
                <text:p>30893</text:p>
              </table:table-cell>
              <table:table-cell office:value-type="float" office:value="63040">
                <text:p>63040</text:p>
              </table:table-cell>
              <table:table-cell office:value-type="float" office:value="58025">
                <text:p>58025</text:p>
              </table:table-cell>
              <table:table-cell office:value-type="float" office:value="63322">
                <text:p>63322</text:p>
              </table:table-cell>
              <table:table-cell office:value-type="float" office:value="67466">
                <text:p>674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001cm" svg:height="9.007cm" xlink:href=".." xlink:type="simple" chart:class="chart:line" chart:style-name="ch1">
        <chart:legend chart:legend-position="end" svg:x="29.408cm" svg:y="3.118cm" style:legend-expansion="high" chart:style-name="ch2"/>
        <chart:plot-area chart:style-name="ch3" table:cell-range-address="Sheet1.A107:Sheet1.G626" chart:data-source-has-labels="both" svg:x="0.66cm" svg:y="0.18cm" svg:width="28.088cm" svg:height="8.647cm">
          <chartooo:coordinate-region svg:x="2.022cm" svg:y="0.18cm" svg:width="26.726cm" svg:height="7.326cm"/>
          <chart:axis chart:dimension="x" chart:name="primary-x" chart:style-name="ch4" chartooo:axis-type="auto">
            <chartooo:date-scale/>
            <chart:categories table:cell-range-address="Sheet1.A107:Sheet1.A6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07:Sheet1.B626" loext:label-string="minrandselect" chart:class="chart:line">
            <chart:data-point chart:repeated="520"/>
          </chart:series>
          <chart:series chart:style-name="ch7" chart:values-cell-range-address="Sheet1.C107:Sheet1.C626" loext:label-string="avgrandselect" chart:class="chart:line">
            <chart:data-point chart:repeated="520"/>
          </chart:series>
          <chart:series chart:style-name="ch8" chart:values-cell-range-address="Sheet1.D107:Sheet1.D626" loext:label-string="maxrandselect" chart:class="chart:line">
            <chart:data-point chart:repeated="520"/>
          </chart:series>
          <chart:series chart:style-name="ch9" chart:values-cell-range-address="Sheet1.E107:Sheet1.E626" loext:label-string="minselect" chart:class="chart:line">
            <chart:data-point chart:repeated="520"/>
          </chart:series>
          <chart:series chart:style-name="ch10" chart:values-cell-range-address="Sheet1.F107:Sheet1.F626" loext:label-string="avgselect" chart:class="chart:line">
            <chart:data-point chart:repeated="520"/>
          </chart:series>
          <chart:series chart:style-name="ch11" chart:values-cell-range-address="Sheet1.G107:Sheet1.G626" loext:label-string="maxselect" chart:class="chart:line">
            <chart:data-point chart:repeated="5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randselect</text:p>
              </table:table-cell>
              <table:table-cell office:value-type="string">
                <text:p>avgrandselect</text:p>
              </table:table-cell>
              <table:table-cell office:value-type="string">
                <text:p>maxrandselect</text:p>
              </table:table-cell>
              <table:table-cell office:value-type="string">
                <text:p>minselect</text:p>
              </table:table-cell>
              <table:table-cell office:value-type="string">
                <text:p>avgselect</text:p>
              </table:table-cell>
              <table:table-cell office:value-type="string">
                <text:p>maxselec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07:Sheet1.A626</svg:desc>
                </draw:g>
              </table:table-cell>
              <table:table-cell office:value-type="float" office:value="0">
                <text:p>0</text:p>
                <draw:g>
                  <svg:desc>Sheet1.B107:Sheet1.B626</svg:desc>
                </draw:g>
              </table:table-cell>
              <table:table-cell office:value-type="float" office:value="0">
                <text:p>0</text:p>
                <draw:g>
                  <svg:desc>Sheet1.C107:Sheet1.C626</svg:desc>
                </draw:g>
              </table:table-cell>
              <table:table-cell office:value-type="float" office:value="0">
                <text:p>0</text:p>
                <draw:g>
                  <svg:desc>Sheet1.D107:Sheet1.D626</svg:desc>
                </draw:g>
              </table:table-cell>
              <table:table-cell office:value-type="float" office:value="0">
                <text:p>0</text:p>
                <draw:g>
                  <svg:desc>Sheet1.E107:Sheet1.E626</svg:desc>
                </draw:g>
              </table:table-cell>
              <table:table-cell office:value-type="float" office:value="0">
                <text:p>0</text:p>
                <draw:g>
                  <svg:desc>Sheet1.F107:Sheet1.F626</svg:desc>
                </draw:g>
              </table:table-cell>
              <table:table-cell office:value-type="float" office:value="0">
                <text:p>0</text:p>
                <draw:g>
                  <svg:desc>Sheet1.G107:Sheet1.G626</svg:desc>
                </draw:g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68">
                <text:p>268</text:p>
              </table:table-cell>
              <table:table-cell office:value-type="float" office:value="524">
                <text:p>524</text:p>
              </table:table-cell>
              <table:table-cell office:value-type="float" office:value="317">
                <text:p>317</text:p>
              </table:table-cell>
              <table:table-cell office:value-type="float" office:value="607">
                <text:p>607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21">
                <text:p>221</text:p>
              </table:table-cell>
              <table:table-cell office:value-type="float" office:value="559">
                <text:p>559</text:p>
              </table:table-cell>
              <table:table-cell office:value-type="float" office:value="1262">
                <text:p>1262</text:p>
              </table:table-cell>
              <table:table-cell office:value-type="float" office:value="614">
                <text:p>614</text:p>
              </table:table-cell>
              <table:table-cell office:value-type="float" office:value="1256">
                <text:p>1256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336">
                <text:p>336</text:p>
              </table:table-cell>
              <table:table-cell office:value-type="float" office:value="867">
                <text:p>867</text:p>
              </table:table-cell>
              <table:table-cell office:value-type="float" office:value="1709">
                <text:p>1709</text:p>
              </table:table-cell>
              <table:table-cell office:value-type="float" office:value="1607">
                <text:p>1607</text:p>
              </table:table-cell>
              <table:table-cell office:value-type="float" office:value="1905">
                <text:p>1905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443">
                <text:p>443</text:p>
              </table:table-cell>
              <table:table-cell office:value-type="float" office:value="1239">
                <text:p>1239</text:p>
              </table:table-cell>
              <table:table-cell office:value-type="float" office:value="2337">
                <text:p>2337</text:p>
              </table:table-cell>
              <table:table-cell office:value-type="float" office:value="2148">
                <text:p>2148</text:p>
              </table:table-cell>
              <table:table-cell office:value-type="float" office:value="2532">
                <text:p>2532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518">
                <text:p>518</text:p>
              </table:table-cell>
              <table:table-cell office:value-type="float" office:value="1503">
                <text:p>1503</text:p>
              </table:table-cell>
              <table:table-cell office:value-type="float" office:value="2965">
                <text:p>2965</text:p>
              </table:table-cell>
              <table:table-cell office:value-type="float" office:value="1591">
                <text:p>1591</text:p>
              </table:table-cell>
              <table:table-cell office:value-type="float" office:value="3144">
                <text:p>3144</text:p>
              </table:table-cell>
              <table:table-cell office:value-type="float" office:value="3593">
                <text:p>3593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646">
                <text:p>646</text:p>
              </table:table-cell>
              <table:table-cell office:value-type="float" office:value="1827">
                <text:p>1827</text:p>
              </table:table-cell>
              <table:table-cell office:value-type="float" office:value="3401">
                <text:p>3401</text:p>
              </table:table-cell>
              <table:table-cell office:value-type="float" office:value="2005">
                <text:p>2005</text:p>
              </table:table-cell>
              <table:table-cell office:value-type="float" office:value="3849">
                <text:p>3849</text:p>
              </table:table-cell>
              <table:table-cell office:value-type="float" office:value="4438">
                <text:p>4438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897">
                <text:p>897</text:p>
              </table:table-cell>
              <table:table-cell office:value-type="float" office:value="1991">
                <text:p>1991</text:p>
              </table:table-cell>
              <table:table-cell office:value-type="float" office:value="3717">
                <text:p>3717</text:p>
              </table:table-cell>
              <table:table-cell office:value-type="float" office:value="3450">
                <text:p>3450</text:p>
              </table:table-cell>
              <table:table-cell office:value-type="float" office:value="4521">
                <text:p>4521</text:p>
              </table:table-cell>
              <table:table-cell office:value-type="float" office:value="5741">
                <text:p>5741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861">
                <text:p>861</text:p>
              </table:table-cell>
              <table:table-cell office:value-type="float" office:value="2333">
                <text:p>2333</text:p>
              </table:table-cell>
              <table:table-cell office:value-type="float" office:value="5191">
                <text:p>5191</text:p>
              </table:table-cell>
              <table:table-cell office:value-type="float" office:value="3878">
                <text:p>3878</text:p>
              </table:table-cell>
              <table:table-cell office:value-type="float" office:value="5190">
                <text:p>5190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191">
                <text:p>1191</text:p>
              </table:table-cell>
              <table:table-cell office:value-type="float" office:value="2762">
                <text:p>2762</text:p>
              </table:table-cell>
              <table:table-cell office:value-type="float" office:value="5540">
                <text:p>5540</text:p>
              </table:table-cell>
              <table:table-cell office:value-type="float" office:value="5037">
                <text:p>5037</text:p>
              </table:table-cell>
              <table:table-cell office:value-type="float" office:value="5782">
                <text:p>5782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1153">
                <text:p>1153</text:p>
              </table:table-cell>
              <table:table-cell office:value-type="float" office:value="2957">
                <text:p>2957</text:p>
              </table:table-cell>
              <table:table-cell office:value-type="float" office:value="5650">
                <text:p>5650</text:p>
              </table:table-cell>
              <table:table-cell office:value-type="float" office:value="5340">
                <text:p>5340</text:p>
              </table:table-cell>
              <table:table-cell office:value-type="float" office:value="6381">
                <text:p>6381</text:p>
              </table:table-cell>
              <table:table-cell office:value-type="float" office:value="7646">
                <text:p>7646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1281">
                <text:p>1281</text:p>
              </table:table-cell>
              <table:table-cell office:value-type="float" office:value="2976">
                <text:p>2976</text:p>
              </table:table-cell>
              <table:table-cell office:value-type="float" office:value="6116">
                <text:p>6116</text:p>
              </table:table-cell>
              <table:table-cell office:value-type="float" office:value="6170">
                <text:p>6170</text:p>
              </table:table-cell>
              <table:table-cell office:value-type="float" office:value="7051">
                <text:p>7051</text:p>
              </table:table-cell>
              <table:table-cell office:value-type="float" office:value="8112">
                <text:p>8112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1507">
                <text:p>1507</text:p>
              </table:table-cell>
              <table:table-cell office:value-type="float" office:value="3534">
                <text:p>3534</text:p>
              </table:table-cell>
              <table:table-cell office:value-type="float" office:value="7288">
                <text:p>7288</text:p>
              </table:table-cell>
              <table:table-cell office:value-type="float" office:value="6888">
                <text:p>6888</text:p>
              </table:table-cell>
              <table:table-cell office:value-type="float" office:value="7712">
                <text:p>7712</text:p>
              </table:table-cell>
              <table:table-cell office:value-type="float" office:value="9543">
                <text:p>9543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1534">
                <text:p>1534</text:p>
              </table:table-cell>
              <table:table-cell office:value-type="float" office:value="3836">
                <text:p>3836</text:p>
              </table:table-cell>
              <table:table-cell office:value-type="float" office:value="7457">
                <text:p>7457</text:p>
              </table:table-cell>
              <table:table-cell office:value-type="float" office:value="6961">
                <text:p>6961</text:p>
              </table:table-cell>
              <table:table-cell office:value-type="float" office:value="8389">
                <text:p>8389</text:p>
              </table:table-cell>
              <table:table-cell office:value-type="float" office:value="10713">
                <text:p>10713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1580">
                <text:p>1580</text:p>
              </table:table-cell>
              <table:table-cell office:value-type="float" office:value="4147">
                <text:p>4147</text:p>
              </table:table-cell>
              <table:table-cell office:value-type="float" office:value="7353">
                <text:p>7353</text:p>
              </table:table-cell>
              <table:table-cell office:value-type="float" office:value="7760">
                <text:p>7760</text:p>
              </table:table-cell>
              <table:table-cell office:value-type="float" office:value="9036">
                <text:p>9036</text:p>
              </table:table-cell>
              <table:table-cell office:value-type="float" office:value="11060">
                <text:p>11060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1622">
                <text:p>1622</text:p>
              </table:table-cell>
              <table:table-cell office:value-type="float" office:value="4661">
                <text:p>4661</text:p>
              </table:table-cell>
              <table:table-cell office:value-type="float" office:value="9119">
                <text:p>9119</text:p>
              </table:table-cell>
              <table:table-cell office:value-type="float" office:value="7555">
                <text:p>7555</text:p>
              </table:table-cell>
              <table:table-cell office:value-type="float" office:value="9722">
                <text:p>9722</text:p>
              </table:table-cell>
              <table:table-cell office:value-type="float" office:value="13177">
                <text:p>13177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2030">
                <text:p>2030</text:p>
              </table:table-cell>
              <table:table-cell office:value-type="float" office:value="4790">
                <text:p>4790</text:p>
              </table:table-cell>
              <table:table-cell office:value-type="float" office:value="9365">
                <text:p>9365</text:p>
              </table:table-cell>
              <table:table-cell office:value-type="float" office:value="7499">
                <text:p>7499</text:p>
              </table:table-cell>
              <table:table-cell office:value-type="float" office:value="10301">
                <text:p>10301</text:p>
              </table:table-cell>
              <table:table-cell office:value-type="float" office:value="12482">
                <text:p>12482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1970">
                <text:p>1970</text:p>
              </table:table-cell>
              <table:table-cell office:value-type="float" office:value="4890">
                <text:p>4890</text:p>
              </table:table-cell>
              <table:table-cell office:value-type="float" office:value="8902">
                <text:p>8902</text:p>
              </table:table-cell>
              <table:table-cell office:value-type="float" office:value="9478">
                <text:p>9478</text:p>
              </table:table-cell>
              <table:table-cell office:value-type="float" office:value="10890">
                <text:p>10890</text:p>
              </table:table-cell>
              <table:table-cell office:value-type="float" office:value="12396">
                <text:p>12396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2280">
                <text:p>2280</text:p>
              </table:table-cell>
              <table:table-cell office:value-type="float" office:value="5400">
                <text:p>5400</text:p>
              </table:table-cell>
              <table:table-cell office:value-type="float" office:value="10337">
                <text:p>10337</text:p>
              </table:table-cell>
              <table:table-cell office:value-type="float" office:value="10472">
                <text:p>10472</text:p>
              </table:table-cell>
              <table:table-cell office:value-type="float" office:value="11520">
                <text:p>11520</text:p>
              </table:table-cell>
              <table:table-cell office:value-type="float" office:value="12905">
                <text:p>12905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2594">
                <text:p>2594</text:p>
              </table:table-cell>
              <table:table-cell office:value-type="float" office:value="5713">
                <text:p>5713</text:p>
              </table:table-cell>
              <table:table-cell office:value-type="float" office:value="10631">
                <text:p>10631</text:p>
              </table:table-cell>
              <table:table-cell office:value-type="float" office:value="11049">
                <text:p>11049</text:p>
              </table:table-cell>
              <table:table-cell office:value-type="float" office:value="12083">
                <text:p>12083</text:p>
              </table:table-cell>
              <table:table-cell office:value-type="float" office:value="13362">
                <text:p>1336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000">
                <text:p>2000</text:p>
              </table:table-cell>
              <table:table-cell office:value-type="float" office:value="5761">
                <text:p>5761</text:p>
              </table:table-cell>
              <table:table-cell office:value-type="float" office:value="12436">
                <text:p>12436</text:p>
              </table:table-cell>
              <table:table-cell office:value-type="float" office:value="9280">
                <text:p>9280</text:p>
              </table:table-cell>
              <table:table-cell office:value-type="float" office:value="12662">
                <text:p>12662</text:p>
              </table:table-cell>
              <table:table-cell office:value-type="float" office:value="14152">
                <text:p>14152</text:p>
              </table:table-cell>
            </table:table-row>
            <table:table-row>
              <table:table-cell office:value-type="float" office:value="2101">
                <text:p>2101</text:p>
              </table:table-cell>
              <table:table-cell office:value-type="float" office:value="2508">
                <text:p>2508</text:p>
              </table:table-cell>
              <table:table-cell office:value-type="float" office:value="6274">
                <text:p>6274</text:p>
              </table:table-cell>
              <table:table-cell office:value-type="float" office:value="12360">
                <text:p>12360</text:p>
              </table:table-cell>
              <table:table-cell office:value-type="float" office:value="12384">
                <text:p>12384</text:p>
              </table:table-cell>
              <table:table-cell office:value-type="float" office:value="13318">
                <text:p>13318</text:p>
              </table:table-cell>
              <table:table-cell office:value-type="float" office:value="14617">
                <text:p>14617</text:p>
              </table:table-cell>
            </table:table-row>
            <table:table-row>
              <table:table-cell office:value-type="float" office:value="2201">
                <text:p>2201</text:p>
              </table:table-cell>
              <table:table-cell office:value-type="float" office:value="2200">
                <text:p>2200</text:p>
              </table:table-cell>
              <table:table-cell office:value-type="float" office:value="6433">
                <text:p>6433</text:p>
              </table:table-cell>
              <table:table-cell office:value-type="float" office:value="12553">
                <text:p>12553</text:p>
              </table:table-cell>
              <table:table-cell office:value-type="float" office:value="12796">
                <text:p>12796</text:p>
              </table:table-cell>
              <table:table-cell office:value-type="float" office:value="14041">
                <text:p>14041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2808">
                <text:p>2808</text:p>
              </table:table-cell>
              <table:table-cell office:value-type="float" office:value="6440">
                <text:p>6440</text:p>
              </table:table-cell>
              <table:table-cell office:value-type="float" office:value="12986">
                <text:p>12986</text:p>
              </table:table-cell>
              <table:table-cell office:value-type="float" office:value="10879">
                <text:p>10879</text:p>
              </table:table-cell>
              <table:table-cell office:value-type="float" office:value="14679">
                <text:p>14679</text:p>
              </table:table-cell>
              <table:table-cell office:value-type="float" office:value="16951">
                <text:p>16951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2822">
                <text:p>2822</text:p>
              </table:table-cell>
              <table:table-cell office:value-type="float" office:value="7037">
                <text:p>7037</text:p>
              </table:table-cell>
              <table:table-cell office:value-type="float" office:value="13330">
                <text:p>13330</text:p>
              </table:table-cell>
              <table:table-cell office:value-type="float" office:value="14041">
                <text:p>14041</text:p>
              </table:table-cell>
              <table:table-cell office:value-type="float" office:value="15292">
                <text:p>15292</text:p>
              </table:table-cell>
              <table:table-cell office:value-type="float" office:value="17655">
                <text:p>17655</text:p>
              </table:table-cell>
            </table:table-row>
            <table:table-row>
              <table:table-cell office:value-type="float" office:value="2501">
                <text:p>2501</text:p>
              </table:table-cell>
              <table:table-cell office:value-type="float" office:value="2934">
                <text:p>2934</text:p>
              </table:table-cell>
              <table:table-cell office:value-type="float" office:value="7191">
                <text:p>7191</text:p>
              </table:table-cell>
              <table:table-cell office:value-type="float" office:value="12186">
                <text:p>12186</text:p>
              </table:table-cell>
              <table:table-cell office:value-type="float" office:value="14350">
                <text:p>14350</text:p>
              </table:table-cell>
              <table:table-cell office:value-type="float" office:value="15818">
                <text:p>15818</text:p>
              </table:table-cell>
              <table:table-cell office:value-type="float" office:value="17436">
                <text:p>17436</text:p>
              </table:table-cell>
            </table:table-row>
            <table:table-row>
              <table:table-cell office:value-type="float" office:value="2601">
                <text:p>2601</text:p>
              </table:table-cell>
              <table:table-cell office:value-type="float" office:value="3749">
                <text:p>3749</text:p>
              </table:table-cell>
              <table:table-cell office:value-type="float" office:value="7566">
                <text:p>7566</text:p>
              </table:table-cell>
              <table:table-cell office:value-type="float" office:value="18850">
                <text:p>18850</text:p>
              </table:table-cell>
              <table:table-cell office:value-type="float" office:value="15038">
                <text:p>15038</text:p>
              </table:table-cell>
              <table:table-cell office:value-type="float" office:value="16624">
                <text:p>16624</text:p>
              </table:table-cell>
              <table:table-cell office:value-type="float" office:value="18797">
                <text:p>18797</text:p>
              </table:table-cell>
            </table:table-row>
            <table:table-row>
              <table:table-cell office:value-type="float" office:value="2701">
                <text:p>2701</text:p>
              </table:table-cell>
              <table:table-cell office:value-type="float" office:value="3021">
                <text:p>3021</text:p>
              </table:table-cell>
              <table:table-cell office:value-type="float" office:value="8103">
                <text:p>8103</text:p>
              </table:table-cell>
              <table:table-cell office:value-type="float" office:value="20131">
                <text:p>20131</text:p>
              </table:table-cell>
              <table:table-cell office:value-type="float" office:value="15188">
                <text:p>15188</text:p>
              </table:table-cell>
              <table:table-cell office:value-type="float" office:value="17202">
                <text:p>17202</text:p>
              </table:table-cell>
              <table:table-cell office:value-type="float" office:value="19197">
                <text:p>19197</text:p>
              </table:table-cell>
            </table:table-row>
            <table:table-row>
              <table:table-cell office:value-type="float" office:value="2801">
                <text:p>2801</text:p>
              </table:table-cell>
              <table:table-cell office:value-type="float" office:value="3606">
                <text:p>3606</text:p>
              </table:table-cell>
              <table:table-cell office:value-type="float" office:value="8319">
                <text:p>8319</text:p>
              </table:table-cell>
              <table:table-cell office:value-type="float" office:value="15768">
                <text:p>15768</text:p>
              </table:table-cell>
              <table:table-cell office:value-type="float" office:value="16558">
                <text:p>16558</text:p>
              </table:table-cell>
              <table:table-cell office:value-type="float" office:value="18016">
                <text:p>18016</text:p>
              </table:table-cell>
              <table:table-cell office:value-type="float" office:value="20320">
                <text:p>20320</text:p>
              </table:table-cell>
            </table:table-row>
            <table:table-row>
              <table:table-cell office:value-type="float" office:value="2901">
                <text:p>2901</text:p>
              </table:table-cell>
              <table:table-cell office:value-type="float" office:value="3901">
                <text:p>3901</text:p>
              </table:table-cell>
              <table:table-cell office:value-type="float" office:value="8454">
                <text:p>8454</text:p>
              </table:table-cell>
              <table:table-cell office:value-type="float" office:value="22111">
                <text:p>22111</text:p>
              </table:table-cell>
              <table:table-cell office:value-type="float" office:value="14610">
                <text:p>14610</text:p>
              </table:table-cell>
              <table:table-cell office:value-type="float" office:value="18530">
                <text:p>18530</text:p>
              </table:table-cell>
              <table:table-cell office:value-type="float" office:value="20402">
                <text:p>20402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3362">
                <text:p>3362</text:p>
              </table:table-cell>
              <table:table-cell office:value-type="float" office:value="8967">
                <text:p>8967</text:p>
              </table:table-cell>
              <table:table-cell office:value-type="float" office:value="19526">
                <text:p>19526</text:p>
              </table:table-cell>
              <table:table-cell office:value-type="float" office:value="17761">
                <text:p>17761</text:p>
              </table:table-cell>
              <table:table-cell office:value-type="float" office:value="19277">
                <text:p>19277</text:p>
              </table:table-cell>
              <table:table-cell office:value-type="float" office:value="21940">
                <text:p>21940</text:p>
              </table:table-cell>
            </table:table-row>
            <table:table-row>
              <table:table-cell office:value-type="float" office:value="3101">
                <text:p>3101</text:p>
              </table:table-cell>
              <table:table-cell office:value-type="float" office:value="3904">
                <text:p>3904</text:p>
              </table:table-cell>
              <table:table-cell office:value-type="float" office:value="8281">
                <text:p>8281</text:p>
              </table:table-cell>
              <table:table-cell office:value-type="float" office:value="16966">
                <text:p>16966</text:p>
              </table:table-cell>
              <table:table-cell office:value-type="float" office:value="10206">
                <text:p>10206</text:p>
              </table:table-cell>
              <table:table-cell office:value-type="float" office:value="19870">
                <text:p>19870</text:p>
              </table:table-cell>
              <table:table-cell office:value-type="float" office:value="21546">
                <text:p>21546</text:p>
              </table:table-cell>
            </table:table-row>
            <table:table-row>
              <table:table-cell office:value-type="float" office:value="3201">
                <text:p>3201</text:p>
              </table:table-cell>
              <table:table-cell office:value-type="float" office:value="4013">
                <text:p>4013</text:p>
              </table:table-cell>
              <table:table-cell office:value-type="float" office:value="9654">
                <text:p>9654</text:p>
              </table:table-cell>
              <table:table-cell office:value-type="float" office:value="21778">
                <text:p>21778</text:p>
              </table:table-cell>
              <table:table-cell office:value-type="float" office:value="16897">
                <text:p>16897</text:p>
              </table:table-cell>
              <table:table-cell office:value-type="float" office:value="20813">
                <text:p>20813</text:p>
              </table:table-cell>
              <table:table-cell office:value-type="float" office:value="25609">
                <text:p>25609</text:p>
              </table:table-cell>
            </table:table-row>
            <table:table-row>
              <table:table-cell office:value-type="float" office:value="3301">
                <text:p>3301</text:p>
              </table:table-cell>
              <table:table-cell office:value-type="float" office:value="3692">
                <text:p>3692</text:p>
              </table:table-cell>
              <table:table-cell office:value-type="float" office:value="9789">
                <text:p>9789</text:p>
              </table:table-cell>
              <table:table-cell office:value-type="float" office:value="21171">
                <text:p>21171</text:p>
              </table:table-cell>
              <table:table-cell office:value-type="float" office:value="15304">
                <text:p>15304</text:p>
              </table:table-cell>
              <table:table-cell office:value-type="float" office:value="21306">
                <text:p>21306</text:p>
              </table:table-cell>
              <table:table-cell office:value-type="float" office:value="24710">
                <text:p>24710</text:p>
              </table:table-cell>
            </table:table-row>
            <table:table-row>
              <table:table-cell office:value-type="float" office:value="3401">
                <text:p>3401</text:p>
              </table:table-cell>
              <table:table-cell office:value-type="float" office:value="4047">
                <text:p>4047</text:p>
              </table:table-cell>
              <table:table-cell office:value-type="float" office:value="9690">
                <text:p>9690</text:p>
              </table:table-cell>
              <table:table-cell office:value-type="float" office:value="18344">
                <text:p>18344</text:p>
              </table:table-cell>
              <table:table-cell office:value-type="float" office:value="19570">
                <text:p>19570</text:p>
              </table:table-cell>
              <table:table-cell office:value-type="float" office:value="22018">
                <text:p>22018</text:p>
              </table:table-cell>
              <table:table-cell office:value-type="float" office:value="26484">
                <text:p>26484</text:p>
              </table:table-cell>
            </table:table-row>
            <table:table-row>
              <table:table-cell office:value-type="float" office:value="3501">
                <text:p>3501</text:p>
              </table:table-cell>
              <table:table-cell office:value-type="float" office:value="4558">
                <text:p>4558</text:p>
              </table:table-cell>
              <table:table-cell office:value-type="float" office:value="10081">
                <text:p>10081</text:p>
              </table:table-cell>
              <table:table-cell office:value-type="float" office:value="17129">
                <text:p>17129</text:p>
              </table:table-cell>
              <table:table-cell office:value-type="float" office:value="19259">
                <text:p>19259</text:p>
              </table:table-cell>
              <table:table-cell office:value-type="float" office:value="22419">
                <text:p>22419</text:p>
              </table:table-cell>
              <table:table-cell office:value-type="float" office:value="24804">
                <text:p>24804</text:p>
              </table:table-cell>
            </table:table-row>
            <table:table-row>
              <table:table-cell office:value-type="float" office:value="3601">
                <text:p>3601</text:p>
              </table:table-cell>
              <table:table-cell office:value-type="float" office:value="4536">
                <text:p>4536</text:p>
              </table:table-cell>
              <table:table-cell office:value-type="float" office:value="10114">
                <text:p>10114</text:p>
              </table:table-cell>
              <table:table-cell office:value-type="float" office:value="20824">
                <text:p>20824</text:p>
              </table:table-cell>
              <table:table-cell office:value-type="float" office:value="20506">
                <text:p>20506</text:p>
              </table:table-cell>
              <table:table-cell office:value-type="float" office:value="22882">
                <text:p>22882</text:p>
              </table:table-cell>
              <table:table-cell office:value-type="float" office:value="25024">
                <text:p>25024</text:p>
              </table:table-cell>
            </table:table-row>
            <table:table-row>
              <table:table-cell office:value-type="float" office:value="3701">
                <text:p>3701</text:p>
              </table:table-cell>
              <table:table-cell office:value-type="float" office:value="4861">
                <text:p>4861</text:p>
              </table:table-cell>
              <table:table-cell office:value-type="float" office:value="10535">
                <text:p>10535</text:p>
              </table:table-cell>
              <table:table-cell office:value-type="float" office:value="20156">
                <text:p>20156</text:p>
              </table:table-cell>
              <table:table-cell office:value-type="float" office:value="21226">
                <text:p>21226</text:p>
              </table:table-cell>
              <table:table-cell office:value-type="float" office:value="23595">
                <text:p>23595</text:p>
              </table:table-cell>
              <table:table-cell office:value-type="float" office:value="25875">
                <text:p>25875</text:p>
              </table:table-cell>
            </table:table-row>
            <table:table-row>
              <table:table-cell office:value-type="float" office:value="3801">
                <text:p>3801</text:p>
              </table:table-cell>
              <table:table-cell office:value-type="float" office:value="4264">
                <text:p>4264</text:p>
              </table:table-cell>
              <table:table-cell office:value-type="float" office:value="11118">
                <text:p>11118</text:p>
              </table:table-cell>
              <table:table-cell office:value-type="float" office:value="20949">
                <text:p>20949</text:p>
              </table:table-cell>
              <table:table-cell office:value-type="float" office:value="18211">
                <text:p>18211</text:p>
              </table:table-cell>
              <table:table-cell office:value-type="float" office:value="24325">
                <text:p>24325</text:p>
              </table:table-cell>
              <table:table-cell office:value-type="float" office:value="30317">
                <text:p>30317</text:p>
              </table:table-cell>
            </table:table-row>
            <table:table-row>
              <table:table-cell office:value-type="float" office:value="3901">
                <text:p>3901</text:p>
              </table:table-cell>
              <table:table-cell office:value-type="float" office:value="4262">
                <text:p>4262</text:p>
              </table:table-cell>
              <table:table-cell office:value-type="float" office:value="11870">
                <text:p>11870</text:p>
              </table:table-cell>
              <table:table-cell office:value-type="float" office:value="23124">
                <text:p>23124</text:p>
              </table:table-cell>
              <table:table-cell office:value-type="float" office:value="15337">
                <text:p>15337</text:p>
              </table:table-cell>
              <table:table-cell office:value-type="float" office:value="27526">
                <text:p>27526</text:p>
              </table:table-cell>
              <table:table-cell office:value-type="float" office:value="37892">
                <text:p>37892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5326">
                <text:p>5326</text:p>
              </table:table-cell>
              <table:table-cell office:value-type="float" office:value="11728">
                <text:p>11728</text:p>
              </table:table-cell>
              <table:table-cell office:value-type="float" office:value="26245">
                <text:p>26245</text:p>
              </table:table-cell>
              <table:table-cell office:value-type="float" office:value="22122">
                <text:p>22122</text:p>
              </table:table-cell>
              <table:table-cell office:value-type="float" office:value="25640">
                <text:p>25640</text:p>
              </table:table-cell>
              <table:table-cell office:value-type="float" office:value="29840">
                <text:p>29840</text:p>
              </table:table-cell>
            </table:table-row>
            <table:table-row>
              <table:table-cell office:value-type="float" office:value="4101">
                <text:p>4101</text:p>
              </table:table-cell>
              <table:table-cell office:value-type="float" office:value="5660">
                <text:p>5660</text:p>
              </table:table-cell>
              <table:table-cell office:value-type="float" office:value="12395">
                <text:p>12395</text:p>
              </table:table-cell>
              <table:table-cell office:value-type="float" office:value="27183">
                <text:p>27183</text:p>
              </table:table-cell>
              <table:table-cell office:value-type="float" office:value="22355">
                <text:p>22355</text:p>
              </table:table-cell>
              <table:table-cell office:value-type="float" office:value="26295">
                <text:p>26295</text:p>
              </table:table-cell>
              <table:table-cell office:value-type="float" office:value="30013">
                <text:p>30013</text:p>
              </table:table-cell>
            </table:table-row>
            <table:table-row>
              <table:table-cell office:value-type="float" office:value="4201">
                <text:p>4201</text:p>
              </table:table-cell>
              <table:table-cell office:value-type="float" office:value="5668">
                <text:p>5668</text:p>
              </table:table-cell>
              <table:table-cell office:value-type="float" office:value="13511">
                <text:p>13511</text:p>
              </table:table-cell>
              <table:table-cell office:value-type="float" office:value="26891">
                <text:p>26891</text:p>
              </table:table-cell>
              <table:table-cell office:value-type="float" office:value="22665">
                <text:p>22665</text:p>
              </table:table-cell>
              <table:table-cell office:value-type="float" office:value="27026">
                <text:p>27026</text:p>
              </table:table-cell>
              <table:table-cell office:value-type="float" office:value="30838">
                <text:p>30838</text:p>
              </table:table-cell>
            </table:table-row>
            <table:table-row>
              <table:table-cell office:value-type="float" office:value="4301">
                <text:p>4301</text:p>
              </table:table-cell>
              <table:table-cell office:value-type="float" office:value="5987">
                <text:p>5987</text:p>
              </table:table-cell>
              <table:table-cell office:value-type="float" office:value="12546">
                <text:p>12546</text:p>
              </table:table-cell>
              <table:table-cell office:value-type="float" office:value="23928">
                <text:p>23928</text:p>
              </table:table-cell>
              <table:table-cell office:value-type="float" office:value="25121">
                <text:p>25121</text:p>
              </table:table-cell>
              <table:table-cell office:value-type="float" office:value="27469">
                <text:p>27469</text:p>
              </table:table-cell>
              <table:table-cell office:value-type="float" office:value="30174">
                <text:p>30174</text:p>
              </table:table-cell>
            </table:table-row>
            <table:table-row>
              <table:table-cell office:value-type="float" office:value="4401">
                <text:p>4401</text:p>
              </table:table-cell>
              <table:table-cell office:value-type="float" office:value="4865">
                <text:p>4865</text:p>
              </table:table-cell>
              <table:table-cell office:value-type="float" office:value="12512">
                <text:p>12512</text:p>
              </table:table-cell>
              <table:table-cell office:value-type="float" office:value="24436">
                <text:p>24436</text:p>
              </table:table-cell>
              <table:table-cell office:value-type="float" office:value="25646">
                <text:p>25646</text:p>
              </table:table-cell>
              <table:table-cell office:value-type="float" office:value="27904">
                <text:p>27904</text:p>
              </table:table-cell>
              <table:table-cell office:value-type="float" office:value="30329">
                <text:p>30329</text:p>
              </table:table-cell>
            </table:table-row>
            <table:table-row>
              <table:table-cell office:value-type="float" office:value="4501">
                <text:p>4501</text:p>
              </table:table-cell>
              <table:table-cell office:value-type="float" office:value="4966">
                <text:p>4966</text:p>
              </table:table-cell>
              <table:table-cell office:value-type="float" office:value="13855">
                <text:p>13855</text:p>
              </table:table-cell>
              <table:table-cell office:value-type="float" office:value="27052">
                <text:p>27052</text:p>
              </table:table-cell>
              <table:table-cell office:value-type="float" office:value="26387">
                <text:p>26387</text:p>
              </table:table-cell>
              <table:table-cell office:value-type="float" office:value="28653">
                <text:p>28653</text:p>
              </table:table-cell>
              <table:table-cell office:value-type="float" office:value="32428">
                <text:p>32428</text:p>
              </table:table-cell>
            </table:table-row>
            <table:table-row>
              <table:table-cell office:value-type="float" office:value="4601">
                <text:p>4601</text:p>
              </table:table-cell>
              <table:table-cell office:value-type="float" office:value="5860">
                <text:p>5860</text:p>
              </table:table-cell>
              <table:table-cell office:value-type="float" office:value="12896">
                <text:p>12896</text:p>
              </table:table-cell>
              <table:table-cell office:value-type="float" office:value="32435">
                <text:p>32435</text:p>
              </table:table-cell>
              <table:table-cell office:value-type="float" office:value="26934">
                <text:p>26934</text:p>
              </table:table-cell>
              <table:table-cell office:value-type="float" office:value="29342">
                <text:p>29342</text:p>
              </table:table-cell>
              <table:table-cell office:value-type="float" office:value="31872">
                <text:p>31872</text:p>
              </table:table-cell>
            </table:table-row>
            <table:table-row>
              <table:table-cell office:value-type="float" office:value="4701">
                <text:p>4701</text:p>
              </table:table-cell>
              <table:table-cell office:value-type="float" office:value="5617">
                <text:p>5617</text:p>
              </table:table-cell>
              <table:table-cell office:value-type="float" office:value="13702">
                <text:p>13702</text:p>
              </table:table-cell>
              <table:table-cell office:value-type="float" office:value="24926">
                <text:p>24926</text:p>
              </table:table-cell>
              <table:table-cell office:value-type="float" office:value="23246">
                <text:p>23246</text:p>
              </table:table-cell>
              <table:table-cell office:value-type="float" office:value="29955">
                <text:p>29955</text:p>
              </table:table-cell>
              <table:table-cell office:value-type="float" office:value="32869">
                <text:p>32869</text:p>
              </table:table-cell>
            </table:table-row>
            <table:table-row>
              <table:table-cell office:value-type="float" office:value="4801">
                <text:p>4801</text:p>
              </table:table-cell>
              <table:table-cell office:value-type="float" office:value="5390">
                <text:p>5390</text:p>
              </table:table-cell>
              <table:table-cell office:value-type="float" office:value="14720">
                <text:p>14720</text:p>
              </table:table-cell>
              <table:table-cell office:value-type="float" office:value="28236">
                <text:p>28236</text:p>
              </table:table-cell>
              <table:table-cell office:value-type="float" office:value="28490">
                <text:p>28490</text:p>
              </table:table-cell>
              <table:table-cell office:value-type="float" office:value="30550">
                <text:p>30550</text:p>
              </table:table-cell>
              <table:table-cell office:value-type="float" office:value="32922">
                <text:p>32922</text:p>
              </table:table-cell>
            </table:table-row>
            <table:table-row>
              <table:table-cell office:value-type="float" office:value="4901">
                <text:p>4901</text:p>
              </table:table-cell>
              <table:table-cell office:value-type="float" office:value="6932">
                <text:p>6932</text:p>
              </table:table-cell>
              <table:table-cell office:value-type="float" office:value="15423">
                <text:p>15423</text:p>
              </table:table-cell>
              <table:table-cell office:value-type="float" office:value="27067">
                <text:p>27067</text:p>
              </table:table-cell>
              <table:table-cell office:value-type="float" office:value="29289">
                <text:p>29289</text:p>
              </table:table-cell>
              <table:table-cell office:value-type="float" office:value="31338">
                <text:p>31338</text:p>
              </table:table-cell>
              <table:table-cell office:value-type="float" office:value="33763">
                <text:p>33763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5658">
                <text:p>5658</text:p>
              </table:table-cell>
              <table:table-cell office:value-type="float" office:value="14679">
                <text:p>14679</text:p>
              </table:table-cell>
              <table:table-cell office:value-type="float" office:value="32153">
                <text:p>32153</text:p>
              </table:table-cell>
              <table:table-cell office:value-type="float" office:value="29756">
                <text:p>29756</text:p>
              </table:table-cell>
              <table:table-cell office:value-type="float" office:value="32016">
                <text:p>32016</text:p>
              </table:table-cell>
              <table:table-cell office:value-type="float" office:value="35113">
                <text:p>35113</text:p>
              </table:table-cell>
            </table:table-row>
            <table:table-row>
              <table:table-cell office:value-type="float" office:value="5101">
                <text:p>5101</text:p>
              </table:table-cell>
              <table:table-cell office:value-type="float" office:value="7173">
                <text:p>7173</text:p>
              </table:table-cell>
              <table:table-cell office:value-type="float" office:value="14593">
                <text:p>14593</text:p>
              </table:table-cell>
              <table:table-cell office:value-type="float" office:value="30764">
                <text:p>30764</text:p>
              </table:table-cell>
              <table:table-cell office:value-type="float" office:value="30414">
                <text:p>30414</text:p>
              </table:table-cell>
              <table:table-cell office:value-type="float" office:value="32579">
                <text:p>32579</text:p>
              </table:table-cell>
              <table:table-cell office:value-type="float" office:value="35115">
                <text:p>35115</text:p>
              </table:table-cell>
            </table:table-row>
            <table:table-row>
              <table:table-cell office:value-type="float" office:value="5201">
                <text:p>5201</text:p>
              </table:table-cell>
              <table:table-cell office:value-type="float" office:value="5582">
                <text:p>5582</text:p>
              </table:table-cell>
              <table:table-cell office:value-type="float" office:value="15542">
                <text:p>15542</text:p>
              </table:table-cell>
              <table:table-cell office:value-type="float" office:value="28133">
                <text:p>28133</text:p>
              </table:table-cell>
              <table:table-cell office:value-type="float" office:value="31113">
                <text:p>31113</text:p>
              </table:table-cell>
              <table:table-cell office:value-type="float" office:value="33115">
                <text:p>33115</text:p>
              </table:table-cell>
              <table:table-cell office:value-type="float" office:value="35146">
                <text:p>35146</text:p>
              </table:table-cell>
            </table:table-row>
            <table:table-row>
              <table:table-cell office:value-type="float" office:value="5301">
                <text:p>5301</text:p>
              </table:table-cell>
              <table:table-cell office:value-type="float" office:value="5854">
                <text:p>5854</text:p>
              </table:table-cell>
              <table:table-cell office:value-type="float" office:value="14688">
                <text:p>14688</text:p>
              </table:table-cell>
              <table:table-cell office:value-type="float" office:value="29104">
                <text:p>29104</text:p>
              </table:table-cell>
              <table:table-cell office:value-type="float" office:value="31860">
                <text:p>31860</text:p>
              </table:table-cell>
              <table:table-cell office:value-type="float" office:value="33898">
                <text:p>33898</text:p>
              </table:table-cell>
              <table:table-cell office:value-type="float" office:value="36047">
                <text:p>36047</text:p>
              </table:table-cell>
            </table:table-row>
            <table:table-row>
              <table:table-cell office:value-type="float" office:value="5401">
                <text:p>5401</text:p>
              </table:table-cell>
              <table:table-cell office:value-type="float" office:value="7258">
                <text:p>7258</text:p>
              </table:table-cell>
              <table:table-cell office:value-type="float" office:value="16321">
                <text:p>16321</text:p>
              </table:table-cell>
              <table:table-cell office:value-type="float" office:value="34511">
                <text:p>34511</text:p>
              </table:table-cell>
              <table:table-cell office:value-type="float" office:value="31827">
                <text:p>31827</text:p>
              </table:table-cell>
              <table:table-cell office:value-type="float" office:value="34397">
                <text:p>34397</text:p>
              </table:table-cell>
              <table:table-cell office:value-type="float" office:value="36473">
                <text:p>36473</text:p>
              </table:table-cell>
            </table:table-row>
            <table:table-row>
              <table:table-cell office:value-type="float" office:value="5501">
                <text:p>5501</text:p>
              </table:table-cell>
              <table:table-cell office:value-type="float" office:value="6635">
                <text:p>6635</text:p>
              </table:table-cell>
              <table:table-cell office:value-type="float" office:value="16551">
                <text:p>16551</text:p>
              </table:table-cell>
              <table:table-cell office:value-type="float" office:value="30962">
                <text:p>30962</text:p>
              </table:table-cell>
              <table:table-cell office:value-type="float" office:value="31525">
                <text:p>31525</text:p>
              </table:table-cell>
              <table:table-cell office:value-type="float" office:value="35137">
                <text:p>35137</text:p>
              </table:table-cell>
              <table:table-cell office:value-type="float" office:value="38716">
                <text:p>38716</text:p>
              </table:table-cell>
            </table:table-row>
            <table:table-row>
              <table:table-cell office:value-type="float" office:value="5601">
                <text:p>5601</text:p>
              </table:table-cell>
              <table:table-cell office:value-type="float" office:value="6696">
                <text:p>6696</text:p>
              </table:table-cell>
              <table:table-cell office:value-type="float" office:value="16955">
                <text:p>16955</text:p>
              </table:table-cell>
              <table:table-cell office:value-type="float" office:value="30364">
                <text:p>30364</text:p>
              </table:table-cell>
              <table:table-cell office:value-type="float" office:value="33788">
                <text:p>33788</text:p>
              </table:table-cell>
              <table:table-cell office:value-type="float" office:value="35854">
                <text:p>35854</text:p>
              </table:table-cell>
              <table:table-cell office:value-type="float" office:value="38470">
                <text:p>38470</text:p>
              </table:table-cell>
            </table:table-row>
            <table:table-row>
              <table:table-cell office:value-type="float" office:value="5701">
                <text:p>5701</text:p>
              </table:table-cell>
              <table:table-cell office:value-type="float" office:value="7199">
                <text:p>7199</text:p>
              </table:table-cell>
              <table:table-cell office:value-type="float" office:value="17626">
                <text:p>17626</text:p>
              </table:table-cell>
              <table:table-cell office:value-type="float" office:value="35042">
                <text:p>35042</text:p>
              </table:table-cell>
              <table:table-cell office:value-type="float" office:value="18563">
                <text:p>18563</text:p>
              </table:table-cell>
              <table:table-cell office:value-type="float" office:value="36225">
                <text:p>36225</text:p>
              </table:table-cell>
              <table:table-cell office:value-type="float" office:value="38895">
                <text:p>38895</text:p>
              </table:table-cell>
            </table:table-row>
            <table:table-row>
              <table:table-cell office:value-type="float" office:value="5801">
                <text:p>5801</text:p>
              </table:table-cell>
              <table:table-cell office:value-type="float" office:value="6283">
                <text:p>6283</text:p>
              </table:table-cell>
              <table:table-cell office:value-type="float" office:value="17738">
                <text:p>17738</text:p>
              </table:table-cell>
              <table:table-cell office:value-type="float" office:value="31277">
                <text:p>31277</text:p>
              </table:table-cell>
              <table:table-cell office:value-type="float" office:value="34475">
                <text:p>34475</text:p>
              </table:table-cell>
              <table:table-cell office:value-type="float" office:value="37164">
                <text:p>37164</text:p>
              </table:table-cell>
              <table:table-cell office:value-type="float" office:value="43858">
                <text:p>43858</text:p>
              </table:table-cell>
            </table:table-row>
            <table:table-row>
              <table:table-cell office:value-type="float" office:value="5901">
                <text:p>5901</text:p>
              </table:table-cell>
              <table:table-cell office:value-type="float" office:value="8193">
                <text:p>8193</text:p>
              </table:table-cell>
              <table:table-cell office:value-type="float" office:value="17309">
                <text:p>17309</text:p>
              </table:table-cell>
              <table:table-cell office:value-type="float" office:value="42503">
                <text:p>42503</text:p>
              </table:table-cell>
              <table:table-cell office:value-type="float" office:value="35560">
                <text:p>35560</text:p>
              </table:table-cell>
              <table:table-cell office:value-type="float" office:value="37759">
                <text:p>37759</text:p>
              </table:table-cell>
              <table:table-cell office:value-type="float" office:value="40384">
                <text:p>40384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6654">
                <text:p>6654</text:p>
              </table:table-cell>
              <table:table-cell office:value-type="float" office:value="18060">
                <text:p>18060</text:p>
              </table:table-cell>
              <table:table-cell office:value-type="float" office:value="39058">
                <text:p>39058</text:p>
              </table:table-cell>
              <table:table-cell office:value-type="float" office:value="35863">
                <text:p>35863</text:p>
              </table:table-cell>
              <table:table-cell office:value-type="float" office:value="38505">
                <text:p>38505</text:p>
              </table:table-cell>
              <table:table-cell office:value-type="float" office:value="47809">
                <text:p>47809</text:p>
              </table:table-cell>
            </table:table-row>
            <table:table-row>
              <table:table-cell office:value-type="float" office:value="6101">
                <text:p>6101</text:p>
              </table:table-cell>
              <table:table-cell office:value-type="float" office:value="7087">
                <text:p>7087</text:p>
              </table:table-cell>
              <table:table-cell office:value-type="float" office:value="19078">
                <text:p>19078</text:p>
              </table:table-cell>
              <table:table-cell office:value-type="float" office:value="34279">
                <text:p>34279</text:p>
              </table:table-cell>
              <table:table-cell office:value-type="float" office:value="36308">
                <text:p>36308</text:p>
              </table:table-cell>
              <table:table-cell office:value-type="float" office:value="39402">
                <text:p>39402</text:p>
              </table:table-cell>
              <table:table-cell office:value-type="float" office:value="46902">
                <text:p>46902</text:p>
              </table:table-cell>
            </table:table-row>
            <table:table-row>
              <table:table-cell office:value-type="float" office:value="6201">
                <text:p>6201</text:p>
              </table:table-cell>
              <table:table-cell office:value-type="float" office:value="8630">
                <text:p>8630</text:p>
              </table:table-cell>
              <table:table-cell office:value-type="float" office:value="18577">
                <text:p>18577</text:p>
              </table:table-cell>
              <table:table-cell office:value-type="float" office:value="31768">
                <text:p>31768</text:p>
              </table:table-cell>
              <table:table-cell office:value-type="float" office:value="34273">
                <text:p>34273</text:p>
              </table:table-cell>
              <table:table-cell office:value-type="float" office:value="39918">
                <text:p>39918</text:p>
              </table:table-cell>
              <table:table-cell office:value-type="float" office:value="46482">
                <text:p>46482</text:p>
              </table:table-cell>
            </table:table-row>
            <table:table-row>
              <table:table-cell office:value-type="float" office:value="6301">
                <text:p>6301</text:p>
              </table:table-cell>
              <table:table-cell office:value-type="float" office:value="8329">
                <text:p>8329</text:p>
              </table:table-cell>
              <table:table-cell office:value-type="float" office:value="19830">
                <text:p>19830</text:p>
              </table:table-cell>
              <table:table-cell office:value-type="float" office:value="42314">
                <text:p>42314</text:p>
              </table:table-cell>
              <table:table-cell office:value-type="float" office:value="35513">
                <text:p>35513</text:p>
              </table:table-cell>
              <table:table-cell office:value-type="float" office:value="40236">
                <text:p>40236</text:p>
              </table:table-cell>
              <table:table-cell office:value-type="float" office:value="48467">
                <text:p>48467</text:p>
              </table:table-cell>
            </table:table-row>
            <table:table-row>
              <table:table-cell office:value-type="float" office:value="6401">
                <text:p>6401</text:p>
              </table:table-cell>
              <table:table-cell office:value-type="float" office:value="7930">
                <text:p>7930</text:p>
              </table:table-cell>
              <table:table-cell office:value-type="float" office:value="18711">
                <text:p>18711</text:p>
              </table:table-cell>
              <table:table-cell office:value-type="float" office:value="41103">
                <text:p>41103</text:p>
              </table:table-cell>
              <table:table-cell office:value-type="float" office:value="36914">
                <text:p>36914</text:p>
              </table:table-cell>
              <table:table-cell office:value-type="float" office:value="41179">
                <text:p>41179</text:p>
              </table:table-cell>
              <table:table-cell office:value-type="float" office:value="50640">
                <text:p>50640</text:p>
              </table:table-cell>
            </table:table-row>
            <table:table-row>
              <table:table-cell office:value-type="float" office:value="6501">
                <text:p>6501</text:p>
              </table:table-cell>
              <table:table-cell office:value-type="float" office:value="7699">
                <text:p>7699</text:p>
              </table:table-cell>
              <table:table-cell office:value-type="float" office:value="19343">
                <text:p>19343</text:p>
              </table:table-cell>
              <table:table-cell office:value-type="float" office:value="44261">
                <text:p>44261</text:p>
              </table:table-cell>
              <table:table-cell office:value-type="float" office:value="36197">
                <text:p>36197</text:p>
              </table:table-cell>
              <table:table-cell office:value-type="float" office:value="42041">
                <text:p>42041</text:p>
              </table:table-cell>
              <table:table-cell office:value-type="float" office:value="51029">
                <text:p>51029</text:p>
              </table:table-cell>
            </table:table-row>
            <table:table-row>
              <table:table-cell office:value-type="float" office:value="6601">
                <text:p>6601</text:p>
              </table:table-cell>
              <table:table-cell office:value-type="float" office:value="8832">
                <text:p>8832</text:p>
              </table:table-cell>
              <table:table-cell office:value-type="float" office:value="19401">
                <text:p>19401</text:p>
              </table:table-cell>
              <table:table-cell office:value-type="float" office:value="36175">
                <text:p>36175</text:p>
              </table:table-cell>
              <table:table-cell office:value-type="float" office:value="35645">
                <text:p>35645</text:p>
              </table:table-cell>
              <table:table-cell office:value-type="float" office:value="42346">
                <text:p>42346</text:p>
              </table:table-cell>
              <table:table-cell office:value-type="float" office:value="45864">
                <text:p>45864</text:p>
              </table:table-cell>
            </table:table-row>
            <table:table-row>
              <table:table-cell office:value-type="float" office:value="6701">
                <text:p>6701</text:p>
              </table:table-cell>
              <table:table-cell office:value-type="float" office:value="7269">
                <text:p>7269</text:p>
              </table:table-cell>
              <table:table-cell office:value-type="float" office:value="19028">
                <text:p>19028</text:p>
              </table:table-cell>
              <table:table-cell office:value-type="float" office:value="35587">
                <text:p>35587</text:p>
              </table:table-cell>
              <table:table-cell office:value-type="float" office:value="36644">
                <text:p>36644</text:p>
              </table:table-cell>
              <table:table-cell office:value-type="float" office:value="43099">
                <text:p>43099</text:p>
              </table:table-cell>
              <table:table-cell office:value-type="float" office:value="48204">
                <text:p>48204</text:p>
              </table:table-cell>
            </table:table-row>
            <table:table-row>
              <table:table-cell office:value-type="float" office:value="6801">
                <text:p>6801</text:p>
              </table:table-cell>
              <table:table-cell office:value-type="float" office:value="8539">
                <text:p>8539</text:p>
              </table:table-cell>
              <table:table-cell office:value-type="float" office:value="19366">
                <text:p>19366</text:p>
              </table:table-cell>
              <table:table-cell office:value-type="float" office:value="51306">
                <text:p>51306</text:p>
              </table:table-cell>
              <table:table-cell office:value-type="float" office:value="38116">
                <text:p>38116</text:p>
              </table:table-cell>
              <table:table-cell office:value-type="float" office:value="43536">
                <text:p>43536</text:p>
              </table:table-cell>
              <table:table-cell office:value-type="float" office:value="48145">
                <text:p>48145</text:p>
              </table:table-cell>
            </table:table-row>
            <table:table-row>
              <table:table-cell office:value-type="float" office:value="6901">
                <text:p>6901</text:p>
              </table:table-cell>
              <table:table-cell office:value-type="float" office:value="8550">
                <text:p>8550</text:p>
              </table:table-cell>
              <table:table-cell office:value-type="float" office:value="20305">
                <text:p>20305</text:p>
              </table:table-cell>
              <table:table-cell office:value-type="float" office:value="35092">
                <text:p>35092</text:p>
              </table:table-cell>
              <table:table-cell office:value-type="float" office:value="39545">
                <text:p>39545</text:p>
              </table:table-cell>
              <table:table-cell office:value-type="float" office:value="44192">
                <text:p>44192</text:p>
              </table:table-cell>
              <table:table-cell office:value-type="float" office:value="47156">
                <text:p>47156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8487">
                <text:p>8487</text:p>
              </table:table-cell>
              <table:table-cell office:value-type="float" office:value="20741">
                <text:p>20741</text:p>
              </table:table-cell>
              <table:table-cell office:value-type="float" office:value="43413">
                <text:p>43413</text:p>
              </table:table-cell>
              <table:table-cell office:value-type="float" office:value="40535">
                <text:p>40535</text:p>
              </table:table-cell>
              <table:table-cell office:value-type="float" office:value="44651">
                <text:p>44651</text:p>
              </table:table-cell>
              <table:table-cell office:value-type="float" office:value="47275">
                <text:p>47275</text:p>
              </table:table-cell>
            </table:table-row>
            <table:table-row>
              <table:table-cell office:value-type="float" office:value="7101">
                <text:p>7101</text:p>
              </table:table-cell>
              <table:table-cell office:value-type="float" office:value="8709">
                <text:p>8709</text:p>
              </table:table-cell>
              <table:table-cell office:value-type="float" office:value="21897">
                <text:p>21897</text:p>
              </table:table-cell>
              <table:table-cell office:value-type="float" office:value="50205">
                <text:p>50205</text:p>
              </table:table-cell>
              <table:table-cell office:value-type="float" office:value="42208">
                <text:p>42208</text:p>
              </table:table-cell>
              <table:table-cell office:value-type="float" office:value="45281">
                <text:p>45281</text:p>
              </table:table-cell>
              <table:table-cell office:value-type="float" office:value="49332">
                <text:p>49332</text:p>
              </table:table-cell>
            </table:table-row>
            <table:table-row>
              <table:table-cell office:value-type="float" office:value="7201">
                <text:p>7201</text:p>
              </table:table-cell>
              <table:table-cell office:value-type="float" office:value="7924">
                <text:p>7924</text:p>
              </table:table-cell>
              <table:table-cell office:value-type="float" office:value="22003">
                <text:p>22003</text:p>
              </table:table-cell>
              <table:table-cell office:value-type="float" office:value="40451">
                <text:p>40451</text:p>
              </table:table-cell>
              <table:table-cell office:value-type="float" office:value="42654">
                <text:p>42654</text:p>
              </table:table-cell>
              <table:table-cell office:value-type="float" office:value="46147">
                <text:p>46147</text:p>
              </table:table-cell>
              <table:table-cell office:value-type="float" office:value="54212">
                <text:p>54212</text:p>
              </table:table-cell>
            </table:table-row>
            <table:table-row>
              <table:table-cell office:value-type="float" office:value="7301">
                <text:p>7301</text:p>
              </table:table-cell>
              <table:table-cell office:value-type="float" office:value="8210">
                <text:p>8210</text:p>
              </table:table-cell>
              <table:table-cell office:value-type="float" office:value="21407">
                <text:p>21407</text:p>
              </table:table-cell>
              <table:table-cell office:value-type="float" office:value="51777">
                <text:p>51777</text:p>
              </table:table-cell>
              <table:table-cell office:value-type="float" office:value="43096">
                <text:p>43096</text:p>
              </table:table-cell>
              <table:table-cell office:value-type="float" office:value="46786">
                <text:p>46786</text:p>
              </table:table-cell>
              <table:table-cell office:value-type="float" office:value="53990">
                <text:p>53990</text:p>
              </table:table-cell>
            </table:table-row>
            <table:table-row>
              <table:table-cell office:value-type="float" office:value="7401">
                <text:p>7401</text:p>
              </table:table-cell>
              <table:table-cell office:value-type="float" office:value="8843">
                <text:p>8843</text:p>
              </table:table-cell>
              <table:table-cell office:value-type="float" office:value="20700">
                <text:p>20700</text:p>
              </table:table-cell>
              <table:table-cell office:value-type="float" office:value="45812">
                <text:p>45812</text:p>
              </table:table-cell>
              <table:table-cell office:value-type="float" office:value="43663">
                <text:p>43663</text:p>
              </table:table-cell>
              <table:table-cell office:value-type="float" office:value="47617">
                <text:p>47617</text:p>
              </table:table-cell>
              <table:table-cell office:value-type="float" office:value="57340">
                <text:p>57340</text:p>
              </table:table-cell>
            </table:table-row>
            <table:table-row>
              <table:table-cell office:value-type="float" office:value="7501">
                <text:p>7501</text:p>
              </table:table-cell>
              <table:table-cell office:value-type="float" office:value="8931">
                <text:p>8931</text:p>
              </table:table-cell>
              <table:table-cell office:value-type="float" office:value="20671">
                <text:p>20671</text:p>
              </table:table-cell>
              <table:table-cell office:value-type="float" office:value="41192">
                <text:p>41192</text:p>
              </table:table-cell>
              <table:table-cell office:value-type="float" office:value="39615">
                <text:p>39615</text:p>
              </table:table-cell>
              <table:table-cell office:value-type="float" office:value="47878">
                <text:p>47878</text:p>
              </table:table-cell>
              <table:table-cell office:value-type="float" office:value="61307">
                <text:p>61307</text:p>
              </table:table-cell>
            </table:table-row>
            <table:table-row>
              <table:table-cell office:value-type="float" office:value="7601">
                <text:p>7601</text:p>
              </table:table-cell>
              <table:table-cell office:value-type="float" office:value="8760">
                <text:p>8760</text:p>
              </table:table-cell>
              <table:table-cell office:value-type="float" office:value="22954">
                <text:p>22954</text:p>
              </table:table-cell>
              <table:table-cell office:value-type="float" office:value="48148">
                <text:p>48148</text:p>
              </table:table-cell>
              <table:table-cell office:value-type="float" office:value="42792">
                <text:p>42792</text:p>
              </table:table-cell>
              <table:table-cell office:value-type="float" office:value="48848">
                <text:p>48848</text:p>
              </table:table-cell>
              <table:table-cell office:value-type="float" office:value="58811">
                <text:p>58811</text:p>
              </table:table-cell>
            </table:table-row>
            <table:table-row>
              <table:table-cell office:value-type="float" office:value="7701">
                <text:p>7701</text:p>
              </table:table-cell>
              <table:table-cell office:value-type="float" office:value="9733">
                <text:p>9733</text:p>
              </table:table-cell>
              <table:table-cell office:value-type="float" office:value="22534">
                <text:p>22534</text:p>
              </table:table-cell>
              <table:table-cell office:value-type="float" office:value="47523">
                <text:p>47523</text:p>
              </table:table-cell>
              <table:table-cell office:value-type="float" office:value="42933">
                <text:p>42933</text:p>
              </table:table-cell>
              <table:table-cell office:value-type="float" office:value="49640">
                <text:p>49640</text:p>
              </table:table-cell>
              <table:table-cell office:value-type="float" office:value="59092">
                <text:p>59092</text:p>
              </table:table-cell>
            </table:table-row>
            <table:table-row>
              <table:table-cell office:value-type="float" office:value="7801">
                <text:p>7801</text:p>
              </table:table-cell>
              <table:table-cell office:value-type="float" office:value="8936">
                <text:p>8936</text:p>
              </table:table-cell>
              <table:table-cell office:value-type="float" office:value="23266">
                <text:p>23266</text:p>
              </table:table-cell>
              <table:table-cell office:value-type="float" office:value="48187">
                <text:p>48187</text:p>
              </table:table-cell>
              <table:table-cell office:value-type="float" office:value="41415">
                <text:p>41415</text:p>
              </table:table-cell>
              <table:table-cell office:value-type="float" office:value="49887">
                <text:p>49887</text:p>
              </table:table-cell>
              <table:table-cell office:value-type="float" office:value="55138">
                <text:p>55138</text:p>
              </table:table-cell>
            </table:table-row>
            <table:table-row>
              <table:table-cell office:value-type="float" office:value="7901">
                <text:p>7901</text:p>
              </table:table-cell>
              <table:table-cell office:value-type="float" office:value="8889">
                <text:p>8889</text:p>
              </table:table-cell>
              <table:table-cell office:value-type="float" office:value="22739">
                <text:p>22739</text:p>
              </table:table-cell>
              <table:table-cell office:value-type="float" office:value="47049">
                <text:p>47049</text:p>
              </table:table-cell>
              <table:table-cell office:value-type="float" office:value="39846">
                <text:p>39846</text:p>
              </table:table-cell>
              <table:table-cell office:value-type="float" office:value="50698">
                <text:p>50698</text:p>
              </table:table-cell>
              <table:table-cell office:value-type="float" office:value="59309">
                <text:p>59309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9054">
                <text:p>9054</text:p>
              </table:table-cell>
              <table:table-cell office:value-type="float" office:value="23859">
                <text:p>23859</text:p>
              </table:table-cell>
              <table:table-cell office:value-type="float" office:value="58757">
                <text:p>58757</text:p>
              </table:table-cell>
              <table:table-cell office:value-type="float" office:value="47821">
                <text:p>47821</text:p>
              </table:table-cell>
              <table:table-cell office:value-type="float" office:value="51516">
                <text:p>51516</text:p>
              </table:table-cell>
              <table:table-cell office:value-type="float" office:value="56089">
                <text:p>56089</text:p>
              </table:table-cell>
            </table:table-row>
            <table:table-row>
              <table:table-cell office:value-type="float" office:value="8101">
                <text:p>8101</text:p>
              </table:table-cell>
              <table:table-cell office:value-type="float" office:value="10345">
                <text:p>10345</text:p>
              </table:table-cell>
              <table:table-cell office:value-type="float" office:value="22831">
                <text:p>22831</text:p>
              </table:table-cell>
              <table:table-cell office:value-type="float" office:value="42076">
                <text:p>42076</text:p>
              </table:table-cell>
              <table:table-cell office:value-type="float" office:value="40017">
                <text:p>40017</text:p>
              </table:table-cell>
              <table:table-cell office:value-type="float" office:value="51605">
                <text:p>51605</text:p>
              </table:table-cell>
              <table:table-cell office:value-type="float" office:value="55277">
                <text:p>55277</text:p>
              </table:table-cell>
            </table:table-row>
            <table:table-row>
              <table:table-cell office:value-type="float" office:value="8201">
                <text:p>8201</text:p>
              </table:table-cell>
              <table:table-cell office:value-type="float" office:value="10775">
                <text:p>10775</text:p>
              </table:table-cell>
              <table:table-cell office:value-type="float" office:value="23895">
                <text:p>23895</text:p>
              </table:table-cell>
              <table:table-cell office:value-type="float" office:value="50048">
                <text:p>50048</text:p>
              </table:table-cell>
              <table:table-cell office:value-type="float" office:value="48389">
                <text:p>48389</text:p>
              </table:table-cell>
              <table:table-cell office:value-type="float" office:value="52563">
                <text:p>52563</text:p>
              </table:table-cell>
              <table:table-cell office:value-type="float" office:value="58068">
                <text:p>58068</text:p>
              </table:table-cell>
            </table:table-row>
            <table:table-row>
              <table:table-cell office:value-type="float" office:value="8301">
                <text:p>8301</text:p>
              </table:table-cell>
              <table:table-cell office:value-type="float" office:value="9653">
                <text:p>9653</text:p>
              </table:table-cell>
              <table:table-cell office:value-type="float" office:value="23678">
                <text:p>23678</text:p>
              </table:table-cell>
              <table:table-cell office:value-type="float" office:value="46925">
                <text:p>46925</text:p>
              </table:table-cell>
              <table:table-cell office:value-type="float" office:value="49607">
                <text:p>49607</text:p>
              </table:table-cell>
              <table:table-cell office:value-type="float" office:value="52862">
                <text:p>52862</text:p>
              </table:table-cell>
              <table:table-cell office:value-type="float" office:value="56865">
                <text:p>56865</text:p>
              </table:table-cell>
            </table:table-row>
            <table:table-row>
              <table:table-cell office:value-type="float" office:value="8401">
                <text:p>8401</text:p>
              </table:table-cell>
              <table:table-cell office:value-type="float" office:value="9175">
                <text:p>9175</text:p>
              </table:table-cell>
              <table:table-cell office:value-type="float" office:value="25233">
                <text:p>25233</text:p>
              </table:table-cell>
              <table:table-cell office:value-type="float" office:value="56953">
                <text:p>56953</text:p>
              </table:table-cell>
              <table:table-cell office:value-type="float" office:value="49288">
                <text:p>49288</text:p>
              </table:table-cell>
              <table:table-cell office:value-type="float" office:value="53677">
                <text:p>53677</text:p>
              </table:table-cell>
              <table:table-cell office:value-type="float" office:value="58107">
                <text:p>58107</text:p>
              </table:table-cell>
            </table:table-row>
            <table:table-row>
              <table:table-cell office:value-type="float" office:value="8501">
                <text:p>8501</text:p>
              </table:table-cell>
              <table:table-cell office:value-type="float" office:value="11852">
                <text:p>11852</text:p>
              </table:table-cell>
              <table:table-cell office:value-type="float" office:value="25771">
                <text:p>25771</text:p>
              </table:table-cell>
              <table:table-cell office:value-type="float" office:value="48089">
                <text:p>48089</text:p>
              </table:table-cell>
              <table:table-cell office:value-type="float" office:value="50898">
                <text:p>50898</text:p>
              </table:table-cell>
              <table:table-cell office:value-type="float" office:value="54405">
                <text:p>54405</text:p>
              </table:table-cell>
              <table:table-cell office:value-type="float" office:value="57780">
                <text:p>57780</text:p>
              </table:table-cell>
            </table:table-row>
            <table:table-row>
              <table:table-cell office:value-type="float" office:value="8601">
                <text:p>8601</text:p>
              </table:table-cell>
              <table:table-cell office:value-type="float" office:value="9788">
                <text:p>9788</text:p>
              </table:table-cell>
              <table:table-cell office:value-type="float" office:value="26509">
                <text:p>26509</text:p>
              </table:table-cell>
              <table:table-cell office:value-type="float" office:value="51669">
                <text:p>51669</text:p>
              </table:table-cell>
              <table:table-cell office:value-type="float" office:value="51312">
                <text:p>51312</text:p>
              </table:table-cell>
              <table:table-cell office:value-type="float" office:value="54893">
                <text:p>54893</text:p>
              </table:table-cell>
              <table:table-cell office:value-type="float" office:value="59308">
                <text:p>59308</text:p>
              </table:table-cell>
            </table:table-row>
            <table:table-row>
              <table:table-cell office:value-type="float" office:value="8701">
                <text:p>8701</text:p>
              </table:table-cell>
              <table:table-cell office:value-type="float" office:value="10989">
                <text:p>10989</text:p>
              </table:table-cell>
              <table:table-cell office:value-type="float" office:value="25882">
                <text:p>25882</text:p>
              </table:table-cell>
              <table:table-cell office:value-type="float" office:value="59690">
                <text:p>59690</text:p>
              </table:table-cell>
              <table:table-cell office:value-type="float" office:value="48507">
                <text:p>48507</text:p>
              </table:table-cell>
              <table:table-cell office:value-type="float" office:value="55702">
                <text:p>55702</text:p>
              </table:table-cell>
              <table:table-cell office:value-type="float" office:value="59727">
                <text:p>59727</text:p>
              </table:table-cell>
            </table:table-row>
            <table:table-row>
              <table:table-cell office:value-type="float" office:value="8801">
                <text:p>8801</text:p>
              </table:table-cell>
              <table:table-cell office:value-type="float" office:value="9853">
                <text:p>9853</text:p>
              </table:table-cell>
              <table:table-cell office:value-type="float" office:value="27960">
                <text:p>27960</text:p>
              </table:table-cell>
              <table:table-cell office:value-type="float" office:value="54787">
                <text:p>54787</text:p>
              </table:table-cell>
              <table:table-cell office:value-type="float" office:value="53115">
                <text:p>53115</text:p>
              </table:table-cell>
              <table:table-cell office:value-type="float" office:value="56094">
                <text:p>56094</text:p>
              </table:table-cell>
              <table:table-cell office:value-type="float" office:value="59466">
                <text:p>59466</text:p>
              </table:table-cell>
            </table:table-row>
            <table:table-row>
              <table:table-cell office:value-type="float" office:value="8901">
                <text:p>8901</text:p>
              </table:table-cell>
              <table:table-cell office:value-type="float" office:value="9891">
                <text:p>9891</text:p>
              </table:table-cell>
              <table:table-cell office:value-type="float" office:value="25848">
                <text:p>25848</text:p>
              </table:table-cell>
              <table:table-cell office:value-type="float" office:value="49815">
                <text:p>49815</text:p>
              </table:table-cell>
              <table:table-cell office:value-type="float" office:value="54523">
                <text:p>54523</text:p>
              </table:table-cell>
              <table:table-cell office:value-type="float" office:value="56900">
                <text:p>56900</text:p>
              </table:table-cell>
              <table:table-cell office:value-type="float" office:value="61290">
                <text:p>61290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10631">
                <text:p>10631</text:p>
              </table:table-cell>
              <table:table-cell office:value-type="float" office:value="26253">
                <text:p>26253</text:p>
              </table:table-cell>
              <table:table-cell office:value-type="float" office:value="49848">
                <text:p>49848</text:p>
              </table:table-cell>
              <table:table-cell office:value-type="float" office:value="54445">
                <text:p>54445</text:p>
              </table:table-cell>
              <table:table-cell office:value-type="float" office:value="57390">
                <text:p>57390</text:p>
              </table:table-cell>
              <table:table-cell office:value-type="float" office:value="61596">
                <text:p>61596</text:p>
              </table:table-cell>
            </table:table-row>
            <table:table-row>
              <table:table-cell office:value-type="float" office:value="9101">
                <text:p>9101</text:p>
              </table:table-cell>
              <table:table-cell office:value-type="float" office:value="9100">
                <text:p>9100</text:p>
              </table:table-cell>
              <table:table-cell office:value-type="float" office:value="26996">
                <text:p>26996</text:p>
              </table:table-cell>
              <table:table-cell office:value-type="float" office:value="51433">
                <text:p>51433</text:p>
              </table:table-cell>
              <table:table-cell office:value-type="float" office:value="55129">
                <text:p>55129</text:p>
              </table:table-cell>
              <table:table-cell office:value-type="float" office:value="58200">
                <text:p>58200</text:p>
              </table:table-cell>
              <table:table-cell office:value-type="float" office:value="62185">
                <text:p>62185</text:p>
              </table:table-cell>
            </table:table-row>
            <table:table-row>
              <table:table-cell office:value-type="float" office:value="9201">
                <text:p>9201</text:p>
              </table:table-cell>
              <table:table-cell office:value-type="float" office:value="10910">
                <text:p>10910</text:p>
              </table:table-cell>
              <table:table-cell office:value-type="float" office:value="27261">
                <text:p>27261</text:p>
              </table:table-cell>
              <table:table-cell office:value-type="float" office:value="48087">
                <text:p>48087</text:p>
              </table:table-cell>
              <table:table-cell office:value-type="float" office:value="56008">
                <text:p>56008</text:p>
              </table:table-cell>
              <table:table-cell office:value-type="float" office:value="58843">
                <text:p>58843</text:p>
              </table:table-cell>
              <table:table-cell office:value-type="float" office:value="61130">
                <text:p>61130</text:p>
              </table:table-cell>
            </table:table-row>
            <table:table-row>
              <table:table-cell office:value-type="float" office:value="9301">
                <text:p>9301</text:p>
              </table:table-cell>
              <table:table-cell office:value-type="float" office:value="9980">
                <text:p>9980</text:p>
              </table:table-cell>
              <table:table-cell office:value-type="float" office:value="27468">
                <text:p>27468</text:p>
              </table:table-cell>
              <table:table-cell office:value-type="float" office:value="52442">
                <text:p>52442</text:p>
              </table:table-cell>
              <table:table-cell office:value-type="float" office:value="55435">
                <text:p>55435</text:p>
              </table:table-cell>
              <table:table-cell office:value-type="float" office:value="59320">
                <text:p>59320</text:p>
              </table:table-cell>
              <table:table-cell office:value-type="float" office:value="62187">
                <text:p>62187</text:p>
              </table:table-cell>
            </table:table-row>
            <table:table-row>
              <table:table-cell office:value-type="float" office:value="9401">
                <text:p>9401</text:p>
              </table:table-cell>
              <table:table-cell office:value-type="float" office:value="11086">
                <text:p>11086</text:p>
              </table:table-cell>
              <table:table-cell office:value-type="float" office:value="28227">
                <text:p>28227</text:p>
              </table:table-cell>
              <table:table-cell office:value-type="float" office:value="59374">
                <text:p>59374</text:p>
              </table:table-cell>
              <table:table-cell office:value-type="float" office:value="56010">
                <text:p>56010</text:p>
              </table:table-cell>
              <table:table-cell office:value-type="float" office:value="60090">
                <text:p>60090</text:p>
              </table:table-cell>
              <table:table-cell office:value-type="float" office:value="64497">
                <text:p>64497</text:p>
              </table:table-cell>
            </table:table-row>
            <table:table-row>
              <table:table-cell office:value-type="float" office:value="9501">
                <text:p>9501</text:p>
              </table:table-cell>
              <table:table-cell office:value-type="float" office:value="12056">
                <text:p>12056</text:p>
              </table:table-cell>
              <table:table-cell office:value-type="float" office:value="27457">
                <text:p>27457</text:p>
              </table:table-cell>
              <table:table-cell office:value-type="float" office:value="53435">
                <text:p>53435</text:p>
              </table:table-cell>
              <table:table-cell office:value-type="float" office:value="45399">
                <text:p>45399</text:p>
              </table:table-cell>
              <table:table-cell office:value-type="float" office:value="60836">
                <text:p>60836</text:p>
              </table:table-cell>
              <table:table-cell office:value-type="float" office:value="64514">
                <text:p>64514</text:p>
              </table:table-cell>
            </table:table-row>
            <table:table-row>
              <table:table-cell office:value-type="float" office:value="9601">
                <text:p>9601</text:p>
              </table:table-cell>
              <table:table-cell office:value-type="float" office:value="9702">
                <text:p>9702</text:p>
              </table:table-cell>
              <table:table-cell office:value-type="float" office:value="28976">
                <text:p>28976</text:p>
              </table:table-cell>
              <table:table-cell office:value-type="float" office:value="62357">
                <text:p>62357</text:p>
              </table:table-cell>
              <table:table-cell office:value-type="float" office:value="56357">
                <text:p>56357</text:p>
              </table:table-cell>
              <table:table-cell office:value-type="float" office:value="61346">
                <text:p>61346</text:p>
              </table:table-cell>
              <table:table-cell office:value-type="float" office:value="68043">
                <text:p>68043</text:p>
              </table:table-cell>
            </table:table-row>
            <table:table-row>
              <table:table-cell office:value-type="float" office:value="9701">
                <text:p>9701</text:p>
              </table:table-cell>
              <table:table-cell office:value-type="float" office:value="11293">
                <text:p>11293</text:p>
              </table:table-cell>
              <table:table-cell office:value-type="float" office:value="29989">
                <text:p>29989</text:p>
              </table:table-cell>
              <table:table-cell office:value-type="float" office:value="64799">
                <text:p>64799</text:p>
              </table:table-cell>
              <table:table-cell office:value-type="float" office:value="58760">
                <text:p>58760</text:p>
              </table:table-cell>
              <table:table-cell office:value-type="float" office:value="61871">
                <text:p>61871</text:p>
              </table:table-cell>
              <table:table-cell office:value-type="float" office:value="66542">
                <text:p>66542</text:p>
              </table:table-cell>
            </table:table-row>
            <table:table-row>
              <table:table-cell office:value-type="float" office:value="9801">
                <text:p>9801</text:p>
              </table:table-cell>
              <table:table-cell office:value-type="float" office:value="10750">
                <text:p>10750</text:p>
              </table:table-cell>
              <table:table-cell office:value-type="float" office:value="30090">
                <text:p>30090</text:p>
              </table:table-cell>
              <table:table-cell office:value-type="float" office:value="67938">
                <text:p>67938</text:p>
              </table:table-cell>
              <table:table-cell office:value-type="float" office:value="59139">
                <text:p>59139</text:p>
              </table:table-cell>
              <table:table-cell office:value-type="float" office:value="62558">
                <text:p>62558</text:p>
              </table:table-cell>
              <table:table-cell office:value-type="float" office:value="67710">
                <text:p>67710</text:p>
              </table:table-cell>
            </table:table-row>
            <table:table-row>
              <table:table-cell office:value-type="float" office:value="9901">
                <text:p>9901</text:p>
              </table:table-cell>
              <table:table-cell office:value-type="float" office:value="13937">
                <text:p>13937</text:p>
              </table:table-cell>
              <table:table-cell office:value-type="float" office:value="29469">
                <text:p>29469</text:p>
              </table:table-cell>
              <table:table-cell office:value-type="float" office:value="60267">
                <text:p>60267</text:p>
              </table:table-cell>
              <table:table-cell office:value-type="float" office:value="61017">
                <text:p>61017</text:p>
              </table:table-cell>
              <table:table-cell office:value-type="float" office:value="63252">
                <text:p>63252</text:p>
              </table:table-cell>
              <table:table-cell office:value-type="float" office:value="66403">
                <text:p>66403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10277">
                <text:p>10277</text:p>
              </table:table-cell>
              <table:table-cell office:value-type="float" office:value="30948">
                <text:p>30948</text:p>
              </table:table-cell>
              <table:table-cell office:value-type="float" office:value="59506">
                <text:p>59506</text:p>
              </table:table-cell>
              <table:table-cell office:value-type="float" office:value="60767">
                <text:p>60767</text:p>
              </table:table-cell>
              <table:table-cell office:value-type="float" office:value="63887">
                <text:p>63887</text:p>
              </table:table-cell>
              <table:table-cell office:value-type="float" office:value="67596">
                <text:p>67596</text:p>
              </table:table-cell>
            </table:table-row>
            <table:table-row>
              <table:table-cell office:value-type="float" office:value="10101">
                <text:p>10101</text:p>
              </table:table-cell>
              <table:table-cell office:value-type="float" office:value="12875">
                <text:p>12875</text:p>
              </table:table-cell>
              <table:table-cell office:value-type="float" office:value="30267">
                <text:p>30267</text:p>
              </table:table-cell>
              <table:table-cell office:value-type="float" office:value="51069">
                <text:p>51069</text:p>
              </table:table-cell>
              <table:table-cell office:value-type="float" office:value="61645">
                <text:p>61645</text:p>
              </table:table-cell>
              <table:table-cell office:value-type="float" office:value="64387">
                <text:p>64387</text:p>
              </table:table-cell>
              <table:table-cell office:value-type="float" office:value="70441">
                <text:p>70441</text:p>
              </table:table-cell>
            </table:table-row>
            <table:table-row>
              <table:table-cell office:value-type="float" office:value="10201">
                <text:p>10201</text:p>
              </table:table-cell>
              <table:table-cell office:value-type="float" office:value="13293">
                <text:p>13293</text:p>
              </table:table-cell>
              <table:table-cell office:value-type="float" office:value="29902">
                <text:p>29902</text:p>
              </table:table-cell>
              <table:table-cell office:value-type="float" office:value="73032">
                <text:p>73032</text:p>
              </table:table-cell>
              <table:table-cell office:value-type="float" office:value="61527">
                <text:p>61527</text:p>
              </table:table-cell>
              <table:table-cell office:value-type="float" office:value="65108">
                <text:p>65108</text:p>
              </table:table-cell>
              <table:table-cell office:value-type="float" office:value="68707">
                <text:p>68707</text:p>
              </table:table-cell>
            </table:table-row>
            <table:table-row>
              <table:table-cell office:value-type="float" office:value="10301">
                <text:p>10301</text:p>
              </table:table-cell>
              <table:table-cell office:value-type="float" office:value="11357">
                <text:p>11357</text:p>
              </table:table-cell>
              <table:table-cell office:value-type="float" office:value="31095">
                <text:p>31095</text:p>
              </table:table-cell>
              <table:table-cell office:value-type="float" office:value="65547">
                <text:p>65547</text:p>
              </table:table-cell>
              <table:table-cell office:value-type="float" office:value="62293">
                <text:p>62293</text:p>
              </table:table-cell>
              <table:table-cell office:value-type="float" office:value="65610">
                <text:p>65610</text:p>
              </table:table-cell>
              <table:table-cell office:value-type="float" office:value="69223">
                <text:p>69223</text:p>
              </table:table-cell>
            </table:table-row>
            <table:table-row>
              <table:table-cell office:value-type="float" office:value="10401">
                <text:p>10401</text:p>
              </table:table-cell>
              <table:table-cell office:value-type="float" office:value="14043">
                <text:p>14043</text:p>
              </table:table-cell>
              <table:table-cell office:value-type="float" office:value="29163">
                <text:p>29163</text:p>
              </table:table-cell>
              <table:table-cell office:value-type="float" office:value="66174">
                <text:p>66174</text:p>
              </table:table-cell>
              <table:table-cell office:value-type="float" office:value="58517">
                <text:p>58517</text:p>
              </table:table-cell>
              <table:table-cell office:value-type="float" office:value="66646">
                <text:p>66646</text:p>
              </table:table-cell>
              <table:table-cell office:value-type="float" office:value="70955">
                <text:p>70955</text:p>
              </table:table-cell>
            </table:table-row>
            <table:table-row>
              <table:table-cell office:value-type="float" office:value="10501">
                <text:p>10501</text:p>
              </table:table-cell>
              <table:table-cell office:value-type="float" office:value="11661">
                <text:p>11661</text:p>
              </table:table-cell>
              <table:table-cell office:value-type="float" office:value="31823">
                <text:p>31823</text:p>
              </table:table-cell>
              <table:table-cell office:value-type="float" office:value="54732">
                <text:p>54732</text:p>
              </table:table-cell>
              <table:table-cell office:value-type="float" office:value="63416">
                <text:p>63416</text:p>
              </table:table-cell>
              <table:table-cell office:value-type="float" office:value="66912">
                <text:p>66912</text:p>
              </table:table-cell>
              <table:table-cell office:value-type="float" office:value="70977">
                <text:p>70977</text:p>
              </table:table-cell>
            </table:table-row>
            <table:table-row>
              <table:table-cell office:value-type="float" office:value="10601">
                <text:p>10601</text:p>
              </table:table-cell>
              <table:table-cell office:value-type="float" office:value="14938">
                <text:p>14938</text:p>
              </table:table-cell>
              <table:table-cell office:value-type="float" office:value="33646">
                <text:p>33646</text:p>
              </table:table-cell>
              <table:table-cell office:value-type="float" office:value="56010">
                <text:p>56010</text:p>
              </table:table-cell>
              <table:table-cell office:value-type="float" office:value="64755">
                <text:p>64755</text:p>
              </table:table-cell>
              <table:table-cell office:value-type="float" office:value="67716">
                <text:p>67716</text:p>
              </table:table-cell>
              <table:table-cell office:value-type="float" office:value="72051">
                <text:p>72051</text:p>
              </table:table-cell>
            </table:table-row>
            <table:table-row>
              <table:table-cell office:value-type="float" office:value="10701">
                <text:p>10701</text:p>
              </table:table-cell>
              <table:table-cell office:value-type="float" office:value="11454">
                <text:p>11454</text:p>
              </table:table-cell>
              <table:table-cell office:value-type="float" office:value="30814">
                <text:p>30814</text:p>
              </table:table-cell>
              <table:table-cell office:value-type="float" office:value="66251">
                <text:p>66251</text:p>
              </table:table-cell>
              <table:table-cell office:value-type="float" office:value="65432">
                <text:p>65432</text:p>
              </table:table-cell>
              <table:table-cell office:value-type="float" office:value="68209">
                <text:p>68209</text:p>
              </table:table-cell>
              <table:table-cell office:value-type="float" office:value="72780">
                <text:p>72780</text:p>
              </table:table-cell>
            </table:table-row>
            <table:table-row>
              <table:table-cell office:value-type="float" office:value="10801">
                <text:p>10801</text:p>
              </table:table-cell>
              <table:table-cell office:value-type="float" office:value="16189">
                <text:p>16189</text:p>
              </table:table-cell>
              <table:table-cell office:value-type="float" office:value="34748">
                <text:p>34748</text:p>
              </table:table-cell>
              <table:table-cell office:value-type="float" office:value="71597">
                <text:p>71597</text:p>
              </table:table-cell>
              <table:table-cell office:value-type="float" office:value="65926">
                <text:p>65926</text:p>
              </table:table-cell>
              <table:table-cell office:value-type="float" office:value="69109">
                <text:p>69109</text:p>
              </table:table-cell>
              <table:table-cell office:value-type="float" office:value="72527">
                <text:p>72527</text:p>
              </table:table-cell>
            </table:table-row>
            <table:table-row>
              <table:table-cell office:value-type="float" office:value="10901">
                <text:p>10901</text:p>
              </table:table-cell>
              <table:table-cell office:value-type="float" office:value="11847">
                <text:p>11847</text:p>
              </table:table-cell>
              <table:table-cell office:value-type="float" office:value="33160">
                <text:p>33160</text:p>
              </table:table-cell>
              <table:table-cell office:value-type="float" office:value="61468">
                <text:p>61468</text:p>
              </table:table-cell>
              <table:table-cell office:value-type="float" office:value="65957">
                <text:p>65957</text:p>
              </table:table-cell>
              <table:table-cell office:value-type="float" office:value="69642">
                <text:p>69642</text:p>
              </table:table-cell>
              <table:table-cell office:value-type="float" office:value="73860">
                <text:p>73860</text:p>
              </table:table-cell>
            </table:table-row>
            <table:table-row>
              <table:table-cell office:value-type="float" office:value="11001">
                <text:p>11001</text:p>
              </table:table-cell>
              <table:table-cell office:value-type="float" office:value="13662">
                <text:p>13662</text:p>
              </table:table-cell>
              <table:table-cell office:value-type="float" office:value="32753">
                <text:p>32753</text:p>
              </table:table-cell>
              <table:table-cell office:value-type="float" office:value="70620">
                <text:p>70620</text:p>
              </table:table-cell>
              <table:table-cell office:value-type="float" office:value="66683">
                <text:p>66683</text:p>
              </table:table-cell>
              <table:table-cell office:value-type="float" office:value="70384">
                <text:p>70384</text:p>
              </table:table-cell>
              <table:table-cell office:value-type="float" office:value="75004">
                <text:p>75004</text:p>
              </table:table-cell>
            </table:table-row>
            <table:table-row>
              <table:table-cell office:value-type="float" office:value="11101">
                <text:p>11101</text:p>
              </table:table-cell>
              <table:table-cell office:value-type="float" office:value="12966">
                <text:p>12966</text:p>
              </table:table-cell>
              <table:table-cell office:value-type="float" office:value="34315">
                <text:p>34315</text:p>
              </table:table-cell>
              <table:table-cell office:value-type="float" office:value="63283">
                <text:p>63283</text:p>
              </table:table-cell>
              <table:table-cell office:value-type="float" office:value="67805">
                <text:p>67805</text:p>
              </table:table-cell>
              <table:table-cell office:value-type="float" office:value="71065">
                <text:p>71065</text:p>
              </table:table-cell>
              <table:table-cell office:value-type="float" office:value="75135">
                <text:p>75135</text:p>
              </table:table-cell>
            </table:table-row>
            <table:table-row>
              <table:table-cell office:value-type="float" office:value="11201">
                <text:p>11201</text:p>
              </table:table-cell>
              <table:table-cell office:value-type="float" office:value="13233">
                <text:p>13233</text:p>
              </table:table-cell>
              <table:table-cell office:value-type="float" office:value="32740">
                <text:p>32740</text:p>
              </table:table-cell>
              <table:table-cell office:value-type="float" office:value="92637">
                <text:p>92637</text:p>
              </table:table-cell>
              <table:table-cell office:value-type="float" office:value="67759">
                <text:p>67759</text:p>
              </table:table-cell>
              <table:table-cell office:value-type="float" office:value="71595">
                <text:p>71595</text:p>
              </table:table-cell>
              <table:table-cell office:value-type="float" office:value="77002">
                <text:p>77002</text:p>
              </table:table-cell>
            </table:table-row>
            <table:table-row>
              <table:table-cell office:value-type="float" office:value="11301">
                <text:p>11301</text:p>
              </table:table-cell>
              <table:table-cell office:value-type="float" office:value="11733">
                <text:p>11733</text:p>
              </table:table-cell>
              <table:table-cell office:value-type="float" office:value="32762">
                <text:p>32762</text:p>
              </table:table-cell>
              <table:table-cell office:value-type="float" office:value="60547">
                <text:p>60547</text:p>
              </table:table-cell>
              <table:table-cell office:value-type="float" office:value="67582">
                <text:p>67582</text:p>
              </table:table-cell>
              <table:table-cell office:value-type="float" office:value="72121">
                <text:p>72121</text:p>
              </table:table-cell>
              <table:table-cell office:value-type="float" office:value="78325">
                <text:p>78325</text:p>
              </table:table-cell>
            </table:table-row>
            <table:table-row>
              <table:table-cell office:value-type="float" office:value="11401">
                <text:p>11401</text:p>
              </table:table-cell>
              <table:table-cell office:value-type="float" office:value="13039">
                <text:p>13039</text:p>
              </table:table-cell>
              <table:table-cell office:value-type="float" office:value="33643">
                <text:p>33643</text:p>
              </table:table-cell>
              <table:table-cell office:value-type="float" office:value="57605">
                <text:p>57605</text:p>
              </table:table-cell>
              <table:table-cell office:value-type="float" office:value="68157">
                <text:p>68157</text:p>
              </table:table-cell>
              <table:table-cell office:value-type="float" office:value="73103">
                <text:p>73103</text:p>
              </table:table-cell>
              <table:table-cell office:value-type="float" office:value="80894">
                <text:p>80894</text:p>
              </table:table-cell>
            </table:table-row>
            <table:table-row>
              <table:table-cell office:value-type="float" office:value="11501">
                <text:p>11501</text:p>
              </table:table-cell>
              <table:table-cell office:value-type="float" office:value="12093">
                <text:p>12093</text:p>
              </table:table-cell>
              <table:table-cell office:value-type="float" office:value="32208">
                <text:p>32208</text:p>
              </table:table-cell>
              <table:table-cell office:value-type="float" office:value="59558">
                <text:p>59558</text:p>
              </table:table-cell>
              <table:table-cell office:value-type="float" office:value="70093">
                <text:p>70093</text:p>
              </table:table-cell>
              <table:table-cell office:value-type="float" office:value="73400">
                <text:p>73400</text:p>
              </table:table-cell>
              <table:table-cell office:value-type="float" office:value="79095">
                <text:p>79095</text:p>
              </table:table-cell>
            </table:table-row>
            <table:table-row>
              <table:table-cell office:value-type="float" office:value="11601">
                <text:p>11601</text:p>
              </table:table-cell>
              <table:table-cell office:value-type="float" office:value="13498">
                <text:p>13498</text:p>
              </table:table-cell>
              <table:table-cell office:value-type="float" office:value="33910">
                <text:p>33910</text:p>
              </table:table-cell>
              <table:table-cell office:value-type="float" office:value="77069">
                <text:p>77069</text:p>
              </table:table-cell>
              <table:table-cell office:value-type="float" office:value="37733">
                <text:p>37733</text:p>
              </table:table-cell>
              <table:table-cell office:value-type="float" office:value="73659">
                <text:p>73659</text:p>
              </table:table-cell>
              <table:table-cell office:value-type="float" office:value="79059">
                <text:p>79059</text:p>
              </table:table-cell>
            </table:table-row>
            <table:table-row>
              <table:table-cell office:value-type="float" office:value="11701">
                <text:p>11701</text:p>
              </table:table-cell>
              <table:table-cell office:value-type="float" office:value="14921">
                <text:p>14921</text:p>
              </table:table-cell>
              <table:table-cell office:value-type="float" office:value="35346">
                <text:p>35346</text:p>
              </table:table-cell>
              <table:table-cell office:value-type="float" office:value="74757">
                <text:p>74757</text:p>
              </table:table-cell>
              <table:table-cell office:value-type="float" office:value="70979">
                <text:p>70979</text:p>
              </table:table-cell>
              <table:table-cell office:value-type="float" office:value="74530">
                <text:p>74530</text:p>
              </table:table-cell>
              <table:table-cell office:value-type="float" office:value="83388">
                <text:p>83388</text:p>
              </table:table-cell>
            </table:table-row>
            <table:table-row>
              <table:table-cell office:value-type="float" office:value="11801">
                <text:p>11801</text:p>
              </table:table-cell>
              <table:table-cell office:value-type="float" office:value="14467">
                <text:p>14467</text:p>
              </table:table-cell>
              <table:table-cell office:value-type="float" office:value="33755">
                <text:p>33755</text:p>
              </table:table-cell>
              <table:table-cell office:value-type="float" office:value="85795">
                <text:p>85795</text:p>
              </table:table-cell>
              <table:table-cell office:value-type="float" office:value="72583">
                <text:p>72583</text:p>
              </table:table-cell>
              <table:table-cell office:value-type="float" office:value="75563">
                <text:p>75563</text:p>
              </table:table-cell>
              <table:table-cell office:value-type="float" office:value="87594">
                <text:p>87594</text:p>
              </table:table-cell>
            </table:table-row>
            <table:table-row>
              <table:table-cell office:value-type="float" office:value="11901">
                <text:p>11901</text:p>
              </table:table-cell>
              <table:table-cell office:value-type="float" office:value="15256">
                <text:p>15256</text:p>
              </table:table-cell>
              <table:table-cell office:value-type="float" office:value="36632">
                <text:p>36632</text:p>
              </table:table-cell>
              <table:table-cell office:value-type="float" office:value="78035">
                <text:p>78035</text:p>
              </table:table-cell>
              <table:table-cell office:value-type="float" office:value="72539">
                <text:p>72539</text:p>
              </table:table-cell>
              <table:table-cell office:value-type="float" office:value="76202">
                <text:p>76202</text:p>
              </table:table-cell>
              <table:table-cell office:value-type="float" office:value="84423">
                <text:p>84423</text:p>
              </table:table-cell>
            </table:table-row>
            <table:table-row>
              <table:table-cell office:value-type="float" office:value="12001">
                <text:p>12001</text:p>
              </table:table-cell>
              <table:table-cell office:value-type="float" office:value="17265">
                <text:p>17265</text:p>
              </table:table-cell>
              <table:table-cell office:value-type="float" office:value="35049">
                <text:p>35049</text:p>
              </table:table-cell>
              <table:table-cell office:value-type="float" office:value="71081">
                <text:p>71081</text:p>
              </table:table-cell>
              <table:table-cell office:value-type="float" office:value="71546">
                <text:p>71546</text:p>
              </table:table-cell>
              <table:table-cell office:value-type="float" office:value="76949">
                <text:p>76949</text:p>
              </table:table-cell>
              <table:table-cell office:value-type="float" office:value="87546">
                <text:p>87546</text:p>
              </table:table-cell>
            </table:table-row>
            <table:table-row>
              <table:table-cell office:value-type="float" office:value="12101">
                <text:p>12101</text:p>
              </table:table-cell>
              <table:table-cell office:value-type="float" office:value="13288">
                <text:p>13288</text:p>
              </table:table-cell>
              <table:table-cell office:value-type="float" office:value="37445">
                <text:p>37445</text:p>
              </table:table-cell>
              <table:table-cell office:value-type="float" office:value="64806">
                <text:p>64806</text:p>
              </table:table-cell>
              <table:table-cell office:value-type="float" office:value="74157">
                <text:p>74157</text:p>
              </table:table-cell>
              <table:table-cell office:value-type="float" office:value="77370">
                <text:p>77370</text:p>
              </table:table-cell>
              <table:table-cell office:value-type="float" office:value="87248">
                <text:p>87248</text:p>
              </table:table-cell>
            </table:table-row>
            <table:table-row>
              <table:table-cell office:value-type="float" office:value="12201">
                <text:p>12201</text:p>
              </table:table-cell>
              <table:table-cell office:value-type="float" office:value="14431">
                <text:p>14431</text:p>
              </table:table-cell>
              <table:table-cell office:value-type="float" office:value="35183">
                <text:p>35183</text:p>
              </table:table-cell>
              <table:table-cell office:value-type="float" office:value="64338">
                <text:p>64338</text:p>
              </table:table-cell>
              <table:table-cell office:value-type="float" office:value="74501">
                <text:p>74501</text:p>
              </table:table-cell>
              <table:table-cell office:value-type="float" office:value="78063">
                <text:p>78063</text:p>
              </table:table-cell>
              <table:table-cell office:value-type="float" office:value="88560">
                <text:p>88560</text:p>
              </table:table-cell>
            </table:table-row>
            <table:table-row>
              <table:table-cell office:value-type="float" office:value="12301">
                <text:p>12301</text:p>
              </table:table-cell>
              <table:table-cell office:value-type="float" office:value="13791">
                <text:p>13791</text:p>
              </table:table-cell>
              <table:table-cell office:value-type="float" office:value="37081">
                <text:p>37081</text:p>
              </table:table-cell>
              <table:table-cell office:value-type="float" office:value="64873">
                <text:p>64873</text:p>
              </table:table-cell>
              <table:table-cell office:value-type="float" office:value="75226">
                <text:p>75226</text:p>
              </table:table-cell>
              <table:table-cell office:value-type="float" office:value="79286">
                <text:p>79286</text:p>
              </table:table-cell>
              <table:table-cell office:value-type="float" office:value="92355">
                <text:p>92355</text:p>
              </table:table-cell>
            </table:table-row>
            <table:table-row>
              <table:table-cell office:value-type="float" office:value="12401">
                <text:p>12401</text:p>
              </table:table-cell>
              <table:table-cell office:value-type="float" office:value="13870">
                <text:p>13870</text:p>
              </table:table-cell>
              <table:table-cell office:value-type="float" office:value="36867">
                <text:p>36867</text:p>
              </table:table-cell>
              <table:table-cell office:value-type="float" office:value="77917">
                <text:p>77917</text:p>
              </table:table-cell>
              <table:table-cell office:value-type="float" office:value="72405">
                <text:p>72405</text:p>
              </table:table-cell>
              <table:table-cell office:value-type="float" office:value="79502">
                <text:p>79502</text:p>
              </table:table-cell>
              <table:table-cell office:value-type="float" office:value="87340">
                <text:p>87340</text:p>
              </table:table-cell>
            </table:table-row>
            <table:table-row>
              <table:table-cell office:value-type="float" office:value="12501">
                <text:p>12501</text:p>
              </table:table-cell>
              <table:table-cell office:value-type="float" office:value="12998">
                <text:p>12998</text:p>
              </table:table-cell>
              <table:table-cell office:value-type="float" office:value="38306">
                <text:p>38306</text:p>
              </table:table-cell>
              <table:table-cell office:value-type="float" office:value="84795">
                <text:p>84795</text:p>
              </table:table-cell>
              <table:table-cell office:value-type="float" office:value="75521">
                <text:p>75521</text:p>
              </table:table-cell>
              <table:table-cell office:value-type="float" office:value="80181">
                <text:p>80181</text:p>
              </table:table-cell>
              <table:table-cell office:value-type="float" office:value="88293">
                <text:p>88293</text:p>
              </table:table-cell>
            </table:table-row>
            <table:table-row>
              <table:table-cell office:value-type="float" office:value="12601">
                <text:p>12601</text:p>
              </table:table-cell>
              <table:table-cell office:value-type="float" office:value="15841">
                <text:p>15841</text:p>
              </table:table-cell>
              <table:table-cell office:value-type="float" office:value="38298">
                <text:p>38298</text:p>
              </table:table-cell>
              <table:table-cell office:value-type="float" office:value="70472">
                <text:p>70472</text:p>
              </table:table-cell>
              <table:table-cell office:value-type="float" office:value="75113">
                <text:p>75113</text:p>
              </table:table-cell>
              <table:table-cell office:value-type="float" office:value="80835">
                <text:p>80835</text:p>
              </table:table-cell>
              <table:table-cell office:value-type="float" office:value="88699">
                <text:p>88699</text:p>
              </table:table-cell>
            </table:table-row>
            <table:table-row>
              <table:table-cell office:value-type="float" office:value="12701">
                <text:p>12701</text:p>
              </table:table-cell>
              <table:table-cell office:value-type="float" office:value="13268">
                <text:p>13268</text:p>
              </table:table-cell>
              <table:table-cell office:value-type="float" office:value="36334">
                <text:p>36334</text:p>
              </table:table-cell>
              <table:table-cell office:value-type="float" office:value="74832">
                <text:p>74832</text:p>
              </table:table-cell>
              <table:table-cell office:value-type="float" office:value="77649">
                <text:p>77649</text:p>
              </table:table-cell>
              <table:table-cell office:value-type="float" office:value="81414">
                <text:p>81414</text:p>
              </table:table-cell>
              <table:table-cell office:value-type="float" office:value="87304">
                <text:p>87304</text:p>
              </table:table-cell>
            </table:table-row>
            <table:table-row>
              <table:table-cell office:value-type="float" office:value="12801">
                <text:p>12801</text:p>
              </table:table-cell>
              <table:table-cell office:value-type="float" office:value="14069">
                <text:p>14069</text:p>
              </table:table-cell>
              <table:table-cell office:value-type="float" office:value="37811">
                <text:p>37811</text:p>
              </table:table-cell>
              <table:table-cell office:value-type="float" office:value="85084">
                <text:p>85084</text:p>
              </table:table-cell>
              <table:table-cell office:value-type="float" office:value="77458">
                <text:p>77458</text:p>
              </table:table-cell>
              <table:table-cell office:value-type="float" office:value="81921">
                <text:p>81921</text:p>
              </table:table-cell>
              <table:table-cell office:value-type="float" office:value="87348">
                <text:p>87348</text:p>
              </table:table-cell>
            </table:table-row>
            <table:table-row>
              <table:table-cell office:value-type="float" office:value="12901">
                <text:p>12901</text:p>
              </table:table-cell>
              <table:table-cell office:value-type="float" office:value="15511">
                <text:p>15511</text:p>
              </table:table-cell>
              <table:table-cell office:value-type="float" office:value="39026">
                <text:p>39026</text:p>
              </table:table-cell>
              <table:table-cell office:value-type="float" office:value="78679">
                <text:p>78679</text:p>
              </table:table-cell>
              <table:table-cell office:value-type="float" office:value="77299">
                <text:p>77299</text:p>
              </table:table-cell>
              <table:table-cell office:value-type="float" office:value="82538">
                <text:p>82538</text:p>
              </table:table-cell>
              <table:table-cell office:value-type="float" office:value="90633">
                <text:p>90633</text:p>
              </table:table-cell>
            </table:table-row>
            <table:table-row>
              <table:table-cell office:value-type="float" office:value="13001">
                <text:p>13001</text:p>
              </table:table-cell>
              <table:table-cell office:value-type="float" office:value="15655">
                <text:p>15655</text:p>
              </table:table-cell>
              <table:table-cell office:value-type="float" office:value="38817">
                <text:p>38817</text:p>
              </table:table-cell>
              <table:table-cell office:value-type="float" office:value="70486">
                <text:p>70486</text:p>
              </table:table-cell>
              <table:table-cell office:value-type="float" office:value="77847">
                <text:p>77847</text:p>
              </table:table-cell>
              <table:table-cell office:value-type="float" office:value="83097">
                <text:p>83097</text:p>
              </table:table-cell>
              <table:table-cell office:value-type="float" office:value="91740">
                <text:p>91740</text:p>
              </table:table-cell>
            </table:table-row>
            <table:table-row>
              <table:table-cell office:value-type="float" office:value="13101">
                <text:p>13101</text:p>
              </table:table-cell>
              <table:table-cell office:value-type="float" office:value="14706">
                <text:p>14706</text:p>
              </table:table-cell>
              <table:table-cell office:value-type="float" office:value="39582">
                <text:p>39582</text:p>
              </table:table-cell>
              <table:table-cell office:value-type="float" office:value="81191">
                <text:p>81191</text:p>
              </table:table-cell>
              <table:table-cell office:value-type="float" office:value="76400">
                <text:p>76400</text:p>
              </table:table-cell>
              <table:table-cell office:value-type="float" office:value="84115">
                <text:p>84115</text:p>
              </table:table-cell>
              <table:table-cell office:value-type="float" office:value="88996">
                <text:p>88996</text:p>
              </table:table-cell>
            </table:table-row>
            <table:table-row>
              <table:table-cell office:value-type="float" office:value="13201">
                <text:p>13201</text:p>
              </table:table-cell>
              <table:table-cell office:value-type="float" office:value="16227">
                <text:p>16227</text:p>
              </table:table-cell>
              <table:table-cell office:value-type="float" office:value="39452">
                <text:p>39452</text:p>
              </table:table-cell>
              <table:table-cell office:value-type="float" office:value="77569">
                <text:p>77569</text:p>
              </table:table-cell>
              <table:table-cell office:value-type="float" office:value="77900">
                <text:p>77900</text:p>
              </table:table-cell>
              <table:table-cell office:value-type="float" office:value="84252">
                <text:p>84252</text:p>
              </table:table-cell>
              <table:table-cell office:value-type="float" office:value="92167">
                <text:p>92167</text:p>
              </table:table-cell>
            </table:table-row>
            <table:table-row>
              <table:table-cell office:value-type="float" office:value="13301">
                <text:p>13301</text:p>
              </table:table-cell>
              <table:table-cell office:value-type="float" office:value="18445">
                <text:p>18445</text:p>
              </table:table-cell>
              <table:table-cell office:value-type="float" office:value="42517">
                <text:p>42517</text:p>
              </table:table-cell>
              <table:table-cell office:value-type="float" office:value="93699">
                <text:p>93699</text:p>
              </table:table-cell>
              <table:table-cell office:value-type="float" office:value="79818">
                <text:p>79818</text:p>
              </table:table-cell>
              <table:table-cell office:value-type="float" office:value="84959">
                <text:p>84959</text:p>
              </table:table-cell>
              <table:table-cell office:value-type="float" office:value="90813">
                <text:p>90813</text:p>
              </table:table-cell>
            </table:table-row>
            <table:table-row>
              <table:table-cell office:value-type="float" office:value="13401">
                <text:p>13401</text:p>
              </table:table-cell>
              <table:table-cell office:value-type="float" office:value="14655">
                <text:p>14655</text:p>
              </table:table-cell>
              <table:table-cell office:value-type="float" office:value="39460">
                <text:p>39460</text:p>
              </table:table-cell>
              <table:table-cell office:value-type="float" office:value="69130">
                <text:p>69130</text:p>
              </table:table-cell>
              <table:table-cell office:value-type="float" office:value="79167">
                <text:p>79167</text:p>
              </table:table-cell>
              <table:table-cell office:value-type="float" office:value="85648">
                <text:p>85648</text:p>
              </table:table-cell>
              <table:table-cell office:value-type="float" office:value="92082">
                <text:p>92082</text:p>
              </table:table-cell>
            </table:table-row>
            <table:table-row>
              <table:table-cell office:value-type="float" office:value="13501">
                <text:p>13501</text:p>
              </table:table-cell>
              <table:table-cell office:value-type="float" office:value="14680">
                <text:p>14680</text:p>
              </table:table-cell>
              <table:table-cell office:value-type="float" office:value="39245">
                <text:p>39245</text:p>
              </table:table-cell>
              <table:table-cell office:value-type="float" office:value="69729">
                <text:p>69729</text:p>
              </table:table-cell>
              <table:table-cell office:value-type="float" office:value="82161">
                <text:p>82161</text:p>
              </table:table-cell>
              <table:table-cell office:value-type="float" office:value="86419">
                <text:p>86419</text:p>
              </table:table-cell>
              <table:table-cell office:value-type="float" office:value="90615">
                <text:p>90615</text:p>
              </table:table-cell>
            </table:table-row>
            <table:table-row>
              <table:table-cell office:value-type="float" office:value="13601">
                <text:p>13601</text:p>
              </table:table-cell>
              <table:table-cell office:value-type="float" office:value="18443">
                <text:p>18443</text:p>
              </table:table-cell>
              <table:table-cell office:value-type="float" office:value="41076">
                <text:p>41076</text:p>
              </table:table-cell>
              <table:table-cell office:value-type="float" office:value="93225">
                <text:p>93225</text:p>
              </table:table-cell>
              <table:table-cell office:value-type="float" office:value="82873">
                <text:p>82873</text:p>
              </table:table-cell>
              <table:table-cell office:value-type="float" office:value="87255">
                <text:p>87255</text:p>
              </table:table-cell>
              <table:table-cell office:value-type="float" office:value="92613">
                <text:p>92613</text:p>
              </table:table-cell>
            </table:table-row>
            <table:table-row>
              <table:table-cell office:value-type="float" office:value="13701">
                <text:p>13701</text:p>
              </table:table-cell>
              <table:table-cell office:value-type="float" office:value="17087">
                <text:p>17087</text:p>
              </table:table-cell>
              <table:table-cell office:value-type="float" office:value="41213">
                <text:p>41213</text:p>
              </table:table-cell>
              <table:table-cell office:value-type="float" office:value="97863">
                <text:p>97863</text:p>
              </table:table-cell>
              <table:table-cell office:value-type="float" office:value="81668">
                <text:p>81668</text:p>
              </table:table-cell>
              <table:table-cell office:value-type="float" office:value="87672">
                <text:p>87672</text:p>
              </table:table-cell>
              <table:table-cell office:value-type="float" office:value="93327">
                <text:p>93327</text:p>
              </table:table-cell>
            </table:table-row>
            <table:table-row>
              <table:table-cell office:value-type="float" office:value="13801">
                <text:p>13801</text:p>
              </table:table-cell>
              <table:table-cell office:value-type="float" office:value="16664">
                <text:p>16664</text:p>
              </table:table-cell>
              <table:table-cell office:value-type="float" office:value="40655">
                <text:p>40655</text:p>
              </table:table-cell>
              <table:table-cell office:value-type="float" office:value="84718">
                <text:p>84718</text:p>
              </table:table-cell>
              <table:table-cell office:value-type="float" office:value="66520">
                <text:p>66520</text:p>
              </table:table-cell>
              <table:table-cell office:value-type="float" office:value="88134">
                <text:p>88134</text:p>
              </table:table-cell>
              <table:table-cell office:value-type="float" office:value="92863">
                <text:p>92863</text:p>
              </table:table-cell>
            </table:table-row>
            <table:table-row>
              <table:table-cell office:value-type="float" office:value="13901">
                <text:p>13901</text:p>
              </table:table-cell>
              <table:table-cell office:value-type="float" office:value="15121">
                <text:p>15121</text:p>
              </table:table-cell>
              <table:table-cell office:value-type="float" office:value="42984">
                <text:p>42984</text:p>
              </table:table-cell>
              <table:table-cell office:value-type="float" office:value="94975">
                <text:p>94975</text:p>
              </table:table-cell>
              <table:table-cell office:value-type="float" office:value="84571">
                <text:p>84571</text:p>
              </table:table-cell>
              <table:table-cell office:value-type="float" office:value="88667">
                <text:p>88667</text:p>
              </table:table-cell>
              <table:table-cell office:value-type="float" office:value="95253">
                <text:p>95253</text:p>
              </table:table-cell>
            </table:table-row>
            <table:table-row>
              <table:table-cell office:value-type="float" office:value="14001">
                <text:p>14001</text:p>
              </table:table-cell>
              <table:table-cell office:value-type="float" office:value="15765">
                <text:p>15765</text:p>
              </table:table-cell>
              <table:table-cell office:value-type="float" office:value="41268">
                <text:p>41268</text:p>
              </table:table-cell>
              <table:table-cell office:value-type="float" office:value="85499">
                <text:p>85499</text:p>
              </table:table-cell>
              <table:table-cell office:value-type="float" office:value="84304">
                <text:p>84304</text:p>
              </table:table-cell>
              <table:table-cell office:value-type="float" office:value="89448">
                <text:p>89448</text:p>
              </table:table-cell>
              <table:table-cell office:value-type="float" office:value="93061">
                <text:p>93061</text:p>
              </table:table-cell>
            </table:table-row>
            <table:table-row>
              <table:table-cell office:value-type="float" office:value="14101">
                <text:p>14101</text:p>
              </table:table-cell>
              <table:table-cell office:value-type="float" office:value="18534">
                <text:p>18534</text:p>
              </table:table-cell>
              <table:table-cell office:value-type="float" office:value="42083">
                <text:p>42083</text:p>
              </table:table-cell>
              <table:table-cell office:value-type="float" office:value="83542">
                <text:p>83542</text:p>
              </table:table-cell>
              <table:table-cell office:value-type="float" office:value="85258">
                <text:p>85258</text:p>
              </table:table-cell>
              <table:table-cell office:value-type="float" office:value="90054">
                <text:p>90054</text:p>
              </table:table-cell>
              <table:table-cell office:value-type="float" office:value="94272">
                <text:p>94272</text:p>
              </table:table-cell>
            </table:table-row>
            <table:table-row>
              <table:table-cell office:value-type="float" office:value="14201">
                <text:p>14201</text:p>
              </table:table-cell>
              <table:table-cell office:value-type="float" office:value="16996">
                <text:p>16996</text:p>
              </table:table-cell>
              <table:table-cell office:value-type="float" office:value="41256">
                <text:p>41256</text:p>
              </table:table-cell>
              <table:table-cell office:value-type="float" office:value="81281">
                <text:p>81281</text:p>
              </table:table-cell>
              <table:table-cell office:value-type="float" office:value="86383">
                <text:p>86383</text:p>
              </table:table-cell>
              <table:table-cell office:value-type="float" office:value="90604">
                <text:p>90604</text:p>
              </table:table-cell>
              <table:table-cell office:value-type="float" office:value="94986">
                <text:p>94986</text:p>
              </table:table-cell>
            </table:table-row>
            <table:table-row>
              <table:table-cell office:value-type="float" office:value="14301">
                <text:p>14301</text:p>
              </table:table-cell>
              <table:table-cell office:value-type="float" office:value="15426">
                <text:p>15426</text:p>
              </table:table-cell>
              <table:table-cell office:value-type="float" office:value="43816">
                <text:p>43816</text:p>
              </table:table-cell>
              <table:table-cell office:value-type="float" office:value="86616">
                <text:p>86616</text:p>
              </table:table-cell>
              <table:table-cell office:value-type="float" office:value="85740">
                <text:p>85740</text:p>
              </table:table-cell>
              <table:table-cell office:value-type="float" office:value="91260">
                <text:p>91260</text:p>
              </table:table-cell>
              <table:table-cell office:value-type="float" office:value="95095">
                <text:p>95095</text:p>
              </table:table-cell>
            </table:table-row>
            <table:table-row>
              <table:table-cell office:value-type="float" office:value="14401">
                <text:p>14401</text:p>
              </table:table-cell>
              <table:table-cell office:value-type="float" office:value="16776">
                <text:p>16776</text:p>
              </table:table-cell>
              <table:table-cell office:value-type="float" office:value="42614">
                <text:p>42614</text:p>
              </table:table-cell>
              <table:table-cell office:value-type="float" office:value="83151">
                <text:p>83151</text:p>
              </table:table-cell>
              <table:table-cell office:value-type="float" office:value="87638">
                <text:p>87638</text:p>
              </table:table-cell>
              <table:table-cell office:value-type="float" office:value="92236">
                <text:p>92236</text:p>
              </table:table-cell>
              <table:table-cell office:value-type="float" office:value="104020">
                <text:p>104020</text:p>
              </table:table-cell>
            </table:table-row>
            <table:table-row>
              <table:table-cell office:value-type="float" office:value="14501">
                <text:p>14501</text:p>
              </table:table-cell>
              <table:table-cell office:value-type="float" office:value="17791">
                <text:p>17791</text:p>
              </table:table-cell>
              <table:table-cell office:value-type="float" office:value="42196">
                <text:p>42196</text:p>
              </table:table-cell>
              <table:table-cell office:value-type="float" office:value="89350">
                <text:p>89350</text:p>
              </table:table-cell>
              <table:table-cell office:value-type="float" office:value="88763">
                <text:p>88763</text:p>
              </table:table-cell>
              <table:table-cell office:value-type="float" office:value="92430">
                <text:p>92430</text:p>
              </table:table-cell>
              <table:table-cell office:value-type="float" office:value="100434">
                <text:p>100434</text:p>
              </table:table-cell>
            </table:table-row>
            <table:table-row>
              <table:table-cell office:value-type="float" office:value="14601">
                <text:p>14601</text:p>
              </table:table-cell>
              <table:table-cell office:value-type="float" office:value="17553">
                <text:p>17553</text:p>
              </table:table-cell>
              <table:table-cell office:value-type="float" office:value="43282">
                <text:p>43282</text:p>
              </table:table-cell>
              <table:table-cell office:value-type="float" office:value="99561">
                <text:p>99561</text:p>
              </table:table-cell>
              <table:table-cell office:value-type="float" office:value="89149">
                <text:p>89149</text:p>
              </table:table-cell>
              <table:table-cell office:value-type="float" office:value="93112">
                <text:p>93112</text:p>
              </table:table-cell>
              <table:table-cell office:value-type="float" office:value="99012">
                <text:p>99012</text:p>
              </table:table-cell>
            </table:table-row>
            <table:table-row>
              <table:table-cell office:value-type="float" office:value="14701">
                <text:p>14701</text:p>
              </table:table-cell>
              <table:table-cell office:value-type="float" office:value="22091">
                <text:p>22091</text:p>
              </table:table-cell>
              <table:table-cell office:value-type="float" office:value="45974">
                <text:p>45974</text:p>
              </table:table-cell>
              <table:table-cell office:value-type="float" office:value="87735">
                <text:p>87735</text:p>
              </table:table-cell>
              <table:table-cell office:value-type="float" office:value="88849">
                <text:p>88849</text:p>
              </table:table-cell>
              <table:table-cell office:value-type="float" office:value="94091">
                <text:p>94091</text:p>
              </table:table-cell>
              <table:table-cell office:value-type="float" office:value="102034">
                <text:p>102034</text:p>
              </table:table-cell>
            </table:table-row>
            <table:table-row>
              <table:table-cell office:value-type="float" office:value="14801">
                <text:p>14801</text:p>
              </table:table-cell>
              <table:table-cell office:value-type="float" office:value="17816">
                <text:p>17816</text:p>
              </table:table-cell>
              <table:table-cell office:value-type="float" office:value="45161">
                <text:p>45161</text:p>
              </table:table-cell>
              <table:table-cell office:value-type="float" office:value="106910">
                <text:p>106910</text:p>
              </table:table-cell>
              <table:table-cell office:value-type="float" office:value="88461">
                <text:p>88461</text:p>
              </table:table-cell>
              <table:table-cell office:value-type="float" office:value="94312">
                <text:p>94312</text:p>
              </table:table-cell>
              <table:table-cell office:value-type="float" office:value="104930">
                <text:p>104930</text:p>
              </table:table-cell>
            </table:table-row>
            <table:table-row>
              <table:table-cell office:value-type="float" office:value="14901">
                <text:p>14901</text:p>
              </table:table-cell>
              <table:table-cell office:value-type="float" office:value="20120">
                <text:p>20120</text:p>
              </table:table-cell>
              <table:table-cell office:value-type="float" office:value="46103">
                <text:p>46103</text:p>
              </table:table-cell>
              <table:table-cell office:value-type="float" office:value="95367">
                <text:p>95367</text:p>
              </table:table-cell>
              <table:table-cell office:value-type="float" office:value="89273">
                <text:p>89273</text:p>
              </table:table-cell>
              <table:table-cell office:value-type="float" office:value="95306">
                <text:p>95306</text:p>
              </table:table-cell>
              <table:table-cell office:value-type="float" office:value="106407">
                <text:p>106407</text:p>
              </table:table-cell>
            </table:table-row>
            <table:table-row>
              <table:table-cell office:value-type="float" office:value="15001">
                <text:p>15001</text:p>
              </table:table-cell>
              <table:table-cell office:value-type="float" office:value="17354">
                <text:p>17354</text:p>
              </table:table-cell>
              <table:table-cell office:value-type="float" office:value="44833">
                <text:p>44833</text:p>
              </table:table-cell>
              <table:table-cell office:value-type="float" office:value="84099">
                <text:p>84099</text:p>
              </table:table-cell>
              <table:table-cell office:value-type="float" office:value="91339">
                <text:p>91339</text:p>
              </table:table-cell>
              <table:table-cell office:value-type="float" office:value="96184">
                <text:p>96184</text:p>
              </table:table-cell>
              <table:table-cell office:value-type="float" office:value="105179">
                <text:p>105179</text:p>
              </table:table-cell>
            </table:table-row>
            <table:table-row>
              <table:table-cell office:value-type="float" office:value="15101">
                <text:p>15101</text:p>
              </table:table-cell>
              <table:table-cell office:value-type="float" office:value="21176">
                <text:p>21176</text:p>
              </table:table-cell>
              <table:table-cell office:value-type="float" office:value="42985">
                <text:p>42985</text:p>
              </table:table-cell>
              <table:table-cell office:value-type="float" office:value="80697">
                <text:p>80697</text:p>
              </table:table-cell>
              <table:table-cell office:value-type="float" office:value="88414">
                <text:p>88414</text:p>
              </table:table-cell>
              <table:table-cell office:value-type="float" office:value="96538">
                <text:p>96538</text:p>
              </table:table-cell>
              <table:table-cell office:value-type="float" office:value="106443">
                <text:p>106443</text:p>
              </table:table-cell>
            </table:table-row>
            <table:table-row>
              <table:table-cell office:value-type="float" office:value="15201">
                <text:p>15201</text:p>
              </table:table-cell>
              <table:table-cell office:value-type="float" office:value="17961">
                <text:p>17961</text:p>
              </table:table-cell>
              <table:table-cell office:value-type="float" office:value="47552">
                <text:p>47552</text:p>
              </table:table-cell>
              <table:table-cell office:value-type="float" office:value="91454">
                <text:p>91454</text:p>
              </table:table-cell>
              <table:table-cell office:value-type="float" office:value="92516">
                <text:p>92516</text:p>
              </table:table-cell>
              <table:table-cell office:value-type="float" office:value="97613">
                <text:p>97613</text:p>
              </table:table-cell>
              <table:table-cell office:value-type="float" office:value="106747">
                <text:p>106747</text:p>
              </table:table-cell>
            </table:table-row>
            <table:table-row>
              <table:table-cell office:value-type="float" office:value="15301">
                <text:p>15301</text:p>
              </table:table-cell>
              <table:table-cell office:value-type="float" office:value="17893">
                <text:p>17893</text:p>
              </table:table-cell>
              <table:table-cell office:value-type="float" office:value="47641">
                <text:p>47641</text:p>
              </table:table-cell>
              <table:table-cell office:value-type="float" office:value="91594">
                <text:p>91594</text:p>
              </table:table-cell>
              <table:table-cell office:value-type="float" office:value="90834">
                <text:p>90834</text:p>
              </table:table-cell>
              <table:table-cell office:value-type="float" office:value="97986">
                <text:p>97986</text:p>
              </table:table-cell>
              <table:table-cell office:value-type="float" office:value="107707">
                <text:p>107707</text:p>
              </table:table-cell>
            </table:table-row>
            <table:table-row>
              <table:table-cell office:value-type="float" office:value="15401">
                <text:p>15401</text:p>
              </table:table-cell>
              <table:table-cell office:value-type="float" office:value="22520">
                <text:p>22520</text:p>
              </table:table-cell>
              <table:table-cell office:value-type="float" office:value="48821">
                <text:p>48821</text:p>
              </table:table-cell>
              <table:table-cell office:value-type="float" office:value="92674">
                <text:p>92674</text:p>
              </table:table-cell>
              <table:table-cell office:value-type="float" office:value="92830">
                <text:p>92830</text:p>
              </table:table-cell>
              <table:table-cell office:value-type="float" office:value="98582">
                <text:p>98582</text:p>
              </table:table-cell>
              <table:table-cell office:value-type="float" office:value="109203">
                <text:p>109203</text:p>
              </table:table-cell>
            </table:table-row>
            <table:table-row>
              <table:table-cell office:value-type="float" office:value="15501">
                <text:p>15501</text:p>
              </table:table-cell>
              <table:table-cell office:value-type="float" office:value="18769">
                <text:p>18769</text:p>
              </table:table-cell>
              <table:table-cell office:value-type="float" office:value="47104">
                <text:p>47104</text:p>
              </table:table-cell>
              <table:table-cell office:value-type="float" office:value="90602">
                <text:p>90602</text:p>
              </table:table-cell>
              <table:table-cell office:value-type="float" office:value="92485">
                <text:p>92485</text:p>
              </table:table-cell>
              <table:table-cell office:value-type="float" office:value="98788">
                <text:p>98788</text:p>
              </table:table-cell>
              <table:table-cell office:value-type="float" office:value="110479">
                <text:p>110479</text:p>
              </table:table-cell>
            </table:table-row>
            <table:table-row>
              <table:table-cell office:value-type="float" office:value="15601">
                <text:p>15601</text:p>
              </table:table-cell>
              <table:table-cell office:value-type="float" office:value="18936">
                <text:p>18936</text:p>
              </table:table-cell>
              <table:table-cell office:value-type="float" office:value="46953">
                <text:p>46953</text:p>
              </table:table-cell>
              <table:table-cell office:value-type="float" office:value="87767">
                <text:p>87767</text:p>
              </table:table-cell>
              <table:table-cell office:value-type="float" office:value="94671">
                <text:p>94671</text:p>
              </table:table-cell>
              <table:table-cell office:value-type="float" office:value="100161">
                <text:p>100161</text:p>
              </table:table-cell>
              <table:table-cell office:value-type="float" office:value="112190">
                <text:p>112190</text:p>
              </table:table-cell>
            </table:table-row>
            <table:table-row>
              <table:table-cell office:value-type="float" office:value="15701">
                <text:p>15701</text:p>
              </table:table-cell>
              <table:table-cell office:value-type="float" office:value="21601">
                <text:p>21601</text:p>
              </table:table-cell>
              <table:table-cell office:value-type="float" office:value="44770">
                <text:p>44770</text:p>
              </table:table-cell>
              <table:table-cell office:value-type="float" office:value="85140">
                <text:p>85140</text:p>
              </table:table-cell>
              <table:table-cell office:value-type="float" office:value="79715">
                <text:p>79715</text:p>
              </table:table-cell>
              <table:table-cell office:value-type="float" office:value="101629">
                <text:p>101629</text:p>
              </table:table-cell>
              <table:table-cell office:value-type="float" office:value="126844">
                <text:p>126844</text:p>
              </table:table-cell>
            </table:table-row>
            <table:table-row>
              <table:table-cell office:value-type="float" office:value="15801">
                <text:p>15801</text:p>
              </table:table-cell>
              <table:table-cell office:value-type="float" office:value="22634">
                <text:p>22634</text:p>
              </table:table-cell>
              <table:table-cell office:value-type="float" office:value="46087">
                <text:p>46087</text:p>
              </table:table-cell>
              <table:table-cell office:value-type="float" office:value="92477">
                <text:p>92477</text:p>
              </table:table-cell>
              <table:table-cell office:value-type="float" office:value="70394">
                <text:p>70394</text:p>
              </table:table-cell>
              <table:table-cell office:value-type="float" office:value="101065">
                <text:p>101065</text:p>
              </table:table-cell>
              <table:table-cell office:value-type="float" office:value="126789">
                <text:p>126789</text:p>
              </table:table-cell>
            </table:table-row>
            <table:table-row>
              <table:table-cell office:value-type="float" office:value="15901">
                <text:p>15901</text:p>
              </table:table-cell>
              <table:table-cell office:value-type="float" office:value="21386">
                <text:p>21386</text:p>
              </table:table-cell>
              <table:table-cell office:value-type="float" office:value="49251">
                <text:p>49251</text:p>
              </table:table-cell>
              <table:table-cell office:value-type="float" office:value="81344">
                <text:p>81344</text:p>
              </table:table-cell>
              <table:table-cell office:value-type="float" office:value="86954">
                <text:p>86954</text:p>
              </table:table-cell>
              <table:table-cell office:value-type="float" office:value="101122">
                <text:p>101122</text:p>
              </table:table-cell>
              <table:table-cell office:value-type="float" office:value="112808">
                <text:p>112808</text:p>
              </table:table-cell>
            </table:table-row>
            <table:table-row>
              <table:table-cell office:value-type="float" office:value="16001">
                <text:p>16001</text:p>
              </table:table-cell>
              <table:table-cell office:value-type="float" office:value="18334">
                <text:p>18334</text:p>
              </table:table-cell>
              <table:table-cell office:value-type="float" office:value="46445">
                <text:p>46445</text:p>
              </table:table-cell>
              <table:table-cell office:value-type="float" office:value="83633">
                <text:p>83633</text:p>
              </table:table-cell>
              <table:table-cell office:value-type="float" office:value="84886">
                <text:p>84886</text:p>
              </table:table-cell>
              <table:table-cell office:value-type="float" office:value="102691">
                <text:p>102691</text:p>
              </table:table-cell>
              <table:table-cell office:value-type="float" office:value="115365">
                <text:p>115365</text:p>
              </table:table-cell>
            </table:table-row>
            <table:table-row>
              <table:table-cell office:value-type="float" office:value="16101">
                <text:p>16101</text:p>
              </table:table-cell>
              <table:table-cell office:value-type="float" office:value="19597">
                <text:p>19597</text:p>
              </table:table-cell>
              <table:table-cell office:value-type="float" office:value="49446">
                <text:p>49446</text:p>
              </table:table-cell>
              <table:table-cell office:value-type="float" office:value="96487">
                <text:p>96487</text:p>
              </table:table-cell>
              <table:table-cell office:value-type="float" office:value="93265">
                <text:p>93265</text:p>
              </table:table-cell>
              <table:table-cell office:value-type="float" office:value="103234">
                <text:p>103234</text:p>
              </table:table-cell>
              <table:table-cell office:value-type="float" office:value="111872">
                <text:p>111872</text:p>
              </table:table-cell>
            </table:table-row>
            <table:table-row>
              <table:table-cell office:value-type="float" office:value="16201">
                <text:p>16201</text:p>
              </table:table-cell>
              <table:table-cell office:value-type="float" office:value="18506">
                <text:p>18506</text:p>
              </table:table-cell>
              <table:table-cell office:value-type="float" office:value="49408">
                <text:p>49408</text:p>
              </table:table-cell>
              <table:table-cell office:value-type="float" office:value="91517">
                <text:p>91517</text:p>
              </table:table-cell>
              <table:table-cell office:value-type="float" office:value="87818">
                <text:p>87818</text:p>
              </table:table-cell>
              <table:table-cell office:value-type="float" office:value="103619">
                <text:p>103619</text:p>
              </table:table-cell>
              <table:table-cell office:value-type="float" office:value="111382">
                <text:p>111382</text:p>
              </table:table-cell>
            </table:table-row>
            <table:table-row>
              <table:table-cell office:value-type="float" office:value="16301">
                <text:p>16301</text:p>
              </table:table-cell>
              <table:table-cell office:value-type="float" office:value="24256">
                <text:p>24256</text:p>
              </table:table-cell>
              <table:table-cell office:value-type="float" office:value="51150">
                <text:p>51150</text:p>
              </table:table-cell>
              <table:table-cell office:value-type="float" office:value="102010">
                <text:p>102010</text:p>
              </table:table-cell>
              <table:table-cell office:value-type="float" office:value="64896">
                <text:p>64896</text:p>
              </table:table-cell>
              <table:table-cell office:value-type="float" office:value="104673">
                <text:p>104673</text:p>
              </table:table-cell>
              <table:table-cell office:value-type="float" office:value="131826">
                <text:p>131826</text:p>
              </table:table-cell>
            </table:table-row>
            <table:table-row>
              <table:table-cell office:value-type="float" office:value="16401">
                <text:p>16401</text:p>
              </table:table-cell>
              <table:table-cell office:value-type="float" office:value="18326">
                <text:p>18326</text:p>
              </table:table-cell>
              <table:table-cell office:value-type="float" office:value="47435">
                <text:p>47435</text:p>
              </table:table-cell>
              <table:table-cell office:value-type="float" office:value="100863">
                <text:p>100863</text:p>
              </table:table-cell>
              <table:table-cell office:value-type="float" office:value="64208">
                <text:p>64208</text:p>
              </table:table-cell>
              <table:table-cell office:value-type="float" office:value="113892">
                <text:p>113892</text:p>
              </table:table-cell>
              <table:table-cell office:value-type="float" office:value="160833">
                <text:p>160833</text:p>
              </table:table-cell>
            </table:table-row>
            <table:table-row>
              <table:table-cell office:value-type="float" office:value="16501">
                <text:p>16501</text:p>
              </table:table-cell>
              <table:table-cell office:value-type="float" office:value="19207">
                <text:p>19207</text:p>
              </table:table-cell>
              <table:table-cell office:value-type="float" office:value="47994">
                <text:p>47994</text:p>
              </table:table-cell>
              <table:table-cell office:value-type="float" office:value="91872">
                <text:p>91872</text:p>
              </table:table-cell>
              <table:table-cell office:value-type="float" office:value="89458">
                <text:p>89458</text:p>
              </table:table-cell>
              <table:table-cell office:value-type="float" office:value="104758">
                <text:p>104758</text:p>
              </table:table-cell>
              <table:table-cell office:value-type="float" office:value="120211">
                <text:p>120211</text:p>
              </table:table-cell>
            </table:table-row>
            <table:table-row>
              <table:table-cell office:value-type="float" office:value="16601">
                <text:p>16601</text:p>
              </table:table-cell>
              <table:table-cell office:value-type="float" office:value="19573">
                <text:p>19573</text:p>
              </table:table-cell>
              <table:table-cell office:value-type="float" office:value="49332">
                <text:p>49332</text:p>
              </table:table-cell>
              <table:table-cell office:value-type="float" office:value="95948">
                <text:p>95948</text:p>
              </table:table-cell>
              <table:table-cell office:value-type="float" office:value="96606">
                <text:p>96606</text:p>
              </table:table-cell>
              <table:table-cell office:value-type="float" office:value="105933">
                <text:p>105933</text:p>
              </table:table-cell>
              <table:table-cell office:value-type="float" office:value="124466">
                <text:p>124466</text:p>
              </table:table-cell>
            </table:table-row>
            <table:table-row>
              <table:table-cell office:value-type="float" office:value="16701">
                <text:p>16701</text:p>
              </table:table-cell>
              <table:table-cell office:value-type="float" office:value="20888">
                <text:p>20888</text:p>
              </table:table-cell>
              <table:table-cell office:value-type="float" office:value="48448">
                <text:p>48448</text:p>
              </table:table-cell>
              <table:table-cell office:value-type="float" office:value="97824">
                <text:p>97824</text:p>
              </table:table-cell>
              <table:table-cell office:value-type="float" office:value="95260">
                <text:p>95260</text:p>
              </table:table-cell>
              <table:table-cell office:value-type="float" office:value="106720">
                <text:p>106720</text:p>
              </table:table-cell>
              <table:table-cell office:value-type="float" office:value="115977">
                <text:p>115977</text:p>
              </table:table-cell>
            </table:table-row>
            <table:table-row>
              <table:table-cell office:value-type="float" office:value="16801">
                <text:p>16801</text:p>
              </table:table-cell>
              <table:table-cell office:value-type="float" office:value="19445">
                <text:p>19445</text:p>
              </table:table-cell>
              <table:table-cell office:value-type="float" office:value="51093">
                <text:p>51093</text:p>
              </table:table-cell>
              <table:table-cell office:value-type="float" office:value="86766">
                <text:p>86766</text:p>
              </table:table-cell>
              <table:table-cell office:value-type="float" office:value="96573">
                <text:p>96573</text:p>
              </table:table-cell>
              <table:table-cell office:value-type="float" office:value="107745">
                <text:p>107745</text:p>
              </table:table-cell>
              <table:table-cell office:value-type="float" office:value="123303">
                <text:p>123303</text:p>
              </table:table-cell>
            </table:table-row>
            <table:table-row>
              <table:table-cell office:value-type="float" office:value="16901">
                <text:p>16901</text:p>
              </table:table-cell>
              <table:table-cell office:value-type="float" office:value="18555">
                <text:p>18555</text:p>
              </table:table-cell>
              <table:table-cell office:value-type="float" office:value="52092">
                <text:p>52092</text:p>
              </table:table-cell>
              <table:table-cell office:value-type="float" office:value="106507">
                <text:p>106507</text:p>
              </table:table-cell>
              <table:table-cell office:value-type="float" office:value="101153">
                <text:p>101153</text:p>
              </table:table-cell>
              <table:table-cell office:value-type="float" office:value="107951">
                <text:p>107951</text:p>
              </table:table-cell>
              <table:table-cell office:value-type="float" office:value="120846">
                <text:p>120846</text:p>
              </table:table-cell>
            </table:table-row>
            <table:table-row>
              <table:table-cell office:value-type="float" office:value="17001">
                <text:p>17001</text:p>
              </table:table-cell>
              <table:table-cell office:value-type="float" office:value="21577">
                <text:p>21577</text:p>
              </table:table-cell>
              <table:table-cell office:value-type="float" office:value="51500">
                <text:p>51500</text:p>
              </table:table-cell>
              <table:table-cell office:value-type="float" office:value="99740">
                <text:p>99740</text:p>
              </table:table-cell>
              <table:table-cell office:value-type="float" office:value="101876">
                <text:p>101876</text:p>
              </table:table-cell>
              <table:table-cell office:value-type="float" office:value="108436">
                <text:p>108436</text:p>
              </table:table-cell>
              <table:table-cell office:value-type="float" office:value="113992">
                <text:p>113992</text:p>
              </table:table-cell>
            </table:table-row>
            <table:table-row>
              <table:table-cell office:value-type="float" office:value="17101">
                <text:p>17101</text:p>
              </table:table-cell>
              <table:table-cell office:value-type="float" office:value="18988">
                <text:p>18988</text:p>
              </table:table-cell>
              <table:table-cell office:value-type="float" office:value="52381">
                <text:p>52381</text:p>
              </table:table-cell>
              <table:table-cell office:value-type="float" office:value="94727">
                <text:p>94727</text:p>
              </table:table-cell>
              <table:table-cell office:value-type="float" office:value="101173">
                <text:p>101173</text:p>
              </table:table-cell>
              <table:table-cell office:value-type="float" office:value="109770">
                <text:p>109770</text:p>
              </table:table-cell>
              <table:table-cell office:value-type="float" office:value="119427">
                <text:p>119427</text:p>
              </table:table-cell>
            </table:table-row>
            <table:table-row>
              <table:table-cell office:value-type="float" office:value="17201">
                <text:p>17201</text:p>
              </table:table-cell>
              <table:table-cell office:value-type="float" office:value="20539">
                <text:p>20539</text:p>
              </table:table-cell>
              <table:table-cell office:value-type="float" office:value="49690">
                <text:p>49690</text:p>
              </table:table-cell>
              <table:table-cell office:value-type="float" office:value="106825">
                <text:p>106825</text:p>
              </table:table-cell>
              <table:table-cell office:value-type="float" office:value="99825">
                <text:p>99825</text:p>
              </table:table-cell>
              <table:table-cell office:value-type="float" office:value="109271">
                <text:p>109271</text:p>
              </table:table-cell>
              <table:table-cell office:value-type="float" office:value="116892">
                <text:p>116892</text:p>
              </table:table-cell>
            </table:table-row>
            <table:table-row>
              <table:table-cell office:value-type="float" office:value="17301">
                <text:p>17301</text:p>
              </table:table-cell>
              <table:table-cell office:value-type="float" office:value="21984">
                <text:p>21984</text:p>
              </table:table-cell>
              <table:table-cell office:value-type="float" office:value="52330">
                <text:p>52330</text:p>
              </table:table-cell>
              <table:table-cell office:value-type="float" office:value="114305">
                <text:p>114305</text:p>
              </table:table-cell>
              <table:table-cell office:value-type="float" office:value="100681">
                <text:p>100681</text:p>
              </table:table-cell>
              <table:table-cell office:value-type="float" office:value="110493">
                <text:p>110493</text:p>
              </table:table-cell>
              <table:table-cell office:value-type="float" office:value="119869">
                <text:p>119869</text:p>
              </table:table-cell>
            </table:table-row>
            <table:table-row>
              <table:table-cell office:value-type="float" office:value="17401">
                <text:p>17401</text:p>
              </table:table-cell>
              <table:table-cell office:value-type="float" office:value="21582">
                <text:p>21582</text:p>
              </table:table-cell>
              <table:table-cell office:value-type="float" office:value="51123">
                <text:p>51123</text:p>
              </table:table-cell>
              <table:table-cell office:value-type="float" office:value="94834">
                <text:p>94834</text:p>
              </table:table-cell>
              <table:table-cell office:value-type="float" office:value="105211">
                <text:p>105211</text:p>
              </table:table-cell>
              <table:table-cell office:value-type="float" office:value="111405">
                <text:p>111405</text:p>
              </table:table-cell>
              <table:table-cell office:value-type="float" office:value="120565">
                <text:p>120565</text:p>
              </table:table-cell>
            </table:table-row>
            <table:table-row>
              <table:table-cell office:value-type="float" office:value="17501">
                <text:p>17501</text:p>
              </table:table-cell>
              <table:table-cell office:value-type="float" office:value="24947">
                <text:p>24947</text:p>
              </table:table-cell>
              <table:table-cell office:value-type="float" office:value="54348">
                <text:p>54348</text:p>
              </table:table-cell>
              <table:table-cell office:value-type="float" office:value="89699">
                <text:p>89699</text:p>
              </table:table-cell>
              <table:table-cell office:value-type="float" office:value="101640">
                <text:p>101640</text:p>
              </table:table-cell>
              <table:table-cell office:value-type="float" office:value="111162">
                <text:p>111162</text:p>
              </table:table-cell>
              <table:table-cell office:value-type="float" office:value="122224">
                <text:p>122224</text:p>
              </table:table-cell>
            </table:table-row>
            <table:table-row>
              <table:table-cell office:value-type="float" office:value="17601">
                <text:p>17601</text:p>
              </table:table-cell>
              <table:table-cell office:value-type="float" office:value="21351">
                <text:p>21351</text:p>
              </table:table-cell>
              <table:table-cell office:value-type="float" office:value="52810">
                <text:p>52810</text:p>
              </table:table-cell>
              <table:table-cell office:value-type="float" office:value="105682">
                <text:p>105682</text:p>
              </table:table-cell>
              <table:table-cell office:value-type="float" office:value="105840">
                <text:p>105840</text:p>
              </table:table-cell>
              <table:table-cell office:value-type="float" office:value="112453">
                <text:p>112453</text:p>
              </table:table-cell>
              <table:table-cell office:value-type="float" office:value="122106">
                <text:p>122106</text:p>
              </table:table-cell>
            </table:table-row>
            <table:table-row>
              <table:table-cell office:value-type="float" office:value="17701">
                <text:p>17701</text:p>
              </table:table-cell>
              <table:table-cell office:value-type="float" office:value="19485">
                <text:p>19485</text:p>
              </table:table-cell>
              <table:table-cell office:value-type="float" office:value="51964">
                <text:p>51964</text:p>
              </table:table-cell>
              <table:table-cell office:value-type="float" office:value="139373">
                <text:p>139373</text:p>
              </table:table-cell>
              <table:table-cell office:value-type="float" office:value="103737">
                <text:p>103737</text:p>
              </table:table-cell>
              <table:table-cell office:value-type="float" office:value="112673">
                <text:p>112673</text:p>
              </table:table-cell>
              <table:table-cell office:value-type="float" office:value="120523">
                <text:p>120523</text:p>
              </table:table-cell>
            </table:table-row>
            <table:table-row>
              <table:table-cell office:value-type="float" office:value="17801">
                <text:p>17801</text:p>
              </table:table-cell>
              <table:table-cell office:value-type="float" office:value="21790">
                <text:p>21790</text:p>
              </table:table-cell>
              <table:table-cell office:value-type="float" office:value="55903">
                <text:p>55903</text:p>
              </table:table-cell>
              <table:table-cell office:value-type="float" office:value="117694">
                <text:p>117694</text:p>
              </table:table-cell>
              <table:table-cell office:value-type="float" office:value="105712">
                <text:p>105712</text:p>
              </table:table-cell>
              <table:table-cell office:value-type="float" office:value="113391">
                <text:p>113391</text:p>
              </table:table-cell>
              <table:table-cell office:value-type="float" office:value="122526">
                <text:p>122526</text:p>
              </table:table-cell>
            </table:table-row>
            <table:table-row>
              <table:table-cell office:value-type="float" office:value="17901">
                <text:p>17901</text:p>
              </table:table-cell>
              <table:table-cell office:value-type="float" office:value="20919">
                <text:p>20919</text:p>
              </table:table-cell>
              <table:table-cell office:value-type="float" office:value="52024">
                <text:p>52024</text:p>
              </table:table-cell>
              <table:table-cell office:value-type="float" office:value="98213">
                <text:p>98213</text:p>
              </table:table-cell>
              <table:table-cell office:value-type="float" office:value="103824">
                <text:p>103824</text:p>
              </table:table-cell>
              <table:table-cell office:value-type="float" office:value="114653">
                <text:p>114653</text:p>
              </table:table-cell>
              <table:table-cell office:value-type="float" office:value="125971">
                <text:p>125971</text:p>
              </table:table-cell>
            </table:table-row>
            <table:table-row>
              <table:table-cell office:value-type="float" office:value="18001">
                <text:p>18001</text:p>
              </table:table-cell>
              <table:table-cell office:value-type="float" office:value="21099">
                <text:p>21099</text:p>
              </table:table-cell>
              <table:table-cell office:value-type="float" office:value="51430">
                <text:p>51430</text:p>
              </table:table-cell>
              <table:table-cell office:value-type="float" office:value="120694">
                <text:p>120694</text:p>
              </table:table-cell>
              <table:table-cell office:value-type="float" office:value="109495">
                <text:p>109495</text:p>
              </table:table-cell>
              <table:table-cell office:value-type="float" office:value="115492">
                <text:p>115492</text:p>
              </table:table-cell>
              <table:table-cell office:value-type="float" office:value="122504">
                <text:p>122504</text:p>
              </table:table-cell>
            </table:table-row>
            <table:table-row>
              <table:table-cell office:value-type="float" office:value="18101">
                <text:p>18101</text:p>
              </table:table-cell>
              <table:table-cell office:value-type="float" office:value="24059">
                <text:p>24059</text:p>
              </table:table-cell>
              <table:table-cell office:value-type="float" office:value="54218">
                <text:p>54218</text:p>
              </table:table-cell>
              <table:table-cell office:value-type="float" office:value="108788">
                <text:p>108788</text:p>
              </table:table-cell>
              <table:table-cell office:value-type="float" office:value="108561">
                <text:p>108561</text:p>
              </table:table-cell>
              <table:table-cell office:value-type="float" office:value="116047">
                <text:p>116047</text:p>
              </table:table-cell>
              <table:table-cell office:value-type="float" office:value="125150">
                <text:p>125150</text:p>
              </table:table-cell>
            </table:table-row>
            <table:table-row>
              <table:table-cell office:value-type="float" office:value="18201">
                <text:p>18201</text:p>
              </table:table-cell>
              <table:table-cell office:value-type="float" office:value="22901">
                <text:p>22901</text:p>
              </table:table-cell>
              <table:table-cell office:value-type="float" office:value="53750">
                <text:p>53750</text:p>
              </table:table-cell>
              <table:table-cell office:value-type="float" office:value="104595">
                <text:p>104595</text:p>
              </table:table-cell>
              <table:table-cell office:value-type="float" office:value="109630">
                <text:p>109630</text:p>
              </table:table-cell>
              <table:table-cell office:value-type="float" office:value="115796">
                <text:p>115796</text:p>
              </table:table-cell>
              <table:table-cell office:value-type="float" office:value="129207">
                <text:p>129207</text:p>
              </table:table-cell>
            </table:table-row>
            <table:table-row>
              <table:table-cell office:value-type="float" office:value="18301">
                <text:p>18301</text:p>
              </table:table-cell>
              <table:table-cell office:value-type="float" office:value="20848">
                <text:p>20848</text:p>
              </table:table-cell>
              <table:table-cell office:value-type="float" office:value="53529">
                <text:p>53529</text:p>
              </table:table-cell>
              <table:table-cell office:value-type="float" office:value="101598">
                <text:p>101598</text:p>
              </table:table-cell>
              <table:table-cell office:value-type="float" office:value="110396">
                <text:p>110396</text:p>
              </table:table-cell>
              <table:table-cell office:value-type="float" office:value="116696">
                <text:p>116696</text:p>
              </table:table-cell>
              <table:table-cell office:value-type="float" office:value="125884">
                <text:p>125884</text:p>
              </table:table-cell>
            </table:table-row>
            <table:table-row>
              <table:table-cell office:value-type="float" office:value="18401">
                <text:p>18401</text:p>
              </table:table-cell>
              <table:table-cell office:value-type="float" office:value="19633">
                <text:p>19633</text:p>
              </table:table-cell>
              <table:table-cell office:value-type="float" office:value="55551">
                <text:p>55551</text:p>
              </table:table-cell>
              <table:table-cell office:value-type="float" office:value="124066">
                <text:p>124066</text:p>
              </table:table-cell>
              <table:table-cell office:value-type="float" office:value="111613">
                <text:p>111613</text:p>
              </table:table-cell>
              <table:table-cell office:value-type="float" office:value="117420">
                <text:p>117420</text:p>
              </table:table-cell>
              <table:table-cell office:value-type="float" office:value="125003">
                <text:p>125003</text:p>
              </table:table-cell>
            </table:table-row>
            <table:table-row>
              <table:table-cell office:value-type="float" office:value="18501">
                <text:p>18501</text:p>
              </table:table-cell>
              <table:table-cell office:value-type="float" office:value="25067">
                <text:p>25067</text:p>
              </table:table-cell>
              <table:table-cell office:value-type="float" office:value="52714">
                <text:p>52714</text:p>
              </table:table-cell>
              <table:table-cell office:value-type="float" office:value="119923">
                <text:p>119923</text:p>
              </table:table-cell>
              <table:table-cell office:value-type="float" office:value="112703">
                <text:p>112703</text:p>
              </table:table-cell>
              <table:table-cell office:value-type="float" office:value="117654">
                <text:p>117654</text:p>
              </table:table-cell>
              <table:table-cell office:value-type="float" office:value="124365">
                <text:p>124365</text:p>
              </table:table-cell>
            </table:table-row>
            <table:table-row>
              <table:table-cell office:value-type="float" office:value="18601">
                <text:p>18601</text:p>
              </table:table-cell>
              <table:table-cell office:value-type="float" office:value="21261">
                <text:p>21261</text:p>
              </table:table-cell>
              <table:table-cell office:value-type="float" office:value="56108">
                <text:p>56108</text:p>
              </table:table-cell>
              <table:table-cell office:value-type="float" office:value="112966">
                <text:p>112966</text:p>
              </table:table-cell>
              <table:table-cell office:value-type="float" office:value="111890">
                <text:p>111890</text:p>
              </table:table-cell>
              <table:table-cell office:value-type="float" office:value="118442">
                <text:p>118442</text:p>
              </table:table-cell>
              <table:table-cell office:value-type="float" office:value="124435">
                <text:p>124435</text:p>
              </table:table-cell>
            </table:table-row>
            <table:table-row>
              <table:table-cell office:value-type="float" office:value="18701">
                <text:p>18701</text:p>
              </table:table-cell>
              <table:table-cell office:value-type="float" office:value="21720">
                <text:p>21720</text:p>
              </table:table-cell>
              <table:table-cell office:value-type="float" office:value="54861">
                <text:p>54861</text:p>
              </table:table-cell>
              <table:table-cell office:value-type="float" office:value="135965">
                <text:p>135965</text:p>
              </table:table-cell>
              <table:table-cell office:value-type="float" office:value="111850">
                <text:p>111850</text:p>
              </table:table-cell>
              <table:table-cell office:value-type="float" office:value="119035">
                <text:p>119035</text:p>
              </table:table-cell>
              <table:table-cell office:value-type="float" office:value="126893">
                <text:p>126893</text:p>
              </table:table-cell>
            </table:table-row>
            <table:table-row>
              <table:table-cell office:value-type="float" office:value="18801">
                <text:p>18801</text:p>
              </table:table-cell>
              <table:table-cell office:value-type="float" office:value="23920">
                <text:p>23920</text:p>
              </table:table-cell>
              <table:table-cell office:value-type="float" office:value="55152">
                <text:p>55152</text:p>
              </table:table-cell>
              <table:table-cell office:value-type="float" office:value="111601">
                <text:p>111601</text:p>
              </table:table-cell>
              <table:table-cell office:value-type="float" office:value="97468">
                <text:p>97468</text:p>
              </table:table-cell>
              <table:table-cell office:value-type="float" office:value="120097">
                <text:p>120097</text:p>
              </table:table-cell>
              <table:table-cell office:value-type="float" office:value="142330">
                <text:p>142330</text:p>
              </table:table-cell>
            </table:table-row>
            <table:table-row>
              <table:table-cell office:value-type="float" office:value="18901">
                <text:p>18901</text:p>
              </table:table-cell>
              <table:table-cell office:value-type="float" office:value="23002">
                <text:p>23002</text:p>
              </table:table-cell>
              <table:table-cell office:value-type="float" office:value="55177">
                <text:p>55177</text:p>
              </table:table-cell>
              <table:table-cell office:value-type="float" office:value="101083">
                <text:p>101083</text:p>
              </table:table-cell>
              <table:table-cell office:value-type="float" office:value="67163">
                <text:p>67163</text:p>
              </table:table-cell>
              <table:table-cell office:value-type="float" office:value="127726">
                <text:p>127726</text:p>
              </table:table-cell>
              <table:table-cell office:value-type="float" office:value="187135">
                <text:p>187135</text:p>
              </table:table-cell>
            </table:table-row>
            <table:table-row>
              <table:table-cell office:value-type="float" office:value="19001">
                <text:p>19001</text:p>
              </table:table-cell>
              <table:table-cell office:value-type="float" office:value="22902">
                <text:p>22902</text:p>
              </table:table-cell>
              <table:table-cell office:value-type="float" office:value="57082">
                <text:p>57082</text:p>
              </table:table-cell>
              <table:table-cell office:value-type="float" office:value="91256">
                <text:p>91256</text:p>
              </table:table-cell>
              <table:table-cell office:value-type="float" office:value="103240">
                <text:p>103240</text:p>
              </table:table-cell>
              <table:table-cell office:value-type="float" office:value="122317">
                <text:p>122317</text:p>
              </table:table-cell>
              <table:table-cell office:value-type="float" office:value="140353">
                <text:p>140353</text:p>
              </table:table-cell>
            </table:table-row>
            <table:table-row>
              <table:table-cell office:value-type="float" office:value="19101">
                <text:p>19101</text:p>
              </table:table-cell>
              <table:table-cell office:value-type="float" office:value="20026">
                <text:p>20026</text:p>
              </table:table-cell>
              <table:table-cell office:value-type="float" office:value="57791">
                <text:p>57791</text:p>
              </table:table-cell>
              <table:table-cell office:value-type="float" office:value="109883">
                <text:p>109883</text:p>
              </table:table-cell>
              <table:table-cell office:value-type="float" office:value="114349">
                <text:p>114349</text:p>
              </table:table-cell>
              <table:table-cell office:value-type="float" office:value="122066">
                <text:p>122066</text:p>
              </table:table-cell>
              <table:table-cell office:value-type="float" office:value="132269">
                <text:p>132269</text:p>
              </table:table-cell>
            </table:table-row>
            <table:table-row>
              <table:table-cell office:value-type="float" office:value="19201">
                <text:p>19201</text:p>
              </table:table-cell>
              <table:table-cell office:value-type="float" office:value="26288">
                <text:p>26288</text:p>
              </table:table-cell>
              <table:table-cell office:value-type="float" office:value="57304">
                <text:p>57304</text:p>
              </table:table-cell>
              <table:table-cell office:value-type="float" office:value="101801">
                <text:p>101801</text:p>
              </table:table-cell>
              <table:table-cell office:value-type="float" office:value="106337">
                <text:p>106337</text:p>
              </table:table-cell>
              <table:table-cell office:value-type="float" office:value="123136">
                <text:p>123136</text:p>
              </table:table-cell>
              <table:table-cell office:value-type="float" office:value="137206">
                <text:p>137206</text:p>
              </table:table-cell>
            </table:table-row>
            <table:table-row>
              <table:table-cell office:value-type="float" office:value="19301">
                <text:p>19301</text:p>
              </table:table-cell>
              <table:table-cell office:value-type="float" office:value="25832">
                <text:p>25832</text:p>
              </table:table-cell>
              <table:table-cell office:value-type="float" office:value="60099">
                <text:p>60099</text:p>
              </table:table-cell>
              <table:table-cell office:value-type="float" office:value="116210">
                <text:p>116210</text:p>
              </table:table-cell>
              <table:table-cell office:value-type="float" office:value="109156">
                <text:p>109156</text:p>
              </table:table-cell>
              <table:table-cell office:value-type="float" office:value="123035">
                <text:p>123035</text:p>
              </table:table-cell>
              <table:table-cell office:value-type="float" office:value="133363">
                <text:p>133363</text:p>
              </table:table-cell>
            </table:table-row>
            <table:table-row>
              <table:table-cell office:value-type="float" office:value="19401">
                <text:p>19401</text:p>
              </table:table-cell>
              <table:table-cell office:value-type="float" office:value="22971">
                <text:p>22971</text:p>
              </table:table-cell>
              <table:table-cell office:value-type="float" office:value="58491">
                <text:p>58491</text:p>
              </table:table-cell>
              <table:table-cell office:value-type="float" office:value="122893">
                <text:p>122893</text:p>
              </table:table-cell>
              <table:table-cell office:value-type="float" office:value="86525">
                <text:p>86525</text:p>
              </table:table-cell>
              <table:table-cell office:value-type="float" office:value="139242">
                <text:p>139242</text:p>
              </table:table-cell>
              <table:table-cell office:value-type="float" office:value="193425">
                <text:p>193425</text:p>
              </table:table-cell>
            </table:table-row>
            <table:table-row>
              <table:table-cell office:value-type="float" office:value="19501">
                <text:p>19501</text:p>
              </table:table-cell>
              <table:table-cell office:value-type="float" office:value="22139">
                <text:p>22139</text:p>
              </table:table-cell>
              <table:table-cell office:value-type="float" office:value="57235">
                <text:p>57235</text:p>
              </table:table-cell>
              <table:table-cell office:value-type="float" office:value="103159">
                <text:p>103159</text:p>
              </table:table-cell>
              <table:table-cell office:value-type="float" office:value="72350">
                <text:p>72350</text:p>
              </table:table-cell>
              <table:table-cell office:value-type="float" office:value="135302">
                <text:p>135302</text:p>
              </table:table-cell>
              <table:table-cell office:value-type="float" office:value="191725">
                <text:p>191725</text:p>
              </table:table-cell>
            </table:table-row>
            <table:table-row>
              <table:table-cell office:value-type="float" office:value="19601">
                <text:p>19601</text:p>
              </table:table-cell>
              <table:table-cell office:value-type="float" office:value="23994">
                <text:p>23994</text:p>
              </table:table-cell>
              <table:table-cell office:value-type="float" office:value="57697">
                <text:p>57697</text:p>
              </table:table-cell>
              <table:table-cell office:value-type="float" office:value="121200">
                <text:p>121200</text:p>
              </table:table-cell>
              <table:table-cell office:value-type="float" office:value="107416">
                <text:p>107416</text:p>
              </table:table-cell>
              <table:table-cell office:value-type="float" office:value="124842">
                <text:p>124842</text:p>
              </table:table-cell>
              <table:table-cell office:value-type="float" office:value="139451">
                <text:p>139451</text:p>
              </table:table-cell>
            </table:table-row>
            <table:table-row>
              <table:table-cell office:value-type="float" office:value="19701">
                <text:p>19701</text:p>
              </table:table-cell>
              <table:table-cell office:value-type="float" office:value="20865">
                <text:p>20865</text:p>
              </table:table-cell>
              <table:table-cell office:value-type="float" office:value="57583">
                <text:p>57583</text:p>
              </table:table-cell>
              <table:table-cell office:value-type="float" office:value="117131">
                <text:p>117131</text:p>
              </table:table-cell>
              <table:table-cell office:value-type="float" office:value="113981">
                <text:p>113981</text:p>
              </table:table-cell>
              <table:table-cell office:value-type="float" office:value="127345">
                <text:p>127345</text:p>
              </table:table-cell>
              <table:table-cell office:value-type="float" office:value="151575">
                <text:p>151575</text:p>
              </table:table-cell>
            </table:table-row>
            <table:table-row>
              <table:table-cell office:value-type="float" office:value="19801">
                <text:p>19801</text:p>
              </table:table-cell>
              <table:table-cell office:value-type="float" office:value="21465">
                <text:p>21465</text:p>
              </table:table-cell>
              <table:table-cell office:value-type="float" office:value="61436">
                <text:p>61436</text:p>
              </table:table-cell>
              <table:table-cell office:value-type="float" office:value="129770">
                <text:p>129770</text:p>
              </table:table-cell>
              <table:table-cell office:value-type="float" office:value="112688">
                <text:p>112688</text:p>
              </table:table-cell>
              <table:table-cell office:value-type="float" office:value="126736">
                <text:p>126736</text:p>
              </table:table-cell>
              <table:table-cell office:value-type="float" office:value="141848">
                <text:p>141848</text:p>
              </table:table-cell>
            </table:table-row>
            <table:table-row>
              <table:table-cell office:value-type="float" office:value="19901">
                <text:p>19901</text:p>
              </table:table-cell>
              <table:table-cell office:value-type="float" office:value="23508">
                <text:p>23508</text:p>
              </table:table-cell>
              <table:table-cell office:value-type="float" office:value="57235">
                <text:p>57235</text:p>
              </table:table-cell>
              <table:table-cell office:value-type="float" office:value="129210">
                <text:p>129210</text:p>
              </table:table-cell>
              <table:table-cell office:value-type="float" office:value="111472">
                <text:p>111472</text:p>
              </table:table-cell>
              <table:table-cell office:value-type="float" office:value="127821">
                <text:p>127821</text:p>
              </table:table-cell>
              <table:table-cell office:value-type="float" office:value="148360">
                <text:p>148360</text:p>
              </table:table-cell>
            </table:table-row>
            <table:table-row>
              <table:table-cell office:value-type="float" office:value="20001">
                <text:p>20001</text:p>
              </table:table-cell>
              <table:table-cell office:value-type="float" office:value="23846">
                <text:p>23846</text:p>
              </table:table-cell>
              <table:table-cell office:value-type="float" office:value="59499">
                <text:p>59499</text:p>
              </table:table-cell>
              <table:table-cell office:value-type="float" office:value="148629">
                <text:p>148629</text:p>
              </table:table-cell>
              <table:table-cell office:value-type="float" office:value="117424">
                <text:p>117424</text:p>
              </table:table-cell>
              <table:table-cell office:value-type="float" office:value="127352">
                <text:p>127352</text:p>
              </table:table-cell>
              <table:table-cell office:value-type="float" office:value="138572">
                <text:p>138572</text:p>
              </table:table-cell>
            </table:table-row>
            <table:table-row>
              <table:table-cell office:value-type="float" office:value="20101">
                <text:p>20101</text:p>
              </table:table-cell>
              <table:table-cell office:value-type="float" office:value="21622">
                <text:p>21622</text:p>
              </table:table-cell>
              <table:table-cell office:value-type="float" office:value="64292">
                <text:p>64292</text:p>
              </table:table-cell>
              <table:table-cell office:value-type="float" office:value="120543">
                <text:p>120543</text:p>
              </table:table-cell>
              <table:table-cell office:value-type="float" office:value="113777">
                <text:p>113777</text:p>
              </table:table-cell>
              <table:table-cell office:value-type="float" office:value="128875">
                <text:p>128875</text:p>
              </table:table-cell>
              <table:table-cell office:value-type="float" office:value="142004">
                <text:p>142004</text:p>
              </table:table-cell>
            </table:table-row>
            <table:table-row>
              <table:table-cell office:value-type="float" office:value="20201">
                <text:p>20201</text:p>
              </table:table-cell>
              <table:table-cell office:value-type="float" office:value="22932">
                <text:p>22932</text:p>
              </table:table-cell>
              <table:table-cell office:value-type="float" office:value="61927">
                <text:p>61927</text:p>
              </table:table-cell>
              <table:table-cell office:value-type="float" office:value="123467">
                <text:p>123467</text:p>
              </table:table-cell>
              <table:table-cell office:value-type="float" office:value="119236">
                <text:p>119236</text:p>
              </table:table-cell>
              <table:table-cell office:value-type="float" office:value="129467">
                <text:p>129467</text:p>
              </table:table-cell>
              <table:table-cell office:value-type="float" office:value="139658">
                <text:p>139658</text:p>
              </table:table-cell>
            </table:table-row>
            <table:table-row>
              <table:table-cell office:value-type="float" office:value="20301">
                <text:p>20301</text:p>
              </table:table-cell>
              <table:table-cell office:value-type="float" office:value="23066">
                <text:p>23066</text:p>
              </table:table-cell>
              <table:table-cell office:value-type="float" office:value="60591">
                <text:p>60591</text:p>
              </table:table-cell>
              <table:table-cell office:value-type="float" office:value="112843">
                <text:p>112843</text:p>
              </table:table-cell>
              <table:table-cell office:value-type="float" office:value="121897">
                <text:p>121897</text:p>
              </table:table-cell>
              <table:table-cell office:value-type="float" office:value="129412">
                <text:p>129412</text:p>
              </table:table-cell>
              <table:table-cell office:value-type="float" office:value="140594">
                <text:p>140594</text:p>
              </table:table-cell>
            </table:table-row>
            <table:table-row>
              <table:table-cell office:value-type="float" office:value="20401">
                <text:p>20401</text:p>
              </table:table-cell>
              <table:table-cell office:value-type="float" office:value="23696">
                <text:p>23696</text:p>
              </table:table-cell>
              <table:table-cell office:value-type="float" office:value="60546">
                <text:p>60546</text:p>
              </table:table-cell>
              <table:table-cell office:value-type="float" office:value="115608">
                <text:p>115608</text:p>
              </table:table-cell>
              <table:table-cell office:value-type="float" office:value="120631">
                <text:p>120631</text:p>
              </table:table-cell>
              <table:table-cell office:value-type="float" office:value="130880">
                <text:p>130880</text:p>
              </table:table-cell>
              <table:table-cell office:value-type="float" office:value="141014">
                <text:p>141014</text:p>
              </table:table-cell>
            </table:table-row>
            <table:table-row>
              <table:table-cell office:value-type="float" office:value="20501">
                <text:p>20501</text:p>
              </table:table-cell>
              <table:table-cell office:value-type="float" office:value="22061">
                <text:p>22061</text:p>
              </table:table-cell>
              <table:table-cell office:value-type="float" office:value="61424">
                <text:p>61424</text:p>
              </table:table-cell>
              <table:table-cell office:value-type="float" office:value="127339">
                <text:p>127339</text:p>
              </table:table-cell>
              <table:table-cell office:value-type="float" office:value="123421">
                <text:p>123421</text:p>
              </table:table-cell>
              <table:table-cell office:value-type="float" office:value="131232">
                <text:p>131232</text:p>
              </table:table-cell>
              <table:table-cell office:value-type="float" office:value="138816">
                <text:p>138816</text:p>
              </table:table-cell>
            </table:table-row>
            <table:table-row>
              <table:table-cell office:value-type="float" office:value="20601">
                <text:p>20601</text:p>
              </table:table-cell>
              <table:table-cell office:value-type="float" office:value="26515">
                <text:p>26515</text:p>
              </table:table-cell>
              <table:table-cell office:value-type="float" office:value="62322">
                <text:p>62322</text:p>
              </table:table-cell>
              <table:table-cell office:value-type="float" office:value="118974">
                <text:p>118974</text:p>
              </table:table-cell>
              <table:table-cell office:value-type="float" office:value="125436">
                <text:p>125436</text:p>
              </table:table-cell>
              <table:table-cell office:value-type="float" office:value="131426">
                <text:p>131426</text:p>
              </table:table-cell>
              <table:table-cell office:value-type="float" office:value="139406">
                <text:p>139406</text:p>
              </table:table-cell>
            </table:table-row>
            <table:table-row>
              <table:table-cell office:value-type="float" office:value="20701">
                <text:p>20701</text:p>
              </table:table-cell>
              <table:table-cell office:value-type="float" office:value="24987">
                <text:p>24987</text:p>
              </table:table-cell>
              <table:table-cell office:value-type="float" office:value="61267">
                <text:p>61267</text:p>
              </table:table-cell>
              <table:table-cell office:value-type="float" office:value="119180">
                <text:p>119180</text:p>
              </table:table-cell>
              <table:table-cell office:value-type="float" office:value="122051">
                <text:p>122051</text:p>
              </table:table-cell>
              <table:table-cell office:value-type="float" office:value="132348">
                <text:p>132348</text:p>
              </table:table-cell>
              <table:table-cell office:value-type="float" office:value="143273">
                <text:p>143273</text:p>
              </table:table-cell>
            </table:table-row>
            <table:table-row>
              <table:table-cell office:value-type="float" office:value="20801">
                <text:p>20801</text:p>
              </table:table-cell>
              <table:table-cell office:value-type="float" office:value="28131">
                <text:p>28131</text:p>
              </table:table-cell>
              <table:table-cell office:value-type="float" office:value="64524">
                <text:p>64524</text:p>
              </table:table-cell>
              <table:table-cell office:value-type="float" office:value="146420">
                <text:p>146420</text:p>
              </table:table-cell>
              <table:table-cell office:value-type="float" office:value="118538">
                <text:p>118538</text:p>
              </table:table-cell>
              <table:table-cell office:value-type="float" office:value="132601">
                <text:p>132601</text:p>
              </table:table-cell>
              <table:table-cell office:value-type="float" office:value="141733">
                <text:p>141733</text:p>
              </table:table-cell>
            </table:table-row>
            <table:table-row>
              <table:table-cell office:value-type="float" office:value="20901">
                <text:p>20901</text:p>
              </table:table-cell>
              <table:table-cell office:value-type="float" office:value="26169">
                <text:p>26169</text:p>
              </table:table-cell>
              <table:table-cell office:value-type="float" office:value="60515">
                <text:p>60515</text:p>
              </table:table-cell>
              <table:table-cell office:value-type="float" office:value="121890">
                <text:p>121890</text:p>
              </table:table-cell>
              <table:table-cell office:value-type="float" office:value="126784">
                <text:p>126784</text:p>
              </table:table-cell>
              <table:table-cell office:value-type="float" office:value="133678">
                <text:p>133678</text:p>
              </table:table-cell>
              <table:table-cell office:value-type="float" office:value="147380">
                <text:p>147380</text:p>
              </table:table-cell>
            </table:table-row>
            <table:table-row>
              <table:table-cell office:value-type="float" office:value="21001">
                <text:p>21001</text:p>
              </table:table-cell>
              <table:table-cell office:value-type="float" office:value="25234">
                <text:p>25234</text:p>
              </table:table-cell>
              <table:table-cell office:value-type="float" office:value="65515">
                <text:p>65515</text:p>
              </table:table-cell>
              <table:table-cell office:value-type="float" office:value="118877">
                <text:p>118877</text:p>
              </table:table-cell>
              <table:table-cell office:value-type="float" office:value="124603">
                <text:p>124603</text:p>
              </table:table-cell>
              <table:table-cell office:value-type="float" office:value="133709">
                <text:p>133709</text:p>
              </table:table-cell>
              <table:table-cell office:value-type="float" office:value="142881">
                <text:p>142881</text:p>
              </table:table-cell>
            </table:table-row>
            <table:table-row>
              <table:table-cell office:value-type="float" office:value="21101">
                <text:p>21101</text:p>
              </table:table-cell>
              <table:table-cell office:value-type="float" office:value="26285">
                <text:p>26285</text:p>
              </table:table-cell>
              <table:table-cell office:value-type="float" office:value="61187">
                <text:p>61187</text:p>
              </table:table-cell>
              <table:table-cell office:value-type="float" office:value="120648">
                <text:p>120648</text:p>
              </table:table-cell>
              <table:table-cell office:value-type="float" office:value="124430">
                <text:p>124430</text:p>
              </table:table-cell>
              <table:table-cell office:value-type="float" office:value="134693">
                <text:p>134693</text:p>
              </table:table-cell>
              <table:table-cell office:value-type="float" office:value="147120">
                <text:p>147120</text:p>
              </table:table-cell>
            </table:table-row>
            <table:table-row>
              <table:table-cell office:value-type="float" office:value="21201">
                <text:p>21201</text:p>
              </table:table-cell>
              <table:table-cell office:value-type="float" office:value="25254">
                <text:p>25254</text:p>
              </table:table-cell>
              <table:table-cell office:value-type="float" office:value="65889">
                <text:p>65889</text:p>
              </table:table-cell>
              <table:table-cell office:value-type="float" office:value="125740">
                <text:p>125740</text:p>
              </table:table-cell>
              <table:table-cell office:value-type="float" office:value="125501">
                <text:p>125501</text:p>
              </table:table-cell>
              <table:table-cell office:value-type="float" office:value="135500">
                <text:p>135500</text:p>
              </table:table-cell>
              <table:table-cell office:value-type="float" office:value="146188">
                <text:p>146188</text:p>
              </table:table-cell>
            </table:table-row>
            <table:table-row>
              <table:table-cell office:value-type="float" office:value="21301">
                <text:p>21301</text:p>
              </table:table-cell>
              <table:table-cell office:value-type="float" office:value="26652">
                <text:p>26652</text:p>
              </table:table-cell>
              <table:table-cell office:value-type="float" office:value="64710">
                <text:p>64710</text:p>
              </table:table-cell>
              <table:table-cell office:value-type="float" office:value="131015">
                <text:p>131015</text:p>
              </table:table-cell>
              <table:table-cell office:value-type="float" office:value="130092">
                <text:p>130092</text:p>
              </table:table-cell>
              <table:table-cell office:value-type="float" office:value="136036">
                <text:p>136036</text:p>
              </table:table-cell>
              <table:table-cell office:value-type="float" office:value="147955">
                <text:p>147955</text:p>
              </table:table-cell>
            </table:table-row>
            <table:table-row>
              <table:table-cell office:value-type="float" office:value="21401">
                <text:p>21401</text:p>
              </table:table-cell>
              <table:table-cell office:value-type="float" office:value="25768">
                <text:p>25768</text:p>
              </table:table-cell>
              <table:table-cell office:value-type="float" office:value="65962">
                <text:p>65962</text:p>
              </table:table-cell>
              <table:table-cell office:value-type="float" office:value="134530">
                <text:p>134530</text:p>
              </table:table-cell>
              <table:table-cell office:value-type="float" office:value="130737">
                <text:p>130737</text:p>
              </table:table-cell>
              <table:table-cell office:value-type="float" office:value="136671">
                <text:p>136671</text:p>
              </table:table-cell>
              <table:table-cell office:value-type="float" office:value="145147">
                <text:p>145147</text:p>
              </table:table-cell>
            </table:table-row>
            <table:table-row>
              <table:table-cell office:value-type="float" office:value="21501">
                <text:p>21501</text:p>
              </table:table-cell>
              <table:table-cell office:value-type="float" office:value="28065">
                <text:p>28065</text:p>
              </table:table-cell>
              <table:table-cell office:value-type="float" office:value="62220">
                <text:p>62220</text:p>
              </table:table-cell>
              <table:table-cell office:value-type="float" office:value="111288">
                <text:p>111288</text:p>
              </table:table-cell>
              <table:table-cell office:value-type="float" office:value="128850">
                <text:p>128850</text:p>
              </table:table-cell>
              <table:table-cell office:value-type="float" office:value="137139">
                <text:p>137139</text:p>
              </table:table-cell>
              <table:table-cell office:value-type="float" office:value="144647">
                <text:p>144647</text:p>
              </table:table-cell>
            </table:table-row>
            <table:table-row>
              <table:table-cell office:value-type="float" office:value="21601">
                <text:p>21601</text:p>
              </table:table-cell>
              <table:table-cell office:value-type="float" office:value="24513">
                <text:p>24513</text:p>
              </table:table-cell>
              <table:table-cell office:value-type="float" office:value="63487">
                <text:p>63487</text:p>
              </table:table-cell>
              <table:table-cell office:value-type="float" office:value="177974">
                <text:p>177974</text:p>
              </table:table-cell>
              <table:table-cell office:value-type="float" office:value="130631">
                <text:p>130631</text:p>
              </table:table-cell>
              <table:table-cell office:value-type="float" office:value="137623">
                <text:p>137623</text:p>
              </table:table-cell>
              <table:table-cell office:value-type="float" office:value="147732">
                <text:p>147732</text:p>
              </table:table-cell>
            </table:table-row>
            <table:table-row>
              <table:table-cell office:value-type="float" office:value="21701">
                <text:p>21701</text:p>
              </table:table-cell>
              <table:table-cell office:value-type="float" office:value="24856">
                <text:p>24856</text:p>
              </table:table-cell>
              <table:table-cell office:value-type="float" office:value="60963">
                <text:p>60963</text:p>
              </table:table-cell>
              <table:table-cell office:value-type="float" office:value="135502">
                <text:p>135502</text:p>
              </table:table-cell>
              <table:table-cell office:value-type="float" office:value="132467">
                <text:p>132467</text:p>
              </table:table-cell>
              <table:table-cell office:value-type="float" office:value="138425">
                <text:p>138425</text:p>
              </table:table-cell>
              <table:table-cell office:value-type="float" office:value="146277">
                <text:p>146277</text:p>
              </table:table-cell>
            </table:table-row>
            <table:table-row>
              <table:table-cell office:value-type="float" office:value="21801">
                <text:p>21801</text:p>
              </table:table-cell>
              <table:table-cell office:value-type="float" office:value="24935">
                <text:p>24935</text:p>
              </table:table-cell>
              <table:table-cell office:value-type="float" office:value="63617">
                <text:p>63617</text:p>
              </table:table-cell>
              <table:table-cell office:value-type="float" office:value="130629">
                <text:p>130629</text:p>
              </table:table-cell>
              <table:table-cell office:value-type="float" office:value="132948">
                <text:p>132948</text:p>
              </table:table-cell>
              <table:table-cell office:value-type="float" office:value="139649">
                <text:p>139649</text:p>
              </table:table-cell>
              <table:table-cell office:value-type="float" office:value="146367">
                <text:p>146367</text:p>
              </table:table-cell>
            </table:table-row>
            <table:table-row>
              <table:table-cell office:value-type="float" office:value="21901">
                <text:p>21901</text:p>
              </table:table-cell>
              <table:table-cell office:value-type="float" office:value="26309">
                <text:p>26309</text:p>
              </table:table-cell>
              <table:table-cell office:value-type="float" office:value="65793">
                <text:p>65793</text:p>
              </table:table-cell>
              <table:table-cell office:value-type="float" office:value="149756">
                <text:p>149756</text:p>
              </table:table-cell>
              <table:table-cell office:value-type="float" office:value="134130">
                <text:p>134130</text:p>
              </table:table-cell>
              <table:table-cell office:value-type="float" office:value="140029">
                <text:p>140029</text:p>
              </table:table-cell>
              <table:table-cell office:value-type="float" office:value="152811">
                <text:p>152811</text:p>
              </table:table-cell>
            </table:table-row>
            <table:table-row>
              <table:table-cell office:value-type="float" office:value="22001">
                <text:p>22001</text:p>
              </table:table-cell>
              <table:table-cell office:value-type="float" office:value="29732">
                <text:p>29732</text:p>
              </table:table-cell>
              <table:table-cell office:value-type="float" office:value="65935">
                <text:p>65935</text:p>
              </table:table-cell>
              <table:table-cell office:value-type="float" office:value="155066">
                <text:p>155066</text:p>
              </table:table-cell>
              <table:table-cell office:value-type="float" office:value="134008">
                <text:p>134008</text:p>
              </table:table-cell>
              <table:table-cell office:value-type="float" office:value="140505">
                <text:p>140505</text:p>
              </table:table-cell>
              <table:table-cell office:value-type="float" office:value="149905">
                <text:p>149905</text:p>
              </table:table-cell>
            </table:table-row>
            <table:table-row>
              <table:table-cell office:value-type="float" office:value="22101">
                <text:p>22101</text:p>
              </table:table-cell>
              <table:table-cell office:value-type="float" office:value="29490">
                <text:p>29490</text:p>
              </table:table-cell>
              <table:table-cell office:value-type="float" office:value="65344">
                <text:p>65344</text:p>
              </table:table-cell>
              <table:table-cell office:value-type="float" office:value="118227">
                <text:p>118227</text:p>
              </table:table-cell>
              <table:table-cell office:value-type="float" office:value="135681">
                <text:p>135681</text:p>
              </table:table-cell>
              <table:table-cell office:value-type="float" office:value="141017">
                <text:p>141017</text:p>
              </table:table-cell>
              <table:table-cell office:value-type="float" office:value="149446">
                <text:p>149446</text:p>
              </table:table-cell>
            </table:table-row>
            <table:table-row>
              <table:table-cell office:value-type="float" office:value="22201">
                <text:p>22201</text:p>
              </table:table-cell>
              <table:table-cell office:value-type="float" office:value="29045">
                <text:p>29045</text:p>
              </table:table-cell>
              <table:table-cell office:value-type="float" office:value="67660">
                <text:p>67660</text:p>
              </table:table-cell>
              <table:table-cell office:value-type="float" office:value="143205">
                <text:p>143205</text:p>
              </table:table-cell>
              <table:table-cell office:value-type="float" office:value="133735">
                <text:p>133735</text:p>
              </table:table-cell>
              <table:table-cell office:value-type="float" office:value="141292">
                <text:p>141292</text:p>
              </table:table-cell>
              <table:table-cell office:value-type="float" office:value="147435">
                <text:p>147435</text:p>
              </table:table-cell>
            </table:table-row>
            <table:table-row>
              <table:table-cell office:value-type="float" office:value="22301">
                <text:p>22301</text:p>
              </table:table-cell>
              <table:table-cell office:value-type="float" office:value="26438">
                <text:p>26438</text:p>
              </table:table-cell>
              <table:table-cell office:value-type="float" office:value="67019">
                <text:p>67019</text:p>
              </table:table-cell>
              <table:table-cell office:value-type="float" office:value="155695">
                <text:p>155695</text:p>
              </table:table-cell>
              <table:table-cell office:value-type="float" office:value="135315">
                <text:p>135315</text:p>
              </table:table-cell>
              <table:table-cell office:value-type="float" office:value="142063">
                <text:p>142063</text:p>
              </table:table-cell>
              <table:table-cell office:value-type="float" office:value="148221">
                <text:p>148221</text:p>
              </table:table-cell>
            </table:table-row>
            <table:table-row>
              <table:table-cell office:value-type="float" office:value="22401">
                <text:p>22401</text:p>
              </table:table-cell>
              <table:table-cell office:value-type="float" office:value="26588">
                <text:p>26588</text:p>
              </table:table-cell>
              <table:table-cell office:value-type="float" office:value="63547">
                <text:p>63547</text:p>
              </table:table-cell>
              <table:table-cell office:value-type="float" office:value="120937">
                <text:p>120937</text:p>
              </table:table-cell>
              <table:table-cell office:value-type="float" office:value="136384">
                <text:p>136384</text:p>
              </table:table-cell>
              <table:table-cell office:value-type="float" office:value="142724">
                <text:p>142724</text:p>
              </table:table-cell>
              <table:table-cell office:value-type="float" office:value="149039">
                <text:p>149039</text:p>
              </table:table-cell>
            </table:table-row>
            <table:table-row>
              <table:table-cell office:value-type="float" office:value="22501">
                <text:p>22501</text:p>
              </table:table-cell>
              <table:table-cell office:value-type="float" office:value="28831">
                <text:p>28831</text:p>
              </table:table-cell>
              <table:table-cell office:value-type="float" office:value="64412">
                <text:p>64412</text:p>
              </table:table-cell>
              <table:table-cell office:value-type="float" office:value="139231">
                <text:p>139231</text:p>
              </table:table-cell>
              <table:table-cell office:value-type="float" office:value="136413">
                <text:p>136413</text:p>
              </table:table-cell>
              <table:table-cell office:value-type="float" office:value="143523">
                <text:p>143523</text:p>
              </table:table-cell>
              <table:table-cell office:value-type="float" office:value="151252">
                <text:p>151252</text:p>
              </table:table-cell>
            </table:table-row>
            <table:table-row>
              <table:table-cell office:value-type="float" office:value="22601">
                <text:p>22601</text:p>
              </table:table-cell>
              <table:table-cell office:value-type="float" office:value="33720">
                <text:p>33720</text:p>
              </table:table-cell>
              <table:table-cell office:value-type="float" office:value="67399">
                <text:p>67399</text:p>
              </table:table-cell>
              <table:table-cell office:value-type="float" office:value="120520">
                <text:p>120520</text:p>
              </table:table-cell>
              <table:table-cell office:value-type="float" office:value="137669">
                <text:p>137669</text:p>
              </table:table-cell>
              <table:table-cell office:value-type="float" office:value="143991">
                <text:p>143991</text:p>
              </table:table-cell>
              <table:table-cell office:value-type="float" office:value="151866">
                <text:p>151866</text:p>
              </table:table-cell>
            </table:table-row>
            <table:table-row>
              <table:table-cell office:value-type="float" office:value="22701">
                <text:p>22701</text:p>
              </table:table-cell>
              <table:table-cell office:value-type="float" office:value="26610">
                <text:p>26610</text:p>
              </table:table-cell>
              <table:table-cell office:value-type="float" office:value="64635">
                <text:p>64635</text:p>
              </table:table-cell>
              <table:table-cell office:value-type="float" office:value="130451">
                <text:p>130451</text:p>
              </table:table-cell>
              <table:table-cell office:value-type="float" office:value="136152">
                <text:p>136152</text:p>
              </table:table-cell>
              <table:table-cell office:value-type="float" office:value="144906">
                <text:p>144906</text:p>
              </table:table-cell>
              <table:table-cell office:value-type="float" office:value="153188">
                <text:p>153188</text:p>
              </table:table-cell>
            </table:table-row>
            <table:table-row>
              <table:table-cell office:value-type="float" office:value="22801">
                <text:p>22801</text:p>
              </table:table-cell>
              <table:table-cell office:value-type="float" office:value="27885">
                <text:p>27885</text:p>
              </table:table-cell>
              <table:table-cell office:value-type="float" office:value="69071">
                <text:p>69071</text:p>
              </table:table-cell>
              <table:table-cell office:value-type="float" office:value="121270">
                <text:p>121270</text:p>
              </table:table-cell>
              <table:table-cell office:value-type="float" office:value="140627">
                <text:p>140627</text:p>
              </table:table-cell>
              <table:table-cell office:value-type="float" office:value="145624">
                <text:p>145624</text:p>
              </table:table-cell>
              <table:table-cell office:value-type="float" office:value="153756">
                <text:p>153756</text:p>
              </table:table-cell>
            </table:table-row>
            <table:table-row>
              <table:table-cell office:value-type="float" office:value="22901">
                <text:p>22901</text:p>
              </table:table-cell>
              <table:table-cell office:value-type="float" office:value="29213">
                <text:p>29213</text:p>
              </table:table-cell>
              <table:table-cell office:value-type="float" office:value="68194">
                <text:p>68194</text:p>
              </table:table-cell>
              <table:table-cell office:value-type="float" office:value="133187">
                <text:p>133187</text:p>
              </table:table-cell>
              <table:table-cell office:value-type="float" office:value="140340">
                <text:p>140340</text:p>
              </table:table-cell>
              <table:table-cell office:value-type="float" office:value="146467">
                <text:p>146467</text:p>
              </table:table-cell>
              <table:table-cell office:value-type="float" office:value="158857">
                <text:p>158857</text:p>
              </table:table-cell>
            </table:table-row>
            <table:table-row>
              <table:table-cell office:value-type="float" office:value="23001">
                <text:p>23001</text:p>
              </table:table-cell>
              <table:table-cell office:value-type="float" office:value="27960">
                <text:p>27960</text:p>
              </table:table-cell>
              <table:table-cell office:value-type="float" office:value="69294">
                <text:p>69294</text:p>
              </table:table-cell>
              <table:table-cell office:value-type="float" office:value="123004">
                <text:p>123004</text:p>
              </table:table-cell>
              <table:table-cell office:value-type="float" office:value="140741">
                <text:p>140741</text:p>
              </table:table-cell>
              <table:table-cell office:value-type="float" office:value="146474">
                <text:p>146474</text:p>
              </table:table-cell>
              <table:table-cell office:value-type="float" office:value="159037">
                <text:p>159037</text:p>
              </table:table-cell>
            </table:table-row>
            <table:table-row>
              <table:table-cell office:value-type="float" office:value="23101">
                <text:p>23101</text:p>
              </table:table-cell>
              <table:table-cell office:value-type="float" office:value="27294">
                <text:p>27294</text:p>
              </table:table-cell>
              <table:table-cell office:value-type="float" office:value="67572">
                <text:p>67572</text:p>
              </table:table-cell>
              <table:table-cell office:value-type="float" office:value="117047">
                <text:p>117047</text:p>
              </table:table-cell>
              <table:table-cell office:value-type="float" office:value="140349">
                <text:p>140349</text:p>
              </table:table-cell>
              <table:table-cell office:value-type="float" office:value="146916">
                <text:p>146916</text:p>
              </table:table-cell>
              <table:table-cell office:value-type="float" office:value="160134">
                <text:p>160134</text:p>
              </table:table-cell>
            </table:table-row>
            <table:table-row>
              <table:table-cell office:value-type="float" office:value="23201">
                <text:p>23201</text:p>
              </table:table-cell>
              <table:table-cell office:value-type="float" office:value="27466">
                <text:p>27466</text:p>
              </table:table-cell>
              <table:table-cell office:value-type="float" office:value="73420">
                <text:p>73420</text:p>
              </table:table-cell>
              <table:table-cell office:value-type="float" office:value="134947">
                <text:p>134947</text:p>
              </table:table-cell>
              <table:table-cell office:value-type="float" office:value="143346">
                <text:p>143346</text:p>
              </table:table-cell>
              <table:table-cell office:value-type="float" office:value="148446">
                <text:p>148446</text:p>
              </table:table-cell>
              <table:table-cell office:value-type="float" office:value="161340">
                <text:p>161340</text:p>
              </table:table-cell>
            </table:table-row>
            <table:table-row>
              <table:table-cell office:value-type="float" office:value="23301">
                <text:p>23301</text:p>
              </table:table-cell>
              <table:table-cell office:value-type="float" office:value="23833">
                <text:p>23833</text:p>
              </table:table-cell>
              <table:table-cell office:value-type="float" office:value="68902">
                <text:p>68902</text:p>
              </table:table-cell>
              <table:table-cell office:value-type="float" office:value="119115">
                <text:p>119115</text:p>
              </table:table-cell>
              <table:table-cell office:value-type="float" office:value="143589">
                <text:p>143589</text:p>
              </table:table-cell>
              <table:table-cell office:value-type="float" office:value="148171">
                <text:p>148171</text:p>
              </table:table-cell>
              <table:table-cell office:value-type="float" office:value="156662">
                <text:p>156662</text:p>
              </table:table-cell>
            </table:table-row>
            <table:table-row>
              <table:table-cell office:value-type="float" office:value="23401">
                <text:p>23401</text:p>
              </table:table-cell>
              <table:table-cell office:value-type="float" office:value="27988">
                <text:p>27988</text:p>
              </table:table-cell>
              <table:table-cell office:value-type="float" office:value="70745">
                <text:p>70745</text:p>
              </table:table-cell>
              <table:table-cell office:value-type="float" office:value="138935">
                <text:p>138935</text:p>
              </table:table-cell>
              <table:table-cell office:value-type="float" office:value="141320">
                <text:p>141320</text:p>
              </table:table-cell>
              <table:table-cell office:value-type="float" office:value="149223">
                <text:p>149223</text:p>
              </table:table-cell>
              <table:table-cell office:value-type="float" office:value="158739">
                <text:p>158739</text:p>
              </table:table-cell>
            </table:table-row>
            <table:table-row>
              <table:table-cell office:value-type="float" office:value="23501">
                <text:p>23501</text:p>
              </table:table-cell>
              <table:table-cell office:value-type="float" office:value="25086">
                <text:p>25086</text:p>
              </table:table-cell>
              <table:table-cell office:value-type="float" office:value="70383">
                <text:p>70383</text:p>
              </table:table-cell>
              <table:table-cell office:value-type="float" office:value="147951">
                <text:p>147951</text:p>
              </table:table-cell>
              <table:table-cell office:value-type="float" office:value="145432">
                <text:p>145432</text:p>
              </table:table-cell>
              <table:table-cell office:value-type="float" office:value="150041">
                <text:p>150041</text:p>
              </table:table-cell>
              <table:table-cell office:value-type="float" office:value="157988">
                <text:p>157988</text:p>
              </table:table-cell>
            </table:table-row>
            <table:table-row>
              <table:table-cell office:value-type="float" office:value="23601">
                <text:p>23601</text:p>
              </table:table-cell>
              <table:table-cell office:value-type="float" office:value="29678">
                <text:p>29678</text:p>
              </table:table-cell>
              <table:table-cell office:value-type="float" office:value="68690">
                <text:p>68690</text:p>
              </table:table-cell>
              <table:table-cell office:value-type="float" office:value="116230">
                <text:p>116230</text:p>
              </table:table-cell>
              <table:table-cell office:value-type="float" office:value="143614">
                <text:p>143614</text:p>
              </table:table-cell>
              <table:table-cell office:value-type="float" office:value="150645">
                <text:p>150645</text:p>
              </table:table-cell>
              <table:table-cell office:value-type="float" office:value="158366">
                <text:p>158366</text:p>
              </table:table-cell>
            </table:table-row>
            <table:table-row>
              <table:table-cell office:value-type="float" office:value="23701">
                <text:p>23701</text:p>
              </table:table-cell>
              <table:table-cell office:value-type="float" office:value="25356">
                <text:p>25356</text:p>
              </table:table-cell>
              <table:table-cell office:value-type="float" office:value="72086">
                <text:p>72086</text:p>
              </table:table-cell>
              <table:table-cell office:value-type="float" office:value="149753">
                <text:p>149753</text:p>
              </table:table-cell>
              <table:table-cell office:value-type="float" office:value="145976">
                <text:p>145976</text:p>
              </table:table-cell>
              <table:table-cell office:value-type="float" office:value="151487">
                <text:p>151487</text:p>
              </table:table-cell>
              <table:table-cell office:value-type="float" office:value="160468">
                <text:p>160468</text:p>
              </table:table-cell>
            </table:table-row>
            <table:table-row>
              <table:table-cell office:value-type="float" office:value="23801">
                <text:p>23801</text:p>
              </table:table-cell>
              <table:table-cell office:value-type="float" office:value="31951">
                <text:p>31951</text:p>
              </table:table-cell>
              <table:table-cell office:value-type="float" office:value="72809">
                <text:p>72809</text:p>
              </table:table-cell>
              <table:table-cell office:value-type="float" office:value="166322">
                <text:p>166322</text:p>
              </table:table-cell>
              <table:table-cell office:value-type="float" office:value="145924">
                <text:p>145924</text:p>
              </table:table-cell>
              <table:table-cell office:value-type="float" office:value="151634">
                <text:p>151634</text:p>
              </table:table-cell>
              <table:table-cell office:value-type="float" office:value="160389">
                <text:p>160389</text:p>
              </table:table-cell>
            </table:table-row>
            <table:table-row>
              <table:table-cell office:value-type="float" office:value="23901">
                <text:p>23901</text:p>
              </table:table-cell>
              <table:table-cell office:value-type="float" office:value="30672">
                <text:p>30672</text:p>
              </table:table-cell>
              <table:table-cell office:value-type="float" office:value="73078">
                <text:p>73078</text:p>
              </table:table-cell>
              <table:table-cell office:value-type="float" office:value="120759">
                <text:p>120759</text:p>
              </table:table-cell>
              <table:table-cell office:value-type="float" office:value="146039">
                <text:p>146039</text:p>
              </table:table-cell>
              <table:table-cell office:value-type="float" office:value="152160">
                <text:p>152160</text:p>
              </table:table-cell>
              <table:table-cell office:value-type="float" office:value="165422">
                <text:p>165422</text:p>
              </table:table-cell>
            </table:table-row>
            <table:table-row>
              <table:table-cell office:value-type="float" office:value="24001">
                <text:p>24001</text:p>
              </table:table-cell>
              <table:table-cell office:value-type="float" office:value="28914">
                <text:p>28914</text:p>
              </table:table-cell>
              <table:table-cell office:value-type="float" office:value="72299">
                <text:p>72299</text:p>
              </table:table-cell>
              <table:table-cell office:value-type="float" office:value="156702">
                <text:p>156702</text:p>
              </table:table-cell>
              <table:table-cell office:value-type="float" office:value="145281">
                <text:p>145281</text:p>
              </table:table-cell>
              <table:table-cell office:value-type="float" office:value="153221">
                <text:p>153221</text:p>
              </table:table-cell>
              <table:table-cell office:value-type="float" office:value="159688">
                <text:p>159688</text:p>
              </table:table-cell>
            </table:table-row>
            <table:table-row>
              <table:table-cell office:value-type="float" office:value="24101">
                <text:p>24101</text:p>
              </table:table-cell>
              <table:table-cell office:value-type="float" office:value="28938">
                <text:p>28938</text:p>
              </table:table-cell>
              <table:table-cell office:value-type="float" office:value="71209">
                <text:p>71209</text:p>
              </table:table-cell>
              <table:table-cell office:value-type="float" office:value="153047">
                <text:p>153047</text:p>
              </table:table-cell>
              <table:table-cell office:value-type="float" office:value="147478">
                <text:p>147478</text:p>
              </table:table-cell>
              <table:table-cell office:value-type="float" office:value="153632">
                <text:p>153632</text:p>
              </table:table-cell>
              <table:table-cell office:value-type="float" office:value="161231">
                <text:p>161231</text:p>
              </table:table-cell>
            </table:table-row>
            <table:table-row>
              <table:table-cell office:value-type="float" office:value="24201">
                <text:p>24201</text:p>
              </table:table-cell>
              <table:table-cell office:value-type="float" office:value="27932">
                <text:p>27932</text:p>
              </table:table-cell>
              <table:table-cell office:value-type="float" office:value="71122">
                <text:p>71122</text:p>
              </table:table-cell>
              <table:table-cell office:value-type="float" office:value="162363">
                <text:p>162363</text:p>
              </table:table-cell>
              <table:table-cell office:value-type="float" office:value="147936">
                <text:p>147936</text:p>
              </table:table-cell>
              <table:table-cell office:value-type="float" office:value="154763">
                <text:p>154763</text:p>
              </table:table-cell>
              <table:table-cell office:value-type="float" office:value="167108">
                <text:p>167108</text:p>
              </table:table-cell>
            </table:table-row>
            <table:table-row>
              <table:table-cell office:value-type="float" office:value="24301">
                <text:p>24301</text:p>
              </table:table-cell>
              <table:table-cell office:value-type="float" office:value="30149">
                <text:p>30149</text:p>
              </table:table-cell>
              <table:table-cell office:value-type="float" office:value="73684">
                <text:p>73684</text:p>
              </table:table-cell>
              <table:table-cell office:value-type="float" office:value="132886">
                <text:p>132886</text:p>
              </table:table-cell>
              <table:table-cell office:value-type="float" office:value="149871">
                <text:p>149871</text:p>
              </table:table-cell>
              <table:table-cell office:value-type="float" office:value="155982">
                <text:p>155982</text:p>
              </table:table-cell>
              <table:table-cell office:value-type="float" office:value="166945">
                <text:p>166945</text:p>
              </table:table-cell>
            </table:table-row>
            <table:table-row>
              <table:table-cell office:value-type="float" office:value="24401">
                <text:p>24401</text:p>
              </table:table-cell>
              <table:table-cell office:value-type="float" office:value="33166">
                <text:p>33166</text:p>
              </table:table-cell>
              <table:table-cell office:value-type="float" office:value="75033">
                <text:p>75033</text:p>
              </table:table-cell>
              <table:table-cell office:value-type="float" office:value="143416">
                <text:p>143416</text:p>
              </table:table-cell>
              <table:table-cell office:value-type="float" office:value="150500">
                <text:p>150500</text:p>
              </table:table-cell>
              <table:table-cell office:value-type="float" office:value="155603">
                <text:p>155603</text:p>
              </table:table-cell>
              <table:table-cell office:value-type="float" office:value="164975">
                <text:p>164975</text:p>
              </table:table-cell>
            </table:table-row>
            <table:table-row>
              <table:table-cell office:value-type="float" office:value="24501">
                <text:p>24501</text:p>
              </table:table-cell>
              <table:table-cell office:value-type="float" office:value="25489">
                <text:p>25489</text:p>
              </table:table-cell>
              <table:table-cell office:value-type="float" office:value="74308">
                <text:p>74308</text:p>
              </table:table-cell>
              <table:table-cell office:value-type="float" office:value="151189">
                <text:p>151189</text:p>
              </table:table-cell>
              <table:table-cell office:value-type="float" office:value="151318">
                <text:p>151318</text:p>
              </table:table-cell>
              <table:table-cell office:value-type="float" office:value="156586">
                <text:p>156586</text:p>
              </table:table-cell>
              <table:table-cell office:value-type="float" office:value="165212">
                <text:p>165212</text:p>
              </table:table-cell>
            </table:table-row>
            <table:table-row>
              <table:table-cell office:value-type="float" office:value="24601">
                <text:p>24601</text:p>
              </table:table-cell>
              <table:table-cell office:value-type="float" office:value="29623">
                <text:p>29623</text:p>
              </table:table-cell>
              <table:table-cell office:value-type="float" office:value="77284">
                <text:p>77284</text:p>
              </table:table-cell>
              <table:table-cell office:value-type="float" office:value="154157">
                <text:p>154157</text:p>
              </table:table-cell>
              <table:table-cell office:value-type="float" office:value="150681">
                <text:p>150681</text:p>
              </table:table-cell>
              <table:table-cell office:value-type="float" office:value="157754">
                <text:p>157754</text:p>
              </table:table-cell>
              <table:table-cell office:value-type="float" office:value="167963">
                <text:p>167963</text:p>
              </table:table-cell>
            </table:table-row>
            <table:table-row>
              <table:table-cell office:value-type="float" office:value="24701">
                <text:p>24701</text:p>
              </table:table-cell>
              <table:table-cell office:value-type="float" office:value="37048">
                <text:p>37048</text:p>
              </table:table-cell>
              <table:table-cell office:value-type="float" office:value="75980">
                <text:p>75980</text:p>
              </table:table-cell>
              <table:table-cell office:value-type="float" office:value="144454">
                <text:p>144454</text:p>
              </table:table-cell>
              <table:table-cell office:value-type="float" office:value="146624">
                <text:p>146624</text:p>
              </table:table-cell>
              <table:table-cell office:value-type="float" office:value="157671">
                <text:p>157671</text:p>
              </table:table-cell>
              <table:table-cell office:value-type="float" office:value="166440">
                <text:p>166440</text:p>
              </table:table-cell>
            </table:table-row>
            <table:table-row>
              <table:table-cell office:value-type="float" office:value="24801">
                <text:p>24801</text:p>
              </table:table-cell>
              <table:table-cell office:value-type="float" office:value="26496">
                <text:p>26496</text:p>
              </table:table-cell>
              <table:table-cell office:value-type="float" office:value="74976">
                <text:p>74976</text:p>
              </table:table-cell>
              <table:table-cell office:value-type="float" office:value="148587">
                <text:p>148587</text:p>
              </table:table-cell>
              <table:table-cell office:value-type="float" office:value="153252">
                <text:p>153252</text:p>
              </table:table-cell>
              <table:table-cell office:value-type="float" office:value="158453">
                <text:p>158453</text:p>
              </table:table-cell>
              <table:table-cell office:value-type="float" office:value="172416">
                <text:p>172416</text:p>
              </table:table-cell>
            </table:table-row>
            <table:table-row>
              <table:table-cell office:value-type="float" office:value="24901">
                <text:p>24901</text:p>
              </table:table-cell>
              <table:table-cell office:value-type="float" office:value="30764">
                <text:p>30764</text:p>
              </table:table-cell>
              <table:table-cell office:value-type="float" office:value="77426">
                <text:p>77426</text:p>
              </table:table-cell>
              <table:table-cell office:value-type="float" office:value="156244">
                <text:p>156244</text:p>
              </table:table-cell>
              <table:table-cell office:value-type="float" office:value="152329">
                <text:p>152329</text:p>
              </table:table-cell>
              <table:table-cell office:value-type="float" office:value="159086">
                <text:p>159086</text:p>
              </table:table-cell>
              <table:table-cell office:value-type="float" office:value="170556">
                <text:p>170556</text:p>
              </table:table-cell>
            </table:table-row>
            <table:table-row>
              <table:table-cell office:value-type="float" office:value="25001">
                <text:p>25001</text:p>
              </table:table-cell>
              <table:table-cell office:value-type="float" office:value="28139">
                <text:p>28139</text:p>
              </table:table-cell>
              <table:table-cell office:value-type="float" office:value="75894">
                <text:p>75894</text:p>
              </table:table-cell>
              <table:table-cell office:value-type="float" office:value="166811">
                <text:p>166811</text:p>
              </table:table-cell>
              <table:table-cell office:value-type="float" office:value="153514">
                <text:p>153514</text:p>
              </table:table-cell>
              <table:table-cell office:value-type="float" office:value="159549">
                <text:p>159549</text:p>
              </table:table-cell>
              <table:table-cell office:value-type="float" office:value="171451">
                <text:p>171451</text:p>
              </table:table-cell>
            </table:table-row>
            <table:table-row>
              <table:table-cell office:value-type="float" office:value="25101">
                <text:p>25101</text:p>
              </table:table-cell>
              <table:table-cell office:value-type="float" office:value="41918">
                <text:p>41918</text:p>
              </table:table-cell>
              <table:table-cell office:value-type="float" office:value="79720">
                <text:p>79720</text:p>
              </table:table-cell>
              <table:table-cell office:value-type="float" office:value="170901">
                <text:p>170901</text:p>
              </table:table-cell>
              <table:table-cell office:value-type="float" office:value="153506">
                <text:p>153506</text:p>
              </table:table-cell>
              <table:table-cell office:value-type="float" office:value="160232">
                <text:p>160232</text:p>
              </table:table-cell>
              <table:table-cell office:value-type="float" office:value="173522">
                <text:p>173522</text:p>
              </table:table-cell>
            </table:table-row>
            <table:table-row>
              <table:table-cell office:value-type="float" office:value="25201">
                <text:p>25201</text:p>
              </table:table-cell>
              <table:table-cell office:value-type="float" office:value="27892">
                <text:p>27892</text:p>
              </table:table-cell>
              <table:table-cell office:value-type="float" office:value="78821">
                <text:p>78821</text:p>
              </table:table-cell>
              <table:table-cell office:value-type="float" office:value="165610">
                <text:p>165610</text:p>
              </table:table-cell>
              <table:table-cell office:value-type="float" office:value="150894">
                <text:p>150894</text:p>
              </table:table-cell>
              <table:table-cell office:value-type="float" office:value="161338">
                <text:p>161338</text:p>
              </table:table-cell>
              <table:table-cell office:value-type="float" office:value="169808">
                <text:p>169808</text:p>
              </table:table-cell>
            </table:table-row>
            <table:table-row>
              <table:table-cell office:value-type="float" office:value="25301">
                <text:p>25301</text:p>
              </table:table-cell>
              <table:table-cell office:value-type="float" office:value="27175">
                <text:p>27175</text:p>
              </table:table-cell>
              <table:table-cell office:value-type="float" office:value="77083">
                <text:p>77083</text:p>
              </table:table-cell>
              <table:table-cell office:value-type="float" office:value="180082">
                <text:p>180082</text:p>
              </table:table-cell>
              <table:table-cell office:value-type="float" office:value="154283">
                <text:p>154283</text:p>
              </table:table-cell>
              <table:table-cell office:value-type="float" office:value="161519">
                <text:p>161519</text:p>
              </table:table-cell>
              <table:table-cell office:value-type="float" office:value="169331">
                <text:p>169331</text:p>
              </table:table-cell>
            </table:table-row>
            <table:table-row>
              <table:table-cell office:value-type="float" office:value="25401">
                <text:p>25401</text:p>
              </table:table-cell>
              <table:table-cell office:value-type="float" office:value="42589">
                <text:p>42589</text:p>
              </table:table-cell>
              <table:table-cell office:value-type="float" office:value="76671">
                <text:p>76671</text:p>
              </table:table-cell>
              <table:table-cell office:value-type="float" office:value="139731">
                <text:p>139731</text:p>
              </table:table-cell>
              <table:table-cell office:value-type="float" office:value="153314">
                <text:p>153314</text:p>
              </table:table-cell>
              <table:table-cell office:value-type="float" office:value="161662">
                <text:p>161662</text:p>
              </table:table-cell>
              <table:table-cell office:value-type="float" office:value="170944">
                <text:p>170944</text:p>
              </table:table-cell>
            </table:table-row>
            <table:table-row>
              <table:table-cell office:value-type="float" office:value="25501">
                <text:p>25501</text:p>
              </table:table-cell>
              <table:table-cell office:value-type="float" office:value="36438">
                <text:p>36438</text:p>
              </table:table-cell>
              <table:table-cell office:value-type="float" office:value="78474">
                <text:p>78474</text:p>
              </table:table-cell>
              <table:table-cell office:value-type="float" office:value="187804">
                <text:p>187804</text:p>
              </table:table-cell>
              <table:table-cell office:value-type="float" office:value="153378">
                <text:p>153378</text:p>
              </table:table-cell>
              <table:table-cell office:value-type="float" office:value="163126">
                <text:p>163126</text:p>
              </table:table-cell>
              <table:table-cell office:value-type="float" office:value="175412">
                <text:p>175412</text:p>
              </table:table-cell>
            </table:table-row>
            <table:table-row>
              <table:table-cell office:value-type="float" office:value="25601">
                <text:p>25601</text:p>
              </table:table-cell>
              <table:table-cell office:value-type="float" office:value="30627">
                <text:p>30627</text:p>
              </table:table-cell>
              <table:table-cell office:value-type="float" office:value="77828">
                <text:p>77828</text:p>
              </table:table-cell>
              <table:table-cell office:value-type="float" office:value="189574">
                <text:p>189574</text:p>
              </table:table-cell>
              <table:table-cell office:value-type="float" office:value="156119">
                <text:p>156119</text:p>
              </table:table-cell>
              <table:table-cell office:value-type="float" office:value="163496">
                <text:p>163496</text:p>
              </table:table-cell>
              <table:table-cell office:value-type="float" office:value="171897">
                <text:p>171897</text:p>
              </table:table-cell>
            </table:table-row>
            <table:table-row>
              <table:table-cell office:value-type="float" office:value="25701">
                <text:p>25701</text:p>
              </table:table-cell>
              <table:table-cell office:value-type="float" office:value="34339">
                <text:p>34339</text:p>
              </table:table-cell>
              <table:table-cell office:value-type="float" office:value="76006">
                <text:p>76006</text:p>
              </table:table-cell>
              <table:table-cell office:value-type="float" office:value="198314">
                <text:p>198314</text:p>
              </table:table-cell>
              <table:table-cell office:value-type="float" office:value="155230">
                <text:p>155230</text:p>
              </table:table-cell>
              <table:table-cell office:value-type="float" office:value="163850">
                <text:p>163850</text:p>
              </table:table-cell>
              <table:table-cell office:value-type="float" office:value="172270">
                <text:p>172270</text:p>
              </table:table-cell>
            </table:table-row>
            <table:table-row>
              <table:table-cell office:value-type="float" office:value="25801">
                <text:p>25801</text:p>
              </table:table-cell>
              <table:table-cell office:value-type="float" office:value="32274">
                <text:p>32274</text:p>
              </table:table-cell>
              <table:table-cell office:value-type="float" office:value="77923">
                <text:p>77923</text:p>
              </table:table-cell>
              <table:table-cell office:value-type="float" office:value="155757">
                <text:p>155757</text:p>
              </table:table-cell>
              <table:table-cell office:value-type="float" office:value="152182">
                <text:p>152182</text:p>
              </table:table-cell>
              <table:table-cell office:value-type="float" office:value="164418">
                <text:p>164418</text:p>
              </table:table-cell>
              <table:table-cell office:value-type="float" office:value="175963">
                <text:p>175963</text:p>
              </table:table-cell>
            </table:table-row>
            <table:table-row>
              <table:table-cell office:value-type="float" office:value="25901">
                <text:p>25901</text:p>
              </table:table-cell>
              <table:table-cell office:value-type="float" office:value="30793">
                <text:p>30793</text:p>
              </table:table-cell>
              <table:table-cell office:value-type="float" office:value="72154">
                <text:p>72154</text:p>
              </table:table-cell>
              <table:table-cell office:value-type="float" office:value="143736">
                <text:p>143736</text:p>
              </table:table-cell>
              <table:table-cell office:value-type="float" office:value="158501">
                <text:p>158501</text:p>
              </table:table-cell>
              <table:table-cell office:value-type="float" office:value="166074">
                <text:p>166074</text:p>
              </table:table-cell>
              <table:table-cell office:value-type="float" office:value="176073">
                <text:p>176073</text:p>
              </table:table-cell>
            </table:table-row>
            <table:table-row>
              <table:table-cell office:value-type="float" office:value="26001">
                <text:p>26001</text:p>
              </table:table-cell>
              <table:table-cell office:value-type="float" office:value="31262">
                <text:p>31262</text:p>
              </table:table-cell>
              <table:table-cell office:value-type="float" office:value="78728">
                <text:p>78728</text:p>
              </table:table-cell>
              <table:table-cell office:value-type="float" office:value="188259">
                <text:p>188259</text:p>
              </table:table-cell>
              <table:table-cell office:value-type="float" office:value="160106">
                <text:p>160106</text:p>
              </table:table-cell>
              <table:table-cell office:value-type="float" office:value="166552">
                <text:p>166552</text:p>
              </table:table-cell>
              <table:table-cell office:value-type="float" office:value="175490">
                <text:p>175490</text:p>
              </table:table-cell>
            </table:table-row>
            <table:table-row>
              <table:table-cell office:value-type="float" office:value="26101">
                <text:p>26101</text:p>
              </table:table-cell>
              <table:table-cell office:value-type="float" office:value="35400">
                <text:p>35400</text:p>
              </table:table-cell>
              <table:table-cell office:value-type="float" office:value="79851">
                <text:p>79851</text:p>
              </table:table-cell>
              <table:table-cell office:value-type="float" office:value="138868">
                <text:p>138868</text:p>
              </table:table-cell>
              <table:table-cell office:value-type="float" office:value="158464">
                <text:p>158464</text:p>
              </table:table-cell>
              <table:table-cell office:value-type="float" office:value="167007">
                <text:p>167007</text:p>
              </table:table-cell>
              <table:table-cell office:value-type="float" office:value="177856">
                <text:p>177856</text:p>
              </table:table-cell>
            </table:table-row>
            <table:table-row>
              <table:table-cell office:value-type="float" office:value="26201">
                <text:p>26201</text:p>
              </table:table-cell>
              <table:table-cell office:value-type="float" office:value="32914">
                <text:p>32914</text:p>
              </table:table-cell>
              <table:table-cell office:value-type="float" office:value="82493">
                <text:p>82493</text:p>
              </table:table-cell>
              <table:table-cell office:value-type="float" office:value="159577">
                <text:p>159577</text:p>
              </table:table-cell>
              <table:table-cell office:value-type="float" office:value="159778">
                <text:p>159778</text:p>
              </table:table-cell>
              <table:table-cell office:value-type="float" office:value="167480">
                <text:p>167480</text:p>
              </table:table-cell>
              <table:table-cell office:value-type="float" office:value="179939">
                <text:p>179939</text:p>
              </table:table-cell>
            </table:table-row>
            <table:table-row>
              <table:table-cell office:value-type="float" office:value="26301">
                <text:p>26301</text:p>
              </table:table-cell>
              <table:table-cell office:value-type="float" office:value="30695">
                <text:p>30695</text:p>
              </table:table-cell>
              <table:table-cell office:value-type="float" office:value="77123">
                <text:p>77123</text:p>
              </table:table-cell>
              <table:table-cell office:value-type="float" office:value="153595">
                <text:p>153595</text:p>
              </table:table-cell>
              <table:table-cell office:value-type="float" office:value="160817">
                <text:p>160817</text:p>
              </table:table-cell>
              <table:table-cell office:value-type="float" office:value="167783">
                <text:p>167783</text:p>
              </table:table-cell>
              <table:table-cell office:value-type="float" office:value="176617">
                <text:p>176617</text:p>
              </table:table-cell>
            </table:table-row>
            <table:table-row>
              <table:table-cell office:value-type="float" office:value="26401">
                <text:p>26401</text:p>
              </table:table-cell>
              <table:table-cell office:value-type="float" office:value="30401">
                <text:p>30401</text:p>
              </table:table-cell>
              <table:table-cell office:value-type="float" office:value="79573">
                <text:p>79573</text:p>
              </table:table-cell>
              <table:table-cell office:value-type="float" office:value="147744">
                <text:p>147744</text:p>
              </table:table-cell>
              <table:table-cell office:value-type="float" office:value="159726">
                <text:p>159726</text:p>
              </table:table-cell>
              <table:table-cell office:value-type="float" office:value="168400">
                <text:p>168400</text:p>
              </table:table-cell>
              <table:table-cell office:value-type="float" office:value="176143">
                <text:p>176143</text:p>
              </table:table-cell>
            </table:table-row>
            <table:table-row>
              <table:table-cell office:value-type="float" office:value="26501">
                <text:p>26501</text:p>
              </table:table-cell>
              <table:table-cell office:value-type="float" office:value="29459">
                <text:p>29459</text:p>
              </table:table-cell>
              <table:table-cell office:value-type="float" office:value="84354">
                <text:p>84354</text:p>
              </table:table-cell>
              <table:table-cell office:value-type="float" office:value="156035">
                <text:p>156035</text:p>
              </table:table-cell>
              <table:table-cell office:value-type="float" office:value="151890">
                <text:p>151890</text:p>
              </table:table-cell>
              <table:table-cell office:value-type="float" office:value="168709">
                <text:p>168709</text:p>
              </table:table-cell>
              <table:table-cell office:value-type="float" office:value="177978">
                <text:p>177978</text:p>
              </table:table-cell>
            </table:table-row>
            <table:table-row>
              <table:table-cell office:value-type="float" office:value="26601">
                <text:p>26601</text:p>
              </table:table-cell>
              <table:table-cell office:value-type="float" office:value="32092">
                <text:p>32092</text:p>
              </table:table-cell>
              <table:table-cell office:value-type="float" office:value="80329">
                <text:p>80329</text:p>
              </table:table-cell>
              <table:table-cell office:value-type="float" office:value="138866">
                <text:p>138866</text:p>
              </table:table-cell>
              <table:table-cell office:value-type="float" office:value="164182">
                <text:p>164182</text:p>
              </table:table-cell>
              <table:table-cell office:value-type="float" office:value="170292">
                <text:p>170292</text:p>
              </table:table-cell>
              <table:table-cell office:value-type="float" office:value="179608">
                <text:p>179608</text:p>
              </table:table-cell>
            </table:table-row>
            <table:table-row>
              <table:table-cell office:value-type="float" office:value="26701">
                <text:p>26701</text:p>
              </table:table-cell>
              <table:table-cell office:value-type="float" office:value="29853">
                <text:p>29853</text:p>
              </table:table-cell>
              <table:table-cell office:value-type="float" office:value="80498">
                <text:p>80498</text:p>
              </table:table-cell>
              <table:table-cell office:value-type="float" office:value="144992">
                <text:p>144992</text:p>
              </table:table-cell>
              <table:table-cell office:value-type="float" office:value="162088">
                <text:p>162088</text:p>
              </table:table-cell>
              <table:table-cell office:value-type="float" office:value="170753">
                <text:p>170753</text:p>
              </table:table-cell>
              <table:table-cell office:value-type="float" office:value="180875">
                <text:p>180875</text:p>
              </table:table-cell>
            </table:table-row>
            <table:table-row>
              <table:table-cell office:value-type="float" office:value="26801">
                <text:p>26801</text:p>
              </table:table-cell>
              <table:table-cell office:value-type="float" office:value="32800">
                <text:p>32800</text:p>
              </table:table-cell>
              <table:table-cell office:value-type="float" office:value="83706">
                <text:p>83706</text:p>
              </table:table-cell>
              <table:table-cell office:value-type="float" office:value="162030">
                <text:p>162030</text:p>
              </table:table-cell>
              <table:table-cell office:value-type="float" office:value="163440">
                <text:p>163440</text:p>
              </table:table-cell>
              <table:table-cell office:value-type="float" office:value="171257">
                <text:p>171257</text:p>
              </table:table-cell>
              <table:table-cell office:value-type="float" office:value="180415">
                <text:p>180415</text:p>
              </table:table-cell>
            </table:table-row>
            <table:table-row>
              <table:table-cell office:value-type="float" office:value="26901">
                <text:p>26901</text:p>
              </table:table-cell>
              <table:table-cell office:value-type="float" office:value="29300">
                <text:p>29300</text:p>
              </table:table-cell>
              <table:table-cell office:value-type="float" office:value="76755">
                <text:p>76755</text:p>
              </table:table-cell>
              <table:table-cell office:value-type="float" office:value="156198">
                <text:p>156198</text:p>
              </table:table-cell>
              <table:table-cell office:value-type="float" office:value="162182">
                <text:p>162182</text:p>
              </table:table-cell>
              <table:table-cell office:value-type="float" office:value="171192">
                <text:p>171192</text:p>
              </table:table-cell>
              <table:table-cell office:value-type="float" office:value="179379">
                <text:p>179379</text:p>
              </table:table-cell>
            </table:table-row>
            <table:table-row>
              <table:table-cell office:value-type="float" office:value="27001">
                <text:p>27001</text:p>
              </table:table-cell>
              <table:table-cell office:value-type="float" office:value="29326">
                <text:p>29326</text:p>
              </table:table-cell>
              <table:table-cell office:value-type="float" office:value="79783">
                <text:p>79783</text:p>
              </table:table-cell>
              <table:table-cell office:value-type="float" office:value="156016">
                <text:p>156016</text:p>
              </table:table-cell>
              <table:table-cell office:value-type="float" office:value="165405">
                <text:p>165405</text:p>
              </table:table-cell>
              <table:table-cell office:value-type="float" office:value="172636">
                <text:p>172636</text:p>
              </table:table-cell>
              <table:table-cell office:value-type="float" office:value="182409">
                <text:p>182409</text:p>
              </table:table-cell>
            </table:table-row>
            <table:table-row>
              <table:table-cell office:value-type="float" office:value="27101">
                <text:p>27101</text:p>
              </table:table-cell>
              <table:table-cell office:value-type="float" office:value="30062">
                <text:p>30062</text:p>
              </table:table-cell>
              <table:table-cell office:value-type="float" office:value="77800">
                <text:p>77800</text:p>
              </table:table-cell>
              <table:table-cell office:value-type="float" office:value="152309">
                <text:p>152309</text:p>
              </table:table-cell>
              <table:table-cell office:value-type="float" office:value="165346">
                <text:p>165346</text:p>
              </table:table-cell>
              <table:table-cell office:value-type="float" office:value="172954">
                <text:p>172954</text:p>
              </table:table-cell>
              <table:table-cell office:value-type="float" office:value="181902">
                <text:p>181902</text:p>
              </table:table-cell>
            </table:table-row>
            <table:table-row>
              <table:table-cell office:value-type="float" office:value="27201">
                <text:p>27201</text:p>
              </table:table-cell>
              <table:table-cell office:value-type="float" office:value="34119">
                <text:p>34119</text:p>
              </table:table-cell>
              <table:table-cell office:value-type="float" office:value="83095">
                <text:p>83095</text:p>
              </table:table-cell>
              <table:table-cell office:value-type="float" office:value="165614">
                <text:p>165614</text:p>
              </table:table-cell>
              <table:table-cell office:value-type="float" office:value="164572">
                <text:p>164572</text:p>
              </table:table-cell>
              <table:table-cell office:value-type="float" office:value="174273">
                <text:p>174273</text:p>
              </table:table-cell>
              <table:table-cell office:value-type="float" office:value="185720">
                <text:p>185720</text:p>
              </table:table-cell>
            </table:table-row>
            <table:table-row>
              <table:table-cell office:value-type="float" office:value="27301">
                <text:p>27301</text:p>
              </table:table-cell>
              <table:table-cell office:value-type="float" office:value="35124">
                <text:p>35124</text:p>
              </table:table-cell>
              <table:table-cell office:value-type="float" office:value="83075">
                <text:p>83075</text:p>
              </table:table-cell>
              <table:table-cell office:value-type="float" office:value="168396">
                <text:p>168396</text:p>
              </table:table-cell>
              <table:table-cell office:value-type="float" office:value="168841">
                <text:p>168841</text:p>
              </table:table-cell>
              <table:table-cell office:value-type="float" office:value="174416">
                <text:p>174416</text:p>
              </table:table-cell>
              <table:table-cell office:value-type="float" office:value="183806">
                <text:p>183806</text:p>
              </table:table-cell>
            </table:table-row>
            <table:table-row>
              <table:table-cell office:value-type="float" office:value="27401">
                <text:p>27401</text:p>
              </table:table-cell>
              <table:table-cell office:value-type="float" office:value="33347">
                <text:p>33347</text:p>
              </table:table-cell>
              <table:table-cell office:value-type="float" office:value="82100">
                <text:p>82100</text:p>
              </table:table-cell>
              <table:table-cell office:value-type="float" office:value="161910">
                <text:p>161910</text:p>
              </table:table-cell>
              <table:table-cell office:value-type="float" office:value="166931">
                <text:p>166931</text:p>
              </table:table-cell>
              <table:table-cell office:value-type="float" office:value="175466">
                <text:p>175466</text:p>
              </table:table-cell>
              <table:table-cell office:value-type="float" office:value="196431">
                <text:p>196431</text:p>
              </table:table-cell>
            </table:table-row>
            <table:table-row>
              <table:table-cell office:value-type="float" office:value="27501">
                <text:p>27501</text:p>
              </table:table-cell>
              <table:table-cell office:value-type="float" office:value="34826">
                <text:p>34826</text:p>
              </table:table-cell>
              <table:table-cell office:value-type="float" office:value="86467">
                <text:p>86467</text:p>
              </table:table-cell>
              <table:table-cell office:value-type="float" office:value="174238">
                <text:p>174238</text:p>
              </table:table-cell>
              <table:table-cell office:value-type="float" office:value="164510">
                <text:p>164510</text:p>
              </table:table-cell>
              <table:table-cell office:value-type="float" office:value="175816">
                <text:p>175816</text:p>
              </table:table-cell>
              <table:table-cell office:value-type="float" office:value="184645">
                <text:p>184645</text:p>
              </table:table-cell>
            </table:table-row>
            <table:table-row>
              <table:table-cell office:value-type="float" office:value="27601">
                <text:p>27601</text:p>
              </table:table-cell>
              <table:table-cell office:value-type="float" office:value="37771">
                <text:p>37771</text:p>
              </table:table-cell>
              <table:table-cell office:value-type="float" office:value="78955">
                <text:p>78955</text:p>
              </table:table-cell>
              <table:table-cell office:value-type="float" office:value="173488">
                <text:p>173488</text:p>
              </table:table-cell>
              <table:table-cell office:value-type="float" office:value="170256">
                <text:p>170256</text:p>
              </table:table-cell>
              <table:table-cell office:value-type="float" office:value="176217">
                <text:p>176217</text:p>
              </table:table-cell>
              <table:table-cell office:value-type="float" office:value="184112">
                <text:p>184112</text:p>
              </table:table-cell>
            </table:table-row>
            <table:table-row>
              <table:table-cell office:value-type="float" office:value="27701">
                <text:p>27701</text:p>
              </table:table-cell>
              <table:table-cell office:value-type="float" office:value="33987">
                <text:p>33987</text:p>
              </table:table-cell>
              <table:table-cell office:value-type="float" office:value="78662">
                <text:p>78662</text:p>
              </table:table-cell>
              <table:table-cell office:value-type="float" office:value="151178">
                <text:p>151178</text:p>
              </table:table-cell>
              <table:table-cell office:value-type="float" office:value="169608">
                <text:p>169608</text:p>
              </table:table-cell>
              <table:table-cell office:value-type="float" office:value="176973">
                <text:p>176973</text:p>
              </table:table-cell>
              <table:table-cell office:value-type="float" office:value="190498">
                <text:p>190498</text:p>
              </table:table-cell>
            </table:table-row>
            <table:table-row>
              <table:table-cell office:value-type="float" office:value="27801">
                <text:p>27801</text:p>
              </table:table-cell>
              <table:table-cell office:value-type="float" office:value="35683">
                <text:p>35683</text:p>
              </table:table-cell>
              <table:table-cell office:value-type="float" office:value="85304">
                <text:p>85304</text:p>
              </table:table-cell>
              <table:table-cell office:value-type="float" office:value="166331">
                <text:p>166331</text:p>
              </table:table-cell>
              <table:table-cell office:value-type="float" office:value="171185">
                <text:p>171185</text:p>
              </table:table-cell>
              <table:table-cell office:value-type="float" office:value="177399">
                <text:p>177399</text:p>
              </table:table-cell>
              <table:table-cell office:value-type="float" office:value="185329">
                <text:p>185329</text:p>
              </table:table-cell>
            </table:table-row>
            <table:table-row>
              <table:table-cell office:value-type="float" office:value="27901">
                <text:p>27901</text:p>
              </table:table-cell>
              <table:table-cell office:value-type="float" office:value="29481">
                <text:p>29481</text:p>
              </table:table-cell>
              <table:table-cell office:value-type="float" office:value="78969">
                <text:p>78969</text:p>
              </table:table-cell>
              <table:table-cell office:value-type="float" office:value="149187">
                <text:p>149187</text:p>
              </table:table-cell>
              <table:table-cell office:value-type="float" office:value="170454">
                <text:p>170454</text:p>
              </table:table-cell>
              <table:table-cell office:value-type="float" office:value="177965">
                <text:p>177965</text:p>
              </table:table-cell>
              <table:table-cell office:value-type="float" office:value="185765">
                <text:p>185765</text:p>
              </table:table-cell>
            </table:table-row>
            <table:table-row>
              <table:table-cell office:value-type="float" office:value="28001">
                <text:p>28001</text:p>
              </table:table-cell>
              <table:table-cell office:value-type="float" office:value="36154">
                <text:p>36154</text:p>
              </table:table-cell>
              <table:table-cell office:value-type="float" office:value="84813">
                <text:p>84813</text:p>
              </table:table-cell>
              <table:table-cell office:value-type="float" office:value="176364">
                <text:p>176364</text:p>
              </table:table-cell>
              <table:table-cell office:value-type="float" office:value="171571">
                <text:p>171571</text:p>
              </table:table-cell>
              <table:table-cell office:value-type="float" office:value="178358">
                <text:p>178358</text:p>
              </table:table-cell>
              <table:table-cell office:value-type="float" office:value="189638">
                <text:p>189638</text:p>
              </table:table-cell>
            </table:table-row>
            <table:table-row>
              <table:table-cell office:value-type="float" office:value="28101">
                <text:p>28101</text:p>
              </table:table-cell>
              <table:table-cell office:value-type="float" office:value="32454">
                <text:p>32454</text:p>
              </table:table-cell>
              <table:table-cell office:value-type="float" office:value="85778">
                <text:p>85778</text:p>
              </table:table-cell>
              <table:table-cell office:value-type="float" office:value="156843">
                <text:p>156843</text:p>
              </table:table-cell>
              <table:table-cell office:value-type="float" office:value="170221">
                <text:p>170221</text:p>
              </table:table-cell>
              <table:table-cell office:value-type="float" office:value="179331">
                <text:p>179331</text:p>
              </table:table-cell>
              <table:table-cell office:value-type="float" office:value="190405">
                <text:p>190405</text:p>
              </table:table-cell>
            </table:table-row>
            <table:table-row>
              <table:table-cell office:value-type="float" office:value="28201">
                <text:p>28201</text:p>
              </table:table-cell>
              <table:table-cell office:value-type="float" office:value="35298">
                <text:p>35298</text:p>
              </table:table-cell>
              <table:table-cell office:value-type="float" office:value="85724">
                <text:p>85724</text:p>
              </table:table-cell>
              <table:table-cell office:value-type="float" office:value="189183">
                <text:p>189183</text:p>
              </table:table-cell>
              <table:table-cell office:value-type="float" office:value="172996">
                <text:p>172996</text:p>
              </table:table-cell>
              <table:table-cell office:value-type="float" office:value="180272">
                <text:p>180272</text:p>
              </table:table-cell>
              <table:table-cell office:value-type="float" office:value="188593">
                <text:p>188593</text:p>
              </table:table-cell>
            </table:table-row>
            <table:table-row>
              <table:table-cell office:value-type="float" office:value="28301">
                <text:p>28301</text:p>
              </table:table-cell>
              <table:table-cell office:value-type="float" office:value="32899">
                <text:p>32899</text:p>
              </table:table-cell>
              <table:table-cell office:value-type="float" office:value="85347">
                <text:p>85347</text:p>
              </table:table-cell>
              <table:table-cell office:value-type="float" office:value="191607">
                <text:p>191607</text:p>
              </table:table-cell>
              <table:table-cell office:value-type="float" office:value="173411">
                <text:p>173411</text:p>
              </table:table-cell>
              <table:table-cell office:value-type="float" office:value="180801">
                <text:p>180801</text:p>
              </table:table-cell>
              <table:table-cell office:value-type="float" office:value="194134">
                <text:p>194134</text:p>
              </table:table-cell>
            </table:table-row>
            <table:table-row>
              <table:table-cell office:value-type="float" office:value="28401">
                <text:p>28401</text:p>
              </table:table-cell>
              <table:table-cell office:value-type="float" office:value="30251">
                <text:p>30251</text:p>
              </table:table-cell>
              <table:table-cell office:value-type="float" office:value="81919">
                <text:p>81919</text:p>
              </table:table-cell>
              <table:table-cell office:value-type="float" office:value="144359">
                <text:p>144359</text:p>
              </table:table-cell>
              <table:table-cell office:value-type="float" office:value="174450">
                <text:p>174450</text:p>
              </table:table-cell>
              <table:table-cell office:value-type="float" office:value="180976">
                <text:p>180976</text:p>
              </table:table-cell>
              <table:table-cell office:value-type="float" office:value="189752">
                <text:p>189752</text:p>
              </table:table-cell>
            </table:table-row>
            <table:table-row>
              <table:table-cell office:value-type="float" office:value="28501">
                <text:p>28501</text:p>
              </table:table-cell>
              <table:table-cell office:value-type="float" office:value="35618">
                <text:p>35618</text:p>
              </table:table-cell>
              <table:table-cell office:value-type="float" office:value="86074">
                <text:p>86074</text:p>
              </table:table-cell>
              <table:table-cell office:value-type="float" office:value="179758">
                <text:p>179758</text:p>
              </table:table-cell>
              <table:table-cell office:value-type="float" office:value="174468">
                <text:p>174468</text:p>
              </table:table-cell>
              <table:table-cell office:value-type="float" office:value="181425">
                <text:p>181425</text:p>
              </table:table-cell>
              <table:table-cell office:value-type="float" office:value="190336">
                <text:p>190336</text:p>
              </table:table-cell>
            </table:table-row>
            <table:table-row>
              <table:table-cell office:value-type="float" office:value="28601">
                <text:p>28601</text:p>
              </table:table-cell>
              <table:table-cell office:value-type="float" office:value="32071">
                <text:p>32071</text:p>
              </table:table-cell>
              <table:table-cell office:value-type="float" office:value="84406">
                <text:p>84406</text:p>
              </table:table-cell>
              <table:table-cell office:value-type="float" office:value="156858">
                <text:p>156858</text:p>
              </table:table-cell>
              <table:table-cell office:value-type="float" office:value="177015">
                <text:p>177015</text:p>
              </table:table-cell>
              <table:table-cell office:value-type="float" office:value="182702">
                <text:p>182702</text:p>
              </table:table-cell>
              <table:table-cell office:value-type="float" office:value="199994">
                <text:p>199994</text:p>
              </table:table-cell>
            </table:table-row>
            <table:table-row>
              <table:table-cell office:value-type="float" office:value="28701">
                <text:p>28701</text:p>
              </table:table-cell>
              <table:table-cell office:value-type="float" office:value="34134">
                <text:p>34134</text:p>
              </table:table-cell>
              <table:table-cell office:value-type="float" office:value="83729">
                <text:p>83729</text:p>
              </table:table-cell>
              <table:table-cell office:value-type="float" office:value="164536">
                <text:p>164536</text:p>
              </table:table-cell>
              <table:table-cell office:value-type="float" office:value="177436">
                <text:p>177436</text:p>
              </table:table-cell>
              <table:table-cell office:value-type="float" office:value="182989">
                <text:p>182989</text:p>
              </table:table-cell>
              <table:table-cell office:value-type="float" office:value="195968">
                <text:p>195968</text:p>
              </table:table-cell>
            </table:table-row>
            <table:table-row>
              <table:table-cell office:value-type="float" office:value="28801">
                <text:p>28801</text:p>
              </table:table-cell>
              <table:table-cell office:value-type="float" office:value="35555">
                <text:p>35555</text:p>
              </table:table-cell>
              <table:table-cell office:value-type="float" office:value="92983">
                <text:p>92983</text:p>
              </table:table-cell>
              <table:table-cell office:value-type="float" office:value="184583">
                <text:p>184583</text:p>
              </table:table-cell>
              <table:table-cell office:value-type="float" office:value="177396">
                <text:p>177396</text:p>
              </table:table-cell>
              <table:table-cell office:value-type="float" office:value="183725">
                <text:p>183725</text:p>
              </table:table-cell>
              <table:table-cell office:value-type="float" office:value="194995">
                <text:p>194995</text:p>
              </table:table-cell>
            </table:table-row>
            <table:table-row>
              <table:table-cell office:value-type="float" office:value="28901">
                <text:p>28901</text:p>
              </table:table-cell>
              <table:table-cell office:value-type="float" office:value="34806">
                <text:p>34806</text:p>
              </table:table-cell>
              <table:table-cell office:value-type="float" office:value="88935">
                <text:p>88935</text:p>
              </table:table-cell>
              <table:table-cell office:value-type="float" office:value="195344">
                <text:p>195344</text:p>
              </table:table-cell>
              <table:table-cell office:value-type="float" office:value="178062">
                <text:p>178062</text:p>
              </table:table-cell>
              <table:table-cell office:value-type="float" office:value="183962">
                <text:p>183962</text:p>
              </table:table-cell>
              <table:table-cell office:value-type="float" office:value="197686">
                <text:p>197686</text:p>
              </table:table-cell>
            </table:table-row>
            <table:table-row>
              <table:table-cell office:value-type="float" office:value="29001">
                <text:p>29001</text:p>
              </table:table-cell>
              <table:table-cell office:value-type="float" office:value="35211">
                <text:p>35211</text:p>
              </table:table-cell>
              <table:table-cell office:value-type="float" office:value="88972">
                <text:p>88972</text:p>
              </table:table-cell>
              <table:table-cell office:value-type="float" office:value="160140">
                <text:p>160140</text:p>
              </table:table-cell>
              <table:table-cell office:value-type="float" office:value="175212">
                <text:p>175212</text:p>
              </table:table-cell>
              <table:table-cell office:value-type="float" office:value="184924">
                <text:p>184924</text:p>
              </table:table-cell>
              <table:table-cell office:value-type="float" office:value="205398">
                <text:p>205398</text:p>
              </table:table-cell>
            </table:table-row>
            <table:table-row>
              <table:table-cell office:value-type="float" office:value="29101">
                <text:p>29101</text:p>
              </table:table-cell>
              <table:table-cell office:value-type="float" office:value="39752">
                <text:p>39752</text:p>
              </table:table-cell>
              <table:table-cell office:value-type="float" office:value="92099">
                <text:p>92099</text:p>
              </table:table-cell>
              <table:table-cell office:value-type="float" office:value="195667">
                <text:p>195667</text:p>
              </table:table-cell>
              <table:table-cell office:value-type="float" office:value="179480">
                <text:p>179480</text:p>
              </table:table-cell>
              <table:table-cell office:value-type="float" office:value="185349">
                <text:p>185349</text:p>
              </table:table-cell>
              <table:table-cell office:value-type="float" office:value="192893">
                <text:p>192893</text:p>
              </table:table-cell>
            </table:table-row>
            <table:table-row>
              <table:table-cell office:value-type="float" office:value="29201">
                <text:p>29201</text:p>
              </table:table-cell>
              <table:table-cell office:value-type="float" office:value="35719">
                <text:p>35719</text:p>
              </table:table-cell>
              <table:table-cell office:value-type="float" office:value="83809">
                <text:p>83809</text:p>
              </table:table-cell>
              <table:table-cell office:value-type="float" office:value="146313">
                <text:p>146313</text:p>
              </table:table-cell>
              <table:table-cell office:value-type="float" office:value="179775">
                <text:p>179775</text:p>
              </table:table-cell>
              <table:table-cell office:value-type="float" office:value="186316">
                <text:p>186316</text:p>
              </table:table-cell>
              <table:table-cell office:value-type="float" office:value="199545">
                <text:p>199545</text:p>
              </table:table-cell>
            </table:table-row>
            <table:table-row>
              <table:table-cell office:value-type="float" office:value="29301">
                <text:p>29301</text:p>
              </table:table-cell>
              <table:table-cell office:value-type="float" office:value="35349">
                <text:p>35349</text:p>
              </table:table-cell>
              <table:table-cell office:value-type="float" office:value="91052">
                <text:p>91052</text:p>
              </table:table-cell>
              <table:table-cell office:value-type="float" office:value="168893">
                <text:p>168893</text:p>
              </table:table-cell>
              <table:table-cell office:value-type="float" office:value="181789">
                <text:p>181789</text:p>
              </table:table-cell>
              <table:table-cell office:value-type="float" office:value="186917">
                <text:p>186917</text:p>
              </table:table-cell>
              <table:table-cell office:value-type="float" office:value="198163">
                <text:p>198163</text:p>
              </table:table-cell>
            </table:table-row>
            <table:table-row>
              <table:table-cell office:value-type="float" office:value="29401">
                <text:p>29401</text:p>
              </table:table-cell>
              <table:table-cell office:value-type="float" office:value="36016">
                <text:p>36016</text:p>
              </table:table-cell>
              <table:table-cell office:value-type="float" office:value="85584">
                <text:p>85584</text:p>
              </table:table-cell>
              <table:table-cell office:value-type="float" office:value="189398">
                <text:p>189398</text:p>
              </table:table-cell>
              <table:table-cell office:value-type="float" office:value="161013">
                <text:p>161013</text:p>
              </table:table-cell>
              <table:table-cell office:value-type="float" office:value="187236">
                <text:p>187236</text:p>
              </table:table-cell>
              <table:table-cell office:value-type="float" office:value="195395">
                <text:p>195395</text:p>
              </table:table-cell>
            </table:table-row>
            <table:table-row>
              <table:table-cell office:value-type="float" office:value="29501">
                <text:p>29501</text:p>
              </table:table-cell>
              <table:table-cell office:value-type="float" office:value="41944">
                <text:p>41944</text:p>
              </table:table-cell>
              <table:table-cell office:value-type="float" office:value="91691">
                <text:p>91691</text:p>
              </table:table-cell>
              <table:table-cell office:value-type="float" office:value="169860">
                <text:p>169860</text:p>
              </table:table-cell>
              <table:table-cell office:value-type="float" office:value="182439">
                <text:p>182439</text:p>
              </table:table-cell>
              <table:table-cell office:value-type="float" office:value="188003">
                <text:p>188003</text:p>
              </table:table-cell>
              <table:table-cell office:value-type="float" office:value="198352">
                <text:p>198352</text:p>
              </table:table-cell>
            </table:table-row>
            <table:table-row>
              <table:table-cell office:value-type="float" office:value="29601">
                <text:p>29601</text:p>
              </table:table-cell>
              <table:table-cell office:value-type="float" office:value="36557">
                <text:p>36557</text:p>
              </table:table-cell>
              <table:table-cell office:value-type="float" office:value="90306">
                <text:p>90306</text:p>
              </table:table-cell>
              <table:table-cell office:value-type="float" office:value="168067">
                <text:p>168067</text:p>
              </table:table-cell>
              <table:table-cell office:value-type="float" office:value="184378">
                <text:p>184378</text:p>
              </table:table-cell>
              <table:table-cell office:value-type="float" office:value="189464">
                <text:p>189464</text:p>
              </table:table-cell>
              <table:table-cell office:value-type="float" office:value="198831">
                <text:p>198831</text:p>
              </table:table-cell>
            </table:table-row>
            <table:table-row>
              <table:table-cell office:value-type="float" office:value="29701">
                <text:p>29701</text:p>
              </table:table-cell>
              <table:table-cell office:value-type="float" office:value="39116">
                <text:p>39116</text:p>
              </table:table-cell>
              <table:table-cell office:value-type="float" office:value="97426">
                <text:p>97426</text:p>
              </table:table-cell>
              <table:table-cell office:value-type="float" office:value="206208">
                <text:p>206208</text:p>
              </table:table-cell>
              <table:table-cell office:value-type="float" office:value="182393">
                <text:p>182393</text:p>
              </table:table-cell>
              <table:table-cell office:value-type="float" office:value="189812">
                <text:p>189812</text:p>
              </table:table-cell>
              <table:table-cell office:value-type="float" office:value="202780">
                <text:p>202780</text:p>
              </table:table-cell>
            </table:table-row>
            <table:table-row>
              <table:table-cell office:value-type="float" office:value="29801">
                <text:p>29801</text:p>
              </table:table-cell>
              <table:table-cell office:value-type="float" office:value="36158">
                <text:p>36158</text:p>
              </table:table-cell>
              <table:table-cell office:value-type="float" office:value="87620">
                <text:p>87620</text:p>
              </table:table-cell>
              <table:table-cell office:value-type="float" office:value="156234">
                <text:p>156234</text:p>
              </table:table-cell>
              <table:table-cell office:value-type="float" office:value="182974">
                <text:p>182974</text:p>
              </table:table-cell>
              <table:table-cell office:value-type="float" office:value="189735">
                <text:p>189735</text:p>
              </table:table-cell>
              <table:table-cell office:value-type="float" office:value="204585">
                <text:p>204585</text:p>
              </table:table-cell>
            </table:table-row>
            <table:table-row>
              <table:table-cell office:value-type="float" office:value="29901">
                <text:p>29901</text:p>
              </table:table-cell>
              <table:table-cell office:value-type="float" office:value="31594">
                <text:p>31594</text:p>
              </table:table-cell>
              <table:table-cell office:value-type="float" office:value="88382">
                <text:p>88382</text:p>
              </table:table-cell>
              <table:table-cell office:value-type="float" office:value="172189">
                <text:p>172189</text:p>
              </table:table-cell>
              <table:table-cell office:value-type="float" office:value="184606">
                <text:p>184606</text:p>
              </table:table-cell>
              <table:table-cell office:value-type="float" office:value="191100">
                <text:p>191100</text:p>
              </table:table-cell>
              <table:table-cell office:value-type="float" office:value="211932">
                <text:p>211932</text:p>
              </table:table-cell>
            </table:table-row>
            <table:table-row>
              <table:table-cell office:value-type="float" office:value="30001">
                <text:p>30001</text:p>
              </table:table-cell>
              <table:table-cell office:value-type="float" office:value="41489">
                <text:p>41489</text:p>
              </table:table-cell>
              <table:table-cell office:value-type="float" office:value="90084">
                <text:p>90084</text:p>
              </table:table-cell>
              <table:table-cell office:value-type="float" office:value="168880">
                <text:p>168880</text:p>
              </table:table-cell>
              <table:table-cell office:value-type="float" office:value="184112">
                <text:p>184112</text:p>
              </table:table-cell>
              <table:table-cell office:value-type="float" office:value="191963">
                <text:p>191963</text:p>
              </table:table-cell>
              <table:table-cell office:value-type="float" office:value="207171">
                <text:p>207171</text:p>
              </table:table-cell>
            </table:table-row>
            <table:table-row>
              <table:table-cell office:value-type="float" office:value="30101">
                <text:p>30101</text:p>
              </table:table-cell>
              <table:table-cell office:value-type="float" office:value="34645">
                <text:p>34645</text:p>
              </table:table-cell>
              <table:table-cell office:value-type="float" office:value="92563">
                <text:p>92563</text:p>
              </table:table-cell>
              <table:table-cell office:value-type="float" office:value="176514">
                <text:p>176514</text:p>
              </table:table-cell>
              <table:table-cell office:value-type="float" office:value="181543">
                <text:p>181543</text:p>
              </table:table-cell>
              <table:table-cell office:value-type="float" office:value="192648">
                <text:p>192648</text:p>
              </table:table-cell>
              <table:table-cell office:value-type="float" office:value="234850">
                <text:p>234850</text:p>
              </table:table-cell>
            </table:table-row>
            <table:table-row>
              <table:table-cell office:value-type="float" office:value="30201">
                <text:p>30201</text:p>
              </table:table-cell>
              <table:table-cell office:value-type="float" office:value="39098">
                <text:p>39098</text:p>
              </table:table-cell>
              <table:table-cell office:value-type="float" office:value="88262">
                <text:p>88262</text:p>
              </table:table-cell>
              <table:table-cell office:value-type="float" office:value="196584">
                <text:p>196584</text:p>
              </table:table-cell>
              <table:table-cell office:value-type="float" office:value="185088">
                <text:p>185088</text:p>
              </table:table-cell>
              <table:table-cell office:value-type="float" office:value="193009">
                <text:p>193009</text:p>
              </table:table-cell>
              <table:table-cell office:value-type="float" office:value="218394">
                <text:p>218394</text:p>
              </table:table-cell>
            </table:table-row>
            <table:table-row>
              <table:table-cell office:value-type="float" office:value="30301">
                <text:p>30301</text:p>
              </table:table-cell>
              <table:table-cell office:value-type="float" office:value="30879">
                <text:p>30879</text:p>
              </table:table-cell>
              <table:table-cell office:value-type="float" office:value="87065">
                <text:p>87065</text:p>
              </table:table-cell>
              <table:table-cell office:value-type="float" office:value="166258">
                <text:p>166258</text:p>
              </table:table-cell>
              <table:table-cell office:value-type="float" office:value="176998">
                <text:p>176998</text:p>
              </table:table-cell>
              <table:table-cell office:value-type="float" office:value="193253">
                <text:p>193253</text:p>
              </table:table-cell>
              <table:table-cell office:value-type="float" office:value="218640">
                <text:p>218640</text:p>
              </table:table-cell>
            </table:table-row>
            <table:table-row>
              <table:table-cell office:value-type="float" office:value="30401">
                <text:p>30401</text:p>
              </table:table-cell>
              <table:table-cell office:value-type="float" office:value="35332">
                <text:p>35332</text:p>
              </table:table-cell>
              <table:table-cell office:value-type="float" office:value="93377">
                <text:p>93377</text:p>
              </table:table-cell>
              <table:table-cell office:value-type="float" office:value="190150">
                <text:p>190150</text:p>
              </table:table-cell>
              <table:table-cell office:value-type="float" office:value="177650">
                <text:p>177650</text:p>
              </table:table-cell>
              <table:table-cell office:value-type="float" office:value="194285">
                <text:p>194285</text:p>
              </table:table-cell>
              <table:table-cell office:value-type="float" office:value="206572">
                <text:p>206572</text:p>
              </table:table-cell>
            </table:table-row>
            <table:table-row>
              <table:table-cell office:value-type="float" office:value="30501">
                <text:p>30501</text:p>
              </table:table-cell>
              <table:table-cell office:value-type="float" office:value="33256">
                <text:p>33256</text:p>
              </table:table-cell>
              <table:table-cell office:value-type="float" office:value="89363">
                <text:p>89363</text:p>
              </table:table-cell>
              <table:table-cell office:value-type="float" office:value="159411">
                <text:p>159411</text:p>
              </table:table-cell>
              <table:table-cell office:value-type="float" office:value="176603">
                <text:p>176603</text:p>
              </table:table-cell>
              <table:table-cell office:value-type="float" office:value="194742">
                <text:p>194742</text:p>
              </table:table-cell>
              <table:table-cell office:value-type="float" office:value="213156">
                <text:p>213156</text:p>
              </table:table-cell>
            </table:table-row>
            <table:table-row>
              <table:table-cell office:value-type="float" office:value="30601">
                <text:p>30601</text:p>
              </table:table-cell>
              <table:table-cell office:value-type="float" office:value="35215">
                <text:p>35215</text:p>
              </table:table-cell>
              <table:table-cell office:value-type="float" office:value="92964">
                <text:p>92964</text:p>
              </table:table-cell>
              <table:table-cell office:value-type="float" office:value="169195">
                <text:p>169195</text:p>
              </table:table-cell>
              <table:table-cell office:value-type="float" office:value="183249">
                <text:p>183249</text:p>
              </table:table-cell>
              <table:table-cell office:value-type="float" office:value="195802">
                <text:p>195802</text:p>
              </table:table-cell>
              <table:table-cell office:value-type="float" office:value="233902">
                <text:p>233902</text:p>
              </table:table-cell>
            </table:table-row>
            <table:table-row>
              <table:table-cell office:value-type="float" office:value="30701">
                <text:p>30701</text:p>
              </table:table-cell>
              <table:table-cell office:value-type="float" office:value="36165">
                <text:p>36165</text:p>
              </table:table-cell>
              <table:table-cell office:value-type="float" office:value="90301">
                <text:p>90301</text:p>
              </table:table-cell>
              <table:table-cell office:value-type="float" office:value="194616">
                <text:p>194616</text:p>
              </table:table-cell>
              <table:table-cell office:value-type="float" office:value="175390">
                <text:p>175390</text:p>
              </table:table-cell>
              <table:table-cell office:value-type="float" office:value="197177">
                <text:p>197177</text:p>
              </table:table-cell>
              <table:table-cell office:value-type="float" office:value="250267">
                <text:p>250267</text:p>
              </table:table-cell>
            </table:table-row>
            <table:table-row>
              <table:table-cell office:value-type="float" office:value="30801">
                <text:p>30801</text:p>
              </table:table-cell>
              <table:table-cell office:value-type="float" office:value="38688">
                <text:p>38688</text:p>
              </table:table-cell>
              <table:table-cell office:value-type="float" office:value="91744">
                <text:p>91744</text:p>
              </table:table-cell>
              <table:table-cell office:value-type="float" office:value="173493">
                <text:p>173493</text:p>
              </table:table-cell>
              <table:table-cell office:value-type="float" office:value="179230">
                <text:p>179230</text:p>
              </table:table-cell>
              <table:table-cell office:value-type="float" office:value="198339">
                <text:p>198339</text:p>
              </table:table-cell>
              <table:table-cell office:value-type="float" office:value="232381">
                <text:p>232381</text:p>
              </table:table-cell>
            </table:table-row>
            <table:table-row>
              <table:table-cell office:value-type="float" office:value="30901">
                <text:p>30901</text:p>
              </table:table-cell>
              <table:table-cell office:value-type="float" office:value="32405">
                <text:p>32405</text:p>
              </table:table-cell>
              <table:table-cell office:value-type="float" office:value="96954">
                <text:p>96954</text:p>
              </table:table-cell>
              <table:table-cell office:value-type="float" office:value="222508">
                <text:p>222508</text:p>
              </table:table-cell>
              <table:table-cell office:value-type="float" office:value="173576">
                <text:p>173576</text:p>
              </table:table-cell>
              <table:table-cell office:value-type="float" office:value="198175">
                <text:p>198175</text:p>
              </table:table-cell>
              <table:table-cell office:value-type="float" office:value="225113">
                <text:p>225113</text:p>
              </table:table-cell>
            </table:table-row>
            <table:table-row>
              <table:table-cell office:value-type="float" office:value="31001">
                <text:p>31001</text:p>
              </table:table-cell>
              <table:table-cell office:value-type="float" office:value="36332">
                <text:p>36332</text:p>
              </table:table-cell>
              <table:table-cell office:value-type="float" office:value="93619">
                <text:p>93619</text:p>
              </table:table-cell>
              <table:table-cell office:value-type="float" office:value="178154">
                <text:p>178154</text:p>
              </table:table-cell>
              <table:table-cell office:value-type="float" office:value="176107">
                <text:p>176107</text:p>
              </table:table-cell>
              <table:table-cell office:value-type="float" office:value="198955">
                <text:p>198955</text:p>
              </table:table-cell>
              <table:table-cell office:value-type="float" office:value="234785">
                <text:p>234785</text:p>
              </table:table-cell>
            </table:table-row>
            <table:table-row>
              <table:table-cell office:value-type="float" office:value="31101">
                <text:p>31101</text:p>
              </table:table-cell>
              <table:table-cell office:value-type="float" office:value="39954">
                <text:p>39954</text:p>
              </table:table-cell>
              <table:table-cell office:value-type="float" office:value="89965">
                <text:p>89965</text:p>
              </table:table-cell>
              <table:table-cell office:value-type="float" office:value="197589">
                <text:p>197589</text:p>
              </table:table-cell>
              <table:table-cell office:value-type="float" office:value="183312">
                <text:p>183312</text:p>
              </table:table-cell>
              <table:table-cell office:value-type="float" office:value="200723">
                <text:p>200723</text:p>
              </table:table-cell>
              <table:table-cell office:value-type="float" office:value="232849">
                <text:p>232849</text:p>
              </table:table-cell>
            </table:table-row>
            <table:table-row>
              <table:table-cell office:value-type="float" office:value="31201">
                <text:p>31201</text:p>
              </table:table-cell>
              <table:table-cell office:value-type="float" office:value="39217">
                <text:p>39217</text:p>
              </table:table-cell>
              <table:table-cell office:value-type="float" office:value="92331">
                <text:p>92331</text:p>
              </table:table-cell>
              <table:table-cell office:value-type="float" office:value="209542">
                <text:p>209542</text:p>
              </table:table-cell>
              <table:table-cell office:value-type="float" office:value="185363">
                <text:p>185363</text:p>
              </table:table-cell>
              <table:table-cell office:value-type="float" office:value="201173">
                <text:p>201173</text:p>
              </table:table-cell>
              <table:table-cell office:value-type="float" office:value="232208">
                <text:p>232208</text:p>
              </table:table-cell>
            </table:table-row>
            <table:table-row>
              <table:table-cell office:value-type="float" office:value="31301">
                <text:p>31301</text:p>
              </table:table-cell>
              <table:table-cell office:value-type="float" office:value="32964">
                <text:p>32964</text:p>
              </table:table-cell>
              <table:table-cell office:value-type="float" office:value="92609">
                <text:p>92609</text:p>
              </table:table-cell>
              <table:table-cell office:value-type="float" office:value="195651">
                <text:p>195651</text:p>
              </table:table-cell>
              <table:table-cell office:value-type="float" office:value="188816">
                <text:p>188816</text:p>
              </table:table-cell>
              <table:table-cell office:value-type="float" office:value="200983">
                <text:p>200983</text:p>
              </table:table-cell>
              <table:table-cell office:value-type="float" office:value="216338">
                <text:p>216338</text:p>
              </table:table-cell>
            </table:table-row>
            <table:table-row>
              <table:table-cell office:value-type="float" office:value="31401">
                <text:p>31401</text:p>
              </table:table-cell>
              <table:table-cell office:value-type="float" office:value="33250">
                <text:p>33250</text:p>
              </table:table-cell>
              <table:table-cell office:value-type="float" office:value="91067">
                <text:p>91067</text:p>
              </table:table-cell>
              <table:table-cell office:value-type="float" office:value="228181">
                <text:p>228181</text:p>
              </table:table-cell>
              <table:table-cell office:value-type="float" office:value="186774">
                <text:p>186774</text:p>
              </table:table-cell>
              <table:table-cell office:value-type="float" office:value="202383">
                <text:p>202383</text:p>
              </table:table-cell>
              <table:table-cell office:value-type="float" office:value="227727">
                <text:p>227727</text:p>
              </table:table-cell>
            </table:table-row>
            <table:table-row>
              <table:table-cell office:value-type="float" office:value="31501">
                <text:p>31501</text:p>
              </table:table-cell>
              <table:table-cell office:value-type="float" office:value="44928">
                <text:p>44928</text:p>
              </table:table-cell>
              <table:table-cell office:value-type="float" office:value="94317">
                <text:p>94317</text:p>
              </table:table-cell>
              <table:table-cell office:value-type="float" office:value="200470">
                <text:p>200470</text:p>
              </table:table-cell>
              <table:table-cell office:value-type="float" office:value="188974">
                <text:p>188974</text:p>
              </table:table-cell>
              <table:table-cell office:value-type="float" office:value="203306">
                <text:p>203306</text:p>
              </table:table-cell>
              <table:table-cell office:value-type="float" office:value="242296">
                <text:p>242296</text:p>
              </table:table-cell>
            </table:table-row>
            <table:table-row>
              <table:table-cell office:value-type="float" office:value="31601">
                <text:p>31601</text:p>
              </table:table-cell>
              <table:table-cell office:value-type="float" office:value="36067">
                <text:p>36067</text:p>
              </table:table-cell>
              <table:table-cell office:value-type="float" office:value="92607">
                <text:p>92607</text:p>
              </table:table-cell>
              <table:table-cell office:value-type="float" office:value="194870">
                <text:p>194870</text:p>
              </table:table-cell>
              <table:table-cell office:value-type="float" office:value="184544">
                <text:p>184544</text:p>
              </table:table-cell>
              <table:table-cell office:value-type="float" office:value="202032">
                <text:p>202032</text:p>
              </table:table-cell>
              <table:table-cell office:value-type="float" office:value="233623">
                <text:p>233623</text:p>
              </table:table-cell>
            </table:table-row>
            <table:table-row>
              <table:table-cell office:value-type="float" office:value="31701">
                <text:p>31701</text:p>
              </table:table-cell>
              <table:table-cell office:value-type="float" office:value="34673">
                <text:p>34673</text:p>
              </table:table-cell>
              <table:table-cell office:value-type="float" office:value="90857">
                <text:p>90857</text:p>
              </table:table-cell>
              <table:table-cell office:value-type="float" office:value="202464">
                <text:p>202464</text:p>
              </table:table-cell>
              <table:table-cell office:value-type="float" office:value="185442">
                <text:p>185442</text:p>
              </table:table-cell>
              <table:table-cell office:value-type="float" office:value="203298">
                <text:p>203298</text:p>
              </table:table-cell>
              <table:table-cell office:value-type="float" office:value="219735">
                <text:p>219735</text:p>
              </table:table-cell>
            </table:table-row>
            <table:table-row>
              <table:table-cell office:value-type="float" office:value="31801">
                <text:p>31801</text:p>
              </table:table-cell>
              <table:table-cell office:value-type="float" office:value="37938">
                <text:p>37938</text:p>
              </table:table-cell>
              <table:table-cell office:value-type="float" office:value="94953">
                <text:p>94953</text:p>
              </table:table-cell>
              <table:table-cell office:value-type="float" office:value="170019">
                <text:p>170019</text:p>
              </table:table-cell>
              <table:table-cell office:value-type="float" office:value="182287">
                <text:p>182287</text:p>
              </table:table-cell>
              <table:table-cell office:value-type="float" office:value="203895">
                <text:p>203895</text:p>
              </table:table-cell>
              <table:table-cell office:value-type="float" office:value="227395">
                <text:p>227395</text:p>
              </table:table-cell>
            </table:table-row>
            <table:table-row>
              <table:table-cell office:value-type="float" office:value="31901">
                <text:p>31901</text:p>
              </table:table-cell>
              <table:table-cell office:value-type="float" office:value="39677">
                <text:p>39677</text:p>
              </table:table-cell>
              <table:table-cell office:value-type="float" office:value="93418">
                <text:p>93418</text:p>
              </table:table-cell>
              <table:table-cell office:value-type="float" office:value="187670">
                <text:p>187670</text:p>
              </table:table-cell>
              <table:table-cell office:value-type="float" office:value="185748">
                <text:p>185748</text:p>
              </table:table-cell>
              <table:table-cell office:value-type="float" office:value="204923">
                <text:p>204923</text:p>
              </table:table-cell>
              <table:table-cell office:value-type="float" office:value="234985">
                <text:p>234985</text:p>
              </table:table-cell>
            </table:table-row>
            <table:table-row>
              <table:table-cell office:value-type="float" office:value="32001">
                <text:p>32001</text:p>
              </table:table-cell>
              <table:table-cell office:value-type="float" office:value="49516">
                <text:p>49516</text:p>
              </table:table-cell>
              <table:table-cell office:value-type="float" office:value="99446">
                <text:p>99446</text:p>
              </table:table-cell>
              <table:table-cell office:value-type="float" office:value="195475">
                <text:p>195475</text:p>
              </table:table-cell>
              <table:table-cell office:value-type="float" office:value="181416">
                <text:p>181416</text:p>
              </table:table-cell>
              <table:table-cell office:value-type="float" office:value="205274">
                <text:p>205274</text:p>
              </table:table-cell>
              <table:table-cell office:value-type="float" office:value="234652">
                <text:p>234652</text:p>
              </table:table-cell>
            </table:table-row>
            <table:table-row>
              <table:table-cell office:value-type="float" office:value="32101">
                <text:p>32101</text:p>
              </table:table-cell>
              <table:table-cell office:value-type="float" office:value="37172">
                <text:p>37172</text:p>
              </table:table-cell>
              <table:table-cell office:value-type="float" office:value="93541">
                <text:p>93541</text:p>
              </table:table-cell>
              <table:table-cell office:value-type="float" office:value="216415">
                <text:p>216415</text:p>
              </table:table-cell>
              <table:table-cell office:value-type="float" office:value="162074">
                <text:p>162074</text:p>
              </table:table-cell>
              <table:table-cell office:value-type="float" office:value="207352">
                <text:p>207352</text:p>
              </table:table-cell>
              <table:table-cell office:value-type="float" office:value="250483">
                <text:p>250483</text:p>
              </table:table-cell>
            </table:table-row>
            <table:table-row>
              <table:table-cell office:value-type="float" office:value="32201">
                <text:p>32201</text:p>
              </table:table-cell>
              <table:table-cell office:value-type="float" office:value="39834">
                <text:p>39834</text:p>
              </table:table-cell>
              <table:table-cell office:value-type="float" office:value="95726">
                <text:p>95726</text:p>
              </table:table-cell>
              <table:table-cell office:value-type="float" office:value="200018">
                <text:p>200018</text:p>
              </table:table-cell>
              <table:table-cell office:value-type="float" office:value="183853">
                <text:p>183853</text:p>
              </table:table-cell>
              <table:table-cell office:value-type="float" office:value="206092">
                <text:p>206092</text:p>
              </table:table-cell>
              <table:table-cell office:value-type="float" office:value="246066">
                <text:p>246066</text:p>
              </table:table-cell>
            </table:table-row>
            <table:table-row>
              <table:table-cell office:value-type="float" office:value="32301">
                <text:p>32301</text:p>
              </table:table-cell>
              <table:table-cell office:value-type="float" office:value="43502">
                <text:p>43502</text:p>
              </table:table-cell>
              <table:table-cell office:value-type="float" office:value="99184">
                <text:p>99184</text:p>
              </table:table-cell>
              <table:table-cell office:value-type="float" office:value="182504">
                <text:p>182504</text:p>
              </table:table-cell>
              <table:table-cell office:value-type="float" office:value="192585">
                <text:p>192585</text:p>
              </table:table-cell>
              <table:table-cell office:value-type="float" office:value="208610">
                <text:p>208610</text:p>
              </table:table-cell>
              <table:table-cell office:value-type="float" office:value="264799">
                <text:p>264799</text:p>
              </table:table-cell>
            </table:table-row>
            <table:table-row>
              <table:table-cell office:value-type="float" office:value="32401">
                <text:p>32401</text:p>
              </table:table-cell>
              <table:table-cell office:value-type="float" office:value="38326">
                <text:p>38326</text:p>
              </table:table-cell>
              <table:table-cell office:value-type="float" office:value="94963">
                <text:p>94963</text:p>
              </table:table-cell>
              <table:table-cell office:value-type="float" office:value="184043">
                <text:p>184043</text:p>
              </table:table-cell>
              <table:table-cell office:value-type="float" office:value="180018">
                <text:p>180018</text:p>
              </table:table-cell>
              <table:table-cell office:value-type="float" office:value="208051">
                <text:p>208051</text:p>
              </table:table-cell>
              <table:table-cell office:value-type="float" office:value="245182">
                <text:p>245182</text:p>
              </table:table-cell>
            </table:table-row>
            <table:table-row>
              <table:table-cell office:value-type="float" office:value="32501">
                <text:p>32501</text:p>
              </table:table-cell>
              <table:table-cell office:value-type="float" office:value="37245">
                <text:p>37245</text:p>
              </table:table-cell>
              <table:table-cell office:value-type="float" office:value="97062">
                <text:p>97062</text:p>
              </table:table-cell>
              <table:table-cell office:value-type="float" office:value="179282">
                <text:p>179282</text:p>
              </table:table-cell>
              <table:table-cell office:value-type="float" office:value="192631">
                <text:p>192631</text:p>
              </table:table-cell>
              <table:table-cell office:value-type="float" office:value="207010">
                <text:p>207010</text:p>
              </table:table-cell>
              <table:table-cell office:value-type="float" office:value="228983">
                <text:p>228983</text:p>
              </table:table-cell>
            </table:table-row>
            <table:table-row>
              <table:table-cell office:value-type="float" office:value="32601">
                <text:p>32601</text:p>
              </table:table-cell>
              <table:table-cell office:value-type="float" office:value="40183">
                <text:p>40183</text:p>
              </table:table-cell>
              <table:table-cell office:value-type="float" office:value="96736">
                <text:p>96736</text:p>
              </table:table-cell>
              <table:table-cell office:value-type="float" office:value="199221">
                <text:p>199221</text:p>
              </table:table-cell>
              <table:table-cell office:value-type="float" office:value="187660">
                <text:p>187660</text:p>
              </table:table-cell>
              <table:table-cell office:value-type="float" office:value="208628">
                <text:p>208628</text:p>
              </table:table-cell>
              <table:table-cell office:value-type="float" office:value="245822">
                <text:p>245822</text:p>
              </table:table-cell>
            </table:table-row>
            <table:table-row>
              <table:table-cell office:value-type="float" office:value="32701">
                <text:p>32701</text:p>
              </table:table-cell>
              <table:table-cell office:value-type="float" office:value="37083">
                <text:p>37083</text:p>
              </table:table-cell>
              <table:table-cell office:value-type="float" office:value="95964">
                <text:p>95964</text:p>
              </table:table-cell>
              <table:table-cell office:value-type="float" office:value="188064">
                <text:p>188064</text:p>
              </table:table-cell>
              <table:table-cell office:value-type="float" office:value="184917">
                <text:p>184917</text:p>
              </table:table-cell>
              <table:table-cell office:value-type="float" office:value="209602">
                <text:p>209602</text:p>
              </table:table-cell>
              <table:table-cell office:value-type="float" office:value="240887">
                <text:p>240887</text:p>
              </table:table-cell>
            </table:table-row>
            <table:table-row>
              <table:table-cell office:value-type="float" office:value="32801">
                <text:p>32801</text:p>
              </table:table-cell>
              <table:table-cell office:value-type="float" office:value="35860">
                <text:p>35860</text:p>
              </table:table-cell>
              <table:table-cell office:value-type="float" office:value="97103">
                <text:p>97103</text:p>
              </table:table-cell>
              <table:table-cell office:value-type="float" office:value="241375">
                <text:p>241375</text:p>
              </table:table-cell>
              <table:table-cell office:value-type="float" office:value="174628">
                <text:p>174628</text:p>
              </table:table-cell>
              <table:table-cell office:value-type="float" office:value="210572">
                <text:p>210572</text:p>
              </table:table-cell>
              <table:table-cell office:value-type="float" office:value="255961">
                <text:p>255961</text:p>
              </table:table-cell>
            </table:table-row>
            <table:table-row>
              <table:table-cell office:value-type="float" office:value="32901">
                <text:p>32901</text:p>
              </table:table-cell>
              <table:table-cell office:value-type="float" office:value="41264">
                <text:p>41264</text:p>
              </table:table-cell>
              <table:table-cell office:value-type="float" office:value="96449">
                <text:p>96449</text:p>
              </table:table-cell>
              <table:table-cell office:value-type="float" office:value="190336">
                <text:p>190336</text:p>
              </table:table-cell>
              <table:table-cell office:value-type="float" office:value="192474">
                <text:p>192474</text:p>
              </table:table-cell>
              <table:table-cell office:value-type="float" office:value="210528">
                <text:p>210528</text:p>
              </table:table-cell>
              <table:table-cell office:value-type="float" office:value="244998">
                <text:p>244998</text:p>
              </table:table-cell>
            </table:table-row>
            <table:table-row>
              <table:table-cell office:value-type="float" office:value="33001">
                <text:p>33001</text:p>
              </table:table-cell>
              <table:table-cell office:value-type="float" office:value="47681">
                <text:p>47681</text:p>
              </table:table-cell>
              <table:table-cell office:value-type="float" office:value="100530">
                <text:p>100530</text:p>
              </table:table-cell>
              <table:table-cell office:value-type="float" office:value="220854">
                <text:p>220854</text:p>
              </table:table-cell>
              <table:table-cell office:value-type="float" office:value="193813">
                <text:p>193813</text:p>
              </table:table-cell>
              <table:table-cell office:value-type="float" office:value="211836">
                <text:p>211836</text:p>
              </table:table-cell>
              <table:table-cell office:value-type="float" office:value="248388">
                <text:p>248388</text:p>
              </table:table-cell>
            </table:table-row>
            <table:table-row>
              <table:table-cell office:value-type="float" office:value="33101">
                <text:p>33101</text:p>
              </table:table-cell>
              <table:table-cell office:value-type="float" office:value="40988">
                <text:p>40988</text:p>
              </table:table-cell>
              <table:table-cell office:value-type="float" office:value="93709">
                <text:p>93709</text:p>
              </table:table-cell>
              <table:table-cell office:value-type="float" office:value="170543">
                <text:p>170543</text:p>
              </table:table-cell>
              <table:table-cell office:value-type="float" office:value="174487">
                <text:p>174487</text:p>
              </table:table-cell>
              <table:table-cell office:value-type="float" office:value="213095">
                <text:p>213095</text:p>
              </table:table-cell>
              <table:table-cell office:value-type="float" office:value="267196">
                <text:p>267196</text:p>
              </table:table-cell>
            </table:table-row>
            <table:table-row>
              <table:table-cell office:value-type="float" office:value="33201">
                <text:p>33201</text:p>
              </table:table-cell>
              <table:table-cell office:value-type="float" office:value="33200">
                <text:p>33200</text:p>
              </table:table-cell>
              <table:table-cell office:value-type="float" office:value="98784">
                <text:p>98784</text:p>
              </table:table-cell>
              <table:table-cell office:value-type="float" office:value="189206">
                <text:p>189206</text:p>
              </table:table-cell>
              <table:table-cell office:value-type="float" office:value="188130">
                <text:p>188130</text:p>
              </table:table-cell>
              <table:table-cell office:value-type="float" office:value="212660">
                <text:p>212660</text:p>
              </table:table-cell>
              <table:table-cell office:value-type="float" office:value="241221">
                <text:p>241221</text:p>
              </table:table-cell>
            </table:table-row>
            <table:table-row>
              <table:table-cell office:value-type="float" office:value="33301">
                <text:p>33301</text:p>
              </table:table-cell>
              <table:table-cell office:value-type="float" office:value="46618">
                <text:p>46618</text:p>
              </table:table-cell>
              <table:table-cell office:value-type="float" office:value="103014">
                <text:p>103014</text:p>
              </table:table-cell>
              <table:table-cell office:value-type="float" office:value="202777">
                <text:p>202777</text:p>
              </table:table-cell>
              <table:table-cell office:value-type="float" office:value="193474">
                <text:p>193474</text:p>
              </table:table-cell>
              <table:table-cell office:value-type="float" office:value="212709">
                <text:p>212709</text:p>
              </table:table-cell>
              <table:table-cell office:value-type="float" office:value="234874">
                <text:p>234874</text:p>
              </table:table-cell>
            </table:table-row>
            <table:table-row>
              <table:table-cell office:value-type="float" office:value="33401">
                <text:p>33401</text:p>
              </table:table-cell>
              <table:table-cell office:value-type="float" office:value="38093">
                <text:p>38093</text:p>
              </table:table-cell>
              <table:table-cell office:value-type="float" office:value="98918">
                <text:p>98918</text:p>
              </table:table-cell>
              <table:table-cell office:value-type="float" office:value="181191">
                <text:p>181191</text:p>
              </table:table-cell>
              <table:table-cell office:value-type="float" office:value="193636">
                <text:p>193636</text:p>
              </table:table-cell>
              <table:table-cell office:value-type="float" office:value="212653">
                <text:p>212653</text:p>
              </table:table-cell>
              <table:table-cell office:value-type="float" office:value="240335">
                <text:p>240335</text:p>
              </table:table-cell>
            </table:table-row>
            <table:table-row>
              <table:table-cell office:value-type="float" office:value="33501">
                <text:p>33501</text:p>
              </table:table-cell>
              <table:table-cell office:value-type="float" office:value="45290">
                <text:p>45290</text:p>
              </table:table-cell>
              <table:table-cell office:value-type="float" office:value="98236">
                <text:p>98236</text:p>
              </table:table-cell>
              <table:table-cell office:value-type="float" office:value="218778">
                <text:p>218778</text:p>
              </table:table-cell>
              <table:table-cell office:value-type="float" office:value="199584">
                <text:p>199584</text:p>
              </table:table-cell>
              <table:table-cell office:value-type="float" office:value="215364">
                <text:p>215364</text:p>
              </table:table-cell>
              <table:table-cell office:value-type="float" office:value="258101">
                <text:p>258101</text:p>
              </table:table-cell>
            </table:table-row>
            <table:table-row>
              <table:table-cell office:value-type="float" office:value="33601">
                <text:p>33601</text:p>
              </table:table-cell>
              <table:table-cell office:value-type="float" office:value="36038">
                <text:p>36038</text:p>
              </table:table-cell>
              <table:table-cell office:value-type="float" office:value="94999">
                <text:p>94999</text:p>
              </table:table-cell>
              <table:table-cell office:value-type="float" office:value="184396">
                <text:p>184396</text:p>
              </table:table-cell>
              <table:table-cell office:value-type="float" office:value="201176">
                <text:p>201176</text:p>
              </table:table-cell>
              <table:table-cell office:value-type="float" office:value="215638">
                <text:p>215638</text:p>
              </table:table-cell>
              <table:table-cell office:value-type="float" office:value="228584">
                <text:p>228584</text:p>
              </table:table-cell>
            </table:table-row>
            <table:table-row>
              <table:table-cell office:value-type="float" office:value="33701">
                <text:p>33701</text:p>
              </table:table-cell>
              <table:table-cell office:value-type="float" office:value="44623">
                <text:p>44623</text:p>
              </table:table-cell>
              <table:table-cell office:value-type="float" office:value="103515">
                <text:p>103515</text:p>
              </table:table-cell>
              <table:table-cell office:value-type="float" office:value="216977">
                <text:p>216977</text:p>
              </table:table-cell>
              <table:table-cell office:value-type="float" office:value="191300">
                <text:p>191300</text:p>
              </table:table-cell>
              <table:table-cell office:value-type="float" office:value="215282">
                <text:p>215282</text:p>
              </table:table-cell>
              <table:table-cell office:value-type="float" office:value="232867">
                <text:p>232867</text:p>
              </table:table-cell>
            </table:table-row>
            <table:table-row>
              <table:table-cell office:value-type="float" office:value="33801">
                <text:p>33801</text:p>
              </table:table-cell>
              <table:table-cell office:value-type="float" office:value="37138">
                <text:p>37138</text:p>
              </table:table-cell>
              <table:table-cell office:value-type="float" office:value="94778">
                <text:p>94778</text:p>
              </table:table-cell>
              <table:table-cell office:value-type="float" office:value="193786">
                <text:p>193786</text:p>
              </table:table-cell>
              <table:table-cell office:value-type="float" office:value="194936">
                <text:p>194936</text:p>
              </table:table-cell>
              <table:table-cell office:value-type="float" office:value="215342">
                <text:p>215342</text:p>
              </table:table-cell>
              <table:table-cell office:value-type="float" office:value="224726">
                <text:p>224726</text:p>
              </table:table-cell>
            </table:table-row>
            <table:table-row>
              <table:table-cell office:value-type="float" office:value="33901">
                <text:p>33901</text:p>
              </table:table-cell>
              <table:table-cell office:value-type="float" office:value="39278">
                <text:p>39278</text:p>
              </table:table-cell>
              <table:table-cell office:value-type="float" office:value="103117">
                <text:p>103117</text:p>
              </table:table-cell>
              <table:table-cell office:value-type="float" office:value="199684">
                <text:p>199684</text:p>
              </table:table-cell>
              <table:table-cell office:value-type="float" office:value="202031">
                <text:p>202031</text:p>
              </table:table-cell>
              <table:table-cell office:value-type="float" office:value="216019">
                <text:p>216019</text:p>
              </table:table-cell>
              <table:table-cell office:value-type="float" office:value="228365">
                <text:p>228365</text:p>
              </table:table-cell>
            </table:table-row>
            <table:table-row>
              <table:table-cell office:value-type="float" office:value="34001">
                <text:p>34001</text:p>
              </table:table-cell>
              <table:table-cell office:value-type="float" office:value="40827">
                <text:p>40827</text:p>
              </table:table-cell>
              <table:table-cell office:value-type="float" office:value="93845">
                <text:p>93845</text:p>
              </table:table-cell>
              <table:table-cell office:value-type="float" office:value="173766">
                <text:p>173766</text:p>
              </table:table-cell>
              <table:table-cell office:value-type="float" office:value="206137">
                <text:p>206137</text:p>
              </table:table-cell>
              <table:table-cell office:value-type="float" office:value="216637">
                <text:p>216637</text:p>
              </table:table-cell>
              <table:table-cell office:value-type="float" office:value="231580">
                <text:p>231580</text:p>
              </table:table-cell>
            </table:table-row>
            <table:table-row>
              <table:table-cell office:value-type="float" office:value="34101">
                <text:p>34101</text:p>
              </table:table-cell>
              <table:table-cell office:value-type="float" office:value="40387">
                <text:p>40387</text:p>
              </table:table-cell>
              <table:table-cell office:value-type="float" office:value="102112">
                <text:p>102112</text:p>
              </table:table-cell>
              <table:table-cell office:value-type="float" office:value="204743">
                <text:p>204743</text:p>
              </table:table-cell>
              <table:table-cell office:value-type="float" office:value="207863">
                <text:p>207863</text:p>
              </table:table-cell>
              <table:table-cell office:value-type="float" office:value="217477">
                <text:p>217477</text:p>
              </table:table-cell>
              <table:table-cell office:value-type="float" office:value="226696">
                <text:p>226696</text:p>
              </table:table-cell>
            </table:table-row>
            <table:table-row>
              <table:table-cell office:value-type="float" office:value="34201">
                <text:p>34201</text:p>
              </table:table-cell>
              <table:table-cell office:value-type="float" office:value="47080">
                <text:p>47080</text:p>
              </table:table-cell>
              <table:table-cell office:value-type="float" office:value="102029">
                <text:p>102029</text:p>
              </table:table-cell>
              <table:table-cell office:value-type="float" office:value="195019">
                <text:p>195019</text:p>
              </table:table-cell>
              <table:table-cell office:value-type="float" office:value="208629">
                <text:p>208629</text:p>
              </table:table-cell>
              <table:table-cell office:value-type="float" office:value="218251">
                <text:p>218251</text:p>
              </table:table-cell>
              <table:table-cell office:value-type="float" office:value="228696">
                <text:p>228696</text:p>
              </table:table-cell>
            </table:table-row>
            <table:table-row>
              <table:table-cell office:value-type="float" office:value="34301">
                <text:p>34301</text:p>
              </table:table-cell>
              <table:table-cell office:value-type="float" office:value="36710">
                <text:p>36710</text:p>
              </table:table-cell>
              <table:table-cell office:value-type="float" office:value="105305">
                <text:p>105305</text:p>
              </table:table-cell>
              <table:table-cell office:value-type="float" office:value="222612">
                <text:p>222612</text:p>
              </table:table-cell>
              <table:table-cell office:value-type="float" office:value="209529">
                <text:p>209529</text:p>
              </table:table-cell>
              <table:table-cell office:value-type="float" office:value="219534">
                <text:p>219534</text:p>
              </table:table-cell>
              <table:table-cell office:value-type="float" office:value="228486">
                <text:p>228486</text:p>
              </table:table-cell>
            </table:table-row>
            <table:table-row>
              <table:table-cell office:value-type="float" office:value="34401">
                <text:p>34401</text:p>
              </table:table-cell>
              <table:table-cell office:value-type="float" office:value="34400">
                <text:p>34400</text:p>
              </table:table-cell>
              <table:table-cell office:value-type="float" office:value="99130">
                <text:p>99130</text:p>
              </table:table-cell>
              <table:table-cell office:value-type="float" office:value="183934">
                <text:p>183934</text:p>
              </table:table-cell>
              <table:table-cell office:value-type="float" office:value="207415">
                <text:p>207415</text:p>
              </table:table-cell>
              <table:table-cell office:value-type="float" office:value="220203">
                <text:p>220203</text:p>
              </table:table-cell>
              <table:table-cell office:value-type="float" office:value="231010">
                <text:p>231010</text:p>
              </table:table-cell>
            </table:table-row>
            <table:table-row>
              <table:table-cell office:value-type="float" office:value="34501">
                <text:p>34501</text:p>
              </table:table-cell>
              <table:table-cell office:value-type="float" office:value="46248">
                <text:p>46248</text:p>
              </table:table-cell>
              <table:table-cell office:value-type="float" office:value="104502">
                <text:p>104502</text:p>
              </table:table-cell>
              <table:table-cell office:value-type="float" office:value="221119">
                <text:p>221119</text:p>
              </table:table-cell>
              <table:table-cell office:value-type="float" office:value="206951">
                <text:p>206951</text:p>
              </table:table-cell>
              <table:table-cell office:value-type="float" office:value="219760">
                <text:p>219760</text:p>
              </table:table-cell>
              <table:table-cell office:value-type="float" office:value="237466">
                <text:p>237466</text:p>
              </table:table-cell>
            </table:table-row>
            <table:table-row>
              <table:table-cell office:value-type="float" office:value="34601">
                <text:p>34601</text:p>
              </table:table-cell>
              <table:table-cell office:value-type="float" office:value="42761">
                <text:p>42761</text:p>
              </table:table-cell>
              <table:table-cell office:value-type="float" office:value="105131">
                <text:p>105131</text:p>
              </table:table-cell>
              <table:table-cell office:value-type="float" office:value="212080">
                <text:p>212080</text:p>
              </table:table-cell>
              <table:table-cell office:value-type="float" office:value="210273">
                <text:p>210273</text:p>
              </table:table-cell>
              <table:table-cell office:value-type="float" office:value="220346">
                <text:p>220346</text:p>
              </table:table-cell>
              <table:table-cell office:value-type="float" office:value="233643">
                <text:p>233643</text:p>
              </table:table-cell>
            </table:table-row>
            <table:table-row>
              <table:table-cell office:value-type="float" office:value="34701">
                <text:p>34701</text:p>
              </table:table-cell>
              <table:table-cell office:value-type="float" office:value="47288">
                <text:p>47288</text:p>
              </table:table-cell>
              <table:table-cell office:value-type="float" office:value="104893">
                <text:p>104893</text:p>
              </table:table-cell>
              <table:table-cell office:value-type="float" office:value="223470">
                <text:p>223470</text:p>
              </table:table-cell>
              <table:table-cell office:value-type="float" office:value="212029">
                <text:p>212029</text:p>
              </table:table-cell>
              <table:table-cell office:value-type="float" office:value="221230">
                <text:p>221230</text:p>
              </table:table-cell>
              <table:table-cell office:value-type="float" office:value="236405">
                <text:p>236405</text:p>
              </table:table-cell>
            </table:table-row>
            <table:table-row>
              <table:table-cell office:value-type="float" office:value="34801">
                <text:p>34801</text:p>
              </table:table-cell>
              <table:table-cell office:value-type="float" office:value="41652">
                <text:p>41652</text:p>
              </table:table-cell>
              <table:table-cell office:value-type="float" office:value="105456">
                <text:p>105456</text:p>
              </table:table-cell>
              <table:table-cell office:value-type="float" office:value="204978">
                <text:p>204978</text:p>
              </table:table-cell>
              <table:table-cell office:value-type="float" office:value="214160">
                <text:p>214160</text:p>
              </table:table-cell>
              <table:table-cell office:value-type="float" office:value="222062">
                <text:p>222062</text:p>
              </table:table-cell>
              <table:table-cell office:value-type="float" office:value="237793">
                <text:p>237793</text:p>
              </table:table-cell>
            </table:table-row>
            <table:table-row>
              <table:table-cell office:value-type="float" office:value="34901">
                <text:p>34901</text:p>
              </table:table-cell>
              <table:table-cell office:value-type="float" office:value="38165">
                <text:p>38165</text:p>
              </table:table-cell>
              <table:table-cell office:value-type="float" office:value="103029">
                <text:p>103029</text:p>
              </table:table-cell>
              <table:table-cell office:value-type="float" office:value="211534">
                <text:p>211534</text:p>
              </table:table-cell>
              <table:table-cell office:value-type="float" office:value="214490">
                <text:p>214490</text:p>
              </table:table-cell>
              <table:table-cell office:value-type="float" office:value="222558">
                <text:p>222558</text:p>
              </table:table-cell>
              <table:table-cell office:value-type="float" office:value="232484">
                <text:p>232484</text:p>
              </table:table-cell>
            </table:table-row>
            <table:table-row>
              <table:table-cell office:value-type="float" office:value="35001">
                <text:p>35001</text:p>
              </table:table-cell>
              <table:table-cell office:value-type="float" office:value="52574">
                <text:p>52574</text:p>
              </table:table-cell>
              <table:table-cell office:value-type="float" office:value="107774">
                <text:p>107774</text:p>
              </table:table-cell>
              <table:table-cell office:value-type="float" office:value="228632">
                <text:p>228632</text:p>
              </table:table-cell>
              <table:table-cell office:value-type="float" office:value="214629">
                <text:p>214629</text:p>
              </table:table-cell>
              <table:table-cell office:value-type="float" office:value="223422">
                <text:p>223422</text:p>
              </table:table-cell>
              <table:table-cell office:value-type="float" office:value="243774">
                <text:p>243774</text:p>
              </table:table-cell>
            </table:table-row>
            <table:table-row>
              <table:table-cell office:value-type="float" office:value="35101">
                <text:p>35101</text:p>
              </table:table-cell>
              <table:table-cell office:value-type="float" office:value="45914">
                <text:p>45914</text:p>
              </table:table-cell>
              <table:table-cell office:value-type="float" office:value="107829">
                <text:p>107829</text:p>
              </table:table-cell>
              <table:table-cell office:value-type="float" office:value="221203">
                <text:p>221203</text:p>
              </table:table-cell>
              <table:table-cell office:value-type="float" office:value="214868">
                <text:p>214868</text:p>
              </table:table-cell>
              <table:table-cell office:value-type="float" office:value="223607">
                <text:p>223607</text:p>
              </table:table-cell>
              <table:table-cell office:value-type="float" office:value="235335">
                <text:p>235335</text:p>
              </table:table-cell>
            </table:table-row>
            <table:table-row>
              <table:table-cell office:value-type="float" office:value="35201">
                <text:p>35201</text:p>
              </table:table-cell>
              <table:table-cell office:value-type="float" office:value="40053">
                <text:p>40053</text:p>
              </table:table-cell>
              <table:table-cell office:value-type="float" office:value="106742">
                <text:p>106742</text:p>
              </table:table-cell>
              <table:table-cell office:value-type="float" office:value="216340">
                <text:p>216340</text:p>
              </table:table-cell>
              <table:table-cell office:value-type="float" office:value="213676">
                <text:p>213676</text:p>
              </table:table-cell>
              <table:table-cell office:value-type="float" office:value="224440">
                <text:p>224440</text:p>
              </table:table-cell>
              <table:table-cell office:value-type="float" office:value="236476">
                <text:p>236476</text:p>
              </table:table-cell>
            </table:table-row>
            <table:table-row>
              <table:table-cell office:value-type="float" office:value="35301">
                <text:p>35301</text:p>
              </table:table-cell>
              <table:table-cell office:value-type="float" office:value="38152">
                <text:p>38152</text:p>
              </table:table-cell>
              <table:table-cell office:value-type="float" office:value="106226">
                <text:p>106226</text:p>
              </table:table-cell>
              <table:table-cell office:value-type="float" office:value="234832">
                <text:p>234832</text:p>
              </table:table-cell>
              <table:table-cell office:value-type="float" office:value="217705">
                <text:p>217705</text:p>
              </table:table-cell>
              <table:table-cell office:value-type="float" office:value="224788">
                <text:p>224788</text:p>
              </table:table-cell>
              <table:table-cell office:value-type="float" office:value="236958">
                <text:p>236958</text:p>
              </table:table-cell>
            </table:table-row>
            <table:table-row>
              <table:table-cell office:value-type="float" office:value="35401">
                <text:p>35401</text:p>
              </table:table-cell>
              <table:table-cell office:value-type="float" office:value="54137">
                <text:p>54137</text:p>
              </table:table-cell>
              <table:table-cell office:value-type="float" office:value="108402">
                <text:p>108402</text:p>
              </table:table-cell>
              <table:table-cell office:value-type="float" office:value="234790">
                <text:p>234790</text:p>
              </table:table-cell>
              <table:table-cell office:value-type="float" office:value="212165">
                <text:p>212165</text:p>
              </table:table-cell>
              <table:table-cell office:value-type="float" office:value="225391">
                <text:p>225391</text:p>
              </table:table-cell>
              <table:table-cell office:value-type="float" office:value="235171">
                <text:p>235171</text:p>
              </table:table-cell>
            </table:table-row>
            <table:table-row>
              <table:table-cell office:value-type="float" office:value="35501">
                <text:p>35501</text:p>
              </table:table-cell>
              <table:table-cell office:value-type="float" office:value="44371">
                <text:p>44371</text:p>
              </table:table-cell>
              <table:table-cell office:value-type="float" office:value="101485">
                <text:p>101485</text:p>
              </table:table-cell>
              <table:table-cell office:value-type="float" office:value="192126">
                <text:p>192126</text:p>
              </table:table-cell>
              <table:table-cell office:value-type="float" office:value="218316">
                <text:p>218316</text:p>
              </table:table-cell>
              <table:table-cell office:value-type="float" office:value="226499">
                <text:p>226499</text:p>
              </table:table-cell>
              <table:table-cell office:value-type="float" office:value="241154">
                <text:p>241154</text:p>
              </table:table-cell>
            </table:table-row>
            <table:table-row>
              <table:table-cell office:value-type="float" office:value="35601">
                <text:p>35601</text:p>
              </table:table-cell>
              <table:table-cell office:value-type="float" office:value="39682">
                <text:p>39682</text:p>
              </table:table-cell>
              <table:table-cell office:value-type="float" office:value="108730">
                <text:p>108730</text:p>
              </table:table-cell>
              <table:table-cell office:value-type="float" office:value="293607">
                <text:p>293607</text:p>
              </table:table-cell>
              <table:table-cell office:value-type="float" office:value="212843">
                <text:p>212843</text:p>
              </table:table-cell>
              <table:table-cell office:value-type="float" office:value="226757">
                <text:p>226757</text:p>
              </table:table-cell>
              <table:table-cell office:value-type="float" office:value="242044">
                <text:p>242044</text:p>
              </table:table-cell>
            </table:table-row>
            <table:table-row>
              <table:table-cell office:value-type="float" office:value="35701">
                <text:p>35701</text:p>
              </table:table-cell>
              <table:table-cell office:value-type="float" office:value="40080">
                <text:p>40080</text:p>
              </table:table-cell>
              <table:table-cell office:value-type="float" office:value="105956">
                <text:p>105956</text:p>
              </table:table-cell>
              <table:table-cell office:value-type="float" office:value="184196">
                <text:p>184196</text:p>
              </table:table-cell>
              <table:table-cell office:value-type="float" office:value="217829">
                <text:p>217829</text:p>
              </table:table-cell>
              <table:table-cell office:value-type="float" office:value="227638">
                <text:p>227638</text:p>
              </table:table-cell>
              <table:table-cell office:value-type="float" office:value="241918">
                <text:p>241918</text:p>
              </table:table-cell>
            </table:table-row>
            <table:table-row>
              <table:table-cell office:value-type="float" office:value="35801">
                <text:p>35801</text:p>
              </table:table-cell>
              <table:table-cell office:value-type="float" office:value="41512">
                <text:p>41512</text:p>
              </table:table-cell>
              <table:table-cell office:value-type="float" office:value="107876">
                <text:p>107876</text:p>
              </table:table-cell>
              <table:table-cell office:value-type="float" office:value="194767">
                <text:p>194767</text:p>
              </table:table-cell>
              <table:table-cell office:value-type="float" office:value="219766">
                <text:p>219766</text:p>
              </table:table-cell>
              <table:table-cell office:value-type="float" office:value="229046">
                <text:p>229046</text:p>
              </table:table-cell>
              <table:table-cell office:value-type="float" office:value="240466">
                <text:p>240466</text:p>
              </table:table-cell>
            </table:table-row>
            <table:table-row>
              <table:table-cell office:value-type="float" office:value="35901">
                <text:p>35901</text:p>
              </table:table-cell>
              <table:table-cell office:value-type="float" office:value="39224">
                <text:p>39224</text:p>
              </table:table-cell>
              <table:table-cell office:value-type="float" office:value="106016">
                <text:p>106016</text:p>
              </table:table-cell>
              <table:table-cell office:value-type="float" office:value="178723">
                <text:p>178723</text:p>
              </table:table-cell>
              <table:table-cell office:value-type="float" office:value="219863">
                <text:p>219863</text:p>
              </table:table-cell>
              <table:table-cell office:value-type="float" office:value="229019">
                <text:p>229019</text:p>
              </table:table-cell>
              <table:table-cell office:value-type="float" office:value="239230">
                <text:p>239230</text:p>
              </table:table-cell>
            </table:table-row>
            <table:table-row>
              <table:table-cell office:value-type="float" office:value="36001">
                <text:p>36001</text:p>
              </table:table-cell>
              <table:table-cell office:value-type="float" office:value="45124">
                <text:p>45124</text:p>
              </table:table-cell>
              <table:table-cell office:value-type="float" office:value="103247">
                <text:p>103247</text:p>
              </table:table-cell>
              <table:table-cell office:value-type="float" office:value="224913">
                <text:p>224913</text:p>
              </table:table-cell>
              <table:table-cell office:value-type="float" office:value="219885">
                <text:p>219885</text:p>
              </table:table-cell>
              <table:table-cell office:value-type="float" office:value="229784">
                <text:p>229784</text:p>
              </table:table-cell>
              <table:table-cell office:value-type="float" office:value="240585">
                <text:p>240585</text:p>
              </table:table-cell>
            </table:table-row>
            <table:table-row>
              <table:table-cell office:value-type="float" office:value="36101">
                <text:p>36101</text:p>
              </table:table-cell>
              <table:table-cell office:value-type="float" office:value="38605">
                <text:p>38605</text:p>
              </table:table-cell>
              <table:table-cell office:value-type="float" office:value="101552">
                <text:p>101552</text:p>
              </table:table-cell>
              <table:table-cell office:value-type="float" office:value="185384">
                <text:p>185384</text:p>
              </table:table-cell>
              <table:table-cell office:value-type="float" office:value="219732">
                <text:p>219732</text:p>
              </table:table-cell>
              <table:table-cell office:value-type="float" office:value="229515">
                <text:p>229515</text:p>
              </table:table-cell>
              <table:table-cell office:value-type="float" office:value="241928">
                <text:p>241928</text:p>
              </table:table-cell>
            </table:table-row>
            <table:table-row>
              <table:table-cell office:value-type="float" office:value="36201">
                <text:p>36201</text:p>
              </table:table-cell>
              <table:table-cell office:value-type="float" office:value="44127">
                <text:p>44127</text:p>
              </table:table-cell>
              <table:table-cell office:value-type="float" office:value="103258">
                <text:p>103258</text:p>
              </table:table-cell>
              <table:table-cell office:value-type="float" office:value="233061">
                <text:p>233061</text:p>
              </table:table-cell>
              <table:table-cell office:value-type="float" office:value="117839">
                <text:p>117839</text:p>
              </table:table-cell>
              <table:table-cell office:value-type="float" office:value="230322">
                <text:p>230322</text:p>
              </table:table-cell>
              <table:table-cell office:value-type="float" office:value="243796">
                <text:p>243796</text:p>
              </table:table-cell>
            </table:table-row>
            <table:table-row>
              <table:table-cell office:value-type="float" office:value="36301">
                <text:p>36301</text:p>
              </table:table-cell>
              <table:table-cell office:value-type="float" office:value="50001">
                <text:p>50001</text:p>
              </table:table-cell>
              <table:table-cell office:value-type="float" office:value="110155">
                <text:p>110155</text:p>
              </table:table-cell>
              <table:table-cell office:value-type="float" office:value="258994">
                <text:p>258994</text:p>
              </table:table-cell>
              <table:table-cell office:value-type="float" office:value="223477">
                <text:p>223477</text:p>
              </table:table-cell>
              <table:table-cell office:value-type="float" office:value="232639">
                <text:p>232639</text:p>
              </table:table-cell>
              <table:table-cell office:value-type="float" office:value="281965">
                <text:p>281965</text:p>
              </table:table-cell>
            </table:table-row>
            <table:table-row>
              <table:table-cell office:value-type="float" office:value="36401">
                <text:p>36401</text:p>
              </table:table-cell>
              <table:table-cell office:value-type="float" office:value="41806">
                <text:p>41806</text:p>
              </table:table-cell>
              <table:table-cell office:value-type="float" office:value="111092">
                <text:p>111092</text:p>
              </table:table-cell>
              <table:table-cell office:value-type="float" office:value="252669">
                <text:p>252669</text:p>
              </table:table-cell>
              <table:table-cell office:value-type="float" office:value="183295">
                <text:p>183295</text:p>
              </table:table-cell>
              <table:table-cell office:value-type="float" office:value="230435">
                <text:p>230435</text:p>
              </table:table-cell>
              <table:table-cell office:value-type="float" office:value="251990">
                <text:p>251990</text:p>
              </table:table-cell>
            </table:table-row>
            <table:table-row>
              <table:table-cell office:value-type="float" office:value="36501">
                <text:p>36501</text:p>
              </table:table-cell>
              <table:table-cell office:value-type="float" office:value="54176">
                <text:p>54176</text:p>
              </table:table-cell>
              <table:table-cell office:value-type="float" office:value="109226">
                <text:p>109226</text:p>
              </table:table-cell>
              <table:table-cell office:value-type="float" office:value="211426">
                <text:p>211426</text:p>
              </table:table-cell>
              <table:table-cell office:value-type="float" office:value="225751">
                <text:p>225751</text:p>
              </table:table-cell>
              <table:table-cell office:value-type="float" office:value="233472">
                <text:p>233472</text:p>
              </table:table-cell>
              <table:table-cell office:value-type="float" office:value="252636">
                <text:p>252636</text:p>
              </table:table-cell>
            </table:table-row>
            <table:table-row>
              <table:table-cell office:value-type="float" office:value="36601">
                <text:p>36601</text:p>
              </table:table-cell>
              <table:table-cell office:value-type="float" office:value="48899">
                <text:p>48899</text:p>
              </table:table-cell>
              <table:table-cell office:value-type="float" office:value="106775">
                <text:p>106775</text:p>
              </table:table-cell>
              <table:table-cell office:value-type="float" office:value="192042">
                <text:p>192042</text:p>
              </table:table-cell>
              <table:table-cell office:value-type="float" office:value="202915">
                <text:p>202915</text:p>
              </table:table-cell>
              <table:table-cell office:value-type="float" office:value="233092">
                <text:p>233092</text:p>
              </table:table-cell>
              <table:table-cell office:value-type="float" office:value="253176">
                <text:p>253176</text:p>
              </table:table-cell>
            </table:table-row>
            <table:table-row>
              <table:table-cell office:value-type="float" office:value="36701">
                <text:p>36701</text:p>
              </table:table-cell>
              <table:table-cell office:value-type="float" office:value="47389">
                <text:p>47389</text:p>
              </table:table-cell>
              <table:table-cell office:value-type="float" office:value="108754">
                <text:p>108754</text:p>
              </table:table-cell>
              <table:table-cell office:value-type="float" office:value="231705">
                <text:p>231705</text:p>
              </table:table-cell>
              <table:table-cell office:value-type="float" office:value="224208">
                <text:p>224208</text:p>
              </table:table-cell>
              <table:table-cell office:value-type="float" office:value="233725">
                <text:p>233725</text:p>
              </table:table-cell>
              <table:table-cell office:value-type="float" office:value="271017">
                <text:p>271017</text:p>
              </table:table-cell>
            </table:table-row>
            <table:table-row>
              <table:table-cell office:value-type="float" office:value="36801">
                <text:p>36801</text:p>
              </table:table-cell>
              <table:table-cell office:value-type="float" office:value="50778">
                <text:p>50778</text:p>
              </table:table-cell>
              <table:table-cell office:value-type="float" office:value="113051">
                <text:p>113051</text:p>
              </table:table-cell>
              <table:table-cell office:value-type="float" office:value="206774">
                <text:p>206774</text:p>
              </table:table-cell>
              <table:table-cell office:value-type="float" office:value="214797">
                <text:p>214797</text:p>
              </table:table-cell>
              <table:table-cell office:value-type="float" office:value="235046">
                <text:p>235046</text:p>
              </table:table-cell>
              <table:table-cell office:value-type="float" office:value="253826">
                <text:p>253826</text:p>
              </table:table-cell>
            </table:table-row>
            <table:table-row>
              <table:table-cell office:value-type="float" office:value="36901">
                <text:p>36901</text:p>
              </table:table-cell>
              <table:table-cell office:value-type="float" office:value="46556">
                <text:p>46556</text:p>
              </table:table-cell>
              <table:table-cell office:value-type="float" office:value="115395">
                <text:p>115395</text:p>
              </table:table-cell>
              <table:table-cell office:value-type="float" office:value="234473">
                <text:p>234473</text:p>
              </table:table-cell>
              <table:table-cell office:value-type="float" office:value="204125">
                <text:p>204125</text:p>
              </table:table-cell>
              <table:table-cell office:value-type="float" office:value="235796">
                <text:p>235796</text:p>
              </table:table-cell>
              <table:table-cell office:value-type="float" office:value="287926">
                <text:p>287926</text:p>
              </table:table-cell>
            </table:table-row>
            <table:table-row>
              <table:table-cell office:value-type="float" office:value="37001">
                <text:p>37001</text:p>
              </table:table-cell>
              <table:table-cell office:value-type="float" office:value="43717">
                <text:p>43717</text:p>
              </table:table-cell>
              <table:table-cell office:value-type="float" office:value="108985">
                <text:p>108985</text:p>
              </table:table-cell>
              <table:table-cell office:value-type="float" office:value="226710">
                <text:p>226710</text:p>
              </table:table-cell>
              <table:table-cell office:value-type="float" office:value="217125">
                <text:p>217125</text:p>
              </table:table-cell>
              <table:table-cell office:value-type="float" office:value="237070">
                <text:p>237070</text:p>
              </table:table-cell>
              <table:table-cell office:value-type="float" office:value="269657">
                <text:p>269657</text:p>
              </table:table-cell>
            </table:table-row>
            <table:table-row>
              <table:table-cell office:value-type="float" office:value="37101">
                <text:p>37101</text:p>
              </table:table-cell>
              <table:table-cell office:value-type="float" office:value="51678">
                <text:p>51678</text:p>
              </table:table-cell>
              <table:table-cell office:value-type="float" office:value="118594">
                <text:p>118594</text:p>
              </table:table-cell>
              <table:table-cell office:value-type="float" office:value="247395">
                <text:p>247395</text:p>
              </table:table-cell>
              <table:table-cell office:value-type="float" office:value="216341">
                <text:p>216341</text:p>
              </table:table-cell>
              <table:table-cell office:value-type="float" office:value="236406">
                <text:p>236406</text:p>
              </table:table-cell>
              <table:table-cell office:value-type="float" office:value="258406">
                <text:p>258406</text:p>
              </table:table-cell>
            </table:table-row>
            <table:table-row>
              <table:table-cell office:value-type="float" office:value="37201">
                <text:p>37201</text:p>
              </table:table-cell>
              <table:table-cell office:value-type="float" office:value="39787">
                <text:p>39787</text:p>
              </table:table-cell>
              <table:table-cell office:value-type="float" office:value="110269">
                <text:p>110269</text:p>
              </table:table-cell>
              <table:table-cell office:value-type="float" office:value="219255">
                <text:p>219255</text:p>
              </table:table-cell>
              <table:table-cell office:value-type="float" office:value="221082">
                <text:p>221082</text:p>
              </table:table-cell>
              <table:table-cell office:value-type="float" office:value="238152">
                <text:p>238152</text:p>
              </table:table-cell>
              <table:table-cell office:value-type="float" office:value="275950">
                <text:p>275950</text:p>
              </table:table-cell>
            </table:table-row>
            <table:table-row>
              <table:table-cell office:value-type="float" office:value="37301">
                <text:p>37301</text:p>
              </table:table-cell>
              <table:table-cell office:value-type="float" office:value="44925">
                <text:p>44925</text:p>
              </table:table-cell>
              <table:table-cell office:value-type="float" office:value="110419">
                <text:p>110419</text:p>
              </table:table-cell>
              <table:table-cell office:value-type="float" office:value="213043">
                <text:p>213043</text:p>
              </table:table-cell>
              <table:table-cell office:value-type="float" office:value="216910">
                <text:p>216910</text:p>
              </table:table-cell>
              <table:table-cell office:value-type="float" office:value="237314">
                <text:p>237314</text:p>
              </table:table-cell>
              <table:table-cell office:value-type="float" office:value="278892">
                <text:p>278892</text:p>
              </table:table-cell>
            </table:table-row>
            <table:table-row>
              <table:table-cell office:value-type="float" office:value="37401">
                <text:p>37401</text:p>
              </table:table-cell>
              <table:table-cell office:value-type="float" office:value="43520">
                <text:p>43520</text:p>
              </table:table-cell>
              <table:table-cell office:value-type="float" office:value="113580">
                <text:p>113580</text:p>
              </table:table-cell>
              <table:table-cell office:value-type="float" office:value="213486">
                <text:p>213486</text:p>
              </table:table-cell>
              <table:table-cell office:value-type="float" office:value="216677">
                <text:p>216677</text:p>
              </table:table-cell>
              <table:table-cell office:value-type="float" office:value="238895">
                <text:p>238895</text:p>
              </table:table-cell>
              <table:table-cell office:value-type="float" office:value="265347">
                <text:p>265347</text:p>
              </table:table-cell>
            </table:table-row>
            <table:table-row>
              <table:table-cell office:value-type="float" office:value="37501">
                <text:p>37501</text:p>
              </table:table-cell>
              <table:table-cell office:value-type="float" office:value="50977">
                <text:p>50977</text:p>
              </table:table-cell>
              <table:table-cell office:value-type="float" office:value="114630">
                <text:p>114630</text:p>
              </table:table-cell>
              <table:table-cell office:value-type="float" office:value="210030">
                <text:p>210030</text:p>
              </table:table-cell>
              <table:table-cell office:value-type="float" office:value="216120">
                <text:p>216120</text:p>
              </table:table-cell>
              <table:table-cell office:value-type="float" office:value="240734">
                <text:p>240734</text:p>
              </table:table-cell>
              <table:table-cell office:value-type="float" office:value="273496">
                <text:p>273496</text:p>
              </table:table-cell>
            </table:table-row>
            <table:table-row>
              <table:table-cell office:value-type="float" office:value="37601">
                <text:p>37601</text:p>
              </table:table-cell>
              <table:table-cell office:value-type="float" office:value="49181">
                <text:p>49181</text:p>
              </table:table-cell>
              <table:table-cell office:value-type="float" office:value="113615">
                <text:p>113615</text:p>
              </table:table-cell>
              <table:table-cell office:value-type="float" office:value="268855">
                <text:p>268855</text:p>
              </table:table-cell>
              <table:table-cell office:value-type="float" office:value="214628">
                <text:p>214628</text:p>
              </table:table-cell>
              <table:table-cell office:value-type="float" office:value="242961">
                <text:p>242961</text:p>
              </table:table-cell>
              <table:table-cell office:value-type="float" office:value="286476">
                <text:p>286476</text:p>
              </table:table-cell>
            </table:table-row>
            <table:table-row>
              <table:table-cell office:value-type="float" office:value="37701">
                <text:p>37701</text:p>
              </table:table-cell>
              <table:table-cell office:value-type="float" office:value="41288">
                <text:p>41288</text:p>
              </table:table-cell>
              <table:table-cell office:value-type="float" office:value="108207">
                <text:p>108207</text:p>
              </table:table-cell>
              <table:table-cell office:value-type="float" office:value="196818">
                <text:p>196818</text:p>
              </table:table-cell>
              <table:table-cell office:value-type="float" office:value="182498">
                <text:p>182498</text:p>
              </table:table-cell>
              <table:table-cell office:value-type="float" office:value="242143">
                <text:p>242143</text:p>
              </table:table-cell>
              <table:table-cell office:value-type="float" office:value="293929">
                <text:p>293929</text:p>
              </table:table-cell>
            </table:table-row>
            <table:table-row>
              <table:table-cell office:value-type="float" office:value="37801">
                <text:p>37801</text:p>
              </table:table-cell>
              <table:table-cell office:value-type="float" office:value="51112">
                <text:p>51112</text:p>
              </table:table-cell>
              <table:table-cell office:value-type="float" office:value="109781">
                <text:p>109781</text:p>
              </table:table-cell>
              <table:table-cell office:value-type="float" office:value="253528">
                <text:p>253528</text:p>
              </table:table-cell>
              <table:table-cell office:value-type="float" office:value="220170">
                <text:p>220170</text:p>
              </table:table-cell>
              <table:table-cell office:value-type="float" office:value="241293">
                <text:p>241293</text:p>
              </table:table-cell>
              <table:table-cell office:value-type="float" office:value="266965">
                <text:p>266965</text:p>
              </table:table-cell>
            </table:table-row>
            <table:table-row>
              <table:table-cell office:value-type="float" office:value="37901">
                <text:p>37901</text:p>
              </table:table-cell>
              <table:table-cell office:value-type="float" office:value="54634">
                <text:p>54634</text:p>
              </table:table-cell>
              <table:table-cell office:value-type="float" office:value="119935">
                <text:p>119935</text:p>
              </table:table-cell>
              <table:table-cell office:value-type="float" office:value="213783">
                <text:p>213783</text:p>
              </table:table-cell>
              <table:table-cell office:value-type="float" office:value="220485">
                <text:p>220485</text:p>
              </table:table-cell>
              <table:table-cell office:value-type="float" office:value="243845">
                <text:p>243845</text:p>
              </table:table-cell>
              <table:table-cell office:value-type="float" office:value="297463">
                <text:p>297463</text:p>
              </table:table-cell>
            </table:table-row>
            <table:table-row>
              <table:table-cell office:value-type="float" office:value="38001">
                <text:p>38001</text:p>
              </table:table-cell>
              <table:table-cell office:value-type="float" office:value="43805">
                <text:p>43805</text:p>
              </table:table-cell>
              <table:table-cell office:value-type="float" office:value="106526">
                <text:p>106526</text:p>
              </table:table-cell>
              <table:table-cell office:value-type="float" office:value="196233">
                <text:p>196233</text:p>
              </table:table-cell>
              <table:table-cell office:value-type="float" office:value="213087">
                <text:p>213087</text:p>
              </table:table-cell>
              <table:table-cell office:value-type="float" office:value="242857">
                <text:p>242857</text:p>
              </table:table-cell>
              <table:table-cell office:value-type="float" office:value="262235">
                <text:p>262235</text:p>
              </table:table-cell>
            </table:table-row>
            <table:table-row>
              <table:table-cell office:value-type="float" office:value="38101">
                <text:p>38101</text:p>
              </table:table-cell>
              <table:table-cell office:value-type="float" office:value="44612">
                <text:p>44612</text:p>
              </table:table-cell>
              <table:table-cell office:value-type="float" office:value="114992">
                <text:p>114992</text:p>
              </table:table-cell>
              <table:table-cell office:value-type="float" office:value="212038">
                <text:p>212038</text:p>
              </table:table-cell>
              <table:table-cell office:value-type="float" office:value="218874">
                <text:p>218874</text:p>
              </table:table-cell>
              <table:table-cell office:value-type="float" office:value="244143">
                <text:p>244143</text:p>
              </table:table-cell>
              <table:table-cell office:value-type="float" office:value="287419">
                <text:p>287419</text:p>
              </table:table-cell>
            </table:table-row>
            <table:table-row>
              <table:table-cell office:value-type="float" office:value="38201">
                <text:p>38201</text:p>
              </table:table-cell>
              <table:table-cell office:value-type="float" office:value="41673">
                <text:p>41673</text:p>
              </table:table-cell>
              <table:table-cell office:value-type="float" office:value="110343">
                <text:p>110343</text:p>
              </table:table-cell>
              <table:table-cell office:value-type="float" office:value="202528">
                <text:p>202528</text:p>
              </table:table-cell>
              <table:table-cell office:value-type="float" office:value="201306">
                <text:p>201306</text:p>
              </table:table-cell>
              <table:table-cell office:value-type="float" office:value="244328">
                <text:p>244328</text:p>
              </table:table-cell>
              <table:table-cell office:value-type="float" office:value="290527">
                <text:p>290527</text:p>
              </table:table-cell>
            </table:table-row>
            <table:table-row>
              <table:table-cell office:value-type="float" office:value="38301">
                <text:p>38301</text:p>
              </table:table-cell>
              <table:table-cell office:value-type="float" office:value="48057">
                <text:p>48057</text:p>
              </table:table-cell>
              <table:table-cell office:value-type="float" office:value="118670">
                <text:p>118670</text:p>
              </table:table-cell>
              <table:table-cell office:value-type="float" office:value="231139">
                <text:p>231139</text:p>
              </table:table-cell>
              <table:table-cell office:value-type="float" office:value="218783">
                <text:p>218783</text:p>
              </table:table-cell>
              <table:table-cell office:value-type="float" office:value="246764">
                <text:p>246764</text:p>
              </table:table-cell>
              <table:table-cell office:value-type="float" office:value="275188">
                <text:p>275188</text:p>
              </table:table-cell>
            </table:table-row>
            <table:table-row>
              <table:table-cell office:value-type="float" office:value="38401">
                <text:p>38401</text:p>
              </table:table-cell>
              <table:table-cell office:value-type="float" office:value="50944">
                <text:p>50944</text:p>
              </table:table-cell>
              <table:table-cell office:value-type="float" office:value="113011">
                <text:p>113011</text:p>
              </table:table-cell>
              <table:table-cell office:value-type="float" office:value="227867">
                <text:p>227867</text:p>
              </table:table-cell>
              <table:table-cell office:value-type="float" office:value="220975">
                <text:p>220975</text:p>
              </table:table-cell>
              <table:table-cell office:value-type="float" office:value="246246">
                <text:p>246246</text:p>
              </table:table-cell>
              <table:table-cell office:value-type="float" office:value="327567">
                <text:p>327567</text:p>
              </table:table-cell>
            </table:table-row>
            <table:table-row>
              <table:table-cell office:value-type="float" office:value="38501">
                <text:p>38501</text:p>
              </table:table-cell>
              <table:table-cell office:value-type="float" office:value="42111">
                <text:p>42111</text:p>
              </table:table-cell>
              <table:table-cell office:value-type="float" office:value="116879">
                <text:p>116879</text:p>
              </table:table-cell>
              <table:table-cell office:value-type="float" office:value="231342">
                <text:p>231342</text:p>
              </table:table-cell>
              <table:table-cell office:value-type="float" office:value="195043">
                <text:p>195043</text:p>
              </table:table-cell>
              <table:table-cell office:value-type="float" office:value="246699">
                <text:p>246699</text:p>
              </table:table-cell>
              <table:table-cell office:value-type="float" office:value="297869">
                <text:p>297869</text:p>
              </table:table-cell>
            </table:table-row>
            <table:table-row>
              <table:table-cell office:value-type="float" office:value="38601">
                <text:p>38601</text:p>
              </table:table-cell>
              <table:table-cell office:value-type="float" office:value="52955">
                <text:p>52955</text:p>
              </table:table-cell>
              <table:table-cell office:value-type="float" office:value="116114">
                <text:p>116114</text:p>
              </table:table-cell>
              <table:table-cell office:value-type="float" office:value="204877">
                <text:p>204877</text:p>
              </table:table-cell>
              <table:table-cell office:value-type="float" office:value="218743">
                <text:p>218743</text:p>
              </table:table-cell>
              <table:table-cell office:value-type="float" office:value="247135">
                <text:p>247135</text:p>
              </table:table-cell>
              <table:table-cell office:value-type="float" office:value="305206">
                <text:p>305206</text:p>
              </table:table-cell>
            </table:table-row>
            <table:table-row>
              <table:table-cell office:value-type="float" office:value="38701">
                <text:p>38701</text:p>
              </table:table-cell>
              <table:table-cell office:value-type="float" office:value="49354">
                <text:p>49354</text:p>
              </table:table-cell>
              <table:table-cell office:value-type="float" office:value="118018">
                <text:p>118018</text:p>
              </table:table-cell>
              <table:table-cell office:value-type="float" office:value="226344">
                <text:p>226344</text:p>
              </table:table-cell>
              <table:table-cell office:value-type="float" office:value="227667">
                <text:p>227667</text:p>
              </table:table-cell>
              <table:table-cell office:value-type="float" office:value="249370">
                <text:p>249370</text:p>
              </table:table-cell>
              <table:table-cell office:value-type="float" office:value="296762">
                <text:p>296762</text:p>
              </table:table-cell>
            </table:table-row>
            <table:table-row>
              <table:table-cell office:value-type="float" office:value="38801">
                <text:p>38801</text:p>
              </table:table-cell>
              <table:table-cell office:value-type="float" office:value="44161">
                <text:p>44161</text:p>
              </table:table-cell>
              <table:table-cell office:value-type="float" office:value="111994">
                <text:p>111994</text:p>
              </table:table-cell>
              <table:table-cell office:value-type="float" office:value="218676">
                <text:p>218676</text:p>
              </table:table-cell>
              <table:table-cell office:value-type="float" office:value="229693">
                <text:p>229693</text:p>
              </table:table-cell>
              <table:table-cell office:value-type="float" office:value="248856">
                <text:p>248856</text:p>
              </table:table-cell>
              <table:table-cell office:value-type="float" office:value="293088">
                <text:p>293088</text:p>
              </table:table-cell>
            </table:table-row>
            <table:table-row>
              <table:table-cell office:value-type="float" office:value="38901">
                <text:p>38901</text:p>
              </table:table-cell>
              <table:table-cell office:value-type="float" office:value="42213">
                <text:p>42213</text:p>
              </table:table-cell>
              <table:table-cell office:value-type="float" office:value="114709">
                <text:p>114709</text:p>
              </table:table-cell>
              <table:table-cell office:value-type="float" office:value="247545">
                <text:p>247545</text:p>
              </table:table-cell>
              <table:table-cell office:value-type="float" office:value="230298">
                <text:p>230298</text:p>
              </table:table-cell>
              <table:table-cell office:value-type="float" office:value="251036">
                <text:p>251036</text:p>
              </table:table-cell>
              <table:table-cell office:value-type="float" office:value="287661">
                <text:p>287661</text:p>
              </table:table-cell>
            </table:table-row>
            <table:table-row>
              <table:table-cell office:value-type="float" office:value="39001">
                <text:p>39001</text:p>
              </table:table-cell>
              <table:table-cell office:value-type="float" office:value="39135">
                <text:p>39135</text:p>
              </table:table-cell>
              <table:table-cell office:value-type="float" office:value="112591">
                <text:p>112591</text:p>
              </table:table-cell>
              <table:table-cell office:value-type="float" office:value="228712">
                <text:p>228712</text:p>
              </table:table-cell>
              <table:table-cell office:value-type="float" office:value="220881">
                <text:p>220881</text:p>
              </table:table-cell>
              <table:table-cell office:value-type="float" office:value="250663">
                <text:p>250663</text:p>
              </table:table-cell>
              <table:table-cell office:value-type="float" office:value="302246">
                <text:p>302246</text:p>
              </table:table-cell>
            </table:table-row>
            <table:table-row>
              <table:table-cell office:value-type="float" office:value="39101">
                <text:p>39101</text:p>
              </table:table-cell>
              <table:table-cell office:value-type="float" office:value="47375">
                <text:p>47375</text:p>
              </table:table-cell>
              <table:table-cell office:value-type="float" office:value="112247">
                <text:p>112247</text:p>
              </table:table-cell>
              <table:table-cell office:value-type="float" office:value="200251">
                <text:p>200251</text:p>
              </table:table-cell>
              <table:table-cell office:value-type="float" office:value="235480">
                <text:p>235480</text:p>
              </table:table-cell>
              <table:table-cell office:value-type="float" office:value="249850">
                <text:p>249850</text:p>
              </table:table-cell>
              <table:table-cell office:value-type="float" office:value="279797">
                <text:p>279797</text:p>
              </table:table-cell>
            </table:table-row>
            <table:table-row>
              <table:table-cell office:value-type="float" office:value="39201">
                <text:p>39201</text:p>
              </table:table-cell>
              <table:table-cell office:value-type="float" office:value="55537">
                <text:p>55537</text:p>
              </table:table-cell>
              <table:table-cell office:value-type="float" office:value="114956">
                <text:p>114956</text:p>
              </table:table-cell>
              <table:table-cell office:value-type="float" office:value="216163">
                <text:p>216163</text:p>
              </table:table-cell>
              <table:table-cell office:value-type="float" office:value="231384">
                <text:p>231384</text:p>
              </table:table-cell>
              <table:table-cell office:value-type="float" office:value="250911">
                <text:p>250911</text:p>
              </table:table-cell>
              <table:table-cell office:value-type="float" office:value="293110">
                <text:p>293110</text:p>
              </table:table-cell>
            </table:table-row>
            <table:table-row>
              <table:table-cell office:value-type="float" office:value="39301">
                <text:p>39301</text:p>
              </table:table-cell>
              <table:table-cell office:value-type="float" office:value="41909">
                <text:p>41909</text:p>
              </table:table-cell>
              <table:table-cell office:value-type="float" office:value="119672">
                <text:p>119672</text:p>
              </table:table-cell>
              <table:table-cell office:value-type="float" office:value="245143">
                <text:p>245143</text:p>
              </table:table-cell>
              <table:table-cell office:value-type="float" office:value="220130">
                <text:p>220130</text:p>
              </table:table-cell>
              <table:table-cell office:value-type="float" office:value="254285">
                <text:p>254285</text:p>
              </table:table-cell>
              <table:table-cell office:value-type="float" office:value="317578">
                <text:p>317578</text:p>
              </table:table-cell>
            </table:table-row>
            <table:table-row>
              <table:table-cell office:value-type="float" office:value="39401">
                <text:p>39401</text:p>
              </table:table-cell>
              <table:table-cell office:value-type="float" office:value="49801">
                <text:p>49801</text:p>
              </table:table-cell>
              <table:table-cell office:value-type="float" office:value="124640">
                <text:p>124640</text:p>
              </table:table-cell>
              <table:table-cell office:value-type="float" office:value="247562">
                <text:p>247562</text:p>
              </table:table-cell>
              <table:table-cell office:value-type="float" office:value="235386">
                <text:p>235386</text:p>
              </table:table-cell>
              <table:table-cell office:value-type="float" office:value="253313">
                <text:p>253313</text:p>
              </table:table-cell>
              <table:table-cell office:value-type="float" office:value="296575">
                <text:p>296575</text:p>
              </table:table-cell>
            </table:table-row>
            <table:table-row>
              <table:table-cell office:value-type="float" office:value="39501">
                <text:p>39501</text:p>
              </table:table-cell>
              <table:table-cell office:value-type="float" office:value="47540">
                <text:p>47540</text:p>
              </table:table-cell>
              <table:table-cell office:value-type="float" office:value="110637">
                <text:p>110637</text:p>
              </table:table-cell>
              <table:table-cell office:value-type="float" office:value="245846">
                <text:p>245846</text:p>
              </table:table-cell>
              <table:table-cell office:value-type="float" office:value="211284">
                <text:p>211284</text:p>
              </table:table-cell>
              <table:table-cell office:value-type="float" office:value="252308">
                <text:p>252308</text:p>
              </table:table-cell>
              <table:table-cell office:value-type="float" office:value="280784">
                <text:p>280784</text:p>
              </table:table-cell>
            </table:table-row>
            <table:table-row>
              <table:table-cell office:value-type="float" office:value="39601">
                <text:p>39601</text:p>
              </table:table-cell>
              <table:table-cell office:value-type="float" office:value="41395">
                <text:p>41395</text:p>
              </table:table-cell>
              <table:table-cell office:value-type="float" office:value="110653">
                <text:p>110653</text:p>
              </table:table-cell>
              <table:table-cell office:value-type="float" office:value="206027">
                <text:p>206027</text:p>
              </table:table-cell>
              <table:table-cell office:value-type="float" office:value="239534">
                <text:p>239534</text:p>
              </table:table-cell>
              <table:table-cell office:value-type="float" office:value="253880">
                <text:p>253880</text:p>
              </table:table-cell>
              <table:table-cell office:value-type="float" office:value="296746">
                <text:p>296746</text:p>
              </table:table-cell>
            </table:table-row>
            <table:table-row>
              <table:table-cell office:value-type="float" office:value="39701">
                <text:p>39701</text:p>
              </table:table-cell>
              <table:table-cell office:value-type="float" office:value="42045">
                <text:p>42045</text:p>
              </table:table-cell>
              <table:table-cell office:value-type="float" office:value="123985">
                <text:p>123985</text:p>
              </table:table-cell>
              <table:table-cell office:value-type="float" office:value="283459">
                <text:p>283459</text:p>
              </table:table-cell>
              <table:table-cell office:value-type="float" office:value="234210">
                <text:p>234210</text:p>
              </table:table-cell>
              <table:table-cell office:value-type="float" office:value="254401">
                <text:p>254401</text:p>
              </table:table-cell>
              <table:table-cell office:value-type="float" office:value="286907">
                <text:p>286907</text:p>
              </table:table-cell>
            </table:table-row>
            <table:table-row>
              <table:table-cell office:value-type="float" office:value="39801">
                <text:p>39801</text:p>
              </table:table-cell>
              <table:table-cell office:value-type="float" office:value="51250">
                <text:p>51250</text:p>
              </table:table-cell>
              <table:table-cell office:value-type="float" office:value="122017">
                <text:p>122017</text:p>
              </table:table-cell>
              <table:table-cell office:value-type="float" office:value="223648">
                <text:p>223648</text:p>
              </table:table-cell>
              <table:table-cell office:value-type="float" office:value="231523">
                <text:p>231523</text:p>
              </table:table-cell>
              <table:table-cell office:value-type="float" office:value="255442">
                <text:p>255442</text:p>
              </table:table-cell>
              <table:table-cell office:value-type="float" office:value="285999">
                <text:p>285999</text:p>
              </table:table-cell>
            </table:table-row>
            <table:table-row>
              <table:table-cell office:value-type="float" office:value="39901">
                <text:p>39901</text:p>
              </table:table-cell>
              <table:table-cell office:value-type="float" office:value="41806">
                <text:p>41806</text:p>
              </table:table-cell>
              <table:table-cell office:value-type="float" office:value="112520">
                <text:p>112520</text:p>
              </table:table-cell>
              <table:table-cell office:value-type="float" office:value="242150">
                <text:p>242150</text:p>
              </table:table-cell>
              <table:table-cell office:value-type="float" office:value="236879">
                <text:p>236879</text:p>
              </table:table-cell>
              <table:table-cell office:value-type="float" office:value="254027">
                <text:p>254027</text:p>
              </table:table-cell>
              <table:table-cell office:value-type="float" office:value="267480">
                <text:p>267480</text:p>
              </table:table-cell>
            </table:table-row>
            <table:table-row>
              <table:table-cell office:value-type="float" office:value="40001">
                <text:p>40001</text:p>
              </table:table-cell>
              <table:table-cell office:value-type="float" office:value="52550">
                <text:p>52550</text:p>
              </table:table-cell>
              <table:table-cell office:value-type="float" office:value="120688">
                <text:p>120688</text:p>
              </table:table-cell>
              <table:table-cell office:value-type="float" office:value="228930">
                <text:p>228930</text:p>
              </table:table-cell>
              <table:table-cell office:value-type="float" office:value="230034">
                <text:p>230034</text:p>
              </table:table-cell>
              <table:table-cell office:value-type="float" office:value="254352">
                <text:p>254352</text:p>
              </table:table-cell>
              <table:table-cell office:value-type="float" office:value="270060">
                <text:p>270060</text:p>
              </table:table-cell>
            </table:table-row>
            <table:table-row>
              <table:table-cell office:value-type="float" office:value="40101">
                <text:p>40101</text:p>
              </table:table-cell>
              <table:table-cell office:value-type="float" office:value="53370">
                <text:p>53370</text:p>
              </table:table-cell>
              <table:table-cell office:value-type="float" office:value="117424">
                <text:p>117424</text:p>
              </table:table-cell>
              <table:table-cell office:value-type="float" office:value="266499">
                <text:p>266499</text:p>
              </table:table-cell>
              <table:table-cell office:value-type="float" office:value="241144">
                <text:p>241144</text:p>
              </table:table-cell>
              <table:table-cell office:value-type="float" office:value="255145">
                <text:p>255145</text:p>
              </table:table-cell>
              <table:table-cell office:value-type="float" office:value="278324">
                <text:p>278324</text:p>
              </table:table-cell>
            </table:table-row>
            <table:table-row>
              <table:table-cell office:value-type="float" office:value="40201">
                <text:p>40201</text:p>
              </table:table-cell>
              <table:table-cell office:value-type="float" office:value="46481">
                <text:p>46481</text:p>
              </table:table-cell>
              <table:table-cell office:value-type="float" office:value="117314">
                <text:p>117314</text:p>
              </table:table-cell>
              <table:table-cell office:value-type="float" office:value="236235">
                <text:p>236235</text:p>
              </table:table-cell>
              <table:table-cell office:value-type="float" office:value="245119">
                <text:p>245119</text:p>
              </table:table-cell>
              <table:table-cell office:value-type="float" office:value="256310">
                <text:p>256310</text:p>
              </table:table-cell>
              <table:table-cell office:value-type="float" office:value="271301">
                <text:p>271301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46921">
                <text:p>46921</text:p>
              </table:table-cell>
              <table:table-cell office:value-type="float" office:value="122799">
                <text:p>122799</text:p>
              </table:table-cell>
              <table:table-cell office:value-type="float" office:value="258088">
                <text:p>258088</text:p>
              </table:table-cell>
              <table:table-cell office:value-type="float" office:value="240262">
                <text:p>240262</text:p>
              </table:table-cell>
              <table:table-cell office:value-type="float" office:value="256522">
                <text:p>256522</text:p>
              </table:table-cell>
              <table:table-cell office:value-type="float" office:value="267506">
                <text:p>267506</text:p>
              </table:table-cell>
            </table:table-row>
            <table:table-row>
              <table:table-cell office:value-type="float" office:value="40401">
                <text:p>40401</text:p>
              </table:table-cell>
              <table:table-cell office:value-type="float" office:value="45243">
                <text:p>45243</text:p>
              </table:table-cell>
              <table:table-cell office:value-type="float" office:value="122899">
                <text:p>122899</text:p>
              </table:table-cell>
              <table:table-cell office:value-type="float" office:value="254420">
                <text:p>254420</text:p>
              </table:table-cell>
              <table:table-cell office:value-type="float" office:value="247200">
                <text:p>247200</text:p>
              </table:table-cell>
              <table:table-cell office:value-type="float" office:value="257795">
                <text:p>257795</text:p>
              </table:table-cell>
              <table:table-cell office:value-type="float" office:value="271321">
                <text:p>271321</text:p>
              </table:table-cell>
            </table:table-row>
            <table:table-row>
              <table:table-cell office:value-type="float" office:value="40501">
                <text:p>40501</text:p>
              </table:table-cell>
              <table:table-cell office:value-type="float" office:value="46755">
                <text:p>46755</text:p>
              </table:table-cell>
              <table:table-cell office:value-type="float" office:value="115462">
                <text:p>115462</text:p>
              </table:table-cell>
              <table:table-cell office:value-type="float" office:value="203772">
                <text:p>203772</text:p>
              </table:table-cell>
              <table:table-cell office:value-type="float" office:value="245597">
                <text:p>245597</text:p>
              </table:table-cell>
              <table:table-cell office:value-type="float" office:value="258467">
                <text:p>258467</text:p>
              </table:table-cell>
              <table:table-cell office:value-type="float" office:value="270871">
                <text:p>270871</text:p>
              </table:table-cell>
            </table:table-row>
            <table:table-row>
              <table:table-cell office:value-type="float" office:value="40601">
                <text:p>40601</text:p>
              </table:table-cell>
              <table:table-cell office:value-type="float" office:value="50341">
                <text:p>50341</text:p>
              </table:table-cell>
              <table:table-cell office:value-type="float" office:value="118911">
                <text:p>118911</text:p>
              </table:table-cell>
              <table:table-cell office:value-type="float" office:value="219684">
                <text:p>219684</text:p>
              </table:table-cell>
              <table:table-cell office:value-type="float" office:value="239799">
                <text:p>239799</text:p>
              </table:table-cell>
              <table:table-cell office:value-type="float" office:value="258822">
                <text:p>258822</text:p>
              </table:table-cell>
              <table:table-cell office:value-type="float" office:value="268978">
                <text:p>268978</text:p>
              </table:table-cell>
            </table:table-row>
            <table:table-row>
              <table:table-cell office:value-type="float" office:value="40701">
                <text:p>40701</text:p>
              </table:table-cell>
              <table:table-cell office:value-type="float" office:value="46471">
                <text:p>46471</text:p>
              </table:table-cell>
              <table:table-cell office:value-type="float" office:value="124858">
                <text:p>124858</text:p>
              </table:table-cell>
              <table:table-cell office:value-type="float" office:value="246170">
                <text:p>246170</text:p>
              </table:table-cell>
              <table:table-cell office:value-type="float" office:value="241881">
                <text:p>241881</text:p>
              </table:table-cell>
              <table:table-cell office:value-type="float" office:value="259882">
                <text:p>259882</text:p>
              </table:table-cell>
              <table:table-cell office:value-type="float" office:value="274401">
                <text:p>274401</text:p>
              </table:table-cell>
            </table:table-row>
            <table:table-row>
              <table:table-cell office:value-type="float" office:value="40801">
                <text:p>40801</text:p>
              </table:table-cell>
              <table:table-cell office:value-type="float" office:value="55130">
                <text:p>55130</text:p>
              </table:table-cell>
              <table:table-cell office:value-type="float" office:value="123460">
                <text:p>123460</text:p>
              </table:table-cell>
              <table:table-cell office:value-type="float" office:value="227431">
                <text:p>227431</text:p>
              </table:table-cell>
              <table:table-cell office:value-type="float" office:value="252234">
                <text:p>252234</text:p>
              </table:table-cell>
              <table:table-cell office:value-type="float" office:value="260169">
                <text:p>260169</text:p>
              </table:table-cell>
              <table:table-cell office:value-type="float" office:value="272622">
                <text:p>272622</text:p>
              </table:table-cell>
            </table:table-row>
            <table:table-row>
              <table:table-cell office:value-type="float" office:value="40901">
                <text:p>40901</text:p>
              </table:table-cell>
              <table:table-cell office:value-type="float" office:value="43614">
                <text:p>43614</text:p>
              </table:table-cell>
              <table:table-cell office:value-type="float" office:value="125452">
                <text:p>125452</text:p>
              </table:table-cell>
              <table:table-cell office:value-type="float" office:value="324361">
                <text:p>324361</text:p>
              </table:table-cell>
              <table:table-cell office:value-type="float" office:value="246987">
                <text:p>246987</text:p>
              </table:table-cell>
              <table:table-cell office:value-type="float" office:value="260428">
                <text:p>260428</text:p>
              </table:table-cell>
              <table:table-cell office:value-type="float" office:value="276789">
                <text:p>276789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51133">
                <text:p>51133</text:p>
              </table:table-cell>
              <table:table-cell office:value-type="float" office:value="120120">
                <text:p>120120</text:p>
              </table:table-cell>
              <table:table-cell office:value-type="float" office:value="225600">
                <text:p>225600</text:p>
              </table:table-cell>
              <table:table-cell office:value-type="float" office:value="252611">
                <text:p>252611</text:p>
              </table:table-cell>
              <table:table-cell office:value-type="float" office:value="262214">
                <text:p>262214</text:p>
              </table:table-cell>
              <table:table-cell office:value-type="float" office:value="275170">
                <text:p>275170</text:p>
              </table:table-cell>
            </table:table-row>
            <table:table-row>
              <table:table-cell office:value-type="float" office:value="41101">
                <text:p>41101</text:p>
              </table:table-cell>
              <table:table-cell office:value-type="float" office:value="62971">
                <text:p>62971</text:p>
              </table:table-cell>
              <table:table-cell office:value-type="float" office:value="124003">
                <text:p>124003</text:p>
              </table:table-cell>
              <table:table-cell office:value-type="float" office:value="273153">
                <text:p>273153</text:p>
              </table:table-cell>
              <table:table-cell office:value-type="float" office:value="248858">
                <text:p>248858</text:p>
              </table:table-cell>
              <table:table-cell office:value-type="float" office:value="262928">
                <text:p>262928</text:p>
              </table:table-cell>
              <table:table-cell office:value-type="float" office:value="278062">
                <text:p>278062</text:p>
              </table:table-cell>
            </table:table-row>
            <table:table-row>
              <table:table-cell office:value-type="float" office:value="41201">
                <text:p>41201</text:p>
              </table:table-cell>
              <table:table-cell office:value-type="float" office:value="53559">
                <text:p>53559</text:p>
              </table:table-cell>
              <table:table-cell office:value-type="float" office:value="131531">
                <text:p>131531</text:p>
              </table:table-cell>
              <table:table-cell office:value-type="float" office:value="227163">
                <text:p>227163</text:p>
              </table:table-cell>
              <table:table-cell office:value-type="float" office:value="250009">
                <text:p>250009</text:p>
              </table:table-cell>
              <table:table-cell office:value-type="float" office:value="262127">
                <text:p>262127</text:p>
              </table:table-cell>
              <table:table-cell office:value-type="float" office:value="274724">
                <text:p>274724</text:p>
              </table:table-cell>
            </table:table-row>
            <table:table-row>
              <table:table-cell office:value-type="float" office:value="41301">
                <text:p>41301</text:p>
              </table:table-cell>
              <table:table-cell office:value-type="float" office:value="53921">
                <text:p>53921</text:p>
              </table:table-cell>
              <table:table-cell office:value-type="float" office:value="123814">
                <text:p>123814</text:p>
              </table:table-cell>
              <table:table-cell office:value-type="float" office:value="257027">
                <text:p>257027</text:p>
              </table:table-cell>
              <table:table-cell office:value-type="float" office:value="248391">
                <text:p>248391</text:p>
              </table:table-cell>
              <table:table-cell office:value-type="float" office:value="263408">
                <text:p>263408</text:p>
              </table:table-cell>
              <table:table-cell office:value-type="float" office:value="280054">
                <text:p>280054</text:p>
              </table:table-cell>
            </table:table-row>
            <table:table-row>
              <table:table-cell office:value-type="float" office:value="41401">
                <text:p>41401</text:p>
              </table:table-cell>
              <table:table-cell office:value-type="float" office:value="50054">
                <text:p>50054</text:p>
              </table:table-cell>
              <table:table-cell office:value-type="float" office:value="124486">
                <text:p>124486</text:p>
              </table:table-cell>
              <table:table-cell office:value-type="float" office:value="249123">
                <text:p>249123</text:p>
              </table:table-cell>
              <table:table-cell office:value-type="float" office:value="247183">
                <text:p>247183</text:p>
              </table:table-cell>
              <table:table-cell office:value-type="float" office:value="264763">
                <text:p>264763</text:p>
              </table:table-cell>
              <table:table-cell office:value-type="float" office:value="276074">
                <text:p>276074</text:p>
              </table:table-cell>
            </table:table-row>
            <table:table-row>
              <table:table-cell office:value-type="float" office:value="41501">
                <text:p>41501</text:p>
              </table:table-cell>
              <table:table-cell office:value-type="float" office:value="48803">
                <text:p>48803</text:p>
              </table:table-cell>
              <table:table-cell office:value-type="float" office:value="127727">
                <text:p>127727</text:p>
              </table:table-cell>
              <table:table-cell office:value-type="float" office:value="277461">
                <text:p>277461</text:p>
              </table:table-cell>
              <table:table-cell office:value-type="float" office:value="254794">
                <text:p>254794</text:p>
              </table:table-cell>
              <table:table-cell office:value-type="float" office:value="264794">
                <text:p>264794</text:p>
              </table:table-cell>
              <table:table-cell office:value-type="float" office:value="283776">
                <text:p>283776</text:p>
              </table:table-cell>
            </table:table-row>
            <table:table-row>
              <table:table-cell office:value-type="float" office:value="41601">
                <text:p>41601</text:p>
              </table:table-cell>
              <table:table-cell office:value-type="float" office:value="42561">
                <text:p>42561</text:p>
              </table:table-cell>
              <table:table-cell office:value-type="float" office:value="126918">
                <text:p>126918</text:p>
              </table:table-cell>
              <table:table-cell office:value-type="float" office:value="259578">
                <text:p>259578</text:p>
              </table:table-cell>
              <table:table-cell office:value-type="float" office:value="253833">
                <text:p>253833</text:p>
              </table:table-cell>
              <table:table-cell office:value-type="float" office:value="265320">
                <text:p>265320</text:p>
              </table:table-cell>
              <table:table-cell office:value-type="float" office:value="281085">
                <text:p>281085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62690">
                <text:p>62690</text:p>
              </table:table-cell>
              <table:table-cell office:value-type="float" office:value="124881">
                <text:p>124881</text:p>
              </table:table-cell>
              <table:table-cell office:value-type="float" office:value="258083">
                <text:p>258083</text:p>
              </table:table-cell>
              <table:table-cell office:value-type="float" office:value="253627">
                <text:p>253627</text:p>
              </table:table-cell>
              <table:table-cell office:value-type="float" office:value="264677">
                <text:p>264677</text:p>
              </table:table-cell>
              <table:table-cell office:value-type="float" office:value="276023">
                <text:p>276023</text:p>
              </table:table-cell>
            </table:table-row>
            <table:table-row>
              <table:table-cell office:value-type="float" office:value="41801">
                <text:p>41801</text:p>
              </table:table-cell>
              <table:table-cell office:value-type="float" office:value="52221">
                <text:p>52221</text:p>
              </table:table-cell>
              <table:table-cell office:value-type="float" office:value="127836">
                <text:p>127836</text:p>
              </table:table-cell>
              <table:table-cell office:value-type="float" office:value="256434">
                <text:p>256434</text:p>
              </table:table-cell>
              <table:table-cell office:value-type="float" office:value="252480">
                <text:p>252480</text:p>
              </table:table-cell>
              <table:table-cell office:value-type="float" office:value="265821">
                <text:p>265821</text:p>
              </table:table-cell>
              <table:table-cell office:value-type="float" office:value="283714">
                <text:p>283714</text:p>
              </table:table-cell>
            </table:table-row>
            <table:table-row>
              <table:table-cell office:value-type="float" office:value="41901">
                <text:p>41901</text:p>
              </table:table-cell>
              <table:table-cell office:value-type="float" office:value="48381">
                <text:p>48381</text:p>
              </table:table-cell>
              <table:table-cell office:value-type="float" office:value="119774">
                <text:p>119774</text:p>
              </table:table-cell>
              <table:table-cell office:value-type="float" office:value="217786">
                <text:p>217786</text:p>
              </table:table-cell>
              <table:table-cell office:value-type="float" office:value="257814">
                <text:p>257814</text:p>
              </table:table-cell>
              <table:table-cell office:value-type="float" office:value="268318">
                <text:p>268318</text:p>
              </table:table-cell>
              <table:table-cell office:value-type="float" office:value="282529">
                <text:p>282529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54452">
                <text:p>54452</text:p>
              </table:table-cell>
              <table:table-cell office:value-type="float" office:value="124064">
                <text:p>124064</text:p>
              </table:table-cell>
              <table:table-cell office:value-type="float" office:value="270992">
                <text:p>270992</text:p>
              </table:table-cell>
              <table:table-cell office:value-type="float" office:value="257630">
                <text:p>257630</text:p>
              </table:table-cell>
              <table:table-cell office:value-type="float" office:value="267977">
                <text:p>267977</text:p>
              </table:table-cell>
              <table:table-cell office:value-type="float" office:value="278186">
                <text:p>278186</text:p>
              </table:table-cell>
            </table:table-row>
            <table:table-row>
              <table:table-cell office:value-type="float" office:value="42101">
                <text:p>42101</text:p>
              </table:table-cell>
              <table:table-cell office:value-type="float" office:value="54720">
                <text:p>54720</text:p>
              </table:table-cell>
              <table:table-cell office:value-type="float" office:value="123858">
                <text:p>123858</text:p>
              </table:table-cell>
              <table:table-cell office:value-type="float" office:value="247307">
                <text:p>247307</text:p>
              </table:table-cell>
              <table:table-cell office:value-type="float" office:value="257645">
                <text:p>257645</text:p>
              </table:table-cell>
              <table:table-cell office:value-type="float" office:value="268897">
                <text:p>268897</text:p>
              </table:table-cell>
              <table:table-cell office:value-type="float" office:value="283926">
                <text:p>283926</text:p>
              </table:table-cell>
            </table:table-row>
            <table:table-row>
              <table:table-cell office:value-type="float" office:value="42201">
                <text:p>42201</text:p>
              </table:table-cell>
              <table:table-cell office:value-type="float" office:value="49394">
                <text:p>49394</text:p>
              </table:table-cell>
              <table:table-cell office:value-type="float" office:value="124103">
                <text:p>124103</text:p>
              </table:table-cell>
              <table:table-cell office:value-type="float" office:value="262916">
                <text:p>262916</text:p>
              </table:table-cell>
              <table:table-cell office:value-type="float" office:value="256524">
                <text:p>256524</text:p>
              </table:table-cell>
              <table:table-cell office:value-type="float" office:value="270643">
                <text:p>270643</text:p>
              </table:table-cell>
              <table:table-cell office:value-type="float" office:value="283149">
                <text:p>283149</text:p>
              </table:table-cell>
            </table:table-row>
            <table:table-row>
              <table:table-cell office:value-type="float" office:value="42301">
                <text:p>42301</text:p>
              </table:table-cell>
              <table:table-cell office:value-type="float" office:value="46824">
                <text:p>46824</text:p>
              </table:table-cell>
              <table:table-cell office:value-type="float" office:value="128501">
                <text:p>128501</text:p>
              </table:table-cell>
              <table:table-cell office:value-type="float" office:value="268967">
                <text:p>268967</text:p>
              </table:table-cell>
              <table:table-cell office:value-type="float" office:value="258075">
                <text:p>258075</text:p>
              </table:table-cell>
              <table:table-cell office:value-type="float" office:value="269138">
                <text:p>269138</text:p>
              </table:table-cell>
              <table:table-cell office:value-type="float" office:value="278464">
                <text:p>278464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48572">
                <text:p>48572</text:p>
              </table:table-cell>
              <table:table-cell office:value-type="float" office:value="128990">
                <text:p>128990</text:p>
              </table:table-cell>
              <table:table-cell office:value-type="float" office:value="274610">
                <text:p>274610</text:p>
              </table:table-cell>
              <table:table-cell office:value-type="float" office:value="258354">
                <text:p>258354</text:p>
              </table:table-cell>
              <table:table-cell office:value-type="float" office:value="270180">
                <text:p>270180</text:p>
              </table:table-cell>
              <table:table-cell office:value-type="float" office:value="280959">
                <text:p>280959</text:p>
              </table:table-cell>
            </table:table-row>
            <table:table-row>
              <table:table-cell office:value-type="float" office:value="42501">
                <text:p>42501</text:p>
              </table:table-cell>
              <table:table-cell office:value-type="float" office:value="62256">
                <text:p>62256</text:p>
              </table:table-cell>
              <table:table-cell office:value-type="float" office:value="129719">
                <text:p>129719</text:p>
              </table:table-cell>
              <table:table-cell office:value-type="float" office:value="334507">
                <text:p>334507</text:p>
              </table:table-cell>
              <table:table-cell office:value-type="float" office:value="261003">
                <text:p>261003</text:p>
              </table:table-cell>
              <table:table-cell office:value-type="float" office:value="271287">
                <text:p>271287</text:p>
              </table:table-cell>
              <table:table-cell office:value-type="float" office:value="286846">
                <text:p>286846</text:p>
              </table:table-cell>
            </table:table-row>
            <table:table-row>
              <table:table-cell office:value-type="float" office:value="42601">
                <text:p>42601</text:p>
              </table:table-cell>
              <table:table-cell office:value-type="float" office:value="54619">
                <text:p>54619</text:p>
              </table:table-cell>
              <table:table-cell office:value-type="float" office:value="126147">
                <text:p>126147</text:p>
              </table:table-cell>
              <table:table-cell office:value-type="float" office:value="226312">
                <text:p>226312</text:p>
              </table:table-cell>
              <table:table-cell office:value-type="float" office:value="261868">
                <text:p>261868</text:p>
              </table:table-cell>
              <table:table-cell office:value-type="float" office:value="271978">
                <text:p>271978</text:p>
              </table:table-cell>
              <table:table-cell office:value-type="float" office:value="289909">
                <text:p>289909</text:p>
              </table:table-cell>
            </table:table-row>
            <table:table-row>
              <table:table-cell office:value-type="float" office:value="42701">
                <text:p>42701</text:p>
              </table:table-cell>
              <table:table-cell office:value-type="float" office:value="47770">
                <text:p>47770</text:p>
              </table:table-cell>
              <table:table-cell office:value-type="float" office:value="128856">
                <text:p>128856</text:p>
              </table:table-cell>
              <table:table-cell office:value-type="float" office:value="263081">
                <text:p>263081</text:p>
              </table:table-cell>
              <table:table-cell office:value-type="float" office:value="260491">
                <text:p>260491</text:p>
              </table:table-cell>
              <table:table-cell office:value-type="float" office:value="272602">
                <text:p>272602</text:p>
              </table:table-cell>
              <table:table-cell office:value-type="float" office:value="282789">
                <text:p>282789</text:p>
              </table:table-cell>
            </table:table-row>
            <table:table-row>
              <table:table-cell office:value-type="float" office:value="42801">
                <text:p>42801</text:p>
              </table:table-cell>
              <table:table-cell office:value-type="float" office:value="58127">
                <text:p>58127</text:p>
              </table:table-cell>
              <table:table-cell office:value-type="float" office:value="131060">
                <text:p>131060</text:p>
              </table:table-cell>
              <table:table-cell office:value-type="float" office:value="254263">
                <text:p>254263</text:p>
              </table:table-cell>
              <table:table-cell office:value-type="float" office:value="261260">
                <text:p>261260</text:p>
              </table:table-cell>
              <table:table-cell office:value-type="float" office:value="272567">
                <text:p>272567</text:p>
              </table:table-cell>
              <table:table-cell office:value-type="float" office:value="284734">
                <text:p>284734</text:p>
              </table:table-cell>
            </table:table-row>
            <table:table-row>
              <table:table-cell office:value-type="float" office:value="42901">
                <text:p>42901</text:p>
              </table:table-cell>
              <table:table-cell office:value-type="float" office:value="55346">
                <text:p>55346</text:p>
              </table:table-cell>
              <table:table-cell office:value-type="float" office:value="127339">
                <text:p>127339</text:p>
              </table:table-cell>
              <table:table-cell office:value-type="float" office:value="223854">
                <text:p>223854</text:p>
              </table:table-cell>
              <table:table-cell office:value-type="float" office:value="261602">
                <text:p>261602</text:p>
              </table:table-cell>
              <table:table-cell office:value-type="float" office:value="273653">
                <text:p>273653</text:p>
              </table:table-cell>
              <table:table-cell office:value-type="float" office:value="286887">
                <text:p>286887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46460">
                <text:p>46460</text:p>
              </table:table-cell>
              <table:table-cell office:value-type="float" office:value="129194">
                <text:p>129194</text:p>
              </table:table-cell>
              <table:table-cell office:value-type="float" office:value="282778">
                <text:p>282778</text:p>
              </table:table-cell>
              <table:table-cell office:value-type="float" office:value="258073">
                <text:p>258073</text:p>
              </table:table-cell>
              <table:table-cell office:value-type="float" office:value="274440">
                <text:p>274440</text:p>
              </table:table-cell>
              <table:table-cell office:value-type="float" office:value="287964">
                <text:p>287964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56007">
                <text:p>56007</text:p>
              </table:table-cell>
              <table:table-cell office:value-type="float" office:value="129287">
                <text:p>129287</text:p>
              </table:table-cell>
              <table:table-cell office:value-type="float" office:value="220181">
                <text:p>220181</text:p>
              </table:table-cell>
              <table:table-cell office:value-type="float" office:value="262262">
                <text:p>262262</text:p>
              </table:table-cell>
              <table:table-cell office:value-type="float" office:value="275073">
                <text:p>275073</text:p>
              </table:table-cell>
              <table:table-cell office:value-type="float" office:value="289554">
                <text:p>289554</text:p>
              </table:table-cell>
            </table:table-row>
            <table:table-row>
              <table:table-cell office:value-type="float" office:value="43201">
                <text:p>43201</text:p>
              </table:table-cell>
              <table:table-cell office:value-type="float" office:value="50571">
                <text:p>50571</text:p>
              </table:table-cell>
              <table:table-cell office:value-type="float" office:value="134985">
                <text:p>134985</text:p>
              </table:table-cell>
              <table:table-cell office:value-type="float" office:value="280584">
                <text:p>280584</text:p>
              </table:table-cell>
              <table:table-cell office:value-type="float" office:value="268694">
                <text:p>268694</text:p>
              </table:table-cell>
              <table:table-cell office:value-type="float" office:value="276300">
                <text:p>276300</text:p>
              </table:table-cell>
              <table:table-cell office:value-type="float" office:value="289133">
                <text:p>289133</text:p>
              </table:table-cell>
            </table:table-row>
            <table:table-row>
              <table:table-cell office:value-type="float" office:value="43301">
                <text:p>43301</text:p>
              </table:table-cell>
              <table:table-cell office:value-type="float" office:value="53755">
                <text:p>53755</text:p>
              </table:table-cell>
              <table:table-cell office:value-type="float" office:value="126295">
                <text:p>126295</text:p>
              </table:table-cell>
              <table:table-cell office:value-type="float" office:value="239720">
                <text:p>239720</text:p>
              </table:table-cell>
              <table:table-cell office:value-type="float" office:value="266635">
                <text:p>266635</text:p>
              </table:table-cell>
              <table:table-cell office:value-type="float" office:value="275682">
                <text:p>275682</text:p>
              </table:table-cell>
              <table:table-cell office:value-type="float" office:value="287833">
                <text:p>287833</text:p>
              </table:table-cell>
            </table:table-row>
            <table:table-row>
              <table:table-cell office:value-type="float" office:value="43401">
                <text:p>43401</text:p>
              </table:table-cell>
              <table:table-cell office:value-type="float" office:value="51782">
                <text:p>51782</text:p>
              </table:table-cell>
              <table:table-cell office:value-type="float" office:value="125928">
                <text:p>125928</text:p>
              </table:table-cell>
              <table:table-cell office:value-type="float" office:value="239394">
                <text:p>239394</text:p>
              </table:table-cell>
              <table:table-cell office:value-type="float" office:value="267705">
                <text:p>267705</text:p>
              </table:table-cell>
              <table:table-cell office:value-type="float" office:value="277361">
                <text:p>277361</text:p>
              </table:table-cell>
              <table:table-cell office:value-type="float" office:value="294989">
                <text:p>294989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50412">
                <text:p>50412</text:p>
              </table:table-cell>
              <table:table-cell office:value-type="float" office:value="130097">
                <text:p>130097</text:p>
              </table:table-cell>
              <table:table-cell office:value-type="float" office:value="302699">
                <text:p>302699</text:p>
              </table:table-cell>
              <table:table-cell office:value-type="float" office:value="267949">
                <text:p>267949</text:p>
              </table:table-cell>
              <table:table-cell office:value-type="float" office:value="277681">
                <text:p>277681</text:p>
              </table:table-cell>
              <table:table-cell office:value-type="float" office:value="289839">
                <text:p>289839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58565">
                <text:p>58565</text:p>
              </table:table-cell>
              <table:table-cell office:value-type="float" office:value="123168">
                <text:p>123168</text:p>
              </table:table-cell>
              <table:table-cell office:value-type="float" office:value="291492">
                <text:p>291492</text:p>
              </table:table-cell>
              <table:table-cell office:value-type="float" office:value="268906">
                <text:p>268906</text:p>
              </table:table-cell>
              <table:table-cell office:value-type="float" office:value="278359">
                <text:p>278359</text:p>
              </table:table-cell>
              <table:table-cell office:value-type="float" office:value="290062">
                <text:p>290062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49933">
                <text:p>49933</text:p>
              </table:table-cell>
              <table:table-cell office:value-type="float" office:value="126165">
                <text:p>126165</text:p>
              </table:table-cell>
              <table:table-cell office:value-type="float" office:value="273328">
                <text:p>273328</text:p>
              </table:table-cell>
              <table:table-cell office:value-type="float" office:value="269205">
                <text:p>269205</text:p>
              </table:table-cell>
              <table:table-cell office:value-type="float" office:value="278776">
                <text:p>278776</text:p>
              </table:table-cell>
              <table:table-cell office:value-type="float" office:value="288246">
                <text:p>288246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46831">
                <text:p>46831</text:p>
              </table:table-cell>
              <table:table-cell office:value-type="float" office:value="135958">
                <text:p>135958</text:p>
              </table:table-cell>
              <table:table-cell office:value-type="float" office:value="266603">
                <text:p>266603</text:p>
              </table:table-cell>
              <table:table-cell office:value-type="float" office:value="270148">
                <text:p>270148</text:p>
              </table:table-cell>
              <table:table-cell office:value-type="float" office:value="279353">
                <text:p>279353</text:p>
              </table:table-cell>
              <table:table-cell office:value-type="float" office:value="288942">
                <text:p>28894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56224">
                <text:p>56224</text:p>
              </table:table-cell>
              <table:table-cell office:value-type="float" office:value="136062">
                <text:p>136062</text:p>
              </table:table-cell>
              <table:table-cell office:value-type="float" office:value="289980">
                <text:p>289980</text:p>
              </table:table-cell>
              <table:table-cell office:value-type="float" office:value="269933">
                <text:p>269933</text:p>
              </table:table-cell>
              <table:table-cell office:value-type="float" office:value="279662">
                <text:p>279662</text:p>
              </table:table-cell>
              <table:table-cell office:value-type="float" office:value="287976">
                <text:p>28797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61525">
                <text:p>61525</text:p>
              </table:table-cell>
              <table:table-cell office:value-type="float" office:value="134700">
                <text:p>134700</text:p>
              </table:table-cell>
              <table:table-cell office:value-type="float" office:value="286660">
                <text:p>286660</text:p>
              </table:table-cell>
              <table:table-cell office:value-type="float" office:value="270340">
                <text:p>270340</text:p>
              </table:table-cell>
              <table:table-cell office:value-type="float" office:value="281156">
                <text:p>281156</text:p>
              </table:table-cell>
              <table:table-cell office:value-type="float" office:value="293773">
                <text:p>293773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7266">
                <text:p>47266</text:p>
              </table:table-cell>
              <table:table-cell office:value-type="float" office:value="136968">
                <text:p>136968</text:p>
              </table:table-cell>
              <table:table-cell office:value-type="float" office:value="262464">
                <text:p>262464</text:p>
              </table:table-cell>
              <table:table-cell office:value-type="float" office:value="271017">
                <text:p>271017</text:p>
              </table:table-cell>
              <table:table-cell office:value-type="float" office:value="281644">
                <text:p>281644</text:p>
              </table:table-cell>
              <table:table-cell office:value-type="float" office:value="296543">
                <text:p>296543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55059">
                <text:p>55059</text:p>
              </table:table-cell>
              <table:table-cell office:value-type="float" office:value="130540">
                <text:p>130540</text:p>
              </table:table-cell>
              <table:table-cell office:value-type="float" office:value="298417">
                <text:p>298417</text:p>
              </table:table-cell>
              <table:table-cell office:value-type="float" office:value="272529">
                <text:p>272529</text:p>
              </table:table-cell>
              <table:table-cell office:value-type="float" office:value="280927">
                <text:p>280927</text:p>
              </table:table-cell>
              <table:table-cell office:value-type="float" office:value="291576">
                <text:p>291576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48666">
                <text:p>48666</text:p>
              </table:table-cell>
              <table:table-cell office:value-type="float" office:value="131817">
                <text:p>131817</text:p>
              </table:table-cell>
              <table:table-cell office:value-type="float" office:value="244860">
                <text:p>244860</text:p>
              </table:table-cell>
              <table:table-cell office:value-type="float" office:value="274200">
                <text:p>274200</text:p>
              </table:table-cell>
              <table:table-cell office:value-type="float" office:value="282431">
                <text:p>282431</text:p>
              </table:table-cell>
              <table:table-cell office:value-type="float" office:value="292918">
                <text:p>292918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51175">
                <text:p>51175</text:p>
              </table:table-cell>
              <table:table-cell office:value-type="float" office:value="136413">
                <text:p>136413</text:p>
              </table:table-cell>
              <table:table-cell office:value-type="float" office:value="283621">
                <text:p>283621</text:p>
              </table:table-cell>
              <table:table-cell office:value-type="float" office:value="276228">
                <text:p>276228</text:p>
              </table:table-cell>
              <table:table-cell office:value-type="float" office:value="283685">
                <text:p>283685</text:p>
              </table:table-cell>
              <table:table-cell office:value-type="float" office:value="292172">
                <text:p>292172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54054">
                <text:p>54054</text:p>
              </table:table-cell>
              <table:table-cell office:value-type="float" office:value="129952">
                <text:p>129952</text:p>
              </table:table-cell>
              <table:table-cell office:value-type="float" office:value="288164">
                <text:p>288164</text:p>
              </table:table-cell>
              <table:table-cell office:value-type="float" office:value="275168">
                <text:p>275168</text:p>
              </table:table-cell>
              <table:table-cell office:value-type="float" office:value="284119">
                <text:p>284119</text:p>
              </table:table-cell>
              <table:table-cell office:value-type="float" office:value="296582">
                <text:p>296582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46302">
                <text:p>46302</text:p>
              </table:table-cell>
              <table:table-cell office:value-type="float" office:value="125449">
                <text:p>125449</text:p>
              </table:table-cell>
              <table:table-cell office:value-type="float" office:value="253673">
                <text:p>253673</text:p>
              </table:table-cell>
              <table:table-cell office:value-type="float" office:value="278180">
                <text:p>278180</text:p>
              </table:table-cell>
              <table:table-cell office:value-type="float" office:value="284439">
                <text:p>284439</text:p>
              </table:table-cell>
              <table:table-cell office:value-type="float" office:value="297459">
                <text:p>297459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54451">
                <text:p>54451</text:p>
              </table:table-cell>
              <table:table-cell office:value-type="float" office:value="131010">
                <text:p>131010</text:p>
              </table:table-cell>
              <table:table-cell office:value-type="float" office:value="292126">
                <text:p>292126</text:p>
              </table:table-cell>
              <table:table-cell office:value-type="float" office:value="275766">
                <text:p>275766</text:p>
              </table:table-cell>
              <table:table-cell office:value-type="float" office:value="284811">
                <text:p>284811</text:p>
              </table:table-cell>
              <table:table-cell office:value-type="float" office:value="294685">
                <text:p>294685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60196">
                <text:p>60196</text:p>
              </table:table-cell>
              <table:table-cell office:value-type="float" office:value="138299">
                <text:p>138299</text:p>
              </table:table-cell>
              <table:table-cell office:value-type="float" office:value="249531">
                <text:p>249531</text:p>
              </table:table-cell>
              <table:table-cell office:value-type="float" office:value="277157">
                <text:p>277157</text:p>
              </table:table-cell>
              <table:table-cell office:value-type="float" office:value="285165">
                <text:p>285165</text:p>
              </table:table-cell>
              <table:table-cell office:value-type="float" office:value="295574">
                <text:p>295574</text:p>
              </table:table-cell>
            </table:table-row>
            <table:table-row>
              <table:table-cell office:value-type="float" office:value="44901">
                <text:p>44901</text:p>
              </table:table-cell>
              <table:table-cell office:value-type="float" office:value="49199">
                <text:p>49199</text:p>
              </table:table-cell>
              <table:table-cell office:value-type="float" office:value="134293">
                <text:p>134293</text:p>
              </table:table-cell>
              <table:table-cell office:value-type="float" office:value="262568">
                <text:p>262568</text:p>
              </table:table-cell>
              <table:table-cell office:value-type="float" office:value="277794">
                <text:p>277794</text:p>
              </table:table-cell>
              <table:table-cell office:value-type="float" office:value="286437">
                <text:p>286437</text:p>
              </table:table-cell>
              <table:table-cell office:value-type="float" office:value="298762">
                <text:p>298762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47215">
                <text:p>47215</text:p>
              </table:table-cell>
              <table:table-cell office:value-type="float" office:value="138799">
                <text:p>138799</text:p>
              </table:table-cell>
              <table:table-cell office:value-type="float" office:value="262103">
                <text:p>262103</text:p>
              </table:table-cell>
              <table:table-cell office:value-type="float" office:value="276923">
                <text:p>276923</text:p>
              </table:table-cell>
              <table:table-cell office:value-type="float" office:value="287181">
                <text:p>287181</text:p>
              </table:table-cell>
              <table:table-cell office:value-type="float" office:value="299375">
                <text:p>299375</text:p>
              </table:table-cell>
            </table:table-row>
            <table:table-row>
              <table:table-cell office:value-type="float" office:value="45101">
                <text:p>45101</text:p>
              </table:table-cell>
              <table:table-cell office:value-type="float" office:value="59445">
                <text:p>59445</text:p>
              </table:table-cell>
              <table:table-cell office:value-type="float" office:value="141933">
                <text:p>141933</text:p>
              </table:table-cell>
              <table:table-cell office:value-type="float" office:value="260179">
                <text:p>260179</text:p>
              </table:table-cell>
              <table:table-cell office:value-type="float" office:value="274963">
                <text:p>274963</text:p>
              </table:table-cell>
              <table:table-cell office:value-type="float" office:value="287366">
                <text:p>287366</text:p>
              </table:table-cell>
              <table:table-cell office:value-type="float" office:value="299889">
                <text:p>299889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54049">
                <text:p>54049</text:p>
              </table:table-cell>
              <table:table-cell office:value-type="float" office:value="134675">
                <text:p>134675</text:p>
              </table:table-cell>
              <table:table-cell office:value-type="float" office:value="259963">
                <text:p>259963</text:p>
              </table:table-cell>
              <table:table-cell office:value-type="float" office:value="278513">
                <text:p>278513</text:p>
              </table:table-cell>
              <table:table-cell office:value-type="float" office:value="287874">
                <text:p>287874</text:p>
              </table:table-cell>
              <table:table-cell office:value-type="float" office:value="303355">
                <text:p>303355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61130">
                <text:p>61130</text:p>
              </table:table-cell>
              <table:table-cell office:value-type="float" office:value="140152">
                <text:p>140152</text:p>
              </table:table-cell>
              <table:table-cell office:value-type="float" office:value="289286">
                <text:p>289286</text:p>
              </table:table-cell>
              <table:table-cell office:value-type="float" office:value="280297">
                <text:p>280297</text:p>
              </table:table-cell>
              <table:table-cell office:value-type="float" office:value="288983">
                <text:p>288983</text:p>
              </table:table-cell>
              <table:table-cell office:value-type="float" office:value="296427">
                <text:p>296427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57621">
                <text:p>57621</text:p>
              </table:table-cell>
              <table:table-cell office:value-type="float" office:value="133415">
                <text:p>133415</text:p>
              </table:table-cell>
              <table:table-cell office:value-type="float" office:value="253346">
                <text:p>253346</text:p>
              </table:table-cell>
              <table:table-cell office:value-type="float" office:value="280200">
                <text:p>280200</text:p>
              </table:table-cell>
              <table:table-cell office:value-type="float" office:value="289728">
                <text:p>289728</text:p>
              </table:table-cell>
              <table:table-cell office:value-type="float" office:value="300286">
                <text:p>300286</text:p>
              </table:table-cell>
            </table:table-row>
            <table:table-row>
              <table:table-cell office:value-type="float" office:value="45501">
                <text:p>45501</text:p>
              </table:table-cell>
              <table:table-cell office:value-type="float" office:value="48839">
                <text:p>48839</text:p>
              </table:table-cell>
              <table:table-cell office:value-type="float" office:value="136243">
                <text:p>136243</text:p>
              </table:table-cell>
              <table:table-cell office:value-type="float" office:value="265206">
                <text:p>265206</text:p>
              </table:table-cell>
              <table:table-cell office:value-type="float" office:value="274698">
                <text:p>274698</text:p>
              </table:table-cell>
              <table:table-cell office:value-type="float" office:value="290437">
                <text:p>290437</text:p>
              </table:table-cell>
              <table:table-cell office:value-type="float" office:value="301551">
                <text:p>301551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52357">
                <text:p>52357</text:p>
              </table:table-cell>
              <table:table-cell office:value-type="float" office:value="130930">
                <text:p>130930</text:p>
              </table:table-cell>
              <table:table-cell office:value-type="float" office:value="241346">
                <text:p>241346</text:p>
              </table:table-cell>
              <table:table-cell office:value-type="float" office:value="281506">
                <text:p>281506</text:p>
              </table:table-cell>
              <table:table-cell office:value-type="float" office:value="290606">
                <text:p>290606</text:p>
              </table:table-cell>
              <table:table-cell office:value-type="float" office:value="301403">
                <text:p>301403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49346">
                <text:p>49346</text:p>
              </table:table-cell>
              <table:table-cell office:value-type="float" office:value="132127">
                <text:p>132127</text:p>
              </table:table-cell>
              <table:table-cell office:value-type="float" office:value="297208">
                <text:p>297208</text:p>
              </table:table-cell>
              <table:table-cell office:value-type="float" office:value="276509">
                <text:p>276509</text:p>
              </table:table-cell>
              <table:table-cell office:value-type="float" office:value="290829">
                <text:p>290829</text:p>
              </table:table-cell>
              <table:table-cell office:value-type="float" office:value="304287">
                <text:p>304287</text:p>
              </table:table-cell>
            </table:table-row>
            <table:table-row>
              <table:table-cell office:value-type="float" office:value="45801">
                <text:p>45801</text:p>
              </table:table-cell>
              <table:table-cell office:value-type="float" office:value="64809">
                <text:p>64809</text:p>
              </table:table-cell>
              <table:table-cell office:value-type="float" office:value="140700">
                <text:p>140700</text:p>
              </table:table-cell>
              <table:table-cell office:value-type="float" office:value="310419">
                <text:p>310419</text:p>
              </table:table-cell>
              <table:table-cell office:value-type="float" office:value="280409">
                <text:p>280409</text:p>
              </table:table-cell>
              <table:table-cell office:value-type="float" office:value="291193">
                <text:p>291193</text:p>
              </table:table-cell>
              <table:table-cell office:value-type="float" office:value="303376">
                <text:p>303376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51601">
                <text:p>51601</text:p>
              </table:table-cell>
              <table:table-cell office:value-type="float" office:value="140707">
                <text:p>140707</text:p>
              </table:table-cell>
              <table:table-cell office:value-type="float" office:value="261840">
                <text:p>261840</text:p>
              </table:table-cell>
              <table:table-cell office:value-type="float" office:value="284801">
                <text:p>284801</text:p>
              </table:table-cell>
              <table:table-cell office:value-type="float" office:value="292502">
                <text:p>292502</text:p>
              </table:table-cell>
              <table:table-cell office:value-type="float" office:value="308618">
                <text:p>308618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66787">
                <text:p>66787</text:p>
              </table:table-cell>
              <table:table-cell office:value-type="float" office:value="133885">
                <text:p>133885</text:p>
              </table:table-cell>
              <table:table-cell office:value-type="float" office:value="255989">
                <text:p>255989</text:p>
              </table:table-cell>
              <table:table-cell office:value-type="float" office:value="280258">
                <text:p>280258</text:p>
              </table:table-cell>
              <table:table-cell office:value-type="float" office:value="293301">
                <text:p>293301</text:p>
              </table:table-cell>
              <table:table-cell office:value-type="float" office:value="305442">
                <text:p>305442</text:p>
              </table:table-cell>
            </table:table-row>
            <table:table-row>
              <table:table-cell office:value-type="float" office:value="46101">
                <text:p>46101</text:p>
              </table:table-cell>
              <table:table-cell office:value-type="float" office:value="55802">
                <text:p>55802</text:p>
              </table:table-cell>
              <table:table-cell office:value-type="float" office:value="139371">
                <text:p>139371</text:p>
              </table:table-cell>
              <table:table-cell office:value-type="float" office:value="246592">
                <text:p>246592</text:p>
              </table:table-cell>
              <table:table-cell office:value-type="float" office:value="284577">
                <text:p>284577</text:p>
              </table:table-cell>
              <table:table-cell office:value-type="float" office:value="293317">
                <text:p>293317</text:p>
              </table:table-cell>
              <table:table-cell office:value-type="float" office:value="304971">
                <text:p>304971</text:p>
              </table:table-cell>
            </table:table-row>
            <table:table-row>
              <table:table-cell office:value-type="float" office:value="46201">
                <text:p>46201</text:p>
              </table:table-cell>
              <table:table-cell office:value-type="float" office:value="58046">
                <text:p>58046</text:p>
              </table:table-cell>
              <table:table-cell office:value-type="float" office:value="139770">
                <text:p>139770</text:p>
              </table:table-cell>
              <table:table-cell office:value-type="float" office:value="364878">
                <text:p>364878</text:p>
              </table:table-cell>
              <table:table-cell office:value-type="float" office:value="287751">
                <text:p>287751</text:p>
              </table:table-cell>
              <table:table-cell office:value-type="float" office:value="295253">
                <text:p>295253</text:p>
              </table:table-cell>
              <table:table-cell office:value-type="float" office:value="307724">
                <text:p>307724</text:p>
              </table:table-cell>
            </table:table-row>
            <table:table-row>
              <table:table-cell office:value-type="float" office:value="46301">
                <text:p>46301</text:p>
              </table:table-cell>
              <table:table-cell office:value-type="float" office:value="52701">
                <text:p>52701</text:p>
              </table:table-cell>
              <table:table-cell office:value-type="float" office:value="134244">
                <text:p>134244</text:p>
              </table:table-cell>
              <table:table-cell office:value-type="float" office:value="284680">
                <text:p>284680</text:p>
              </table:table-cell>
              <table:table-cell office:value-type="float" office:value="253686">
                <text:p>253686</text:p>
              </table:table-cell>
              <table:table-cell office:value-type="float" office:value="294107">
                <text:p>294107</text:p>
              </table:table-cell>
              <table:table-cell office:value-type="float" office:value="314810">
                <text:p>314810</text:p>
              </table:table-cell>
            </table:table-row>
            <table:table-row>
              <table:table-cell office:value-type="float" office:value="46401">
                <text:p>46401</text:p>
              </table:table-cell>
              <table:table-cell office:value-type="float" office:value="59482">
                <text:p>59482</text:p>
              </table:table-cell>
              <table:table-cell office:value-type="float" office:value="134251">
                <text:p>134251</text:p>
              </table:table-cell>
              <table:table-cell office:value-type="float" office:value="284062">
                <text:p>284062</text:p>
              </table:table-cell>
              <table:table-cell office:value-type="float" office:value="285079">
                <text:p>285079</text:p>
              </table:table-cell>
              <table:table-cell office:value-type="float" office:value="296384">
                <text:p>296384</text:p>
              </table:table-cell>
              <table:table-cell office:value-type="float" office:value="308415">
                <text:p>308415</text:p>
              </table:table-cell>
            </table:table-row>
            <table:table-row>
              <table:table-cell office:value-type="float" office:value="46501">
                <text:p>46501</text:p>
              </table:table-cell>
              <table:table-cell office:value-type="float" office:value="66678">
                <text:p>66678</text:p>
              </table:table-cell>
              <table:table-cell office:value-type="float" office:value="131964">
                <text:p>131964</text:p>
              </table:table-cell>
              <table:table-cell office:value-type="float" office:value="248970">
                <text:p>248970</text:p>
              </table:table-cell>
              <table:table-cell office:value-type="float" office:value="288838">
                <text:p>288838</text:p>
              </table:table-cell>
              <table:table-cell office:value-type="float" office:value="297177">
                <text:p>297177</text:p>
              </table:table-cell>
              <table:table-cell office:value-type="float" office:value="310771">
                <text:p>310771</text:p>
              </table:table-cell>
            </table:table-row>
            <table:table-row>
              <table:table-cell office:value-type="float" office:value="46601">
                <text:p>46601</text:p>
              </table:table-cell>
              <table:table-cell office:value-type="float" office:value="54213">
                <text:p>54213</text:p>
              </table:table-cell>
              <table:table-cell office:value-type="float" office:value="141418">
                <text:p>141418</text:p>
              </table:table-cell>
              <table:table-cell office:value-type="float" office:value="302880">
                <text:p>302880</text:p>
              </table:table-cell>
              <table:table-cell office:value-type="float" office:value="287895">
                <text:p>287895</text:p>
              </table:table-cell>
              <table:table-cell office:value-type="float" office:value="297150">
                <text:p>297150</text:p>
              </table:table-cell>
              <table:table-cell office:value-type="float" office:value="311525">
                <text:p>311525</text:p>
              </table:table-cell>
            </table:table-row>
            <table:table-row>
              <table:table-cell office:value-type="float" office:value="46701">
                <text:p>46701</text:p>
              </table:table-cell>
              <table:table-cell office:value-type="float" office:value="60588">
                <text:p>60588</text:p>
              </table:table-cell>
              <table:table-cell office:value-type="float" office:value="143095">
                <text:p>143095</text:p>
              </table:table-cell>
              <table:table-cell office:value-type="float" office:value="246317">
                <text:p>246317</text:p>
              </table:table-cell>
              <table:table-cell office:value-type="float" office:value="288922">
                <text:p>288922</text:p>
              </table:table-cell>
              <table:table-cell office:value-type="float" office:value="298092">
                <text:p>298092</text:p>
              </table:table-cell>
              <table:table-cell office:value-type="float" office:value="306815">
                <text:p>306815</text:p>
              </table:table-cell>
            </table:table-row>
            <table:table-row>
              <table:table-cell office:value-type="float" office:value="46801">
                <text:p>46801</text:p>
              </table:table-cell>
              <table:table-cell office:value-type="float" office:value="57453">
                <text:p>57453</text:p>
              </table:table-cell>
              <table:table-cell office:value-type="float" office:value="140529">
                <text:p>140529</text:p>
              </table:table-cell>
              <table:table-cell office:value-type="float" office:value="304863">
                <text:p>304863</text:p>
              </table:table-cell>
              <table:table-cell office:value-type="float" office:value="289320">
                <text:p>289320</text:p>
              </table:table-cell>
              <table:table-cell office:value-type="float" office:value="298911">
                <text:p>298911</text:p>
              </table:table-cell>
              <table:table-cell office:value-type="float" office:value="309160">
                <text:p>309160</text:p>
              </table:table-cell>
            </table:table-row>
            <table:table-row>
              <table:table-cell office:value-type="float" office:value="46901">
                <text:p>46901</text:p>
              </table:table-cell>
              <table:table-cell office:value-type="float" office:value="57509">
                <text:p>57509</text:p>
              </table:table-cell>
              <table:table-cell office:value-type="float" office:value="144439">
                <text:p>144439</text:p>
              </table:table-cell>
              <table:table-cell office:value-type="float" office:value="277521">
                <text:p>277521</text:p>
              </table:table-cell>
              <table:table-cell office:value-type="float" office:value="289303">
                <text:p>289303</text:p>
              </table:table-cell>
              <table:table-cell office:value-type="float" office:value="299383">
                <text:p>299383</text:p>
              </table:table-cell>
              <table:table-cell office:value-type="float" office:value="309866">
                <text:p>309866</text:p>
              </table:table-cell>
            </table:table-row>
            <table:table-row>
              <table:table-cell office:value-type="float" office:value="47001">
                <text:p>47001</text:p>
              </table:table-cell>
              <table:table-cell office:value-type="float" office:value="51115">
                <text:p>51115</text:p>
              </table:table-cell>
              <table:table-cell office:value-type="float" office:value="133305">
                <text:p>133305</text:p>
              </table:table-cell>
              <table:table-cell office:value-type="float" office:value="326919">
                <text:p>326919</text:p>
              </table:table-cell>
              <table:table-cell office:value-type="float" office:value="289980">
                <text:p>289980</text:p>
              </table:table-cell>
              <table:table-cell office:value-type="float" office:value="299760">
                <text:p>299760</text:p>
              </table:table-cell>
              <table:table-cell office:value-type="float" office:value="309106">
                <text:p>309106</text:p>
              </table:table-cell>
            </table:table-row>
            <table:table-row>
              <table:table-cell office:value-type="float" office:value="47101">
                <text:p>47101</text:p>
              </table:table-cell>
              <table:table-cell office:value-type="float" office:value="49664">
                <text:p>49664</text:p>
              </table:table-cell>
              <table:table-cell office:value-type="float" office:value="140662">
                <text:p>140662</text:p>
              </table:table-cell>
              <table:table-cell office:value-type="float" office:value="424185">
                <text:p>424185</text:p>
              </table:table-cell>
              <table:table-cell office:value-type="float" office:value="289600">
                <text:p>289600</text:p>
              </table:table-cell>
              <table:table-cell office:value-type="float" office:value="300577">
                <text:p>300577</text:p>
              </table:table-cell>
              <table:table-cell office:value-type="float" office:value="318657">
                <text:p>318657</text:p>
              </table:table-cell>
            </table:table-row>
            <table:table-row>
              <table:table-cell office:value-type="float" office:value="47201">
                <text:p>47201</text:p>
              </table:table-cell>
              <table:table-cell office:value-type="float" office:value="60267">
                <text:p>60267</text:p>
              </table:table-cell>
              <table:table-cell office:value-type="float" office:value="143745">
                <text:p>143745</text:p>
              </table:table-cell>
              <table:table-cell office:value-type="float" office:value="322937">
                <text:p>322937</text:p>
              </table:table-cell>
              <table:table-cell office:value-type="float" office:value="292263">
                <text:p>292263</text:p>
              </table:table-cell>
              <table:table-cell office:value-type="float" office:value="301411">
                <text:p>301411</text:p>
              </table:table-cell>
              <table:table-cell office:value-type="float" office:value="311972">
                <text:p>311972</text:p>
              </table:table-cell>
            </table:table-row>
            <table:table-row>
              <table:table-cell office:value-type="float" office:value="47301">
                <text:p>47301</text:p>
              </table:table-cell>
              <table:table-cell office:value-type="float" office:value="58710">
                <text:p>58710</text:p>
              </table:table-cell>
              <table:table-cell office:value-type="float" office:value="147245">
                <text:p>147245</text:p>
              </table:table-cell>
              <table:table-cell office:value-type="float" office:value="284710">
                <text:p>284710</text:p>
              </table:table-cell>
              <table:table-cell office:value-type="float" office:value="292448">
                <text:p>292448</text:p>
              </table:table-cell>
              <table:table-cell office:value-type="float" office:value="302382">
                <text:p>302382</text:p>
              </table:table-cell>
              <table:table-cell office:value-type="float" office:value="314359">
                <text:p>314359</text:p>
              </table:table-cell>
            </table:table-row>
            <table:table-row>
              <table:table-cell office:value-type="float" office:value="47401">
                <text:p>47401</text:p>
              </table:table-cell>
              <table:table-cell office:value-type="float" office:value="63976">
                <text:p>63976</text:p>
              </table:table-cell>
              <table:table-cell office:value-type="float" office:value="138353">
                <text:p>138353</text:p>
              </table:table-cell>
              <table:table-cell office:value-type="float" office:value="284226">
                <text:p>284226</text:p>
              </table:table-cell>
              <table:table-cell office:value-type="float" office:value="291915">
                <text:p>291915</text:p>
              </table:table-cell>
              <table:table-cell office:value-type="float" office:value="302869">
                <text:p>302869</text:p>
              </table:table-cell>
              <table:table-cell office:value-type="float" office:value="314263">
                <text:p>314263</text:p>
              </table:table-cell>
            </table:table-row>
            <table:table-row>
              <table:table-cell office:value-type="float" office:value="47501">
                <text:p>47501</text:p>
              </table:table-cell>
              <table:table-cell office:value-type="float" office:value="51790">
                <text:p>51790</text:p>
              </table:table-cell>
              <table:table-cell office:value-type="float" office:value="146565">
                <text:p>146565</text:p>
              </table:table-cell>
              <table:table-cell office:value-type="float" office:value="307256">
                <text:p>307256</text:p>
              </table:table-cell>
              <table:table-cell office:value-type="float" office:value="291868">
                <text:p>291868</text:p>
              </table:table-cell>
              <table:table-cell office:value-type="float" office:value="302714">
                <text:p>302714</text:p>
              </table:table-cell>
              <table:table-cell office:value-type="float" office:value="314752">
                <text:p>314752</text:p>
              </table:table-cell>
            </table:table-row>
            <table:table-row>
              <table:table-cell office:value-type="float" office:value="47601">
                <text:p>47601</text:p>
              </table:table-cell>
              <table:table-cell office:value-type="float" office:value="64545">
                <text:p>64545</text:p>
              </table:table-cell>
              <table:table-cell office:value-type="float" office:value="145358">
                <text:p>145358</text:p>
              </table:table-cell>
              <table:table-cell office:value-type="float" office:value="297923">
                <text:p>297923</text:p>
              </table:table-cell>
              <table:table-cell office:value-type="float" office:value="293302">
                <text:p>293302</text:p>
              </table:table-cell>
              <table:table-cell office:value-type="float" office:value="303880">
                <text:p>303880</text:p>
              </table:table-cell>
              <table:table-cell office:value-type="float" office:value="323980">
                <text:p>323980</text:p>
              </table:table-cell>
            </table:table-row>
            <table:table-row>
              <table:table-cell office:value-type="float" office:value="47701">
                <text:p>47701</text:p>
              </table:table-cell>
              <table:table-cell office:value-type="float" office:value="58135">
                <text:p>58135</text:p>
              </table:table-cell>
              <table:table-cell office:value-type="float" office:value="144913">
                <text:p>144913</text:p>
              </table:table-cell>
              <table:table-cell office:value-type="float" office:value="306912">
                <text:p>306912</text:p>
              </table:table-cell>
              <table:table-cell office:value-type="float" office:value="292881">
                <text:p>292881</text:p>
              </table:table-cell>
              <table:table-cell office:value-type="float" office:value="303928">
                <text:p>303928</text:p>
              </table:table-cell>
              <table:table-cell office:value-type="float" office:value="328523">
                <text:p>328523</text:p>
              </table:table-cell>
            </table:table-row>
            <table:table-row>
              <table:table-cell office:value-type="float" office:value="47801">
                <text:p>47801</text:p>
              </table:table-cell>
              <table:table-cell office:value-type="float" office:value="60976">
                <text:p>60976</text:p>
              </table:table-cell>
              <table:table-cell office:value-type="float" office:value="140486">
                <text:p>140486</text:p>
              </table:table-cell>
              <table:table-cell office:value-type="float" office:value="259505">
                <text:p>259505</text:p>
              </table:table-cell>
              <table:table-cell office:value-type="float" office:value="295778">
                <text:p>295778</text:p>
              </table:table-cell>
              <table:table-cell office:value-type="float" office:value="306099">
                <text:p>306099</text:p>
              </table:table-cell>
              <table:table-cell office:value-type="float" office:value="319629">
                <text:p>319629</text:p>
              </table:table-cell>
            </table:table-row>
            <table:table-row>
              <table:table-cell office:value-type="float" office:value="47901">
                <text:p>47901</text:p>
              </table:table-cell>
              <table:table-cell office:value-type="float" office:value="52360">
                <text:p>52360</text:p>
              </table:table-cell>
              <table:table-cell office:value-type="float" office:value="135764">
                <text:p>135764</text:p>
              </table:table-cell>
              <table:table-cell office:value-type="float" office:value="264813">
                <text:p>264813</text:p>
              </table:table-cell>
              <table:table-cell office:value-type="float" office:value="295661">
                <text:p>295661</text:p>
              </table:table-cell>
              <table:table-cell office:value-type="float" office:value="305673">
                <text:p>305673</text:p>
              </table:table-cell>
              <table:table-cell office:value-type="float" office:value="328171">
                <text:p>328171</text:p>
              </table:table-cell>
            </table:table-row>
            <table:table-row>
              <table:table-cell office:value-type="float" office:value="48001">
                <text:p>48001</text:p>
              </table:table-cell>
              <table:table-cell office:value-type="float" office:value="54921">
                <text:p>54921</text:p>
              </table:table-cell>
              <table:table-cell office:value-type="float" office:value="146536">
                <text:p>146536</text:p>
              </table:table-cell>
              <table:table-cell office:value-type="float" office:value="295254">
                <text:p>295254</text:p>
              </table:table-cell>
              <table:table-cell office:value-type="float" office:value="296415">
                <text:p>296415</text:p>
              </table:table-cell>
              <table:table-cell office:value-type="float" office:value="307094">
                <text:p>307094</text:p>
              </table:table-cell>
              <table:table-cell office:value-type="float" office:value="322772">
                <text:p>322772</text:p>
              </table:table-cell>
            </table:table-row>
            <table:table-row>
              <table:table-cell office:value-type="float" office:value="48101">
                <text:p>48101</text:p>
              </table:table-cell>
              <table:table-cell office:value-type="float" office:value="50548">
                <text:p>50548</text:p>
              </table:table-cell>
              <table:table-cell office:value-type="float" office:value="137958">
                <text:p>137958</text:p>
              </table:table-cell>
              <table:table-cell office:value-type="float" office:value="289424">
                <text:p>289424</text:p>
              </table:table-cell>
              <table:table-cell office:value-type="float" office:value="298388">
                <text:p>298388</text:p>
              </table:table-cell>
              <table:table-cell office:value-type="float" office:value="307315">
                <text:p>307315</text:p>
              </table:table-cell>
              <table:table-cell office:value-type="float" office:value="321494">
                <text:p>321494</text:p>
              </table:table-cell>
            </table:table-row>
            <table:table-row>
              <table:table-cell office:value-type="float" office:value="48201">
                <text:p>48201</text:p>
              </table:table-cell>
              <table:table-cell office:value-type="float" office:value="52393">
                <text:p>52393</text:p>
              </table:table-cell>
              <table:table-cell office:value-type="float" office:value="137271">
                <text:p>137271</text:p>
              </table:table-cell>
              <table:table-cell office:value-type="float" office:value="311511">
                <text:p>311511</text:p>
              </table:table-cell>
              <table:table-cell office:value-type="float" office:value="297846">
                <text:p>297846</text:p>
              </table:table-cell>
              <table:table-cell office:value-type="float" office:value="306797">
                <text:p>306797</text:p>
              </table:table-cell>
              <table:table-cell office:value-type="float" office:value="324810">
                <text:p>324810</text:p>
              </table:table-cell>
            </table:table-row>
            <table:table-row>
              <table:table-cell office:value-type="float" office:value="48301">
                <text:p>48301</text:p>
              </table:table-cell>
              <table:table-cell office:value-type="float" office:value="63235">
                <text:p>63235</text:p>
              </table:table-cell>
              <table:table-cell office:value-type="float" office:value="151854">
                <text:p>151854</text:p>
              </table:table-cell>
              <table:table-cell office:value-type="float" office:value="296461">
                <text:p>296461</text:p>
              </table:table-cell>
              <table:table-cell office:value-type="float" office:value="299414">
                <text:p>299414</text:p>
              </table:table-cell>
              <table:table-cell office:value-type="float" office:value="308791">
                <text:p>308791</text:p>
              </table:table-cell>
              <table:table-cell office:value-type="float" office:value="324509">
                <text:p>324509</text:p>
              </table:table-cell>
            </table:table-row>
            <table:table-row>
              <table:table-cell office:value-type="float" office:value="48401">
                <text:p>48401</text:p>
              </table:table-cell>
              <table:table-cell office:value-type="float" office:value="57139">
                <text:p>57139</text:p>
              </table:table-cell>
              <table:table-cell office:value-type="float" office:value="144149">
                <text:p>144149</text:p>
              </table:table-cell>
              <table:table-cell office:value-type="float" office:value="309647">
                <text:p>309647</text:p>
              </table:table-cell>
              <table:table-cell office:value-type="float" office:value="297617">
                <text:p>297617</text:p>
              </table:table-cell>
              <table:table-cell office:value-type="float" office:value="308044">
                <text:p>308044</text:p>
              </table:table-cell>
              <table:table-cell office:value-type="float" office:value="324168">
                <text:p>324168</text:p>
              </table:table-cell>
            </table:table-row>
            <table:table-row>
              <table:table-cell office:value-type="float" office:value="48501">
                <text:p>48501</text:p>
              </table:table-cell>
              <table:table-cell office:value-type="float" office:value="52786">
                <text:p>52786</text:p>
              </table:table-cell>
              <table:table-cell office:value-type="float" office:value="139935">
                <text:p>139935</text:p>
              </table:table-cell>
              <table:table-cell office:value-type="float" office:value="371357">
                <text:p>371357</text:p>
              </table:table-cell>
              <table:table-cell office:value-type="float" office:value="301412">
                <text:p>301412</text:p>
              </table:table-cell>
              <table:table-cell office:value-type="float" office:value="308813">
                <text:p>308813</text:p>
              </table:table-cell>
              <table:table-cell office:value-type="float" office:value="320810">
                <text:p>320810</text:p>
              </table:table-cell>
            </table:table-row>
            <table:table-row>
              <table:table-cell office:value-type="float" office:value="48601">
                <text:p>48601</text:p>
              </table:table-cell>
              <table:table-cell office:value-type="float" office:value="57242">
                <text:p>57242</text:p>
              </table:table-cell>
              <table:table-cell office:value-type="float" office:value="155366">
                <text:p>155366</text:p>
              </table:table-cell>
              <table:table-cell office:value-type="float" office:value="319414">
                <text:p>319414</text:p>
              </table:table-cell>
              <table:table-cell office:value-type="float" office:value="301362">
                <text:p>301362</text:p>
              </table:table-cell>
              <table:table-cell office:value-type="float" office:value="309727">
                <text:p>309727</text:p>
              </table:table-cell>
              <table:table-cell office:value-type="float" office:value="324266">
                <text:p>324266</text:p>
              </table:table-cell>
            </table:table-row>
            <table:table-row>
              <table:table-cell office:value-type="float" office:value="48701">
                <text:p>48701</text:p>
              </table:table-cell>
              <table:table-cell office:value-type="float" office:value="59266">
                <text:p>59266</text:p>
              </table:table-cell>
              <table:table-cell office:value-type="float" office:value="151377">
                <text:p>151377</text:p>
              </table:table-cell>
              <table:table-cell office:value-type="float" office:value="271692">
                <text:p>271692</text:p>
              </table:table-cell>
              <table:table-cell office:value-type="float" office:value="298435">
                <text:p>298435</text:p>
              </table:table-cell>
              <table:table-cell office:value-type="float" office:value="310590">
                <text:p>310590</text:p>
              </table:table-cell>
              <table:table-cell office:value-type="float" office:value="328936">
                <text:p>328936</text:p>
              </table:table-cell>
            </table:table-row>
            <table:table-row>
              <table:table-cell office:value-type="float" office:value="48801">
                <text:p>48801</text:p>
              </table:table-cell>
              <table:table-cell office:value-type="float" office:value="60883">
                <text:p>60883</text:p>
              </table:table-cell>
              <table:table-cell office:value-type="float" office:value="147282">
                <text:p>147282</text:p>
              </table:table-cell>
              <table:table-cell office:value-type="float" office:value="276846">
                <text:p>276846</text:p>
              </table:table-cell>
              <table:table-cell office:value-type="float" office:value="302657">
                <text:p>302657</text:p>
              </table:table-cell>
              <table:table-cell office:value-type="float" office:value="311481">
                <text:p>311481</text:p>
              </table:table-cell>
              <table:table-cell office:value-type="float" office:value="324279">
                <text:p>324279</text:p>
              </table:table-cell>
            </table:table-row>
            <table:table-row>
              <table:table-cell office:value-type="float" office:value="48901">
                <text:p>48901</text:p>
              </table:table-cell>
              <table:table-cell office:value-type="float" office:value="59827">
                <text:p>59827</text:p>
              </table:table-cell>
              <table:table-cell office:value-type="float" office:value="143041">
                <text:p>143041</text:p>
              </table:table-cell>
              <table:table-cell office:value-type="float" office:value="273988">
                <text:p>273988</text:p>
              </table:table-cell>
              <table:table-cell office:value-type="float" office:value="299309">
                <text:p>299309</text:p>
              </table:table-cell>
              <table:table-cell office:value-type="float" office:value="312391">
                <text:p>312391</text:p>
              </table:table-cell>
              <table:table-cell office:value-type="float" office:value="329361">
                <text:p>329361</text:p>
              </table:table-cell>
            </table:table-row>
            <table:table-row>
              <table:table-cell office:value-type="float" office:value="49001">
                <text:p>49001</text:p>
              </table:table-cell>
              <table:table-cell office:value-type="float" office:value="55931">
                <text:p>55931</text:p>
              </table:table-cell>
              <table:table-cell office:value-type="float" office:value="142147">
                <text:p>142147</text:p>
              </table:table-cell>
              <table:table-cell office:value-type="float" office:value="295935">
                <text:p>295935</text:p>
              </table:table-cell>
              <table:table-cell office:value-type="float" office:value="300421">
                <text:p>300421</text:p>
              </table:table-cell>
              <table:table-cell office:value-type="float" office:value="312450">
                <text:p>312450</text:p>
              </table:table-cell>
              <table:table-cell office:value-type="float" office:value="330642">
                <text:p>330642</text:p>
              </table:table-cell>
            </table:table-row>
            <table:table-row>
              <table:table-cell office:value-type="float" office:value="49101">
                <text:p>49101</text:p>
              </table:table-cell>
              <table:table-cell office:value-type="float" office:value="63642">
                <text:p>63642</text:p>
              </table:table-cell>
              <table:table-cell office:value-type="float" office:value="150675">
                <text:p>150675</text:p>
              </table:table-cell>
              <table:table-cell office:value-type="float" office:value="294278">
                <text:p>294278</text:p>
              </table:table-cell>
              <table:table-cell office:value-type="float" office:value="305261">
                <text:p>305261</text:p>
              </table:table-cell>
              <table:table-cell office:value-type="float" office:value="313157">
                <text:p>313157</text:p>
              </table:table-cell>
              <table:table-cell office:value-type="float" office:value="331711">
                <text:p>331711</text:p>
              </table:table-cell>
            </table:table-row>
            <table:table-row>
              <table:table-cell office:value-type="float" office:value="49201">
                <text:p>49201</text:p>
              </table:table-cell>
              <table:table-cell office:value-type="float" office:value="71221">
                <text:p>71221</text:p>
              </table:table-cell>
              <table:table-cell office:value-type="float" office:value="146219">
                <text:p>146219</text:p>
              </table:table-cell>
              <table:table-cell office:value-type="float" office:value="340501">
                <text:p>340501</text:p>
              </table:table-cell>
              <table:table-cell office:value-type="float" office:value="303262">
                <text:p>303262</text:p>
              </table:table-cell>
              <table:table-cell office:value-type="float" office:value="313448">
                <text:p>313448</text:p>
              </table:table-cell>
              <table:table-cell office:value-type="float" office:value="331183">
                <text:p>331183</text:p>
              </table:table-cell>
            </table:table-row>
            <table:table-row>
              <table:table-cell office:value-type="float" office:value="49301">
                <text:p>49301</text:p>
              </table:table-cell>
              <table:table-cell office:value-type="float" office:value="61301">
                <text:p>61301</text:p>
              </table:table-cell>
              <table:table-cell office:value-type="float" office:value="146986">
                <text:p>146986</text:p>
              </table:table-cell>
              <table:table-cell office:value-type="float" office:value="274511">
                <text:p>274511</text:p>
              </table:table-cell>
              <table:table-cell office:value-type="float" office:value="305603">
                <text:p>305603</text:p>
              </table:table-cell>
              <table:table-cell office:value-type="float" office:value="314903">
                <text:p>314903</text:p>
              </table:table-cell>
              <table:table-cell office:value-type="float" office:value="327294">
                <text:p>327294</text:p>
              </table:table-cell>
            </table:table-row>
            <table:table-row>
              <table:table-cell office:value-type="float" office:value="49401">
                <text:p>49401</text:p>
              </table:table-cell>
              <table:table-cell office:value-type="float" office:value="63017">
                <text:p>63017</text:p>
              </table:table-cell>
              <table:table-cell office:value-type="float" office:value="143998">
                <text:p>143998</text:p>
              </table:table-cell>
              <table:table-cell office:value-type="float" office:value="268132">
                <text:p>268132</text:p>
              </table:table-cell>
              <table:table-cell office:value-type="float" office:value="305969">
                <text:p>305969</text:p>
              </table:table-cell>
              <table:table-cell office:value-type="float" office:value="315130">
                <text:p>315130</text:p>
              </table:table-cell>
              <table:table-cell office:value-type="float" office:value="332923">
                <text:p>332923</text:p>
              </table:table-cell>
            </table:table-row>
            <table:table-row>
              <table:table-cell office:value-type="float" office:value="49501">
                <text:p>49501</text:p>
              </table:table-cell>
              <table:table-cell office:value-type="float" office:value="57941">
                <text:p>57941</text:p>
              </table:table-cell>
              <table:table-cell office:value-type="float" office:value="157677">
                <text:p>157677</text:p>
              </table:table-cell>
              <table:table-cell office:value-type="float" office:value="299485">
                <text:p>299485</text:p>
              </table:table-cell>
              <table:table-cell office:value-type="float" office:value="305972">
                <text:p>305972</text:p>
              </table:table-cell>
              <table:table-cell office:value-type="float" office:value="315619">
                <text:p>315619</text:p>
              </table:table-cell>
              <table:table-cell office:value-type="float" office:value="329774">
                <text:p>329774</text:p>
              </table:table-cell>
            </table:table-row>
            <table:table-row>
              <table:table-cell office:value-type="float" office:value="49601">
                <text:p>49601</text:p>
              </table:table-cell>
              <table:table-cell office:value-type="float" office:value="55100">
                <text:p>55100</text:p>
              </table:table-cell>
              <table:table-cell office:value-type="float" office:value="146124">
                <text:p>146124</text:p>
              </table:table-cell>
              <table:table-cell office:value-type="float" office:value="317729">
                <text:p>317729</text:p>
              </table:table-cell>
              <table:table-cell office:value-type="float" office:value="307105">
                <text:p>307105</text:p>
              </table:table-cell>
              <table:table-cell office:value-type="float" office:value="316870">
                <text:p>316870</text:p>
              </table:table-cell>
              <table:table-cell office:value-type="float" office:value="332893">
                <text:p>332893</text:p>
              </table:table-cell>
            </table:table-row>
            <table:table-row>
              <table:table-cell office:value-type="float" office:value="49701">
                <text:p>49701</text:p>
              </table:table-cell>
              <table:table-cell office:value-type="float" office:value="58273">
                <text:p>58273</text:p>
              </table:table-cell>
              <table:table-cell office:value-type="float" office:value="149704">
                <text:p>149704</text:p>
              </table:table-cell>
              <table:table-cell office:value-type="float" office:value="256142">
                <text:p>256142</text:p>
              </table:table-cell>
              <table:table-cell office:value-type="float" office:value="305612">
                <text:p>305612</text:p>
              </table:table-cell>
              <table:table-cell office:value-type="float" office:value="317354">
                <text:p>317354</text:p>
              </table:table-cell>
              <table:table-cell office:value-type="float" office:value="331485">
                <text:p>331485</text:p>
              </table:table-cell>
            </table:table-row>
            <table:table-row>
              <table:table-cell office:value-type="float" office:value="49801">
                <text:p>49801</text:p>
              </table:table-cell>
              <table:table-cell office:value-type="float" office:value="60066">
                <text:p>60066</text:p>
              </table:table-cell>
              <table:table-cell office:value-type="float" office:value="146806">
                <text:p>146806</text:p>
              </table:table-cell>
              <table:table-cell office:value-type="float" office:value="322217">
                <text:p>322217</text:p>
              </table:table-cell>
              <table:table-cell office:value-type="float" office:value="307061">
                <text:p>307061</text:p>
              </table:table-cell>
              <table:table-cell office:value-type="float" office:value="316925">
                <text:p>316925</text:p>
              </table:table-cell>
              <table:table-cell office:value-type="float" office:value="331966">
                <text:p>331966</text:p>
              </table:table-cell>
            </table:table-row>
            <table:table-row>
              <table:table-cell office:value-type="float" office:value="49901">
                <text:p>49901</text:p>
              </table:table-cell>
              <table:table-cell office:value-type="float" office:value="55885">
                <text:p>55885</text:p>
              </table:table-cell>
              <table:table-cell office:value-type="float" office:value="156265">
                <text:p>156265</text:p>
              </table:table-cell>
              <table:table-cell office:value-type="float" office:value="321454">
                <text:p>321454</text:p>
              </table:table-cell>
              <table:table-cell office:value-type="float" office:value="308600">
                <text:p>308600</text:p>
              </table:table-cell>
              <table:table-cell office:value-type="float" office:value="318967">
                <text:p>318967</text:p>
              </table:table-cell>
              <table:table-cell office:value-type="float" office:value="332440">
                <text:p>332440</text:p>
              </table:table-cell>
            </table:table-row>
            <table:table-row>
              <table:table-cell office:value-type="float" office:value="50001">
                <text:p>50001</text:p>
              </table:table-cell>
              <table:table-cell office:value-type="float" office:value="70009">
                <text:p>70009</text:p>
              </table:table-cell>
              <table:table-cell office:value-type="float" office:value="149206">
                <text:p>149206</text:p>
              </table:table-cell>
              <table:table-cell office:value-type="float" office:value="287510">
                <text:p>287510</text:p>
              </table:table-cell>
              <table:table-cell office:value-type="float" office:value="308511">
                <text:p>308511</text:p>
              </table:table-cell>
              <table:table-cell office:value-type="float" office:value="319747">
                <text:p>319747</text:p>
              </table:table-cell>
              <table:table-cell office:value-type="float" office:value="335966">
                <text:p>335966</text:p>
              </table:table-cell>
            </table:table-row>
            <table:table-row>
              <table:table-cell office:value-type="float" office:value="50101">
                <text:p>50101</text:p>
              </table:table-cell>
              <table:table-cell office:value-type="float" office:value="68148">
                <text:p>68148</text:p>
              </table:table-cell>
              <table:table-cell office:value-type="float" office:value="153189">
                <text:p>153189</text:p>
              </table:table-cell>
              <table:table-cell office:value-type="float" office:value="323171">
                <text:p>323171</text:p>
              </table:table-cell>
              <table:table-cell office:value-type="float" office:value="307844">
                <text:p>307844</text:p>
              </table:table-cell>
              <table:table-cell office:value-type="float" office:value="318929">
                <text:p>318929</text:p>
              </table:table-cell>
              <table:table-cell office:value-type="float" office:value="339356">
                <text:p>339356</text:p>
              </table:table-cell>
            </table:table-row>
            <table:table-row>
              <table:table-cell office:value-type="float" office:value="50201">
                <text:p>50201</text:p>
              </table:table-cell>
              <table:table-cell office:value-type="float" office:value="58151">
                <text:p>58151</text:p>
              </table:table-cell>
              <table:table-cell office:value-type="float" office:value="143380">
                <text:p>143380</text:p>
              </table:table-cell>
              <table:table-cell office:value-type="float" office:value="281695">
                <text:p>281695</text:p>
              </table:table-cell>
              <table:table-cell office:value-type="float" office:value="311937">
                <text:p>311937</text:p>
              </table:table-cell>
              <table:table-cell office:value-type="float" office:value="321124">
                <text:p>321124</text:p>
              </table:table-cell>
              <table:table-cell office:value-type="float" office:value="338097">
                <text:p>338097</text:p>
              </table:table-cell>
            </table:table-row>
            <table:table-row>
              <table:table-cell office:value-type="float" office:value="50301">
                <text:p>50301</text:p>
              </table:table-cell>
              <table:table-cell office:value-type="float" office:value="61393">
                <text:p>61393</text:p>
              </table:table-cell>
              <table:table-cell office:value-type="float" office:value="147422">
                <text:p>147422</text:p>
              </table:table-cell>
              <table:table-cell office:value-type="float" office:value="317287">
                <text:p>317287</text:p>
              </table:table-cell>
              <table:table-cell office:value-type="float" office:value="312007">
                <text:p>312007</text:p>
              </table:table-cell>
              <table:table-cell office:value-type="float" office:value="322162">
                <text:p>322162</text:p>
              </table:table-cell>
              <table:table-cell office:value-type="float" office:value="338949">
                <text:p>338949</text:p>
              </table:table-cell>
            </table:table-row>
            <table:table-row>
              <table:table-cell office:value-type="float" office:value="50401">
                <text:p>50401</text:p>
              </table:table-cell>
              <table:table-cell office:value-type="float" office:value="69057">
                <text:p>69057</text:p>
              </table:table-cell>
              <table:table-cell office:value-type="float" office:value="145895">
                <text:p>145895</text:p>
              </table:table-cell>
              <table:table-cell office:value-type="float" office:value="290535">
                <text:p>290535</text:p>
              </table:table-cell>
              <table:table-cell office:value-type="float" office:value="312486">
                <text:p>312486</text:p>
              </table:table-cell>
              <table:table-cell office:value-type="float" office:value="321784">
                <text:p>321784</text:p>
              </table:table-cell>
              <table:table-cell office:value-type="float" office:value="335564">
                <text:p>335564</text:p>
              </table:table-cell>
            </table:table-row>
            <table:table-row>
              <table:table-cell office:value-type="float" office:value="50501">
                <text:p>50501</text:p>
              </table:table-cell>
              <table:table-cell office:value-type="float" office:value="68047">
                <text:p>68047</text:p>
              </table:table-cell>
              <table:table-cell office:value-type="float" office:value="160701">
                <text:p>160701</text:p>
              </table:table-cell>
              <table:table-cell office:value-type="float" office:value="299765">
                <text:p>299765</text:p>
              </table:table-cell>
              <table:table-cell office:value-type="float" office:value="312443">
                <text:p>312443</text:p>
              </table:table-cell>
              <table:table-cell office:value-type="float" office:value="322508">
                <text:p>322508</text:p>
              </table:table-cell>
              <table:table-cell office:value-type="float" office:value="340532">
                <text:p>340532</text:p>
              </table:table-cell>
            </table:table-row>
            <table:table-row>
              <table:table-cell office:value-type="float" office:value="50601">
                <text:p>50601</text:p>
              </table:table-cell>
              <table:table-cell office:value-type="float" office:value="64942">
                <text:p>64942</text:p>
              </table:table-cell>
              <table:table-cell office:value-type="float" office:value="148548">
                <text:p>148548</text:p>
              </table:table-cell>
              <table:table-cell office:value-type="float" office:value="246532">
                <text:p>246532</text:p>
              </table:table-cell>
              <table:table-cell office:value-type="float" office:value="242761">
                <text:p>242761</text:p>
              </table:table-cell>
              <table:table-cell office:value-type="float" office:value="321408">
                <text:p>321408</text:p>
              </table:table-cell>
              <table:table-cell office:value-type="float" office:value="340088">
                <text:p>340088</text:p>
              </table:table-cell>
            </table:table-row>
            <table:table-row>
              <table:table-cell office:value-type="float" office:value="50701">
                <text:p>50701</text:p>
              </table:table-cell>
              <table:table-cell office:value-type="float" office:value="62275">
                <text:p>62275</text:p>
              </table:table-cell>
              <table:table-cell office:value-type="float" office:value="147091">
                <text:p>147091</text:p>
              </table:table-cell>
              <table:table-cell office:value-type="float" office:value="286281">
                <text:p>286281</text:p>
              </table:table-cell>
              <table:table-cell office:value-type="float" office:value="311328">
                <text:p>311328</text:p>
              </table:table-cell>
              <table:table-cell office:value-type="float" office:value="323248">
                <text:p>323248</text:p>
              </table:table-cell>
              <table:table-cell office:value-type="float" office:value="341438">
                <text:p>341438</text:p>
              </table:table-cell>
            </table:table-row>
            <table:table-row>
              <table:table-cell office:value-type="float" office:value="50801">
                <text:p>50801</text:p>
              </table:table-cell>
              <table:table-cell office:value-type="float" office:value="78410">
                <text:p>78410</text:p>
              </table:table-cell>
              <table:table-cell office:value-type="float" office:value="153365">
                <text:p>153365</text:p>
              </table:table-cell>
              <table:table-cell office:value-type="float" office:value="265096">
                <text:p>265096</text:p>
              </table:table-cell>
              <table:table-cell office:value-type="float" office:value="315347">
                <text:p>315347</text:p>
              </table:table-cell>
              <table:table-cell office:value-type="float" office:value="324640">
                <text:p>324640</text:p>
              </table:table-cell>
              <table:table-cell office:value-type="float" office:value="338712">
                <text:p>338712</text:p>
              </table:table-cell>
            </table:table-row>
            <table:table-row>
              <table:table-cell office:value-type="float" office:value="50901">
                <text:p>50901</text:p>
              </table:table-cell>
              <table:table-cell office:value-type="float" office:value="64298">
                <text:p>64298</text:p>
              </table:table-cell>
              <table:table-cell office:value-type="float" office:value="164984">
                <text:p>164984</text:p>
              </table:table-cell>
              <table:table-cell office:value-type="float" office:value="335307">
                <text:p>335307</text:p>
              </table:table-cell>
              <table:table-cell office:value-type="float" office:value="313333">
                <text:p>313333</text:p>
              </table:table-cell>
              <table:table-cell office:value-type="float" office:value="324617">
                <text:p>324617</text:p>
              </table:table-cell>
              <table:table-cell office:value-type="float" office:value="341032">
                <text:p>341032</text:p>
              </table:table-cell>
            </table:table-row>
            <table:table-row>
              <table:table-cell office:value-type="float" office:value="51001">
                <text:p>51001</text:p>
              </table:table-cell>
              <table:table-cell office:value-type="float" office:value="52945">
                <text:p>52945</text:p>
              </table:table-cell>
              <table:table-cell office:value-type="float" office:value="148053">
                <text:p>148053</text:p>
              </table:table-cell>
              <table:table-cell office:value-type="float" office:value="288726">
                <text:p>288726</text:p>
              </table:table-cell>
              <table:table-cell office:value-type="float" office:value="314219">
                <text:p>314219</text:p>
              </table:table-cell>
              <table:table-cell office:value-type="float" office:value="325781">
                <text:p>325781</text:p>
              </table:table-cell>
              <table:table-cell office:value-type="float" office:value="339620">
                <text:p>339620</text:p>
              </table:table-cell>
            </table:table-row>
            <table:table-row>
              <table:table-cell office:value-type="float" office:value="51101">
                <text:p>51101</text:p>
              </table:table-cell>
              <table:table-cell office:value-type="float" office:value="59786">
                <text:p>59786</text:p>
              </table:table-cell>
              <table:table-cell office:value-type="float" office:value="148173">
                <text:p>148173</text:p>
              </table:table-cell>
              <table:table-cell office:value-type="float" office:value="266798">
                <text:p>266798</text:p>
              </table:table-cell>
              <table:table-cell office:value-type="float" office:value="313044">
                <text:p>313044</text:p>
              </table:table-cell>
              <table:table-cell office:value-type="float" office:value="325877">
                <text:p>325877</text:p>
              </table:table-cell>
              <table:table-cell office:value-type="float" office:value="344756">
                <text:p>344756</text:p>
              </table:table-cell>
            </table:table-row>
            <table:table-row>
              <table:table-cell office:value-type="float" office:value="51201">
                <text:p>51201</text:p>
              </table:table-cell>
              <table:table-cell office:value-type="float" office:value="64866">
                <text:p>64866</text:p>
              </table:table-cell>
              <table:table-cell office:value-type="float" office:value="164751">
                <text:p>164751</text:p>
              </table:table-cell>
              <table:table-cell office:value-type="float" office:value="296285">
                <text:p>296285</text:p>
              </table:table-cell>
              <table:table-cell office:value-type="float" office:value="314469">
                <text:p>314469</text:p>
              </table:table-cell>
              <table:table-cell office:value-type="float" office:value="326609">
                <text:p>326609</text:p>
              </table:table-cell>
              <table:table-cell office:value-type="float" office:value="340944">
                <text:p>340944</text:p>
              </table:table-cell>
            </table:table-row>
            <table:table-row>
              <table:table-cell office:value-type="float" office:value="51301">
                <text:p>51301</text:p>
              </table:table-cell>
              <table:table-cell office:value-type="float" office:value="64378">
                <text:p>64378</text:p>
              </table:table-cell>
              <table:table-cell office:value-type="float" office:value="154367">
                <text:p>154367</text:p>
              </table:table-cell>
              <table:table-cell office:value-type="float" office:value="302478">
                <text:p>302478</text:p>
              </table:table-cell>
              <table:table-cell office:value-type="float" office:value="315005">
                <text:p>315005</text:p>
              </table:table-cell>
              <table:table-cell office:value-type="float" office:value="327047">
                <text:p>327047</text:p>
              </table:table-cell>
              <table:table-cell office:value-type="float" office:value="344436">
                <text:p>344436</text:p>
              </table:table-cell>
            </table:table-row>
            <table:table-row>
              <table:table-cell office:value-type="float" office:value="51401">
                <text:p>51401</text:p>
              </table:table-cell>
              <table:table-cell office:value-type="float" office:value="53286">
                <text:p>53286</text:p>
              </table:table-cell>
              <table:table-cell office:value-type="float" office:value="146317">
                <text:p>146317</text:p>
              </table:table-cell>
              <table:table-cell office:value-type="float" office:value="255808">
                <text:p>255808</text:p>
              </table:table-cell>
              <table:table-cell office:value-type="float" office:value="318123">
                <text:p>318123</text:p>
              </table:table-cell>
              <table:table-cell office:value-type="float" office:value="327642">
                <text:p>327642</text:p>
              </table:table-cell>
              <table:table-cell office:value-type="float" office:value="346686">
                <text:p>346686</text:p>
              </table:table-cell>
            </table:table-row>
            <table:table-row>
              <table:table-cell office:value-type="float" office:value="51501">
                <text:p>51501</text:p>
              </table:table-cell>
              <table:table-cell office:value-type="float" office:value="58248">
                <text:p>58248</text:p>
              </table:table-cell>
              <table:table-cell office:value-type="float" office:value="156370">
                <text:p>156370</text:p>
              </table:table-cell>
              <table:table-cell office:value-type="float" office:value="328491">
                <text:p>328491</text:p>
              </table:table-cell>
              <table:table-cell office:value-type="float" office:value="318649">
                <text:p>318649</text:p>
              </table:table-cell>
              <table:table-cell office:value-type="float" office:value="329558">
                <text:p>329558</text:p>
              </table:table-cell>
              <table:table-cell office:value-type="float" office:value="348659">
                <text:p>348659</text:p>
              </table:table-cell>
            </table:table-row>
            <table:table-row>
              <table:table-cell office:value-type="float" office:value="51601">
                <text:p>51601</text:p>
              </table:table-cell>
              <table:table-cell office:value-type="float" office:value="65913">
                <text:p>65913</text:p>
              </table:table-cell>
              <table:table-cell office:value-type="float" office:value="159908">
                <text:p>159908</text:p>
              </table:table-cell>
              <table:table-cell office:value-type="float" office:value="294536">
                <text:p>294536</text:p>
              </table:table-cell>
              <table:table-cell office:value-type="float" office:value="319034">
                <text:p>319034</text:p>
              </table:table-cell>
              <table:table-cell office:value-type="float" office:value="328812">
                <text:p>328812</text:p>
              </table:table-cell>
              <table:table-cell office:value-type="float" office:value="343587">
                <text:p>343587</text:p>
              </table:table-cell>
            </table:table-row>
            <table:table-row>
              <table:table-cell office:value-type="float" office:value="51701">
                <text:p>51701</text:p>
              </table:table-cell>
              <table:table-cell office:value-type="float" office:value="53363">
                <text:p>53363</text:p>
              </table:table-cell>
              <table:table-cell office:value-type="float" office:value="160201">
                <text:p>160201</text:p>
              </table:table-cell>
              <table:table-cell office:value-type="float" office:value="304018">
                <text:p>304018</text:p>
              </table:table-cell>
              <table:table-cell office:value-type="float" office:value="319790">
                <text:p>319790</text:p>
              </table:table-cell>
              <table:table-cell office:value-type="float" office:value="330114">
                <text:p>330114</text:p>
              </table:table-cell>
              <table:table-cell office:value-type="float" office:value="345791">
                <text:p>345791</text:p>
              </table:table-cell>
            </table:table-row>
            <table:table-row>
              <table:table-cell office:value-type="float" office:value="51801">
                <text:p>51801</text:p>
              </table:table-cell>
              <table:table-cell office:value-type="float" office:value="66792">
                <text:p>66792</text:p>
              </table:table-cell>
              <table:table-cell office:value-type="float" office:value="161157">
                <text:p>161157</text:p>
              </table:table-cell>
              <table:table-cell office:value-type="float" office:value="305146">
                <text:p>305146</text:p>
              </table:table-cell>
              <table:table-cell office:value-type="float" office:value="318828">
                <text:p>318828</text:p>
              </table:table-cell>
              <table:table-cell office:value-type="float" office:value="330394">
                <text:p>330394</text:p>
              </table:table-cell>
              <table:table-cell office:value-type="float" office:value="347174">
                <text:p>347174</text:p>
              </table:table-cell>
            </table:table-row>
            <table:table-row>
              <table:table-cell office:value-type="float" office:value="51901">
                <text:p>51901</text:p>
              </table:table-cell>
              <table:table-cell office:value-type="float" office:value="53046">
                <text:p>53046</text:p>
              </table:table-cell>
              <table:table-cell office:value-type="float" office:value="152309">
                <text:p>152309</text:p>
              </table:table-cell>
              <table:table-cell office:value-type="float" office:value="306592">
                <text:p>306592</text:p>
              </table:table-cell>
              <table:table-cell office:value-type="float" office:value="320141">
                <text:p>320141</text:p>
              </table:table-cell>
              <table:table-cell office:value-type="float" office:value="331664">
                <text:p>331664</text:p>
              </table:table-cell>
              <table:table-cell office:value-type="float" office:value="347312">
                <text:p>3473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